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528in"/>
    </style:style>
    <style:style style:name="co2" style:family="table-column">
      <style:table-column-properties fo:break-before="auto" style:column-width="1.8543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 style:data-style-name="N118">
      <style:text-properties style:font-name="Arial" style:font-name-asian="DejaVu Sans" style:font-name-complex="DejaVu Sans"/>
    </style:style>
    <style:style style:name="ce3" style:family="table-cell" style:parent-style-name="Default" style:data-style-name="N0">
      <style:text-properties style:font-name="Arial" style:font-name-asian="DejaVu Sans" style:font-name-complex="DejaVu Sans"/>
    </style:style>
    <style:style style:name="ce4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3" table:default-cell-style-name="ce1"/>
        <table:table-column table:style-name="co1" table:default-cell-style-name="ce4"/>
        <table:table-column table:style-name="co1" table:number-columns-repeated="998" table:default-cell-style-name="ce1"/>
        <table:table-row table:style-name="ro1">
          <table:table-cell office:value-type="string">
            <text:p>e=</text:p>
          </table:table-cell>
          <table:table-cell office:value-type="float" office:value="0.01">
            <text:p>0.01000</text:p>
          </table:table-cell>
          <table:table-cell table:style-name="ce2" table:number-columns-repeated="23"/>
          <table:table-cell table:style-name="ce3"/>
          <table:table-cell table:number-columns-repeated="998"/>
        </table:table-row>
        <table:table-row table:style-name="ro1">
          <table:table-cell office:value-type="float" office:value="-20">
            <text:p>-20.00000</text:p>
          </table:table-cell>
          <table:table-cell office:value-type="string">
            <text:p><text:s/>8.75000000000000000000</text:p>
          </table:table-cell>
          <table:table-cell table:style-name="ce2" table:formula="of:=108-(815-(1500/[.A2]))/[.B2]" office:value-type="float" office:value="6.28571428571429">
            <text:p>6.28571</text:p>
          </table:table-cell>
          <table:table-cell table:style-name="ce2" table:formula="of:=IF(ABS([.B2]-[.C2])&lt;[.$B$1];[.C2];108-(815-(1500/[.B2]))/[.C2])" office:value-type="float" office:value="5.61363636363646">
            <text:p>5.61364</text:p>
          </table:table-cell>
          <table:table-cell table:style-name="ce2" table:formula="of:=IF(ABS([.C2]-[.D2])&lt;[.$B$1];[.D2];108-(815-(1500/[.C2]))/[.D2])" office:value-type="float" office:value="5.32793522267377">
            <text:p>5.32794</text:p>
          </table:table-cell>
          <table:table-cell table:style-name="ce2" table:formula="of:=IF(ABS([.D2]-[.E2])&lt;[.$B$1];[.E2];108-(815-(1500/[.D2]))/[.E2])" office:value-type="float" office:value="5.18465045595914">
            <text:p>5.18465</text:p>
          </table:table-cell>
          <table:table-cell table:style-name="ce2" table:formula="of:=IF(ABS([.E2]-[.F2])&lt;[.$B$1];[.F2];108-(815-(1500/[.E2]))/[.F2])" office:value-type="float" office:value="5.10684449717526">
            <text:p>5.10684</text:p>
          </table:table-cell>
          <table:table-cell table:style-name="ce2" table:formula="of:=IF(ABS([.F2]-[.G2])&lt;[.$B$1];[.G2];108-(815-(1500/[.F2]))/[.G2])" office:value-type="float" office:value="5.06276548108356">
            <text:p>5.06277</text:p>
          </table:table-cell>
          <table:table-cell table:style-name="ce2" table:formula="of:=IF(ABS([.G2]-[.H2])&lt;[.$B$1];[.H2];108-(815-(1500/[.G2]))/[.H2])" office:value-type="float" office:value="5.03719264144249">
            <text:p>5.03719</text:p>
          </table:table-cell>
          <table:table-cell table:style-name="ce2" table:formula="of:=IF(ABS([.H2]-[.I2])&lt;[.$B$1];[.I2];108-(815-(1500/[.H2]))/[.I2])" office:value-type="float" office:value="5.02215543460052">
            <text:p>5.02216</text:p>
          </table:table-cell>
          <table:table-cell table:style-name="ce2" table:formula="of:=IF(ABS([.I2]-[.J2])&lt;[.$B$1];[.J2];108-(815-(1500/[.I2]))/[.J2])" office:value-type="float" office:value="5.01332659350581">
            <text:p>5.01333</text:p>
          </table:table-cell>
          <table:table-cell table:style-name="ce2" table:formula="of:=IF(ABS([.J2]-[.K2])&lt;[.$B$1];[.K2];108-(815-(1500/[.J2]))/[.K2])" office:value-type="float" office:value="5.01332659350581">
            <text:p>5.01333</text:p>
          </table:table-cell>
          <table:table-cell table:style-name="ce2" table:formula="of:=IF(ABS([.K2]-[.L2])&lt;[.$B$1];[.L2];108-(815-(1500/[.K2]))/[.L2])" office:value-type="float" office:value="5.01332659350581">
            <text:p>5.01333</text:p>
          </table:table-cell>
          <table:table-cell table:style-name="ce2" table:formula="of:=IF(ABS([.L2]-[.M2])&lt;[.$B$1];[.M2];108-(815-(1500/[.L2]))/[.M2])" office:value-type="float" office:value="5.01332659350581">
            <text:p>5.01333</text:p>
          </table:table-cell>
          <table:table-cell table:style-name="ce2" table:formula="of:=IF(ABS([.M2]-[.N2])&lt;[.$B$1];[.N2];108-(815-(1500/[.M2]))/[.N2])" office:value-type="float" office:value="5.01332659350581">
            <text:p>5.01333</text:p>
          </table:table-cell>
          <table:table-cell table:style-name="ce2" table:formula="of:=IF(ABS([.N2]-[.O2])&lt;[.$B$1];[.O2];108-(815-(1500/[.N2]))/[.O2])" office:value-type="float" office:value="5.01332659350581">
            <text:p>5.01333</text:p>
          </table:table-cell>
          <table:table-cell table:style-name="ce2" table:formula="of:=IF(ABS([.O2]-[.P2])&lt;[.$B$1];[.P2];108-(815-(1500/[.O2]))/[.P2])" office:value-type="float" office:value="5.01332659350581">
            <text:p>5.01333</text:p>
          </table:table-cell>
          <table:table-cell table:style-name="ce2" table:formula="of:=IF(ABS([.P2]-[.Q2])&lt;[.$B$1];[.Q2];108-(815-(1500/[.P2]))/[.Q2])" office:value-type="float" office:value="5.01332659350581">
            <text:p>5.01333</text:p>
          </table:table-cell>
          <table:table-cell table:style-name="ce2" table:formula="of:=IF(ABS([.Q2]-[.R2])&lt;[.$B$1];[.R2];108-(815-(1500/[.Q2]))/[.R2])" office:value-type="float" office:value="5.01332659350581">
            <text:p>5.01333</text:p>
          </table:table-cell>
          <table:table-cell table:style-name="ce2" table:formula="of:=IF(ABS([.R2]-[.S2])&lt;[.$B$1];[.S2];108-(815-(1500/[.R2]))/[.S2])" office:value-type="float" office:value="5.01332659350581">
            <text:p>5.01333</text:p>
          </table:table-cell>
          <table:table-cell table:style-name="ce2" table:formula="of:=IF(ABS([.S2]-[.T2])&lt;[.$B$1];[.T2];108-(815-(1500/[.S2]))/[.T2])" office:value-type="float" office:value="5.01332659350581">
            <text:p>5.01333</text:p>
          </table:table-cell>
          <table:table-cell table:style-name="ce2" table:formula="of:=IF(ABS([.T2]-[.U2])&lt;[.$B$1];[.U2];108-(815-(1500/[.T2]))/[.U2])" office:value-type="float" office:value="5.01332659350581">
            <text:p>5.01333</text:p>
          </table:table-cell>
          <table:table-cell table:style-name="ce2" table:formula="of:=IF(ABS([.U2]-[.V2])&lt;[.$B$1];[.V2];108-(815-(1500/[.U2]))/[.V2])" office:value-type="float" office:value="5.01332659350581">
            <text:p>5.01333</text:p>
          </table:table-cell>
          <table:table-cell table:style-name="ce2" table:formula="of:=IF(ABS([.V2]-[.W2])&lt;[.$B$1];[.W2];108-(815-(1500/[.V2]))/[.W2])" office:value-type="float" office:value="5.01332659350581">
            <text:p>5.01333</text:p>
          </table:table-cell>
          <table:table-cell table:style-name="ce2" table:formula="of:=IF(ABS([.W2]-[.X2])&lt;[.$B$1];[.X2];108-(815-(1500/[.W2]))/[.X2])" office:value-type="float" office:value="5.01332659350581">
            <text:p>5.01333</text:p>
          </table:table-cell>
          <table:table-cell table:style-name="ce3" table:formula="of:=IF(ABS([.X2]-[.Y2])&lt;[.$B$1];[.Y2];108-(815-(1500/[.X2]))/[.Y2])" office:value-type="float" office:value="5.01332659350581">
            <text:p>5.01</text:p>
          </table:table-cell>
          <table:table-cell table:number-columns-repeated="998"/>
        </table:table-row>
        <table:table-row table:style-name="ro1">
          <table:table-cell office:value-type="float" office:value="-19.75">
            <text:p>-19.75000</text:p>
          </table:table-cell>
          <table:table-cell office:value-type="string">
            <text:p><text:s/>8.75949367088607644405</text:p>
          </table:table-cell>
          <table:table-cell table:style-name="ce2" table:formula="of:=108-(815-(1500/[.A3]))/[.B3]" office:value-type="float" office:value="6.28757225433527">
            <text:p>6.28757</text:p>
          </table:table-cell>
          <table:table-cell table:style-name="ce2" table:formula="of:=IF(ABS([.B3]-[.C3])&lt;[.$B$1];[.C3];108-(815-(1500/[.B3]))/[.C3])" office:value-type="float" office:value="5.61434153068282">
            <text:p>5.61434</text:p>
          </table:table-cell>
          <table:table-cell table:style-name="ce2" table:formula="of:=IF(ABS([.C3]-[.D3])&lt;[.$B$1];[.D3];108-(815-(1500/[.C3]))/[.D3])" office:value-type="float" office:value="5.32827083674866">
            <text:p>5.32827</text:p>
          </table:table-cell>
          <table:table-cell table:style-name="ce2" table:formula="of:=IF(ABS([.D3]-[.E3])&lt;[.$B$1];[.E3];108-(815-(1500/[.D3]))/[.E3])" office:value-type="float" office:value="5.18482778762619">
            <text:p>5.18483</text:p>
          </table:table-cell>
          <table:table-cell table:style-name="ce2" table:formula="of:=IF(ABS([.E3]-[.F3])&lt;[.$B$1];[.F3];108-(815-(1500/[.E3]))/[.F3])" office:value-type="float" office:value="5.1069434497705">
            <text:p>5.10694</text:p>
          </table:table-cell>
          <table:table-cell table:style-name="ce2" table:formula="of:=IF(ABS([.F3]-[.G3])&lt;[.$B$1];[.G3];108-(815-(1500/[.F3]))/[.G3])" office:value-type="float" office:value="5.06282240860089">
            <text:p>5.06282</text:p>
          </table:table-cell>
          <table:table-cell table:style-name="ce2" table:formula="of:=IF(ABS([.G3]-[.H3])&lt;[.$B$1];[.H3];108-(815-(1500/[.G3]))/[.H3])" office:value-type="float" office:value="5.03722626003774">
            <text:p>5.03723</text:p>
          </table:table-cell>
          <table:table-cell table:style-name="ce2" table:formula="of:=IF(ABS([.H3]-[.I3])&lt;[.$B$1];[.I3];108-(815-(1500/[.H3]))/[.I3])" office:value-type="float" office:value="5.02218134623787">
            <text:p>5.02218</text:p>
          </table:table-cell>
          <table:table-cell table:style-name="ce2" table:formula="of:=IF(ABS([.I3]-[.J3])&lt;[.$B$1];[.J3];108-(815-(1500/[.I3]))/[.J3])" office:value-type="float" office:value="5.01346221745862">
            <text:p>5.01346</text:p>
          </table:table-cell>
          <table:table-cell table:style-name="ce2" table:formula="of:=IF(ABS([.J3]-[.K3])&lt;[.$B$1];[.K3];108-(815-(1500/[.J3]))/[.K3])" office:value-type="float" office:value="5.01346221745862">
            <text:p>5.01346</text:p>
          </table:table-cell>
          <table:table-cell table:style-name="ce2" table:formula="of:=IF(ABS([.K3]-[.L3])&lt;[.$B$1];[.L3];108-(815-(1500/[.K3]))/[.L3])" office:value-type="float" office:value="5.01346221745862">
            <text:p>5.01346</text:p>
          </table:table-cell>
          <table:table-cell table:style-name="ce2" table:formula="of:=IF(ABS([.L3]-[.M3])&lt;[.$B$1];[.M3];108-(815-(1500/[.L3]))/[.M3])" office:value-type="float" office:value="5.01346221745862">
            <text:p>5.01346</text:p>
          </table:table-cell>
          <table:table-cell table:style-name="ce2" table:formula="of:=IF(ABS([.M3]-[.N3])&lt;[.$B$1];[.N3];108-(815-(1500/[.M3]))/[.N3])" office:value-type="float" office:value="5.01346221745862">
            <text:p>5.01346</text:p>
          </table:table-cell>
          <table:table-cell table:style-name="ce2" table:formula="of:=IF(ABS([.N3]-[.O3])&lt;[.$B$1];[.O3];108-(815-(1500/[.N3]))/[.O3])" office:value-type="float" office:value="5.01346221745862">
            <text:p>5.01346</text:p>
          </table:table-cell>
          <table:table-cell table:style-name="ce2" table:formula="of:=IF(ABS([.O3]-[.P3])&lt;[.$B$1];[.P3];108-(815-(1500/[.O3]))/[.P3])" office:value-type="float" office:value="5.01346221745862">
            <text:p>5.01346</text:p>
          </table:table-cell>
          <table:table-cell table:style-name="ce2" table:formula="of:=IF(ABS([.P3]-[.Q3])&lt;[.$B$1];[.Q3];108-(815-(1500/[.P3]))/[.Q3])" office:value-type="float" office:value="5.01346221745862">
            <text:p>5.01346</text:p>
          </table:table-cell>
          <table:table-cell table:style-name="ce2" table:formula="of:=IF(ABS([.Q3]-[.R3])&lt;[.$B$1];[.R3];108-(815-(1500/[.Q3]))/[.R3])" office:value-type="float" office:value="5.01346221745862">
            <text:p>5.01346</text:p>
          </table:table-cell>
          <table:table-cell table:style-name="ce2" table:formula="of:=IF(ABS([.R3]-[.S3])&lt;[.$B$1];[.S3];108-(815-(1500/[.R3]))/[.S3])" office:value-type="float" office:value="5.01346221745862">
            <text:p>5.01346</text:p>
          </table:table-cell>
          <table:table-cell table:style-name="ce2" table:formula="of:=IF(ABS([.S3]-[.T3])&lt;[.$B$1];[.T3];108-(815-(1500/[.S3]))/[.T3])" office:value-type="float" office:value="5.01346221745862">
            <text:p>5.01346</text:p>
          </table:table-cell>
          <table:table-cell table:style-name="ce2" table:formula="of:=IF(ABS([.T3]-[.U3])&lt;[.$B$1];[.U3];108-(815-(1500/[.T3]))/[.U3])" office:value-type="float" office:value="5.01346221745862">
            <text:p>5.01346</text:p>
          </table:table-cell>
          <table:table-cell table:style-name="ce2" table:formula="of:=IF(ABS([.U3]-[.V3])&lt;[.$B$1];[.V3];108-(815-(1500/[.U3]))/[.V3])" office:value-type="float" office:value="5.01346221745862">
            <text:p>5.01346</text:p>
          </table:table-cell>
          <table:table-cell table:style-name="ce2" table:formula="of:=IF(ABS([.V3]-[.W3])&lt;[.$B$1];[.W3];108-(815-(1500/[.V3]))/[.W3])" office:value-type="float" office:value="5.01346221745862">
            <text:p>5.01346</text:p>
          </table:table-cell>
          <table:table-cell table:style-name="ce2" table:formula="of:=IF(ABS([.W3]-[.X3])&lt;[.$B$1];[.X3];108-(815-(1500/[.W3]))/[.X3])" office:value-type="float" office:value="5.01346221745862">
            <text:p>5.01346</text:p>
          </table:table-cell>
          <table:table-cell table:style-name="ce3" table:formula="of:=IF(ABS([.X3]-[.Y3])&lt;[.$B$1];[.Y3];108-(815-(1500/[.X3]))/[.Y3])" office:value-type="float" office:value="5.01346221745862">
            <text:p>5.01</text:p>
          </table:table-cell>
          <table:table-cell table:number-columns-repeated="998"/>
        </table:table-row>
        <table:table-row table:style-name="ro1">
          <table:table-cell office:value-type="float" office:value="-19.5">
            <text:p>-19.50000</text:p>
          </table:table-cell>
          <table:table-cell office:value-type="string">
            <text:p><text:s/>8.76923076923077005063</text:p>
          </table:table-cell>
          <table:table-cell table:style-name="ce2" table:formula="of:=108-(815-(1500/[.A4]))/[.B4]" office:value-type="float" office:value="6.28947368421053">
            <text:p>6.28947</text:p>
          </table:table-cell>
          <table:table-cell table:style-name="ce2" table:formula="of:=IF(ABS([.B4]-[.C4])&lt;[.$B$1];[.C4];108-(815-(1500/[.B4]))/[.C4])" office:value-type="float" office:value="5.61506276150639">
            <text:p>5.61506</text:p>
          </table:table-cell>
          <table:table-cell table:style-name="ce2" table:formula="of:=IF(ABS([.C4]-[.D4])&lt;[.$B$1];[.D4];108-(815-(1500/[.C4]))/[.D4])" office:value-type="float" office:value="5.32861400894397">
            <text:p>5.32861</text:p>
          </table:table-cell>
          <table:table-cell table:style-name="ce2" table:formula="of:=IF(ABS([.D4]-[.E4])&lt;[.$B$1];[.E4];108-(815-(1500/[.D4]))/[.E4])" office:value-type="float" office:value="5.18500908967718">
            <text:p>5.18501</text:p>
          </table:table-cell>
          <table:table-cell table:style-name="ce2" table:formula="of:=IF(ABS([.E4]-[.F4])&lt;[.$B$1];[.F4];108-(815-(1500/[.E4]))/[.F4])" office:value-type="float" office:value="5.10704460942269">
            <text:p>5.10704</text:p>
          </table:table-cell>
          <table:table-cell table:style-name="ce2" table:formula="of:=IF(ABS([.F4]-[.G4])&lt;[.$B$1];[.G4];108-(815-(1500/[.F4]))/[.G4])" office:value-type="float" office:value="5.06288057509147">
            <text:p>5.06288</text:p>
          </table:table-cell>
          <table:table-cell table:style-name="ce2" table:formula="of:=IF(ABS([.G4]-[.H4])&lt;[.$B$1];[.H4];108-(815-(1500/[.G4]))/[.H4])" office:value-type="float" office:value="5.03726004738765">
            <text:p>5.03726</text:p>
          </table:table-cell>
          <table:table-cell table:style-name="ce2" table:formula="of:=IF(ABS([.H4]-[.I4])&lt;[.$B$1];[.I4];108-(815-(1500/[.H4]))/[.I4])" office:value-type="float" office:value="5.0221963288846">
            <text:p>5.02220</text:p>
          </table:table-cell>
          <table:table-cell table:style-name="ce2" table:formula="of:=IF(ABS([.I4]-[.J4])&lt;[.$B$1];[.J4];108-(815-(1500/[.I4]))/[.J4])" office:value-type="float" office:value="5.01337174631446">
            <text:p>5.01337</text:p>
          </table:table-cell>
          <table:table-cell table:style-name="ce2" table:formula="of:=IF(ABS([.J4]-[.K4])&lt;[.$B$1];[.K4];108-(815-(1500/[.J4]))/[.K4])" office:value-type="float" office:value="5.01337174631446">
            <text:p>5.01337</text:p>
          </table:table-cell>
          <table:table-cell table:style-name="ce2" table:formula="of:=IF(ABS([.K4]-[.L4])&lt;[.$B$1];[.L4];108-(815-(1500/[.K4]))/[.L4])" office:value-type="float" office:value="5.01337174631446">
            <text:p>5.01337</text:p>
          </table:table-cell>
          <table:table-cell table:style-name="ce2" table:formula="of:=IF(ABS([.L4]-[.M4])&lt;[.$B$1];[.M4];108-(815-(1500/[.L4]))/[.M4])" office:value-type="float" office:value="5.01337174631446">
            <text:p>5.01337</text:p>
          </table:table-cell>
          <table:table-cell table:style-name="ce2" table:formula="of:=IF(ABS([.M4]-[.N4])&lt;[.$B$1];[.N4];108-(815-(1500/[.M4]))/[.N4])" office:value-type="float" office:value="5.01337174631446">
            <text:p>5.01337</text:p>
          </table:table-cell>
          <table:table-cell table:style-name="ce2" table:formula="of:=IF(ABS([.N4]-[.O4])&lt;[.$B$1];[.O4];108-(815-(1500/[.N4]))/[.O4])" office:value-type="float" office:value="5.01337174631446">
            <text:p>5.01337</text:p>
          </table:table-cell>
          <table:table-cell table:style-name="ce2" table:formula="of:=IF(ABS([.O4]-[.P4])&lt;[.$B$1];[.P4];108-(815-(1500/[.O4]))/[.P4])" office:value-type="float" office:value="5.01337174631446">
            <text:p>5.01337</text:p>
          </table:table-cell>
          <table:table-cell table:style-name="ce2" table:formula="of:=IF(ABS([.P4]-[.Q4])&lt;[.$B$1];[.Q4];108-(815-(1500/[.P4]))/[.Q4])" office:value-type="float" office:value="5.01337174631446">
            <text:p>5.01337</text:p>
          </table:table-cell>
          <table:table-cell table:style-name="ce2" table:formula="of:=IF(ABS([.Q4]-[.R4])&lt;[.$B$1];[.R4];108-(815-(1500/[.Q4]))/[.R4])" office:value-type="float" office:value="5.01337174631446">
            <text:p>5.01337</text:p>
          </table:table-cell>
          <table:table-cell table:style-name="ce2" table:formula="of:=IF(ABS([.R4]-[.S4])&lt;[.$B$1];[.S4];108-(815-(1500/[.R4]))/[.S4])" office:value-type="float" office:value="5.01337174631446">
            <text:p>5.01337</text:p>
          </table:table-cell>
          <table:table-cell table:style-name="ce2" table:formula="of:=IF(ABS([.S4]-[.T4])&lt;[.$B$1];[.T4];108-(815-(1500/[.S4]))/[.T4])" office:value-type="float" office:value="5.01337174631446">
            <text:p>5.01337</text:p>
          </table:table-cell>
          <table:table-cell table:style-name="ce2" table:formula="of:=IF(ABS([.T4]-[.U4])&lt;[.$B$1];[.U4];108-(815-(1500/[.T4]))/[.U4])" office:value-type="float" office:value="5.01337174631446">
            <text:p>5.01337</text:p>
          </table:table-cell>
          <table:table-cell table:style-name="ce2" table:formula="of:=IF(ABS([.U4]-[.V4])&lt;[.$B$1];[.V4];108-(815-(1500/[.U4]))/[.V4])" office:value-type="float" office:value="5.01337174631446">
            <text:p>5.01337</text:p>
          </table:table-cell>
          <table:table-cell table:style-name="ce2" table:formula="of:=IF(ABS([.V4]-[.W4])&lt;[.$B$1];[.W4];108-(815-(1500/[.V4]))/[.W4])" office:value-type="float" office:value="5.01337174631446">
            <text:p>5.01337</text:p>
          </table:table-cell>
          <table:table-cell table:style-name="ce2" table:formula="of:=IF(ABS([.W4]-[.X4])&lt;[.$B$1];[.X4];108-(815-(1500/[.W4]))/[.X4])" office:value-type="float" office:value="5.01337174631446">
            <text:p>5.01337</text:p>
          </table:table-cell>
          <table:table-cell table:style-name="ce3" table:formula="of:=IF(ABS([.X4]-[.Y4])&lt;[.$B$1];[.Y4];108-(815-(1500/[.X4]))/[.Y4])" office:value-type="float" office:value="5.01337174631446">
            <text:p>5.01</text:p>
          </table:table-cell>
          <table:table-cell table:number-columns-repeated="998"/>
        </table:table-row>
        <table:table-row table:style-name="ro1">
          <table:table-cell office:value-type="float" office:value="-19.25">
            <text:p>-19.25000</text:p>
          </table:table-cell>
          <table:table-cell office:value-type="string">
            <text:p><text:s/>8.77922077922077903622</text:p>
          </table:table-cell>
          <table:table-cell table:style-name="ce2" table:formula="of:=108-(815-(1500/[.A5]))/[.B5]" office:value-type="float" office:value="6.29142011834318">
            <text:p>6.29142</text:p>
          </table:table-cell>
          <table:table-cell table:style-name="ce2" table:formula="of:=IF(ABS([.B5]-[.C5])&lt;[.$B$1];[.C5];108-(815-(1500/[.B5]))/[.C5])" office:value-type="float" office:value="5.61580061133297">
            <text:p>5.61580</text:p>
          </table:table-cell>
          <table:table-cell table:style-name="ce2" table:formula="of:=IF(ABS([.C5]-[.D5])&lt;[.$B$1];[.D5];108-(815-(1500/[.C5]))/[.D5])" office:value-type="float" office:value="5.32896499748421">
            <text:p>5.32896</text:p>
          </table:table-cell>
          <table:table-cell table:style-name="ce2" table:formula="of:=IF(ABS([.D5]-[.E5])&lt;[.$B$1];[.E5];108-(815-(1500/[.D5]))/[.E5])" office:value-type="float" office:value="5.18519449697327">
            <text:p>5.18519</text:p>
          </table:table-cell>
          <table:table-cell table:style-name="ce2" table:formula="of:=IF(ABS([.E5]-[.F5])&lt;[.$B$1];[.F5];108-(815-(1500/[.E5]))/[.F5])" office:value-type="float" office:value="5.10714805096997">
            <text:p>5.10715</text:p>
          </table:table-cell>
          <table:table-cell table:style-name="ce2" table:formula="of:=IF(ABS([.F5]-[.G5])&lt;[.$B$1];[.G5];108-(815-(1500/[.F5]))/[.G5])" office:value-type="float" office:value="5.0629400246649">
            <text:p>5.06294</text:p>
          </table:table-cell>
          <table:table-cell table:style-name="ce2" table:formula="of:=IF(ABS([.G5]-[.H5])&lt;[.$B$1];[.H5];108-(815-(1500/[.G5]))/[.H5])" office:value-type="float" office:value="5.03729405340575">
            <text:p>5.03729</text:p>
          </table:table-cell>
          <table:table-cell table:style-name="ce2" table:formula="of:=IF(ABS([.H5]-[.I5])&lt;[.$B$1];[.I5];108-(815-(1500/[.H5]))/[.I5])" office:value-type="float" office:value="5.02220089172251">
            <text:p>5.02220</text:p>
          </table:table-cell>
          <table:table-cell table:style-name="ce2" table:formula="of:=IF(ABS([.I5]-[.J5])&lt;[.$B$1];[.J5];108-(815-(1500/[.I5]))/[.J5])" office:value-type="float" office:value="5.01306503552185">
            <text:p>5.01307</text:p>
          </table:table-cell>
          <table:table-cell table:style-name="ce2" table:formula="of:=IF(ABS([.J5]-[.K5])&lt;[.$B$1];[.K5];108-(815-(1500/[.J5]))/[.K5])" office:value-type="float" office:value="5.01306503552185">
            <text:p>5.01307</text:p>
          </table:table-cell>
          <table:table-cell table:style-name="ce2" table:formula="of:=IF(ABS([.K5]-[.L5])&lt;[.$B$1];[.L5];108-(815-(1500/[.K5]))/[.L5])" office:value-type="float" office:value="5.01306503552185">
            <text:p>5.01307</text:p>
          </table:table-cell>
          <table:table-cell table:style-name="ce2" table:formula="of:=IF(ABS([.L5]-[.M5])&lt;[.$B$1];[.M5];108-(815-(1500/[.L5]))/[.M5])" office:value-type="float" office:value="5.01306503552185">
            <text:p>5.01307</text:p>
          </table:table-cell>
          <table:table-cell table:style-name="ce2" table:formula="of:=IF(ABS([.M5]-[.N5])&lt;[.$B$1];[.N5];108-(815-(1500/[.M5]))/[.N5])" office:value-type="float" office:value="5.01306503552185">
            <text:p>5.01307</text:p>
          </table:table-cell>
          <table:table-cell table:style-name="ce2" table:formula="of:=IF(ABS([.N5]-[.O5])&lt;[.$B$1];[.O5];108-(815-(1500/[.N5]))/[.O5])" office:value-type="float" office:value="5.01306503552185">
            <text:p>5.01307</text:p>
          </table:table-cell>
          <table:table-cell table:style-name="ce2" table:formula="of:=IF(ABS([.O5]-[.P5])&lt;[.$B$1];[.P5];108-(815-(1500/[.O5]))/[.P5])" office:value-type="float" office:value="5.01306503552185">
            <text:p>5.01307</text:p>
          </table:table-cell>
          <table:table-cell table:style-name="ce2" table:formula="of:=IF(ABS([.P5]-[.Q5])&lt;[.$B$1];[.Q5];108-(815-(1500/[.P5]))/[.Q5])" office:value-type="float" office:value="5.01306503552185">
            <text:p>5.01307</text:p>
          </table:table-cell>
          <table:table-cell table:style-name="ce2" table:formula="of:=IF(ABS([.Q5]-[.R5])&lt;[.$B$1];[.R5];108-(815-(1500/[.Q5]))/[.R5])" office:value-type="float" office:value="5.01306503552185">
            <text:p>5.01307</text:p>
          </table:table-cell>
          <table:table-cell table:style-name="ce2" table:formula="of:=IF(ABS([.R5]-[.S5])&lt;[.$B$1];[.S5];108-(815-(1500/[.R5]))/[.S5])" office:value-type="float" office:value="5.01306503552185">
            <text:p>5.01307</text:p>
          </table:table-cell>
          <table:table-cell table:style-name="ce2" table:formula="of:=IF(ABS([.S5]-[.T5])&lt;[.$B$1];[.T5];108-(815-(1500/[.S5]))/[.T5])" office:value-type="float" office:value="5.01306503552185">
            <text:p>5.01307</text:p>
          </table:table-cell>
          <table:table-cell table:style-name="ce2" table:formula="of:=IF(ABS([.T5]-[.U5])&lt;[.$B$1];[.U5];108-(815-(1500/[.T5]))/[.U5])" office:value-type="float" office:value="5.01306503552185">
            <text:p>5.01307</text:p>
          </table:table-cell>
          <table:table-cell table:style-name="ce2" table:formula="of:=IF(ABS([.U5]-[.V5])&lt;[.$B$1];[.V5];108-(815-(1500/[.U5]))/[.V5])" office:value-type="float" office:value="5.01306503552185">
            <text:p>5.01307</text:p>
          </table:table-cell>
          <table:table-cell table:style-name="ce2" table:formula="of:=IF(ABS([.V5]-[.W5])&lt;[.$B$1];[.W5];108-(815-(1500/[.V5]))/[.W5])" office:value-type="float" office:value="5.01306503552185">
            <text:p>5.01307</text:p>
          </table:table-cell>
          <table:table-cell table:style-name="ce2" table:formula="of:=IF(ABS([.W5]-[.X5])&lt;[.$B$1];[.X5];108-(815-(1500/[.W5]))/[.X5])" office:value-type="float" office:value="5.01306503552185">
            <text:p>5.01307</text:p>
          </table:table-cell>
          <table:table-cell table:style-name="ce3" table:formula="of:=IF(ABS([.X5]-[.Y5])&lt;[.$B$1];[.Y5];108-(815-(1500/[.X5]))/[.Y5])" office:value-type="float" office:value="5.01306503552185">
            <text:p>5.01</text:p>
          </table:table-cell>
          <table:table-cell table:number-columns-repeated="998"/>
        </table:table-row>
        <table:table-row table:style-name="ro1">
          <table:table-cell office:value-type="float" office:value="-19">
            <text:p>-19.00000</text:p>
          </table:table-cell>
          <table:table-cell office:value-type="string">
            <text:p><text:s/>8.78947368421052566134</text:p>
          </table:table-cell>
          <table:table-cell table:style-name="ce2" table:formula="of:=108-(815-(1500/[.A6]))/[.B6]" office:value-type="float" office:value="6.2934131736527">
            <text:p>6.29341</text:p>
          </table:table-cell>
          <table:table-cell table:style-name="ce2" table:formula="of:=IF(ABS([.B6]-[.C6])&lt;[.$B$1];[.C6];108-(815-(1500/[.B6]))/[.C6])" office:value-type="float" office:value="5.61655566127499">
            <text:p>5.61656</text:p>
          </table:table-cell>
          <table:table-cell table:style-name="ce2" table:formula="of:=IF(ABS([.C6]-[.D6])&lt;[.$B$1];[.D6];108-(815-(1500/[.C6]))/[.D6])" office:value-type="float" office:value="5.3293240725057">
            <text:p>5.32932</text:p>
          </table:table-cell>
          <table:table-cell table:style-name="ce2" table:formula="of:=IF(ABS([.D6]-[.E6])&lt;[.$B$1];[.E6];108-(815-(1500/[.D6]))/[.E6])" office:value-type="float" office:value="5.1853841508031">
            <text:p>5.18538</text:p>
          </table:table-cell>
          <table:table-cell table:style-name="ce2" table:formula="of:=IF(ABS([.E6]-[.F6])&lt;[.$B$1];[.F6];108-(815-(1500/[.E6]))/[.F6])" office:value-type="float" office:value="5.10725385749443">
            <text:p>5.10725</text:p>
          </table:table-cell>
          <table:table-cell table:style-name="ce2" table:formula="of:=IF(ABS([.F6]-[.G6])&lt;[.$B$1];[.G6];108-(815-(1500/[.F6]))/[.G6])" office:value-type="float" office:value="5.06300089799791">
            <text:p>5.06300</text:p>
          </table:table-cell>
          <table:table-cell table:style-name="ce2" table:formula="of:=IF(ABS([.G6]-[.H6])&lt;[.$B$1];[.H6];108-(815-(1500/[.G6]))/[.H6])" office:value-type="float" office:value="5.03733019838843">
            <text:p>5.03733</text:p>
          </table:table-cell>
          <table:table-cell table:style-name="ce2" table:formula="of:=IF(ABS([.H6]-[.I6])&lt;[.$B$1];[.I6];108-(815-(1500/[.H6]))/[.I6])" office:value-type="float" office:value="5.02223265833304">
            <text:p>5.02223</text:p>
          </table:table-cell>
          <table:table-cell table:style-name="ce2" table:formula="of:=IF(ABS([.I6]-[.J6])&lt;[.$B$1];[.J6];108-(815-(1500/[.I6]))/[.J6])" office:value-type="float" office:value="5.01329100188741">
            <text:p>5.01329</text:p>
          </table:table-cell>
          <table:table-cell table:style-name="ce2" table:formula="of:=IF(ABS([.J6]-[.K6])&lt;[.$B$1];[.K6];108-(815-(1500/[.J6]))/[.K6])" office:value-type="float" office:value="5.01329100188741">
            <text:p>5.01329</text:p>
          </table:table-cell>
          <table:table-cell table:style-name="ce2" table:formula="of:=IF(ABS([.K6]-[.L6])&lt;[.$B$1];[.L6];108-(815-(1500/[.K6]))/[.L6])" office:value-type="float" office:value="5.01329100188741">
            <text:p>5.01329</text:p>
          </table:table-cell>
          <table:table-cell table:style-name="ce2" table:formula="of:=IF(ABS([.L6]-[.M6])&lt;[.$B$1];[.M6];108-(815-(1500/[.L6]))/[.M6])" office:value-type="float" office:value="5.01329100188741">
            <text:p>5.01329</text:p>
          </table:table-cell>
          <table:table-cell table:style-name="ce2" table:formula="of:=IF(ABS([.M6]-[.N6])&lt;[.$B$1];[.N6];108-(815-(1500/[.M6]))/[.N6])" office:value-type="float" office:value="5.01329100188741">
            <text:p>5.01329</text:p>
          </table:table-cell>
          <table:table-cell table:style-name="ce2" table:formula="of:=IF(ABS([.N6]-[.O6])&lt;[.$B$1];[.O6];108-(815-(1500/[.N6]))/[.O6])" office:value-type="float" office:value="5.01329100188741">
            <text:p>5.01329</text:p>
          </table:table-cell>
          <table:table-cell table:style-name="ce2" table:formula="of:=IF(ABS([.O6]-[.P6])&lt;[.$B$1];[.P6];108-(815-(1500/[.O6]))/[.P6])" office:value-type="float" office:value="5.01329100188741">
            <text:p>5.01329</text:p>
          </table:table-cell>
          <table:table-cell table:style-name="ce2" table:formula="of:=IF(ABS([.P6]-[.Q6])&lt;[.$B$1];[.Q6];108-(815-(1500/[.P6]))/[.Q6])" office:value-type="float" office:value="5.01329100188741">
            <text:p>5.01329</text:p>
          </table:table-cell>
          <table:table-cell table:style-name="ce2" table:formula="of:=IF(ABS([.Q6]-[.R6])&lt;[.$B$1];[.R6];108-(815-(1500/[.Q6]))/[.R6])" office:value-type="float" office:value="5.01329100188741">
            <text:p>5.01329</text:p>
          </table:table-cell>
          <table:table-cell table:style-name="ce2" table:formula="of:=IF(ABS([.R6]-[.S6])&lt;[.$B$1];[.S6];108-(815-(1500/[.R6]))/[.S6])" office:value-type="float" office:value="5.01329100188741">
            <text:p>5.01329</text:p>
          </table:table-cell>
          <table:table-cell table:style-name="ce2" table:formula="of:=IF(ABS([.S6]-[.T6])&lt;[.$B$1];[.T6];108-(815-(1500/[.S6]))/[.T6])" office:value-type="float" office:value="5.01329100188741">
            <text:p>5.01329</text:p>
          </table:table-cell>
          <table:table-cell table:style-name="ce2" table:formula="of:=IF(ABS([.T6]-[.U6])&lt;[.$B$1];[.U6];108-(815-(1500/[.T6]))/[.U6])" office:value-type="float" office:value="5.01329100188741">
            <text:p>5.01329</text:p>
          </table:table-cell>
          <table:table-cell table:style-name="ce2" table:formula="of:=IF(ABS([.U6]-[.V6])&lt;[.$B$1];[.V6];108-(815-(1500/[.U6]))/[.V6])" office:value-type="float" office:value="5.01329100188741">
            <text:p>5.01329</text:p>
          </table:table-cell>
          <table:table-cell table:style-name="ce2" table:formula="of:=IF(ABS([.V6]-[.W6])&lt;[.$B$1];[.W6];108-(815-(1500/[.V6]))/[.W6])" office:value-type="float" office:value="5.01329100188741">
            <text:p>5.01329</text:p>
          </table:table-cell>
          <table:table-cell table:style-name="ce2" table:formula="of:=IF(ABS([.W6]-[.X6])&lt;[.$B$1];[.X6];108-(815-(1500/[.W6]))/[.X6])" office:value-type="float" office:value="5.01329100188741">
            <text:p>5.01329</text:p>
          </table:table-cell>
          <table:table-cell table:style-name="ce3" table:formula="of:=IF(ABS([.X6]-[.Y6])&lt;[.$B$1];[.Y6];108-(815-(1500/[.X6]))/[.Y6])" office:value-type="float" office:value="5.01329100188741">
            <text:p>5.01</text:p>
          </table:table-cell>
          <table:table-cell table:number-columns-repeated="998"/>
        </table:table-row>
        <table:table-row table:style-name="ro1">
          <table:table-cell office:value-type="float" office:value="-18.75">
            <text:p>-18.75000</text:p>
          </table:table-cell>
          <table:table-cell office:value-type="string">
            <text:p><text:s/>8.80000000000000071054</text:p>
          </table:table-cell>
          <table:table-cell table:style-name="ce2" table:formula="of:=108-(815-(1500/[.A7]))/[.B7]" office:value-type="float" office:value="6.29545454545455">
            <text:p>6.29545</text:p>
          </table:table-cell>
          <table:table-cell table:style-name="ce2" table:formula="of:=IF(ABS([.B7]-[.C7])&lt;[.$B$1];[.C7];108-(815-(1500/[.B7]))/[.C7])" office:value-type="float" office:value="5.61732851985562">
            <text:p>5.61733</text:p>
          </table:table-cell>
          <table:table-cell table:style-name="ce2" table:formula="of:=IF(ABS([.C7]-[.D7])&lt;[.$B$1];[.D7];108-(815-(1500/[.C7]))/[.D7])" office:value-type="float" office:value="5.32969151670993">
            <text:p>5.32969</text:p>
          </table:table-cell>
          <table:table-cell table:style-name="ce2" table:formula="of:=IF(ABS([.D7]-[.E7])&lt;[.$B$1];[.E7];108-(815-(1500/[.D7]))/[.E7])" office:value-type="float" office:value="5.18557819848849">
            <text:p>5.18558</text:p>
          </table:table-cell>
          <table:table-cell table:style-name="ce2" table:formula="of:=IF(ABS([.E7]-[.F7])&lt;[.$B$1];[.F7];108-(815-(1500/[.E7]))/[.F7])" office:value-type="float" office:value="5.10736210600193">
            <text:p>5.10736</text:p>
          </table:table-cell>
          <table:table-cell table:style-name="ce2" table:formula="of:=IF(ABS([.F7]-[.G7])&lt;[.$B$1];[.G7];108-(815-(1500/[.F7]))/[.G7])" office:value-type="float" office:value="5.06306314806248">
            <text:p>5.06306</text:p>
          </table:table-cell>
          <table:table-cell table:style-name="ce2" table:formula="of:=IF(ABS([.G7]-[.H7])&lt;[.$B$1];[.H7];108-(815-(1500/[.G7]))/[.H7])" office:value-type="float" office:value="5.03736665460252">
            <text:p>5.03737</text:p>
          </table:table-cell>
          <table:table-cell table:style-name="ce2" table:formula="of:=IF(ABS([.H7]-[.I7])&lt;[.$B$1];[.I7];108-(815-(1500/[.H7]))/[.I7])" office:value-type="float" office:value="5.02225481164368">
            <text:p>5.02225</text:p>
          </table:table-cell>
          <table:table-cell table:style-name="ce2" table:formula="of:=IF(ABS([.I7]-[.J7])&lt;[.$B$1];[.J7];108-(815-(1500/[.I7]))/[.J7])" office:value-type="float" office:value="5.01331617766212">
            <text:p>5.01332</text:p>
          </table:table-cell>
          <table:table-cell table:style-name="ce2" table:formula="of:=IF(ABS([.J7]-[.K7])&lt;[.$B$1];[.K7];108-(815-(1500/[.J7]))/[.K7])" office:value-type="float" office:value="5.01331617766212">
            <text:p>5.01332</text:p>
          </table:table-cell>
          <table:table-cell table:style-name="ce2" table:formula="of:=IF(ABS([.K7]-[.L7])&lt;[.$B$1];[.L7];108-(815-(1500/[.K7]))/[.L7])" office:value-type="float" office:value="5.01331617766212">
            <text:p>5.01332</text:p>
          </table:table-cell>
          <table:table-cell table:style-name="ce2" table:formula="of:=IF(ABS([.L7]-[.M7])&lt;[.$B$1];[.M7];108-(815-(1500/[.L7]))/[.M7])" office:value-type="float" office:value="5.01331617766212">
            <text:p>5.01332</text:p>
          </table:table-cell>
          <table:table-cell table:style-name="ce2" table:formula="of:=IF(ABS([.M7]-[.N7])&lt;[.$B$1];[.N7];108-(815-(1500/[.M7]))/[.N7])" office:value-type="float" office:value="5.01331617766212">
            <text:p>5.01332</text:p>
          </table:table-cell>
          <table:table-cell table:style-name="ce2" table:formula="of:=IF(ABS([.N7]-[.O7])&lt;[.$B$1];[.O7];108-(815-(1500/[.N7]))/[.O7])" office:value-type="float" office:value="5.01331617766212">
            <text:p>5.01332</text:p>
          </table:table-cell>
          <table:table-cell table:style-name="ce2" table:formula="of:=IF(ABS([.O7]-[.P7])&lt;[.$B$1];[.P7];108-(815-(1500/[.O7]))/[.P7])" office:value-type="float" office:value="5.01331617766212">
            <text:p>5.01332</text:p>
          </table:table-cell>
          <table:table-cell table:style-name="ce2" table:formula="of:=IF(ABS([.P7]-[.Q7])&lt;[.$B$1];[.Q7];108-(815-(1500/[.P7]))/[.Q7])" office:value-type="float" office:value="5.01331617766212">
            <text:p>5.01332</text:p>
          </table:table-cell>
          <table:table-cell table:style-name="ce2" table:formula="of:=IF(ABS([.Q7]-[.R7])&lt;[.$B$1];[.R7];108-(815-(1500/[.Q7]))/[.R7])" office:value-type="float" office:value="5.01331617766212">
            <text:p>5.01332</text:p>
          </table:table-cell>
          <table:table-cell table:style-name="ce2" table:formula="of:=IF(ABS([.R7]-[.S7])&lt;[.$B$1];[.S7];108-(815-(1500/[.R7]))/[.S7])" office:value-type="float" office:value="5.01331617766212">
            <text:p>5.01332</text:p>
          </table:table-cell>
          <table:table-cell table:style-name="ce2" table:formula="of:=IF(ABS([.S7]-[.T7])&lt;[.$B$1];[.T7];108-(815-(1500/[.S7]))/[.T7])" office:value-type="float" office:value="5.01331617766212">
            <text:p>5.01332</text:p>
          </table:table-cell>
          <table:table-cell table:style-name="ce2" table:formula="of:=IF(ABS([.T7]-[.U7])&lt;[.$B$1];[.U7];108-(815-(1500/[.T7]))/[.U7])" office:value-type="float" office:value="5.01331617766212">
            <text:p>5.01332</text:p>
          </table:table-cell>
          <table:table-cell table:style-name="ce2" table:formula="of:=IF(ABS([.U7]-[.V7])&lt;[.$B$1];[.V7];108-(815-(1500/[.U7]))/[.V7])" office:value-type="float" office:value="5.01331617766212">
            <text:p>5.01332</text:p>
          </table:table-cell>
          <table:table-cell table:style-name="ce2" table:formula="of:=IF(ABS([.V7]-[.W7])&lt;[.$B$1];[.W7];108-(815-(1500/[.V7]))/[.W7])" office:value-type="float" office:value="5.01331617766212">
            <text:p>5.01332</text:p>
          </table:table-cell>
          <table:table-cell table:style-name="ce2" table:formula="of:=IF(ABS([.W7]-[.X7])&lt;[.$B$1];[.X7];108-(815-(1500/[.W7]))/[.X7])" office:value-type="float" office:value="5.01331617766212">
            <text:p>5.01332</text:p>
          </table:table-cell>
          <table:table-cell table:style-name="ce3" table:formula="of:=IF(ABS([.X7]-[.Y7])&lt;[.$B$1];[.Y7];108-(815-(1500/[.X7]))/[.Y7])" office:value-type="float" office:value="5.01331617766212">
            <text:p>5.01</text:p>
          </table:table-cell>
          <table:table-cell table:number-columns-repeated="998"/>
        </table:table-row>
        <table:table-row table:style-name="ro1">
          <table:table-cell office:value-type="float" office:value="-18.5">
            <text:p>-18.50000</text:p>
          </table:table-cell>
          <table:table-cell office:value-type="string">
            <text:p><text:s/>8.81081081081081052275</text:p>
          </table:table-cell>
          <table:table-cell table:style-name="ce2" table:formula="of:=108-(815-(1500/[.A8]))/[.B8]" office:value-type="float" office:value="6.29754601226993">
            <text:p>6.29755</text:p>
          </table:table-cell>
          <table:table-cell table:style-name="ce2" table:formula="of:=IF(ABS([.B8]-[.C8])&lt;[.$B$1];[.C8];108-(815-(1500/[.B8]))/[.C8])" office:value-type="float" office:value="5.61811982464677">
            <text:p>5.61812</text:p>
          </table:table-cell>
          <table:table-cell table:style-name="ce2" table:formula="of:=IF(ABS([.C8]-[.D8])&lt;[.$B$1];[.D8];108-(815-(1500/[.C8]))/[.D8])" office:value-type="float" office:value="5.33006762614718">
            <text:p>5.33007</text:p>
          </table:table-cell>
          <table:table-cell table:style-name="ce2" table:formula="of:=IF(ABS([.D8]-[.E8])&lt;[.$B$1];[.E8];108-(815-(1500/[.D8]))/[.E8])" office:value-type="float" office:value="5.18577679454364">
            <text:p>5.18578</text:p>
          </table:table-cell>
          <table:table-cell table:style-name="ce2" table:formula="of:=IF(ABS([.E8]-[.F8])&lt;[.$B$1];[.F8];108-(815-(1500/[.E8]))/[.F8])" office:value-type="float" office:value="5.10747288261763">
            <text:p>5.10747</text:p>
          </table:table-cell>
          <table:table-cell table:style-name="ce2" table:formula="of:=IF(ABS([.F8]-[.G8])&lt;[.$B$1];[.G8];108-(815-(1500/[.F8]))/[.G8])" office:value-type="float" office:value="5.0631268337891">
            <text:p>5.06313</text:p>
          </table:table-cell>
          <table:table-cell table:style-name="ce2" table:formula="of:=IF(ABS([.G8]-[.H8])&lt;[.$B$1];[.H8];108-(815-(1500/[.G8]))/[.H8])" office:value-type="float" office:value="5.03740364581149">
            <text:p>5.03740</text:p>
          </table:table-cell>
          <table:table-cell table:style-name="ce2" table:formula="of:=IF(ABS([.H8]-[.I8])&lt;[.$B$1];[.I8];108-(815-(1500/[.H8]))/[.I8])" office:value-type="float" office:value="5.02227124282895">
            <text:p>5.02227</text:p>
          </table:table-cell>
          <table:table-cell table:style-name="ce2" table:formula="of:=IF(ABS([.I8]-[.J8])&lt;[.$B$1];[.J8];108-(815-(1500/[.I8]))/[.J8])" office:value-type="float" office:value="5.01321772465654">
            <text:p>5.01322</text:p>
          </table:table-cell>
          <table:table-cell table:style-name="ce2" table:formula="of:=IF(ABS([.J8]-[.K8])&lt;[.$B$1];[.K8];108-(815-(1500/[.J8]))/[.K8])" office:value-type="float" office:value="5.01321772465654">
            <text:p>5.01322</text:p>
          </table:table-cell>
          <table:table-cell table:style-name="ce2" table:formula="of:=IF(ABS([.K8]-[.L8])&lt;[.$B$1];[.L8];108-(815-(1500/[.K8]))/[.L8])" office:value-type="float" office:value="5.01321772465654">
            <text:p>5.01322</text:p>
          </table:table-cell>
          <table:table-cell table:style-name="ce2" table:formula="of:=IF(ABS([.L8]-[.M8])&lt;[.$B$1];[.M8];108-(815-(1500/[.L8]))/[.M8])" office:value-type="float" office:value="5.01321772465654">
            <text:p>5.01322</text:p>
          </table:table-cell>
          <table:table-cell table:style-name="ce2" table:formula="of:=IF(ABS([.M8]-[.N8])&lt;[.$B$1];[.N8];108-(815-(1500/[.M8]))/[.N8])" office:value-type="float" office:value="5.01321772465654">
            <text:p>5.01322</text:p>
          </table:table-cell>
          <table:table-cell table:style-name="ce2" table:formula="of:=IF(ABS([.N8]-[.O8])&lt;[.$B$1];[.O8];108-(815-(1500/[.N8]))/[.O8])" office:value-type="float" office:value="5.01321772465654">
            <text:p>5.01322</text:p>
          </table:table-cell>
          <table:table-cell table:style-name="ce2" table:formula="of:=IF(ABS([.O8]-[.P8])&lt;[.$B$1];[.P8];108-(815-(1500/[.O8]))/[.P8])" office:value-type="float" office:value="5.01321772465654">
            <text:p>5.01322</text:p>
          </table:table-cell>
          <table:table-cell table:style-name="ce2" table:formula="of:=IF(ABS([.P8]-[.Q8])&lt;[.$B$1];[.Q8];108-(815-(1500/[.P8]))/[.Q8])" office:value-type="float" office:value="5.01321772465654">
            <text:p>5.01322</text:p>
          </table:table-cell>
          <table:table-cell table:style-name="ce2" table:formula="of:=IF(ABS([.Q8]-[.R8])&lt;[.$B$1];[.R8];108-(815-(1500/[.Q8]))/[.R8])" office:value-type="float" office:value="5.01321772465654">
            <text:p>5.01322</text:p>
          </table:table-cell>
          <table:table-cell table:style-name="ce2" table:formula="of:=IF(ABS([.R8]-[.S8])&lt;[.$B$1];[.S8];108-(815-(1500/[.R8]))/[.S8])" office:value-type="float" office:value="5.01321772465654">
            <text:p>5.01322</text:p>
          </table:table-cell>
          <table:table-cell table:style-name="ce2" table:formula="of:=IF(ABS([.S8]-[.T8])&lt;[.$B$1];[.T8];108-(815-(1500/[.S8]))/[.T8])" office:value-type="float" office:value="5.01321772465654">
            <text:p>5.01322</text:p>
          </table:table-cell>
          <table:table-cell table:style-name="ce2" table:formula="of:=IF(ABS([.T8]-[.U8])&lt;[.$B$1];[.U8];108-(815-(1500/[.T8]))/[.U8])" office:value-type="float" office:value="5.01321772465654">
            <text:p>5.01322</text:p>
          </table:table-cell>
          <table:table-cell table:style-name="ce2" table:formula="of:=IF(ABS([.U8]-[.V8])&lt;[.$B$1];[.V8];108-(815-(1500/[.U8]))/[.V8])" office:value-type="float" office:value="5.01321772465654">
            <text:p>5.01322</text:p>
          </table:table-cell>
          <table:table-cell table:style-name="ce2" table:formula="of:=IF(ABS([.V8]-[.W8])&lt;[.$B$1];[.W8];108-(815-(1500/[.V8]))/[.W8])" office:value-type="float" office:value="5.01321772465654">
            <text:p>5.01322</text:p>
          </table:table-cell>
          <table:table-cell table:style-name="ce2" table:formula="of:=IF(ABS([.W8]-[.X8])&lt;[.$B$1];[.X8];108-(815-(1500/[.W8]))/[.X8])" office:value-type="float" office:value="5.01321772465654">
            <text:p>5.01322</text:p>
          </table:table-cell>
          <table:table-cell table:style-name="ce3" table:formula="of:=IF(ABS([.X8]-[.Y8])&lt;[.$B$1];[.Y8];108-(815-(1500/[.X8]))/[.Y8])" office:value-type="float" office:value="5.01321772465654">
            <text:p>5.01</text:p>
          </table:table-cell>
          <table:table-cell table:number-columns-repeated="998"/>
        </table:table-row>
        <table:table-row table:style-name="ro1">
          <table:table-cell office:value-type="float" office:value="-18.25">
            <text:p>-18.25000</text:p>
          </table:table-cell>
          <table:table-cell office:value-type="string">
            <text:p><text:s/>8.82191780821917781452</text:p>
          </table:table-cell>
          <table:table-cell table:style-name="ce2" table:formula="of:=108-(815-(1500/[.A9]))/[.B9]" office:value-type="float" office:value="6.29968944099379">
            <text:p>6.29969</text:p>
          </table:table-cell>
          <table:table-cell table:style-name="ce2" table:formula="of:=IF(ABS([.B9]-[.C9])&lt;[.$B$1];[.C9];108-(815-(1500/[.B9]))/[.C9])" office:value-type="float" office:value="5.61893024402266">
            <text:p>5.61893</text:p>
          </table:table-cell>
          <table:table-cell table:style-name="ce2" table:formula="of:=IF(ABS([.C9]-[.D9])&lt;[.$B$1];[.D9];108-(815-(1500/[.C9]))/[.D9])" office:value-type="float" office:value="5.3304527110017">
            <text:p>5.33045</text:p>
          </table:table-cell>
          <table:table-cell table:style-name="ce2" table:formula="of:=IF(ABS([.D9]-[.E9])&lt;[.$B$1];[.E9];108-(815-(1500/[.D9]))/[.E9])" office:value-type="float" office:value="5.18598010089019">
            <text:p>5.18598</text:p>
          </table:table-cell>
          <table:table-cell table:style-name="ce2" table:formula="of:=IF(ABS([.E9]-[.F9])&lt;[.$B$1];[.F9];108-(815-(1500/[.E9]))/[.F9])" office:value-type="float" office:value="5.10758627904313">
            <text:p>5.10759</text:p>
          </table:table-cell>
          <table:table-cell table:style-name="ce2" table:formula="of:=IF(ABS([.F9]-[.G9])&lt;[.$B$1];[.G9];108-(815-(1500/[.F9]))/[.G9])" office:value-type="float" office:value="5.06319204636375">
            <text:p>5.06319</text:p>
          </table:table-cell>
          <table:table-cell table:style-name="ce2" table:formula="of:=IF(ABS([.G9]-[.H9])&lt;[.$B$1];[.H9];108-(815-(1500/[.G9]))/[.H9])" office:value-type="float" office:value="5.03744198862209">
            <text:p>5.03744</text:p>
          </table:table-cell>
          <table:table-cell table:style-name="ce2" table:formula="of:=IF(ABS([.H9]-[.I9])&lt;[.$B$1];[.I9];108-(815-(1500/[.H9]))/[.I9])" office:value-type="float" office:value="5.02229758756255">
            <text:p>5.02230</text:p>
          </table:table-cell>
          <table:table-cell table:style-name="ce2" table:formula="of:=IF(ABS([.I9]-[.J9])&lt;[.$B$1];[.J9];108-(815-(1500/[.I9]))/[.J9])" office:value-type="float" office:value="5.01330665714237">
            <text:p>5.01331</text:p>
          </table:table-cell>
          <table:table-cell table:style-name="ce2" table:formula="of:=IF(ABS([.J9]-[.K9])&lt;[.$B$1];[.K9];108-(815-(1500/[.J9]))/[.K9])" office:value-type="float" office:value="5.01330665714237">
            <text:p>5.01331</text:p>
          </table:table-cell>
          <table:table-cell table:style-name="ce2" table:formula="of:=IF(ABS([.K9]-[.L9])&lt;[.$B$1];[.L9];108-(815-(1500/[.K9]))/[.L9])" office:value-type="float" office:value="5.01330665714237">
            <text:p>5.01331</text:p>
          </table:table-cell>
          <table:table-cell table:style-name="ce2" table:formula="of:=IF(ABS([.L9]-[.M9])&lt;[.$B$1];[.M9];108-(815-(1500/[.L9]))/[.M9])" office:value-type="float" office:value="5.01330665714237">
            <text:p>5.01331</text:p>
          </table:table-cell>
          <table:table-cell table:style-name="ce2" table:formula="of:=IF(ABS([.M9]-[.N9])&lt;[.$B$1];[.N9];108-(815-(1500/[.M9]))/[.N9])" office:value-type="float" office:value="5.01330665714237">
            <text:p>5.01331</text:p>
          </table:table-cell>
          <table:table-cell table:style-name="ce2" table:formula="of:=IF(ABS([.N9]-[.O9])&lt;[.$B$1];[.O9];108-(815-(1500/[.N9]))/[.O9])" office:value-type="float" office:value="5.01330665714237">
            <text:p>5.01331</text:p>
          </table:table-cell>
          <table:table-cell table:style-name="ce2" table:formula="of:=IF(ABS([.O9]-[.P9])&lt;[.$B$1];[.P9];108-(815-(1500/[.O9]))/[.P9])" office:value-type="float" office:value="5.01330665714237">
            <text:p>5.01331</text:p>
          </table:table-cell>
          <table:table-cell table:style-name="ce2" table:formula="of:=IF(ABS([.P9]-[.Q9])&lt;[.$B$1];[.Q9];108-(815-(1500/[.P9]))/[.Q9])" office:value-type="float" office:value="5.01330665714237">
            <text:p>5.01331</text:p>
          </table:table-cell>
          <table:table-cell table:style-name="ce2" table:formula="of:=IF(ABS([.Q9]-[.R9])&lt;[.$B$1];[.R9];108-(815-(1500/[.Q9]))/[.R9])" office:value-type="float" office:value="5.01330665714237">
            <text:p>5.01331</text:p>
          </table:table-cell>
          <table:table-cell table:style-name="ce2" table:formula="of:=IF(ABS([.R9]-[.S9])&lt;[.$B$1];[.S9];108-(815-(1500/[.R9]))/[.S9])" office:value-type="float" office:value="5.01330665714237">
            <text:p>5.01331</text:p>
          </table:table-cell>
          <table:table-cell table:style-name="ce2" table:formula="of:=IF(ABS([.S9]-[.T9])&lt;[.$B$1];[.T9];108-(815-(1500/[.S9]))/[.T9])" office:value-type="float" office:value="5.01330665714237">
            <text:p>5.01331</text:p>
          </table:table-cell>
          <table:table-cell table:style-name="ce2" table:formula="of:=IF(ABS([.T9]-[.U9])&lt;[.$B$1];[.U9];108-(815-(1500/[.T9]))/[.U9])" office:value-type="float" office:value="5.01330665714237">
            <text:p>5.01331</text:p>
          </table:table-cell>
          <table:table-cell table:style-name="ce2" table:formula="of:=IF(ABS([.U9]-[.V9])&lt;[.$B$1];[.V9];108-(815-(1500/[.U9]))/[.V9])" office:value-type="float" office:value="5.01330665714237">
            <text:p>5.01331</text:p>
          </table:table-cell>
          <table:table-cell table:style-name="ce2" table:formula="of:=IF(ABS([.V9]-[.W9])&lt;[.$B$1];[.W9];108-(815-(1500/[.V9]))/[.W9])" office:value-type="float" office:value="5.01330665714237">
            <text:p>5.01331</text:p>
          </table:table-cell>
          <table:table-cell table:style-name="ce2" table:formula="of:=IF(ABS([.W9]-[.X9])&lt;[.$B$1];[.X9];108-(815-(1500/[.W9]))/[.X9])" office:value-type="float" office:value="5.01330665714237">
            <text:p>5.01331</text:p>
          </table:table-cell>
          <table:table-cell table:style-name="ce3" table:formula="of:=IF(ABS([.X9]-[.Y9])&lt;[.$B$1];[.Y9];108-(815-(1500/[.X9]))/[.Y9])" office:value-type="float" office:value="5.01330665714237">
            <text:p>5.01</text:p>
          </table:table-cell>
          <table:table-cell table:number-columns-repeated="998"/>
        </table:table-row>
        <table:table-row table:style-name="ro1">
          <table:table-cell office:value-type="float" office:value="-18">
            <text:p>-18.00000</text:p>
          </table:table-cell>
          <table:table-cell office:value-type="string">
            <text:p><text:s/>8.83333333333333392545</text:p>
          </table:table-cell>
          <table:table-cell table:style-name="ce2" table:formula="of:=108-(815-(1500/[.A10]))/[.B10]" office:value-type="float" office:value="6.30188679245283">
            <text:p>6.30189</text:p>
          </table:table-cell>
          <table:table-cell table:style-name="ce2" table:formula="of:=IF(ABS([.B10]-[.C10])&lt;[.$B$1];[.C10];108-(815-(1500/[.B10]))/[.C10])" office:value-type="float" office:value="5.61976047904196">
            <text:p>5.61976</text:p>
          </table:table-cell>
          <table:table-cell table:style-name="ce2" table:formula="of:=IF(ABS([.C10]-[.D10])&lt;[.$B$1];[.D10];108-(815-(1500/[.C10]))/[.D10])" office:value-type="float" office:value="5.3308470964312">
            <text:p>5.33085</text:p>
          </table:table-cell>
          <table:table-cell table:style-name="ce2" table:formula="of:=IF(ABS([.D10]-[.E10])&lt;[.$B$1];[.E10];108-(815-(1500/[.D10]))/[.E10])" office:value-type="float" office:value="5.1861882870414">
            <text:p>5.18619</text:p>
          </table:table-cell>
          <table:table-cell table:style-name="ce2" table:formula="of:=IF(ABS([.E10]-[.F10])&lt;[.$B$1];[.F10];108-(815-(1500/[.E10]))/[.F10])" office:value-type="float" office:value="5.10770238786812">
            <text:p>5.10770</text:p>
          </table:table-cell>
          <table:table-cell table:style-name="ce2" table:formula="of:=IF(ABS([.F10]-[.G10])&lt;[.$B$1];[.G10];108-(815-(1500/[.F10]))/[.G10])" office:value-type="float" office:value="5.06325881278779">
            <text:p>5.06326</text:p>
          </table:table-cell>
          <table:table-cell table:style-name="ce2" table:formula="of:=IF(ABS([.G10]-[.H10])&lt;[.$B$1];[.H10];108-(815-(1500/[.G10]))/[.H10])" office:value-type="float" office:value="5.03748118457439">
            <text:p>5.03748</text:p>
          </table:table-cell>
          <table:table-cell table:style-name="ce2" table:formula="of:=IF(ABS([.H10]-[.I10])&lt;[.$B$1];[.I10];108-(815-(1500/[.H10]))/[.I10])" office:value-type="float" office:value="5.02232334368341">
            <text:p>5.02232</text:p>
          </table:table-cell>
          <table:table-cell table:style-name="ce2" table:formula="of:=IF(ABS([.I10]-[.J10])&lt;[.$B$1];[.J10];108-(815-(1500/[.I10]))/[.J10])" office:value-type="float" office:value="5.01337348451587">
            <text:p>5.01337</text:p>
          </table:table-cell>
          <table:table-cell table:style-name="ce2" table:formula="of:=IF(ABS([.J10]-[.K10])&lt;[.$B$1];[.K10];108-(815-(1500/[.J10]))/[.K10])" office:value-type="float" office:value="5.01337348451587">
            <text:p>5.01337</text:p>
          </table:table-cell>
          <table:table-cell table:style-name="ce2" table:formula="of:=IF(ABS([.K10]-[.L10])&lt;[.$B$1];[.L10];108-(815-(1500/[.K10]))/[.L10])" office:value-type="float" office:value="5.01337348451587">
            <text:p>5.01337</text:p>
          </table:table-cell>
          <table:table-cell table:style-name="ce2" table:formula="of:=IF(ABS([.L10]-[.M10])&lt;[.$B$1];[.M10];108-(815-(1500/[.L10]))/[.M10])" office:value-type="float" office:value="5.01337348451587">
            <text:p>5.01337</text:p>
          </table:table-cell>
          <table:table-cell table:style-name="ce2" table:formula="of:=IF(ABS([.M10]-[.N10])&lt;[.$B$1];[.N10];108-(815-(1500/[.M10]))/[.N10])" office:value-type="float" office:value="5.01337348451587">
            <text:p>5.01337</text:p>
          </table:table-cell>
          <table:table-cell table:style-name="ce2" table:formula="of:=IF(ABS([.N10]-[.O10])&lt;[.$B$1];[.O10];108-(815-(1500/[.N10]))/[.O10])" office:value-type="float" office:value="5.01337348451587">
            <text:p>5.01337</text:p>
          </table:table-cell>
          <table:table-cell table:style-name="ce2" table:formula="of:=IF(ABS([.O10]-[.P10])&lt;[.$B$1];[.P10];108-(815-(1500/[.O10]))/[.P10])" office:value-type="float" office:value="5.01337348451587">
            <text:p>5.01337</text:p>
          </table:table-cell>
          <table:table-cell table:style-name="ce2" table:formula="of:=IF(ABS([.P10]-[.Q10])&lt;[.$B$1];[.Q10];108-(815-(1500/[.P10]))/[.Q10])" office:value-type="float" office:value="5.01337348451587">
            <text:p>5.01337</text:p>
          </table:table-cell>
          <table:table-cell table:style-name="ce2" table:formula="of:=IF(ABS([.Q10]-[.R10])&lt;[.$B$1];[.R10];108-(815-(1500/[.Q10]))/[.R10])" office:value-type="float" office:value="5.01337348451587">
            <text:p>5.01337</text:p>
          </table:table-cell>
          <table:table-cell table:style-name="ce2" table:formula="of:=IF(ABS([.R10]-[.S10])&lt;[.$B$1];[.S10];108-(815-(1500/[.R10]))/[.S10])" office:value-type="float" office:value="5.01337348451587">
            <text:p>5.01337</text:p>
          </table:table-cell>
          <table:table-cell table:style-name="ce2" table:formula="of:=IF(ABS([.S10]-[.T10])&lt;[.$B$1];[.T10];108-(815-(1500/[.S10]))/[.T10])" office:value-type="float" office:value="5.01337348451587">
            <text:p>5.01337</text:p>
          </table:table-cell>
          <table:table-cell table:style-name="ce2" table:formula="of:=IF(ABS([.T10]-[.U10])&lt;[.$B$1];[.U10];108-(815-(1500/[.T10]))/[.U10])" office:value-type="float" office:value="5.01337348451587">
            <text:p>5.01337</text:p>
          </table:table-cell>
          <table:table-cell table:style-name="ce2" table:formula="of:=IF(ABS([.U10]-[.V10])&lt;[.$B$1];[.V10];108-(815-(1500/[.U10]))/[.V10])" office:value-type="float" office:value="5.01337348451587">
            <text:p>5.01337</text:p>
          </table:table-cell>
          <table:table-cell table:style-name="ce2" table:formula="of:=IF(ABS([.V10]-[.W10])&lt;[.$B$1];[.W10];108-(815-(1500/[.V10]))/[.W10])" office:value-type="float" office:value="5.01337348451587">
            <text:p>5.01337</text:p>
          </table:table-cell>
          <table:table-cell table:style-name="ce2" table:formula="of:=IF(ABS([.W10]-[.X10])&lt;[.$B$1];[.X10];108-(815-(1500/[.W10]))/[.X10])" office:value-type="float" office:value="5.01337348451587">
            <text:p>5.01337</text:p>
          </table:table-cell>
          <table:table-cell table:style-name="ce3" table:formula="of:=IF(ABS([.X10]-[.Y10])&lt;[.$B$1];[.Y10];108-(815-(1500/[.X10]))/[.Y10])" office:value-type="float" office:value="5.01337348451587">
            <text:p>5.01</text:p>
          </table:table-cell>
          <table:table-cell table:number-columns-repeated="998"/>
        </table:table-row>
        <table:table-row table:style-name="ro1">
          <table:table-cell office:value-type="float" office:value="-17.75">
            <text:p>-17.75000</text:p>
          </table:table-cell>
          <table:table-cell office:value-type="string">
            <text:p><text:s/>8.84507042253521191810</text:p>
          </table:table-cell>
          <table:table-cell table:style-name="ce2" table:formula="of:=108-(815-(1500/[.A11]))/[.B11]" office:value-type="float" office:value="6.30414012738854">
            <text:p>6.30414</text:p>
          </table:table-cell>
          <table:table-cell table:style-name="ce2" table:formula="of:=IF(ABS([.B11]-[.C11])&lt;[.$B$1];[.C11];108-(815-(1500/[.B11]))/[.C11])" office:value-type="float" office:value="5.62061126547108">
            <text:p>5.62061</text:p>
          </table:table-cell>
          <table:table-cell table:style-name="ce2" table:formula="of:=IF(ABS([.C11]-[.D11])&lt;[.$B$1];[.D11];108-(815-(1500/[.C11]))/[.D11])" office:value-type="float" office:value="5.33125112349461">
            <text:p>5.33125</text:p>
          </table:table-cell>
          <table:table-cell table:style-name="ce2" table:formula="of:=IF(ABS([.D11]-[.E11])&lt;[.$B$1];[.E11];108-(815-(1500/[.D11]))/[.E11])" office:value-type="float" office:value="5.18640153079893">
            <text:p>5.18640</text:p>
          </table:table-cell>
          <table:table-cell table:style-name="ce2" table:formula="of:=IF(ABS([.E11]-[.F11])&lt;[.$B$1];[.F11];108-(815-(1500/[.E11]))/[.F11])" office:value-type="float" office:value="5.10782130717155">
            <text:p>5.10782</text:p>
          </table:table-cell>
          <table:table-cell table:style-name="ce2" table:formula="of:=IF(ABS([.F11]-[.G11])&lt;[.$B$1];[.G11];108-(815-(1500/[.F11]))/[.G11])" office:value-type="float" office:value="5.06332718107174">
            <text:p>5.06333</text:p>
          </table:table-cell>
          <table:table-cell table:style-name="ce2" table:formula="of:=IF(ABS([.G11]-[.H11])&lt;[.$B$1];[.H11];108-(815-(1500/[.G11]))/[.H11])" office:value-type="float" office:value="5.03752110040846">
            <text:p>5.03752</text:p>
          </table:table-cell>
          <table:table-cell table:style-name="ce2" table:formula="of:=IF(ABS([.H11]-[.I11])&lt;[.$B$1];[.I11];108-(815-(1500/[.H11]))/[.I11])" office:value-type="float" office:value="5.02234523088214">
            <text:p>5.02235</text:p>
          </table:table-cell>
          <table:table-cell table:style-name="ce2" table:formula="of:=IF(ABS([.I11]-[.J11])&lt;[.$B$1];[.J11];108-(815-(1500/[.I11]))/[.J11])" office:value-type="float" office:value="5.01335251102611">
            <text:p>5.01335</text:p>
          </table:table-cell>
          <table:table-cell table:style-name="ce2" table:formula="of:=IF(ABS([.J11]-[.K11])&lt;[.$B$1];[.K11];108-(815-(1500/[.J11]))/[.K11])" office:value-type="float" office:value="5.01335251102611">
            <text:p>5.01335</text:p>
          </table:table-cell>
          <table:table-cell table:style-name="ce2" table:formula="of:=IF(ABS([.K11]-[.L11])&lt;[.$B$1];[.L11];108-(815-(1500/[.K11]))/[.L11])" office:value-type="float" office:value="5.01335251102611">
            <text:p>5.01335</text:p>
          </table:table-cell>
          <table:table-cell table:style-name="ce2" table:formula="of:=IF(ABS([.L11]-[.M11])&lt;[.$B$1];[.M11];108-(815-(1500/[.L11]))/[.M11])" office:value-type="float" office:value="5.01335251102611">
            <text:p>5.01335</text:p>
          </table:table-cell>
          <table:table-cell table:style-name="ce2" table:formula="of:=IF(ABS([.M11]-[.N11])&lt;[.$B$1];[.N11];108-(815-(1500/[.M11]))/[.N11])" office:value-type="float" office:value="5.01335251102611">
            <text:p>5.01335</text:p>
          </table:table-cell>
          <table:table-cell table:style-name="ce2" table:formula="of:=IF(ABS([.N11]-[.O11])&lt;[.$B$1];[.O11];108-(815-(1500/[.N11]))/[.O11])" office:value-type="float" office:value="5.01335251102611">
            <text:p>5.01335</text:p>
          </table:table-cell>
          <table:table-cell table:style-name="ce2" table:formula="of:=IF(ABS([.O11]-[.P11])&lt;[.$B$1];[.P11];108-(815-(1500/[.O11]))/[.P11])" office:value-type="float" office:value="5.01335251102611">
            <text:p>5.01335</text:p>
          </table:table-cell>
          <table:table-cell table:style-name="ce2" table:formula="of:=IF(ABS([.P11]-[.Q11])&lt;[.$B$1];[.Q11];108-(815-(1500/[.P11]))/[.Q11])" office:value-type="float" office:value="5.01335251102611">
            <text:p>5.01335</text:p>
          </table:table-cell>
          <table:table-cell table:style-name="ce2" table:formula="of:=IF(ABS([.Q11]-[.R11])&lt;[.$B$1];[.R11];108-(815-(1500/[.Q11]))/[.R11])" office:value-type="float" office:value="5.01335251102611">
            <text:p>5.01335</text:p>
          </table:table-cell>
          <table:table-cell table:style-name="ce2" table:formula="of:=IF(ABS([.R11]-[.S11])&lt;[.$B$1];[.S11];108-(815-(1500/[.R11]))/[.S11])" office:value-type="float" office:value="5.01335251102611">
            <text:p>5.01335</text:p>
          </table:table-cell>
          <table:table-cell table:style-name="ce2" table:formula="of:=IF(ABS([.S11]-[.T11])&lt;[.$B$1];[.T11];108-(815-(1500/[.S11]))/[.T11])" office:value-type="float" office:value="5.01335251102611">
            <text:p>5.01335</text:p>
          </table:table-cell>
          <table:table-cell table:style-name="ce2" table:formula="of:=IF(ABS([.T11]-[.U11])&lt;[.$B$1];[.U11];108-(815-(1500/[.T11]))/[.U11])" office:value-type="float" office:value="5.01335251102611">
            <text:p>5.01335</text:p>
          </table:table-cell>
          <table:table-cell table:style-name="ce2" table:formula="of:=IF(ABS([.U11]-[.V11])&lt;[.$B$1];[.V11];108-(815-(1500/[.U11]))/[.V11])" office:value-type="float" office:value="5.01335251102611">
            <text:p>5.01335</text:p>
          </table:table-cell>
          <table:table-cell table:style-name="ce2" table:formula="of:=IF(ABS([.V11]-[.W11])&lt;[.$B$1];[.W11];108-(815-(1500/[.V11]))/[.W11])" office:value-type="float" office:value="5.01335251102611">
            <text:p>5.01335</text:p>
          </table:table-cell>
          <table:table-cell table:style-name="ce2" table:formula="of:=IF(ABS([.W11]-[.X11])&lt;[.$B$1];[.X11];108-(815-(1500/[.W11]))/[.X11])" office:value-type="float" office:value="5.01335251102611">
            <text:p>5.01335</text:p>
          </table:table-cell>
          <table:table-cell table:style-name="ce3" table:formula="of:=IF(ABS([.X11]-[.Y11])&lt;[.$B$1];[.Y11];108-(815-(1500/[.X11]))/[.Y11])" office:value-type="float" office:value="5.01335251102611">
            <text:p>5.01</text:p>
          </table:table-cell>
          <table:table-cell table:number-columns-repeated="998"/>
        </table:table-row>
        <table:table-row table:style-name="ro1">
          <table:table-cell office:value-type="float" office:value="-17.5">
            <text:p>-17.50000</text:p>
          </table:table-cell>
          <table:table-cell office:value-type="string">
            <text:p><text:s/>8.85714285714285765039</text:p>
          </table:table-cell>
          <table:table-cell table:style-name="ce2" table:formula="of:=108-(815-(1500/[.A12]))/[.B12]" office:value-type="float" office:value="6.30645161290323">
            <text:p>6.30645</text:p>
          </table:table-cell>
          <table:table-cell table:style-name="ce2" table:formula="of:=IF(ABS([.B12]-[.C12])&lt;[.$B$1];[.C12];108-(815-(1500/[.B12]))/[.C12])" office:value-type="float" office:value="5.62148337595917">
            <text:p>5.62148</text:p>
          </table:table-cell>
          <table:table-cell table:style-name="ce2" table:formula="of:=IF(ABS([.C12]-[.D12])&lt;[.$B$1];[.D12];108-(815-(1500/[.C12]))/[.D12])" office:value-type="float" office:value="5.33166515013815">
            <text:p>5.33167</text:p>
          </table:table-cell>
          <table:table-cell table:style-name="ce2" table:formula="of:=IF(ABS([.D12]-[.E12])&lt;[.$B$1];[.E12];108-(815-(1500/[.D12]))/[.E12])" office:value-type="float" office:value="5.18662001880415">
            <text:p>5.18662</text:p>
          </table:table-cell>
          <table:table-cell table:style-name="ce2" table:formula="of:=IF(ABS([.E12]-[.F12])&lt;[.$B$1];[.F12];108-(815-(1500/[.E12]))/[.F12])" office:value-type="float" office:value="5.10794314166384">
            <text:p>5.10794</text:p>
          </table:table-cell>
          <table:table-cell table:style-name="ce2" table:formula="of:=IF(ABS([.F12]-[.G12])&lt;[.$B$1];[.G12];108-(815-(1500/[.F12]))/[.G12])" office:value-type="float" office:value="5.06339723730353">
            <text:p>5.06340</text:p>
          </table:table-cell>
          <table:table-cell table:style-name="ce2" table:formula="of:=IF(ABS([.G12]-[.H12])&lt;[.$B$1];[.H12];108-(815-(1500/[.G12]))/[.H12])" office:value-type="float" office:value="5.03756230217478">
            <text:p>5.03756</text:p>
          </table:table-cell>
          <table:table-cell table:style-name="ce2" table:formula="of:=IF(ABS([.H12]-[.I12])&lt;[.$B$1];[.I12];108-(815-(1500/[.H12]))/[.I12])" office:value-type="float" office:value="5.02237382209117">
            <text:p>5.02237</text:p>
          </table:table-cell>
          <table:table-cell table:style-name="ce2" table:formula="of:=IF(ABS([.I12]-[.J12])&lt;[.$B$1];[.J12];108-(815-(1500/[.I12]))/[.J12])" office:value-type="float" office:value="5.01345388055385">
            <text:p>5.01345</text:p>
          </table:table-cell>
          <table:table-cell table:style-name="ce2" table:formula="of:=IF(ABS([.J12]-[.K12])&lt;[.$B$1];[.K12];108-(815-(1500/[.J12]))/[.K12])" office:value-type="float" office:value="5.01345388055385">
            <text:p>5.01345</text:p>
          </table:table-cell>
          <table:table-cell table:style-name="ce2" table:formula="of:=IF(ABS([.K12]-[.L12])&lt;[.$B$1];[.L12];108-(815-(1500/[.K12]))/[.L12])" office:value-type="float" office:value="5.01345388055385">
            <text:p>5.01345</text:p>
          </table:table-cell>
          <table:table-cell table:style-name="ce2" table:formula="of:=IF(ABS([.L12]-[.M12])&lt;[.$B$1];[.M12];108-(815-(1500/[.L12]))/[.M12])" office:value-type="float" office:value="5.01345388055385">
            <text:p>5.01345</text:p>
          </table:table-cell>
          <table:table-cell table:style-name="ce2" table:formula="of:=IF(ABS([.M12]-[.N12])&lt;[.$B$1];[.N12];108-(815-(1500/[.M12]))/[.N12])" office:value-type="float" office:value="5.01345388055385">
            <text:p>5.01345</text:p>
          </table:table-cell>
          <table:table-cell table:style-name="ce2" table:formula="of:=IF(ABS([.N12]-[.O12])&lt;[.$B$1];[.O12];108-(815-(1500/[.N12]))/[.O12])" office:value-type="float" office:value="5.01345388055385">
            <text:p>5.01345</text:p>
          </table:table-cell>
          <table:table-cell table:style-name="ce2" table:formula="of:=IF(ABS([.O12]-[.P12])&lt;[.$B$1];[.P12];108-(815-(1500/[.O12]))/[.P12])" office:value-type="float" office:value="5.01345388055385">
            <text:p>5.01345</text:p>
          </table:table-cell>
          <table:table-cell table:style-name="ce2" table:formula="of:=IF(ABS([.P12]-[.Q12])&lt;[.$B$1];[.Q12];108-(815-(1500/[.P12]))/[.Q12])" office:value-type="float" office:value="5.01345388055385">
            <text:p>5.01345</text:p>
          </table:table-cell>
          <table:table-cell table:style-name="ce2" table:formula="of:=IF(ABS([.Q12]-[.R12])&lt;[.$B$1];[.R12];108-(815-(1500/[.Q12]))/[.R12])" office:value-type="float" office:value="5.01345388055385">
            <text:p>5.01345</text:p>
          </table:table-cell>
          <table:table-cell table:style-name="ce2" table:formula="of:=IF(ABS([.R12]-[.S12])&lt;[.$B$1];[.S12];108-(815-(1500/[.R12]))/[.S12])" office:value-type="float" office:value="5.01345388055385">
            <text:p>5.01345</text:p>
          </table:table-cell>
          <table:table-cell table:style-name="ce2" table:formula="of:=IF(ABS([.S12]-[.T12])&lt;[.$B$1];[.T12];108-(815-(1500/[.S12]))/[.T12])" office:value-type="float" office:value="5.01345388055385">
            <text:p>5.01345</text:p>
          </table:table-cell>
          <table:table-cell table:style-name="ce2" table:formula="of:=IF(ABS([.T12]-[.U12])&lt;[.$B$1];[.U12];108-(815-(1500/[.T12]))/[.U12])" office:value-type="float" office:value="5.01345388055385">
            <text:p>5.01345</text:p>
          </table:table-cell>
          <table:table-cell table:style-name="ce2" table:formula="of:=IF(ABS([.U12]-[.V12])&lt;[.$B$1];[.V12];108-(815-(1500/[.U12]))/[.V12])" office:value-type="float" office:value="5.01345388055385">
            <text:p>5.01345</text:p>
          </table:table-cell>
          <table:table-cell table:style-name="ce2" table:formula="of:=IF(ABS([.V12]-[.W12])&lt;[.$B$1];[.W12];108-(815-(1500/[.V12]))/[.W12])" office:value-type="float" office:value="5.01345388055385">
            <text:p>5.01345</text:p>
          </table:table-cell>
          <table:table-cell table:style-name="ce2" table:formula="of:=IF(ABS([.W12]-[.X12])&lt;[.$B$1];[.X12];108-(815-(1500/[.W12]))/[.X12])" office:value-type="float" office:value="5.01345388055385">
            <text:p>5.01345</text:p>
          </table:table-cell>
          <table:table-cell table:style-name="ce3" table:formula="of:=IF(ABS([.X12]-[.Y12])&lt;[.$B$1];[.Y12];108-(815-(1500/[.X12]))/[.Y12])" office:value-type="float" office:value="5.01345388055385">
            <text:p>5.01</text:p>
          </table:table-cell>
          <table:table-cell table:number-columns-repeated="998"/>
        </table:table-row>
        <table:table-row table:style-name="ro1">
          <table:table-cell office:value-type="float" office:value="-17.25">
            <text:p>-17.25000</text:p>
          </table:table-cell>
          <table:table-cell office:value-type="string">
            <text:p><text:s/>8.86956521739130465676</text:p>
          </table:table-cell>
          <table:table-cell table:style-name="ce2" table:formula="of:=108-(815-(1500/[.A13]))/[.B13]" office:value-type="float" office:value="6.30882352941177">
            <text:p>6.30882</text:p>
          </table:table-cell>
          <table:table-cell table:style-name="ce2" table:formula="of:=IF(ABS([.B13]-[.C13])&lt;[.$B$1];[.C13];108-(815-(1500/[.B13]))/[.C13])" office:value-type="float" office:value="5.62237762237768">
            <text:p>5.62238</text:p>
          </table:table-cell>
          <table:table-cell table:style-name="ce2" table:formula="of:=IF(ABS([.C13]-[.D13])&lt;[.$B$1];[.D13];108-(815-(1500/[.C13]))/[.D13])" office:value-type="float" office:value="5.33208955223991">
            <text:p>5.33209</text:p>
          </table:table-cell>
          <table:table-cell table:style-name="ce2" table:formula="of:=IF(ABS([.D13]-[.E13])&lt;[.$B$1];[.E13];108-(815-(1500/[.D13]))/[.E13])" office:value-type="float" office:value="5.18684394683663">
            <text:p>5.18684</text:p>
          </table:table-cell>
          <table:table-cell table:style-name="ce2" table:formula="of:=IF(ABS([.E13]-[.F13])&lt;[.$B$1];[.F13];108-(815-(1500/[.E13]))/[.F13])" office:value-type="float" office:value="5.1080679982403">
            <text:p>5.10807</text:p>
          </table:table-cell>
          <table:table-cell table:style-name="ce2" table:formula="of:=IF(ABS([.F13]-[.G13])&lt;[.$B$1];[.G13];108-(815-(1500/[.F13]))/[.G13])" office:value-type="float" office:value="5.06346901285887">
            <text:p>5.06347</text:p>
          </table:table-cell>
          <table:table-cell table:style-name="ce2" table:formula="of:=IF(ABS([.G13]-[.H13])&lt;[.$B$1];[.H13];108-(815-(1500/[.G13]))/[.H13])" office:value-type="float" office:value="5.03760421887998">
            <text:p>5.03760</text:p>
          </table:table-cell>
          <table:table-cell table:style-name="ce2" table:formula="of:=IF(ABS([.H13]-[.I13])&lt;[.$B$1];[.I13];108-(815-(1500/[.H13]))/[.I13])" office:value-type="float" office:value="5.02239708224202">
            <text:p>5.02240</text:p>
          </table:table-cell>
          <table:table-cell table:style-name="ce2" table:formula="of:=IF(ABS([.I13]-[.J13])&lt;[.$B$1];[.J13];108-(815-(1500/[.I13]))/[.J13])" office:value-type="float" office:value="5.01343752721144">
            <text:p>5.01344</text:p>
          </table:table-cell>
          <table:table-cell table:style-name="ce2" table:formula="of:=IF(ABS([.J13]-[.K13])&lt;[.$B$1];[.K13];108-(815-(1500/[.J13]))/[.K13])" office:value-type="float" office:value="5.01343752721144">
            <text:p>5.01344</text:p>
          </table:table-cell>
          <table:table-cell table:style-name="ce2" table:formula="of:=IF(ABS([.K13]-[.L13])&lt;[.$B$1];[.L13];108-(815-(1500/[.K13]))/[.L13])" office:value-type="float" office:value="5.01343752721144">
            <text:p>5.01344</text:p>
          </table:table-cell>
          <table:table-cell table:style-name="ce2" table:formula="of:=IF(ABS([.L13]-[.M13])&lt;[.$B$1];[.M13];108-(815-(1500/[.L13]))/[.M13])" office:value-type="float" office:value="5.01343752721144">
            <text:p>5.01344</text:p>
          </table:table-cell>
          <table:table-cell table:style-name="ce2" table:formula="of:=IF(ABS([.M13]-[.N13])&lt;[.$B$1];[.N13];108-(815-(1500/[.M13]))/[.N13])" office:value-type="float" office:value="5.01343752721144">
            <text:p>5.01344</text:p>
          </table:table-cell>
          <table:table-cell table:style-name="ce2" table:formula="of:=IF(ABS([.N13]-[.O13])&lt;[.$B$1];[.O13];108-(815-(1500/[.N13]))/[.O13])" office:value-type="float" office:value="5.01343752721144">
            <text:p>5.01344</text:p>
          </table:table-cell>
          <table:table-cell table:style-name="ce2" table:formula="of:=IF(ABS([.O13]-[.P13])&lt;[.$B$1];[.P13];108-(815-(1500/[.O13]))/[.P13])" office:value-type="float" office:value="5.01343752721144">
            <text:p>5.01344</text:p>
          </table:table-cell>
          <table:table-cell table:style-name="ce2" table:formula="of:=IF(ABS([.P13]-[.Q13])&lt;[.$B$1];[.Q13];108-(815-(1500/[.P13]))/[.Q13])" office:value-type="float" office:value="5.01343752721144">
            <text:p>5.01344</text:p>
          </table:table-cell>
          <table:table-cell table:style-name="ce2" table:formula="of:=IF(ABS([.Q13]-[.R13])&lt;[.$B$1];[.R13];108-(815-(1500/[.Q13]))/[.R13])" office:value-type="float" office:value="5.01343752721144">
            <text:p>5.01344</text:p>
          </table:table-cell>
          <table:table-cell table:style-name="ce2" table:formula="of:=IF(ABS([.R13]-[.S13])&lt;[.$B$1];[.S13];108-(815-(1500/[.R13]))/[.S13])" office:value-type="float" office:value="5.01343752721144">
            <text:p>5.01344</text:p>
          </table:table-cell>
          <table:table-cell table:style-name="ce2" table:formula="of:=IF(ABS([.S13]-[.T13])&lt;[.$B$1];[.T13];108-(815-(1500/[.S13]))/[.T13])" office:value-type="float" office:value="5.01343752721144">
            <text:p>5.01344</text:p>
          </table:table-cell>
          <table:table-cell table:style-name="ce2" table:formula="of:=IF(ABS([.T13]-[.U13])&lt;[.$B$1];[.U13];108-(815-(1500/[.T13]))/[.U13])" office:value-type="float" office:value="5.01343752721144">
            <text:p>5.01344</text:p>
          </table:table-cell>
          <table:table-cell table:style-name="ce2" table:formula="of:=IF(ABS([.U13]-[.V13])&lt;[.$B$1];[.V13];108-(815-(1500/[.U13]))/[.V13])" office:value-type="float" office:value="5.01343752721144">
            <text:p>5.01344</text:p>
          </table:table-cell>
          <table:table-cell table:style-name="ce2" table:formula="of:=IF(ABS([.V13]-[.W13])&lt;[.$B$1];[.W13];108-(815-(1500/[.V13]))/[.W13])" office:value-type="float" office:value="5.01343752721144">
            <text:p>5.01344</text:p>
          </table:table-cell>
          <table:table-cell table:style-name="ce2" table:formula="of:=IF(ABS([.W13]-[.X13])&lt;[.$B$1];[.X13];108-(815-(1500/[.W13]))/[.X13])" office:value-type="float" office:value="5.01343752721144">
            <text:p>5.01344</text:p>
          </table:table-cell>
          <table:table-cell table:style-name="ce3" table:formula="of:=IF(ABS([.X13]-[.Y13])&lt;[.$B$1];[.Y13];108-(815-(1500/[.X13]))/[.Y13])" office:value-type="float" office:value="5.01343752721144">
            <text:p>5.01</text:p>
          </table:table-cell>
          <table:table-cell table:number-columns-repeated="998"/>
        </table:table-row>
        <table:table-row table:style-name="ro1">
          <table:table-cell office:value-type="float" office:value="-17">
            <text:p>-17.00000</text:p>
          </table:table-cell>
          <table:table-cell office:value-type="string">
            <text:p><text:s/>8.88235294117647100620</text:p>
          </table:table-cell>
          <table:table-cell table:style-name="ce2" table:formula="of:=108-(815-(1500/[.A14]))/[.B14]" office:value-type="float" office:value="6.3112582781457">
            <text:p>6.31126</text:p>
          </table:table-cell>
          <table:table-cell table:style-name="ce2" table:formula="of:=IF(ABS([.B14]-[.C14])&lt;[.$B$1];[.C14];108-(815-(1500/[.B14]))/[.C14])" office:value-type="float" office:value="5.62329485834216">
            <text:p>5.62329</text:p>
          </table:table-cell>
          <table:table-cell table:style-name="ce2" table:formula="of:=IF(ABS([.C14]-[.D14])&lt;[.$B$1];[.D14];108-(815-(1500/[.C14]))/[.D14])" office:value-type="float" office:value="5.33252472476362">
            <text:p>5.33252</text:p>
          </table:table-cell>
          <table:table-cell table:style-name="ce2" table:formula="of:=IF(ABS([.D14]-[.E14])&lt;[.$B$1];[.E14];108-(815-(1500/[.D14]))/[.E14])" office:value-type="float" office:value="5.18707352069228">
            <text:p>5.18707</text:p>
          </table:table-cell>
          <table:table-cell table:style-name="ce2" table:formula="of:=IF(ABS([.E14]-[.F14])&lt;[.$B$1];[.F14];108-(815-(1500/[.E14]))/[.F14])" office:value-type="float" office:value="5.1081959919477">
            <text:p>5.10820</text:p>
          </table:table-cell>
          <table:table-cell table:style-name="ce2" table:formula="of:=IF(ABS([.F14]-[.G14])&lt;[.$B$1];[.G14];108-(815-(1500/[.F14]))/[.G14])" office:value-type="float" office:value="5.06354259514255">
            <text:p>5.06354</text:p>
          </table:table-cell>
          <table:table-cell table:style-name="ce2" table:formula="of:=IF(ABS([.G14]-[.H14])&lt;[.$B$1];[.H14];108-(815-(1500/[.G14]))/[.H14])" office:value-type="float" office:value="5.03764732667278">
            <text:p>5.03765</text:p>
          </table:table-cell>
          <table:table-cell table:style-name="ce2" table:formula="of:=IF(ABS([.H14]-[.I14])&lt;[.$B$1];[.I14];108-(815-(1500/[.H14]))/[.I14])" office:value-type="float" office:value="5.02242373134283">
            <text:p>5.02242</text:p>
          </table:table-cell>
          <table:table-cell table:style-name="ce2" table:formula="of:=IF(ABS([.I14]-[.J14])&lt;[.$B$1];[.J14];108-(815-(1500/[.I14]))/[.J14])" office:value-type="float" office:value="5.01347665649082">
            <text:p>5.01348</text:p>
          </table:table-cell>
          <table:table-cell table:style-name="ce2" table:formula="of:=IF(ABS([.J14]-[.K14])&lt;[.$B$1];[.K14];108-(815-(1500/[.J14]))/[.K14])" office:value-type="float" office:value="5.01347665649082">
            <text:p>5.01348</text:p>
          </table:table-cell>
          <table:table-cell table:style-name="ce2" table:formula="of:=IF(ABS([.K14]-[.L14])&lt;[.$B$1];[.L14];108-(815-(1500/[.K14]))/[.L14])" office:value-type="float" office:value="5.01347665649082">
            <text:p>5.01348</text:p>
          </table:table-cell>
          <table:table-cell table:style-name="ce2" table:formula="of:=IF(ABS([.L14]-[.M14])&lt;[.$B$1];[.M14];108-(815-(1500/[.L14]))/[.M14])" office:value-type="float" office:value="5.01347665649082">
            <text:p>5.01348</text:p>
          </table:table-cell>
          <table:table-cell table:style-name="ce2" table:formula="of:=IF(ABS([.M14]-[.N14])&lt;[.$B$1];[.N14];108-(815-(1500/[.M14]))/[.N14])" office:value-type="float" office:value="5.01347665649082">
            <text:p>5.01348</text:p>
          </table:table-cell>
          <table:table-cell table:style-name="ce2" table:formula="of:=IF(ABS([.N14]-[.O14])&lt;[.$B$1];[.O14];108-(815-(1500/[.N14]))/[.O14])" office:value-type="float" office:value="5.01347665649082">
            <text:p>5.01348</text:p>
          </table:table-cell>
          <table:table-cell table:style-name="ce2" table:formula="of:=IF(ABS([.O14]-[.P14])&lt;[.$B$1];[.P14];108-(815-(1500/[.O14]))/[.P14])" office:value-type="float" office:value="5.01347665649082">
            <text:p>5.01348</text:p>
          </table:table-cell>
          <table:table-cell table:style-name="ce2" table:formula="of:=IF(ABS([.P14]-[.Q14])&lt;[.$B$1];[.Q14];108-(815-(1500/[.P14]))/[.Q14])" office:value-type="float" office:value="5.01347665649082">
            <text:p>5.01348</text:p>
          </table:table-cell>
          <table:table-cell table:style-name="ce2" table:formula="of:=IF(ABS([.Q14]-[.R14])&lt;[.$B$1];[.R14];108-(815-(1500/[.Q14]))/[.R14])" office:value-type="float" office:value="5.01347665649082">
            <text:p>5.01348</text:p>
          </table:table-cell>
          <table:table-cell table:style-name="ce2" table:formula="of:=IF(ABS([.R14]-[.S14])&lt;[.$B$1];[.S14];108-(815-(1500/[.R14]))/[.S14])" office:value-type="float" office:value="5.01347665649082">
            <text:p>5.01348</text:p>
          </table:table-cell>
          <table:table-cell table:style-name="ce2" table:formula="of:=IF(ABS([.S14]-[.T14])&lt;[.$B$1];[.T14];108-(815-(1500/[.S14]))/[.T14])" office:value-type="float" office:value="5.01347665649082">
            <text:p>5.01348</text:p>
          </table:table-cell>
          <table:table-cell table:style-name="ce2" table:formula="of:=IF(ABS([.T14]-[.U14])&lt;[.$B$1];[.U14];108-(815-(1500/[.T14]))/[.U14])" office:value-type="float" office:value="5.01347665649082">
            <text:p>5.01348</text:p>
          </table:table-cell>
          <table:table-cell table:style-name="ce2" table:formula="of:=IF(ABS([.U14]-[.V14])&lt;[.$B$1];[.V14];108-(815-(1500/[.U14]))/[.V14])" office:value-type="float" office:value="5.01347665649082">
            <text:p>5.01348</text:p>
          </table:table-cell>
          <table:table-cell table:style-name="ce2" table:formula="of:=IF(ABS([.V14]-[.W14])&lt;[.$B$1];[.W14];108-(815-(1500/[.V14]))/[.W14])" office:value-type="float" office:value="5.01347665649082">
            <text:p>5.01348</text:p>
          </table:table-cell>
          <table:table-cell table:style-name="ce2" table:formula="of:=IF(ABS([.W14]-[.X14])&lt;[.$B$1];[.X14];108-(815-(1500/[.W14]))/[.X14])" office:value-type="float" office:value="5.01347665649082">
            <text:p>5.01348</text:p>
          </table:table-cell>
          <table:table-cell table:style-name="ce3" table:formula="of:=IF(ABS([.X14]-[.Y14])&lt;[.$B$1];[.Y14];108-(815-(1500/[.X14]))/[.Y14])" office:value-type="float" office:value="5.01347665649082">
            <text:p>5.01</text:p>
          </table:table-cell>
          <table:table-cell table:number-columns-repeated="998"/>
        </table:table-row>
        <table:table-row table:style-name="ro1">
          <table:table-cell office:value-type="float" office:value="-16.75">
            <text:p>-16.75000</text:p>
          </table:table-cell>
          <table:table-cell office:value-type="string">
            <text:p><text:s/>8.89552238805970141300</text:p>
          </table:table-cell>
          <table:table-cell table:style-name="ce2" table:formula="of:=108-(815-(1500/[.A15]))/[.B15]" office:value-type="float" office:value="6.31375838926175">
            <text:p>6.31376</text:p>
          </table:table-cell>
          <table:table-cell table:style-name="ce2" table:formula="of:=IF(ABS([.B15]-[.C15])&lt;[.$B$1];[.C15];108-(815-(1500/[.B15]))/[.C15])" office:value-type="float" office:value="5.62423598192939">
            <text:p>5.62424</text:p>
          </table:table-cell>
          <table:table-cell table:style-name="ce2" table:formula="of:=IF(ABS([.C15]-[.D15])&lt;[.$B$1];[.D15];108-(815-(1500/[.C15]))/[.D15])" office:value-type="float" office:value="5.33297108297244">
            <text:p>5.33297</text:p>
          </table:table-cell>
          <table:table-cell table:style-name="ce2" table:formula="of:=IF(ABS([.D15]-[.E15])&lt;[.$B$1];[.E15];108-(815-(1500/[.D15]))/[.E15])" office:value-type="float" office:value="5.18730895658487">
            <text:p>5.18731</text:p>
          </table:table-cell>
          <table:table-cell table:style-name="ce2" table:formula="of:=IF(ABS([.E15]-[.F15])&lt;[.$B$1];[.F15];108-(815-(1500/[.E15]))/[.F15])" office:value-type="float" office:value="5.10832724191378">
            <text:p>5.10833</text:p>
          </table:table-cell>
          <table:table-cell table:style-name="ce2" table:formula="of:=IF(ABS([.F15]-[.G15])&lt;[.$B$1];[.G15];108-(815-(1500/[.F15]))/[.G15])" office:value-type="float" office:value="5.06361804127018">
            <text:p>5.06362</text:p>
          </table:table-cell>
          <table:table-cell table:style-name="ce2" table:formula="of:=IF(ABS([.G15]-[.H15])&lt;[.$B$1];[.H15];108-(815-(1500/[.G15]))/[.H15])" office:value-type="float" office:value="5.03769143983824">
            <text:p>5.03769</text:p>
          </table:table-cell>
          <table:table-cell table:style-name="ce2" table:formula="of:=IF(ABS([.H15]-[.I15])&lt;[.$B$1];[.I15];108-(815-(1500/[.H15]))/[.I15])" office:value-type="float" office:value="5.02244931156586">
            <text:p>5.02245</text:p>
          </table:table-cell>
          <table:table-cell table:style-name="ce2" table:formula="of:=IF(ABS([.I15]-[.J15])&lt;[.$B$1];[.J15];108-(815-(1500/[.I15]))/[.J15])" office:value-type="float" office:value="5.01348204495383">
            <text:p>5.01348</text:p>
          </table:table-cell>
          <table:table-cell table:style-name="ce2" table:formula="of:=IF(ABS([.J15]-[.K15])&lt;[.$B$1];[.K15];108-(815-(1500/[.J15]))/[.K15])" office:value-type="float" office:value="5.01348204495383">
            <text:p>5.01348</text:p>
          </table:table-cell>
          <table:table-cell table:style-name="ce2" table:formula="of:=IF(ABS([.K15]-[.L15])&lt;[.$B$1];[.L15];108-(815-(1500/[.K15]))/[.L15])" office:value-type="float" office:value="5.01348204495383">
            <text:p>5.01348</text:p>
          </table:table-cell>
          <table:table-cell table:style-name="ce2" table:formula="of:=IF(ABS([.L15]-[.M15])&lt;[.$B$1];[.M15];108-(815-(1500/[.L15]))/[.M15])" office:value-type="float" office:value="5.01348204495383">
            <text:p>5.01348</text:p>
          </table:table-cell>
          <table:table-cell table:style-name="ce2" table:formula="of:=IF(ABS([.M15]-[.N15])&lt;[.$B$1];[.N15];108-(815-(1500/[.M15]))/[.N15])" office:value-type="float" office:value="5.01348204495383">
            <text:p>5.01348</text:p>
          </table:table-cell>
          <table:table-cell table:style-name="ce2" table:formula="of:=IF(ABS([.N15]-[.O15])&lt;[.$B$1];[.O15];108-(815-(1500/[.N15]))/[.O15])" office:value-type="float" office:value="5.01348204495383">
            <text:p>5.01348</text:p>
          </table:table-cell>
          <table:table-cell table:style-name="ce2" table:formula="of:=IF(ABS([.O15]-[.P15])&lt;[.$B$1];[.P15];108-(815-(1500/[.O15]))/[.P15])" office:value-type="float" office:value="5.01348204495383">
            <text:p>5.01348</text:p>
          </table:table-cell>
          <table:table-cell table:style-name="ce2" table:formula="of:=IF(ABS([.P15]-[.Q15])&lt;[.$B$1];[.Q15];108-(815-(1500/[.P15]))/[.Q15])" office:value-type="float" office:value="5.01348204495383">
            <text:p>5.01348</text:p>
          </table:table-cell>
          <table:table-cell table:style-name="ce2" table:formula="of:=IF(ABS([.Q15]-[.R15])&lt;[.$B$1];[.R15];108-(815-(1500/[.Q15]))/[.R15])" office:value-type="float" office:value="5.01348204495383">
            <text:p>5.01348</text:p>
          </table:table-cell>
          <table:table-cell table:style-name="ce2" table:formula="of:=IF(ABS([.R15]-[.S15])&lt;[.$B$1];[.S15];108-(815-(1500/[.R15]))/[.S15])" office:value-type="float" office:value="5.01348204495383">
            <text:p>5.01348</text:p>
          </table:table-cell>
          <table:table-cell table:style-name="ce2" table:formula="of:=IF(ABS([.S15]-[.T15])&lt;[.$B$1];[.T15];108-(815-(1500/[.S15]))/[.T15])" office:value-type="float" office:value="5.01348204495383">
            <text:p>5.01348</text:p>
          </table:table-cell>
          <table:table-cell table:style-name="ce2" table:formula="of:=IF(ABS([.T15]-[.U15])&lt;[.$B$1];[.U15];108-(815-(1500/[.T15]))/[.U15])" office:value-type="float" office:value="5.01348204495383">
            <text:p>5.01348</text:p>
          </table:table-cell>
          <table:table-cell table:style-name="ce2" table:formula="of:=IF(ABS([.U15]-[.V15])&lt;[.$B$1];[.V15];108-(815-(1500/[.U15]))/[.V15])" office:value-type="float" office:value="5.01348204495383">
            <text:p>5.01348</text:p>
          </table:table-cell>
          <table:table-cell table:style-name="ce2" table:formula="of:=IF(ABS([.V15]-[.W15])&lt;[.$B$1];[.W15];108-(815-(1500/[.V15]))/[.W15])" office:value-type="float" office:value="5.01348204495383">
            <text:p>5.01348</text:p>
          </table:table-cell>
          <table:table-cell table:style-name="ce2" table:formula="of:=IF(ABS([.W15]-[.X15])&lt;[.$B$1];[.X15];108-(815-(1500/[.W15]))/[.X15])" office:value-type="float" office:value="5.01348204495383">
            <text:p>5.01348</text:p>
          </table:table-cell>
          <table:table-cell table:style-name="ce3" table:formula="of:=IF(ABS([.X15]-[.Y15])&lt;[.$B$1];[.Y15];108-(815-(1500/[.X15]))/[.Y15])" office:value-type="float" office:value="5.01348204495383">
            <text:p>5.01</text:p>
          </table:table-cell>
          <table:table-cell table:number-columns-repeated="998"/>
        </table:table-row>
        <table:table-row table:style-name="ro1">
          <table:table-cell office:value-type="float" office:value="-16.5">
            <text:p>-16.50000</text:p>
          </table:table-cell>
          <table:table-cell office:value-type="string">
            <text:p><text:s/>8.90909090909090828347</text:p>
          </table:table-cell>
          <table:table-cell table:style-name="ce2" table:formula="of:=108-(815-(1500/[.A16]))/[.B16]" office:value-type="float" office:value="6.31632653061224">
            <text:p>6.31633</text:p>
          </table:table-cell>
          <table:table-cell table:style-name="ce2" table:formula="of:=IF(ABS([.B16]-[.C16])&lt;[.$B$1];[.C16];108-(815-(1500/[.B16]))/[.C16])" office:value-type="float" office:value="5.62520193861066">
            <text:p>5.62520</text:p>
          </table:table-cell>
          <table:table-cell table:style-name="ce2" table:formula="of:=IF(ABS([.C16]-[.D16])&lt;[.$B$1];[.D16];108-(815-(1500/[.C16]))/[.D16])" office:value-type="float" office:value="5.33342906375638">
            <text:p>5.33343</text:p>
          </table:table-cell>
          <table:table-cell table:style-name="ce2" table:formula="of:=IF(ABS([.D16]-[.E16])&lt;[.$B$1];[.E16];108-(815-(1500/[.D16]))/[.E16])" office:value-type="float" office:value="5.18755048193275">
            <text:p>5.18755</text:p>
          </table:table-cell>
          <table:table-cell table:style-name="ce2" table:formula="of:=IF(ABS([.E16]-[.F16])&lt;[.$B$1];[.F16];108-(815-(1500/[.E16]))/[.F16])" office:value-type="float" office:value="5.10846187379124">
            <text:p>5.10846</text:p>
          </table:table-cell>
          <table:table-cell table:style-name="ce2" table:formula="of:=IF(ABS([.F16]-[.G16])&lt;[.$B$1];[.G16];108-(815-(1500/[.F16]))/[.G16])" office:value-type="float" office:value="5.0636954188348">
            <text:p>5.06370</text:p>
          </table:table-cell>
          <table:table-cell table:style-name="ce2" table:formula="of:=IF(ABS([.G16]-[.H16])&lt;[.$B$1];[.H16];108-(815-(1500/[.G16]))/[.H16])" office:value-type="float" office:value="5.03773651205975">
            <text:p>5.03774</text:p>
          </table:table-cell>
          <table:table-cell table:style-name="ce2" table:formula="of:=IF(ABS([.H16]-[.I16])&lt;[.$B$1];[.I16];108-(815-(1500/[.H16]))/[.I16])" office:value-type="float" office:value="5.02247209317436">
            <text:p>5.02247</text:p>
          </table:table-cell>
          <table:table-cell table:style-name="ce2" table:formula="of:=IF(ABS([.I16]-[.J16])&lt;[.$B$1];[.J16];108-(815-(1500/[.I16]))/[.J16])" office:value-type="float" office:value="5.01341877028179">
            <text:p>5.01342</text:p>
          </table:table-cell>
          <table:table-cell table:style-name="ce2" table:formula="of:=IF(ABS([.J16]-[.K16])&lt;[.$B$1];[.K16];108-(815-(1500/[.J16]))/[.K16])" office:value-type="float" office:value="5.01341877028179">
            <text:p>5.01342</text:p>
          </table:table-cell>
          <table:table-cell table:style-name="ce2" table:formula="of:=IF(ABS([.K16]-[.L16])&lt;[.$B$1];[.L16];108-(815-(1500/[.K16]))/[.L16])" office:value-type="float" office:value="5.01341877028179">
            <text:p>5.01342</text:p>
          </table:table-cell>
          <table:table-cell table:style-name="ce2" table:formula="of:=IF(ABS([.L16]-[.M16])&lt;[.$B$1];[.M16];108-(815-(1500/[.L16]))/[.M16])" office:value-type="float" office:value="5.01341877028179">
            <text:p>5.01342</text:p>
          </table:table-cell>
          <table:table-cell table:style-name="ce2" table:formula="of:=IF(ABS([.M16]-[.N16])&lt;[.$B$1];[.N16];108-(815-(1500/[.M16]))/[.N16])" office:value-type="float" office:value="5.01341877028179">
            <text:p>5.01342</text:p>
          </table:table-cell>
          <table:table-cell table:style-name="ce2" table:formula="of:=IF(ABS([.N16]-[.O16])&lt;[.$B$1];[.O16];108-(815-(1500/[.N16]))/[.O16])" office:value-type="float" office:value="5.01341877028179">
            <text:p>5.01342</text:p>
          </table:table-cell>
          <table:table-cell table:style-name="ce2" table:formula="of:=IF(ABS([.O16]-[.P16])&lt;[.$B$1];[.P16];108-(815-(1500/[.O16]))/[.P16])" office:value-type="float" office:value="5.01341877028179">
            <text:p>5.01342</text:p>
          </table:table-cell>
          <table:table-cell table:style-name="ce2" table:formula="of:=IF(ABS([.P16]-[.Q16])&lt;[.$B$1];[.Q16];108-(815-(1500/[.P16]))/[.Q16])" office:value-type="float" office:value="5.01341877028179">
            <text:p>5.01342</text:p>
          </table:table-cell>
          <table:table-cell table:style-name="ce2" table:formula="of:=IF(ABS([.Q16]-[.R16])&lt;[.$B$1];[.R16];108-(815-(1500/[.Q16]))/[.R16])" office:value-type="float" office:value="5.01341877028179">
            <text:p>5.01342</text:p>
          </table:table-cell>
          <table:table-cell table:style-name="ce2" table:formula="of:=IF(ABS([.R16]-[.S16])&lt;[.$B$1];[.S16];108-(815-(1500/[.R16]))/[.S16])" office:value-type="float" office:value="5.01341877028179">
            <text:p>5.01342</text:p>
          </table:table-cell>
          <table:table-cell table:style-name="ce2" table:formula="of:=IF(ABS([.S16]-[.T16])&lt;[.$B$1];[.T16];108-(815-(1500/[.S16]))/[.T16])" office:value-type="float" office:value="5.01341877028179">
            <text:p>5.01342</text:p>
          </table:table-cell>
          <table:table-cell table:style-name="ce2" table:formula="of:=IF(ABS([.T16]-[.U16])&lt;[.$B$1];[.U16];108-(815-(1500/[.T16]))/[.U16])" office:value-type="float" office:value="5.01341877028179">
            <text:p>5.01342</text:p>
          </table:table-cell>
          <table:table-cell table:style-name="ce2" table:formula="of:=IF(ABS([.U16]-[.V16])&lt;[.$B$1];[.V16];108-(815-(1500/[.U16]))/[.V16])" office:value-type="float" office:value="5.01341877028179">
            <text:p>5.01342</text:p>
          </table:table-cell>
          <table:table-cell table:style-name="ce2" table:formula="of:=IF(ABS([.V16]-[.W16])&lt;[.$B$1];[.W16];108-(815-(1500/[.V16]))/[.W16])" office:value-type="float" office:value="5.01341877028179">
            <text:p>5.01342</text:p>
          </table:table-cell>
          <table:table-cell table:style-name="ce2" table:formula="of:=IF(ABS([.W16]-[.X16])&lt;[.$B$1];[.X16];108-(815-(1500/[.W16]))/[.X16])" office:value-type="float" office:value="5.01341877028179">
            <text:p>5.01342</text:p>
          </table:table-cell>
          <table:table-cell table:style-name="ce3" table:formula="of:=IF(ABS([.X16]-[.Y16])&lt;[.$B$1];[.Y16];108-(815-(1500/[.X16]))/[.Y16])" office:value-type="float" office:value="5.01341877028179">
            <text:p>5.01</text:p>
          </table:table-cell>
          <table:table-cell table:number-columns-repeated="998"/>
        </table:table-row>
        <table:table-row table:style-name="ro1">
          <table:table-cell office:value-type="float" office:value="-16.25">
            <text:p>-16.25000</text:p>
          </table:table-cell>
          <table:table-cell office:value-type="string">
            <text:p><text:s/>8.92307692307692335021</text:p>
          </table:table-cell>
          <table:table-cell table:style-name="ce2" table:formula="of:=108-(815-(1500/[.A17]))/[.B17]" office:value-type="float" office:value="6.31896551724138">
            <text:p>6.31897</text:p>
          </table:table-cell>
          <table:table-cell table:style-name="ce2" table:formula="of:=IF(ABS([.B17]-[.C17])&lt;[.$B$1];[.C17];108-(815-(1500/[.B17]))/[.C17])" office:value-type="float" office:value="5.62619372442022">
            <text:p>5.62619</text:p>
          </table:table-cell>
          <table:table-cell table:style-name="ce2" table:formula="of:=IF(ABS([.C17]-[.D17])&lt;[.$B$1];[.D17];108-(815-(1500/[.C17]))/[.D17])" office:value-type="float" office:value="5.33389912706161">
            <text:p>5.33390</text:p>
          </table:table-cell>
          <table:table-cell table:style-name="ce2" table:formula="of:=IF(ABS([.D17]-[.E17])&lt;[.$B$1];[.E17];108-(815-(1500/[.D17]))/[.E17])" office:value-type="float" office:value="5.18779833614629">
            <text:p>5.18780</text:p>
          </table:table-cell>
          <table:table-cell table:style-name="ce2" table:formula="of:=IF(ABS([.E17]-[.F17])&lt;[.$B$1];[.F17];108-(815-(1500/[.E17]))/[.F17])" office:value-type="float" office:value="5.1086000212153">
            <text:p>5.10860</text:p>
          </table:table-cell>
          <table:table-cell table:style-name="ce2" table:formula="of:=IF(ABS([.F17]-[.G17])&lt;[.$B$1];[.G17];108-(815-(1500/[.F17]))/[.G17])" office:value-type="float" office:value="5.06377482679551">
            <text:p>5.06377</text:p>
          </table:table-cell>
          <table:table-cell table:style-name="ce2" table:formula="of:=IF(ABS([.G17]-[.H17])&lt;[.$B$1];[.H17];108-(815-(1500/[.G17]))/[.H17])" office:value-type="float" office:value="5.03778304463054">
            <text:p>5.03778</text:p>
          </table:table-cell>
          <table:table-cell table:style-name="ce2" table:formula="of:=IF(ABS([.H17]-[.I17])&lt;[.$B$1];[.I17];108-(815-(1500/[.H17]))/[.I17])" office:value-type="float" office:value="5.02250117613646">
            <text:p>5.02250</text:p>
          </table:table-cell>
          <table:table-cell table:style-name="ce2" table:formula="of:=IF(ABS([.I17]-[.J17])&lt;[.$B$1];[.J17];108-(815-(1500/[.I17]))/[.J17])" office:value-type="float" office:value="5.013467530269">
            <text:p>5.01347</text:p>
          </table:table-cell>
          <table:table-cell table:style-name="ce2" table:formula="of:=IF(ABS([.J17]-[.K17])&lt;[.$B$1];[.K17];108-(815-(1500/[.J17]))/[.K17])" office:value-type="float" office:value="5.013467530269">
            <text:p>5.01347</text:p>
          </table:table-cell>
          <table:table-cell table:style-name="ce2" table:formula="of:=IF(ABS([.K17]-[.L17])&lt;[.$B$1];[.L17];108-(815-(1500/[.K17]))/[.L17])" office:value-type="float" office:value="5.013467530269">
            <text:p>5.01347</text:p>
          </table:table-cell>
          <table:table-cell table:style-name="ce2" table:formula="of:=IF(ABS([.L17]-[.M17])&lt;[.$B$1];[.M17];108-(815-(1500/[.L17]))/[.M17])" office:value-type="float" office:value="5.013467530269">
            <text:p>5.01347</text:p>
          </table:table-cell>
          <table:table-cell table:style-name="ce2" table:formula="of:=IF(ABS([.M17]-[.N17])&lt;[.$B$1];[.N17];108-(815-(1500/[.M17]))/[.N17])" office:value-type="float" office:value="5.013467530269">
            <text:p>5.01347</text:p>
          </table:table-cell>
          <table:table-cell table:style-name="ce2" table:formula="of:=IF(ABS([.N17]-[.O17])&lt;[.$B$1];[.O17];108-(815-(1500/[.N17]))/[.O17])" office:value-type="float" office:value="5.013467530269">
            <text:p>5.01347</text:p>
          </table:table-cell>
          <table:table-cell table:style-name="ce2" table:formula="of:=IF(ABS([.O17]-[.P17])&lt;[.$B$1];[.P17];108-(815-(1500/[.O17]))/[.P17])" office:value-type="float" office:value="5.013467530269">
            <text:p>5.01347</text:p>
          </table:table-cell>
          <table:table-cell table:style-name="ce2" table:formula="of:=IF(ABS([.P17]-[.Q17])&lt;[.$B$1];[.Q17];108-(815-(1500/[.P17]))/[.Q17])" office:value-type="float" office:value="5.013467530269">
            <text:p>5.01347</text:p>
          </table:table-cell>
          <table:table-cell table:style-name="ce2" table:formula="of:=IF(ABS([.Q17]-[.R17])&lt;[.$B$1];[.R17];108-(815-(1500/[.Q17]))/[.R17])" office:value-type="float" office:value="5.013467530269">
            <text:p>5.01347</text:p>
          </table:table-cell>
          <table:table-cell table:style-name="ce2" table:formula="of:=IF(ABS([.R17]-[.S17])&lt;[.$B$1];[.S17];108-(815-(1500/[.R17]))/[.S17])" office:value-type="float" office:value="5.013467530269">
            <text:p>5.01347</text:p>
          </table:table-cell>
          <table:table-cell table:style-name="ce2" table:formula="of:=IF(ABS([.S17]-[.T17])&lt;[.$B$1];[.T17];108-(815-(1500/[.S17]))/[.T17])" office:value-type="float" office:value="5.013467530269">
            <text:p>5.01347</text:p>
          </table:table-cell>
          <table:table-cell table:style-name="ce2" table:formula="of:=IF(ABS([.T17]-[.U17])&lt;[.$B$1];[.U17];108-(815-(1500/[.T17]))/[.U17])" office:value-type="float" office:value="5.013467530269">
            <text:p>5.01347</text:p>
          </table:table-cell>
          <table:table-cell table:style-name="ce2" table:formula="of:=IF(ABS([.U17]-[.V17])&lt;[.$B$1];[.V17];108-(815-(1500/[.U17]))/[.V17])" office:value-type="float" office:value="5.013467530269">
            <text:p>5.01347</text:p>
          </table:table-cell>
          <table:table-cell table:style-name="ce2" table:formula="of:=IF(ABS([.V17]-[.W17])&lt;[.$B$1];[.W17];108-(815-(1500/[.V17]))/[.W17])" office:value-type="float" office:value="5.013467530269">
            <text:p>5.01347</text:p>
          </table:table-cell>
          <table:table-cell table:style-name="ce2" table:formula="of:=IF(ABS([.W17]-[.X17])&lt;[.$B$1];[.X17];108-(815-(1500/[.W17]))/[.X17])" office:value-type="float" office:value="5.013467530269">
            <text:p>5.01347</text:p>
          </table:table-cell>
          <table:table-cell table:style-name="ce3" table:formula="of:=IF(ABS([.X17]-[.Y17])&lt;[.$B$1];[.Y17];108-(815-(1500/[.X17]))/[.Y17])" office:value-type="float" office:value="5.013467530269">
            <text:p>5.01</text:p>
          </table:table-cell>
          <table:table-cell table:number-columns-repeated="998"/>
        </table:table-row>
        <table:table-row table:style-name="ro1">
          <table:table-cell office:value-type="float" office:value="-16">
            <text:p>-16.00000</text:p>
          </table:table-cell>
          <table:table-cell office:value-type="string">
            <text:p><text:s/>8.93750000000000000000</text:p>
          </table:table-cell>
          <table:table-cell table:style-name="ce2" table:formula="of:=108-(815-(1500/[.A18]))/[.B18]" office:value-type="float" office:value="6.32167832167832">
            <text:p>6.32168</text:p>
          </table:table-cell>
          <table:table-cell table:style-name="ce2" table:formula="of:=IF(ABS([.B18]-[.C18])&lt;[.$B$1];[.C18];108-(815-(1500/[.B18]))/[.C18])" office:value-type="float" office:value="5.62721238938052">
            <text:p>5.62721</text:p>
          </table:table-cell>
          <table:table-cell table:style-name="ce2" table:formula="of:=IF(ABS([.C18]-[.D18])&lt;[.$B$1];[.D18];108-(815-(1500/[.C18]))/[.D18])" office:value-type="float" office:value="5.33438175742064">
            <text:p>5.33438</text:p>
          </table:table-cell>
          <table:table-cell table:style-name="ce2" table:formula="of:=IF(ABS([.D18]-[.E18])&lt;[.$B$1];[.E18];108-(815-(1500/[.D18]))/[.E18])" office:value-type="float" office:value="5.18805277122206">
            <text:p>5.18805</text:p>
          </table:table-cell>
          <table:table-cell table:style-name="ce2" table:formula="of:=IF(ABS([.E18]-[.F18])&lt;[.$B$1];[.F18];108-(815-(1500/[.E18]))/[.F18])" office:value-type="float" office:value="5.1087418224372">
            <text:p>5.10874</text:p>
          </table:table-cell>
          <table:table-cell table:style-name="ce2" table:formula="of:=IF(ABS([.F18]-[.G18])&lt;[.$B$1];[.G18];108-(815-(1500/[.F18]))/[.G18])" office:value-type="float" office:value="5.06385632128101">
            <text:p>5.06386</text:p>
          </table:table-cell>
          <table:table-cell table:style-name="ce2" table:formula="of:=IF(ABS([.G18]-[.H18])&lt;[.$B$1];[.H18];108-(815-(1500/[.G18]))/[.H18])" office:value-type="float" office:value="5.03783061604332">
            <text:p>5.03783</text:p>
          </table:table-cell>
          <table:table-cell table:style-name="ce2" table:formula="of:=IF(ABS([.H18]-[.I18])&lt;[.$B$1];[.I18];108-(815-(1500/[.H18]))/[.I18])" office:value-type="float" office:value="5.0225272947749">
            <text:p>5.02253</text:p>
          </table:table-cell>
          <table:table-cell table:style-name="ce2" table:formula="of:=IF(ABS([.I18]-[.J18])&lt;[.$B$1];[.J18];108-(815-(1500/[.I18]))/[.J18])" office:value-type="float" office:value="5.01344329210072">
            <text:p>5.01344</text:p>
          </table:table-cell>
          <table:table-cell table:style-name="ce2" table:formula="of:=IF(ABS([.J18]-[.K18])&lt;[.$B$1];[.K18];108-(815-(1500/[.J18]))/[.K18])" office:value-type="float" office:value="5.01344329210072">
            <text:p>5.01344</text:p>
          </table:table-cell>
          <table:table-cell table:style-name="ce2" table:formula="of:=IF(ABS([.K18]-[.L18])&lt;[.$B$1];[.L18];108-(815-(1500/[.K18]))/[.L18])" office:value-type="float" office:value="5.01344329210072">
            <text:p>5.01344</text:p>
          </table:table-cell>
          <table:table-cell table:style-name="ce2" table:formula="of:=IF(ABS([.L18]-[.M18])&lt;[.$B$1];[.M18];108-(815-(1500/[.L18]))/[.M18])" office:value-type="float" office:value="5.01344329210072">
            <text:p>5.01344</text:p>
          </table:table-cell>
          <table:table-cell table:style-name="ce2" table:formula="of:=IF(ABS([.M18]-[.N18])&lt;[.$B$1];[.N18];108-(815-(1500/[.M18]))/[.N18])" office:value-type="float" office:value="5.01344329210072">
            <text:p>5.01344</text:p>
          </table:table-cell>
          <table:table-cell table:style-name="ce2" table:formula="of:=IF(ABS([.N18]-[.O18])&lt;[.$B$1];[.O18];108-(815-(1500/[.N18]))/[.O18])" office:value-type="float" office:value="5.01344329210072">
            <text:p>5.01344</text:p>
          </table:table-cell>
          <table:table-cell table:style-name="ce2" table:formula="of:=IF(ABS([.O18]-[.P18])&lt;[.$B$1];[.P18];108-(815-(1500/[.O18]))/[.P18])" office:value-type="float" office:value="5.01344329210072">
            <text:p>5.01344</text:p>
          </table:table-cell>
          <table:table-cell table:style-name="ce2" table:formula="of:=IF(ABS([.P18]-[.Q18])&lt;[.$B$1];[.Q18];108-(815-(1500/[.P18]))/[.Q18])" office:value-type="float" office:value="5.01344329210072">
            <text:p>5.01344</text:p>
          </table:table-cell>
          <table:table-cell table:style-name="ce2" table:formula="of:=IF(ABS([.Q18]-[.R18])&lt;[.$B$1];[.R18];108-(815-(1500/[.Q18]))/[.R18])" office:value-type="float" office:value="5.01344329210072">
            <text:p>5.01344</text:p>
          </table:table-cell>
          <table:table-cell table:style-name="ce2" table:formula="of:=IF(ABS([.R18]-[.S18])&lt;[.$B$1];[.S18];108-(815-(1500/[.R18]))/[.S18])" office:value-type="float" office:value="5.01344329210072">
            <text:p>5.01344</text:p>
          </table:table-cell>
          <table:table-cell table:style-name="ce2" table:formula="of:=IF(ABS([.S18]-[.T18])&lt;[.$B$1];[.T18];108-(815-(1500/[.S18]))/[.T18])" office:value-type="float" office:value="5.01344329210072">
            <text:p>5.01344</text:p>
          </table:table-cell>
          <table:table-cell table:style-name="ce2" table:formula="of:=IF(ABS([.T18]-[.U18])&lt;[.$B$1];[.U18];108-(815-(1500/[.T18]))/[.U18])" office:value-type="float" office:value="5.01344329210072">
            <text:p>5.01344</text:p>
          </table:table-cell>
          <table:table-cell table:style-name="ce2" table:formula="of:=IF(ABS([.U18]-[.V18])&lt;[.$B$1];[.V18];108-(815-(1500/[.U18]))/[.V18])" office:value-type="float" office:value="5.01344329210072">
            <text:p>5.01344</text:p>
          </table:table-cell>
          <table:table-cell table:style-name="ce2" table:formula="of:=IF(ABS([.V18]-[.W18])&lt;[.$B$1];[.W18];108-(815-(1500/[.V18]))/[.W18])" office:value-type="float" office:value="5.01344329210072">
            <text:p>5.01344</text:p>
          </table:table-cell>
          <table:table-cell table:style-name="ce2" table:formula="of:=IF(ABS([.W18]-[.X18])&lt;[.$B$1];[.X18];108-(815-(1500/[.W18]))/[.X18])" office:value-type="float" office:value="5.01344329210072">
            <text:p>5.01344</text:p>
          </table:table-cell>
          <table:table-cell table:style-name="ce3" table:formula="of:=IF(ABS([.X18]-[.Y18])&lt;[.$B$1];[.Y18];108-(815-(1500/[.X18]))/[.Y18])" office:value-type="float" office:value="5.01344329210072">
            <text:p>5.01</text:p>
          </table:table-cell>
          <table:table-cell table:number-columns-repeated="998"/>
        </table:table-row>
        <table:table-row table:style-name="ro1">
          <table:table-cell office:value-type="float" office:value="-15.75">
            <text:p>-15.75000</text:p>
          </table:table-cell>
          <table:table-cell office:value-type="string">
            <text:p><text:s/>8.95238095238095255013</text:p>
          </table:table-cell>
          <table:table-cell table:style-name="ce2" table:formula="of:=108-(815-(1500/[.A19]))/[.B19]" office:value-type="float" office:value="6.32446808510639">
            <text:p>6.32447</text:p>
          </table:table-cell>
          <table:table-cell table:style-name="ce2" table:formula="of:=IF(ABS([.B19]-[.C19])&lt;[.$B$1];[.C19];108-(815-(1500/[.B19]))/[.C19])" office:value-type="float" office:value="5.62825904121119">
            <text:p>5.62826</text:p>
          </table:table-cell>
          <table:table-cell table:style-name="ce2" table:formula="of:=IF(ABS([.C19]-[.D19])&lt;[.$B$1];[.D19];108-(815-(1500/[.C19]))/[.D19])" office:value-type="float" office:value="5.33487746563226">
            <text:p>5.33488</text:p>
          </table:table-cell>
          <table:table-cell table:style-name="ce2" table:formula="of:=IF(ABS([.D19]-[.E19])&lt;[.$B$1];[.E19];108-(815-(1500/[.D19]))/[.E19])" office:value-type="float" office:value="5.18831405285876">
            <text:p>5.18831</text:p>
          </table:table-cell>
          <table:table-cell table:style-name="ce2" table:formula="of:=IF(ABS([.E19]-[.F19])&lt;[.$B$1];[.F19];108-(815-(1500/[.E19]))/[.F19])" office:value-type="float" office:value="5.10888742582732">
            <text:p>5.10889</text:p>
          </table:table-cell>
          <table:table-cell table:style-name="ce2" table:formula="of:=IF(ABS([.F19]-[.G19])&lt;[.$B$1];[.G19];108-(815-(1500/[.F19]))/[.G19])" office:value-type="float" office:value="5.06394001443455">
            <text:p>5.06394</text:p>
          </table:table-cell>
          <table:table-cell table:style-name="ce2" table:formula="of:=IF(ABS([.G19]-[.H19])&lt;[.$B$1];[.H19];108-(815-(1500/[.G19]))/[.H19])" office:value-type="float" office:value="5.03787982940496">
            <text:p>5.03788</text:p>
          </table:table-cell>
          <table:table-cell table:style-name="ce2" table:formula="of:=IF(ABS([.H19]-[.I19])&lt;[.$B$1];[.I19];108-(815-(1500/[.H19]))/[.I19])" office:value-type="float" office:value="5.02256147729574">
            <text:p>5.02256</text:p>
          </table:table-cell>
          <table:table-cell table:style-name="ce2" table:formula="of:=IF(ABS([.I19]-[.J19])&lt;[.$B$1];[.J19];108-(815-(1500/[.I19]))/[.J19])" office:value-type="float" office:value="5.01356509196698">
            <text:p>5.01357</text:p>
          </table:table-cell>
          <table:table-cell table:style-name="ce2" table:formula="of:=IF(ABS([.J19]-[.K19])&lt;[.$B$1];[.K19];108-(815-(1500/[.J19]))/[.K19])" office:value-type="float" office:value="5.01356509196698">
            <text:p>5.01357</text:p>
          </table:table-cell>
          <table:table-cell table:style-name="ce2" table:formula="of:=IF(ABS([.K19]-[.L19])&lt;[.$B$1];[.L19];108-(815-(1500/[.K19]))/[.L19])" office:value-type="float" office:value="5.01356509196698">
            <text:p>5.01357</text:p>
          </table:table-cell>
          <table:table-cell table:style-name="ce2" table:formula="of:=IF(ABS([.L19]-[.M19])&lt;[.$B$1];[.M19];108-(815-(1500/[.L19]))/[.M19])" office:value-type="float" office:value="5.01356509196698">
            <text:p>5.01357</text:p>
          </table:table-cell>
          <table:table-cell table:style-name="ce2" table:formula="of:=IF(ABS([.M19]-[.N19])&lt;[.$B$1];[.N19];108-(815-(1500/[.M19]))/[.N19])" office:value-type="float" office:value="5.01356509196698">
            <text:p>5.01357</text:p>
          </table:table-cell>
          <table:table-cell table:style-name="ce2" table:formula="of:=IF(ABS([.N19]-[.O19])&lt;[.$B$1];[.O19];108-(815-(1500/[.N19]))/[.O19])" office:value-type="float" office:value="5.01356509196698">
            <text:p>5.01357</text:p>
          </table:table-cell>
          <table:table-cell table:style-name="ce2" table:formula="of:=IF(ABS([.O19]-[.P19])&lt;[.$B$1];[.P19];108-(815-(1500/[.O19]))/[.P19])" office:value-type="float" office:value="5.01356509196698">
            <text:p>5.01357</text:p>
          </table:table-cell>
          <table:table-cell table:style-name="ce2" table:formula="of:=IF(ABS([.P19]-[.Q19])&lt;[.$B$1];[.Q19];108-(815-(1500/[.P19]))/[.Q19])" office:value-type="float" office:value="5.01356509196698">
            <text:p>5.01357</text:p>
          </table:table-cell>
          <table:table-cell table:style-name="ce2" table:formula="of:=IF(ABS([.Q19]-[.R19])&lt;[.$B$1];[.R19];108-(815-(1500/[.Q19]))/[.R19])" office:value-type="float" office:value="5.01356509196698">
            <text:p>5.01357</text:p>
          </table:table-cell>
          <table:table-cell table:style-name="ce2" table:formula="of:=IF(ABS([.R19]-[.S19])&lt;[.$B$1];[.S19];108-(815-(1500/[.R19]))/[.S19])" office:value-type="float" office:value="5.01356509196698">
            <text:p>5.01357</text:p>
          </table:table-cell>
          <table:table-cell table:style-name="ce2" table:formula="of:=IF(ABS([.S19]-[.T19])&lt;[.$B$1];[.T19];108-(815-(1500/[.S19]))/[.T19])" office:value-type="float" office:value="5.01356509196698">
            <text:p>5.01357</text:p>
          </table:table-cell>
          <table:table-cell table:style-name="ce2" table:formula="of:=IF(ABS([.T19]-[.U19])&lt;[.$B$1];[.U19];108-(815-(1500/[.T19]))/[.U19])" office:value-type="float" office:value="5.01356509196698">
            <text:p>5.01357</text:p>
          </table:table-cell>
          <table:table-cell table:style-name="ce2" table:formula="of:=IF(ABS([.U19]-[.V19])&lt;[.$B$1];[.V19];108-(815-(1500/[.U19]))/[.V19])" office:value-type="float" office:value="5.01356509196698">
            <text:p>5.01357</text:p>
          </table:table-cell>
          <table:table-cell table:style-name="ce2" table:formula="of:=IF(ABS([.V19]-[.W19])&lt;[.$B$1];[.W19];108-(815-(1500/[.V19]))/[.W19])" office:value-type="float" office:value="5.01356509196698">
            <text:p>5.01357</text:p>
          </table:table-cell>
          <table:table-cell table:style-name="ce2" table:formula="of:=IF(ABS([.W19]-[.X19])&lt;[.$B$1];[.X19];108-(815-(1500/[.W19]))/[.X19])" office:value-type="float" office:value="5.01356509196698">
            <text:p>5.01357</text:p>
          </table:table-cell>
          <table:table-cell table:style-name="ce3" table:formula="of:=IF(ABS([.X19]-[.Y19])&lt;[.$B$1];[.Y19];108-(815-(1500/[.X19]))/[.Y19])" office:value-type="float" office:value="5.01356509196698">
            <text:p>5.01</text:p>
          </table:table-cell>
          <table:table-cell table:number-columns-repeated="998"/>
        </table:table-row>
        <table:table-row table:style-name="ro1">
          <table:table-cell office:value-type="float" office:value="-15.5">
            <text:p>-15.50000</text:p>
          </table:table-cell>
          <table:table-cell office:value-type="string">
            <text:p><text:s/>8.96774193548387188457</text:p>
          </table:table-cell>
          <table:table-cell table:style-name="ce2" table:formula="of:=108-(815-(1500/[.A20]))/[.B20]" office:value-type="float" office:value="6.32733812949641">
            <text:p>6.32734</text:p>
          </table:table-cell>
          <table:table-cell table:style-name="ce2" table:formula="of:=IF(ABS([.B20]-[.C20])&lt;[.$B$1];[.C20];108-(815-(1500/[.B20]))/[.C20])" office:value-type="float" office:value="5.62933484934635">
            <text:p>5.62933</text:p>
          </table:table-cell>
          <table:table-cell table:style-name="ce2" table:formula="of:=IF(ABS([.C20]-[.D20])&lt;[.$B$1];[.D20];108-(815-(1500/[.C20]))/[.D20])" office:value-type="float" office:value="5.33538679054969">
            <text:p>5.33539</text:p>
          </table:table-cell>
          <table:table-cell table:style-name="ce2" table:formula="of:=IF(ABS([.D20]-[.E20])&lt;[.$B$1];[.E20];108-(815-(1500/[.D20]))/[.E20])" office:value-type="float" office:value="5.18858246109875">
            <text:p>5.18858</text:p>
          </table:table-cell>
          <table:table-cell table:style-name="ce2" table:formula="of:=IF(ABS([.E20]-[.F20])&lt;[.$B$1];[.F20];108-(815-(1500/[.E20]))/[.F20])" office:value-type="float" office:value="5.10903698491521">
            <text:p>5.10904</text:p>
          </table:table-cell>
          <table:table-cell table:style-name="ce2" table:formula="of:=IF(ABS([.F20]-[.G20])&lt;[.$B$1];[.G20];108-(815-(1500/[.F20]))/[.G20])" office:value-type="float" office:value="5.06402596762226">
            <text:p>5.06403</text:p>
          </table:table-cell>
          <table:table-cell table:style-name="ce2" table:formula="of:=IF(ABS([.G20]-[.H20])&lt;[.$B$1];[.H20];108-(815-(1500/[.G20]))/[.H20])" office:value-type="float" office:value="5.0379301973954">
            <text:p>5.03793</text:p>
          </table:table-cell>
          <table:table-cell table:style-name="ce2" table:formula="of:=IF(ABS([.H20]-[.I20])&lt;[.$B$1];[.I20];108-(815-(1500/[.H20]))/[.I20])" office:value-type="float" office:value="5.02259305244856">
            <text:p>5.02259</text:p>
          </table:table-cell>
          <table:table-cell table:style-name="ce2" table:formula="of:=IF(ABS([.I20]-[.J20])&lt;[.$B$1];[.J20];108-(815-(1500/[.I20]))/[.J20])" office:value-type="float" office:value="5.01361985211609">
            <text:p>5.01362</text:p>
          </table:table-cell>
          <table:table-cell table:style-name="ce2" table:formula="of:=IF(ABS([.J20]-[.K20])&lt;[.$B$1];[.K20];108-(815-(1500/[.J20]))/[.K20])" office:value-type="float" office:value="5.01361985211609">
            <text:p>5.01362</text:p>
          </table:table-cell>
          <table:table-cell table:style-name="ce2" table:formula="of:=IF(ABS([.K20]-[.L20])&lt;[.$B$1];[.L20];108-(815-(1500/[.K20]))/[.L20])" office:value-type="float" office:value="5.01361985211609">
            <text:p>5.01362</text:p>
          </table:table-cell>
          <table:table-cell table:style-name="ce2" table:formula="of:=IF(ABS([.L20]-[.M20])&lt;[.$B$1];[.M20];108-(815-(1500/[.L20]))/[.M20])" office:value-type="float" office:value="5.01361985211609">
            <text:p>5.01362</text:p>
          </table:table-cell>
          <table:table-cell table:style-name="ce2" table:formula="of:=IF(ABS([.M20]-[.N20])&lt;[.$B$1];[.N20];108-(815-(1500/[.M20]))/[.N20])" office:value-type="float" office:value="5.01361985211609">
            <text:p>5.01362</text:p>
          </table:table-cell>
          <table:table-cell table:style-name="ce2" table:formula="of:=IF(ABS([.N20]-[.O20])&lt;[.$B$1];[.O20];108-(815-(1500/[.N20]))/[.O20])" office:value-type="float" office:value="5.01361985211609">
            <text:p>5.01362</text:p>
          </table:table-cell>
          <table:table-cell table:style-name="ce2" table:formula="of:=IF(ABS([.O20]-[.P20])&lt;[.$B$1];[.P20];108-(815-(1500/[.O20]))/[.P20])" office:value-type="float" office:value="5.01361985211609">
            <text:p>5.01362</text:p>
          </table:table-cell>
          <table:table-cell table:style-name="ce2" table:formula="of:=IF(ABS([.P20]-[.Q20])&lt;[.$B$1];[.Q20];108-(815-(1500/[.P20]))/[.Q20])" office:value-type="float" office:value="5.01361985211609">
            <text:p>5.01362</text:p>
          </table:table-cell>
          <table:table-cell table:style-name="ce2" table:formula="of:=IF(ABS([.Q20]-[.R20])&lt;[.$B$1];[.R20];108-(815-(1500/[.Q20]))/[.R20])" office:value-type="float" office:value="5.01361985211609">
            <text:p>5.01362</text:p>
          </table:table-cell>
          <table:table-cell table:style-name="ce2" table:formula="of:=IF(ABS([.R20]-[.S20])&lt;[.$B$1];[.S20];108-(815-(1500/[.R20]))/[.S20])" office:value-type="float" office:value="5.01361985211609">
            <text:p>5.01362</text:p>
          </table:table-cell>
          <table:table-cell table:style-name="ce2" table:formula="of:=IF(ABS([.S20]-[.T20])&lt;[.$B$1];[.T20];108-(815-(1500/[.S20]))/[.T20])" office:value-type="float" office:value="5.01361985211609">
            <text:p>5.01362</text:p>
          </table:table-cell>
          <table:table-cell table:style-name="ce2" table:formula="of:=IF(ABS([.T20]-[.U20])&lt;[.$B$1];[.U20];108-(815-(1500/[.T20]))/[.U20])" office:value-type="float" office:value="5.01361985211609">
            <text:p>5.01362</text:p>
          </table:table-cell>
          <table:table-cell table:style-name="ce2" table:formula="of:=IF(ABS([.U20]-[.V20])&lt;[.$B$1];[.V20];108-(815-(1500/[.U20]))/[.V20])" office:value-type="float" office:value="5.01361985211609">
            <text:p>5.01362</text:p>
          </table:table-cell>
          <table:table-cell table:style-name="ce2" table:formula="of:=IF(ABS([.V20]-[.W20])&lt;[.$B$1];[.W20];108-(815-(1500/[.V20]))/[.W20])" office:value-type="float" office:value="5.01361985211609">
            <text:p>5.01362</text:p>
          </table:table-cell>
          <table:table-cell table:style-name="ce2" table:formula="of:=IF(ABS([.W20]-[.X20])&lt;[.$B$1];[.X20];108-(815-(1500/[.W20]))/[.X20])" office:value-type="float" office:value="5.01361985211609">
            <text:p>5.01362</text:p>
          </table:table-cell>
          <table:table-cell table:style-name="ce3" table:formula="of:=IF(ABS([.X20]-[.Y20])&lt;[.$B$1];[.Y20];108-(815-(1500/[.X20]))/[.Y20])" office:value-type="float" office:value="5.01361985211609">
            <text:p>5.01</text:p>
          </table:table-cell>
          <table:table-cell table:number-columns-repeated="998"/>
        </table:table-row>
        <table:table-row table:style-name="ro1">
          <table:table-cell office:value-type="float" office:value="-15.25">
            <text:p>-15.25000</text:p>
          </table:table-cell>
          <table:table-cell office:value-type="string">
            <text:p><text:s/>8.98360655737704938417</text:p>
          </table:table-cell>
          <table:table-cell table:style-name="ce2" table:formula="of:=108-(815-(1500/[.A21]))/[.B21]" office:value-type="float" office:value="6.33029197080292">
            <text:p>6.33029</text:p>
          </table:table-cell>
          <table:table-cell table:style-name="ce2" table:formula="of:=IF(ABS([.B21]-[.C21])&lt;[.$B$1];[.C21];108-(815-(1500/[.B21]))/[.C21])" office:value-type="float" office:value="5.63044104929372">
            <text:p>5.63044</text:p>
          </table:table-cell>
          <table:table-cell table:style-name="ce2" table:formula="of:=IF(ABS([.C21]-[.D21])&lt;[.$B$1];[.D21];108-(815-(1500/[.C21]))/[.D21])" office:value-type="float" office:value="5.33591030104405">
            <text:p>5.33591</text:p>
          </table:table-cell>
          <table:table-cell table:style-name="ce2" table:formula="of:=IF(ABS([.D21]-[.E21])&lt;[.$B$1];[.E21];108-(815-(1500/[.D21]))/[.E21])" office:value-type="float" office:value="5.18885829150786">
            <text:p>5.18886</text:p>
          </table:table-cell>
          <table:table-cell table:style-name="ce2" table:formula="of:=IF(ABS([.E21]-[.F21])&lt;[.$B$1];[.F21];108-(815-(1500/[.E21]))/[.F21])" office:value-type="float" office:value="5.10919066237409">
            <text:p>5.10919</text:p>
          </table:table-cell>
          <table:table-cell table:style-name="ce2" table:formula="of:=IF(ABS([.F21]-[.G21])&lt;[.$B$1];[.G21];108-(815-(1500/[.F21]))/[.G21])" office:value-type="float" office:value="5.06411425901165">
            <text:p>5.06411</text:p>
          </table:table-cell>
          <table:table-cell table:style-name="ce2" table:formula="of:=IF(ABS([.G21]-[.H21])&lt;[.$B$1];[.H21];108-(815-(1500/[.G21]))/[.H21])" office:value-type="float" office:value="5.03798147117841">
            <text:p>5.03798</text:p>
          </table:table-cell>
          <table:table-cell table:style-name="ce2" table:formula="of:=IF(ABS([.H21]-[.I21])&lt;[.$B$1];[.I21];108-(815-(1500/[.H21]))/[.I21])" office:value-type="float" office:value="5.02261602918124">
            <text:p>5.02262</text:p>
          </table:table-cell>
          <table:table-cell table:style-name="ce2" table:formula="of:=IF(ABS([.I21]-[.J21])&lt;[.$B$1];[.J21];108-(815-(1500/[.I21]))/[.J21])" office:value-type="float" office:value="5.0134876589279">
            <text:p>5.01349</text:p>
          </table:table-cell>
          <table:table-cell table:style-name="ce2" table:formula="of:=IF(ABS([.J21]-[.K21])&lt;[.$B$1];[.K21];108-(815-(1500/[.J21]))/[.K21])" office:value-type="float" office:value="5.0134876589279">
            <text:p>5.01349</text:p>
          </table:table-cell>
          <table:table-cell table:style-name="ce2" table:formula="of:=IF(ABS([.K21]-[.L21])&lt;[.$B$1];[.L21];108-(815-(1500/[.K21]))/[.L21])" office:value-type="float" office:value="5.0134876589279">
            <text:p>5.01349</text:p>
          </table:table-cell>
          <table:table-cell table:style-name="ce2" table:formula="of:=IF(ABS([.L21]-[.M21])&lt;[.$B$1];[.M21];108-(815-(1500/[.L21]))/[.M21])" office:value-type="float" office:value="5.0134876589279">
            <text:p>5.01349</text:p>
          </table:table-cell>
          <table:table-cell table:style-name="ce2" table:formula="of:=IF(ABS([.M21]-[.N21])&lt;[.$B$1];[.N21];108-(815-(1500/[.M21]))/[.N21])" office:value-type="float" office:value="5.0134876589279">
            <text:p>5.01349</text:p>
          </table:table-cell>
          <table:table-cell table:style-name="ce2" table:formula="of:=IF(ABS([.N21]-[.O21])&lt;[.$B$1];[.O21];108-(815-(1500/[.N21]))/[.O21])" office:value-type="float" office:value="5.0134876589279">
            <text:p>5.01349</text:p>
          </table:table-cell>
          <table:table-cell table:style-name="ce2" table:formula="of:=IF(ABS([.O21]-[.P21])&lt;[.$B$1];[.P21];108-(815-(1500/[.O21]))/[.P21])" office:value-type="float" office:value="5.0134876589279">
            <text:p>5.01349</text:p>
          </table:table-cell>
          <table:table-cell table:style-name="ce2" table:formula="of:=IF(ABS([.P21]-[.Q21])&lt;[.$B$1];[.Q21];108-(815-(1500/[.P21]))/[.Q21])" office:value-type="float" office:value="5.0134876589279">
            <text:p>5.01349</text:p>
          </table:table-cell>
          <table:table-cell table:style-name="ce2" table:formula="of:=IF(ABS([.Q21]-[.R21])&lt;[.$B$1];[.R21];108-(815-(1500/[.Q21]))/[.R21])" office:value-type="float" office:value="5.0134876589279">
            <text:p>5.01349</text:p>
          </table:table-cell>
          <table:table-cell table:style-name="ce2" table:formula="of:=IF(ABS([.R21]-[.S21])&lt;[.$B$1];[.S21];108-(815-(1500/[.R21]))/[.S21])" office:value-type="float" office:value="5.0134876589279">
            <text:p>5.01349</text:p>
          </table:table-cell>
          <table:table-cell table:style-name="ce2" table:formula="of:=IF(ABS([.S21]-[.T21])&lt;[.$B$1];[.T21];108-(815-(1500/[.S21]))/[.T21])" office:value-type="float" office:value="5.0134876589279">
            <text:p>5.01349</text:p>
          </table:table-cell>
          <table:table-cell table:style-name="ce2" table:formula="of:=IF(ABS([.T21]-[.U21])&lt;[.$B$1];[.U21];108-(815-(1500/[.T21]))/[.U21])" office:value-type="float" office:value="5.0134876589279">
            <text:p>5.01349</text:p>
          </table:table-cell>
          <table:table-cell table:style-name="ce2" table:formula="of:=IF(ABS([.U21]-[.V21])&lt;[.$B$1];[.V21];108-(815-(1500/[.U21]))/[.V21])" office:value-type="float" office:value="5.0134876589279">
            <text:p>5.01349</text:p>
          </table:table-cell>
          <table:table-cell table:style-name="ce2" table:formula="of:=IF(ABS([.V21]-[.W21])&lt;[.$B$1];[.W21];108-(815-(1500/[.V21]))/[.W21])" office:value-type="float" office:value="5.0134876589279">
            <text:p>5.01349</text:p>
          </table:table-cell>
          <table:table-cell table:style-name="ce2" table:formula="of:=IF(ABS([.W21]-[.X21])&lt;[.$B$1];[.X21];108-(815-(1500/[.W21]))/[.X21])" office:value-type="float" office:value="5.0134876589279">
            <text:p>5.01349</text:p>
          </table:table-cell>
          <table:table-cell table:style-name="ce3" table:formula="of:=IF(ABS([.X21]-[.Y21])&lt;[.$B$1];[.Y21];108-(815-(1500/[.X21]))/[.Y21])" office:value-type="float" office:value="5.0134876589279">
            <text:p>5.01</text:p>
          </table:table-cell>
          <table:table-cell table:number-columns-repeated="998"/>
        </table:table-row>
        <table:table-row table:style-name="ro1">
          <table:table-cell office:value-type="float" office:value="-15">
            <text:p>-15.00000</text:p>
          </table:table-cell>
          <table:table-cell office:value-type="string">
            <text:p><text:s/>9.00000000000000000000</text:p>
          </table:table-cell>
          <table:table-cell table:style-name="ce2" table:formula="of:=108-(815-(1500/[.A22]))/[.B22]" office:value-type="float" office:value="6.33333333333333">
            <text:p>6.33333</text:p>
          </table:table-cell>
          <table:table-cell table:style-name="ce2" table:formula="of:=IF(ABS([.B22]-[.C22])&lt;[.$B$1];[.C22];108-(815-(1500/[.B22]))/[.C22])" office:value-type="float" office:value="5.63157894736834">
            <text:p>5.63158</text:p>
          </table:table-cell>
          <table:table-cell table:style-name="ce2" table:formula="of:=IF(ABS([.C22]-[.D22])&lt;[.$B$1];[.D22];108-(815-(1500/[.C22]))/[.D22])" office:value-type="float" office:value="5.33644859812938">
            <text:p>5.33645</text:p>
          </table:table-cell>
          <table:table-cell table:style-name="ce2" table:formula="of:=IF(ABS([.D22]-[.E22])&lt;[.$B$1];[.E22];108-(815-(1500/[.D22]))/[.E22])" office:value-type="float" office:value="5.18914185636486">
            <text:p>5.18914</text:p>
          </table:table-cell>
          <table:table-cell table:style-name="ce2" table:formula="of:=IF(ABS([.E22]-[.F22])&lt;[.$B$1];[.F22];108-(815-(1500/[.E22]))/[.F22])" office:value-type="float" office:value="5.10934863261286">
            <text:p>5.10935</text:p>
          </table:table-cell>
          <table:table-cell table:style-name="ce2" table:formula="of:=IF(ABS([.F22]-[.G22])&lt;[.$B$1];[.G22];108-(815-(1500/[.F22]))/[.G22])" office:value-type="float" office:value="5.0642050229947">
            <text:p>5.06421</text:p>
          </table:table-cell>
          <table:table-cell table:style-name="ce2" table:formula="of:=IF(ABS([.G22]-[.H22])&lt;[.$B$1];[.H22];108-(815-(1500/[.G22]))/[.H22])" office:value-type="float" office:value="5.03803441255494">
            <text:p>5.03803</text:p>
          </table:table-cell>
          <table:table-cell table:style-name="ce2" table:formula="of:=IF(ABS([.H22]-[.I22])&lt;[.$B$1];[.I22];108-(815-(1500/[.H22]))/[.I22])" office:value-type="float" office:value="5.02264442158234">
            <text:p>5.02264</text:p>
          </table:table-cell>
          <table:table-cell table:style-name="ce2" table:formula="of:=IF(ABS([.I22]-[.J22])&lt;[.$B$1];[.J22];108-(815-(1500/[.I22]))/[.J22])" office:value-type="float" office:value="5.01344690336099">
            <text:p>5.01345</text:p>
          </table:table-cell>
          <table:table-cell table:style-name="ce2" table:formula="of:=IF(ABS([.J22]-[.K22])&lt;[.$B$1];[.K22];108-(815-(1500/[.J22]))/[.K22])" office:value-type="float" office:value="5.01344690336099">
            <text:p>5.01345</text:p>
          </table:table-cell>
          <table:table-cell table:style-name="ce2" table:formula="of:=IF(ABS([.K22]-[.L22])&lt;[.$B$1];[.L22];108-(815-(1500/[.K22]))/[.L22])" office:value-type="float" office:value="5.01344690336099">
            <text:p>5.01345</text:p>
          </table:table-cell>
          <table:table-cell table:style-name="ce2" table:formula="of:=IF(ABS([.L22]-[.M22])&lt;[.$B$1];[.M22];108-(815-(1500/[.L22]))/[.M22])" office:value-type="float" office:value="5.01344690336099">
            <text:p>5.01345</text:p>
          </table:table-cell>
          <table:table-cell table:style-name="ce2" table:formula="of:=IF(ABS([.M22]-[.N22])&lt;[.$B$1];[.N22];108-(815-(1500/[.M22]))/[.N22])" office:value-type="float" office:value="5.01344690336099">
            <text:p>5.01345</text:p>
          </table:table-cell>
          <table:table-cell table:style-name="ce2" table:formula="of:=IF(ABS([.N22]-[.O22])&lt;[.$B$1];[.O22];108-(815-(1500/[.N22]))/[.O22])" office:value-type="float" office:value="5.01344690336099">
            <text:p>5.01345</text:p>
          </table:table-cell>
          <table:table-cell table:style-name="ce2" table:formula="of:=IF(ABS([.O22]-[.P22])&lt;[.$B$1];[.P22];108-(815-(1500/[.O22]))/[.P22])" office:value-type="float" office:value="5.01344690336099">
            <text:p>5.01345</text:p>
          </table:table-cell>
          <table:table-cell table:style-name="ce2" table:formula="of:=IF(ABS([.P22]-[.Q22])&lt;[.$B$1];[.Q22];108-(815-(1500/[.P22]))/[.Q22])" office:value-type="float" office:value="5.01344690336099">
            <text:p>5.01345</text:p>
          </table:table-cell>
          <table:table-cell table:style-name="ce2" table:formula="of:=IF(ABS([.Q22]-[.R22])&lt;[.$B$1];[.R22];108-(815-(1500/[.Q22]))/[.R22])" office:value-type="float" office:value="5.01344690336099">
            <text:p>5.01345</text:p>
          </table:table-cell>
          <table:table-cell table:style-name="ce2" table:formula="of:=IF(ABS([.R22]-[.S22])&lt;[.$B$1];[.S22];108-(815-(1500/[.R22]))/[.S22])" office:value-type="float" office:value="5.01344690336099">
            <text:p>5.01345</text:p>
          </table:table-cell>
          <table:table-cell table:style-name="ce2" table:formula="of:=IF(ABS([.S22]-[.T22])&lt;[.$B$1];[.T22];108-(815-(1500/[.S22]))/[.T22])" office:value-type="float" office:value="5.01344690336099">
            <text:p>5.01345</text:p>
          </table:table-cell>
          <table:table-cell table:style-name="ce2" table:formula="of:=IF(ABS([.T22]-[.U22])&lt;[.$B$1];[.U22];108-(815-(1500/[.T22]))/[.U22])" office:value-type="float" office:value="5.01344690336099">
            <text:p>5.01345</text:p>
          </table:table-cell>
          <table:table-cell table:style-name="ce2" table:formula="of:=IF(ABS([.U22]-[.V22])&lt;[.$B$1];[.V22];108-(815-(1500/[.U22]))/[.V22])" office:value-type="float" office:value="5.01344690336099">
            <text:p>5.01345</text:p>
          </table:table-cell>
          <table:table-cell table:style-name="ce2" table:formula="of:=IF(ABS([.V22]-[.W22])&lt;[.$B$1];[.W22];108-(815-(1500/[.V22]))/[.W22])" office:value-type="float" office:value="5.01344690336099">
            <text:p>5.01345</text:p>
          </table:table-cell>
          <table:table-cell table:style-name="ce2" table:formula="of:=IF(ABS([.W22]-[.X22])&lt;[.$B$1];[.X22];108-(815-(1500/[.W22]))/[.X22])" office:value-type="float" office:value="5.01344690336099">
            <text:p>5.01345</text:p>
          </table:table-cell>
          <table:table-cell table:style-name="ce3" table:formula="of:=IF(ABS([.X22]-[.Y22])&lt;[.$B$1];[.Y22];108-(815-(1500/[.X22]))/[.Y22])" office:value-type="float" office:value="5.01344690336099">
            <text:p>5.01</text:p>
          </table:table-cell>
          <table:table-cell table:number-columns-repeated="998"/>
        </table:table-row>
        <table:table-row table:style-name="ro1">
          <table:table-cell office:value-type="float" office:value="-14.75">
            <text:p>-14.75000</text:p>
          </table:table-cell>
          <table:table-cell office:value-type="string">
            <text:p><text:s/>9.01694915254237372437</text:p>
          </table:table-cell>
          <table:table-cell table:style-name="ce2" table:formula="of:=108-(815-(1500/[.A23]))/[.B23]" office:value-type="float" office:value="6.33646616541355">
            <text:p>6.33647</text:p>
          </table:table-cell>
          <table:table-cell table:style-name="ce2" table:formula="of:=IF(ABS([.B23]-[.C23])&lt;[.$B$1];[.C23];108-(815-(1500/[.B23]))/[.C23])" office:value-type="float" office:value="5.63274992583835">
            <text:p>5.63275</text:p>
          </table:table-cell>
          <table:table-cell table:style-name="ce2" table:formula="of:=IF(ABS([.C23]-[.D23])&lt;[.$B$1];[.D23];108-(815-(1500/[.C23]))/[.D23])" office:value-type="float" office:value="5.33700231725875">
            <text:p>5.33700</text:p>
          </table:table-cell>
          <table:table-cell table:style-name="ce2" table:formula="of:=IF(ABS([.D23]-[.E23])&lt;[.$B$1];[.E23];108-(815-(1500/[.D23]))/[.E23])" office:value-type="float" office:value="5.18943348573534">
            <text:p>5.18943</text:p>
          </table:table-cell>
          <table:table-cell table:style-name="ce2" table:formula="of:=IF(ABS([.E23]-[.F23])&lt;[.$B$1];[.F23];108-(815-(1500/[.E23]))/[.F23])" office:value-type="float" office:value="5.10951108040099">
            <text:p>5.10951</text:p>
          </table:table-cell>
          <table:table-cell table:style-name="ce2" table:formula="of:=IF(ABS([.F23]-[.G23])&lt;[.$B$1];[.G23];108-(815-(1500/[.F23]))/[.G23])" office:value-type="float" office:value="5.06429841096281">
            <text:p>5.06430</text:p>
          </table:table-cell>
          <table:table-cell table:style-name="ce2" table:formula="of:=IF(ABS([.G23]-[.H23])&lt;[.$B$1];[.H23];108-(815-(1500/[.G23]))/[.H23])" office:value-type="float" office:value="5.03809001205936">
            <text:p>5.03809</text:p>
          </table:table-cell>
          <table:table-cell table:style-name="ce2" table:formula="of:=IF(ABS([.H23]-[.I23])&lt;[.$B$1];[.I23];108-(815-(1500/[.H23]))/[.I23])" office:value-type="float" office:value="5.02269672134717">
            <text:p>5.02270</text:p>
          </table:table-cell>
          <table:table-cell table:style-name="ce2" table:formula="of:=IF(ABS([.I23]-[.J23])&lt;[.$B$1];[.J23];108-(815-(1500/[.I23]))/[.J23])" office:value-type="float" office:value="5.01386508865112">
            <text:p>5.01387</text:p>
          </table:table-cell>
          <table:table-cell table:style-name="ce2" table:formula="of:=IF(ABS([.J23]-[.K23])&lt;[.$B$1];[.K23];108-(815-(1500/[.J23]))/[.K23])" office:value-type="float" office:value="5.01386508865112">
            <text:p>5.01387</text:p>
          </table:table-cell>
          <table:table-cell table:style-name="ce2" table:formula="of:=IF(ABS([.K23]-[.L23])&lt;[.$B$1];[.L23];108-(815-(1500/[.K23]))/[.L23])" office:value-type="float" office:value="5.01386508865112">
            <text:p>5.01387</text:p>
          </table:table-cell>
          <table:table-cell table:style-name="ce2" table:formula="of:=IF(ABS([.L23]-[.M23])&lt;[.$B$1];[.M23];108-(815-(1500/[.L23]))/[.M23])" office:value-type="float" office:value="5.01386508865112">
            <text:p>5.01387</text:p>
          </table:table-cell>
          <table:table-cell table:style-name="ce2" table:formula="of:=IF(ABS([.M23]-[.N23])&lt;[.$B$1];[.N23];108-(815-(1500/[.M23]))/[.N23])" office:value-type="float" office:value="5.01386508865112">
            <text:p>5.01387</text:p>
          </table:table-cell>
          <table:table-cell table:style-name="ce2" table:formula="of:=IF(ABS([.N23]-[.O23])&lt;[.$B$1];[.O23];108-(815-(1500/[.N23]))/[.O23])" office:value-type="float" office:value="5.01386508865112">
            <text:p>5.01387</text:p>
          </table:table-cell>
          <table:table-cell table:style-name="ce2" table:formula="of:=IF(ABS([.O23]-[.P23])&lt;[.$B$1];[.P23];108-(815-(1500/[.O23]))/[.P23])" office:value-type="float" office:value="5.01386508865112">
            <text:p>5.01387</text:p>
          </table:table-cell>
          <table:table-cell table:style-name="ce2" table:formula="of:=IF(ABS([.P23]-[.Q23])&lt;[.$B$1];[.Q23];108-(815-(1500/[.P23]))/[.Q23])" office:value-type="float" office:value="5.01386508865112">
            <text:p>5.01387</text:p>
          </table:table-cell>
          <table:table-cell table:style-name="ce2" table:formula="of:=IF(ABS([.Q23]-[.R23])&lt;[.$B$1];[.R23];108-(815-(1500/[.Q23]))/[.R23])" office:value-type="float" office:value="5.01386508865112">
            <text:p>5.01387</text:p>
          </table:table-cell>
          <table:table-cell table:style-name="ce2" table:formula="of:=IF(ABS([.R23]-[.S23])&lt;[.$B$1];[.S23];108-(815-(1500/[.R23]))/[.S23])" office:value-type="float" office:value="5.01386508865112">
            <text:p>5.01387</text:p>
          </table:table-cell>
          <table:table-cell table:style-name="ce2" table:formula="of:=IF(ABS([.S23]-[.T23])&lt;[.$B$1];[.T23];108-(815-(1500/[.S23]))/[.T23])" office:value-type="float" office:value="5.01386508865112">
            <text:p>5.01387</text:p>
          </table:table-cell>
          <table:table-cell table:style-name="ce2" table:formula="of:=IF(ABS([.T23]-[.U23])&lt;[.$B$1];[.U23];108-(815-(1500/[.T23]))/[.U23])" office:value-type="float" office:value="5.01386508865112">
            <text:p>5.01387</text:p>
          </table:table-cell>
          <table:table-cell table:style-name="ce2" table:formula="of:=IF(ABS([.U23]-[.V23])&lt;[.$B$1];[.V23];108-(815-(1500/[.U23]))/[.V23])" office:value-type="float" office:value="5.01386508865112">
            <text:p>5.01387</text:p>
          </table:table-cell>
          <table:table-cell table:style-name="ce2" table:formula="of:=IF(ABS([.V23]-[.W23])&lt;[.$B$1];[.W23];108-(815-(1500/[.V23]))/[.W23])" office:value-type="float" office:value="5.01386508865112">
            <text:p>5.01387</text:p>
          </table:table-cell>
          <table:table-cell table:style-name="ce2" table:formula="of:=IF(ABS([.W23]-[.X23])&lt;[.$B$1];[.X23];108-(815-(1500/[.W23]))/[.X23])" office:value-type="float" office:value="5.01386508865112">
            <text:p>5.01387</text:p>
          </table:table-cell>
          <table:table-cell table:style-name="ce3" table:formula="of:=IF(ABS([.X23]-[.Y23])&lt;[.$B$1];[.Y23];108-(815-(1500/[.X23]))/[.Y23])" office:value-type="float" office:value="5.01386508865112">
            <text:p>5.01</text:p>
          </table:table-cell>
          <table:table-cell table:number-columns-repeated="998"/>
        </table:table-row>
        <table:table-row table:style-name="ro1">
          <table:table-cell office:value-type="float" office:value="-14.5">
            <text:p>-14.50000</text:p>
          </table:table-cell>
          <table:table-cell office:value-type="string">
            <text:p><text:s/>9.03448275862069039022</text:p>
          </table:table-cell>
          <table:table-cell table:style-name="ce2" table:formula="of:=108-(815-(1500/[.A24]))/[.B24]" office:value-type="float" office:value="6.33969465648856">
            <text:p>6.33969</text:p>
          </table:table-cell>
          <table:table-cell table:style-name="ce2" table:formula="of:=IF(ABS([.B24]-[.C24])&lt;[.$B$1];[.C24];108-(815-(1500/[.B24]))/[.C24])" office:value-type="float" office:value="5.63395544852516">
            <text:p>5.63396</text:p>
          </table:table-cell>
          <table:table-cell table:style-name="ce2" table:formula="of:=IF(ABS([.C24]-[.D24])&lt;[.$B$1];[.D24];108-(815-(1500/[.C24]))/[.D24])" office:value-type="float" office:value="5.33757213080024">
            <text:p>5.33757</text:p>
          </table:table-cell>
          <table:table-cell table:style-name="ce2" table:formula="of:=IF(ABS([.D24]-[.E24])&lt;[.$B$1];[.E24];108-(815-(1500/[.D24]))/[.E24])" office:value-type="float" office:value="5.18973352825621">
            <text:p>5.18973</text:p>
          </table:table-cell>
          <table:table-cell table:style-name="ce2" table:formula="of:=IF(ABS([.E24]-[.F24])&lt;[.$B$1];[.F24];108-(815-(1500/[.E24]))/[.F24])" office:value-type="float" office:value="5.10967819200222">
            <text:p>5.10968</text:p>
          </table:table-cell>
          <table:table-cell table:style-name="ce2" table:formula="of:=IF(ABS([.F24]-[.G24])&lt;[.$B$1];[.G24];108-(815-(1500/[.F24]))/[.G24])" office:value-type="float" office:value="5.06439440435115">
            <text:p>5.06439</text:p>
          </table:table-cell>
          <table:table-cell table:style-name="ce2" table:formula="of:=IF(ABS([.G24]-[.H24])&lt;[.$B$1];[.H24];108-(815-(1500/[.G24]))/[.H24])" office:value-type="float" office:value="5.03814578867819">
            <text:p>5.03815</text:p>
          </table:table-cell>
          <table:table-cell table:style-name="ce2" table:formula="of:=IF(ABS([.H24]-[.I24])&lt;[.$B$1];[.I24];108-(815-(1500/[.H24]))/[.I24])" office:value-type="float" office:value="5.02272243577625">
            <text:p>5.02272</text:p>
          </table:table-cell>
          <table:table-cell table:style-name="ce2" table:formula="of:=IF(ABS([.I24]-[.J24])&lt;[.$B$1];[.J24];108-(815-(1500/[.I24]))/[.J24])" office:value-type="float" office:value="5.01373609108018">
            <text:p>5.01374</text:p>
          </table:table-cell>
          <table:table-cell table:style-name="ce2" table:formula="of:=IF(ABS([.J24]-[.K24])&lt;[.$B$1];[.K24];108-(815-(1500/[.J24]))/[.K24])" office:value-type="float" office:value="5.01373609108018">
            <text:p>5.01374</text:p>
          </table:table-cell>
          <table:table-cell table:style-name="ce2" table:formula="of:=IF(ABS([.K24]-[.L24])&lt;[.$B$1];[.L24];108-(815-(1500/[.K24]))/[.L24])" office:value-type="float" office:value="5.01373609108018">
            <text:p>5.01374</text:p>
          </table:table-cell>
          <table:table-cell table:style-name="ce2" table:formula="of:=IF(ABS([.L24]-[.M24])&lt;[.$B$1];[.M24];108-(815-(1500/[.L24]))/[.M24])" office:value-type="float" office:value="5.01373609108018">
            <text:p>5.01374</text:p>
          </table:table-cell>
          <table:table-cell table:style-name="ce2" table:formula="of:=IF(ABS([.M24]-[.N24])&lt;[.$B$1];[.N24];108-(815-(1500/[.M24]))/[.N24])" office:value-type="float" office:value="5.01373609108018">
            <text:p>5.01374</text:p>
          </table:table-cell>
          <table:table-cell table:style-name="ce2" table:formula="of:=IF(ABS([.N24]-[.O24])&lt;[.$B$1];[.O24];108-(815-(1500/[.N24]))/[.O24])" office:value-type="float" office:value="5.01373609108018">
            <text:p>5.01374</text:p>
          </table:table-cell>
          <table:table-cell table:style-name="ce2" table:formula="of:=IF(ABS([.O24]-[.P24])&lt;[.$B$1];[.P24];108-(815-(1500/[.O24]))/[.P24])" office:value-type="float" office:value="5.01373609108018">
            <text:p>5.01374</text:p>
          </table:table-cell>
          <table:table-cell table:style-name="ce2" table:formula="of:=IF(ABS([.P24]-[.Q24])&lt;[.$B$1];[.Q24];108-(815-(1500/[.P24]))/[.Q24])" office:value-type="float" office:value="5.01373609108018">
            <text:p>5.01374</text:p>
          </table:table-cell>
          <table:table-cell table:style-name="ce2" table:formula="of:=IF(ABS([.Q24]-[.R24])&lt;[.$B$1];[.R24];108-(815-(1500/[.Q24]))/[.R24])" office:value-type="float" office:value="5.01373609108018">
            <text:p>5.01374</text:p>
          </table:table-cell>
          <table:table-cell table:style-name="ce2" table:formula="of:=IF(ABS([.R24]-[.S24])&lt;[.$B$1];[.S24];108-(815-(1500/[.R24]))/[.S24])" office:value-type="float" office:value="5.01373609108018">
            <text:p>5.01374</text:p>
          </table:table-cell>
          <table:table-cell table:style-name="ce2" table:formula="of:=IF(ABS([.S24]-[.T24])&lt;[.$B$1];[.T24];108-(815-(1500/[.S24]))/[.T24])" office:value-type="float" office:value="5.01373609108018">
            <text:p>5.01374</text:p>
          </table:table-cell>
          <table:table-cell table:style-name="ce2" table:formula="of:=IF(ABS([.T24]-[.U24])&lt;[.$B$1];[.U24];108-(815-(1500/[.T24]))/[.U24])" office:value-type="float" office:value="5.01373609108018">
            <text:p>5.01374</text:p>
          </table:table-cell>
          <table:table-cell table:style-name="ce2" table:formula="of:=IF(ABS([.U24]-[.V24])&lt;[.$B$1];[.V24];108-(815-(1500/[.U24]))/[.V24])" office:value-type="float" office:value="5.01373609108018">
            <text:p>5.01374</text:p>
          </table:table-cell>
          <table:table-cell table:style-name="ce2" table:formula="of:=IF(ABS([.V24]-[.W24])&lt;[.$B$1];[.W24];108-(815-(1500/[.V24]))/[.W24])" office:value-type="float" office:value="5.01373609108018">
            <text:p>5.01374</text:p>
          </table:table-cell>
          <table:table-cell table:style-name="ce2" table:formula="of:=IF(ABS([.W24]-[.X24])&lt;[.$B$1];[.X24];108-(815-(1500/[.W24]))/[.X24])" office:value-type="float" office:value="5.01373609108018">
            <text:p>5.01374</text:p>
          </table:table-cell>
          <table:table-cell table:style-name="ce3" table:formula="of:=IF(ABS([.X24]-[.Y24])&lt;[.$B$1];[.Y24];108-(815-(1500/[.X24]))/[.Y24])" office:value-type="float" office:value="5.01373609108018">
            <text:p>5.01</text:p>
          </table:table-cell>
          <table:table-cell table:number-columns-repeated="998"/>
        </table:table-row>
        <table:table-row table:style-name="ro1">
          <table:table-cell office:value-type="float" office:value="-14.25">
            <text:p>-14.25000</text:p>
          </table:table-cell>
          <table:table-cell office:value-type="string">
            <text:p><text:s/>9.05263157894736814058</text:p>
          </table:table-cell>
          <table:table-cell table:style-name="ce2" table:formula="of:=108-(815-(1500/[.A25]))/[.B25]" office:value-type="float" office:value="6.34302325581395">
            <text:p>6.34302</text:p>
          </table:table-cell>
          <table:table-cell table:style-name="ce2" table:formula="of:=IF(ABS([.B25]-[.C25])&lt;[.$B$1];[.C25];108-(815-(1500/[.B25]))/[.C25])" office:value-type="float" office:value="5.63519706691099">
            <text:p>5.63520</text:p>
          </table:table-cell>
          <table:table-cell table:style-name="ce2" table:formula="of:=IF(ABS([.C25]-[.D25])&lt;[.$B$1];[.D25];108-(815-(1500/[.C25]))/[.D25])" office:value-type="float" office:value="5.33815875081149">
            <text:p>5.33816</text:p>
          </table:table-cell>
          <table:table-cell table:style-name="ce2" table:formula="of:=IF(ABS([.D25]-[.E25])&lt;[.$B$1];[.E25];108-(815-(1500/[.D25]))/[.E25])" office:value-type="float" office:value="5.19004235348125">
            <text:p>5.19004</text:p>
          </table:table-cell>
          <table:table-cell table:style-name="ce2" table:formula="of:=IF(ABS([.E25]-[.F25])&lt;[.$B$1];[.F25];108-(815-(1500/[.E25]))/[.F25])" office:value-type="float" office:value="5.1098501743067">
            <text:p>5.10985</text:p>
          </table:table-cell>
          <table:table-cell table:style-name="ce2" table:formula="of:=IF(ABS([.F25]-[.G25])&lt;[.$B$1];[.G25];108-(815-(1500/[.F25]))/[.G25])" office:value-type="float" office:value="5.06449317474458">
            <text:p>5.06449</text:p>
          </table:table-cell>
          <table:table-cell table:style-name="ce2" table:formula="of:=IF(ABS([.G25]-[.H25])&lt;[.$B$1];[.H25];108-(815-(1500/[.G25]))/[.H25])" office:value-type="float" office:value="5.03820289421319">
            <text:p>5.03820</text:p>
          </table:table-cell>
          <table:table-cell table:style-name="ce2" table:formula="of:=IF(ABS([.H25]-[.I25])&lt;[.$B$1];[.I25];108-(815-(1500/[.H25]))/[.I25])" office:value-type="float" office:value="5.02274311950023">
            <text:p>5.02274</text:p>
          </table:table-cell>
          <table:table-cell table:style-name="ce2" table:formula="of:=IF(ABS([.I25]-[.J25])&lt;[.$B$1];[.J25];108-(815-(1500/[.I25]))/[.J25])" office:value-type="float" office:value="5.01348832475857">
            <text:p>5.01349</text:p>
          </table:table-cell>
          <table:table-cell table:style-name="ce2" table:formula="of:=IF(ABS([.J25]-[.K25])&lt;[.$B$1];[.K25];108-(815-(1500/[.J25]))/[.K25])" office:value-type="float" office:value="5.01348832475857">
            <text:p>5.01349</text:p>
          </table:table-cell>
          <table:table-cell table:style-name="ce2" table:formula="of:=IF(ABS([.K25]-[.L25])&lt;[.$B$1];[.L25];108-(815-(1500/[.K25]))/[.L25])" office:value-type="float" office:value="5.01348832475857">
            <text:p>5.01349</text:p>
          </table:table-cell>
          <table:table-cell table:style-name="ce2" table:formula="of:=IF(ABS([.L25]-[.M25])&lt;[.$B$1];[.M25];108-(815-(1500/[.L25]))/[.M25])" office:value-type="float" office:value="5.01348832475857">
            <text:p>5.01349</text:p>
          </table:table-cell>
          <table:table-cell table:style-name="ce2" table:formula="of:=IF(ABS([.M25]-[.N25])&lt;[.$B$1];[.N25];108-(815-(1500/[.M25]))/[.N25])" office:value-type="float" office:value="5.01348832475857">
            <text:p>5.01349</text:p>
          </table:table-cell>
          <table:table-cell table:style-name="ce2" table:formula="of:=IF(ABS([.N25]-[.O25])&lt;[.$B$1];[.O25];108-(815-(1500/[.N25]))/[.O25])" office:value-type="float" office:value="5.01348832475857">
            <text:p>5.01349</text:p>
          </table:table-cell>
          <table:table-cell table:style-name="ce2" table:formula="of:=IF(ABS([.O25]-[.P25])&lt;[.$B$1];[.P25];108-(815-(1500/[.O25]))/[.P25])" office:value-type="float" office:value="5.01348832475857">
            <text:p>5.01349</text:p>
          </table:table-cell>
          <table:table-cell table:style-name="ce2" table:formula="of:=IF(ABS([.P25]-[.Q25])&lt;[.$B$1];[.Q25];108-(815-(1500/[.P25]))/[.Q25])" office:value-type="float" office:value="5.01348832475857">
            <text:p>5.01349</text:p>
          </table:table-cell>
          <table:table-cell table:style-name="ce2" table:formula="of:=IF(ABS([.Q25]-[.R25])&lt;[.$B$1];[.R25];108-(815-(1500/[.Q25]))/[.R25])" office:value-type="float" office:value="5.01348832475857">
            <text:p>5.01349</text:p>
          </table:table-cell>
          <table:table-cell table:style-name="ce2" table:formula="of:=IF(ABS([.R25]-[.S25])&lt;[.$B$1];[.S25];108-(815-(1500/[.R25]))/[.S25])" office:value-type="float" office:value="5.01348832475857">
            <text:p>5.01349</text:p>
          </table:table-cell>
          <table:table-cell table:style-name="ce2" table:formula="of:=IF(ABS([.S25]-[.T25])&lt;[.$B$1];[.T25];108-(815-(1500/[.S25]))/[.T25])" office:value-type="float" office:value="5.01348832475857">
            <text:p>5.01349</text:p>
          </table:table-cell>
          <table:table-cell table:style-name="ce2" table:formula="of:=IF(ABS([.T25]-[.U25])&lt;[.$B$1];[.U25];108-(815-(1500/[.T25]))/[.U25])" office:value-type="float" office:value="5.01348832475857">
            <text:p>5.01349</text:p>
          </table:table-cell>
          <table:table-cell table:style-name="ce2" table:formula="of:=IF(ABS([.U25]-[.V25])&lt;[.$B$1];[.V25];108-(815-(1500/[.U25]))/[.V25])" office:value-type="float" office:value="5.01348832475857">
            <text:p>5.01349</text:p>
          </table:table-cell>
          <table:table-cell table:style-name="ce2" table:formula="of:=IF(ABS([.V25]-[.W25])&lt;[.$B$1];[.W25];108-(815-(1500/[.V25]))/[.W25])" office:value-type="float" office:value="5.01348832475857">
            <text:p>5.01349</text:p>
          </table:table-cell>
          <table:table-cell table:style-name="ce2" table:formula="of:=IF(ABS([.W25]-[.X25])&lt;[.$B$1];[.X25];108-(815-(1500/[.W25]))/[.X25])" office:value-type="float" office:value="5.01348832475857">
            <text:p>5.01349</text:p>
          </table:table-cell>
          <table:table-cell table:style-name="ce3" table:formula="of:=IF(ABS([.X25]-[.Y25])&lt;[.$B$1];[.Y25];108-(815-(1500/[.X25]))/[.Y25])" office:value-type="float" office:value="5.01348832475857">
            <text:p>5.01</text:p>
          </table:table-cell>
          <table:table-cell table:number-columns-repeated="998"/>
        </table:table-row>
        <table:table-row table:style-name="ro1">
          <table:table-cell office:value-type="float" office:value="-14">
            <text:p>-14.00000</text:p>
          </table:table-cell>
          <table:table-cell office:value-type="string">
            <text:p><text:s/>9.07142857142857117481</text:p>
          </table:table-cell>
          <table:table-cell table:style-name="ce2" table:formula="of:=108-(815-(1500/[.A26]))/[.B26]" office:value-type="float" office:value="6.34645669291339">
            <text:p>6.34646</text:p>
          </table:table-cell>
          <table:table-cell table:style-name="ce2" table:formula="of:=IF(ABS([.B26]-[.C26])&lt;[.$B$1];[.C26];108-(815-(1500/[.B26]))/[.C26])" office:value-type="float" office:value="5.63647642679912">
            <text:p>5.63648</text:p>
          </table:table-cell>
          <table:table-cell table:style-name="ce2" table:formula="of:=IF(ABS([.C26]-[.D26])&lt;[.$B$1];[.D26];108-(815-(1500/[.C26]))/[.D26])" office:value-type="float" office:value="5.33876293198529">
            <text:p>5.33876</text:p>
          </table:table-cell>
          <table:table-cell table:style-name="ce2" table:formula="of:=IF(ABS([.D26]-[.E26])&lt;[.$B$1];[.E26];108-(815-(1500/[.D26]))/[.E26])" office:value-type="float" office:value="5.19036035296929">
            <text:p>5.19036</text:p>
          </table:table-cell>
          <table:table-cell table:style-name="ce2" table:formula="of:=IF(ABS([.E26]-[.F26])&lt;[.$B$1];[.F26];108-(815-(1500/[.E26]))/[.F26])" office:value-type="float" office:value="5.11002724738695">
            <text:p>5.11003</text:p>
          </table:table-cell>
          <table:table-cell table:style-name="ce2" table:formula="of:=IF(ABS([.F26]-[.G26])&lt;[.$B$1];[.G26];108-(815-(1500/[.F26]))/[.G26])" office:value-type="float" office:value="5.06459492229665">
            <text:p>5.06459</text:p>
          </table:table-cell>
          <table:table-cell table:style-name="ce2" table:formula="of:=IF(ABS([.G26]-[.H26])&lt;[.$B$1];[.H26];108-(815-(1500/[.G26]))/[.H26])" office:value-type="float" office:value="5.0382629125772">
            <text:p>5.03826</text:p>
          </table:table-cell>
          <table:table-cell table:style-name="ce2" table:formula="of:=IF(ABS([.H26]-[.I26])&lt;[.$B$1];[.I26];108-(815-(1500/[.H26]))/[.I26])" office:value-type="float" office:value="5.02278882690892">
            <text:p>5.02279</text:p>
          </table:table-cell>
          <table:table-cell table:style-name="ce2" table:formula="of:=IF(ABS([.I26]-[.J26])&lt;[.$B$1];[.J26];108-(815-(1500/[.I26]))/[.J26])" office:value-type="float" office:value="5.01371938995305">
            <text:p>5.01372</text:p>
          </table:table-cell>
          <table:table-cell table:style-name="ce2" table:formula="of:=IF(ABS([.J26]-[.K26])&lt;[.$B$1];[.K26];108-(815-(1500/[.J26]))/[.K26])" office:value-type="float" office:value="5.01371938995305">
            <text:p>5.01372</text:p>
          </table:table-cell>
          <table:table-cell table:style-name="ce2" table:formula="of:=IF(ABS([.K26]-[.L26])&lt;[.$B$1];[.L26];108-(815-(1500/[.K26]))/[.L26])" office:value-type="float" office:value="5.01371938995305">
            <text:p>5.01372</text:p>
          </table:table-cell>
          <table:table-cell table:style-name="ce2" table:formula="of:=IF(ABS([.L26]-[.M26])&lt;[.$B$1];[.M26];108-(815-(1500/[.L26]))/[.M26])" office:value-type="float" office:value="5.01371938995305">
            <text:p>5.01372</text:p>
          </table:table-cell>
          <table:table-cell table:style-name="ce2" table:formula="of:=IF(ABS([.M26]-[.N26])&lt;[.$B$1];[.N26];108-(815-(1500/[.M26]))/[.N26])" office:value-type="float" office:value="5.01371938995305">
            <text:p>5.01372</text:p>
          </table:table-cell>
          <table:table-cell table:style-name="ce2" table:formula="of:=IF(ABS([.N26]-[.O26])&lt;[.$B$1];[.O26];108-(815-(1500/[.N26]))/[.O26])" office:value-type="float" office:value="5.01371938995305">
            <text:p>5.01372</text:p>
          </table:table-cell>
          <table:table-cell table:style-name="ce2" table:formula="of:=IF(ABS([.O26]-[.P26])&lt;[.$B$1];[.P26];108-(815-(1500/[.O26]))/[.P26])" office:value-type="float" office:value="5.01371938995305">
            <text:p>5.01372</text:p>
          </table:table-cell>
          <table:table-cell table:style-name="ce2" table:formula="of:=IF(ABS([.P26]-[.Q26])&lt;[.$B$1];[.Q26];108-(815-(1500/[.P26]))/[.Q26])" office:value-type="float" office:value="5.01371938995305">
            <text:p>5.01372</text:p>
          </table:table-cell>
          <table:table-cell table:style-name="ce2" table:formula="of:=IF(ABS([.Q26]-[.R26])&lt;[.$B$1];[.R26];108-(815-(1500/[.Q26]))/[.R26])" office:value-type="float" office:value="5.01371938995305">
            <text:p>5.01372</text:p>
          </table:table-cell>
          <table:table-cell table:style-name="ce2" table:formula="of:=IF(ABS([.R26]-[.S26])&lt;[.$B$1];[.S26];108-(815-(1500/[.R26]))/[.S26])" office:value-type="float" office:value="5.01371938995305">
            <text:p>5.01372</text:p>
          </table:table-cell>
          <table:table-cell table:style-name="ce2" table:formula="of:=IF(ABS([.S26]-[.T26])&lt;[.$B$1];[.T26];108-(815-(1500/[.S26]))/[.T26])" office:value-type="float" office:value="5.01371938995305">
            <text:p>5.01372</text:p>
          </table:table-cell>
          <table:table-cell table:style-name="ce2" table:formula="of:=IF(ABS([.T26]-[.U26])&lt;[.$B$1];[.U26];108-(815-(1500/[.T26]))/[.U26])" office:value-type="float" office:value="5.01371938995305">
            <text:p>5.01372</text:p>
          </table:table-cell>
          <table:table-cell table:style-name="ce2" table:formula="of:=IF(ABS([.U26]-[.V26])&lt;[.$B$1];[.V26];108-(815-(1500/[.U26]))/[.V26])" office:value-type="float" office:value="5.01371938995305">
            <text:p>5.01372</text:p>
          </table:table-cell>
          <table:table-cell table:style-name="ce2" table:formula="of:=IF(ABS([.V26]-[.W26])&lt;[.$B$1];[.W26];108-(815-(1500/[.V26]))/[.W26])" office:value-type="float" office:value="5.01371938995305">
            <text:p>5.01372</text:p>
          </table:table-cell>
          <table:table-cell table:style-name="ce2" table:formula="of:=IF(ABS([.W26]-[.X26])&lt;[.$B$1];[.X26];108-(815-(1500/[.W26]))/[.X26])" office:value-type="float" office:value="5.01371938995305">
            <text:p>5.01372</text:p>
          </table:table-cell>
          <table:table-cell table:style-name="ce3" table:formula="of:=IF(ABS([.X26]-[.Y26])&lt;[.$B$1];[.Y26];108-(815-(1500/[.X26]))/[.Y26])" office:value-type="float" office:value="5.01371938995305">
            <text:p>5.01</text:p>
          </table:table-cell>
          <table:table-cell table:number-columns-repeated="998"/>
        </table:table-row>
        <table:table-row table:style-name="ro1">
          <table:table-cell office:value-type="float" office:value="-13.75">
            <text:p>-13.75000</text:p>
          </table:table-cell>
          <table:table-cell office:value-type="string">
            <text:p><text:s/>9.09090909090908994017</text:p>
          </table:table-cell>
          <table:table-cell table:style-name="ce2" table:formula="of:=108-(815-(1500/[.A27]))/[.B27]" office:value-type="float" office:value="6.34999999999998">
            <text:p>6.35000</text:p>
          </table:table-cell>
          <table:table-cell table:style-name="ce2" table:formula="of:=IF(ABS([.B27]-[.C27])&lt;[.$B$1];[.C27];108-(815-(1500/[.B27]))/[.C27])" office:value-type="float" office:value="5.63779527559024">
            <text:p>5.63780</text:p>
          </table:table-cell>
          <table:table-cell table:style-name="ce2" table:formula="of:=IF(ABS([.C27]-[.D27])&lt;[.$B$1];[.D27];108-(815-(1500/[.C27]))/[.D27])" office:value-type="float" office:value="5.33938547485472">
            <text:p>5.33939</text:p>
          </table:table-cell>
          <table:table-cell table:style-name="ce2" table:formula="of:=IF(ABS([.D27]-[.E27])&lt;[.$B$1];[.E27];108-(815-(1500/[.D27]))/[.E27])" office:value-type="float" office:value="5.19068794130197">
            <text:p>5.19069</text:p>
          </table:table-cell>
          <table:table-cell table:style-name="ce2" table:formula="of:=IF(ABS([.E27]-[.F27])&lt;[.$B$1];[.F27];108-(815-(1500/[.E27]))/[.F27])" office:value-type="float" office:value="5.11020963312387">
            <text:p>5.11021</text:p>
          </table:table-cell>
          <table:table-cell table:style-name="ce2" table:formula="of:=IF(ABS([.F27]-[.G27])&lt;[.$B$1];[.G27];108-(815-(1500/[.F27]))/[.G27])" office:value-type="float" office:value="5.0646996358149">
            <text:p>5.06470</text:p>
          </table:table-cell>
          <table:table-cell table:style-name="ce2" table:formula="of:=IF(ABS([.G27]-[.H27])&lt;[.$B$1];[.H27];108-(815-(1500/[.G27]))/[.H27])" office:value-type="float" office:value="5.03832311154335">
            <text:p>5.03832</text:p>
          </table:table-cell>
          <table:table-cell table:style-name="ce2" table:formula="of:=IF(ABS([.H27]-[.I27])&lt;[.$B$1];[.I27];108-(815-(1500/[.H27]))/[.I27])" office:value-type="float" office:value="5.0228038477315">
            <text:p>5.02280</text:p>
          </table:table-cell>
          <table:table-cell table:style-name="ce2" table:formula="of:=IF(ABS([.I27]-[.J27])&lt;[.$B$1];[.J27];108-(815-(1500/[.I27]))/[.J27])" office:value-type="float" office:value="5.01331915460136">
            <text:p>5.01332</text:p>
          </table:table-cell>
          <table:table-cell table:style-name="ce2" table:formula="of:=IF(ABS([.J27]-[.K27])&lt;[.$B$1];[.K27];108-(815-(1500/[.J27]))/[.K27])" office:value-type="float" office:value="5.01331915460136">
            <text:p>5.01332</text:p>
          </table:table-cell>
          <table:table-cell table:style-name="ce2" table:formula="of:=IF(ABS([.K27]-[.L27])&lt;[.$B$1];[.L27];108-(815-(1500/[.K27]))/[.L27])" office:value-type="float" office:value="5.01331915460136">
            <text:p>5.01332</text:p>
          </table:table-cell>
          <table:table-cell table:style-name="ce2" table:formula="of:=IF(ABS([.L27]-[.M27])&lt;[.$B$1];[.M27];108-(815-(1500/[.L27]))/[.M27])" office:value-type="float" office:value="5.01331915460136">
            <text:p>5.01332</text:p>
          </table:table-cell>
          <table:table-cell table:style-name="ce2" table:formula="of:=IF(ABS([.M27]-[.N27])&lt;[.$B$1];[.N27];108-(815-(1500/[.M27]))/[.N27])" office:value-type="float" office:value="5.01331915460136">
            <text:p>5.01332</text:p>
          </table:table-cell>
          <table:table-cell table:style-name="ce2" table:formula="of:=IF(ABS([.N27]-[.O27])&lt;[.$B$1];[.O27];108-(815-(1500/[.N27]))/[.O27])" office:value-type="float" office:value="5.01331915460136">
            <text:p>5.01332</text:p>
          </table:table-cell>
          <table:table-cell table:style-name="ce2" table:formula="of:=IF(ABS([.O27]-[.P27])&lt;[.$B$1];[.P27];108-(815-(1500/[.O27]))/[.P27])" office:value-type="float" office:value="5.01331915460136">
            <text:p>5.01332</text:p>
          </table:table-cell>
          <table:table-cell table:style-name="ce2" table:formula="of:=IF(ABS([.P27]-[.Q27])&lt;[.$B$1];[.Q27];108-(815-(1500/[.P27]))/[.Q27])" office:value-type="float" office:value="5.01331915460136">
            <text:p>5.01332</text:p>
          </table:table-cell>
          <table:table-cell table:style-name="ce2" table:formula="of:=IF(ABS([.Q27]-[.R27])&lt;[.$B$1];[.R27];108-(815-(1500/[.Q27]))/[.R27])" office:value-type="float" office:value="5.01331915460136">
            <text:p>5.01332</text:p>
          </table:table-cell>
          <table:table-cell table:style-name="ce2" table:formula="of:=IF(ABS([.R27]-[.S27])&lt;[.$B$1];[.S27];108-(815-(1500/[.R27]))/[.S27])" office:value-type="float" office:value="5.01331915460136">
            <text:p>5.01332</text:p>
          </table:table-cell>
          <table:table-cell table:style-name="ce2" table:formula="of:=IF(ABS([.S27]-[.T27])&lt;[.$B$1];[.T27];108-(815-(1500/[.S27]))/[.T27])" office:value-type="float" office:value="5.01331915460136">
            <text:p>5.01332</text:p>
          </table:table-cell>
          <table:table-cell table:style-name="ce2" table:formula="of:=IF(ABS([.T27]-[.U27])&lt;[.$B$1];[.U27];108-(815-(1500/[.T27]))/[.U27])" office:value-type="float" office:value="5.01331915460136">
            <text:p>5.01332</text:p>
          </table:table-cell>
          <table:table-cell table:style-name="ce2" table:formula="of:=IF(ABS([.U27]-[.V27])&lt;[.$B$1];[.V27];108-(815-(1500/[.U27]))/[.V27])" office:value-type="float" office:value="5.01331915460136">
            <text:p>5.01332</text:p>
          </table:table-cell>
          <table:table-cell table:style-name="ce2" table:formula="of:=IF(ABS([.V27]-[.W27])&lt;[.$B$1];[.W27];108-(815-(1500/[.V27]))/[.W27])" office:value-type="float" office:value="5.01331915460136">
            <text:p>5.01332</text:p>
          </table:table-cell>
          <table:table-cell table:style-name="ce2" table:formula="of:=IF(ABS([.W27]-[.X27])&lt;[.$B$1];[.X27];108-(815-(1500/[.W27]))/[.X27])" office:value-type="float" office:value="5.01331915460136">
            <text:p>5.01332</text:p>
          </table:table-cell>
          <table:table-cell table:style-name="ce3" table:formula="of:=IF(ABS([.X27]-[.Y27])&lt;[.$B$1];[.Y27];108-(815-(1500/[.X27]))/[.Y27])" office:value-type="float" office:value="5.01331915460136">
            <text:p>5.01</text:p>
          </table:table-cell>
          <table:table-cell table:number-columns-repeated="998"/>
        </table:table-row>
        <table:table-row table:style-name="ro1">
          <table:table-cell office:value-type="float" office:value="-13.5">
            <text:p>-13.50000</text:p>
          </table:table-cell>
          <table:table-cell office:value-type="string">
            <text:p><text:s/>9.11111111111111071637</text:p>
          </table:table-cell>
          <table:table-cell table:style-name="ce2" table:formula="of:=108-(815-(1500/[.A28]))/[.B28]" office:value-type="float" office:value="6.35365853658537">
            <text:p>6.35366</text:p>
          </table:table-cell>
          <table:table-cell table:style-name="ce2" table:formula="of:=IF(ABS([.B28]-[.C28])&lt;[.$B$1];[.C28];108-(815-(1500/[.B28]))/[.C28])" office:value-type="float" office:value="5.63915547024961">
            <text:p>5.63916</text:p>
          </table:table-cell>
          <table:table-cell table:style-name="ce2" table:formula="of:=IF(ABS([.C28]-[.D28])&lt;[.$B$1];[.D28];108-(815-(1500/[.C28]))/[.D28])" office:value-type="float" office:value="5.34002722940926">
            <text:p>5.34003</text:p>
          </table:table-cell>
          <table:table-cell table:style-name="ce2" table:formula="of:=IF(ABS([.D28]-[.E28])&lt;[.$B$1];[.E28];108-(815-(1500/[.D28]))/[.E28])" office:value-type="float" office:value="5.19102555933715">
            <text:p>5.19103</text:p>
          </table:table-cell>
          <table:table-cell table:style-name="ce2" table:formula="of:=IF(ABS([.E28]-[.F28])&lt;[.$B$1];[.F28];108-(815-(1500/[.E28]))/[.F28])" office:value-type="float" office:value="5.11039758409777">
            <text:p>5.11040</text:p>
          </table:table-cell>
          <table:table-cell table:style-name="ce2" table:formula="of:=IF(ABS([.F28]-[.G28])&lt;[.$B$1];[.G28];108-(815-(1500/[.F28]))/[.G28])" office:value-type="float" office:value="5.06480763960482">
            <text:p>5.06481</text:p>
          </table:table-cell>
          <table:table-cell table:style-name="ce2" table:formula="of:=IF(ABS([.G28]-[.H28])&lt;[.$B$1];[.H28];108-(815-(1500/[.G28]))/[.H28])" office:value-type="float" office:value="5.03838723233329">
            <text:p>5.03839</text:p>
          </table:table-cell>
          <table:table-cell table:style-name="ce2" table:formula="of:=IF(ABS([.H28]-[.I28])&lt;[.$B$1];[.I28];108-(815-(1500/[.H28]))/[.I28])" office:value-type="float" office:value="5.02286088857838">
            <text:p>5.02286</text:p>
          </table:table-cell>
          <table:table-cell table:style-name="ce2" table:formula="of:=IF(ABS([.I28]-[.J28])&lt;[.$B$1];[.J28];108-(815-(1500/[.I28]))/[.J28])" office:value-type="float" office:value="5.0137343666859">
            <text:p>5.01373</text:p>
          </table:table-cell>
          <table:table-cell table:style-name="ce2" table:formula="of:=IF(ABS([.J28]-[.K28])&lt;[.$B$1];[.K28];108-(815-(1500/[.J28]))/[.K28])" office:value-type="float" office:value="5.0137343666859">
            <text:p>5.01373</text:p>
          </table:table-cell>
          <table:table-cell table:style-name="ce2" table:formula="of:=IF(ABS([.K28]-[.L28])&lt;[.$B$1];[.L28];108-(815-(1500/[.K28]))/[.L28])" office:value-type="float" office:value="5.0137343666859">
            <text:p>5.01373</text:p>
          </table:table-cell>
          <table:table-cell table:style-name="ce2" table:formula="of:=IF(ABS([.L28]-[.M28])&lt;[.$B$1];[.M28];108-(815-(1500/[.L28]))/[.M28])" office:value-type="float" office:value="5.0137343666859">
            <text:p>5.01373</text:p>
          </table:table-cell>
          <table:table-cell table:style-name="ce2" table:formula="of:=IF(ABS([.M28]-[.N28])&lt;[.$B$1];[.N28];108-(815-(1500/[.M28]))/[.N28])" office:value-type="float" office:value="5.0137343666859">
            <text:p>5.01373</text:p>
          </table:table-cell>
          <table:table-cell table:style-name="ce2" table:formula="of:=IF(ABS([.N28]-[.O28])&lt;[.$B$1];[.O28];108-(815-(1500/[.N28]))/[.O28])" office:value-type="float" office:value="5.0137343666859">
            <text:p>5.01373</text:p>
          </table:table-cell>
          <table:table-cell table:style-name="ce2" table:formula="of:=IF(ABS([.O28]-[.P28])&lt;[.$B$1];[.P28];108-(815-(1500/[.O28]))/[.P28])" office:value-type="float" office:value="5.0137343666859">
            <text:p>5.01373</text:p>
          </table:table-cell>
          <table:table-cell table:style-name="ce2" table:formula="of:=IF(ABS([.P28]-[.Q28])&lt;[.$B$1];[.Q28];108-(815-(1500/[.P28]))/[.Q28])" office:value-type="float" office:value="5.0137343666859">
            <text:p>5.01373</text:p>
          </table:table-cell>
          <table:table-cell table:style-name="ce2" table:formula="of:=IF(ABS([.Q28]-[.R28])&lt;[.$B$1];[.R28];108-(815-(1500/[.Q28]))/[.R28])" office:value-type="float" office:value="5.0137343666859">
            <text:p>5.01373</text:p>
          </table:table-cell>
          <table:table-cell table:style-name="ce2" table:formula="of:=IF(ABS([.R28]-[.S28])&lt;[.$B$1];[.S28];108-(815-(1500/[.R28]))/[.S28])" office:value-type="float" office:value="5.0137343666859">
            <text:p>5.01373</text:p>
          </table:table-cell>
          <table:table-cell table:style-name="ce2" table:formula="of:=IF(ABS([.S28]-[.T28])&lt;[.$B$1];[.T28];108-(815-(1500/[.S28]))/[.T28])" office:value-type="float" office:value="5.0137343666859">
            <text:p>5.01373</text:p>
          </table:table-cell>
          <table:table-cell table:style-name="ce2" table:formula="of:=IF(ABS([.T28]-[.U28])&lt;[.$B$1];[.U28];108-(815-(1500/[.T28]))/[.U28])" office:value-type="float" office:value="5.0137343666859">
            <text:p>5.01373</text:p>
          </table:table-cell>
          <table:table-cell table:style-name="ce2" table:formula="of:=IF(ABS([.U28]-[.V28])&lt;[.$B$1];[.V28];108-(815-(1500/[.U28]))/[.V28])" office:value-type="float" office:value="5.0137343666859">
            <text:p>5.01373</text:p>
          </table:table-cell>
          <table:table-cell table:style-name="ce2" table:formula="of:=IF(ABS([.V28]-[.W28])&lt;[.$B$1];[.W28];108-(815-(1500/[.V28]))/[.W28])" office:value-type="float" office:value="5.0137343666859">
            <text:p>5.01373</text:p>
          </table:table-cell>
          <table:table-cell table:style-name="ce2" table:formula="of:=IF(ABS([.W28]-[.X28])&lt;[.$B$1];[.X28];108-(815-(1500/[.W28]))/[.X28])" office:value-type="float" office:value="5.0137343666859">
            <text:p>5.01373</text:p>
          </table:table-cell>
          <table:table-cell table:style-name="ce3" table:formula="of:=IF(ABS([.X28]-[.Y28])&lt;[.$B$1];[.Y28];108-(815-(1500/[.X28]))/[.Y28])" office:value-type="float" office:value="5.0137343666859">
            <text:p>5.01</text:p>
          </table:table-cell>
          <table:table-cell table:number-columns-repeated="998"/>
        </table:table-row>
        <table:table-row table:style-name="ro1">
          <table:table-cell office:value-type="float" office:value="-13.25">
            <text:p>-13.25000</text:p>
          </table:table-cell>
          <table:table-cell office:value-type="string">
            <text:p><text:s/>9.13207547169811384435</text:p>
          </table:table-cell>
          <table:table-cell table:style-name="ce2" table:formula="of:=108-(815-(1500/[.A29]))/[.B29]" office:value-type="float" office:value="6.35743801652893">
            <text:p>6.35744</text:p>
          </table:table-cell>
          <table:table-cell table:style-name="ce2" table:formula="of:=IF(ABS([.B29]-[.C29])&lt;[.$B$1];[.C29];108-(815-(1500/[.B29]))/[.C29])" office:value-type="float" office:value="5.64055898602544">
            <text:p>5.64056</text:p>
          </table:table-cell>
          <table:table-cell table:style-name="ce2" table:formula="of:=IF(ABS([.C29]-[.D29])&lt;[.$B$1];[.D29];108-(815-(1500/[.C29]))/[.D29])" office:value-type="float" office:value="5.34068909887232">
            <text:p>5.34069</text:p>
          </table:table-cell>
          <table:table-cell table:style-name="ce2" table:formula="of:=IF(ABS([.D29]-[.E29])&lt;[.$B$1];[.E29];108-(815-(1500/[.D29]))/[.E29])" office:value-type="float" office:value="5.19137367441769">
            <text:p>5.19137</text:p>
          </table:table-cell>
          <table:table-cell table:style-name="ce2" table:formula="of:=IF(ABS([.E29]-[.F29])&lt;[.$B$1];[.F29];108-(815-(1500/[.E29]))/[.F29])" office:value-type="float" office:value="5.1105913506125">
            <text:p>5.11059</text:p>
          </table:table-cell>
          <table:table-cell table:style-name="ce2" table:formula="of:=IF(ABS([.F29]-[.G29])&lt;[.$B$1];[.G29];108-(815-(1500/[.F29]))/[.G29])" office:value-type="float" office:value="5.06491892730428">
            <text:p>5.06492</text:p>
          </table:table-cell>
          <table:table-cell table:style-name="ce2" table:formula="of:=IF(ABS([.G29]-[.H29])&lt;[.$B$1];[.H29];108-(815-(1500/[.G29]))/[.H29])" office:value-type="float" office:value="5.03845232094258">
            <text:p>5.03845</text:p>
          </table:table-cell>
          <table:table-cell table:style-name="ce2" table:formula="of:=IF(ABS([.H29]-[.I29])&lt;[.$B$1];[.I29];108-(815-(1500/[.H29]))/[.I29])" office:value-type="float" office:value="5.02289965180979">
            <text:p>5.02290</text:p>
          </table:table-cell>
          <table:table-cell table:style-name="ce2" table:formula="of:=IF(ABS([.I29]-[.J29])&lt;[.$B$1];[.J29];108-(815-(1500/[.I29]))/[.J29])" office:value-type="float" office:value="5.01376345261808">
            <text:p>5.01376</text:p>
          </table:table-cell>
          <table:table-cell table:style-name="ce2" table:formula="of:=IF(ABS([.J29]-[.K29])&lt;[.$B$1];[.K29];108-(815-(1500/[.J29]))/[.K29])" office:value-type="float" office:value="5.01376345261808">
            <text:p>5.01376</text:p>
          </table:table-cell>
          <table:table-cell table:style-name="ce2" table:formula="of:=IF(ABS([.K29]-[.L29])&lt;[.$B$1];[.L29];108-(815-(1500/[.K29]))/[.L29])" office:value-type="float" office:value="5.01376345261808">
            <text:p>5.01376</text:p>
          </table:table-cell>
          <table:table-cell table:style-name="ce2" table:formula="of:=IF(ABS([.L29]-[.M29])&lt;[.$B$1];[.M29];108-(815-(1500/[.L29]))/[.M29])" office:value-type="float" office:value="5.01376345261808">
            <text:p>5.01376</text:p>
          </table:table-cell>
          <table:table-cell table:style-name="ce2" table:formula="of:=IF(ABS([.M29]-[.N29])&lt;[.$B$1];[.N29];108-(815-(1500/[.M29]))/[.N29])" office:value-type="float" office:value="5.01376345261808">
            <text:p>5.01376</text:p>
          </table:table-cell>
          <table:table-cell table:style-name="ce2" table:formula="of:=IF(ABS([.N29]-[.O29])&lt;[.$B$1];[.O29];108-(815-(1500/[.N29]))/[.O29])" office:value-type="float" office:value="5.01376345261808">
            <text:p>5.01376</text:p>
          </table:table-cell>
          <table:table-cell table:style-name="ce2" table:formula="of:=IF(ABS([.O29]-[.P29])&lt;[.$B$1];[.P29];108-(815-(1500/[.O29]))/[.P29])" office:value-type="float" office:value="5.01376345261808">
            <text:p>5.01376</text:p>
          </table:table-cell>
          <table:table-cell table:style-name="ce2" table:formula="of:=IF(ABS([.P29]-[.Q29])&lt;[.$B$1];[.Q29];108-(815-(1500/[.P29]))/[.Q29])" office:value-type="float" office:value="5.01376345261808">
            <text:p>5.01376</text:p>
          </table:table-cell>
          <table:table-cell table:style-name="ce2" table:formula="of:=IF(ABS([.Q29]-[.R29])&lt;[.$B$1];[.R29];108-(815-(1500/[.Q29]))/[.R29])" office:value-type="float" office:value="5.01376345261808">
            <text:p>5.01376</text:p>
          </table:table-cell>
          <table:table-cell table:style-name="ce2" table:formula="of:=IF(ABS([.R29]-[.S29])&lt;[.$B$1];[.S29];108-(815-(1500/[.R29]))/[.S29])" office:value-type="float" office:value="5.01376345261808">
            <text:p>5.01376</text:p>
          </table:table-cell>
          <table:table-cell table:style-name="ce2" table:formula="of:=IF(ABS([.S29]-[.T29])&lt;[.$B$1];[.T29];108-(815-(1500/[.S29]))/[.T29])" office:value-type="float" office:value="5.01376345261808">
            <text:p>5.01376</text:p>
          </table:table-cell>
          <table:table-cell table:style-name="ce2" table:formula="of:=IF(ABS([.T29]-[.U29])&lt;[.$B$1];[.U29];108-(815-(1500/[.T29]))/[.U29])" office:value-type="float" office:value="5.01376345261808">
            <text:p>5.01376</text:p>
          </table:table-cell>
          <table:table-cell table:style-name="ce2" table:formula="of:=IF(ABS([.U29]-[.V29])&lt;[.$B$1];[.V29];108-(815-(1500/[.U29]))/[.V29])" office:value-type="float" office:value="5.01376345261808">
            <text:p>5.01376</text:p>
          </table:table-cell>
          <table:table-cell table:style-name="ce2" table:formula="of:=IF(ABS([.V29]-[.W29])&lt;[.$B$1];[.W29];108-(815-(1500/[.V29]))/[.W29])" office:value-type="float" office:value="5.01376345261808">
            <text:p>5.01376</text:p>
          </table:table-cell>
          <table:table-cell table:style-name="ce2" table:formula="of:=IF(ABS([.W29]-[.X29])&lt;[.$B$1];[.X29];108-(815-(1500/[.W29]))/[.X29])" office:value-type="float" office:value="5.01376345261808">
            <text:p>5.01376</text:p>
          </table:table-cell>
          <table:table-cell table:style-name="ce3" table:formula="of:=IF(ABS([.X29]-[.Y29])&lt;[.$B$1];[.Y29];108-(815-(1500/[.X29]))/[.Y29])" office:value-type="float" office:value="5.01376345261808">
            <text:p>5.01</text:p>
          </table:table-cell>
          <table:table-cell table:number-columns-repeated="998"/>
        </table:table-row>
        <table:table-row table:style-name="ro1">
          <table:table-cell office:value-type="float" office:value="-13">
            <text:p>-13.00000</text:p>
          </table:table-cell>
          <table:table-cell office:value-type="string">
            <text:p><text:s/>9.15384615384615329958</text:p>
          </table:table-cell>
          <table:table-cell table:style-name="ce2" table:formula="of:=108-(815-(1500/[.A30]))/[.B30]" office:value-type="float" office:value="6.36134453781513">
            <text:p>6.36134</text:p>
          </table:table-cell>
          <table:table-cell table:style-name="ce2" table:formula="of:=IF(ABS([.B30]-[.C30])&lt;[.$B$1];[.C30];108-(815-(1500/[.B30]))/[.C30])" office:value-type="float" office:value="5.64200792602382">
            <text:p>5.64201</text:p>
          </table:table-cell>
          <table:table-cell table:style-name="ce2" table:formula="of:=IF(ABS([.C30]-[.D30])&lt;[.$B$1];[.D30];108-(815-(1500/[.C30]))/[.D30])" office:value-type="float" office:value="5.34137204401858">
            <text:p>5.34137</text:p>
          </table:table-cell>
          <table:table-cell table:style-name="ce2" table:formula="of:=IF(ABS([.D30]-[.E30])&lt;[.$B$1];[.E30];108-(815-(1500/[.D30]))/[.E30])" office:value-type="float" office:value="5.19173278395378">
            <text:p>5.19173</text:p>
          </table:table-cell>
          <table:table-cell table:style-name="ce2" table:formula="of:=IF(ABS([.E30]-[.F30])&lt;[.$B$1];[.F30];108-(815-(1500/[.E30]))/[.F30])" office:value-type="float" office:value="5.11079120926209">
            <text:p>5.11079</text:p>
          </table:table-cell>
          <table:table-cell table:style-name="ce2" table:formula="of:=IF(ABS([.F30]-[.G30])&lt;[.$B$1];[.G30];108-(815-(1500/[.F30]))/[.G30])" office:value-type="float" office:value="5.06503369867508">
            <text:p>5.06503</text:p>
          </table:table-cell>
          <table:table-cell table:style-name="ce2" table:formula="of:=IF(ABS([.G30]-[.H30])&lt;[.$B$1];[.H30];108-(815-(1500/[.G30]))/[.H30])" office:value-type="float" office:value="5.03851931690521">
            <text:p>5.03852</text:p>
          </table:table-cell>
          <table:table-cell table:style-name="ce2" table:formula="of:=IF(ABS([.H30]-[.I30])&lt;[.$B$1];[.I30];108-(815-(1500/[.H30]))/[.I30])" office:value-type="float" office:value="5.02293702717353">
            <text:p>5.02294</text:p>
          </table:table-cell>
          <table:table-cell table:style-name="ce2" table:formula="of:=IF(ABS([.I30]-[.J30])&lt;[.$B$1];[.J30];108-(815-(1500/[.I30]))/[.J30])" office:value-type="float" office:value="5.01374166547556">
            <text:p>5.01374</text:p>
          </table:table-cell>
          <table:table-cell table:style-name="ce2" table:formula="of:=IF(ABS([.J30]-[.K30])&lt;[.$B$1];[.K30];108-(815-(1500/[.J30]))/[.K30])" office:value-type="float" office:value="5.01374166547556">
            <text:p>5.01374</text:p>
          </table:table-cell>
          <table:table-cell table:style-name="ce2" table:formula="of:=IF(ABS([.K30]-[.L30])&lt;[.$B$1];[.L30];108-(815-(1500/[.K30]))/[.L30])" office:value-type="float" office:value="5.01374166547556">
            <text:p>5.01374</text:p>
          </table:table-cell>
          <table:table-cell table:style-name="ce2" table:formula="of:=IF(ABS([.L30]-[.M30])&lt;[.$B$1];[.M30];108-(815-(1500/[.L30]))/[.M30])" office:value-type="float" office:value="5.01374166547556">
            <text:p>5.01374</text:p>
          </table:table-cell>
          <table:table-cell table:style-name="ce2" table:formula="of:=IF(ABS([.M30]-[.N30])&lt;[.$B$1];[.N30];108-(815-(1500/[.M30]))/[.N30])" office:value-type="float" office:value="5.01374166547556">
            <text:p>5.01374</text:p>
          </table:table-cell>
          <table:table-cell table:style-name="ce2" table:formula="of:=IF(ABS([.N30]-[.O30])&lt;[.$B$1];[.O30];108-(815-(1500/[.N30]))/[.O30])" office:value-type="float" office:value="5.01374166547556">
            <text:p>5.01374</text:p>
          </table:table-cell>
          <table:table-cell table:style-name="ce2" table:formula="of:=IF(ABS([.O30]-[.P30])&lt;[.$B$1];[.P30];108-(815-(1500/[.O30]))/[.P30])" office:value-type="float" office:value="5.01374166547556">
            <text:p>5.01374</text:p>
          </table:table-cell>
          <table:table-cell table:style-name="ce2" table:formula="of:=IF(ABS([.P30]-[.Q30])&lt;[.$B$1];[.Q30];108-(815-(1500/[.P30]))/[.Q30])" office:value-type="float" office:value="5.01374166547556">
            <text:p>5.01374</text:p>
          </table:table-cell>
          <table:table-cell table:style-name="ce2" table:formula="of:=IF(ABS([.Q30]-[.R30])&lt;[.$B$1];[.R30];108-(815-(1500/[.Q30]))/[.R30])" office:value-type="float" office:value="5.01374166547556">
            <text:p>5.01374</text:p>
          </table:table-cell>
          <table:table-cell table:style-name="ce2" table:formula="of:=IF(ABS([.R30]-[.S30])&lt;[.$B$1];[.S30];108-(815-(1500/[.R30]))/[.S30])" office:value-type="float" office:value="5.01374166547556">
            <text:p>5.01374</text:p>
          </table:table-cell>
          <table:table-cell table:style-name="ce2" table:formula="of:=IF(ABS([.S30]-[.T30])&lt;[.$B$1];[.T30];108-(815-(1500/[.S30]))/[.T30])" office:value-type="float" office:value="5.01374166547556">
            <text:p>5.01374</text:p>
          </table:table-cell>
          <table:table-cell table:style-name="ce2" table:formula="of:=IF(ABS([.T30]-[.U30])&lt;[.$B$1];[.U30];108-(815-(1500/[.T30]))/[.U30])" office:value-type="float" office:value="5.01374166547556">
            <text:p>5.01374</text:p>
          </table:table-cell>
          <table:table-cell table:style-name="ce2" table:formula="of:=IF(ABS([.U30]-[.V30])&lt;[.$B$1];[.V30];108-(815-(1500/[.U30]))/[.V30])" office:value-type="float" office:value="5.01374166547556">
            <text:p>5.01374</text:p>
          </table:table-cell>
          <table:table-cell table:style-name="ce2" table:formula="of:=IF(ABS([.V30]-[.W30])&lt;[.$B$1];[.W30];108-(815-(1500/[.V30]))/[.W30])" office:value-type="float" office:value="5.01374166547556">
            <text:p>5.01374</text:p>
          </table:table-cell>
          <table:table-cell table:style-name="ce2" table:formula="of:=IF(ABS([.W30]-[.X30])&lt;[.$B$1];[.X30];108-(815-(1500/[.W30]))/[.X30])" office:value-type="float" office:value="5.01374166547556">
            <text:p>5.01374</text:p>
          </table:table-cell>
          <table:table-cell table:style-name="ce3" table:formula="of:=IF(ABS([.X30]-[.Y30])&lt;[.$B$1];[.Y30];108-(815-(1500/[.X30]))/[.Y30])" office:value-type="float" office:value="5.01374166547556">
            <text:p>5.01</text:p>
          </table:table-cell>
          <table:table-cell table:number-columns-repeated="998"/>
        </table:table-row>
        <table:table-row table:style-name="ro1">
          <table:table-cell office:value-type="float" office:value="-12.75">
            <text:p>-12.75000</text:p>
          </table:table-cell>
          <table:table-cell office:value-type="string">
            <text:p><text:s/>9.17647058823529349070</text:p>
          </table:table-cell>
          <table:table-cell table:style-name="ce2" table:formula="of:=108-(815-(1500/[.A31]))/[.B31]" office:value-type="float" office:value="6.36538461538461">
            <text:p>6.36538</text:p>
          </table:table-cell>
          <table:table-cell table:style-name="ce2" table:formula="of:=IF(ABS([.B31]-[.C31])&lt;[.$B$1];[.C31];108-(815-(1500/[.B31]))/[.C31])" office:value-type="float" office:value="5.64350453172202">
            <text:p>5.64350</text:p>
          </table:table-cell>
          <table:table-cell table:style-name="ce2" table:formula="of:=IF(ABS([.C31]-[.D31])&lt;[.$B$1];[.D31];108-(815-(1500/[.C31]))/[.D31])" office:value-type="float" office:value="5.34207708779375">
            <text:p>5.34208</text:p>
          </table:table-cell>
          <table:table-cell table:style-name="ce2" table:formula="of:=IF(ABS([.D31]-[.E31])&lt;[.$B$1];[.E31];108-(815-(1500/[.D31]))/[.E31])" office:value-type="float" office:value="5.19210341716337">
            <text:p>5.19210</text:p>
          </table:table-cell>
          <table:table-cell table:style-name="ce2" table:formula="of:=IF(ABS([.E31]-[.F31])&lt;[.$B$1];[.F31];108-(815-(1500/[.E31]))/[.F31])" office:value-type="float" office:value="5.11099745208279">
            <text:p>5.11100</text:p>
          </table:table-cell>
          <table:table-cell table:style-name="ce2" table:formula="of:=IF(ABS([.F31]-[.G31])&lt;[.$B$1];[.G31];108-(815-(1500/[.F31]))/[.G31])" office:value-type="float" office:value="5.06515212257312">
            <text:p>5.06515</text:p>
          </table:table-cell>
          <table:table-cell table:style-name="ce2" table:formula="of:=IF(ABS([.G31]-[.H31])&lt;[.$B$1];[.H31];108-(815-(1500/[.G31]))/[.H31])" office:value-type="float" office:value="5.03858835780868">
            <text:p>5.03859</text:p>
          </table:table-cell>
          <table:table-cell table:style-name="ce2" table:formula="of:=IF(ABS([.H31]-[.I31])&lt;[.$B$1];[.I31];108-(815-(1500/[.H31]))/[.I31])" office:value-type="float" office:value="5.02297387278611">
            <text:p>5.02297</text:p>
          </table:table-cell>
          <table:table-cell table:style-name="ce2" table:formula="of:=IF(ABS([.I31]-[.J31])&lt;[.$B$1];[.J31];108-(815-(1500/[.I31]))/[.J31])" office:value-type="float" office:value="5.01368498375798">
            <text:p>5.01368</text:p>
          </table:table-cell>
          <table:table-cell table:style-name="ce2" table:formula="of:=IF(ABS([.J31]-[.K31])&lt;[.$B$1];[.K31];108-(815-(1500/[.J31]))/[.K31])" office:value-type="float" office:value="5.01368498375798">
            <text:p>5.01368</text:p>
          </table:table-cell>
          <table:table-cell table:style-name="ce2" table:formula="of:=IF(ABS([.K31]-[.L31])&lt;[.$B$1];[.L31];108-(815-(1500/[.K31]))/[.L31])" office:value-type="float" office:value="5.01368498375798">
            <text:p>5.01368</text:p>
          </table:table-cell>
          <table:table-cell table:style-name="ce2" table:formula="of:=IF(ABS([.L31]-[.M31])&lt;[.$B$1];[.M31];108-(815-(1500/[.L31]))/[.M31])" office:value-type="float" office:value="5.01368498375798">
            <text:p>5.01368</text:p>
          </table:table-cell>
          <table:table-cell table:style-name="ce2" table:formula="of:=IF(ABS([.M31]-[.N31])&lt;[.$B$1];[.N31];108-(815-(1500/[.M31]))/[.N31])" office:value-type="float" office:value="5.01368498375798">
            <text:p>5.01368</text:p>
          </table:table-cell>
          <table:table-cell table:style-name="ce2" table:formula="of:=IF(ABS([.N31]-[.O31])&lt;[.$B$1];[.O31];108-(815-(1500/[.N31]))/[.O31])" office:value-type="float" office:value="5.01368498375798">
            <text:p>5.01368</text:p>
          </table:table-cell>
          <table:table-cell table:style-name="ce2" table:formula="of:=IF(ABS([.O31]-[.P31])&lt;[.$B$1];[.P31];108-(815-(1500/[.O31]))/[.P31])" office:value-type="float" office:value="5.01368498375798">
            <text:p>5.01368</text:p>
          </table:table-cell>
          <table:table-cell table:style-name="ce2" table:formula="of:=IF(ABS([.P31]-[.Q31])&lt;[.$B$1];[.Q31];108-(815-(1500/[.P31]))/[.Q31])" office:value-type="float" office:value="5.01368498375798">
            <text:p>5.01368</text:p>
          </table:table-cell>
          <table:table-cell table:style-name="ce2" table:formula="of:=IF(ABS([.Q31]-[.R31])&lt;[.$B$1];[.R31];108-(815-(1500/[.Q31]))/[.R31])" office:value-type="float" office:value="5.01368498375798">
            <text:p>5.01368</text:p>
          </table:table-cell>
          <table:table-cell table:style-name="ce2" table:formula="of:=IF(ABS([.R31]-[.S31])&lt;[.$B$1];[.S31];108-(815-(1500/[.R31]))/[.S31])" office:value-type="float" office:value="5.01368498375798">
            <text:p>5.01368</text:p>
          </table:table-cell>
          <table:table-cell table:style-name="ce2" table:formula="of:=IF(ABS([.S31]-[.T31])&lt;[.$B$1];[.T31];108-(815-(1500/[.S31]))/[.T31])" office:value-type="float" office:value="5.01368498375798">
            <text:p>5.01368</text:p>
          </table:table-cell>
          <table:table-cell table:style-name="ce2" table:formula="of:=IF(ABS([.T31]-[.U31])&lt;[.$B$1];[.U31];108-(815-(1500/[.T31]))/[.U31])" office:value-type="float" office:value="5.01368498375798">
            <text:p>5.01368</text:p>
          </table:table-cell>
          <table:table-cell table:style-name="ce2" table:formula="of:=IF(ABS([.U31]-[.V31])&lt;[.$B$1];[.V31];108-(815-(1500/[.U31]))/[.V31])" office:value-type="float" office:value="5.01368498375798">
            <text:p>5.01368</text:p>
          </table:table-cell>
          <table:table-cell table:style-name="ce2" table:formula="of:=IF(ABS([.V31]-[.W31])&lt;[.$B$1];[.W31];108-(815-(1500/[.V31]))/[.W31])" office:value-type="float" office:value="5.01368498375798">
            <text:p>5.01368</text:p>
          </table:table-cell>
          <table:table-cell table:style-name="ce2" table:formula="of:=IF(ABS([.W31]-[.X31])&lt;[.$B$1];[.X31];108-(815-(1500/[.W31]))/[.X31])" office:value-type="float" office:value="5.01368498375798">
            <text:p>5.01368</text:p>
          </table:table-cell>
          <table:table-cell table:style-name="ce3" table:formula="of:=IF(ABS([.X31]-[.Y31])&lt;[.$B$1];[.Y31];108-(815-(1500/[.X31]))/[.Y31])" office:value-type="float" office:value="5.01368498375798">
            <text:p>5.01</text:p>
          </table:table-cell>
          <table:table-cell table:number-columns-repeated="998"/>
        </table:table-row>
        <table:table-row table:style-name="ro1">
          <table:table-cell office:value-type="float" office:value="-12.5">
            <text:p>-12.50000</text:p>
          </table:table-cell>
          <table:table-cell office:value-type="string">
            <text:p><text:s/>9.19999999999999928946</text:p>
          </table:table-cell>
          <table:table-cell table:style-name="ce2" table:formula="of:=108-(815-(1500/[.A32]))/[.B32]" office:value-type="float" office:value="6.3695652173913">
            <text:p>6.36957</text:p>
          </table:table-cell>
          <table:table-cell table:style-name="ce2" table:formula="of:=IF(ABS([.B32]-[.C32])&lt;[.$B$1];[.C32];108-(815-(1500/[.B32]))/[.C32])" office:value-type="float" office:value="5.64505119453915">
            <text:p>5.64505</text:p>
          </table:table-cell>
          <table:table-cell table:style-name="ce2" table:formula="of:=IF(ABS([.C32]-[.D32])&lt;[.$B$1];[.D32];108-(815-(1500/[.C32]))/[.D32])" office:value-type="float" office:value="5.34280532043356">
            <text:p>5.34281</text:p>
          </table:table-cell>
          <table:table-cell table:style-name="ce2" table:formula="of:=IF(ABS([.D32]-[.E32])&lt;[.$B$1];[.E32];108-(815-(1500/[.D32]))/[.E32])" office:value-type="float" office:value="5.19248613779673">
            <text:p>5.19249</text:p>
          </table:table-cell>
          <table:table-cell table:style-name="ce2" table:formula="of:=IF(ABS([.E32]-[.F32])&lt;[.$B$1];[.F32];108-(815-(1500/[.E32]))/[.F32])" office:value-type="float" office:value="5.11121039033581">
            <text:p>5.11121</text:p>
          </table:table-cell>
          <table:table-cell table:style-name="ce2" table:formula="of:=IF(ABS([.F32]-[.G32])&lt;[.$B$1];[.G32];108-(815-(1500/[.F32]))/[.G32])" office:value-type="float" office:value="5.0652743839609">
            <text:p>5.06527</text:p>
          </table:table-cell>
          <table:table-cell table:style-name="ce2" table:formula="of:=IF(ABS([.G32]-[.H32])&lt;[.$B$1];[.H32];108-(815-(1500/[.G32]))/[.H32])" office:value-type="float" office:value="5.03865969227324">
            <text:p>5.03866</text:p>
          </table:table-cell>
          <table:table-cell table:style-name="ce2" table:formula="of:=IF(ABS([.H32]-[.I32])&lt;[.$B$1];[.I32];108-(815-(1500/[.H32]))/[.I32])" office:value-type="float" office:value="5.02301312959175">
            <text:p>5.02301</text:p>
          </table:table-cell>
          <table:table-cell table:style-name="ce2" table:formula="of:=IF(ABS([.I32]-[.J32])&lt;[.$B$1];[.J32];108-(815-(1500/[.I32]))/[.J32])" office:value-type="float" office:value="5.01365078374086">
            <text:p>5.01365</text:p>
          </table:table-cell>
          <table:table-cell table:style-name="ce2" table:formula="of:=IF(ABS([.J32]-[.K32])&lt;[.$B$1];[.K32];108-(815-(1500/[.J32]))/[.K32])" office:value-type="float" office:value="5.01365078374086">
            <text:p>5.01365</text:p>
          </table:table-cell>
          <table:table-cell table:style-name="ce2" table:formula="of:=IF(ABS([.K32]-[.L32])&lt;[.$B$1];[.L32];108-(815-(1500/[.K32]))/[.L32])" office:value-type="float" office:value="5.01365078374086">
            <text:p>5.01365</text:p>
          </table:table-cell>
          <table:table-cell table:style-name="ce2" table:formula="of:=IF(ABS([.L32]-[.M32])&lt;[.$B$1];[.M32];108-(815-(1500/[.L32]))/[.M32])" office:value-type="float" office:value="5.01365078374086">
            <text:p>5.01365</text:p>
          </table:table-cell>
          <table:table-cell table:style-name="ce2" table:formula="of:=IF(ABS([.M32]-[.N32])&lt;[.$B$1];[.N32];108-(815-(1500/[.M32]))/[.N32])" office:value-type="float" office:value="5.01365078374086">
            <text:p>5.01365</text:p>
          </table:table-cell>
          <table:table-cell table:style-name="ce2" table:formula="of:=IF(ABS([.N32]-[.O32])&lt;[.$B$1];[.O32];108-(815-(1500/[.N32]))/[.O32])" office:value-type="float" office:value="5.01365078374086">
            <text:p>5.01365</text:p>
          </table:table-cell>
          <table:table-cell table:style-name="ce2" table:formula="of:=IF(ABS([.O32]-[.P32])&lt;[.$B$1];[.P32];108-(815-(1500/[.O32]))/[.P32])" office:value-type="float" office:value="5.01365078374086">
            <text:p>5.01365</text:p>
          </table:table-cell>
          <table:table-cell table:style-name="ce2" table:formula="of:=IF(ABS([.P32]-[.Q32])&lt;[.$B$1];[.Q32];108-(815-(1500/[.P32]))/[.Q32])" office:value-type="float" office:value="5.01365078374086">
            <text:p>5.01365</text:p>
          </table:table-cell>
          <table:table-cell table:style-name="ce2" table:formula="of:=IF(ABS([.Q32]-[.R32])&lt;[.$B$1];[.R32];108-(815-(1500/[.Q32]))/[.R32])" office:value-type="float" office:value="5.01365078374086">
            <text:p>5.01365</text:p>
          </table:table-cell>
          <table:table-cell table:style-name="ce2" table:formula="of:=IF(ABS([.R32]-[.S32])&lt;[.$B$1];[.S32];108-(815-(1500/[.R32]))/[.S32])" office:value-type="float" office:value="5.01365078374086">
            <text:p>5.01365</text:p>
          </table:table-cell>
          <table:table-cell table:style-name="ce2" table:formula="of:=IF(ABS([.S32]-[.T32])&lt;[.$B$1];[.T32];108-(815-(1500/[.S32]))/[.T32])" office:value-type="float" office:value="5.01365078374086">
            <text:p>5.01365</text:p>
          </table:table-cell>
          <table:table-cell table:style-name="ce2" table:formula="of:=IF(ABS([.T32]-[.U32])&lt;[.$B$1];[.U32];108-(815-(1500/[.T32]))/[.U32])" office:value-type="float" office:value="5.01365078374086">
            <text:p>5.01365</text:p>
          </table:table-cell>
          <table:table-cell table:style-name="ce2" table:formula="of:=IF(ABS([.U32]-[.V32])&lt;[.$B$1];[.V32];108-(815-(1500/[.U32]))/[.V32])" office:value-type="float" office:value="5.01365078374086">
            <text:p>5.01365</text:p>
          </table:table-cell>
          <table:table-cell table:style-name="ce2" table:formula="of:=IF(ABS([.V32]-[.W32])&lt;[.$B$1];[.W32];108-(815-(1500/[.V32]))/[.W32])" office:value-type="float" office:value="5.01365078374086">
            <text:p>5.01365</text:p>
          </table:table-cell>
          <table:table-cell table:style-name="ce2" table:formula="of:=IF(ABS([.W32]-[.X32])&lt;[.$B$1];[.X32];108-(815-(1500/[.W32]))/[.X32])" office:value-type="float" office:value="5.01365078374086">
            <text:p>5.01365</text:p>
          </table:table-cell>
          <table:table-cell table:style-name="ce3" table:formula="of:=IF(ABS([.X32]-[.Y32])&lt;[.$B$1];[.Y32];108-(815-(1500/[.X32]))/[.Y32])" office:value-type="float" office:value="5.01365078374086">
            <text:p>5.01</text:p>
          </table:table-cell>
          <table:table-cell table:number-columns-repeated="998"/>
        </table:table-row>
        <table:table-row table:style-name="ro1">
          <table:table-cell office:value-type="float" office:value="-12.25">
            <text:p>-12.25000</text:p>
          </table:table-cell>
          <table:table-cell office:value-type="string">
            <text:p><text:s/>9.22448979591836781822</text:p>
          </table:table-cell>
          <table:table-cell table:style-name="ce2" table:formula="of:=108-(815-(1500/[.A33]))/[.B33]" office:value-type="float" office:value="6.37389380530973">
            <text:p>6.37389</text:p>
          </table:table-cell>
          <table:table-cell table:style-name="ce2" table:formula="of:=IF(ABS([.B33]-[.C33])&lt;[.$B$1];[.C33];108-(815-(1500/[.B33]))/[.C33])" office:value-type="float" office:value="5.6466504685873">
            <text:p>5.64665</text:p>
          </table:table-cell>
          <table:table-cell table:style-name="ce2" table:formula="of:=IF(ABS([.C33]-[.D33])&lt;[.$B$1];[.D33];108-(815-(1500/[.C33]))/[.D33])" office:value-type="float" office:value="5.34355790508975">
            <text:p>5.34356</text:p>
          </table:table-cell>
          <table:table-cell table:style-name="ce2" table:formula="of:=IF(ABS([.D33]-[.E33])&lt;[.$B$1];[.E33];108-(815-(1500/[.D33]))/[.E33])" office:value-type="float" office:value="5.19288154700975">
            <text:p>5.19288</text:p>
          </table:table-cell>
          <table:table-cell table:style-name="ce2" table:formula="of:=IF(ABS([.E33]-[.F33])&lt;[.$B$1];[.F33];108-(815-(1500/[.E33]))/[.F33])" office:value-type="float" office:value="5.11143035630653">
            <text:p>5.11143</text:p>
          </table:table-cell>
          <table:table-cell table:style-name="ce2" table:formula="of:=IF(ABS([.F33]-[.G33])&lt;[.$B$1];[.G33];108-(815-(1500/[.F33]))/[.G33])" office:value-type="float" office:value="5.06540068940417">
            <text:p>5.06540</text:p>
          </table:table-cell>
          <table:table-cell table:style-name="ce2" table:formula="of:=IF(ABS([.G33]-[.H33])&lt;[.$B$1];[.H33];108-(815-(1500/[.G33]))/[.H33])" office:value-type="float" office:value="5.03873377144885">
            <text:p>5.03873</text:p>
          </table:table-cell>
          <table:table-cell table:style-name="ce2" table:formula="of:=IF(ABS([.H33]-[.I33])&lt;[.$B$1];[.I33];108-(815-(1500/[.H33]))/[.I33])" office:value-type="float" office:value="5.02306162743226">
            <text:p>5.02306</text:p>
          </table:table-cell>
          <table:table-cell table:style-name="ce2" table:formula="of:=IF(ABS([.I33]-[.J33])&lt;[.$B$1];[.J33];108-(815-(1500/[.I33]))/[.J33])" office:value-type="float" office:value="5.013773791072">
            <text:p>5.01377</text:p>
          </table:table-cell>
          <table:table-cell table:style-name="ce2" table:formula="of:=IF(ABS([.J33]-[.K33])&lt;[.$B$1];[.K33];108-(815-(1500/[.J33]))/[.K33])" office:value-type="float" office:value="5.013773791072">
            <text:p>5.01377</text:p>
          </table:table-cell>
          <table:table-cell table:style-name="ce2" table:formula="of:=IF(ABS([.K33]-[.L33])&lt;[.$B$1];[.L33];108-(815-(1500/[.K33]))/[.L33])" office:value-type="float" office:value="5.013773791072">
            <text:p>5.01377</text:p>
          </table:table-cell>
          <table:table-cell table:style-name="ce2" table:formula="of:=IF(ABS([.L33]-[.M33])&lt;[.$B$1];[.M33];108-(815-(1500/[.L33]))/[.M33])" office:value-type="float" office:value="5.013773791072">
            <text:p>5.01377</text:p>
          </table:table-cell>
          <table:table-cell table:style-name="ce2" table:formula="of:=IF(ABS([.M33]-[.N33])&lt;[.$B$1];[.N33];108-(815-(1500/[.M33]))/[.N33])" office:value-type="float" office:value="5.013773791072">
            <text:p>5.01377</text:p>
          </table:table-cell>
          <table:table-cell table:style-name="ce2" table:formula="of:=IF(ABS([.N33]-[.O33])&lt;[.$B$1];[.O33];108-(815-(1500/[.N33]))/[.O33])" office:value-type="float" office:value="5.013773791072">
            <text:p>5.01377</text:p>
          </table:table-cell>
          <table:table-cell table:style-name="ce2" table:formula="of:=IF(ABS([.O33]-[.P33])&lt;[.$B$1];[.P33];108-(815-(1500/[.O33]))/[.P33])" office:value-type="float" office:value="5.013773791072">
            <text:p>5.01377</text:p>
          </table:table-cell>
          <table:table-cell table:style-name="ce2" table:formula="of:=IF(ABS([.P33]-[.Q33])&lt;[.$B$1];[.Q33];108-(815-(1500/[.P33]))/[.Q33])" office:value-type="float" office:value="5.013773791072">
            <text:p>5.01377</text:p>
          </table:table-cell>
          <table:table-cell table:style-name="ce2" table:formula="of:=IF(ABS([.Q33]-[.R33])&lt;[.$B$1];[.R33];108-(815-(1500/[.Q33]))/[.R33])" office:value-type="float" office:value="5.013773791072">
            <text:p>5.01377</text:p>
          </table:table-cell>
          <table:table-cell table:style-name="ce2" table:formula="of:=IF(ABS([.R33]-[.S33])&lt;[.$B$1];[.S33];108-(815-(1500/[.R33]))/[.S33])" office:value-type="float" office:value="5.013773791072">
            <text:p>5.01377</text:p>
          </table:table-cell>
          <table:table-cell table:style-name="ce2" table:formula="of:=IF(ABS([.S33]-[.T33])&lt;[.$B$1];[.T33];108-(815-(1500/[.S33]))/[.T33])" office:value-type="float" office:value="5.013773791072">
            <text:p>5.01377</text:p>
          </table:table-cell>
          <table:table-cell table:style-name="ce2" table:formula="of:=IF(ABS([.T33]-[.U33])&lt;[.$B$1];[.U33];108-(815-(1500/[.T33]))/[.U33])" office:value-type="float" office:value="5.013773791072">
            <text:p>5.01377</text:p>
          </table:table-cell>
          <table:table-cell table:style-name="ce2" table:formula="of:=IF(ABS([.U33]-[.V33])&lt;[.$B$1];[.V33];108-(815-(1500/[.U33]))/[.V33])" office:value-type="float" office:value="5.013773791072">
            <text:p>5.01377</text:p>
          </table:table-cell>
          <table:table-cell table:style-name="ce2" table:formula="of:=IF(ABS([.V33]-[.W33])&lt;[.$B$1];[.W33];108-(815-(1500/[.V33]))/[.W33])" office:value-type="float" office:value="5.013773791072">
            <text:p>5.01377</text:p>
          </table:table-cell>
          <table:table-cell table:style-name="ce2" table:formula="of:=IF(ABS([.W33]-[.X33])&lt;[.$B$1];[.X33];108-(815-(1500/[.W33]))/[.X33])" office:value-type="float" office:value="5.013773791072">
            <text:p>5.01377</text:p>
          </table:table-cell>
          <table:table-cell table:style-name="ce3" table:formula="of:=IF(ABS([.X33]-[.Y33])&lt;[.$B$1];[.Y33];108-(815-(1500/[.X33]))/[.Y33])" office:value-type="float" office:value="5.013773791072">
            <text:p>5.01</text:p>
          </table:table-cell>
          <table:table-cell table:number-columns-repeated="998"/>
        </table:table-row>
        <table:table-row table:style-name="ro1">
          <table:table-cell office:value-type="float" office:value="-12">
            <text:p>-12.00000</text:p>
          </table:table-cell>
          <table:table-cell office:value-type="string">
            <text:p><text:s/>9.25000000000000000000</text:p>
          </table:table-cell>
          <table:table-cell table:style-name="ce2" table:formula="of:=108-(815-(1500/[.A34]))/[.B34]" office:value-type="float" office:value="6.37837837837837">
            <text:p>6.37838</text:p>
          </table:table-cell>
          <table:table-cell table:style-name="ce2" table:formula="of:=IF(ABS([.B34]-[.C34])&lt;[.$B$1];[.C34];108-(815-(1500/[.B34]))/[.C34])" office:value-type="float" office:value="5.64830508474566">
            <text:p>5.64831</text:p>
          </table:table-cell>
          <table:table-cell table:style-name="ce2" table:formula="of:=IF(ABS([.C34]-[.D34])&lt;[.$B$1];[.D34];108-(815-(1500/[.C34]))/[.D34])" office:value-type="float" office:value="5.34433608401915">
            <text:p>5.34434</text:p>
          </table:table-cell>
          <table:table-cell table:style-name="ce2" table:formula="of:=IF(ABS([.D34]-[.E34])&lt;[.$B$1];[.E34];108-(815-(1500/[.D34]))/[.E34])" office:value-type="float" office:value="5.19329028632116">
            <text:p>5.19329</text:p>
          </table:table-cell>
          <table:table-cell table:style-name="ce2" table:formula="of:=IF(ABS([.E34]-[.F34])&lt;[.$B$1];[.F34];108-(815-(1500/[.E34]))/[.F34])" office:value-type="float" office:value="5.11165770130474">
            <text:p>5.11166</text:p>
          </table:table-cell>
          <table:table-cell table:style-name="ce2" table:formula="of:=IF(ABS([.F34]-[.G34])&lt;[.$B$1];[.G34];108-(815-(1500/[.F34]))/[.G34])" office:value-type="float" office:value="5.0655311952237">
            <text:p>5.06553</text:p>
          </table:table-cell>
          <table:table-cell table:style-name="ce2" table:formula="of:=IF(ABS([.G34]-[.H34])&lt;[.$B$1];[.H34];108-(815-(1500/[.G34]))/[.H34])" office:value-type="float" office:value="5.03880981146919">
            <text:p>5.03881</text:p>
          </table:table-cell>
          <table:table-cell table:style-name="ce2" table:formula="of:=IF(ABS([.H34]-[.I34])&lt;[.$B$1];[.I34];108-(815-(1500/[.H34]))/[.I34])" office:value-type="float" office:value="5.02310153960632">
            <text:p>5.02310</text:p>
          </table:table-cell>
          <table:table-cell table:style-name="ce2" table:formula="of:=IF(ABS([.I34]-[.J34])&lt;[.$B$1];[.J34];108-(815-(1500/[.I34]))/[.J34])" office:value-type="float" office:value="5.01369773156389">
            <text:p>5.01370</text:p>
          </table:table-cell>
          <table:table-cell table:style-name="ce2" table:formula="of:=IF(ABS([.J34]-[.K34])&lt;[.$B$1];[.K34];108-(815-(1500/[.J34]))/[.K34])" office:value-type="float" office:value="5.01369773156389">
            <text:p>5.01370</text:p>
          </table:table-cell>
          <table:table-cell table:style-name="ce2" table:formula="of:=IF(ABS([.K34]-[.L34])&lt;[.$B$1];[.L34];108-(815-(1500/[.K34]))/[.L34])" office:value-type="float" office:value="5.01369773156389">
            <text:p>5.01370</text:p>
          </table:table-cell>
          <table:table-cell table:style-name="ce2" table:formula="of:=IF(ABS([.L34]-[.M34])&lt;[.$B$1];[.M34];108-(815-(1500/[.L34]))/[.M34])" office:value-type="float" office:value="5.01369773156389">
            <text:p>5.01370</text:p>
          </table:table-cell>
          <table:table-cell table:style-name="ce2" table:formula="of:=IF(ABS([.M34]-[.N34])&lt;[.$B$1];[.N34];108-(815-(1500/[.M34]))/[.N34])" office:value-type="float" office:value="5.01369773156389">
            <text:p>5.01370</text:p>
          </table:table-cell>
          <table:table-cell table:style-name="ce2" table:formula="of:=IF(ABS([.N34]-[.O34])&lt;[.$B$1];[.O34];108-(815-(1500/[.N34]))/[.O34])" office:value-type="float" office:value="5.01369773156389">
            <text:p>5.01370</text:p>
          </table:table-cell>
          <table:table-cell table:style-name="ce2" table:formula="of:=IF(ABS([.O34]-[.P34])&lt;[.$B$1];[.P34];108-(815-(1500/[.O34]))/[.P34])" office:value-type="float" office:value="5.01369773156389">
            <text:p>5.01370</text:p>
          </table:table-cell>
          <table:table-cell table:style-name="ce2" table:formula="of:=IF(ABS([.P34]-[.Q34])&lt;[.$B$1];[.Q34];108-(815-(1500/[.P34]))/[.Q34])" office:value-type="float" office:value="5.01369773156389">
            <text:p>5.01370</text:p>
          </table:table-cell>
          <table:table-cell table:style-name="ce2" table:formula="of:=IF(ABS([.Q34]-[.R34])&lt;[.$B$1];[.R34];108-(815-(1500/[.Q34]))/[.R34])" office:value-type="float" office:value="5.01369773156389">
            <text:p>5.01370</text:p>
          </table:table-cell>
          <table:table-cell table:style-name="ce2" table:formula="of:=IF(ABS([.R34]-[.S34])&lt;[.$B$1];[.S34];108-(815-(1500/[.R34]))/[.S34])" office:value-type="float" office:value="5.01369773156389">
            <text:p>5.01370</text:p>
          </table:table-cell>
          <table:table-cell table:style-name="ce2" table:formula="of:=IF(ABS([.S34]-[.T34])&lt;[.$B$1];[.T34];108-(815-(1500/[.S34]))/[.T34])" office:value-type="float" office:value="5.01369773156389">
            <text:p>5.01370</text:p>
          </table:table-cell>
          <table:table-cell table:style-name="ce2" table:formula="of:=IF(ABS([.T34]-[.U34])&lt;[.$B$1];[.U34];108-(815-(1500/[.T34]))/[.U34])" office:value-type="float" office:value="5.01369773156389">
            <text:p>5.01370</text:p>
          </table:table-cell>
          <table:table-cell table:style-name="ce2" table:formula="of:=IF(ABS([.U34]-[.V34])&lt;[.$B$1];[.V34];108-(815-(1500/[.U34]))/[.V34])" office:value-type="float" office:value="5.01369773156389">
            <text:p>5.01370</text:p>
          </table:table-cell>
          <table:table-cell table:style-name="ce2" table:formula="of:=IF(ABS([.V34]-[.W34])&lt;[.$B$1];[.W34];108-(815-(1500/[.V34]))/[.W34])" office:value-type="float" office:value="5.01369773156389">
            <text:p>5.01370</text:p>
          </table:table-cell>
          <table:table-cell table:style-name="ce2" table:formula="of:=IF(ABS([.W34]-[.X34])&lt;[.$B$1];[.X34];108-(815-(1500/[.W34]))/[.X34])" office:value-type="float" office:value="5.01369773156389">
            <text:p>5.01370</text:p>
          </table:table-cell>
          <table:table-cell table:style-name="ce3" table:formula="of:=IF(ABS([.X34]-[.Y34])&lt;[.$B$1];[.Y34];108-(815-(1500/[.X34]))/[.Y34])" office:value-type="float" office:value="5.01369773156389">
            <text:p>5.01</text:p>
          </table:table-cell>
          <table:table-cell table:number-columns-repeated="998"/>
        </table:table-row>
        <table:table-row table:style-name="ro1">
          <table:table-cell office:value-type="float" office:value="-11.75">
            <text:p>-11.75000</text:p>
          </table:table-cell>
          <table:table-cell office:value-type="string">
            <text:p><text:s/>9.27659574468085068588</text:p>
          </table:table-cell>
          <table:table-cell table:style-name="ce2" table:formula="of:=108-(815-(1500/[.A35]))/[.B35]" office:value-type="float" office:value="6.38302752293578">
            <text:p>6.38303</text:p>
          </table:table-cell>
          <table:table-cell table:style-name="ce2" table:formula="of:=IF(ABS([.B35]-[.C35])&lt;[.$B$1];[.C35];108-(815-(1500/[.B35]))/[.C35])" office:value-type="float" office:value="5.65001796622344">
            <text:p>5.65002</text:p>
          </table:table-cell>
          <table:table-cell table:style-name="ce2" table:formula="of:=IF(ABS([.C35]-[.D35])&lt;[.$B$1];[.D35];108-(815-(1500/[.C35]))/[.D35])" office:value-type="float" office:value="5.34514118544801">
            <text:p>5.34514</text:p>
          </table:table-cell>
          <table:table-cell table:style-name="ce2" table:formula="of:=IF(ABS([.D35]-[.E35])&lt;[.$B$1];[.E35];108-(815-(1500/[.D35]))/[.E35])" office:value-type="float" office:value="5.19371304149409">
            <text:p>5.19371</text:p>
          </table:table-cell>
          <table:table-cell table:style-name="ce2" table:formula="of:=IF(ABS([.E35]-[.F35])&lt;[.$B$1];[.F35];108-(815-(1500/[.E35]))/[.F35])" office:value-type="float" office:value="5.11189280540752">
            <text:p>5.11189</text:p>
          </table:table-cell>
          <table:table-cell table:style-name="ce2" table:formula="of:=IF(ABS([.F35]-[.G35])&lt;[.$B$1];[.G35];108-(815-(1500/[.F35]))/[.G35])" office:value-type="float" office:value="5.06566616213934">
            <text:p>5.06567</text:p>
          </table:table-cell>
          <table:table-cell table:style-name="ce2" table:formula="of:=IF(ABS([.G35]-[.H35])&lt;[.$B$1];[.H35];108-(815-(1500/[.G35]))/[.H35])" office:value-type="float" office:value="5.03888882660388">
            <text:p>5.03889</text:p>
          </table:table-cell>
          <table:table-cell table:style-name="ce2" table:formula="of:=IF(ABS([.H35]-[.I35])&lt;[.$B$1];[.I35];108-(815-(1500/[.H35]))/[.I35])" office:value-type="float" office:value="5.02315057749917">
            <text:p>5.02315</text:p>
          </table:table-cell>
          <table:table-cell table:style-name="ce2" table:formula="of:=IF(ABS([.I35]-[.J35])&lt;[.$B$1];[.J35];108-(815-(1500/[.I35]))/[.J35])" office:value-type="float" office:value="5.01377380847242">
            <text:p>5.01377</text:p>
          </table:table-cell>
          <table:table-cell table:style-name="ce2" table:formula="of:=IF(ABS([.J35]-[.K35])&lt;[.$B$1];[.K35];108-(815-(1500/[.J35]))/[.K35])" office:value-type="float" office:value="5.01377380847242">
            <text:p>5.01377</text:p>
          </table:table-cell>
          <table:table-cell table:style-name="ce2" table:formula="of:=IF(ABS([.K35]-[.L35])&lt;[.$B$1];[.L35];108-(815-(1500/[.K35]))/[.L35])" office:value-type="float" office:value="5.01377380847242">
            <text:p>5.01377</text:p>
          </table:table-cell>
          <table:table-cell table:style-name="ce2" table:formula="of:=IF(ABS([.L35]-[.M35])&lt;[.$B$1];[.M35];108-(815-(1500/[.L35]))/[.M35])" office:value-type="float" office:value="5.01377380847242">
            <text:p>5.01377</text:p>
          </table:table-cell>
          <table:table-cell table:style-name="ce2" table:formula="of:=IF(ABS([.M35]-[.N35])&lt;[.$B$1];[.N35];108-(815-(1500/[.M35]))/[.N35])" office:value-type="float" office:value="5.01377380847242">
            <text:p>5.01377</text:p>
          </table:table-cell>
          <table:table-cell table:style-name="ce2" table:formula="of:=IF(ABS([.N35]-[.O35])&lt;[.$B$1];[.O35];108-(815-(1500/[.N35]))/[.O35])" office:value-type="float" office:value="5.01377380847242">
            <text:p>5.01377</text:p>
          </table:table-cell>
          <table:table-cell table:style-name="ce2" table:formula="of:=IF(ABS([.O35]-[.P35])&lt;[.$B$1];[.P35];108-(815-(1500/[.O35]))/[.P35])" office:value-type="float" office:value="5.01377380847242">
            <text:p>5.01377</text:p>
          </table:table-cell>
          <table:table-cell table:style-name="ce2" table:formula="of:=IF(ABS([.P35]-[.Q35])&lt;[.$B$1];[.Q35];108-(815-(1500/[.P35]))/[.Q35])" office:value-type="float" office:value="5.01377380847242">
            <text:p>5.01377</text:p>
          </table:table-cell>
          <table:table-cell table:style-name="ce2" table:formula="of:=IF(ABS([.Q35]-[.R35])&lt;[.$B$1];[.R35];108-(815-(1500/[.Q35]))/[.R35])" office:value-type="float" office:value="5.01377380847242">
            <text:p>5.01377</text:p>
          </table:table-cell>
          <table:table-cell table:style-name="ce2" table:formula="of:=IF(ABS([.R35]-[.S35])&lt;[.$B$1];[.S35];108-(815-(1500/[.R35]))/[.S35])" office:value-type="float" office:value="5.01377380847242">
            <text:p>5.01377</text:p>
          </table:table-cell>
          <table:table-cell table:style-name="ce2" table:formula="of:=IF(ABS([.S35]-[.T35])&lt;[.$B$1];[.T35];108-(815-(1500/[.S35]))/[.T35])" office:value-type="float" office:value="5.01377380847242">
            <text:p>5.01377</text:p>
          </table:table-cell>
          <table:table-cell table:style-name="ce2" table:formula="of:=IF(ABS([.T35]-[.U35])&lt;[.$B$1];[.U35];108-(815-(1500/[.T35]))/[.U35])" office:value-type="float" office:value="5.01377380847242">
            <text:p>5.01377</text:p>
          </table:table-cell>
          <table:table-cell table:style-name="ce2" table:formula="of:=IF(ABS([.U35]-[.V35])&lt;[.$B$1];[.V35];108-(815-(1500/[.U35]))/[.V35])" office:value-type="float" office:value="5.01377380847242">
            <text:p>5.01377</text:p>
          </table:table-cell>
          <table:table-cell table:style-name="ce2" table:formula="of:=IF(ABS([.V35]-[.W35])&lt;[.$B$1];[.W35];108-(815-(1500/[.V35]))/[.W35])" office:value-type="float" office:value="5.01377380847242">
            <text:p>5.01377</text:p>
          </table:table-cell>
          <table:table-cell table:style-name="ce2" table:formula="of:=IF(ABS([.W35]-[.X35])&lt;[.$B$1];[.X35];108-(815-(1500/[.W35]))/[.X35])" office:value-type="float" office:value="5.01377380847242">
            <text:p>5.01377</text:p>
          </table:table-cell>
          <table:table-cell table:style-name="ce3" table:formula="of:=IF(ABS([.X35]-[.Y35])&lt;[.$B$1];[.Y35];108-(815-(1500/[.X35]))/[.Y35])" office:value-type="float" office:value="5.01377380847242">
            <text:p>5.01</text:p>
          </table:table-cell>
          <table:table-cell table:number-columns-repeated="998"/>
        </table:table-row>
        <table:table-row table:style-name="ro1">
          <table:table-cell office:value-type="float" office:value="-11.5">
            <text:p>-11.50000</text:p>
          </table:table-cell>
          <table:table-cell office:value-type="string">
            <text:p><text:s/>9.30434782608695698514</text:p>
          </table:table-cell>
          <table:table-cell table:style-name="ce2" table:formula="of:=108-(815-(1500/[.A36]))/[.B36]" office:value-type="float" office:value="6.38785046728972">
            <text:p>6.38785</text:p>
          </table:table-cell>
          <table:table-cell table:style-name="ce2" table:formula="of:=IF(ABS([.B36]-[.C36])&lt;[.$B$1];[.C36];108-(815-(1500/[.B36]))/[.C36])" office:value-type="float" office:value="5.65179224579376">
            <text:p>5.65179</text:p>
          </table:table-cell>
          <table:table-cell table:style-name="ce2" table:formula="of:=IF(ABS([.C36]-[.D36])&lt;[.$B$1];[.D36];108-(815-(1500/[.C36]))/[.D36])" office:value-type="float" office:value="5.34597463111656">
            <text:p>5.34597</text:p>
          </table:table-cell>
          <table:table-cell table:style-name="ce2" table:formula="of:=IF(ABS([.D36]-[.E36])&lt;[.$B$1];[.E36];108-(815-(1500/[.D36]))/[.E36])" office:value-type="float" office:value="5.19415054598107">
            <text:p>5.19415</text:p>
          </table:table-cell>
          <table:table-cell table:style-name="ce2" table:formula="of:=IF(ABS([.E36]-[.F36])&lt;[.$B$1];[.F36];108-(815-(1500/[.E36]))/[.F36])" office:value-type="float" office:value="5.11213607197782">
            <text:p>5.11214</text:p>
          </table:table-cell>
          <table:table-cell table:style-name="ce2" table:formula="of:=IF(ABS([.F36]-[.G36])&lt;[.$B$1];[.G36];108-(815-(1500/[.F36]))/[.G36])" office:value-type="float" office:value="5.06580580816564">
            <text:p>5.06581</text:p>
          </table:table-cell>
          <table:table-cell table:style-name="ce2" table:formula="of:=IF(ABS([.G36]-[.H36])&lt;[.$B$1];[.H36];108-(815-(1500/[.G36]))/[.H36])" office:value-type="float" office:value="5.03897070153151">
            <text:p>5.03897</text:p>
          </table:table-cell>
          <table:table-cell table:style-name="ce2" table:formula="of:=IF(ABS([.H36]-[.I36])&lt;[.$B$1];[.I36];108-(815-(1500/[.H36]))/[.I36])" office:value-type="float" office:value="5.02320386320824">
            <text:p>5.02320</text:p>
          </table:table-cell>
          <table:table-cell table:style-name="ce2" table:formula="of:=IF(ABS([.I36]-[.J36])&lt;[.$B$1];[.J36];108-(815-(1500/[.I36]))/[.J36])" office:value-type="float" office:value="5.01390336943567">
            <text:p>5.01390</text:p>
          </table:table-cell>
          <table:table-cell table:style-name="ce2" table:formula="of:=IF(ABS([.J36]-[.K36])&lt;[.$B$1];[.K36];108-(815-(1500/[.J36]))/[.K36])" office:value-type="float" office:value="5.01390336943567">
            <text:p>5.01390</text:p>
          </table:table-cell>
          <table:table-cell table:style-name="ce2" table:formula="of:=IF(ABS([.K36]-[.L36])&lt;[.$B$1];[.L36];108-(815-(1500/[.K36]))/[.L36])" office:value-type="float" office:value="5.01390336943567">
            <text:p>5.01390</text:p>
          </table:table-cell>
          <table:table-cell table:style-name="ce2" table:formula="of:=IF(ABS([.L36]-[.M36])&lt;[.$B$1];[.M36];108-(815-(1500/[.L36]))/[.M36])" office:value-type="float" office:value="5.01390336943567">
            <text:p>5.01390</text:p>
          </table:table-cell>
          <table:table-cell table:style-name="ce2" table:formula="of:=IF(ABS([.M36]-[.N36])&lt;[.$B$1];[.N36];108-(815-(1500/[.M36]))/[.N36])" office:value-type="float" office:value="5.01390336943567">
            <text:p>5.01390</text:p>
          </table:table-cell>
          <table:table-cell table:style-name="ce2" table:formula="of:=IF(ABS([.N36]-[.O36])&lt;[.$B$1];[.O36];108-(815-(1500/[.N36]))/[.O36])" office:value-type="float" office:value="5.01390336943567">
            <text:p>5.01390</text:p>
          </table:table-cell>
          <table:table-cell table:style-name="ce2" table:formula="of:=IF(ABS([.O36]-[.P36])&lt;[.$B$1];[.P36];108-(815-(1500/[.O36]))/[.P36])" office:value-type="float" office:value="5.01390336943567">
            <text:p>5.01390</text:p>
          </table:table-cell>
          <table:table-cell table:style-name="ce2" table:formula="of:=IF(ABS([.P36]-[.Q36])&lt;[.$B$1];[.Q36];108-(815-(1500/[.P36]))/[.Q36])" office:value-type="float" office:value="5.01390336943567">
            <text:p>5.01390</text:p>
          </table:table-cell>
          <table:table-cell table:style-name="ce2" table:formula="of:=IF(ABS([.Q36]-[.R36])&lt;[.$B$1];[.R36];108-(815-(1500/[.Q36]))/[.R36])" office:value-type="float" office:value="5.01390336943567">
            <text:p>5.01390</text:p>
          </table:table-cell>
          <table:table-cell table:style-name="ce2" table:formula="of:=IF(ABS([.R36]-[.S36])&lt;[.$B$1];[.S36];108-(815-(1500/[.R36]))/[.S36])" office:value-type="float" office:value="5.01390336943567">
            <text:p>5.01390</text:p>
          </table:table-cell>
          <table:table-cell table:style-name="ce2" table:formula="of:=IF(ABS([.S36]-[.T36])&lt;[.$B$1];[.T36];108-(815-(1500/[.S36]))/[.T36])" office:value-type="float" office:value="5.01390336943567">
            <text:p>5.01390</text:p>
          </table:table-cell>
          <table:table-cell table:style-name="ce2" table:formula="of:=IF(ABS([.T36]-[.U36])&lt;[.$B$1];[.U36];108-(815-(1500/[.T36]))/[.U36])" office:value-type="float" office:value="5.01390336943567">
            <text:p>5.01390</text:p>
          </table:table-cell>
          <table:table-cell table:style-name="ce2" table:formula="of:=IF(ABS([.U36]-[.V36])&lt;[.$B$1];[.V36];108-(815-(1500/[.U36]))/[.V36])" office:value-type="float" office:value="5.01390336943567">
            <text:p>5.01390</text:p>
          </table:table-cell>
          <table:table-cell table:style-name="ce2" table:formula="of:=IF(ABS([.V36]-[.W36])&lt;[.$B$1];[.W36];108-(815-(1500/[.V36]))/[.W36])" office:value-type="float" office:value="5.01390336943567">
            <text:p>5.01390</text:p>
          </table:table-cell>
          <table:table-cell table:style-name="ce2" table:formula="of:=IF(ABS([.W36]-[.X36])&lt;[.$B$1];[.X36];108-(815-(1500/[.W36]))/[.X36])" office:value-type="float" office:value="5.01390336943567">
            <text:p>5.01390</text:p>
          </table:table-cell>
          <table:table-cell table:style-name="ce3" table:formula="of:=IF(ABS([.X36]-[.Y36])&lt;[.$B$1];[.Y36];108-(815-(1500/[.X36]))/[.Y36])" office:value-type="float" office:value="5.01390336943567">
            <text:p>5.01</text:p>
          </table:table-cell>
          <table:table-cell table:number-columns-repeated="998"/>
        </table:table-row>
        <table:table-row table:style-name="ro1">
          <table:table-cell office:value-type="float" office:value="-11.25">
            <text:p>-11.25000</text:p>
          </table:table-cell>
          <table:table-cell office:value-type="string">
            <text:p><text:s/>9.33333333333333392545</text:p>
          </table:table-cell>
          <table:table-cell table:style-name="ce2" table:formula="of:=108-(815-(1500/[.A37]))/[.B37]" office:value-type="float" office:value="6.39285714285714">
            <text:p>6.39286</text:p>
          </table:table-cell>
          <table:table-cell table:style-name="ce2" table:formula="of:=IF(ABS([.B37]-[.C37])&lt;[.$B$1];[.C37];108-(815-(1500/[.B37]))/[.C37])" office:value-type="float" office:value="5.65363128491613">
            <text:p>5.65363</text:p>
          </table:table-cell>
          <table:table-cell table:style-name="ce2" table:formula="of:=IF(ABS([.C37]-[.D37])&lt;[.$B$1];[.D37];108-(815-(1500/[.C37]))/[.D37])" office:value-type="float" office:value="5.34683794466278">
            <text:p>5.34684</text:p>
          </table:table-cell>
          <table:table-cell table:style-name="ce2" table:formula="of:=IF(ABS([.D37]-[.E37])&lt;[.$B$1];[.E37];108-(815-(1500/[.D37]))/[.E37])" office:value-type="float" office:value="5.1946035852658">
            <text:p>5.19460</text:p>
          </table:table-cell>
          <table:table-cell table:style-name="ce2" table:formula="of:=IF(ABS([.E37]-[.F37])&lt;[.$B$1];[.F37];108-(815-(1500/[.E37]))/[.F37])" office:value-type="float" office:value="5.11238793180985">
            <text:p>5.11239</text:p>
          </table:table-cell>
          <table:table-cell table:style-name="ce2" table:formula="of:=IF(ABS([.F37]-[.G37])&lt;[.$B$1];[.G37];108-(815-(1500/[.F37]))/[.G37])" office:value-type="float" office:value="5.06595034572615">
            <text:p>5.06595</text:p>
          </table:table-cell>
          <table:table-cell table:style-name="ce2" table:formula="of:=IF(ABS([.G37]-[.H37])&lt;[.$B$1];[.H37];108-(815-(1500/[.G37]))/[.H37])" office:value-type="float" office:value="5.0390548991091">
            <text:p>5.03905</text:p>
          </table:table-cell>
          <table:table-cell table:style-name="ce2" table:formula="of:=IF(ABS([.H37]-[.I37])&lt;[.$B$1];[.I37];108-(815-(1500/[.H37]))/[.I37])" office:value-type="float" office:value="5.02324796460029">
            <text:p>5.02325</text:p>
          </table:table-cell>
          <table:table-cell table:style-name="ce2" table:formula="of:=IF(ABS([.I37]-[.J37])&lt;[.$B$1];[.J37];108-(815-(1500/[.I37]))/[.J37])" office:value-type="float" office:value="5.01381734883688">
            <text:p>5.01382</text:p>
          </table:table-cell>
          <table:table-cell table:style-name="ce2" table:formula="of:=IF(ABS([.J37]-[.K37])&lt;[.$B$1];[.K37];108-(815-(1500/[.J37]))/[.K37])" office:value-type="float" office:value="5.01381734883688">
            <text:p>5.01382</text:p>
          </table:table-cell>
          <table:table-cell table:style-name="ce2" table:formula="of:=IF(ABS([.K37]-[.L37])&lt;[.$B$1];[.L37];108-(815-(1500/[.K37]))/[.L37])" office:value-type="float" office:value="5.01381734883688">
            <text:p>5.01382</text:p>
          </table:table-cell>
          <table:table-cell table:style-name="ce2" table:formula="of:=IF(ABS([.L37]-[.M37])&lt;[.$B$1];[.M37];108-(815-(1500/[.L37]))/[.M37])" office:value-type="float" office:value="5.01381734883688">
            <text:p>5.01382</text:p>
          </table:table-cell>
          <table:table-cell table:style-name="ce2" table:formula="of:=IF(ABS([.M37]-[.N37])&lt;[.$B$1];[.N37];108-(815-(1500/[.M37]))/[.N37])" office:value-type="float" office:value="5.01381734883688">
            <text:p>5.01382</text:p>
          </table:table-cell>
          <table:table-cell table:style-name="ce2" table:formula="of:=IF(ABS([.N37]-[.O37])&lt;[.$B$1];[.O37];108-(815-(1500/[.N37]))/[.O37])" office:value-type="float" office:value="5.01381734883688">
            <text:p>5.01382</text:p>
          </table:table-cell>
          <table:table-cell table:style-name="ce2" table:formula="of:=IF(ABS([.O37]-[.P37])&lt;[.$B$1];[.P37];108-(815-(1500/[.O37]))/[.P37])" office:value-type="float" office:value="5.01381734883688">
            <text:p>5.01382</text:p>
          </table:table-cell>
          <table:table-cell table:style-name="ce2" table:formula="of:=IF(ABS([.P37]-[.Q37])&lt;[.$B$1];[.Q37];108-(815-(1500/[.P37]))/[.Q37])" office:value-type="float" office:value="5.01381734883688">
            <text:p>5.01382</text:p>
          </table:table-cell>
          <table:table-cell table:style-name="ce2" table:formula="of:=IF(ABS([.Q37]-[.R37])&lt;[.$B$1];[.R37];108-(815-(1500/[.Q37]))/[.R37])" office:value-type="float" office:value="5.01381734883688">
            <text:p>5.01382</text:p>
          </table:table-cell>
          <table:table-cell table:style-name="ce2" table:formula="of:=IF(ABS([.R37]-[.S37])&lt;[.$B$1];[.S37];108-(815-(1500/[.R37]))/[.S37])" office:value-type="float" office:value="5.01381734883688">
            <text:p>5.01382</text:p>
          </table:table-cell>
          <table:table-cell table:style-name="ce2" table:formula="of:=IF(ABS([.S37]-[.T37])&lt;[.$B$1];[.T37];108-(815-(1500/[.S37]))/[.T37])" office:value-type="float" office:value="5.01381734883688">
            <text:p>5.01382</text:p>
          </table:table-cell>
          <table:table-cell table:style-name="ce2" table:formula="of:=IF(ABS([.T37]-[.U37])&lt;[.$B$1];[.U37];108-(815-(1500/[.T37]))/[.U37])" office:value-type="float" office:value="5.01381734883688">
            <text:p>5.01382</text:p>
          </table:table-cell>
          <table:table-cell table:style-name="ce2" table:formula="of:=IF(ABS([.U37]-[.V37])&lt;[.$B$1];[.V37];108-(815-(1500/[.U37]))/[.V37])" office:value-type="float" office:value="5.01381734883688">
            <text:p>5.01382</text:p>
          </table:table-cell>
          <table:table-cell table:style-name="ce2" table:formula="of:=IF(ABS([.V37]-[.W37])&lt;[.$B$1];[.W37];108-(815-(1500/[.V37]))/[.W37])" office:value-type="float" office:value="5.01381734883688">
            <text:p>5.01382</text:p>
          </table:table-cell>
          <table:table-cell table:style-name="ce2" table:formula="of:=IF(ABS([.W37]-[.X37])&lt;[.$B$1];[.X37];108-(815-(1500/[.W37]))/[.X37])" office:value-type="float" office:value="5.01381734883688">
            <text:p>5.01382</text:p>
          </table:table-cell>
          <table:table-cell table:style-name="ce3" table:formula="of:=IF(ABS([.X37]-[.Y37])&lt;[.$B$1];[.Y37];108-(815-(1500/[.X37]))/[.Y37])" office:value-type="float" office:value="5.01381734883688">
            <text:p>5.01</text:p>
          </table:table-cell>
          <table:table-cell table:number-columns-repeated="998"/>
        </table:table-row>
        <table:table-row table:style-name="ro1">
          <table:table-cell office:value-type="float" office:value="-11">
            <text:p>-11.00000</text:p>
          </table:table-cell>
          <table:table-cell office:value-type="string">
            <text:p><text:s/>9.36363636363636331339</text:p>
          </table:table-cell>
          <table:table-cell table:style-name="ce2" table:formula="of:=108-(815-(1500/[.A38]))/[.B38]" office:value-type="float" office:value="6.39805825242718">
            <text:p>6.39806</text:p>
          </table:table-cell>
          <table:table-cell table:style-name="ce2" table:formula="of:=IF(ABS([.B38]-[.C38])&lt;[.$B$1];[.C38];108-(815-(1500/[.B38]))/[.C38])" office:value-type="float" office:value="5.65553869499229">
            <text:p>5.65554</text:p>
          </table:table-cell>
          <table:table-cell table:style-name="ce2" table:formula="of:=IF(ABS([.C38]-[.D38])&lt;[.$B$1];[.D38];108-(815-(1500/[.C38]))/[.D38])" office:value-type="float" office:value="5.34773276093149">
            <text:p>5.34773</text:p>
          </table:table-cell>
          <table:table-cell table:style-name="ce2" table:formula="of:=IF(ABS([.D38]-[.E38])&lt;[.$B$1];[.E38];108-(815-(1500/[.D38]))/[.E38])" office:value-type="float" office:value="5.19507300181455">
            <text:p>5.19507</text:p>
          </table:table-cell>
          <table:table-cell table:style-name="ce2" table:formula="of:=IF(ABS([.E38]-[.F38])&lt;[.$B$1];[.F38];108-(815-(1500/[.E38]))/[.F38])" office:value-type="float" office:value="5.11264885039554">
            <text:p>5.11265</text:p>
          </table:table-cell>
          <table:table-cell table:style-name="ce2" table:formula="of:=IF(ABS([.F38]-[.G38])&lt;[.$B$1];[.G38];108-(815-(1500/[.F38]))/[.G38])" office:value-type="float" office:value="5.06610007508135">
            <text:p>5.06610</text:p>
          </table:table-cell>
          <table:table-cell table:style-name="ce2" table:formula="of:=IF(ABS([.G38]-[.H38])&lt;[.$B$1];[.H38];108-(815-(1500/[.G38]))/[.H38])" office:value-type="float" office:value="5.03914227721447">
            <text:p>5.03914</text:p>
          </table:table-cell>
          <table:table-cell table:style-name="ce2" table:formula="of:=IF(ABS([.H38]-[.I38])&lt;[.$B$1];[.I38];108-(815-(1500/[.H38]))/[.I38])" office:value-type="float" office:value="5.02329694037312">
            <text:p>5.02330</text:p>
          </table:table-cell>
          <table:table-cell table:style-name="ce2" table:formula="of:=IF(ABS([.I38]-[.J38])&lt;[.$B$1];[.J38];108-(815-(1500/[.I38]))/[.J38])" office:value-type="float" office:value="5.01379389460092">
            <text:p>5.01379</text:p>
          </table:table-cell>
          <table:table-cell table:style-name="ce2" table:formula="of:=IF(ABS([.J38]-[.K38])&lt;[.$B$1];[.K38];108-(815-(1500/[.J38]))/[.K38])" office:value-type="float" office:value="5.01379389460092">
            <text:p>5.01379</text:p>
          </table:table-cell>
          <table:table-cell table:style-name="ce2" table:formula="of:=IF(ABS([.K38]-[.L38])&lt;[.$B$1];[.L38];108-(815-(1500/[.K38]))/[.L38])" office:value-type="float" office:value="5.01379389460092">
            <text:p>5.01379</text:p>
          </table:table-cell>
          <table:table-cell table:style-name="ce2" table:formula="of:=IF(ABS([.L38]-[.M38])&lt;[.$B$1];[.M38];108-(815-(1500/[.L38]))/[.M38])" office:value-type="float" office:value="5.01379389460092">
            <text:p>5.01379</text:p>
          </table:table-cell>
          <table:table-cell table:style-name="ce2" table:formula="of:=IF(ABS([.M38]-[.N38])&lt;[.$B$1];[.N38];108-(815-(1500/[.M38]))/[.N38])" office:value-type="float" office:value="5.01379389460092">
            <text:p>5.01379</text:p>
          </table:table-cell>
          <table:table-cell table:style-name="ce2" table:formula="of:=IF(ABS([.N38]-[.O38])&lt;[.$B$1];[.O38];108-(815-(1500/[.N38]))/[.O38])" office:value-type="float" office:value="5.01379389460092">
            <text:p>5.01379</text:p>
          </table:table-cell>
          <table:table-cell table:style-name="ce2" table:formula="of:=IF(ABS([.O38]-[.P38])&lt;[.$B$1];[.P38];108-(815-(1500/[.O38]))/[.P38])" office:value-type="float" office:value="5.01379389460092">
            <text:p>5.01379</text:p>
          </table:table-cell>
          <table:table-cell table:style-name="ce2" table:formula="of:=IF(ABS([.P38]-[.Q38])&lt;[.$B$1];[.Q38];108-(815-(1500/[.P38]))/[.Q38])" office:value-type="float" office:value="5.01379389460092">
            <text:p>5.01379</text:p>
          </table:table-cell>
          <table:table-cell table:style-name="ce2" table:formula="of:=IF(ABS([.Q38]-[.R38])&lt;[.$B$1];[.R38];108-(815-(1500/[.Q38]))/[.R38])" office:value-type="float" office:value="5.01379389460092">
            <text:p>5.01379</text:p>
          </table:table-cell>
          <table:table-cell table:style-name="ce2" table:formula="of:=IF(ABS([.R38]-[.S38])&lt;[.$B$1];[.S38];108-(815-(1500/[.R38]))/[.S38])" office:value-type="float" office:value="5.01379389460092">
            <text:p>5.01379</text:p>
          </table:table-cell>
          <table:table-cell table:style-name="ce2" table:formula="of:=IF(ABS([.S38]-[.T38])&lt;[.$B$1];[.T38];108-(815-(1500/[.S38]))/[.T38])" office:value-type="float" office:value="5.01379389460092">
            <text:p>5.01379</text:p>
          </table:table-cell>
          <table:table-cell table:style-name="ce2" table:formula="of:=IF(ABS([.T38]-[.U38])&lt;[.$B$1];[.U38];108-(815-(1500/[.T38]))/[.U38])" office:value-type="float" office:value="5.01379389460092">
            <text:p>5.01379</text:p>
          </table:table-cell>
          <table:table-cell table:style-name="ce2" table:formula="of:=IF(ABS([.U38]-[.V38])&lt;[.$B$1];[.V38];108-(815-(1500/[.U38]))/[.V38])" office:value-type="float" office:value="5.01379389460092">
            <text:p>5.01379</text:p>
          </table:table-cell>
          <table:table-cell table:style-name="ce2" table:formula="of:=IF(ABS([.V38]-[.W38])&lt;[.$B$1];[.W38];108-(815-(1500/[.V38]))/[.W38])" office:value-type="float" office:value="5.01379389460092">
            <text:p>5.01379</text:p>
          </table:table-cell>
          <table:table-cell table:style-name="ce2" table:formula="of:=IF(ABS([.W38]-[.X38])&lt;[.$B$1];[.X38];108-(815-(1500/[.W38]))/[.X38])" office:value-type="float" office:value="5.01379389460092">
            <text:p>5.01379</text:p>
          </table:table-cell>
          <table:table-cell table:style-name="ce3" table:formula="of:=IF(ABS([.X38]-[.Y38])&lt;[.$B$1];[.Y38];108-(815-(1500/[.X38]))/[.Y38])" office:value-type="float" office:value="5.01379389460092">
            <text:p>5.01</text:p>
          </table:table-cell>
          <table:table-cell table:number-columns-repeated="998"/>
        </table:table-row>
        <table:table-row table:style-name="ro1">
          <table:table-cell office:value-type="float" office:value="-10.75">
            <text:p>-10.75000</text:p>
          </table:table-cell>
          <table:table-cell office:value-type="string">
            <text:p><text:s/>9.39534883720930302786</text:p>
          </table:table-cell>
          <table:table-cell table:style-name="ce2" table:formula="of:=108-(815-(1500/[.A39]))/[.B39]" office:value-type="float" office:value="6.40346534653466">
            <text:p>6.40347</text:p>
          </table:table-cell>
          <table:table-cell table:style-name="ce2" table:formula="of:=IF(ABS([.B39]-[.C39])&lt;[.$B$1];[.C39];108-(815-(1500/[.B39]))/[.C39])" office:value-type="float" office:value="5.65751836103604">
            <text:p>5.65752</text:p>
          </table:table-cell>
          <table:table-cell table:style-name="ce2" table:formula="of:=IF(ABS([.C39]-[.D39])&lt;[.$B$1];[.D39];108-(815-(1500/[.C39]))/[.D39])" office:value-type="float" office:value="5.34866083629568">
            <text:p>5.34866</text:p>
          </table:table-cell>
          <table:table-cell table:style-name="ce2" table:formula="of:=IF(ABS([.D39]-[.E39])&lt;[.$B$1];[.E39];108-(815-(1500/[.D39]))/[.E39])" office:value-type="float" office:value="5.19555970009274">
            <text:p>5.19556</text:p>
          </table:table-cell>
          <table:table-cell table:style-name="ce2" table:formula="of:=IF(ABS([.E39]-[.F39])&lt;[.$B$1];[.F39];108-(815-(1500/[.E39]))/[.F39])" office:value-type="float" office:value="5.11291932670862">
            <text:p>5.11292</text:p>
          </table:table-cell>
          <table:table-cell table:style-name="ce2" table:formula="of:=IF(ABS([.F39]-[.G39])&lt;[.$B$1];[.G39];108-(815-(1500/[.F39]))/[.G39])" office:value-type="float" office:value="5.06625530638901">
            <text:p>5.06626</text:p>
          </table:table-cell>
          <table:table-cell table:style-name="ce2" table:formula="of:=IF(ABS([.G39]-[.H39])&lt;[.$B$1];[.H39];108-(815-(1500/[.G39]))/[.H39])" office:value-type="float" office:value="5.03923351871968">
            <text:p>5.03923</text:p>
          </table:table-cell>
          <table:table-cell table:style-name="ce2" table:formula="of:=IF(ABS([.H39]-[.I39])&lt;[.$B$1];[.I39];108-(815-(1500/[.H39]))/[.I39])" office:value-type="float" office:value="5.02336115837107">
            <text:p>5.02336</text:p>
          </table:table-cell>
          <table:table-cell table:style-name="ce2" table:formula="of:=IF(ABS([.I39]-[.J39])&lt;[.$B$1];[.J39];108-(815-(1500/[.I39]))/[.J39])" office:value-type="float" office:value="5.01403753480787">
            <text:p>5.01404</text:p>
          </table:table-cell>
          <table:table-cell table:style-name="ce2" table:formula="of:=IF(ABS([.J39]-[.K39])&lt;[.$B$1];[.K39];108-(815-(1500/[.J39]))/[.K39])" office:value-type="float" office:value="5.01403753480787">
            <text:p>5.01404</text:p>
          </table:table-cell>
          <table:table-cell table:style-name="ce2" table:formula="of:=IF(ABS([.K39]-[.L39])&lt;[.$B$1];[.L39];108-(815-(1500/[.K39]))/[.L39])" office:value-type="float" office:value="5.01403753480787">
            <text:p>5.01404</text:p>
          </table:table-cell>
          <table:table-cell table:style-name="ce2" table:formula="of:=IF(ABS([.L39]-[.M39])&lt;[.$B$1];[.M39];108-(815-(1500/[.L39]))/[.M39])" office:value-type="float" office:value="5.01403753480787">
            <text:p>5.01404</text:p>
          </table:table-cell>
          <table:table-cell table:style-name="ce2" table:formula="of:=IF(ABS([.M39]-[.N39])&lt;[.$B$1];[.N39];108-(815-(1500/[.M39]))/[.N39])" office:value-type="float" office:value="5.01403753480787">
            <text:p>5.01404</text:p>
          </table:table-cell>
          <table:table-cell table:style-name="ce2" table:formula="of:=IF(ABS([.N39]-[.O39])&lt;[.$B$1];[.O39];108-(815-(1500/[.N39]))/[.O39])" office:value-type="float" office:value="5.01403753480787">
            <text:p>5.01404</text:p>
          </table:table-cell>
          <table:table-cell table:style-name="ce2" table:formula="of:=IF(ABS([.O39]-[.P39])&lt;[.$B$1];[.P39];108-(815-(1500/[.O39]))/[.P39])" office:value-type="float" office:value="5.01403753480787">
            <text:p>5.01404</text:p>
          </table:table-cell>
          <table:table-cell table:style-name="ce2" table:formula="of:=IF(ABS([.P39]-[.Q39])&lt;[.$B$1];[.Q39];108-(815-(1500/[.P39]))/[.Q39])" office:value-type="float" office:value="5.01403753480787">
            <text:p>5.01404</text:p>
          </table:table-cell>
          <table:table-cell table:style-name="ce2" table:formula="of:=IF(ABS([.Q39]-[.R39])&lt;[.$B$1];[.R39];108-(815-(1500/[.Q39]))/[.R39])" office:value-type="float" office:value="5.01403753480787">
            <text:p>5.01404</text:p>
          </table:table-cell>
          <table:table-cell table:style-name="ce2" table:formula="of:=IF(ABS([.R39]-[.S39])&lt;[.$B$1];[.S39];108-(815-(1500/[.R39]))/[.S39])" office:value-type="float" office:value="5.01403753480787">
            <text:p>5.01404</text:p>
          </table:table-cell>
          <table:table-cell table:style-name="ce2" table:formula="of:=IF(ABS([.S39]-[.T39])&lt;[.$B$1];[.T39];108-(815-(1500/[.S39]))/[.T39])" office:value-type="float" office:value="5.01403753480787">
            <text:p>5.01404</text:p>
          </table:table-cell>
          <table:table-cell table:style-name="ce2" table:formula="of:=IF(ABS([.T39]-[.U39])&lt;[.$B$1];[.U39];108-(815-(1500/[.T39]))/[.U39])" office:value-type="float" office:value="5.01403753480787">
            <text:p>5.01404</text:p>
          </table:table-cell>
          <table:table-cell table:style-name="ce2" table:formula="of:=IF(ABS([.U39]-[.V39])&lt;[.$B$1];[.V39];108-(815-(1500/[.U39]))/[.V39])" office:value-type="float" office:value="5.01403753480787">
            <text:p>5.01404</text:p>
          </table:table-cell>
          <table:table-cell table:style-name="ce2" table:formula="of:=IF(ABS([.V39]-[.W39])&lt;[.$B$1];[.W39];108-(815-(1500/[.V39]))/[.W39])" office:value-type="float" office:value="5.01403753480787">
            <text:p>5.01404</text:p>
          </table:table-cell>
          <table:table-cell table:style-name="ce2" table:formula="of:=IF(ABS([.W39]-[.X39])&lt;[.$B$1];[.X39];108-(815-(1500/[.W39]))/[.X39])" office:value-type="float" office:value="5.01403753480787">
            <text:p>5.01404</text:p>
          </table:table-cell>
          <table:table-cell table:style-name="ce3" table:formula="of:=IF(ABS([.X39]-[.Y39])&lt;[.$B$1];[.Y39];108-(815-(1500/[.X39]))/[.Y39])" office:value-type="float" office:value="5.01403753480787">
            <text:p>5.01</text:p>
          </table:table-cell>
          <table:table-cell table:number-columns-repeated="998"/>
        </table:table-row>
        <table:table-row table:style-name="ro1">
          <table:table-cell office:value-type="float" office:value="-10.5">
            <text:p>-10.50000</text:p>
          </table:table-cell>
          <table:table-cell office:value-type="string">
            <text:p><text:s/>9.42857142857142882519</text:p>
          </table:table-cell>
          <table:table-cell table:style-name="ce2" table:formula="of:=108-(815-(1500/[.A40]))/[.B40]" office:value-type="float" office:value="6.40909090909091">
            <text:p>6.40909</text:p>
          </table:table-cell>
          <table:table-cell table:style-name="ce2" table:formula="of:=IF(ABS([.B40]-[.C40])&lt;[.$B$1];[.C40];108-(815-(1500/[.B40]))/[.C40])" office:value-type="float" office:value="5.65957446808507">
            <text:p>5.65957</text:p>
          </table:table-cell>
          <table:table-cell table:style-name="ce2" table:formula="of:=IF(ABS([.C40]-[.D40])&lt;[.$B$1];[.D40];108-(815-(1500/[.C40]))/[.D40])" office:value-type="float" office:value="5.34962406014971">
            <text:p>5.34962</text:p>
          </table:table-cell>
          <table:table-cell table:style-name="ce2" table:formula="of:=IF(ABS([.D40]-[.E40])&lt;[.$B$1];[.E40];108-(815-(1500/[.D40]))/[.E40])" office:value-type="float" office:value="5.19606465213084">
            <text:p>5.19606</text:p>
          </table:table-cell>
          <table:table-cell table:style-name="ce2" table:formula="of:=IF(ABS([.E40]-[.F40])&lt;[.$B$1];[.F40];108-(815-(1500/[.E40]))/[.F40])" office:value-type="float" office:value="5.11319989156308">
            <text:p>5.11320</text:p>
          </table:table-cell>
          <table:table-cell table:style-name="ce2" table:formula="of:=IF(ABS([.F40]-[.G40])&lt;[.$B$1];[.G40];108-(815-(1500/[.F40]))/[.G40])" office:value-type="float" office:value="5.06641626740172">
            <text:p>5.06642</text:p>
          </table:table-cell>
          <table:table-cell table:style-name="ce2" table:formula="of:=IF(ABS([.G40]-[.H40])&lt;[.$B$1];[.H40];108-(815-(1500/[.G40]))/[.H40])" office:value-type="float" office:value="5.03932727470475">
            <text:p>5.03933</text:p>
          </table:table-cell>
          <table:table-cell table:style-name="ce2" table:formula="of:=IF(ABS([.H40]-[.I40])&lt;[.$B$1];[.I40];108-(815-(1500/[.H40]))/[.I40])" office:value-type="float" office:value="5.02341042364672">
            <text:p>5.02341</text:p>
          </table:table-cell>
          <table:table-cell table:style-name="ce2" table:formula="of:=IF(ABS([.I40]-[.J40])&lt;[.$B$1];[.J40];108-(815-(1500/[.I40]))/[.J40])" office:value-type="float" office:value="5.01394509332791">
            <text:p>5.01395</text:p>
          </table:table-cell>
          <table:table-cell table:style-name="ce2" table:formula="of:=IF(ABS([.J40]-[.K40])&lt;[.$B$1];[.K40];108-(815-(1500/[.J40]))/[.K40])" office:value-type="float" office:value="5.01394509332791">
            <text:p>5.01395</text:p>
          </table:table-cell>
          <table:table-cell table:style-name="ce2" table:formula="of:=IF(ABS([.K40]-[.L40])&lt;[.$B$1];[.L40];108-(815-(1500/[.K40]))/[.L40])" office:value-type="float" office:value="5.01394509332791">
            <text:p>5.01395</text:p>
          </table:table-cell>
          <table:table-cell table:style-name="ce2" table:formula="of:=IF(ABS([.L40]-[.M40])&lt;[.$B$1];[.M40];108-(815-(1500/[.L40]))/[.M40])" office:value-type="float" office:value="5.01394509332791">
            <text:p>5.01395</text:p>
          </table:table-cell>
          <table:table-cell table:style-name="ce2" table:formula="of:=IF(ABS([.M40]-[.N40])&lt;[.$B$1];[.N40];108-(815-(1500/[.M40]))/[.N40])" office:value-type="float" office:value="5.01394509332791">
            <text:p>5.01395</text:p>
          </table:table-cell>
          <table:table-cell table:style-name="ce2" table:formula="of:=IF(ABS([.N40]-[.O40])&lt;[.$B$1];[.O40];108-(815-(1500/[.N40]))/[.O40])" office:value-type="float" office:value="5.01394509332791">
            <text:p>5.01395</text:p>
          </table:table-cell>
          <table:table-cell table:style-name="ce2" table:formula="of:=IF(ABS([.O40]-[.P40])&lt;[.$B$1];[.P40];108-(815-(1500/[.O40]))/[.P40])" office:value-type="float" office:value="5.01394509332791">
            <text:p>5.01395</text:p>
          </table:table-cell>
          <table:table-cell table:style-name="ce2" table:formula="of:=IF(ABS([.P40]-[.Q40])&lt;[.$B$1];[.Q40];108-(815-(1500/[.P40]))/[.Q40])" office:value-type="float" office:value="5.01394509332791">
            <text:p>5.01395</text:p>
          </table:table-cell>
          <table:table-cell table:style-name="ce2" table:formula="of:=IF(ABS([.Q40]-[.R40])&lt;[.$B$1];[.R40];108-(815-(1500/[.Q40]))/[.R40])" office:value-type="float" office:value="5.01394509332791">
            <text:p>5.01395</text:p>
          </table:table-cell>
          <table:table-cell table:style-name="ce2" table:formula="of:=IF(ABS([.R40]-[.S40])&lt;[.$B$1];[.S40];108-(815-(1500/[.R40]))/[.S40])" office:value-type="float" office:value="5.01394509332791">
            <text:p>5.01395</text:p>
          </table:table-cell>
          <table:table-cell table:style-name="ce2" table:formula="of:=IF(ABS([.S40]-[.T40])&lt;[.$B$1];[.T40];108-(815-(1500/[.S40]))/[.T40])" office:value-type="float" office:value="5.01394509332791">
            <text:p>5.01395</text:p>
          </table:table-cell>
          <table:table-cell table:style-name="ce2" table:formula="of:=IF(ABS([.T40]-[.U40])&lt;[.$B$1];[.U40];108-(815-(1500/[.T40]))/[.U40])" office:value-type="float" office:value="5.01394509332791">
            <text:p>5.01395</text:p>
          </table:table-cell>
          <table:table-cell table:style-name="ce2" table:formula="of:=IF(ABS([.U40]-[.V40])&lt;[.$B$1];[.V40];108-(815-(1500/[.U40]))/[.V40])" office:value-type="float" office:value="5.01394509332791">
            <text:p>5.01395</text:p>
          </table:table-cell>
          <table:table-cell table:style-name="ce2" table:formula="of:=IF(ABS([.V40]-[.W40])&lt;[.$B$1];[.W40];108-(815-(1500/[.V40]))/[.W40])" office:value-type="float" office:value="5.01394509332791">
            <text:p>5.01395</text:p>
          </table:table-cell>
          <table:table-cell table:style-name="ce2" table:formula="of:=IF(ABS([.W40]-[.X40])&lt;[.$B$1];[.X40];108-(815-(1500/[.W40]))/[.X40])" office:value-type="float" office:value="5.01394509332791">
            <text:p>5.01395</text:p>
          </table:table-cell>
          <table:table-cell table:style-name="ce3" table:formula="of:=IF(ABS([.X40]-[.Y40])&lt;[.$B$1];[.Y40];108-(815-(1500/[.X40]))/[.Y40])" office:value-type="float" office:value="5.01394509332791">
            <text:p>5.01</text:p>
          </table:table-cell>
          <table:table-cell table:number-columns-repeated="998"/>
        </table:table-row>
        <table:table-row table:style-name="ro1">
          <table:table-cell office:value-type="float" office:value="-10.25">
            <text:p>-10.25000</text:p>
          </table:table-cell>
          <table:table-cell office:value-type="string">
            <text:p><text:s/>9.46341463414634098683</text:p>
          </table:table-cell>
          <table:table-cell table:style-name="ce2" table:formula="of:=108-(815-(1500/[.A41]))/[.B41]" office:value-type="float" office:value="6.41494845360823">
            <text:p>6.41495</text:p>
          </table:table-cell>
          <table:table-cell table:style-name="ce2" table:formula="of:=IF(ABS([.B41]-[.C41])&lt;[.$B$1];[.C41];108-(815-(1500/[.B41]))/[.C41])" office:value-type="float" office:value="5.66171153073501">
            <text:p>5.66171</text:p>
          </table:table-cell>
          <table:table-cell table:style-name="ce2" table:formula="of:=IF(ABS([.C41]-[.D41])&lt;[.$B$1];[.D41];108-(815-(1500/[.C41]))/[.D41])" office:value-type="float" office:value="5.35062446777906">
            <text:p>5.35062</text:p>
          </table:table-cell>
          <table:table-cell table:style-name="ce2" table:formula="of:=IF(ABS([.D41]-[.E41])&lt;[.$B$1];[.E41];108-(815-(1500/[.D41]))/[.E41])" office:value-type="float" office:value="5.19658890458">
            <text:p>5.19659</text:p>
          </table:table-cell>
          <table:table-cell table:style-name="ce2" table:formula="of:=IF(ABS([.E41]-[.F41])&lt;[.$B$1];[.F41];108-(815-(1500/[.E41]))/[.F41])" office:value-type="float" office:value="5.11349112218404">
            <text:p>5.11349</text:p>
          </table:table-cell>
          <table:table-cell table:style-name="ce2" table:formula="of:=IF(ABS([.F41]-[.G41])&lt;[.$B$1];[.G41];108-(815-(1500/[.F41]))/[.G41])" office:value-type="float" office:value="5.0665833215385">
            <text:p>5.06658</text:p>
          </table:table-cell>
          <table:table-cell table:style-name="ce2" table:formula="of:=IF(ABS([.G41]-[.H41])&lt;[.$B$1];[.H41];108-(815-(1500/[.G41]))/[.H41])" office:value-type="float" office:value="5.03942443177515">
            <text:p>5.03942</text:p>
          </table:table-cell>
          <table:table-cell table:style-name="ce2" table:formula="of:=IF(ABS([.H41]-[.I41])&lt;[.$B$1];[.I41];108-(815-(1500/[.H41]))/[.I41])" office:value-type="float" office:value="5.02345865274722">
            <text:p>5.02346</text:p>
          </table:table-cell>
          <table:table-cell table:style-name="ce2" table:formula="of:=IF(ABS([.I41]-[.J41])&lt;[.$B$1];[.J41];108-(815-(1500/[.I41]))/[.J41])" office:value-type="float" office:value="5.01379146265623">
            <text:p>5.01379</text:p>
          </table:table-cell>
          <table:table-cell table:style-name="ce2" table:formula="of:=IF(ABS([.J41]-[.K41])&lt;[.$B$1];[.K41];108-(815-(1500/[.J41]))/[.K41])" office:value-type="float" office:value="5.01379146265623">
            <text:p>5.01379</text:p>
          </table:table-cell>
          <table:table-cell table:style-name="ce2" table:formula="of:=IF(ABS([.K41]-[.L41])&lt;[.$B$1];[.L41];108-(815-(1500/[.K41]))/[.L41])" office:value-type="float" office:value="5.01379146265623">
            <text:p>5.01379</text:p>
          </table:table-cell>
          <table:table-cell table:style-name="ce2" table:formula="of:=IF(ABS([.L41]-[.M41])&lt;[.$B$1];[.M41];108-(815-(1500/[.L41]))/[.M41])" office:value-type="float" office:value="5.01379146265623">
            <text:p>5.01379</text:p>
          </table:table-cell>
          <table:table-cell table:style-name="ce2" table:formula="of:=IF(ABS([.M41]-[.N41])&lt;[.$B$1];[.N41];108-(815-(1500/[.M41]))/[.N41])" office:value-type="float" office:value="5.01379146265623">
            <text:p>5.01379</text:p>
          </table:table-cell>
          <table:table-cell table:style-name="ce2" table:formula="of:=IF(ABS([.N41]-[.O41])&lt;[.$B$1];[.O41];108-(815-(1500/[.N41]))/[.O41])" office:value-type="float" office:value="5.01379146265623">
            <text:p>5.01379</text:p>
          </table:table-cell>
          <table:table-cell table:style-name="ce2" table:formula="of:=IF(ABS([.O41]-[.P41])&lt;[.$B$1];[.P41];108-(815-(1500/[.O41]))/[.P41])" office:value-type="float" office:value="5.01379146265623">
            <text:p>5.01379</text:p>
          </table:table-cell>
          <table:table-cell table:style-name="ce2" table:formula="of:=IF(ABS([.P41]-[.Q41])&lt;[.$B$1];[.Q41];108-(815-(1500/[.P41]))/[.Q41])" office:value-type="float" office:value="5.01379146265623">
            <text:p>5.01379</text:p>
          </table:table-cell>
          <table:table-cell table:style-name="ce2" table:formula="of:=IF(ABS([.Q41]-[.R41])&lt;[.$B$1];[.R41];108-(815-(1500/[.Q41]))/[.R41])" office:value-type="float" office:value="5.01379146265623">
            <text:p>5.01379</text:p>
          </table:table-cell>
          <table:table-cell table:style-name="ce2" table:formula="of:=IF(ABS([.R41]-[.S41])&lt;[.$B$1];[.S41];108-(815-(1500/[.R41]))/[.S41])" office:value-type="float" office:value="5.01379146265623">
            <text:p>5.01379</text:p>
          </table:table-cell>
          <table:table-cell table:style-name="ce2" table:formula="of:=IF(ABS([.S41]-[.T41])&lt;[.$B$1];[.T41];108-(815-(1500/[.S41]))/[.T41])" office:value-type="float" office:value="5.01379146265623">
            <text:p>5.01379</text:p>
          </table:table-cell>
          <table:table-cell table:style-name="ce2" table:formula="of:=IF(ABS([.T41]-[.U41])&lt;[.$B$1];[.U41];108-(815-(1500/[.T41]))/[.U41])" office:value-type="float" office:value="5.01379146265623">
            <text:p>5.01379</text:p>
          </table:table-cell>
          <table:table-cell table:style-name="ce2" table:formula="of:=IF(ABS([.U41]-[.V41])&lt;[.$B$1];[.V41];108-(815-(1500/[.U41]))/[.V41])" office:value-type="float" office:value="5.01379146265623">
            <text:p>5.01379</text:p>
          </table:table-cell>
          <table:table-cell table:style-name="ce2" table:formula="of:=IF(ABS([.V41]-[.W41])&lt;[.$B$1];[.W41];108-(815-(1500/[.V41]))/[.W41])" office:value-type="float" office:value="5.01379146265623">
            <text:p>5.01379</text:p>
          </table:table-cell>
          <table:table-cell table:style-name="ce2" table:formula="of:=IF(ABS([.W41]-[.X41])&lt;[.$B$1];[.X41];108-(815-(1500/[.W41]))/[.X41])" office:value-type="float" office:value="5.01379146265623">
            <text:p>5.01379</text:p>
          </table:table-cell>
          <table:table-cell table:style-name="ce3" table:formula="of:=IF(ABS([.X41]-[.Y41])&lt;[.$B$1];[.Y41];108-(815-(1500/[.X41]))/[.Y41])" office:value-type="float" office:value="5.01379146265623">
            <text:p>5.01</text:p>
          </table:table-cell>
          <table:table-cell table:number-columns-repeated="998"/>
        </table:table-row>
        <table:table-row table:style-name="ro1">
          <table:table-cell office:value-type="float" office:value="-10">
            <text:p>-10.00000</text:p>
          </table:table-cell>
          <table:table-cell office:value-type="string">
            <text:p><text:s/>9.50000000000000000000</text:p>
          </table:table-cell>
          <table:table-cell table:style-name="ce2" table:formula="of:=108-(815-(1500/[.A42]))/[.B42]" office:value-type="float" office:value="6.42105263157895">
            <text:p>6.42105</text:p>
          </table:table-cell>
          <table:table-cell table:style-name="ce2" table:formula="of:=IF(ABS([.B42]-[.C42])&lt;[.$B$1];[.C42];108-(815-(1500/[.B42]))/[.C42])" office:value-type="float" office:value="5.66393442622946">
            <text:p>5.66393</text:p>
          </table:table-cell>
          <table:table-cell table:style-name="ce2" table:formula="of:=IF(ABS([.C42]-[.D42])&lt;[.$B$1];[.D42];108-(815-(1500/[.C42]))/[.D42])" office:value-type="float" office:value="5.35166425470247">
            <text:p>5.35166</text:p>
          </table:table-cell>
          <table:table-cell table:style-name="ce2" table:formula="of:=IF(ABS([.D42]-[.E42])&lt;[.$B$1];[.E42];108-(815-(1500/[.D42]))/[.E42])" office:value-type="float" office:value="5.19713358570596">
            <text:p>5.19713</text:p>
          </table:table-cell>
          <table:table-cell table:style-name="ce2" table:formula="of:=IF(ABS([.E42]-[.F42])&lt;[.$B$1];[.F42];108-(815-(1500/[.E42]))/[.F42])" office:value-type="float" office:value="5.11379364139951">
            <text:p>5.11379</text:p>
          </table:table-cell>
          <table:table-cell table:style-name="ce2" table:formula="of:=IF(ABS([.F42]-[.G42])&lt;[.$B$1];[.G42];108-(815-(1500/[.F42]))/[.G42])" office:value-type="float" office:value="5.06675687720464">
            <text:p>5.06676</text:p>
          </table:table-cell>
          <table:table-cell table:style-name="ce2" table:formula="of:=IF(ABS([.G42]-[.H42])&lt;[.$B$1];[.H42];108-(815-(1500/[.G42]))/[.H42])" office:value-type="float" office:value="5.0395262786901">
            <text:p>5.03953</text:p>
          </table:table-cell>
          <table:table-cell table:style-name="ce2" table:formula="of:=IF(ABS([.H42]-[.I42])&lt;[.$B$1];[.I42];108-(815-(1500/[.H42]))/[.I42])" office:value-type="float" office:value="5.02352745866251">
            <text:p>5.02353</text:p>
          </table:table-cell>
          <table:table-cell table:style-name="ce2" table:formula="of:=IF(ABS([.I42]-[.J42])&lt;[.$B$1];[.J42];108-(815-(1500/[.I42]))/[.J42])" office:value-type="float" office:value="5.01400458088793">
            <text:p>5.01400</text:p>
          </table:table-cell>
          <table:table-cell table:style-name="ce2" table:formula="of:=IF(ABS([.J42]-[.K42])&lt;[.$B$1];[.K42];108-(815-(1500/[.J42]))/[.K42])" office:value-type="float" office:value="5.01400458088793">
            <text:p>5.01400</text:p>
          </table:table-cell>
          <table:table-cell table:style-name="ce2" table:formula="of:=IF(ABS([.K42]-[.L42])&lt;[.$B$1];[.L42];108-(815-(1500/[.K42]))/[.L42])" office:value-type="float" office:value="5.01400458088793">
            <text:p>5.01400</text:p>
          </table:table-cell>
          <table:table-cell table:style-name="ce2" table:formula="of:=IF(ABS([.L42]-[.M42])&lt;[.$B$1];[.M42];108-(815-(1500/[.L42]))/[.M42])" office:value-type="float" office:value="5.01400458088793">
            <text:p>5.01400</text:p>
          </table:table-cell>
          <table:table-cell table:style-name="ce2" table:formula="of:=IF(ABS([.M42]-[.N42])&lt;[.$B$1];[.N42];108-(815-(1500/[.M42]))/[.N42])" office:value-type="float" office:value="5.01400458088793">
            <text:p>5.01400</text:p>
          </table:table-cell>
          <table:table-cell table:style-name="ce2" table:formula="of:=IF(ABS([.N42]-[.O42])&lt;[.$B$1];[.O42];108-(815-(1500/[.N42]))/[.O42])" office:value-type="float" office:value="5.01400458088793">
            <text:p>5.01400</text:p>
          </table:table-cell>
          <table:table-cell table:style-name="ce2" table:formula="of:=IF(ABS([.O42]-[.P42])&lt;[.$B$1];[.P42];108-(815-(1500/[.O42]))/[.P42])" office:value-type="float" office:value="5.01400458088793">
            <text:p>5.01400</text:p>
          </table:table-cell>
          <table:table-cell table:style-name="ce2" table:formula="of:=IF(ABS([.P42]-[.Q42])&lt;[.$B$1];[.Q42];108-(815-(1500/[.P42]))/[.Q42])" office:value-type="float" office:value="5.01400458088793">
            <text:p>5.01400</text:p>
          </table:table-cell>
          <table:table-cell table:style-name="ce2" table:formula="of:=IF(ABS([.Q42]-[.R42])&lt;[.$B$1];[.R42];108-(815-(1500/[.Q42]))/[.R42])" office:value-type="float" office:value="5.01400458088793">
            <text:p>5.01400</text:p>
          </table:table-cell>
          <table:table-cell table:style-name="ce2" table:formula="of:=IF(ABS([.R42]-[.S42])&lt;[.$B$1];[.S42];108-(815-(1500/[.R42]))/[.S42])" office:value-type="float" office:value="5.01400458088793">
            <text:p>5.01400</text:p>
          </table:table-cell>
          <table:table-cell table:style-name="ce2" table:formula="of:=IF(ABS([.S42]-[.T42])&lt;[.$B$1];[.T42];108-(815-(1500/[.S42]))/[.T42])" office:value-type="float" office:value="5.01400458088793">
            <text:p>5.01400</text:p>
          </table:table-cell>
          <table:table-cell table:style-name="ce2" table:formula="of:=IF(ABS([.T42]-[.U42])&lt;[.$B$1];[.U42];108-(815-(1500/[.T42]))/[.U42])" office:value-type="float" office:value="5.01400458088793">
            <text:p>5.01400</text:p>
          </table:table-cell>
          <table:table-cell table:style-name="ce2" table:formula="of:=IF(ABS([.U42]-[.V42])&lt;[.$B$1];[.V42];108-(815-(1500/[.U42]))/[.V42])" office:value-type="float" office:value="5.01400458088793">
            <text:p>5.01400</text:p>
          </table:table-cell>
          <table:table-cell table:style-name="ce2" table:formula="of:=IF(ABS([.V42]-[.W42])&lt;[.$B$1];[.W42];108-(815-(1500/[.V42]))/[.W42])" office:value-type="float" office:value="5.01400458088793">
            <text:p>5.01400</text:p>
          </table:table-cell>
          <table:table-cell table:style-name="ce2" table:formula="of:=IF(ABS([.W42]-[.X42])&lt;[.$B$1];[.X42];108-(815-(1500/[.W42]))/[.X42])" office:value-type="float" office:value="5.01400458088793">
            <text:p>5.01400</text:p>
          </table:table-cell>
          <table:table-cell table:style-name="ce3" table:formula="of:=IF(ABS([.X42]-[.Y42])&lt;[.$B$1];[.Y42];108-(815-(1500/[.X42]))/[.Y42])" office:value-type="float" office:value="5.01400458088793">
            <text:p>5.01</text:p>
          </table:table-cell>
          <table:table-cell table:number-columns-repeated="998"/>
        </table:table-row>
        <table:table-row table:style-name="ro1">
          <table:table-cell office:value-type="float" office:value="-9.75">
            <text:p>-9.75000</text:p>
          </table:table-cell>
          <table:table-cell office:value-type="string">
            <text:p><text:s/>9.53846153846153832490</text:p>
          </table:table-cell>
          <table:table-cell table:style-name="ce2" table:formula="of:=108-(815-(1500/[.A43]))/[.B43]" office:value-type="float" office:value="6.42741935483872">
            <text:p>6.42742</text:p>
          </table:table-cell>
          <table:table-cell table:style-name="ce2" table:formula="of:=IF(ABS([.B43]-[.C43])&lt;[.$B$1];[.C43];108-(815-(1500/[.B43]))/[.C43])" office:value-type="float" office:value="5.66624843161871">
            <text:p>5.66625</text:p>
          </table:table-cell>
          <table:table-cell table:style-name="ce2" table:formula="of:=IF(ABS([.C43]-[.D43])&lt;[.$B$1];[.D43];108-(815-(1500/[.C43]))/[.D43])" office:value-type="float" office:value="5.35274579273946">
            <text:p>5.35275</text:p>
          </table:table-cell>
          <table:table-cell table:style-name="ce2" table:formula="of:=IF(ABS([.D43]-[.E43])&lt;[.$B$1];[.E43];108-(815-(1500/[.D43]))/[.E43])" office:value-type="float" office:value="5.19769991317337">
            <text:p>5.19770</text:p>
          </table:table-cell>
          <table:table-cell table:style-name="ce2" table:formula="of:=IF(ABS([.E43]-[.F43])&lt;[.$B$1];[.F43];108-(815-(1500/[.E43]))/[.F43])" office:value-type="float" office:value="5.1141081158995">
            <text:p>5.11411</text:p>
          </table:table-cell>
          <table:table-cell table:style-name="ce2" table:formula="of:=IF(ABS([.F43]-[.G43])&lt;[.$B$1];[.G43];108-(815-(1500/[.F43]))/[.G43])" office:value-type="float" office:value="5.06693727002167">
            <text:p>5.06694</text:p>
          </table:table-cell>
          <table:table-cell table:style-name="ce2" table:formula="of:=IF(ABS([.G43]-[.H43])&lt;[.$B$1];[.H43];108-(815-(1500/[.G43]))/[.H43])" office:value-type="float" office:value="5.03963213348121">
            <text:p>5.03963</text:p>
          </table:table-cell>
          <table:table-cell table:style-name="ce2" table:formula="of:=IF(ABS([.H43]-[.I43])&lt;[.$B$1];[.I43];108-(815-(1500/[.H43]))/[.I43])" office:value-type="float" office:value="5.02359902964686">
            <text:p>5.02360</text:p>
          </table:table-cell>
          <table:table-cell table:style-name="ce2" table:formula="of:=IF(ABS([.I43]-[.J43])&lt;[.$B$1];[.J43];108-(815-(1500/[.I43]))/[.J43])" office:value-type="float" office:value="5.01422730800273">
            <text:p>5.01423</text:p>
          </table:table-cell>
          <table:table-cell table:style-name="ce2" table:formula="of:=IF(ABS([.J43]-[.K43])&lt;[.$B$1];[.K43];108-(815-(1500/[.J43]))/[.K43])" office:value-type="float" office:value="5.01422730800273">
            <text:p>5.01423</text:p>
          </table:table-cell>
          <table:table-cell table:style-name="ce2" table:formula="of:=IF(ABS([.K43]-[.L43])&lt;[.$B$1];[.L43];108-(815-(1500/[.K43]))/[.L43])" office:value-type="float" office:value="5.01422730800273">
            <text:p>5.01423</text:p>
          </table:table-cell>
          <table:table-cell table:style-name="ce2" table:formula="of:=IF(ABS([.L43]-[.M43])&lt;[.$B$1];[.M43];108-(815-(1500/[.L43]))/[.M43])" office:value-type="float" office:value="5.01422730800273">
            <text:p>5.01423</text:p>
          </table:table-cell>
          <table:table-cell table:style-name="ce2" table:formula="of:=IF(ABS([.M43]-[.N43])&lt;[.$B$1];[.N43];108-(815-(1500/[.M43]))/[.N43])" office:value-type="float" office:value="5.01422730800273">
            <text:p>5.01423</text:p>
          </table:table-cell>
          <table:table-cell table:style-name="ce2" table:formula="of:=IF(ABS([.N43]-[.O43])&lt;[.$B$1];[.O43];108-(815-(1500/[.N43]))/[.O43])" office:value-type="float" office:value="5.01422730800273">
            <text:p>5.01423</text:p>
          </table:table-cell>
          <table:table-cell table:style-name="ce2" table:formula="of:=IF(ABS([.O43]-[.P43])&lt;[.$B$1];[.P43];108-(815-(1500/[.O43]))/[.P43])" office:value-type="float" office:value="5.01422730800273">
            <text:p>5.01423</text:p>
          </table:table-cell>
          <table:table-cell table:style-name="ce2" table:formula="of:=IF(ABS([.P43]-[.Q43])&lt;[.$B$1];[.Q43];108-(815-(1500/[.P43]))/[.Q43])" office:value-type="float" office:value="5.01422730800273">
            <text:p>5.01423</text:p>
          </table:table-cell>
          <table:table-cell table:style-name="ce2" table:formula="of:=IF(ABS([.Q43]-[.R43])&lt;[.$B$1];[.R43];108-(815-(1500/[.Q43]))/[.R43])" office:value-type="float" office:value="5.01422730800273">
            <text:p>5.01423</text:p>
          </table:table-cell>
          <table:table-cell table:style-name="ce2" table:formula="of:=IF(ABS([.R43]-[.S43])&lt;[.$B$1];[.S43];108-(815-(1500/[.R43]))/[.S43])" office:value-type="float" office:value="5.01422730800273">
            <text:p>5.01423</text:p>
          </table:table-cell>
          <table:table-cell table:style-name="ce2" table:formula="of:=IF(ABS([.S43]-[.T43])&lt;[.$B$1];[.T43];108-(815-(1500/[.S43]))/[.T43])" office:value-type="float" office:value="5.01422730800273">
            <text:p>5.01423</text:p>
          </table:table-cell>
          <table:table-cell table:style-name="ce2" table:formula="of:=IF(ABS([.T43]-[.U43])&lt;[.$B$1];[.U43];108-(815-(1500/[.T43]))/[.U43])" office:value-type="float" office:value="5.01422730800273">
            <text:p>5.01423</text:p>
          </table:table-cell>
          <table:table-cell table:style-name="ce2" table:formula="of:=IF(ABS([.U43]-[.V43])&lt;[.$B$1];[.V43];108-(815-(1500/[.U43]))/[.V43])" office:value-type="float" office:value="5.01422730800273">
            <text:p>5.01423</text:p>
          </table:table-cell>
          <table:table-cell table:style-name="ce2" table:formula="of:=IF(ABS([.V43]-[.W43])&lt;[.$B$1];[.W43];108-(815-(1500/[.V43]))/[.W43])" office:value-type="float" office:value="5.01422730800273">
            <text:p>5.01423</text:p>
          </table:table-cell>
          <table:table-cell table:style-name="ce2" table:formula="of:=IF(ABS([.W43]-[.X43])&lt;[.$B$1];[.X43];108-(815-(1500/[.W43]))/[.X43])" office:value-type="float" office:value="5.01422730800273">
            <text:p>5.01423</text:p>
          </table:table-cell>
          <table:table-cell table:style-name="ce3" table:formula="of:=IF(ABS([.X43]-[.Y43])&lt;[.$B$1];[.Y43];108-(815-(1500/[.X43]))/[.Y43])" office:value-type="float" office:value="5.01422730800273">
            <text:p>5.01</text:p>
          </table:table-cell>
          <table:table-cell table:number-columns-repeated="998"/>
        </table:table-row>
        <table:table-row table:style-name="ro1">
          <table:table-cell office:value-type="float" office:value="-9.5">
            <text:p>-9.50000</text:p>
          </table:table-cell>
          <table:table-cell office:value-type="string">
            <text:p><text:s/>9.57894736842105309904</text:p>
          </table:table-cell>
          <table:table-cell table:style-name="ce2" table:formula="of:=108-(815-(1500/[.A44]))/[.B44]" office:value-type="float" office:value="6.43406593406594">
            <text:p>6.43407</text:p>
          </table:table-cell>
          <table:table-cell table:style-name="ce2" table:formula="of:=IF(ABS([.B44]-[.C44])&lt;[.$B$1];[.C44];108-(815-(1500/[.B44]))/[.C44])" office:value-type="float" office:value="5.66865926558509">
            <text:p>5.66866</text:p>
          </table:table-cell>
          <table:table-cell table:style-name="ce2" table:formula="of:=IF(ABS([.C44]-[.D44])&lt;[.$B$1];[.D44];108-(815-(1500/[.C44]))/[.D44])" office:value-type="float" office:value="5.35387164808894">
            <text:p>5.35387</text:p>
          </table:table-cell>
          <table:table-cell table:style-name="ce2" table:formula="of:=IF(ABS([.D44]-[.E44])&lt;[.$B$1];[.E44];108-(815-(1500/[.D44]))/[.E44])" office:value-type="float" office:value="5.1982892034509">
            <text:p>5.19829</text:p>
          </table:table-cell>
          <table:table-cell table:style-name="ce2" table:formula="of:=IF(ABS([.E44]-[.F44])&lt;[.$B$1];[.F44];108-(815-(1500/[.E44]))/[.F44])" office:value-type="float" office:value="5.11443526726067">
            <text:p>5.11444</text:p>
          </table:table-cell>
          <table:table-cell table:style-name="ce2" table:formula="of:=IF(ABS([.F44]-[.G44])&lt;[.$B$1];[.G44];108-(815-(1500/[.F44]))/[.G44])" office:value-type="float" office:value="5.06712488470069">
            <text:p>5.06712</text:p>
          </table:table-cell>
          <table:table-cell table:style-name="ce2" table:formula="of:=IF(ABS([.G44]-[.H44])&lt;[.$B$1];[.H44];108-(815-(1500/[.G44]))/[.H44])" office:value-type="float" office:value="5.03974169604751">
            <text:p>5.03974</text:p>
          </table:table-cell>
          <table:table-cell table:style-name="ce2" table:formula="of:=IF(ABS([.H44]-[.I44])&lt;[.$B$1];[.I44];108-(815-(1500/[.H44]))/[.I44])" office:value-type="float" office:value="5.02366279076614">
            <text:p>5.02366</text:p>
          </table:table-cell>
          <table:table-cell table:style-name="ce2" table:formula="of:=IF(ABS([.I44]-[.J44])&lt;[.$B$1];[.J44];108-(815-(1500/[.I44]))/[.J44])" office:value-type="float" office:value="5.01424638999671">
            <text:p>5.01425</text:p>
          </table:table-cell>
          <table:table-cell table:style-name="ce2" table:formula="of:=IF(ABS([.J44]-[.K44])&lt;[.$B$1];[.K44];108-(815-(1500/[.J44]))/[.K44])" office:value-type="float" office:value="5.01424638999671">
            <text:p>5.01425</text:p>
          </table:table-cell>
          <table:table-cell table:style-name="ce2" table:formula="of:=IF(ABS([.K44]-[.L44])&lt;[.$B$1];[.L44];108-(815-(1500/[.K44]))/[.L44])" office:value-type="float" office:value="5.01424638999671">
            <text:p>5.01425</text:p>
          </table:table-cell>
          <table:table-cell table:style-name="ce2" table:formula="of:=IF(ABS([.L44]-[.M44])&lt;[.$B$1];[.M44];108-(815-(1500/[.L44]))/[.M44])" office:value-type="float" office:value="5.01424638999671">
            <text:p>5.01425</text:p>
          </table:table-cell>
          <table:table-cell table:style-name="ce2" table:formula="of:=IF(ABS([.M44]-[.N44])&lt;[.$B$1];[.N44];108-(815-(1500/[.M44]))/[.N44])" office:value-type="float" office:value="5.01424638999671">
            <text:p>5.01425</text:p>
          </table:table-cell>
          <table:table-cell table:style-name="ce2" table:formula="of:=IF(ABS([.N44]-[.O44])&lt;[.$B$1];[.O44];108-(815-(1500/[.N44]))/[.O44])" office:value-type="float" office:value="5.01424638999671">
            <text:p>5.01425</text:p>
          </table:table-cell>
          <table:table-cell table:style-name="ce2" table:formula="of:=IF(ABS([.O44]-[.P44])&lt;[.$B$1];[.P44];108-(815-(1500/[.O44]))/[.P44])" office:value-type="float" office:value="5.01424638999671">
            <text:p>5.01425</text:p>
          </table:table-cell>
          <table:table-cell table:style-name="ce2" table:formula="of:=IF(ABS([.P44]-[.Q44])&lt;[.$B$1];[.Q44];108-(815-(1500/[.P44]))/[.Q44])" office:value-type="float" office:value="5.01424638999671">
            <text:p>5.01425</text:p>
          </table:table-cell>
          <table:table-cell table:style-name="ce2" table:formula="of:=IF(ABS([.Q44]-[.R44])&lt;[.$B$1];[.R44];108-(815-(1500/[.Q44]))/[.R44])" office:value-type="float" office:value="5.01424638999671">
            <text:p>5.01425</text:p>
          </table:table-cell>
          <table:table-cell table:style-name="ce2" table:formula="of:=IF(ABS([.R44]-[.S44])&lt;[.$B$1];[.S44];108-(815-(1500/[.R44]))/[.S44])" office:value-type="float" office:value="5.01424638999671">
            <text:p>5.01425</text:p>
          </table:table-cell>
          <table:table-cell table:style-name="ce2" table:formula="of:=IF(ABS([.S44]-[.T44])&lt;[.$B$1];[.T44];108-(815-(1500/[.S44]))/[.T44])" office:value-type="float" office:value="5.01424638999671">
            <text:p>5.01425</text:p>
          </table:table-cell>
          <table:table-cell table:style-name="ce2" table:formula="of:=IF(ABS([.T44]-[.U44])&lt;[.$B$1];[.U44];108-(815-(1500/[.T44]))/[.U44])" office:value-type="float" office:value="5.01424638999671">
            <text:p>5.01425</text:p>
          </table:table-cell>
          <table:table-cell table:style-name="ce2" table:formula="of:=IF(ABS([.U44]-[.V44])&lt;[.$B$1];[.V44];108-(815-(1500/[.U44]))/[.V44])" office:value-type="float" office:value="5.01424638999671">
            <text:p>5.01425</text:p>
          </table:table-cell>
          <table:table-cell table:style-name="ce2" table:formula="of:=IF(ABS([.V44]-[.W44])&lt;[.$B$1];[.W44];108-(815-(1500/[.V44]))/[.W44])" office:value-type="float" office:value="5.01424638999671">
            <text:p>5.01425</text:p>
          </table:table-cell>
          <table:table-cell table:style-name="ce2" table:formula="of:=IF(ABS([.W44]-[.X44])&lt;[.$B$1];[.X44];108-(815-(1500/[.W44]))/[.X44])" office:value-type="float" office:value="5.01424638999671">
            <text:p>5.01425</text:p>
          </table:table-cell>
          <table:table-cell table:style-name="ce3" table:formula="of:=IF(ABS([.X44]-[.Y44])&lt;[.$B$1];[.Y44];108-(815-(1500/[.X44]))/[.Y44])" office:value-type="float" office:value="5.01424638999671">
            <text:p>5.01</text:p>
          </table:table-cell>
          <table:table-cell table:number-columns-repeated="998"/>
        </table:table-row>
        <table:table-row table:style-name="ro1">
          <table:table-cell office:value-type="float" office:value="-9.25">
            <text:p>-9.25000</text:p>
          </table:table-cell>
          <table:table-cell office:value-type="string">
            <text:p><text:s/>9.62162162162162104551</text:p>
          </table:table-cell>
          <table:table-cell table:style-name="ce2" table:formula="of:=108-(815-(1500/[.A45]))/[.B45]" office:value-type="float" office:value="6.44101123595505">
            <text:p>6.44101</text:p>
          </table:table-cell>
          <table:table-cell table:style-name="ce2" table:formula="of:=IF(ABS([.B45]-[.C45])&lt;[.$B$1];[.C45];108-(815-(1500/[.B45]))/[.C45])" office:value-type="float" office:value="5.67117313563">
            <text:p>5.67117</text:p>
          </table:table-cell>
          <table:table-cell table:style-name="ce2" table:formula="of:=IF(ABS([.C45]-[.D45])&lt;[.$B$1];[.D45];108-(815-(1500/[.C45]))/[.D45])" office:value-type="float" office:value="5.35504460165785">
            <text:p>5.35504</text:p>
          </table:table-cell>
          <table:table-cell table:style-name="ce2" table:formula="of:=IF(ABS([.D45]-[.E45])&lt;[.$B$1];[.E45];108-(815-(1500/[.D45]))/[.E45])" office:value-type="float" office:value="5.19890288202916">
            <text:p>5.19890</text:p>
          </table:table-cell>
          <table:table-cell table:style-name="ce2" table:formula="of:=IF(ABS([.E45]-[.F45])&lt;[.$B$1];[.F45];108-(815-(1500/[.E45]))/[.F45])" office:value-type="float" office:value="5.11477587749863">
            <text:p>5.11478</text:p>
          </table:table-cell>
          <table:table-cell table:style-name="ce2" table:formula="of:=IF(ABS([.F45]-[.G45])&lt;[.$B$1];[.G45];108-(815-(1500/[.F45]))/[.G45])" office:value-type="float" office:value="5.06732015824566">
            <text:p>5.06732</text:p>
          </table:table-cell>
          <table:table-cell table:style-name="ce2" table:formula="of:=IF(ABS([.G45]-[.H45])&lt;[.$B$1];[.H45];108-(815-(1500/[.G45]))/[.H45])" office:value-type="float" office:value="5.03985505111768">
            <text:p>5.03986</text:p>
          </table:table-cell>
          <table:table-cell table:style-name="ce2" table:formula="of:=IF(ABS([.H45]-[.I45])&lt;[.$B$1];[.I45];108-(815-(1500/[.H45]))/[.I45])" office:value-type="float" office:value="5.02371542691617">
            <text:p>5.02372</text:p>
          </table:table-cell>
          <table:table-cell table:style-name="ce2" table:formula="of:=IF(ABS([.I45]-[.J45])&lt;[.$B$1];[.J45];108-(815-(1500/[.I45]))/[.J45])" office:value-type="float" office:value="5.01399288490714">
            <text:p>5.01399</text:p>
          </table:table-cell>
          <table:table-cell table:style-name="ce2" table:formula="of:=IF(ABS([.J45]-[.K45])&lt;[.$B$1];[.K45];108-(815-(1500/[.J45]))/[.K45])" office:value-type="float" office:value="5.01399288490714">
            <text:p>5.01399</text:p>
          </table:table-cell>
          <table:table-cell table:style-name="ce2" table:formula="of:=IF(ABS([.K45]-[.L45])&lt;[.$B$1];[.L45];108-(815-(1500/[.K45]))/[.L45])" office:value-type="float" office:value="5.01399288490714">
            <text:p>5.01399</text:p>
          </table:table-cell>
          <table:table-cell table:style-name="ce2" table:formula="of:=IF(ABS([.L45]-[.M45])&lt;[.$B$1];[.M45];108-(815-(1500/[.L45]))/[.M45])" office:value-type="float" office:value="5.01399288490714">
            <text:p>5.01399</text:p>
          </table:table-cell>
          <table:table-cell table:style-name="ce2" table:formula="of:=IF(ABS([.M45]-[.N45])&lt;[.$B$1];[.N45];108-(815-(1500/[.M45]))/[.N45])" office:value-type="float" office:value="5.01399288490714">
            <text:p>5.01399</text:p>
          </table:table-cell>
          <table:table-cell table:style-name="ce2" table:formula="of:=IF(ABS([.N45]-[.O45])&lt;[.$B$1];[.O45];108-(815-(1500/[.N45]))/[.O45])" office:value-type="float" office:value="5.01399288490714">
            <text:p>5.01399</text:p>
          </table:table-cell>
          <table:table-cell table:style-name="ce2" table:formula="of:=IF(ABS([.O45]-[.P45])&lt;[.$B$1];[.P45];108-(815-(1500/[.O45]))/[.P45])" office:value-type="float" office:value="5.01399288490714">
            <text:p>5.01399</text:p>
          </table:table-cell>
          <table:table-cell table:style-name="ce2" table:formula="of:=IF(ABS([.P45]-[.Q45])&lt;[.$B$1];[.Q45];108-(815-(1500/[.P45]))/[.Q45])" office:value-type="float" office:value="5.01399288490714">
            <text:p>5.01399</text:p>
          </table:table-cell>
          <table:table-cell table:style-name="ce2" table:formula="of:=IF(ABS([.Q45]-[.R45])&lt;[.$B$1];[.R45];108-(815-(1500/[.Q45]))/[.R45])" office:value-type="float" office:value="5.01399288490714">
            <text:p>5.01399</text:p>
          </table:table-cell>
          <table:table-cell table:style-name="ce2" table:formula="of:=IF(ABS([.R45]-[.S45])&lt;[.$B$1];[.S45];108-(815-(1500/[.R45]))/[.S45])" office:value-type="float" office:value="5.01399288490714">
            <text:p>5.01399</text:p>
          </table:table-cell>
          <table:table-cell table:style-name="ce2" table:formula="of:=IF(ABS([.S45]-[.T45])&lt;[.$B$1];[.T45];108-(815-(1500/[.S45]))/[.T45])" office:value-type="float" office:value="5.01399288490714">
            <text:p>5.01399</text:p>
          </table:table-cell>
          <table:table-cell table:style-name="ce2" table:formula="of:=IF(ABS([.T45]-[.U45])&lt;[.$B$1];[.U45];108-(815-(1500/[.T45]))/[.U45])" office:value-type="float" office:value="5.01399288490714">
            <text:p>5.01399</text:p>
          </table:table-cell>
          <table:table-cell table:style-name="ce2" table:formula="of:=IF(ABS([.U45]-[.V45])&lt;[.$B$1];[.V45];108-(815-(1500/[.U45]))/[.V45])" office:value-type="float" office:value="5.01399288490714">
            <text:p>5.01399</text:p>
          </table:table-cell>
          <table:table-cell table:style-name="ce2" table:formula="of:=IF(ABS([.V45]-[.W45])&lt;[.$B$1];[.W45];108-(815-(1500/[.V45]))/[.W45])" office:value-type="float" office:value="5.01399288490714">
            <text:p>5.01399</text:p>
          </table:table-cell>
          <table:table-cell table:style-name="ce2" table:formula="of:=IF(ABS([.W45]-[.X45])&lt;[.$B$1];[.X45];108-(815-(1500/[.W45]))/[.X45])" office:value-type="float" office:value="5.01399288490714">
            <text:p>5.01399</text:p>
          </table:table-cell>
          <table:table-cell table:style-name="ce3" table:formula="of:=IF(ABS([.X45]-[.Y45])&lt;[.$B$1];[.Y45];108-(815-(1500/[.X45]))/[.Y45])" office:value-type="float" office:value="5.01399288490714">
            <text:p>5.01</text:p>
          </table:table-cell>
          <table:table-cell table:number-columns-repeated="998"/>
        </table:table-row>
        <table:table-row table:style-name="ro1">
          <table:table-cell office:value-type="float" office:value="-9">
            <text:p>-9.00000</text:p>
          </table:table-cell>
          <table:table-cell office:value-type="string">
            <text:p><text:s/>9.66666666666666607455</text:p>
          </table:table-cell>
          <table:table-cell table:style-name="ce2" table:formula="of:=108-(815-(1500/[.A46]))/[.B46]" office:value-type="float" office:value="6.44827586206897">
            <text:p>6.44828</text:p>
          </table:table-cell>
          <table:table-cell table:style-name="ce2" table:formula="of:=IF(ABS([.B46]-[.C46])&lt;[.$B$1];[.C46];108-(815-(1500/[.B46]))/[.C46])" office:value-type="float" office:value="5.67379679144389">
            <text:p>5.67380</text:p>
          </table:table-cell>
          <table:table-cell table:style-name="ce2" table:formula="of:=IF(ABS([.C46]-[.D46])&lt;[.$B$1];[.D46];108-(815-(1500/[.C46]))/[.D46])" office:value-type="float" office:value="5.35626767200826">
            <text:p>5.35627</text:p>
          </table:table-cell>
          <table:table-cell table:style-name="ce2" table:formula="of:=IF(ABS([.D46]-[.E46])&lt;[.$B$1];[.E46];108-(815-(1500/[.D46]))/[.E46])" office:value-type="float" office:value="5.19954249517443">
            <text:p>5.19954</text:p>
          </table:table-cell>
          <table:table-cell table:style-name="ce2" table:formula="of:=IF(ABS([.E46]-[.F46])&lt;[.$B$1];[.F46];108-(815-(1500/[.E46]))/[.F46])" office:value-type="float" office:value="5.115130799947">
            <text:p>5.11513</text:p>
          </table:table-cell>
          <table:table-cell table:style-name="ce2" table:formula="of:=IF(ABS([.F46]-[.G46])&lt;[.$B$1];[.G46];108-(815-(1500/[.F46]))/[.G46])" office:value-type="float" office:value="5.06752367406408">
            <text:p>5.06752</text:p>
          </table:table-cell>
          <table:table-cell table:style-name="ce2" table:formula="of:=IF(ABS([.G46]-[.H46])&lt;[.$B$1];[.H46];108-(815-(1500/[.G46]))/[.H46])" office:value-type="float" office:value="5.03997445808288">
            <text:p>5.03997</text:p>
          </table:table-cell>
          <table:table-cell table:style-name="ce2" table:formula="of:=IF(ABS([.H46]-[.I46])&lt;[.$B$1];[.I46];108-(815-(1500/[.H46]))/[.I46])" office:value-type="float" office:value="5.02379636137896">
            <text:p>5.02380</text:p>
          </table:table-cell>
          <table:table-cell table:style-name="ce2" table:formula="of:=IF(ABS([.I46]-[.J46])&lt;[.$B$1];[.J46];108-(815-(1500/[.I46]))/[.J46])" office:value-type="float" office:value="5.01424841484347">
            <text:p>5.01425</text:p>
          </table:table-cell>
          <table:table-cell table:style-name="ce2" table:formula="of:=IF(ABS([.J46]-[.K46])&lt;[.$B$1];[.K46];108-(815-(1500/[.J46]))/[.K46])" office:value-type="float" office:value="5.01424841484347">
            <text:p>5.01425</text:p>
          </table:table-cell>
          <table:table-cell table:style-name="ce2" table:formula="of:=IF(ABS([.K46]-[.L46])&lt;[.$B$1];[.L46];108-(815-(1500/[.K46]))/[.L46])" office:value-type="float" office:value="5.01424841484347">
            <text:p>5.01425</text:p>
          </table:table-cell>
          <table:table-cell table:style-name="ce2" table:formula="of:=IF(ABS([.L46]-[.M46])&lt;[.$B$1];[.M46];108-(815-(1500/[.L46]))/[.M46])" office:value-type="float" office:value="5.01424841484347">
            <text:p>5.01425</text:p>
          </table:table-cell>
          <table:table-cell table:style-name="ce2" table:formula="of:=IF(ABS([.M46]-[.N46])&lt;[.$B$1];[.N46];108-(815-(1500/[.M46]))/[.N46])" office:value-type="float" office:value="5.01424841484347">
            <text:p>5.01425</text:p>
          </table:table-cell>
          <table:table-cell table:style-name="ce2" table:formula="of:=IF(ABS([.N46]-[.O46])&lt;[.$B$1];[.O46];108-(815-(1500/[.N46]))/[.O46])" office:value-type="float" office:value="5.01424841484347">
            <text:p>5.01425</text:p>
          </table:table-cell>
          <table:table-cell table:style-name="ce2" table:formula="of:=IF(ABS([.O46]-[.P46])&lt;[.$B$1];[.P46];108-(815-(1500/[.O46]))/[.P46])" office:value-type="float" office:value="5.01424841484347">
            <text:p>5.01425</text:p>
          </table:table-cell>
          <table:table-cell table:style-name="ce2" table:formula="of:=IF(ABS([.P46]-[.Q46])&lt;[.$B$1];[.Q46];108-(815-(1500/[.P46]))/[.Q46])" office:value-type="float" office:value="5.01424841484347">
            <text:p>5.01425</text:p>
          </table:table-cell>
          <table:table-cell table:style-name="ce2" table:formula="of:=IF(ABS([.Q46]-[.R46])&lt;[.$B$1];[.R46];108-(815-(1500/[.Q46]))/[.R46])" office:value-type="float" office:value="5.01424841484347">
            <text:p>5.01425</text:p>
          </table:table-cell>
          <table:table-cell table:style-name="ce2" table:formula="of:=IF(ABS([.R46]-[.S46])&lt;[.$B$1];[.S46];108-(815-(1500/[.R46]))/[.S46])" office:value-type="float" office:value="5.01424841484347">
            <text:p>5.01425</text:p>
          </table:table-cell>
          <table:table-cell table:style-name="ce2" table:formula="of:=IF(ABS([.S46]-[.T46])&lt;[.$B$1];[.T46];108-(815-(1500/[.S46]))/[.T46])" office:value-type="float" office:value="5.01424841484347">
            <text:p>5.01425</text:p>
          </table:table-cell>
          <table:table-cell table:style-name="ce2" table:formula="of:=IF(ABS([.T46]-[.U46])&lt;[.$B$1];[.U46];108-(815-(1500/[.T46]))/[.U46])" office:value-type="float" office:value="5.01424841484347">
            <text:p>5.01425</text:p>
          </table:table-cell>
          <table:table-cell table:style-name="ce2" table:formula="of:=IF(ABS([.U46]-[.V46])&lt;[.$B$1];[.V46];108-(815-(1500/[.U46]))/[.V46])" office:value-type="float" office:value="5.01424841484347">
            <text:p>5.01425</text:p>
          </table:table-cell>
          <table:table-cell table:style-name="ce2" table:formula="of:=IF(ABS([.V46]-[.W46])&lt;[.$B$1];[.W46];108-(815-(1500/[.V46]))/[.W46])" office:value-type="float" office:value="5.01424841484347">
            <text:p>5.01425</text:p>
          </table:table-cell>
          <table:table-cell table:style-name="ce2" table:formula="of:=IF(ABS([.W46]-[.X46])&lt;[.$B$1];[.X46];108-(815-(1500/[.W46]))/[.X46])" office:value-type="float" office:value="5.01424841484347">
            <text:p>5.01425</text:p>
          </table:table-cell>
          <table:table-cell table:style-name="ce3" table:formula="of:=IF(ABS([.X46]-[.Y46])&lt;[.$B$1];[.Y46];108-(815-(1500/[.X46]))/[.Y46])" office:value-type="float" office:value="5.01424841484347">
            <text:p>5.01</text:p>
          </table:table-cell>
          <table:table-cell table:number-columns-repeated="998"/>
        </table:table-row>
        <table:table-row table:style-name="ro1">
          <table:table-cell office:value-type="float" office:value="-8.75">
            <text:p>-8.75000</text:p>
          </table:table-cell>
          <table:table-cell office:value-type="string">
            <text:p><text:s/>9.71428571428571352442</text:p>
          </table:table-cell>
          <table:table-cell table:style-name="ce2" table:formula="of:=108-(815-(1500/[.A47]))/[.B47]" office:value-type="float" office:value="6.45588235294116">
            <text:p>6.45588</text:p>
          </table:table-cell>
          <table:table-cell table:style-name="ce2" table:formula="of:=IF(ABS([.B47]-[.C47])&lt;[.$B$1];[.C47];108-(815-(1500/[.B47]))/[.C47])" office:value-type="float" office:value="5.67653758542116">
            <text:p>5.67654</text:p>
          </table:table-cell>
          <table:table-cell table:style-name="ce2" table:formula="of:=IF(ABS([.C47]-[.D47])&lt;[.$B$1];[.D47];108-(815-(1500/[.C47]))/[.D47])" office:value-type="float" office:value="5.35754414124752">
            <text:p>5.35754</text:p>
          </table:table-cell>
          <table:table-cell table:style-name="ce2" table:formula="of:=IF(ABS([.D47]-[.E47])&lt;[.$B$1];[.E47];108-(815-(1500/[.D47]))/[.E47])" office:value-type="float" office:value="5.20020972203425">
            <text:p>5.20021</text:p>
          </table:table-cell>
          <table:table-cell table:style-name="ce2" table:formula="of:=IF(ABS([.E47]-[.F47])&lt;[.$B$1];[.F47];108-(815-(1500/[.E47]))/[.F47])" office:value-type="float" office:value="5.11550094900935">
            <text:p>5.11550</text:p>
          </table:table-cell>
          <table:table-cell table:style-name="ce2" table:formula="of:=IF(ABS([.F47]-[.G47])&lt;[.$B$1];[.G47];108-(815-(1500/[.F47]))/[.G47])" office:value-type="float" office:value="5.06773582754889">
            <text:p>5.06774</text:p>
          </table:table-cell>
          <table:table-cell table:style-name="ce2" table:formula="of:=IF(ABS([.G47]-[.H47])&lt;[.$B$1];[.H47];108-(815-(1500/[.G47]))/[.H47])" office:value-type="float" office:value="5.04009767320689">
            <text:p>5.04010</text:p>
          </table:table-cell>
          <table:table-cell table:style-name="ce2" table:formula="of:=IF(ABS([.H47]-[.I47])&lt;[.$B$1];[.I47];108-(815-(1500/[.H47]))/[.I47])" office:value-type="float" office:value="5.02385519026414">
            <text:p>5.02386</text:p>
          </table:table-cell>
          <table:table-cell table:style-name="ce2" table:formula="of:=IF(ABS([.I47]-[.J47])&lt;[.$B$1];[.J47];108-(815-(1500/[.I47]))/[.J47])" office:value-type="float" office:value="5.01400609410845">
            <text:p>5.01401</text:p>
          </table:table-cell>
          <table:table-cell table:style-name="ce2" table:formula="of:=IF(ABS([.J47]-[.K47])&lt;[.$B$1];[.K47];108-(815-(1500/[.J47]))/[.K47])" office:value-type="float" office:value="5.01400609410845">
            <text:p>5.01401</text:p>
          </table:table-cell>
          <table:table-cell table:style-name="ce2" table:formula="of:=IF(ABS([.K47]-[.L47])&lt;[.$B$1];[.L47];108-(815-(1500/[.K47]))/[.L47])" office:value-type="float" office:value="5.01400609410845">
            <text:p>5.01401</text:p>
          </table:table-cell>
          <table:table-cell table:style-name="ce2" table:formula="of:=IF(ABS([.L47]-[.M47])&lt;[.$B$1];[.M47];108-(815-(1500/[.L47]))/[.M47])" office:value-type="float" office:value="5.01400609410845">
            <text:p>5.01401</text:p>
          </table:table-cell>
          <table:table-cell table:style-name="ce2" table:formula="of:=IF(ABS([.M47]-[.N47])&lt;[.$B$1];[.N47];108-(815-(1500/[.M47]))/[.N47])" office:value-type="float" office:value="5.01400609410845">
            <text:p>5.01401</text:p>
          </table:table-cell>
          <table:table-cell table:style-name="ce2" table:formula="of:=IF(ABS([.N47]-[.O47])&lt;[.$B$1];[.O47];108-(815-(1500/[.N47]))/[.O47])" office:value-type="float" office:value="5.01400609410845">
            <text:p>5.01401</text:p>
          </table:table-cell>
          <table:table-cell table:style-name="ce2" table:formula="of:=IF(ABS([.O47]-[.P47])&lt;[.$B$1];[.P47];108-(815-(1500/[.O47]))/[.P47])" office:value-type="float" office:value="5.01400609410845">
            <text:p>5.01401</text:p>
          </table:table-cell>
          <table:table-cell table:style-name="ce2" table:formula="of:=IF(ABS([.P47]-[.Q47])&lt;[.$B$1];[.Q47];108-(815-(1500/[.P47]))/[.Q47])" office:value-type="float" office:value="5.01400609410845">
            <text:p>5.01401</text:p>
          </table:table-cell>
          <table:table-cell table:style-name="ce2" table:formula="of:=IF(ABS([.Q47]-[.R47])&lt;[.$B$1];[.R47];108-(815-(1500/[.Q47]))/[.R47])" office:value-type="float" office:value="5.01400609410845">
            <text:p>5.01401</text:p>
          </table:table-cell>
          <table:table-cell table:style-name="ce2" table:formula="of:=IF(ABS([.R47]-[.S47])&lt;[.$B$1];[.S47];108-(815-(1500/[.R47]))/[.S47])" office:value-type="float" office:value="5.01400609410845">
            <text:p>5.01401</text:p>
          </table:table-cell>
          <table:table-cell table:style-name="ce2" table:formula="of:=IF(ABS([.S47]-[.T47])&lt;[.$B$1];[.T47];108-(815-(1500/[.S47]))/[.T47])" office:value-type="float" office:value="5.01400609410845">
            <text:p>5.01401</text:p>
          </table:table-cell>
          <table:table-cell table:style-name="ce2" table:formula="of:=IF(ABS([.T47]-[.U47])&lt;[.$B$1];[.U47];108-(815-(1500/[.T47]))/[.U47])" office:value-type="float" office:value="5.01400609410845">
            <text:p>5.01401</text:p>
          </table:table-cell>
          <table:table-cell table:style-name="ce2" table:formula="of:=IF(ABS([.U47]-[.V47])&lt;[.$B$1];[.V47];108-(815-(1500/[.U47]))/[.V47])" office:value-type="float" office:value="5.01400609410845">
            <text:p>5.01401</text:p>
          </table:table-cell>
          <table:table-cell table:style-name="ce2" table:formula="of:=IF(ABS([.V47]-[.W47])&lt;[.$B$1];[.W47];108-(815-(1500/[.V47]))/[.W47])" office:value-type="float" office:value="5.01400609410845">
            <text:p>5.01401</text:p>
          </table:table-cell>
          <table:table-cell table:style-name="ce2" table:formula="of:=IF(ABS([.W47]-[.X47])&lt;[.$B$1];[.X47];108-(815-(1500/[.W47]))/[.X47])" office:value-type="float" office:value="5.01400609410845">
            <text:p>5.01401</text:p>
          </table:table-cell>
          <table:table-cell table:style-name="ce3" table:formula="of:=IF(ABS([.X47]-[.Y47])&lt;[.$B$1];[.Y47];108-(815-(1500/[.X47]))/[.Y47])" office:value-type="float" office:value="5.01400609410845">
            <text:p>5.01</text:p>
          </table:table-cell>
          <table:table-cell table:number-columns-repeated="998"/>
        </table:table-row>
        <table:table-row table:style-name="ro1">
          <table:table-cell office:value-type="float" office:value="-8.5">
            <text:p>-8.50000</text:p>
          </table:table-cell>
          <table:table-cell office:value-type="string">
            <text:p><text:s/>9.76470588235294201240</text:p>
          </table:table-cell>
          <table:table-cell table:style-name="ce2" table:formula="of:=108-(815-(1500/[.A48]))/[.B48]" office:value-type="float" office:value="6.46385542168676">
            <text:p>6.46386</text:p>
          </table:table-cell>
          <table:table-cell table:style-name="ce2" table:formula="of:=IF(ABS([.B48]-[.C48])&lt;[.$B$1];[.C48];108-(815-(1500/[.B48]))/[.C48])" office:value-type="float" office:value="5.67940354147271">
            <text:p>5.67940</text:p>
          </table:table-cell>
          <table:table-cell table:style-name="ce2" table:formula="of:=IF(ABS([.C48]-[.D48])&lt;[.$B$1];[.D48];108-(815-(1500/[.C48]))/[.D48])" office:value-type="float" office:value="5.35887758451293">
            <text:p>5.35888</text:p>
          </table:table-cell>
          <table:table-cell table:style-name="ce2" table:formula="of:=IF(ABS([.D48]-[.E48])&lt;[.$B$1];[.E48];108-(815-(1500/[.D48]))/[.E48])" office:value-type="float" office:value="5.20090639073337">
            <text:p>5.20091</text:p>
          </table:table-cell>
          <table:table-cell table:style-name="ce2" table:formula="of:=IF(ABS([.E48]-[.F48])&lt;[.$B$1];[.F48];108-(815-(1500/[.E48]))/[.F48])" office:value-type="float" office:value="5.11588733451565">
            <text:p>5.11589</text:p>
          </table:table-cell>
          <table:table-cell table:style-name="ce2" table:formula="of:=IF(ABS([.F48]-[.G48])&lt;[.$B$1];[.G48];108-(815-(1500/[.F48]))/[.G48])" office:value-type="float" office:value="5.06795734650706">
            <text:p>5.06796</text:p>
          </table:table-cell>
          <table:table-cell table:style-name="ce2" table:formula="of:=IF(ABS([.G48]-[.H48])&lt;[.$B$1];[.H48];108-(815-(1500/[.G48]))/[.H48])" office:value-type="float" office:value="5.04022813606873">
            <text:p>5.04023</text:p>
          </table:table-cell>
          <table:table-cell table:style-name="ce2" table:formula="of:=IF(ABS([.H48]-[.I48])&lt;[.$B$1];[.I48];108-(815-(1500/[.H48]))/[.I48])" office:value-type="float" office:value="5.02395378049398">
            <text:p>5.02395</text:p>
          </table:table-cell>
          <table:table-cell table:style-name="ce2" table:formula="of:=IF(ABS([.I48]-[.J48])&lt;[.$B$1];[.J48];108-(815-(1500/[.I48]))/[.J48])" office:value-type="float" office:value="5.01449373720619">
            <text:p>5.01449</text:p>
          </table:table-cell>
          <table:table-cell table:style-name="ce2" table:formula="of:=IF(ABS([.J48]-[.K48])&lt;[.$B$1];[.K48];108-(815-(1500/[.J48]))/[.K48])" office:value-type="float" office:value="5.01449373720619">
            <text:p>5.01449</text:p>
          </table:table-cell>
          <table:table-cell table:style-name="ce2" table:formula="of:=IF(ABS([.K48]-[.L48])&lt;[.$B$1];[.L48];108-(815-(1500/[.K48]))/[.L48])" office:value-type="float" office:value="5.01449373720619">
            <text:p>5.01449</text:p>
          </table:table-cell>
          <table:table-cell table:style-name="ce2" table:formula="of:=IF(ABS([.L48]-[.M48])&lt;[.$B$1];[.M48];108-(815-(1500/[.L48]))/[.M48])" office:value-type="float" office:value="5.01449373720619">
            <text:p>5.01449</text:p>
          </table:table-cell>
          <table:table-cell table:style-name="ce2" table:formula="of:=IF(ABS([.M48]-[.N48])&lt;[.$B$1];[.N48];108-(815-(1500/[.M48]))/[.N48])" office:value-type="float" office:value="5.01449373720619">
            <text:p>5.01449</text:p>
          </table:table-cell>
          <table:table-cell table:style-name="ce2" table:formula="of:=IF(ABS([.N48]-[.O48])&lt;[.$B$1];[.O48];108-(815-(1500/[.N48]))/[.O48])" office:value-type="float" office:value="5.01449373720619">
            <text:p>5.01449</text:p>
          </table:table-cell>
          <table:table-cell table:style-name="ce2" table:formula="of:=IF(ABS([.O48]-[.P48])&lt;[.$B$1];[.P48];108-(815-(1500/[.O48]))/[.P48])" office:value-type="float" office:value="5.01449373720619">
            <text:p>5.01449</text:p>
          </table:table-cell>
          <table:table-cell table:style-name="ce2" table:formula="of:=IF(ABS([.P48]-[.Q48])&lt;[.$B$1];[.Q48];108-(815-(1500/[.P48]))/[.Q48])" office:value-type="float" office:value="5.01449373720619">
            <text:p>5.01449</text:p>
          </table:table-cell>
          <table:table-cell table:style-name="ce2" table:formula="of:=IF(ABS([.Q48]-[.R48])&lt;[.$B$1];[.R48];108-(815-(1500/[.Q48]))/[.R48])" office:value-type="float" office:value="5.01449373720619">
            <text:p>5.01449</text:p>
          </table:table-cell>
          <table:table-cell table:style-name="ce2" table:formula="of:=IF(ABS([.R48]-[.S48])&lt;[.$B$1];[.S48];108-(815-(1500/[.R48]))/[.S48])" office:value-type="float" office:value="5.01449373720619">
            <text:p>5.01449</text:p>
          </table:table-cell>
          <table:table-cell table:style-name="ce2" table:formula="of:=IF(ABS([.S48]-[.T48])&lt;[.$B$1];[.T48];108-(815-(1500/[.S48]))/[.T48])" office:value-type="float" office:value="5.01449373720619">
            <text:p>5.01449</text:p>
          </table:table-cell>
          <table:table-cell table:style-name="ce2" table:formula="of:=IF(ABS([.T48]-[.U48])&lt;[.$B$1];[.U48];108-(815-(1500/[.T48]))/[.U48])" office:value-type="float" office:value="5.01449373720619">
            <text:p>5.01449</text:p>
          </table:table-cell>
          <table:table-cell table:style-name="ce2" table:formula="of:=IF(ABS([.U48]-[.V48])&lt;[.$B$1];[.V48];108-(815-(1500/[.U48]))/[.V48])" office:value-type="float" office:value="5.01449373720619">
            <text:p>5.01449</text:p>
          </table:table-cell>
          <table:table-cell table:style-name="ce2" table:formula="of:=IF(ABS([.V48]-[.W48])&lt;[.$B$1];[.W48];108-(815-(1500/[.V48]))/[.W48])" office:value-type="float" office:value="5.01449373720619">
            <text:p>5.01449</text:p>
          </table:table-cell>
          <table:table-cell table:style-name="ce2" table:formula="of:=IF(ABS([.W48]-[.X48])&lt;[.$B$1];[.X48];108-(815-(1500/[.W48]))/[.X48])" office:value-type="float" office:value="5.01449373720619">
            <text:p>5.01449</text:p>
          </table:table-cell>
          <table:table-cell table:style-name="ce3" table:formula="of:=IF(ABS([.X48]-[.Y48])&lt;[.$B$1];[.Y48];108-(815-(1500/[.X48]))/[.Y48])" office:value-type="float" office:value="5.01449373720619">
            <text:p>5.01</text:p>
          </table:table-cell>
          <table:table-cell table:number-columns-repeated="998"/>
        </table:table-row>
        <table:table-row table:style-name="ro1">
          <table:table-cell office:value-type="float" office:value="-8.25">
            <text:p>-8.25000</text:p>
          </table:table-cell>
          <table:table-cell office:value-type="string">
            <text:p><text:s/>9.81818181818181834331</text:p>
          </table:table-cell>
          <table:table-cell table:style-name="ce2" table:formula="of:=108-(815-(1500/[.A49]))/[.B49]" office:value-type="float" office:value="6.47222222222223">
            <text:p>6.47222</text:p>
          </table:table-cell>
          <table:table-cell table:style-name="ce2" table:formula="of:=IF(ABS([.B49]-[.C49])&lt;[.$B$1];[.C49];108-(815-(1500/[.B49]))/[.C49])" office:value-type="float" office:value="5.68240343347651">
            <text:p>5.68240</text:p>
          </table:table-cell>
          <table:table-cell table:style-name="ce2" table:formula="of:=IF(ABS([.C49]-[.D49])&lt;[.$B$1];[.D49];108-(815-(1500/[.C49]))/[.D49])" office:value-type="float" office:value="5.36027190332527">
            <text:p>5.36027</text:p>
          </table:table-cell>
          <table:table-cell table:style-name="ce2" table:formula="of:=IF(ABS([.D49]-[.E49])&lt;[.$B$1];[.E49];108-(815-(1500/[.D49]))/[.E49])" office:value-type="float" office:value="5.20163449348541">
            <text:p>5.20163</text:p>
          </table:table-cell>
          <table:table-cell table:style-name="ce2" table:formula="of:=IF(ABS([.E49]-[.F49])&lt;[.$B$1];[.F49];108-(815-(1500/[.E49]))/[.F49])" office:value-type="float" office:value="5.11629103983698">
            <text:p>5.11629</text:p>
          </table:table-cell>
          <table:table-cell table:style-name="ce2" table:formula="of:=IF(ABS([.F49]-[.G49])&lt;[.$B$1];[.G49];108-(815-(1500/[.F49]))/[.G49])" office:value-type="float" office:value="5.06818869114984">
            <text:p>5.06819</text:p>
          </table:table-cell>
          <table:table-cell table:style-name="ce2" table:formula="of:=IF(ABS([.G49]-[.H49])&lt;[.$B$1];[.H49];108-(815-(1500/[.G49]))/[.H49])" office:value-type="float" office:value="5.04036302806023">
            <text:p>5.04036</text:p>
          </table:table-cell>
          <table:table-cell table:style-name="ce2" table:formula="of:=IF(ABS([.H49]-[.I49])&lt;[.$B$1];[.I49];108-(815-(1500/[.H49]))/[.I49])" office:value-type="float" office:value="5.02402924020984">
            <text:p>5.02403</text:p>
          </table:table-cell>
          <table:table-cell table:style-name="ce2" table:formula="of:=IF(ABS([.I49]-[.J49])&lt;[.$B$1];[.J49];108-(815-(1500/[.I49]))/[.J49])" office:value-type="float" office:value="5.01445524828823">
            <text:p>5.01446</text:p>
          </table:table-cell>
          <table:table-cell table:style-name="ce2" table:formula="of:=IF(ABS([.J49]-[.K49])&lt;[.$B$1];[.K49];108-(815-(1500/[.J49]))/[.K49])" office:value-type="float" office:value="5.01445524828823">
            <text:p>5.01446</text:p>
          </table:table-cell>
          <table:table-cell table:style-name="ce2" table:formula="of:=IF(ABS([.K49]-[.L49])&lt;[.$B$1];[.L49];108-(815-(1500/[.K49]))/[.L49])" office:value-type="float" office:value="5.01445524828823">
            <text:p>5.01446</text:p>
          </table:table-cell>
          <table:table-cell table:style-name="ce2" table:formula="of:=IF(ABS([.L49]-[.M49])&lt;[.$B$1];[.M49];108-(815-(1500/[.L49]))/[.M49])" office:value-type="float" office:value="5.01445524828823">
            <text:p>5.01446</text:p>
          </table:table-cell>
          <table:table-cell table:style-name="ce2" table:formula="of:=IF(ABS([.M49]-[.N49])&lt;[.$B$1];[.N49];108-(815-(1500/[.M49]))/[.N49])" office:value-type="float" office:value="5.01445524828823">
            <text:p>5.01446</text:p>
          </table:table-cell>
          <table:table-cell table:style-name="ce2" table:formula="of:=IF(ABS([.N49]-[.O49])&lt;[.$B$1];[.O49];108-(815-(1500/[.N49]))/[.O49])" office:value-type="float" office:value="5.01445524828823">
            <text:p>5.01446</text:p>
          </table:table-cell>
          <table:table-cell table:style-name="ce2" table:formula="of:=IF(ABS([.O49]-[.P49])&lt;[.$B$1];[.P49];108-(815-(1500/[.O49]))/[.P49])" office:value-type="float" office:value="5.01445524828823">
            <text:p>5.01446</text:p>
          </table:table-cell>
          <table:table-cell table:style-name="ce2" table:formula="of:=IF(ABS([.P49]-[.Q49])&lt;[.$B$1];[.Q49];108-(815-(1500/[.P49]))/[.Q49])" office:value-type="float" office:value="5.01445524828823">
            <text:p>5.01446</text:p>
          </table:table-cell>
          <table:table-cell table:style-name="ce2" table:formula="of:=IF(ABS([.Q49]-[.R49])&lt;[.$B$1];[.R49];108-(815-(1500/[.Q49]))/[.R49])" office:value-type="float" office:value="5.01445524828823">
            <text:p>5.01446</text:p>
          </table:table-cell>
          <table:table-cell table:style-name="ce2" table:formula="of:=IF(ABS([.R49]-[.S49])&lt;[.$B$1];[.S49];108-(815-(1500/[.R49]))/[.S49])" office:value-type="float" office:value="5.01445524828823">
            <text:p>5.01446</text:p>
          </table:table-cell>
          <table:table-cell table:style-name="ce2" table:formula="of:=IF(ABS([.S49]-[.T49])&lt;[.$B$1];[.T49];108-(815-(1500/[.S49]))/[.T49])" office:value-type="float" office:value="5.01445524828823">
            <text:p>5.01446</text:p>
          </table:table-cell>
          <table:table-cell table:style-name="ce2" table:formula="of:=IF(ABS([.T49]-[.U49])&lt;[.$B$1];[.U49];108-(815-(1500/[.T49]))/[.U49])" office:value-type="float" office:value="5.01445524828823">
            <text:p>5.01446</text:p>
          </table:table-cell>
          <table:table-cell table:style-name="ce2" table:formula="of:=IF(ABS([.U49]-[.V49])&lt;[.$B$1];[.V49];108-(815-(1500/[.U49]))/[.V49])" office:value-type="float" office:value="5.01445524828823">
            <text:p>5.01446</text:p>
          </table:table-cell>
          <table:table-cell table:style-name="ce2" table:formula="of:=IF(ABS([.V49]-[.W49])&lt;[.$B$1];[.W49];108-(815-(1500/[.V49]))/[.W49])" office:value-type="float" office:value="5.01445524828823">
            <text:p>5.01446</text:p>
          </table:table-cell>
          <table:table-cell table:style-name="ce2" table:formula="of:=IF(ABS([.W49]-[.X49])&lt;[.$B$1];[.X49];108-(815-(1500/[.W49]))/[.X49])" office:value-type="float" office:value="5.01445524828823">
            <text:p>5.01446</text:p>
          </table:table-cell>
          <table:table-cell table:style-name="ce3" table:formula="of:=IF(ABS([.X49]-[.Y49])&lt;[.$B$1];[.Y49];108-(815-(1500/[.X49]))/[.Y49])" office:value-type="float" office:value="5.01445524828823">
            <text:p>5.01</text:p>
          </table:table-cell>
          <table:table-cell table:number-columns-repeated="998"/>
        </table:table-row>
        <table:table-row table:style-name="ro1">
          <table:table-cell office:value-type="float" office:value="-8">
            <text:p>-8.00000</text:p>
          </table:table-cell>
          <table:table-cell office:value-type="string">
            <text:p><text:s/>9.87500000000000000000</text:p>
          </table:table-cell>
          <table:table-cell table:style-name="ce2" table:formula="of:=108-(815-(1500/[.A50]))/[.B50]" office:value-type="float" office:value="6.48101265822785">
            <text:p>6.48101</text:p>
          </table:table-cell>
          <table:table-cell table:style-name="ce2" table:formula="of:=IF(ABS([.B50]-[.C50])&lt;[.$B$1];[.C50];108-(815-(1500/[.B50]))/[.C50])" office:value-type="float" office:value="5.68554687500009">
            <text:p>5.68555</text:p>
          </table:table-cell>
          <table:table-cell table:style-name="ce2" table:formula="of:=IF(ABS([.C50]-[.D50])&lt;[.$B$1];[.D50];108-(815-(1500/[.C50]))/[.D50])" office:value-type="float" office:value="5.36173136379401">
            <text:p>5.36173</text:p>
          </table:table-cell>
          <table:table-cell table:style-name="ce2" table:formula="of:=IF(ABS([.D50]-[.E50])&lt;[.$B$1];[.E50];108-(815-(1500/[.D50]))/[.E50])" office:value-type="float" office:value="5.20239620710125">
            <text:p>5.20240</text:p>
          </table:table-cell>
          <table:table-cell table:style-name="ce2" table:formula="of:=IF(ABS([.E50]-[.F50])&lt;[.$B$1];[.F50];108-(815-(1500/[.E50]))/[.F50])" office:value-type="float" office:value="5.11671326055324">
            <text:p>5.11671</text:p>
          </table:table-cell>
          <table:table-cell table:style-name="ce2" table:formula="of:=IF(ABS([.F50]-[.G50])&lt;[.$B$1];[.G50];108-(815-(1500/[.F50]))/[.G50])" office:value-type="float" office:value="5.06843061474292">
            <text:p>5.06843</text:p>
          </table:table-cell>
          <table:table-cell table:style-name="ce2" table:formula="of:=IF(ABS([.G50]-[.H50])&lt;[.$B$1];[.H50];108-(815-(1500/[.G50]))/[.H50])" office:value-type="float" office:value="5.04050422714107">
            <text:p>5.04050</text:p>
          </table:table-cell>
          <table:table-cell table:style-name="ce2" table:formula="of:=IF(ABS([.H50]-[.I50])&lt;[.$B$1];[.I50];108-(815-(1500/[.H50]))/[.I50])" office:value-type="float" office:value="5.02411124227601">
            <text:p>5.02411</text:p>
          </table:table-cell>
          <table:table-cell table:style-name="ce2" table:formula="of:=IF(ABS([.I50]-[.J50])&lt;[.$B$1];[.J50];108-(815-(1500/[.I50]))/[.J50])" office:value-type="float" office:value="5.01447683595863">
            <text:p>5.01448</text:p>
          </table:table-cell>
          <table:table-cell table:style-name="ce2" table:formula="of:=IF(ABS([.J50]-[.K50])&lt;[.$B$1];[.K50];108-(815-(1500/[.J50]))/[.K50])" office:value-type="float" office:value="5.01447683595863">
            <text:p>5.01448</text:p>
          </table:table-cell>
          <table:table-cell table:style-name="ce2" table:formula="of:=IF(ABS([.K50]-[.L50])&lt;[.$B$1];[.L50];108-(815-(1500/[.K50]))/[.L50])" office:value-type="float" office:value="5.01447683595863">
            <text:p>5.01448</text:p>
          </table:table-cell>
          <table:table-cell table:style-name="ce2" table:formula="of:=IF(ABS([.L50]-[.M50])&lt;[.$B$1];[.M50];108-(815-(1500/[.L50]))/[.M50])" office:value-type="float" office:value="5.01447683595863">
            <text:p>5.01448</text:p>
          </table:table-cell>
          <table:table-cell table:style-name="ce2" table:formula="of:=IF(ABS([.M50]-[.N50])&lt;[.$B$1];[.N50];108-(815-(1500/[.M50]))/[.N50])" office:value-type="float" office:value="5.01447683595863">
            <text:p>5.01448</text:p>
          </table:table-cell>
          <table:table-cell table:style-name="ce2" table:formula="of:=IF(ABS([.N50]-[.O50])&lt;[.$B$1];[.O50];108-(815-(1500/[.N50]))/[.O50])" office:value-type="float" office:value="5.01447683595863">
            <text:p>5.01448</text:p>
          </table:table-cell>
          <table:table-cell table:style-name="ce2" table:formula="of:=IF(ABS([.O50]-[.P50])&lt;[.$B$1];[.P50];108-(815-(1500/[.O50]))/[.P50])" office:value-type="float" office:value="5.01447683595863">
            <text:p>5.01448</text:p>
          </table:table-cell>
          <table:table-cell table:style-name="ce2" table:formula="of:=IF(ABS([.P50]-[.Q50])&lt;[.$B$1];[.Q50];108-(815-(1500/[.P50]))/[.Q50])" office:value-type="float" office:value="5.01447683595863">
            <text:p>5.01448</text:p>
          </table:table-cell>
          <table:table-cell table:style-name="ce2" table:formula="of:=IF(ABS([.Q50]-[.R50])&lt;[.$B$1];[.R50];108-(815-(1500/[.Q50]))/[.R50])" office:value-type="float" office:value="5.01447683595863">
            <text:p>5.01448</text:p>
          </table:table-cell>
          <table:table-cell table:style-name="ce2" table:formula="of:=IF(ABS([.R50]-[.S50])&lt;[.$B$1];[.S50];108-(815-(1500/[.R50]))/[.S50])" office:value-type="float" office:value="5.01447683595863">
            <text:p>5.01448</text:p>
          </table:table-cell>
          <table:table-cell table:style-name="ce2" table:formula="of:=IF(ABS([.S50]-[.T50])&lt;[.$B$1];[.T50];108-(815-(1500/[.S50]))/[.T50])" office:value-type="float" office:value="5.01447683595863">
            <text:p>5.01448</text:p>
          </table:table-cell>
          <table:table-cell table:style-name="ce2" table:formula="of:=IF(ABS([.T50]-[.U50])&lt;[.$B$1];[.U50];108-(815-(1500/[.T50]))/[.U50])" office:value-type="float" office:value="5.01447683595863">
            <text:p>5.01448</text:p>
          </table:table-cell>
          <table:table-cell table:style-name="ce2" table:formula="of:=IF(ABS([.U50]-[.V50])&lt;[.$B$1];[.V50];108-(815-(1500/[.U50]))/[.V50])" office:value-type="float" office:value="5.01447683595863">
            <text:p>5.01448</text:p>
          </table:table-cell>
          <table:table-cell table:style-name="ce2" table:formula="of:=IF(ABS([.V50]-[.W50])&lt;[.$B$1];[.W50];108-(815-(1500/[.V50]))/[.W50])" office:value-type="float" office:value="5.01447683595863">
            <text:p>5.01448</text:p>
          </table:table-cell>
          <table:table-cell table:style-name="ce2" table:formula="of:=IF(ABS([.W50]-[.X50])&lt;[.$B$1];[.X50];108-(815-(1500/[.W50]))/[.X50])" office:value-type="float" office:value="5.01447683595863">
            <text:p>5.01448</text:p>
          </table:table-cell>
          <table:table-cell table:style-name="ce3" table:formula="of:=IF(ABS([.X50]-[.Y50])&lt;[.$B$1];[.Y50];108-(815-(1500/[.X50]))/[.Y50])" office:value-type="float" office:value="5.01447683595863">
            <text:p>5.01</text:p>
          </table:table-cell>
          <table:table-cell table:number-columns-repeated="998"/>
        </table:table-row>
        <table:table-row table:style-name="ro1">
          <table:table-cell office:value-type="float" office:value="-7.75">
            <text:p>-7.75000</text:p>
          </table:table-cell>
          <table:table-cell office:value-type="string">
            <text:p><text:s/>9.93548387096774199279</text:p>
          </table:table-cell>
          <table:table-cell table:style-name="ce2" table:formula="of:=108-(815-(1500/[.A51]))/[.B51]" office:value-type="float" office:value="6.49025974025975">
            <text:p>6.49026</text:p>
          </table:table-cell>
          <table:table-cell table:style-name="ce2" table:formula="of:=IF(ABS([.B51]-[.C51])&lt;[.$B$1];[.C51];108-(815-(1500/[.B51]))/[.C51])" office:value-type="float" office:value="5.68884442221118">
            <text:p>5.68884</text:p>
          </table:table-cell>
          <table:table-cell table:style-name="ce2" table:formula="of:=IF(ABS([.C51]-[.D51])&lt;[.$B$1];[.D51];108-(815-(1500/[.C51]))/[.D51])" office:value-type="float" office:value="5.36326064017008">
            <text:p>5.36326</text:p>
          </table:table-cell>
          <table:table-cell table:style-name="ce2" table:formula="of:=IF(ABS([.D51]-[.E51])&lt;[.$B$1];[.E51];108-(815-(1500/[.D51]))/[.E51])" office:value-type="float" office:value="5.20319391387942">
            <text:p>5.20319</text:p>
          </table:table-cell>
          <table:table-cell table:style-name="ce2" table:formula="of:=IF(ABS([.E51]-[.F51])&lt;[.$B$1];[.F51];108-(815-(1500/[.E51]))/[.F51])" office:value-type="float" office:value="5.11715529999269">
            <text:p>5.11716</text:p>
          </table:table-cell>
          <table:table-cell table:style-name="ce2" table:formula="of:=IF(ABS([.F51]-[.G51])&lt;[.$B$1];[.G51];108-(815-(1500/[.F51]))/[.G51])" office:value-type="float" office:value="5.06868385320651">
            <text:p>5.06868</text:p>
          </table:table-cell>
          <table:table-cell table:style-name="ce2" table:formula="of:=IF(ABS([.G51]-[.H51])&lt;[.$B$1];[.H51];108-(815-(1500/[.G51]))/[.H51])" office:value-type="float" office:value="5.0406520539272">
            <text:p>5.04065</text:p>
          </table:table-cell>
          <table:table-cell table:style-name="ce2" table:formula="of:=IF(ABS([.H51]-[.I51])&lt;[.$B$1];[.I51];108-(815-(1500/[.H51]))/[.I51])" office:value-type="float" office:value="5.02419784674902">
            <text:p>5.02420</text:p>
          </table:table-cell>
          <table:table-cell table:style-name="ce2" table:formula="of:=IF(ABS([.I51]-[.J51])&lt;[.$B$1];[.J51];108-(815-(1500/[.I51]))/[.J51])" office:value-type="float" office:value="5.01451497754648">
            <text:p>5.01451</text:p>
          </table:table-cell>
          <table:table-cell table:style-name="ce2" table:formula="of:=IF(ABS([.J51]-[.K51])&lt;[.$B$1];[.K51];108-(815-(1500/[.J51]))/[.K51])" office:value-type="float" office:value="5.01451497754648">
            <text:p>5.01451</text:p>
          </table:table-cell>
          <table:table-cell table:style-name="ce2" table:formula="of:=IF(ABS([.K51]-[.L51])&lt;[.$B$1];[.L51];108-(815-(1500/[.K51]))/[.L51])" office:value-type="float" office:value="5.01451497754648">
            <text:p>5.01451</text:p>
          </table:table-cell>
          <table:table-cell table:style-name="ce2" table:formula="of:=IF(ABS([.L51]-[.M51])&lt;[.$B$1];[.M51];108-(815-(1500/[.L51]))/[.M51])" office:value-type="float" office:value="5.01451497754648">
            <text:p>5.01451</text:p>
          </table:table-cell>
          <table:table-cell table:style-name="ce2" table:formula="of:=IF(ABS([.M51]-[.N51])&lt;[.$B$1];[.N51];108-(815-(1500/[.M51]))/[.N51])" office:value-type="float" office:value="5.01451497754648">
            <text:p>5.01451</text:p>
          </table:table-cell>
          <table:table-cell table:style-name="ce2" table:formula="of:=IF(ABS([.N51]-[.O51])&lt;[.$B$1];[.O51];108-(815-(1500/[.N51]))/[.O51])" office:value-type="float" office:value="5.01451497754648">
            <text:p>5.01451</text:p>
          </table:table-cell>
          <table:table-cell table:style-name="ce2" table:formula="of:=IF(ABS([.O51]-[.P51])&lt;[.$B$1];[.P51];108-(815-(1500/[.O51]))/[.P51])" office:value-type="float" office:value="5.01451497754648">
            <text:p>5.01451</text:p>
          </table:table-cell>
          <table:table-cell table:style-name="ce2" table:formula="of:=IF(ABS([.P51]-[.Q51])&lt;[.$B$1];[.Q51];108-(815-(1500/[.P51]))/[.Q51])" office:value-type="float" office:value="5.01451497754648">
            <text:p>5.01451</text:p>
          </table:table-cell>
          <table:table-cell table:style-name="ce2" table:formula="of:=IF(ABS([.Q51]-[.R51])&lt;[.$B$1];[.R51];108-(815-(1500/[.Q51]))/[.R51])" office:value-type="float" office:value="5.01451497754648">
            <text:p>5.01451</text:p>
          </table:table-cell>
          <table:table-cell table:style-name="ce2" table:formula="of:=IF(ABS([.R51]-[.S51])&lt;[.$B$1];[.S51];108-(815-(1500/[.R51]))/[.S51])" office:value-type="float" office:value="5.01451497754648">
            <text:p>5.01451</text:p>
          </table:table-cell>
          <table:table-cell table:style-name="ce2" table:formula="of:=IF(ABS([.S51]-[.T51])&lt;[.$B$1];[.T51];108-(815-(1500/[.S51]))/[.T51])" office:value-type="float" office:value="5.01451497754648">
            <text:p>5.01451</text:p>
          </table:table-cell>
          <table:table-cell table:style-name="ce2" table:formula="of:=IF(ABS([.T51]-[.U51])&lt;[.$B$1];[.U51];108-(815-(1500/[.T51]))/[.U51])" office:value-type="float" office:value="5.01451497754648">
            <text:p>5.01451</text:p>
          </table:table-cell>
          <table:table-cell table:style-name="ce2" table:formula="of:=IF(ABS([.U51]-[.V51])&lt;[.$B$1];[.V51];108-(815-(1500/[.U51]))/[.V51])" office:value-type="float" office:value="5.01451497754648">
            <text:p>5.01451</text:p>
          </table:table-cell>
          <table:table-cell table:style-name="ce2" table:formula="of:=IF(ABS([.V51]-[.W51])&lt;[.$B$1];[.W51];108-(815-(1500/[.V51]))/[.W51])" office:value-type="float" office:value="5.01451497754648">
            <text:p>5.01451</text:p>
          </table:table-cell>
          <table:table-cell table:style-name="ce2" table:formula="of:=IF(ABS([.W51]-[.X51])&lt;[.$B$1];[.X51];108-(815-(1500/[.W51]))/[.X51])" office:value-type="float" office:value="5.01451497754648">
            <text:p>5.01451</text:p>
          </table:table-cell>
          <table:table-cell table:style-name="ce3" table:formula="of:=IF(ABS([.X51]-[.Y51])&lt;[.$B$1];[.Y51];108-(815-(1500/[.X51]))/[.Y51])" office:value-type="float" office:value="5.01451497754648">
            <text:p>5.01</text:p>
          </table:table-cell>
          <table:table-cell table:number-columns-repeated="998"/>
        </table:table-row>
        <table:table-row table:style-name="ro1">
          <table:table-cell office:value-type="float" office:value="-7.5">
            <text:p>-7.50000</text:p>
          </table:table-cell>
          <table:table-cell office:value-type="string">
            <text:p><text:s/>10.00000000000000000000</text:p>
          </table:table-cell>
          <table:table-cell table:style-name="ce2" table:formula="of:=108-(815-(1500/[.A52]))/[.B52]" office:value-type="float" office:value="6.5">
            <text:p>6.50000</text:p>
          </table:table-cell>
          <table:table-cell table:style-name="ce2" table:formula="of:=IF(ABS([.B52]-[.C52])&lt;[.$B$1];[.C52];108-(815-(1500/[.B52]))/[.C52])" office:value-type="float" office:value="5.69230769230769">
            <text:p>5.69231</text:p>
          </table:table-cell>
          <table:table-cell table:style-name="ce2" table:formula="of:=IF(ABS([.C52]-[.D52])&lt;[.$B$1];[.D52];108-(815-(1500/[.C52]))/[.D52])" office:value-type="float" office:value="5.36486486486487">
            <text:p>5.36486</text:p>
          </table:table-cell>
          <table:table-cell table:style-name="ce2" table:formula="of:=IF(ABS([.D52]-[.E52])&lt;[.$B$1];[.E52];108-(815-(1500/[.D52]))/[.E52])" office:value-type="float" office:value="5.20403022670035">
            <text:p>5.20403</text:p>
          </table:table-cell>
          <table:table-cell table:style-name="ce2" table:formula="of:=IF(ABS([.E52]-[.F52])&lt;[.$B$1];[.F52];108-(815-(1500/[.E52]))/[.F52])" office:value-type="float" office:value="5.11761858664283">
            <text:p>5.11762</text:p>
          </table:table-cell>
          <table:table-cell table:style-name="ce2" table:formula="of:=IF(ABS([.F52]-[.G52])&lt;[.$B$1];[.G52];108-(815-(1500/[.F52]))/[.G52])" office:value-type="float" office:value="5.06894921029129">
            <text:p>5.06895</text:p>
          </table:table-cell>
          <table:table-cell table:style-name="ce2" table:formula="of:=IF(ABS([.G52]-[.H52])&lt;[.$B$1];[.H52];108-(815-(1500/[.G52]))/[.H52])" office:value-type="float" office:value="5.04080680749705">
            <text:p>5.04081</text:p>
          </table:table-cell>
          <table:table-cell table:style-name="ce2" table:formula="of:=IF(ABS([.H52]-[.I52])&lt;[.$B$1];[.I52];108-(815-(1500/[.H52]))/[.I52])" office:value-type="float" office:value="5.02428589338939">
            <text:p>5.02429</text:p>
          </table:table-cell>
          <table:table-cell table:style-name="ce2" table:formula="of:=IF(ABS([.I52]-[.J52])&lt;[.$B$1];[.J52];108-(815-(1500/[.I52]))/[.J52])" office:value-type="float" office:value="5.01450139469374">
            <text:p>5.01450</text:p>
          </table:table-cell>
          <table:table-cell table:style-name="ce2" table:formula="of:=IF(ABS([.J52]-[.K52])&lt;[.$B$1];[.K52];108-(815-(1500/[.J52]))/[.K52])" office:value-type="float" office:value="5.01450139469374">
            <text:p>5.01450</text:p>
          </table:table-cell>
          <table:table-cell table:style-name="ce2" table:formula="of:=IF(ABS([.K52]-[.L52])&lt;[.$B$1];[.L52];108-(815-(1500/[.K52]))/[.L52])" office:value-type="float" office:value="5.01450139469374">
            <text:p>5.01450</text:p>
          </table:table-cell>
          <table:table-cell table:style-name="ce2" table:formula="of:=IF(ABS([.L52]-[.M52])&lt;[.$B$1];[.M52];108-(815-(1500/[.L52]))/[.M52])" office:value-type="float" office:value="5.01450139469374">
            <text:p>5.01450</text:p>
          </table:table-cell>
          <table:table-cell table:style-name="ce2" table:formula="of:=IF(ABS([.M52]-[.N52])&lt;[.$B$1];[.N52];108-(815-(1500/[.M52]))/[.N52])" office:value-type="float" office:value="5.01450139469374">
            <text:p>5.01450</text:p>
          </table:table-cell>
          <table:table-cell table:style-name="ce2" table:formula="of:=IF(ABS([.N52]-[.O52])&lt;[.$B$1];[.O52];108-(815-(1500/[.N52]))/[.O52])" office:value-type="float" office:value="5.01450139469374">
            <text:p>5.01450</text:p>
          </table:table-cell>
          <table:table-cell table:style-name="ce2" table:formula="of:=IF(ABS([.O52]-[.P52])&lt;[.$B$1];[.P52];108-(815-(1500/[.O52]))/[.P52])" office:value-type="float" office:value="5.01450139469374">
            <text:p>5.01450</text:p>
          </table:table-cell>
          <table:table-cell table:style-name="ce2" table:formula="of:=IF(ABS([.P52]-[.Q52])&lt;[.$B$1];[.Q52];108-(815-(1500/[.P52]))/[.Q52])" office:value-type="float" office:value="5.01450139469374">
            <text:p>5.01450</text:p>
          </table:table-cell>
          <table:table-cell table:style-name="ce2" table:formula="of:=IF(ABS([.Q52]-[.R52])&lt;[.$B$1];[.R52];108-(815-(1500/[.Q52]))/[.R52])" office:value-type="float" office:value="5.01450139469374">
            <text:p>5.01450</text:p>
          </table:table-cell>
          <table:table-cell table:style-name="ce2" table:formula="of:=IF(ABS([.R52]-[.S52])&lt;[.$B$1];[.S52];108-(815-(1500/[.R52]))/[.S52])" office:value-type="float" office:value="5.01450139469374">
            <text:p>5.01450</text:p>
          </table:table-cell>
          <table:table-cell table:style-name="ce2" table:formula="of:=IF(ABS([.S52]-[.T52])&lt;[.$B$1];[.T52];108-(815-(1500/[.S52]))/[.T52])" office:value-type="float" office:value="5.01450139469374">
            <text:p>5.01450</text:p>
          </table:table-cell>
          <table:table-cell table:style-name="ce2" table:formula="of:=IF(ABS([.T52]-[.U52])&lt;[.$B$1];[.U52];108-(815-(1500/[.T52]))/[.U52])" office:value-type="float" office:value="5.01450139469374">
            <text:p>5.01450</text:p>
          </table:table-cell>
          <table:table-cell table:style-name="ce2" table:formula="of:=IF(ABS([.U52]-[.V52])&lt;[.$B$1];[.V52];108-(815-(1500/[.U52]))/[.V52])" office:value-type="float" office:value="5.01450139469374">
            <text:p>5.01450</text:p>
          </table:table-cell>
          <table:table-cell table:style-name="ce2" table:formula="of:=IF(ABS([.V52]-[.W52])&lt;[.$B$1];[.W52];108-(815-(1500/[.V52]))/[.W52])" office:value-type="float" office:value="5.01450139469374">
            <text:p>5.01450</text:p>
          </table:table-cell>
          <table:table-cell table:style-name="ce2" table:formula="of:=IF(ABS([.W52]-[.X52])&lt;[.$B$1];[.X52];108-(815-(1500/[.W52]))/[.X52])" office:value-type="float" office:value="5.01450139469374">
            <text:p>5.01450</text:p>
          </table:table-cell>
          <table:table-cell table:style-name="ce3" table:formula="of:=IF(ABS([.X52]-[.Y52])&lt;[.$B$1];[.Y52];108-(815-(1500/[.X52]))/[.Y52])" office:value-type="float" office:value="5.01450139469374">
            <text:p>5.01</text:p>
          </table:table-cell>
          <table:table-cell table:number-columns-repeated="998"/>
        </table:table-row>
        <table:table-row table:style-name="ro1">
          <table:table-cell office:value-type="float" office:value="-7.25">
            <text:p>-7.25000</text:p>
          </table:table-cell>
          <table:table-cell office:value-type="string">
            <text:p><text:s/>10.06896551724137900408</text:p>
          </table:table-cell>
          <table:table-cell table:style-name="ce2" table:formula="of:=108-(815-(1500/[.A53]))/[.B53]" office:value-type="float" office:value="6.51027397260273">
            <text:p>6.51027</text:p>
          </table:table-cell>
          <table:table-cell table:style-name="ce2" table:formula="of:=IF(ABS([.B53]-[.C53])&lt;[.$B$1];[.C53];108-(815-(1500/[.B53]))/[.C53])" office:value-type="float" office:value="5.6959495002629">
            <text:p>5.69595</text:p>
          </table:table-cell>
          <table:table-cell table:style-name="ce2" table:formula="of:=IF(ABS([.C53]-[.D53])&lt;[.$B$1];[.D53];108-(815-(1500/[.C53]))/[.D53])" office:value-type="float" office:value="5.36654968599711">
            <text:p>5.36655</text:p>
          </table:table-cell>
          <table:table-cell table:style-name="ce2" table:formula="of:=IF(ABS([.D53]-[.E53])&lt;[.$B$1];[.E53];108-(815-(1500/[.D53]))/[.E53])" office:value-type="float" office:value="5.20490801765081">
            <text:p>5.20491</text:p>
          </table:table-cell>
          <table:table-cell table:style-name="ce2" table:formula="of:=IF(ABS([.E53]-[.F53])&lt;[.$B$1];[.F53];108-(815-(1500/[.E53]))/[.F53])" office:value-type="float" office:value="5.1181046902215">
            <text:p>5.11810</text:p>
          </table:table-cell>
          <table:table-cell table:style-name="ce2" table:formula="of:=IF(ABS([.F53]-[.G53])&lt;[.$B$1];[.G53];108-(815-(1500/[.F53]))/[.G53])" office:value-type="float" office:value="5.06922757881092">
            <text:p>5.06923</text:p>
          </table:table-cell>
          <table:table-cell table:style-name="ce2" table:formula="of:=IF(ABS([.G53]-[.H53])&lt;[.$B$1];[.H53];108-(815-(1500/[.G53]))/[.H53])" office:value-type="float" office:value="5.04096901757917">
            <text:p>5.04097</text:p>
          </table:table-cell>
          <table:table-cell table:style-name="ce2" table:formula="of:=IF(ABS([.H53]-[.I53])&lt;[.$B$1];[.I53];108-(815-(1500/[.H53]))/[.I53])" office:value-type="float" office:value="5.02437590846643">
            <text:p>5.02438</text:p>
          </table:table-cell>
          <table:table-cell table:style-name="ce2" table:formula="of:=IF(ABS([.I53]-[.J53])&lt;[.$B$1];[.J53];108-(815-(1500/[.I53]))/[.J53])" office:value-type="float" office:value="5.01444066865477">
            <text:p>5.01444</text:p>
          </table:table-cell>
          <table:table-cell table:style-name="ce2" table:formula="of:=IF(ABS([.J53]-[.K53])&lt;[.$B$1];[.K53];108-(815-(1500/[.J53]))/[.K53])" office:value-type="float" office:value="5.01444066865477">
            <text:p>5.01444</text:p>
          </table:table-cell>
          <table:table-cell table:style-name="ce2" table:formula="of:=IF(ABS([.K53]-[.L53])&lt;[.$B$1];[.L53];108-(815-(1500/[.K53]))/[.L53])" office:value-type="float" office:value="5.01444066865477">
            <text:p>5.01444</text:p>
          </table:table-cell>
          <table:table-cell table:style-name="ce2" table:formula="of:=IF(ABS([.L53]-[.M53])&lt;[.$B$1];[.M53];108-(815-(1500/[.L53]))/[.M53])" office:value-type="float" office:value="5.01444066865477">
            <text:p>5.01444</text:p>
          </table:table-cell>
          <table:table-cell table:style-name="ce2" table:formula="of:=IF(ABS([.M53]-[.N53])&lt;[.$B$1];[.N53];108-(815-(1500/[.M53]))/[.N53])" office:value-type="float" office:value="5.01444066865477">
            <text:p>5.01444</text:p>
          </table:table-cell>
          <table:table-cell table:style-name="ce2" table:formula="of:=IF(ABS([.N53]-[.O53])&lt;[.$B$1];[.O53];108-(815-(1500/[.N53]))/[.O53])" office:value-type="float" office:value="5.01444066865477">
            <text:p>5.01444</text:p>
          </table:table-cell>
          <table:table-cell table:style-name="ce2" table:formula="of:=IF(ABS([.O53]-[.P53])&lt;[.$B$1];[.P53];108-(815-(1500/[.O53]))/[.P53])" office:value-type="float" office:value="5.01444066865477">
            <text:p>5.01444</text:p>
          </table:table-cell>
          <table:table-cell table:style-name="ce2" table:formula="of:=IF(ABS([.P53]-[.Q53])&lt;[.$B$1];[.Q53];108-(815-(1500/[.P53]))/[.Q53])" office:value-type="float" office:value="5.01444066865477">
            <text:p>5.01444</text:p>
          </table:table-cell>
          <table:table-cell table:style-name="ce2" table:formula="of:=IF(ABS([.Q53]-[.R53])&lt;[.$B$1];[.R53];108-(815-(1500/[.Q53]))/[.R53])" office:value-type="float" office:value="5.01444066865477">
            <text:p>5.01444</text:p>
          </table:table-cell>
          <table:table-cell table:style-name="ce2" table:formula="of:=IF(ABS([.R53]-[.S53])&lt;[.$B$1];[.S53];108-(815-(1500/[.R53]))/[.S53])" office:value-type="float" office:value="5.01444066865477">
            <text:p>5.01444</text:p>
          </table:table-cell>
          <table:table-cell table:style-name="ce2" table:formula="of:=IF(ABS([.S53]-[.T53])&lt;[.$B$1];[.T53];108-(815-(1500/[.S53]))/[.T53])" office:value-type="float" office:value="5.01444066865477">
            <text:p>5.01444</text:p>
          </table:table-cell>
          <table:table-cell table:style-name="ce2" table:formula="of:=IF(ABS([.T53]-[.U53])&lt;[.$B$1];[.U53];108-(815-(1500/[.T53]))/[.U53])" office:value-type="float" office:value="5.01444066865477">
            <text:p>5.01444</text:p>
          </table:table-cell>
          <table:table-cell table:style-name="ce2" table:formula="of:=IF(ABS([.U53]-[.V53])&lt;[.$B$1];[.V53];108-(815-(1500/[.U53]))/[.V53])" office:value-type="float" office:value="5.01444066865477">
            <text:p>5.01444</text:p>
          </table:table-cell>
          <table:table-cell table:style-name="ce2" table:formula="of:=IF(ABS([.V53]-[.W53])&lt;[.$B$1];[.W53];108-(815-(1500/[.V53]))/[.W53])" office:value-type="float" office:value="5.01444066865477">
            <text:p>5.01444</text:p>
          </table:table-cell>
          <table:table-cell table:style-name="ce2" table:formula="of:=IF(ABS([.W53]-[.X53])&lt;[.$B$1];[.X53];108-(815-(1500/[.W53]))/[.X53])" office:value-type="float" office:value="5.01444066865477">
            <text:p>5.01444</text:p>
          </table:table-cell>
          <table:table-cell table:style-name="ce3" table:formula="of:=IF(ABS([.X53]-[.Y53])&lt;[.$B$1];[.Y53];108-(815-(1500/[.X53]))/[.Y53])" office:value-type="float" office:value="5.01444066865477">
            <text:p>5.01</text:p>
          </table:table-cell>
          <table:table-cell table:number-columns-repeated="998"/>
        </table:table-row>
        <table:table-row table:style-name="ro1">
          <table:table-cell office:value-type="float" office:value="-7">
            <text:p>-7.00000</text:p>
          </table:table-cell>
          <table:table-cell office:value-type="string">
            <text:p><text:s/>10.14285714285714234961</text:p>
          </table:table-cell>
          <table:table-cell table:style-name="ce2" table:formula="of:=108-(815-(1500/[.A54]))/[.B54]" office:value-type="float" office:value="6.52112676056338">
            <text:p>6.52113</text:p>
          </table:table-cell>
          <table:table-cell table:style-name="ce2" table:formula="of:=IF(ABS([.B54]-[.C54])&lt;[.$B$1];[.C54];108-(815-(1500/[.B54]))/[.C54])" office:value-type="float" office:value="5.69978401727856">
            <text:p>5.69978</text:p>
          </table:table-cell>
          <table:table-cell table:style-name="ce2" table:formula="of:=IF(ABS([.C54]-[.D54])&lt;[.$B$1];[.D54];108-(815-(1500/[.C54]))/[.D54])" office:value-type="float" office:value="5.36832133383756">
            <text:p>5.36832</text:p>
          </table:table-cell>
          <table:table-cell table:style-name="ce2" table:formula="of:=IF(ABS([.D54]-[.E54])&lt;[.$B$1];[.E54];108-(815-(1500/[.D54]))/[.E54])" office:value-type="float" office:value="5.2058304510292">
            <text:p>5.20583</text:p>
          </table:table-cell>
          <table:table-cell table:style-name="ce2" table:formula="of:=IF(ABS([.E54]-[.F54])&lt;[.$B$1];[.F54];108-(815-(1500/[.E54]))/[.F54])" office:value-type="float" office:value="5.11861534044344">
            <text:p>5.11862</text:p>
          </table:table-cell>
          <table:table-cell table:style-name="ce2" table:formula="of:=IF(ABS([.F54]-[.G54])&lt;[.$B$1];[.G54];108-(815-(1500/[.F54]))/[.G54])" office:value-type="float" office:value="5.06951997018045">
            <text:p>5.06952</text:p>
          </table:table-cell>
          <table:table-cell table:style-name="ce2" table:formula="of:=IF(ABS([.G54]-[.H54])&lt;[.$B$1];[.H54];108-(815-(1500/[.G54]))/[.H54])" office:value-type="float" office:value="5.04113983538286">
            <text:p>5.04114</text:p>
          </table:table-cell>
          <table:table-cell table:style-name="ce2" table:formula="of:=IF(ABS([.H54]-[.I54])&lt;[.$B$1];[.I54];108-(815-(1500/[.H54]))/[.I54])" office:value-type="float" office:value="5.02447974672832">
            <text:p>5.02448</text:p>
          </table:table-cell>
          <table:table-cell table:style-name="ce2" table:formula="of:=IF(ABS([.I54]-[.J54])&lt;[.$B$1];[.J54];108-(815-(1500/[.I54]))/[.J54])" office:value-type="float" office:value="5.01456227938135">
            <text:p>5.01456</text:p>
          </table:table-cell>
          <table:table-cell table:style-name="ce2" table:formula="of:=IF(ABS([.J54]-[.K54])&lt;[.$B$1];[.K54];108-(815-(1500/[.J54]))/[.K54])" office:value-type="float" office:value="5.01456227938135">
            <text:p>5.01456</text:p>
          </table:table-cell>
          <table:table-cell table:style-name="ce2" table:formula="of:=IF(ABS([.K54]-[.L54])&lt;[.$B$1];[.L54];108-(815-(1500/[.K54]))/[.L54])" office:value-type="float" office:value="5.01456227938135">
            <text:p>5.01456</text:p>
          </table:table-cell>
          <table:table-cell table:style-name="ce2" table:formula="of:=IF(ABS([.L54]-[.M54])&lt;[.$B$1];[.M54];108-(815-(1500/[.L54]))/[.M54])" office:value-type="float" office:value="5.01456227938135">
            <text:p>5.01456</text:p>
          </table:table-cell>
          <table:table-cell table:style-name="ce2" table:formula="of:=IF(ABS([.M54]-[.N54])&lt;[.$B$1];[.N54];108-(815-(1500/[.M54]))/[.N54])" office:value-type="float" office:value="5.01456227938135">
            <text:p>5.01456</text:p>
          </table:table-cell>
          <table:table-cell table:style-name="ce2" table:formula="of:=IF(ABS([.N54]-[.O54])&lt;[.$B$1];[.O54];108-(815-(1500/[.N54]))/[.O54])" office:value-type="float" office:value="5.01456227938135">
            <text:p>5.01456</text:p>
          </table:table-cell>
          <table:table-cell table:style-name="ce2" table:formula="of:=IF(ABS([.O54]-[.P54])&lt;[.$B$1];[.P54];108-(815-(1500/[.O54]))/[.P54])" office:value-type="float" office:value="5.01456227938135">
            <text:p>5.01456</text:p>
          </table:table-cell>
          <table:table-cell table:style-name="ce2" table:formula="of:=IF(ABS([.P54]-[.Q54])&lt;[.$B$1];[.Q54];108-(815-(1500/[.P54]))/[.Q54])" office:value-type="float" office:value="5.01456227938135">
            <text:p>5.01456</text:p>
          </table:table-cell>
          <table:table-cell table:style-name="ce2" table:formula="of:=IF(ABS([.Q54]-[.R54])&lt;[.$B$1];[.R54];108-(815-(1500/[.Q54]))/[.R54])" office:value-type="float" office:value="5.01456227938135">
            <text:p>5.01456</text:p>
          </table:table-cell>
          <table:table-cell table:style-name="ce2" table:formula="of:=IF(ABS([.R54]-[.S54])&lt;[.$B$1];[.S54];108-(815-(1500/[.R54]))/[.S54])" office:value-type="float" office:value="5.01456227938135">
            <text:p>5.01456</text:p>
          </table:table-cell>
          <table:table-cell table:style-name="ce2" table:formula="of:=IF(ABS([.S54]-[.T54])&lt;[.$B$1];[.T54];108-(815-(1500/[.S54]))/[.T54])" office:value-type="float" office:value="5.01456227938135">
            <text:p>5.01456</text:p>
          </table:table-cell>
          <table:table-cell table:style-name="ce2" table:formula="of:=IF(ABS([.T54]-[.U54])&lt;[.$B$1];[.U54];108-(815-(1500/[.T54]))/[.U54])" office:value-type="float" office:value="5.01456227938135">
            <text:p>5.01456</text:p>
          </table:table-cell>
          <table:table-cell table:style-name="ce2" table:formula="of:=IF(ABS([.U54]-[.V54])&lt;[.$B$1];[.V54];108-(815-(1500/[.U54]))/[.V54])" office:value-type="float" office:value="5.01456227938135">
            <text:p>5.01456</text:p>
          </table:table-cell>
          <table:table-cell table:style-name="ce2" table:formula="of:=IF(ABS([.V54]-[.W54])&lt;[.$B$1];[.W54];108-(815-(1500/[.V54]))/[.W54])" office:value-type="float" office:value="5.01456227938135">
            <text:p>5.01456</text:p>
          </table:table-cell>
          <table:table-cell table:style-name="ce2" table:formula="of:=IF(ABS([.W54]-[.X54])&lt;[.$B$1];[.X54];108-(815-(1500/[.W54]))/[.X54])" office:value-type="float" office:value="5.01456227938135">
            <text:p>5.01456</text:p>
          </table:table-cell>
          <table:table-cell table:style-name="ce3" table:formula="of:=IF(ABS([.X54]-[.Y54])&lt;[.$B$1];[.Y54];108-(815-(1500/[.X54]))/[.Y54])" office:value-type="float" office:value="5.01456227938135">
            <text:p>5.01</text:p>
          </table:table-cell>
          <table:table-cell table:number-columns-repeated="998"/>
        </table:table-row>
        <table:table-row table:style-name="ro1">
          <table:table-cell office:value-type="float" office:value="-6.75">
            <text:p>-6.75000</text:p>
          </table:table-cell>
          <table:table-cell office:value-type="string">
            <text:p><text:s/>10.22222222222222143273</text:p>
          </table:table-cell>
          <table:table-cell table:style-name="ce2" table:formula="of:=108-(815-(1500/[.A55]))/[.B55]" office:value-type="float" office:value="6.53260869565217">
            <text:p>6.53261</text:p>
          </table:table-cell>
          <table:table-cell table:style-name="ce2" table:formula="of:=IF(ABS([.B55]-[.C55])&lt;[.$B$1];[.C55];108-(815-(1500/[.B55]))/[.C55])" office:value-type="float" office:value="5.70382695507485">
            <text:p>5.70383</text:p>
          </table:table-cell>
          <table:table-cell table:style-name="ce2" table:formula="of:=IF(ABS([.C55]-[.D55])&lt;[.$B$1];[.D55];108-(815-(1500/[.C55]))/[.D55])" office:value-type="float" office:value="5.37018669778243">
            <text:p>5.37019</text:p>
          </table:table-cell>
          <table:table-cell table:style-name="ce2" table:formula="of:=IF(ABS([.D55]-[.E55])&lt;[.$B$1];[.E55];108-(815-(1500/[.D55]))/[.E55])" office:value-type="float" office:value="5.20680102122964">
            <text:p>5.20680</text:p>
          </table:table-cell>
          <table:table-cell table:style-name="ce2" table:formula="of:=IF(ABS([.E55]-[.F55])&lt;[.$B$1];[.F55];108-(815-(1500/[.E55]))/[.F55])" office:value-type="float" office:value="5.11915244315844">
            <text:p>5.11915</text:p>
          </table:table-cell>
          <table:table-cell table:style-name="ce2" table:formula="of:=IF(ABS([.F55]-[.G55])&lt;[.$B$1];[.G55];108-(815-(1500/[.F55]))/[.G55])" office:value-type="float" office:value="5.06982744015222">
            <text:p>5.06983</text:p>
          </table:table-cell>
          <table:table-cell table:style-name="ce2" table:formula="of:=IF(ABS([.G55]-[.H55])&lt;[.$B$1];[.H55];108-(815-(1500/[.G55]))/[.H55])" office:value-type="float" office:value="5.04131934650368">
            <text:p>5.04132</text:p>
          </table:table-cell>
          <table:table-cell table:style-name="ce2" table:formula="of:=IF(ABS([.H55]-[.I55])&lt;[.$B$1];[.I55];108-(815-(1500/[.H55]))/[.I55])" office:value-type="float" office:value="5.0245869893031">
            <text:p>5.02459</text:p>
          </table:table-cell>
          <table:table-cell table:style-name="ce2" table:formula="of:=IF(ABS([.I55]-[.J55])&lt;[.$B$1];[.J55];108-(815-(1500/[.I55]))/[.J55])" office:value-type="float" office:value="5.0146516819902">
            <text:p>5.01465</text:p>
          </table:table-cell>
          <table:table-cell table:style-name="ce2" table:formula="of:=IF(ABS([.J55]-[.K55])&lt;[.$B$1];[.K55];108-(815-(1500/[.J55]))/[.K55])" office:value-type="float" office:value="5.0146516819902">
            <text:p>5.01465</text:p>
          </table:table-cell>
          <table:table-cell table:style-name="ce2" table:formula="of:=IF(ABS([.K55]-[.L55])&lt;[.$B$1];[.L55];108-(815-(1500/[.K55]))/[.L55])" office:value-type="float" office:value="5.0146516819902">
            <text:p>5.01465</text:p>
          </table:table-cell>
          <table:table-cell table:style-name="ce2" table:formula="of:=IF(ABS([.L55]-[.M55])&lt;[.$B$1];[.M55];108-(815-(1500/[.L55]))/[.M55])" office:value-type="float" office:value="5.0146516819902">
            <text:p>5.01465</text:p>
          </table:table-cell>
          <table:table-cell table:style-name="ce2" table:formula="of:=IF(ABS([.M55]-[.N55])&lt;[.$B$1];[.N55];108-(815-(1500/[.M55]))/[.N55])" office:value-type="float" office:value="5.0146516819902">
            <text:p>5.01465</text:p>
          </table:table-cell>
          <table:table-cell table:style-name="ce2" table:formula="of:=IF(ABS([.N55]-[.O55])&lt;[.$B$1];[.O55];108-(815-(1500/[.N55]))/[.O55])" office:value-type="float" office:value="5.0146516819902">
            <text:p>5.01465</text:p>
          </table:table-cell>
          <table:table-cell table:style-name="ce2" table:formula="of:=IF(ABS([.O55]-[.P55])&lt;[.$B$1];[.P55];108-(815-(1500/[.O55]))/[.P55])" office:value-type="float" office:value="5.0146516819902">
            <text:p>5.01465</text:p>
          </table:table-cell>
          <table:table-cell table:style-name="ce2" table:formula="of:=IF(ABS([.P55]-[.Q55])&lt;[.$B$1];[.Q55];108-(815-(1500/[.P55]))/[.Q55])" office:value-type="float" office:value="5.0146516819902">
            <text:p>5.01465</text:p>
          </table:table-cell>
          <table:table-cell table:style-name="ce2" table:formula="of:=IF(ABS([.Q55]-[.R55])&lt;[.$B$1];[.R55];108-(815-(1500/[.Q55]))/[.R55])" office:value-type="float" office:value="5.0146516819902">
            <text:p>5.01465</text:p>
          </table:table-cell>
          <table:table-cell table:style-name="ce2" table:formula="of:=IF(ABS([.R55]-[.S55])&lt;[.$B$1];[.S55];108-(815-(1500/[.R55]))/[.S55])" office:value-type="float" office:value="5.0146516819902">
            <text:p>5.01465</text:p>
          </table:table-cell>
          <table:table-cell table:style-name="ce2" table:formula="of:=IF(ABS([.S55]-[.T55])&lt;[.$B$1];[.T55];108-(815-(1500/[.S55]))/[.T55])" office:value-type="float" office:value="5.0146516819902">
            <text:p>5.01465</text:p>
          </table:table-cell>
          <table:table-cell table:style-name="ce2" table:formula="of:=IF(ABS([.T55]-[.U55])&lt;[.$B$1];[.U55];108-(815-(1500/[.T55]))/[.U55])" office:value-type="float" office:value="5.0146516819902">
            <text:p>5.01465</text:p>
          </table:table-cell>
          <table:table-cell table:style-name="ce2" table:formula="of:=IF(ABS([.U55]-[.V55])&lt;[.$B$1];[.V55];108-(815-(1500/[.U55]))/[.V55])" office:value-type="float" office:value="5.0146516819902">
            <text:p>5.01465</text:p>
          </table:table-cell>
          <table:table-cell table:style-name="ce2" table:formula="of:=IF(ABS([.V55]-[.W55])&lt;[.$B$1];[.W55];108-(815-(1500/[.V55]))/[.W55])" office:value-type="float" office:value="5.0146516819902">
            <text:p>5.01465</text:p>
          </table:table-cell>
          <table:table-cell table:style-name="ce2" table:formula="of:=IF(ABS([.W55]-[.X55])&lt;[.$B$1];[.X55];108-(815-(1500/[.W55]))/[.X55])" office:value-type="float" office:value="5.0146516819902">
            <text:p>5.01465</text:p>
          </table:table-cell>
          <table:table-cell table:style-name="ce3" table:formula="of:=IF(ABS([.X55]-[.Y55])&lt;[.$B$1];[.Y55];108-(815-(1500/[.X55]))/[.Y55])" office:value-type="float" office:value="5.0146516819902">
            <text:p>5.01</text:p>
          </table:table-cell>
          <table:table-cell table:number-columns-repeated="998"/>
        </table:table-row>
        <table:table-row table:style-name="ro1">
          <table:table-cell office:value-type="float" office:value="-6.5">
            <text:p>-6.50000</text:p>
          </table:table-cell>
          <table:table-cell office:value-type="string">
            <text:p><text:s/>10.30769230769230659917</text:p>
          </table:table-cell>
          <table:table-cell table:style-name="ce2" table:formula="of:=108-(815-(1500/[.A56]))/[.B56]" office:value-type="float" office:value="6.54477611940298">
            <text:p>6.54478</text:p>
          </table:table-cell>
          <table:table-cell table:style-name="ce2" table:formula="of:=IF(ABS([.B56]-[.C56])&lt;[.$B$1];[.C56];108-(815-(1500/[.B56]))/[.C56])" office:value-type="float" office:value="5.70809578107179">
            <text:p>5.70810</text:p>
          </table:table-cell>
          <table:table-cell table:style-name="ce2" table:formula="of:=IF(ABS([.C56]-[.D56])&lt;[.$B$1];[.D56];108-(815-(1500/[.C56]))/[.D56])" office:value-type="float" office:value="5.37215341590012">
            <text:p>5.37215</text:p>
          </table:table-cell>
          <table:table-cell table:style-name="ce2" table:formula="of:=IF(ABS([.D56]-[.E56])&lt;[.$B$1];[.E56];108-(815-(1500/[.D56]))/[.E56])" office:value-type="float" office:value="5.20782359720361">
            <text:p>5.20782</text:p>
          </table:table-cell>
          <table:table-cell table:style-name="ce2" table:formula="of:=IF(ABS([.E56]-[.F56])&lt;[.$B$1];[.F56];108-(815-(1500/[.E56]))/[.F56])" office:value-type="float" office:value="5.11971810844133">
            <text:p>5.11972</text:p>
          </table:table-cell>
          <table:table-cell table:style-name="ce2" table:formula="of:=IF(ABS([.F56]-[.G56])&lt;[.$B$1];[.G56];108-(815-(1500/[.F56]))/[.G56])" office:value-type="float" office:value="5.07015118600874">
            <text:p>5.07015</text:p>
          </table:table-cell>
          <table:table-cell table:style-name="ce2" table:formula="of:=IF(ABS([.G56]-[.H56])&lt;[.$B$1];[.H56];108-(815-(1500/[.G56]))/[.H56])" office:value-type="float" office:value="5.04150823193744">
            <text:p>5.04151</text:p>
          </table:table-cell>
          <table:table-cell table:style-name="ce2" table:formula="of:=IF(ABS([.H56]-[.I56])&lt;[.$B$1];[.I56];108-(815-(1500/[.H56]))/[.I56])" office:value-type="float" office:value="5.02469775086375">
            <text:p>5.02470</text:p>
          </table:table-cell>
          <table:table-cell table:style-name="ce2" table:formula="of:=IF(ABS([.I56]-[.J56])&lt;[.$B$1];[.J56];108-(815-(1500/[.I56]))/[.J56])" office:value-type="float" office:value="5.01470325204741">
            <text:p>5.01470</text:p>
          </table:table-cell>
          <table:table-cell table:style-name="ce2" table:formula="of:=IF(ABS([.J56]-[.K56])&lt;[.$B$1];[.K56];108-(815-(1500/[.J56]))/[.K56])" office:value-type="float" office:value="5.01470325204741">
            <text:p>5.01470</text:p>
          </table:table-cell>
          <table:table-cell table:style-name="ce2" table:formula="of:=IF(ABS([.K56]-[.L56])&lt;[.$B$1];[.L56];108-(815-(1500/[.K56]))/[.L56])" office:value-type="float" office:value="5.01470325204741">
            <text:p>5.01470</text:p>
          </table:table-cell>
          <table:table-cell table:style-name="ce2" table:formula="of:=IF(ABS([.L56]-[.M56])&lt;[.$B$1];[.M56];108-(815-(1500/[.L56]))/[.M56])" office:value-type="float" office:value="5.01470325204741">
            <text:p>5.01470</text:p>
          </table:table-cell>
          <table:table-cell table:style-name="ce2" table:formula="of:=IF(ABS([.M56]-[.N56])&lt;[.$B$1];[.N56];108-(815-(1500/[.M56]))/[.N56])" office:value-type="float" office:value="5.01470325204741">
            <text:p>5.01470</text:p>
          </table:table-cell>
          <table:table-cell table:style-name="ce2" table:formula="of:=IF(ABS([.N56]-[.O56])&lt;[.$B$1];[.O56];108-(815-(1500/[.N56]))/[.O56])" office:value-type="float" office:value="5.01470325204741">
            <text:p>5.01470</text:p>
          </table:table-cell>
          <table:table-cell table:style-name="ce2" table:formula="of:=IF(ABS([.O56]-[.P56])&lt;[.$B$1];[.P56];108-(815-(1500/[.O56]))/[.P56])" office:value-type="float" office:value="5.01470325204741">
            <text:p>5.01470</text:p>
          </table:table-cell>
          <table:table-cell table:style-name="ce2" table:formula="of:=IF(ABS([.P56]-[.Q56])&lt;[.$B$1];[.Q56];108-(815-(1500/[.P56]))/[.Q56])" office:value-type="float" office:value="5.01470325204741">
            <text:p>5.01470</text:p>
          </table:table-cell>
          <table:table-cell table:style-name="ce2" table:formula="of:=IF(ABS([.Q56]-[.R56])&lt;[.$B$1];[.R56];108-(815-(1500/[.Q56]))/[.R56])" office:value-type="float" office:value="5.01470325204741">
            <text:p>5.01470</text:p>
          </table:table-cell>
          <table:table-cell table:style-name="ce2" table:formula="of:=IF(ABS([.R56]-[.S56])&lt;[.$B$1];[.S56];108-(815-(1500/[.R56]))/[.S56])" office:value-type="float" office:value="5.01470325204741">
            <text:p>5.01470</text:p>
          </table:table-cell>
          <table:table-cell table:style-name="ce2" table:formula="of:=IF(ABS([.S56]-[.T56])&lt;[.$B$1];[.T56];108-(815-(1500/[.S56]))/[.T56])" office:value-type="float" office:value="5.01470325204741">
            <text:p>5.01470</text:p>
          </table:table-cell>
          <table:table-cell table:style-name="ce2" table:formula="of:=IF(ABS([.T56]-[.U56])&lt;[.$B$1];[.U56];108-(815-(1500/[.T56]))/[.U56])" office:value-type="float" office:value="5.01470325204741">
            <text:p>5.01470</text:p>
          </table:table-cell>
          <table:table-cell table:style-name="ce2" table:formula="of:=IF(ABS([.U56]-[.V56])&lt;[.$B$1];[.V56];108-(815-(1500/[.U56]))/[.V56])" office:value-type="float" office:value="5.01470325204741">
            <text:p>5.01470</text:p>
          </table:table-cell>
          <table:table-cell table:style-name="ce2" table:formula="of:=IF(ABS([.V56]-[.W56])&lt;[.$B$1];[.W56];108-(815-(1500/[.V56]))/[.W56])" office:value-type="float" office:value="5.01470325204741">
            <text:p>5.01470</text:p>
          </table:table-cell>
          <table:table-cell table:style-name="ce2" table:formula="of:=IF(ABS([.W56]-[.X56])&lt;[.$B$1];[.X56];108-(815-(1500/[.W56]))/[.X56])" office:value-type="float" office:value="5.01470325204741">
            <text:p>5.01470</text:p>
          </table:table-cell>
          <table:table-cell table:style-name="ce3" table:formula="of:=IF(ABS([.X56]-[.Y56])&lt;[.$B$1];[.Y56];108-(815-(1500/[.X56]))/[.Y56])" office:value-type="float" office:value="5.01470325204741">
            <text:p>5.01</text:p>
          </table:table-cell>
          <table:table-cell table:number-columns-repeated="998"/>
        </table:table-row>
        <table:table-row table:style-name="ro1">
          <table:table-cell office:value-type="float" office:value="-6.25">
            <text:p>-6.25000</text:p>
          </table:table-cell>
          <table:table-cell office:value-type="string">
            <text:p><text:s/>10.40000000000000035527</text:p>
          </table:table-cell>
          <table:table-cell table:style-name="ce2" table:formula="of:=108-(815-(1500/[.A57]))/[.B57]" office:value-type="float" office:value="6.55769230769231">
            <text:p>6.55769</text:p>
          </table:table-cell>
          <table:table-cell table:style-name="ce2" table:formula="of:=IF(ABS([.B57]-[.C57])&lt;[.$B$1];[.C57];108-(815-(1500/[.B57]))/[.C57])" office:value-type="float" office:value="5.71260997067448">
            <text:p>5.71261</text:p>
          </table:table-cell>
          <table:table-cell table:style-name="ce2" table:formula="of:=IF(ABS([.C57]-[.D57])&lt;[.$B$1];[.D57];108-(815-(1500/[.C57]))/[.D57])" office:value-type="float" office:value="5.37422997946597">
            <text:p>5.37423</text:p>
          </table:table-cell>
          <table:table-cell table:style-name="ce2" table:formula="of:=IF(ABS([.D57]-[.E57])&lt;[.$B$1];[.E57];108-(815-(1500/[.D57]))/[.E57])" office:value-type="float" office:value="5.20890247396791">
            <text:p>5.20890</text:p>
          </table:table-cell>
          <table:table-cell table:style-name="ce2" table:formula="of:=IF(ABS([.E57]-[.F57])&lt;[.$B$1];[.F57];108-(815-(1500/[.E57]))/[.F57])" office:value-type="float" office:value="5.12031467756552">
            <text:p>5.12031</text:p>
          </table:table-cell>
          <table:table-cell table:style-name="ce2" table:formula="of:=IF(ABS([.F57]-[.G57])&lt;[.$B$1];[.G57];108-(815-(1500/[.F57]))/[.G57])" office:value-type="float" office:value="5.07049254783888">
            <text:p>5.07049</text:p>
          </table:table-cell>
          <table:table-cell table:style-name="ce2" table:formula="of:=IF(ABS([.G57]-[.H57])&lt;[.$B$1];[.H57];108-(815-(1500/[.G57]))/[.H57])" office:value-type="float" office:value="5.04170749434444">
            <text:p>5.04171</text:p>
          </table:table-cell>
          <table:table-cell table:style-name="ce2" table:formula="of:=IF(ABS([.H57]-[.I57])&lt;[.$B$1];[.I57];108-(815-(1500/[.H57]))/[.I57])" office:value-type="float" office:value="5.02481707379467">
            <text:p>5.02482</text:p>
          </table:table-cell>
          <table:table-cell table:style-name="ce2" table:formula="of:=IF(ABS([.I57]-[.J57])&lt;[.$B$1];[.J57];108-(815-(1500/[.I57]))/[.J57])" office:value-type="float" office:value="5.01480858677461">
            <text:p>5.01481</text:p>
          </table:table-cell>
          <table:table-cell table:style-name="ce2" table:formula="of:=IF(ABS([.J57]-[.K57])&lt;[.$B$1];[.K57];108-(815-(1500/[.J57]))/[.K57])" office:value-type="float" office:value="5.00869707258073">
            <text:p>5.00870</text:p>
          </table:table-cell>
          <table:table-cell table:style-name="ce2" table:formula="of:=IF(ABS([.K57]-[.L57])&lt;[.$B$1];[.L57];108-(815-(1500/[.K57]))/[.L57])" office:value-type="float" office:value="5.00869707258073">
            <text:p>5.00870</text:p>
          </table:table-cell>
          <table:table-cell table:style-name="ce2" table:formula="of:=IF(ABS([.L57]-[.M57])&lt;[.$B$1];[.M57];108-(815-(1500/[.L57]))/[.M57])" office:value-type="float" office:value="5.00869707258073">
            <text:p>5.00870</text:p>
          </table:table-cell>
          <table:table-cell table:style-name="ce2" table:formula="of:=IF(ABS([.M57]-[.N57])&lt;[.$B$1];[.N57];108-(815-(1500/[.M57]))/[.N57])" office:value-type="float" office:value="5.00869707258073">
            <text:p>5.00870</text:p>
          </table:table-cell>
          <table:table-cell table:style-name="ce2" table:formula="of:=IF(ABS([.N57]-[.O57])&lt;[.$B$1];[.O57];108-(815-(1500/[.N57]))/[.O57])" office:value-type="float" office:value="5.00869707258073">
            <text:p>5.00870</text:p>
          </table:table-cell>
          <table:table-cell table:style-name="ce2" table:formula="of:=IF(ABS([.O57]-[.P57])&lt;[.$B$1];[.P57];108-(815-(1500/[.O57]))/[.P57])" office:value-type="float" office:value="5.00869707258073">
            <text:p>5.00870</text:p>
          </table:table-cell>
          <table:table-cell table:style-name="ce2" table:formula="of:=IF(ABS([.P57]-[.Q57])&lt;[.$B$1];[.Q57];108-(815-(1500/[.P57]))/[.Q57])" office:value-type="float" office:value="5.00869707258073">
            <text:p>5.00870</text:p>
          </table:table-cell>
          <table:table-cell table:style-name="ce2" table:formula="of:=IF(ABS([.Q57]-[.R57])&lt;[.$B$1];[.R57];108-(815-(1500/[.Q57]))/[.R57])" office:value-type="float" office:value="5.00869707258073">
            <text:p>5.00870</text:p>
          </table:table-cell>
          <table:table-cell table:style-name="ce2" table:formula="of:=IF(ABS([.R57]-[.S57])&lt;[.$B$1];[.S57];108-(815-(1500/[.R57]))/[.S57])" office:value-type="float" office:value="5.00869707258073">
            <text:p>5.00870</text:p>
          </table:table-cell>
          <table:table-cell table:style-name="ce2" table:formula="of:=IF(ABS([.S57]-[.T57])&lt;[.$B$1];[.T57];108-(815-(1500/[.S57]))/[.T57])" office:value-type="float" office:value="5.00869707258073">
            <text:p>5.00870</text:p>
          </table:table-cell>
          <table:table-cell table:style-name="ce2" table:formula="of:=IF(ABS([.T57]-[.U57])&lt;[.$B$1];[.U57];108-(815-(1500/[.T57]))/[.U57])" office:value-type="float" office:value="5.00869707258073">
            <text:p>5.00870</text:p>
          </table:table-cell>
          <table:table-cell table:style-name="ce2" table:formula="of:=IF(ABS([.U57]-[.V57])&lt;[.$B$1];[.V57];108-(815-(1500/[.U57]))/[.V57])" office:value-type="float" office:value="5.00869707258073">
            <text:p>5.00870</text:p>
          </table:table-cell>
          <table:table-cell table:style-name="ce2" table:formula="of:=IF(ABS([.V57]-[.W57])&lt;[.$B$1];[.W57];108-(815-(1500/[.V57]))/[.W57])" office:value-type="float" office:value="5.00869707258073">
            <text:p>5.00870</text:p>
          </table:table-cell>
          <table:table-cell table:style-name="ce2" table:formula="of:=IF(ABS([.W57]-[.X57])&lt;[.$B$1];[.X57];108-(815-(1500/[.W57]))/[.X57])" office:value-type="float" office:value="5.00869707258073">
            <text:p>5.00870</text:p>
          </table:table-cell>
          <table:table-cell table:style-name="ce3" table:formula="of:=IF(ABS([.X57]-[.Y57])&lt;[.$B$1];[.Y57];108-(815-(1500/[.X57]))/[.Y57])" office:value-type="float" office:value="5.00869707258073">
            <text:p>5.01</text:p>
          </table:table-cell>
          <table:table-cell table:number-columns-repeated="998"/>
        </table:table-row>
        <table:table-row table:style-name="ro1">
          <table:table-cell office:value-type="float" office:value="-6">
            <text:p>-6.00000</text:p>
          </table:table-cell>
          <table:table-cell office:value-type="string">
            <text:p><text:s/>10.50000000000000000000</text:p>
          </table:table-cell>
          <table:table-cell table:style-name="ce2" table:formula="of:=108-(815-(1500/[.A58]))/[.B58]" office:value-type="float" office:value="6.57142857142857">
            <text:p>6.57143</text:p>
          </table:table-cell>
          <table:table-cell table:style-name="ce2" table:formula="of:=IF(ABS([.B58]-[.C58])&lt;[.$B$1];[.C58];108-(815-(1500/[.B58]))/[.C58])" office:value-type="float" office:value="5.7173913043478">
            <text:p>5.71739</text:p>
          </table:table-cell>
          <table:table-cell table:style-name="ce2" table:formula="of:=IF(ABS([.C58]-[.D58])&lt;[.$B$1];[.D58];108-(815-(1500/[.C58]))/[.D58])" office:value-type="float" office:value="5.37642585551285">
            <text:p>5.37643</text:p>
          </table:table-cell>
          <table:table-cell table:style-name="ce2" table:formula="of:=IF(ABS([.D58]-[.E58])&lt;[.$B$1];[.E58];108-(815-(1500/[.D58]))/[.E58])" office:value-type="float" office:value="5.21004243280616">
            <text:p>5.21004</text:p>
          </table:table-cell>
          <table:table-cell table:style-name="ce2" table:formula="of:=IF(ABS([.E58]-[.F58])&lt;[.$B$1];[.F58];108-(815-(1500/[.E58]))/[.F58])" office:value-type="float" office:value="5.12094475346683">
            <text:p>5.12094</text:p>
          </table:table-cell>
          <table:table-cell table:style-name="ce2" table:formula="of:=IF(ABS([.F58]-[.G58])&lt;[.$B$1];[.G58];108-(815-(1500/[.F58]))/[.G58])" office:value-type="float" office:value="5.07085298942241">
            <text:p>5.07085</text:p>
          </table:table-cell>
          <table:table-cell table:style-name="ce2" table:formula="of:=IF(ABS([.G58]-[.H58])&lt;[.$B$1];[.H58];108-(815-(1500/[.G58]))/[.H58])" office:value-type="float" office:value="5.04191773203388">
            <text:p>5.04192</text:p>
          </table:table-cell>
          <table:table-cell table:style-name="ce2" table:formula="of:=IF(ABS([.H58]-[.I58])&lt;[.$B$1];[.I58];108-(815-(1500/[.H58]))/[.I58])" office:value-type="float" office:value="5.02494032238495">
            <text:p>5.02494</text:p>
          </table:table-cell>
          <table:table-cell table:style-name="ce2" table:formula="of:=IF(ABS([.I58]-[.J58])&lt;[.$B$1];[.J58];108-(815-(1500/[.I58]))/[.J58])" office:value-type="float" office:value="5.0148656770389">
            <text:p>5.01487</text:p>
          </table:table-cell>
          <table:table-cell table:style-name="ce2" table:formula="of:=IF(ABS([.J58]-[.K58])&lt;[.$B$1];[.K58];108-(815-(1500/[.J58]))/[.K58])" office:value-type="float" office:value="5.00840951353365">
            <text:p>5.00841</text:p>
          </table:table-cell>
          <table:table-cell table:style-name="ce2" table:formula="of:=IF(ABS([.K58]-[.L58])&lt;[.$B$1];[.L58];108-(815-(1500/[.K58]))/[.L58])" office:value-type="float" office:value="5.00840951353365">
            <text:p>5.00841</text:p>
          </table:table-cell>
          <table:table-cell table:style-name="ce2" table:formula="of:=IF(ABS([.L58]-[.M58])&lt;[.$B$1];[.M58];108-(815-(1500/[.L58]))/[.M58])" office:value-type="float" office:value="5.00840951353365">
            <text:p>5.00841</text:p>
          </table:table-cell>
          <table:table-cell table:style-name="ce2" table:formula="of:=IF(ABS([.M58]-[.N58])&lt;[.$B$1];[.N58];108-(815-(1500/[.M58]))/[.N58])" office:value-type="float" office:value="5.00840951353365">
            <text:p>5.00841</text:p>
          </table:table-cell>
          <table:table-cell table:style-name="ce2" table:formula="of:=IF(ABS([.N58]-[.O58])&lt;[.$B$1];[.O58];108-(815-(1500/[.N58]))/[.O58])" office:value-type="float" office:value="5.00840951353365">
            <text:p>5.00841</text:p>
          </table:table-cell>
          <table:table-cell table:style-name="ce2" table:formula="of:=IF(ABS([.O58]-[.P58])&lt;[.$B$1];[.P58];108-(815-(1500/[.O58]))/[.P58])" office:value-type="float" office:value="5.00840951353365">
            <text:p>5.00841</text:p>
          </table:table-cell>
          <table:table-cell table:style-name="ce2" table:formula="of:=IF(ABS([.P58]-[.Q58])&lt;[.$B$1];[.Q58];108-(815-(1500/[.P58]))/[.Q58])" office:value-type="float" office:value="5.00840951353365">
            <text:p>5.00841</text:p>
          </table:table-cell>
          <table:table-cell table:style-name="ce2" table:formula="of:=IF(ABS([.Q58]-[.R58])&lt;[.$B$1];[.R58];108-(815-(1500/[.Q58]))/[.R58])" office:value-type="float" office:value="5.00840951353365">
            <text:p>5.00841</text:p>
          </table:table-cell>
          <table:table-cell table:style-name="ce2" table:formula="of:=IF(ABS([.R58]-[.S58])&lt;[.$B$1];[.S58];108-(815-(1500/[.R58]))/[.S58])" office:value-type="float" office:value="5.00840951353365">
            <text:p>5.00841</text:p>
          </table:table-cell>
          <table:table-cell table:style-name="ce2" table:formula="of:=IF(ABS([.S58]-[.T58])&lt;[.$B$1];[.T58];108-(815-(1500/[.S58]))/[.T58])" office:value-type="float" office:value="5.00840951353365">
            <text:p>5.00841</text:p>
          </table:table-cell>
          <table:table-cell table:style-name="ce2" table:formula="of:=IF(ABS([.T58]-[.U58])&lt;[.$B$1];[.U58];108-(815-(1500/[.T58]))/[.U58])" office:value-type="float" office:value="5.00840951353365">
            <text:p>5.00841</text:p>
          </table:table-cell>
          <table:table-cell table:style-name="ce2" table:formula="of:=IF(ABS([.U58]-[.V58])&lt;[.$B$1];[.V58];108-(815-(1500/[.U58]))/[.V58])" office:value-type="float" office:value="5.00840951353365">
            <text:p>5.00841</text:p>
          </table:table-cell>
          <table:table-cell table:style-name="ce2" table:formula="of:=IF(ABS([.V58]-[.W58])&lt;[.$B$1];[.W58];108-(815-(1500/[.V58]))/[.W58])" office:value-type="float" office:value="5.00840951353365">
            <text:p>5.00841</text:p>
          </table:table-cell>
          <table:table-cell table:style-name="ce2" table:formula="of:=IF(ABS([.W58]-[.X58])&lt;[.$B$1];[.X58];108-(815-(1500/[.W58]))/[.X58])" office:value-type="float" office:value="5.00840951353365">
            <text:p>5.00841</text:p>
          </table:table-cell>
          <table:table-cell table:style-name="ce3" table:formula="of:=IF(ABS([.X58]-[.Y58])&lt;[.$B$1];[.Y58];108-(815-(1500/[.X58]))/[.Y58])" office:value-type="float" office:value="5.00840951353365">
            <text:p>5.01</text:p>
          </table:table-cell>
          <table:table-cell table:number-columns-repeated="998"/>
        </table:table-row>
        <table:table-row table:style-name="ro1">
          <table:table-cell office:value-type="float" office:value="-5.75">
            <text:p>-5.75000</text:p>
          </table:table-cell>
          <table:table-cell office:value-type="string">
            <text:p><text:s/>10.60869565217391397027</text:p>
          </table:table-cell>
          <table:table-cell table:style-name="ce2" table:formula="of:=108-(815-(1500/[.A59]))/[.B59]" office:value-type="float" office:value="6.58606557377051">
            <text:p>6.58607</text:p>
          </table:table-cell>
          <table:table-cell table:style-name="ce2" table:formula="of:=IF(ABS([.B59]-[.C59])&lt;[.$B$1];[.C59];108-(815-(1500/[.B59]))/[.C59])" office:value-type="float" office:value="5.722464219042">
            <text:p>5.72246</text:p>
          </table:table-cell>
          <table:table-cell table:style-name="ce2" table:formula="of:=IF(ABS([.C59]-[.D59])&lt;[.$B$1];[.D59];108-(815-(1500/[.C59]))/[.D59])" office:value-type="float" office:value="5.3787516311493">
            <text:p>5.37875</text:p>
          </table:table-cell>
          <table:table-cell table:style-name="ce2" table:formula="of:=IF(ABS([.D59]-[.E59])&lt;[.$B$1];[.E59];108-(815-(1500/[.D59]))/[.E59])" office:value-type="float" office:value="5.21124881234266">
            <text:p>5.21125</text:p>
          </table:table-cell>
          <table:table-cell table:style-name="ce2" table:formula="of:=IF(ABS([.E59]-[.F59])&lt;[.$B$1];[.F59];108-(815-(1500/[.E59]))/[.F59])" office:value-type="float" office:value="5.12161124319518">
            <text:p>5.12161</text:p>
          </table:table-cell>
          <table:table-cell table:style-name="ce2" table:formula="of:=IF(ABS([.F59]-[.G59])&lt;[.$B$1];[.G59];108-(815-(1500/[.F59]))/[.G59])" office:value-type="float" office:value="5.07123420682548">
            <text:p>5.07123</text:p>
          </table:table-cell>
          <table:table-cell table:style-name="ce2" table:formula="of:=IF(ABS([.G59]-[.H59])&lt;[.$B$1];[.H59];108-(815-(1500/[.G59]))/[.H59])" office:value-type="float" office:value="5.04214087217189">
            <text:p>5.04214</text:p>
          </table:table-cell>
          <table:table-cell table:style-name="ce2" table:formula="of:=IF(ABS([.H59]-[.I59])&lt;[.$B$1];[.I59];108-(815-(1500/[.H59]))/[.I59])" office:value-type="float" office:value="5.0250873279293">
            <text:p>5.02509</text:p>
          </table:table-cell>
          <table:table-cell table:style-name="ce2" table:formula="of:=IF(ABS([.I59]-[.J59])&lt;[.$B$1];[.J59];108-(815-(1500/[.I59]))/[.J59])" office:value-type="float" office:value="5.01525835739665">
            <text:p>5.01526</text:p>
          </table:table-cell>
          <table:table-cell table:style-name="ce2" table:formula="of:=IF(ABS([.J59]-[.K59])&lt;[.$B$1];[.K59];108-(815-(1500/[.J59]))/[.K59])" office:value-type="float" office:value="5.01525835739665">
            <text:p>5.01526</text:p>
          </table:table-cell>
          <table:table-cell table:style-name="ce2" table:formula="of:=IF(ABS([.K59]-[.L59])&lt;[.$B$1];[.L59];108-(815-(1500/[.K59]))/[.L59])" office:value-type="float" office:value="5.01525835739665">
            <text:p>5.01526</text:p>
          </table:table-cell>
          <table:table-cell table:style-name="ce2" table:formula="of:=IF(ABS([.L59]-[.M59])&lt;[.$B$1];[.M59];108-(815-(1500/[.L59]))/[.M59])" office:value-type="float" office:value="5.01525835739665">
            <text:p>5.01526</text:p>
          </table:table-cell>
          <table:table-cell table:style-name="ce2" table:formula="of:=IF(ABS([.M59]-[.N59])&lt;[.$B$1];[.N59];108-(815-(1500/[.M59]))/[.N59])" office:value-type="float" office:value="5.01525835739665">
            <text:p>5.01526</text:p>
          </table:table-cell>
          <table:table-cell table:style-name="ce2" table:formula="of:=IF(ABS([.N59]-[.O59])&lt;[.$B$1];[.O59];108-(815-(1500/[.N59]))/[.O59])" office:value-type="float" office:value="5.01525835739665">
            <text:p>5.01526</text:p>
          </table:table-cell>
          <table:table-cell table:style-name="ce2" table:formula="of:=IF(ABS([.O59]-[.P59])&lt;[.$B$1];[.P59];108-(815-(1500/[.O59]))/[.P59])" office:value-type="float" office:value="5.01525835739665">
            <text:p>5.01526</text:p>
          </table:table-cell>
          <table:table-cell table:style-name="ce2" table:formula="of:=IF(ABS([.P59]-[.Q59])&lt;[.$B$1];[.Q59];108-(815-(1500/[.P59]))/[.Q59])" office:value-type="float" office:value="5.01525835739665">
            <text:p>5.01526</text:p>
          </table:table-cell>
          <table:table-cell table:style-name="ce2" table:formula="of:=IF(ABS([.Q59]-[.R59])&lt;[.$B$1];[.R59];108-(815-(1500/[.Q59]))/[.R59])" office:value-type="float" office:value="5.01525835739665">
            <text:p>5.01526</text:p>
          </table:table-cell>
          <table:table-cell table:style-name="ce2" table:formula="of:=IF(ABS([.R59]-[.S59])&lt;[.$B$1];[.S59];108-(815-(1500/[.R59]))/[.S59])" office:value-type="float" office:value="5.01525835739665">
            <text:p>5.01526</text:p>
          </table:table-cell>
          <table:table-cell table:style-name="ce2" table:formula="of:=IF(ABS([.S59]-[.T59])&lt;[.$B$1];[.T59];108-(815-(1500/[.S59]))/[.T59])" office:value-type="float" office:value="5.01525835739665">
            <text:p>5.01526</text:p>
          </table:table-cell>
          <table:table-cell table:style-name="ce2" table:formula="of:=IF(ABS([.T59]-[.U59])&lt;[.$B$1];[.U59];108-(815-(1500/[.T59]))/[.U59])" office:value-type="float" office:value="5.01525835739665">
            <text:p>5.01526</text:p>
          </table:table-cell>
          <table:table-cell table:style-name="ce2" table:formula="of:=IF(ABS([.U59]-[.V59])&lt;[.$B$1];[.V59];108-(815-(1500/[.U59]))/[.V59])" office:value-type="float" office:value="5.01525835739665">
            <text:p>5.01526</text:p>
          </table:table-cell>
          <table:table-cell table:style-name="ce2" table:formula="of:=IF(ABS([.V59]-[.W59])&lt;[.$B$1];[.W59];108-(815-(1500/[.V59]))/[.W59])" office:value-type="float" office:value="5.01525835739665">
            <text:p>5.01526</text:p>
          </table:table-cell>
          <table:table-cell table:style-name="ce2" table:formula="of:=IF(ABS([.W59]-[.X59])&lt;[.$B$1];[.X59];108-(815-(1500/[.W59]))/[.X59])" office:value-type="float" office:value="5.01525835739665">
            <text:p>5.01526</text:p>
          </table:table-cell>
          <table:table-cell table:style-name="ce3" table:formula="of:=IF(ABS([.X59]-[.Y59])&lt;[.$B$1];[.Y59];108-(815-(1500/[.X59]))/[.Y59])" office:value-type="float" office:value="5.01525835739665">
            <text:p>5.02</text:p>
          </table:table-cell>
          <table:table-cell table:number-columns-repeated="998"/>
        </table:table-row>
        <table:table-row table:style-name="ro1">
          <table:table-cell office:value-type="float" office:value="-5.5">
            <text:p>-5.50000</text:p>
          </table:table-cell>
          <table:table-cell office:value-type="string">
            <text:p><text:s/>10.72727272727272662678</text:p>
          </table:table-cell>
          <table:table-cell table:style-name="ce2" table:formula="of:=108-(815-(1500/[.A60]))/[.B60]" office:value-type="float" office:value="6.60169491525423">
            <text:p>6.60169</text:p>
          </table:table-cell>
          <table:table-cell table:style-name="ce2" table:formula="of:=IF(ABS([.B60]-[.C60])&lt;[.$B$1];[.C60];108-(815-(1500/[.B60]))/[.C60])" office:value-type="float" office:value="5.72785622593054">
            <text:p>5.72786</text:p>
          </table:table-cell>
          <table:table-cell table:style-name="ce2" table:formula="of:=IF(ABS([.C60]-[.D60])&lt;[.$B$1];[.D60];108-(815-(1500/[.C60]))/[.D60])" office:value-type="float" office:value="5.38121918421982">
            <text:p>5.38122</text:p>
          </table:table-cell>
          <table:table-cell table:style-name="ce2" table:formula="of:=IF(ABS([.D60]-[.E60])&lt;[.$B$1];[.E60];108-(815-(1500/[.D60]))/[.E60])" office:value-type="float" office:value="5.2125275914739">
            <text:p>5.21253</text:p>
          </table:table-cell>
          <table:table-cell table:style-name="ce2" table:formula="of:=IF(ABS([.E60]-[.F60])&lt;[.$B$1];[.F60];108-(815-(1500/[.E60]))/[.F60])" office:value-type="float" office:value="5.12231738992215">
            <text:p>5.12232</text:p>
          </table:table-cell>
          <table:table-cell table:style-name="ce2" table:formula="of:=IF(ABS([.F60]-[.G60])&lt;[.$B$1];[.G60];108-(815-(1500/[.F60]))/[.G60])" office:value-type="float" office:value="5.07163790425753">
            <text:p>5.07164</text:p>
          </table:table-cell>
          <table:table-cell table:style-name="ce2" table:formula="of:=IF(ABS([.G60]-[.H60])&lt;[.$B$1];[.H60];108-(815-(1500/[.G60]))/[.H60])" office:value-type="float" office:value="5.04237526774867">
            <text:p>5.04238</text:p>
          </table:table-cell>
          <table:table-cell table:style-name="ce2" table:formula="of:=IF(ABS([.H60]-[.I60])&lt;[.$B$1];[.I60];108-(815-(1500/[.H60]))/[.I60])" office:value-type="float" office:value="5.02520484955338">
            <text:p>5.02520</text:p>
          </table:table-cell>
          <table:table-cell table:style-name="ce2" table:formula="of:=IF(ABS([.I60]-[.J60])&lt;[.$B$1];[.J60];108-(815-(1500/[.I60]))/[.J60])" office:value-type="float" office:value="5.01491487724742">
            <text:p>5.01491</text:p>
          </table:table-cell>
          <table:table-cell table:style-name="ce2" table:formula="of:=IF(ABS([.J60]-[.K60])&lt;[.$B$1];[.K60];108-(815-(1500/[.J60]))/[.K60])" office:value-type="float" office:value="5.00628655933318">
            <text:p>5.00629</text:p>
          </table:table-cell>
          <table:table-cell table:style-name="ce2" table:formula="of:=IF(ABS([.K60]-[.L60])&lt;[.$B$1];[.L60];108-(815-(1500/[.K60]))/[.L60])" office:value-type="float" office:value="5.00628655933318">
            <text:p>5.00629</text:p>
          </table:table-cell>
          <table:table-cell table:style-name="ce2" table:formula="of:=IF(ABS([.L60]-[.M60])&lt;[.$B$1];[.M60];108-(815-(1500/[.L60]))/[.M60])" office:value-type="float" office:value="5.00628655933318">
            <text:p>5.00629</text:p>
          </table:table-cell>
          <table:table-cell table:style-name="ce2" table:formula="of:=IF(ABS([.M60]-[.N60])&lt;[.$B$1];[.N60];108-(815-(1500/[.M60]))/[.N60])" office:value-type="float" office:value="5.00628655933318">
            <text:p>5.00629</text:p>
          </table:table-cell>
          <table:table-cell table:style-name="ce2" table:formula="of:=IF(ABS([.N60]-[.O60])&lt;[.$B$1];[.O60];108-(815-(1500/[.N60]))/[.O60])" office:value-type="float" office:value="5.00628655933318">
            <text:p>5.00629</text:p>
          </table:table-cell>
          <table:table-cell table:style-name="ce2" table:formula="of:=IF(ABS([.O60]-[.P60])&lt;[.$B$1];[.P60];108-(815-(1500/[.O60]))/[.P60])" office:value-type="float" office:value="5.00628655933318">
            <text:p>5.00629</text:p>
          </table:table-cell>
          <table:table-cell table:style-name="ce2" table:formula="of:=IF(ABS([.P60]-[.Q60])&lt;[.$B$1];[.Q60];108-(815-(1500/[.P60]))/[.Q60])" office:value-type="float" office:value="5.00628655933318">
            <text:p>5.00629</text:p>
          </table:table-cell>
          <table:table-cell table:style-name="ce2" table:formula="of:=IF(ABS([.Q60]-[.R60])&lt;[.$B$1];[.R60];108-(815-(1500/[.Q60]))/[.R60])" office:value-type="float" office:value="5.00628655933318">
            <text:p>5.00629</text:p>
          </table:table-cell>
          <table:table-cell table:style-name="ce2" table:formula="of:=IF(ABS([.R60]-[.S60])&lt;[.$B$1];[.S60];108-(815-(1500/[.R60]))/[.S60])" office:value-type="float" office:value="5.00628655933318">
            <text:p>5.00629</text:p>
          </table:table-cell>
          <table:table-cell table:style-name="ce2" table:formula="of:=IF(ABS([.S60]-[.T60])&lt;[.$B$1];[.T60];108-(815-(1500/[.S60]))/[.T60])" office:value-type="float" office:value="5.00628655933318">
            <text:p>5.00629</text:p>
          </table:table-cell>
          <table:table-cell table:style-name="ce2" table:formula="of:=IF(ABS([.T60]-[.U60])&lt;[.$B$1];[.U60];108-(815-(1500/[.T60]))/[.U60])" office:value-type="float" office:value="5.00628655933318">
            <text:p>5.00629</text:p>
          </table:table-cell>
          <table:table-cell table:style-name="ce2" table:formula="of:=IF(ABS([.U60]-[.V60])&lt;[.$B$1];[.V60];108-(815-(1500/[.U60]))/[.V60])" office:value-type="float" office:value="5.00628655933318">
            <text:p>5.00629</text:p>
          </table:table-cell>
          <table:table-cell table:style-name="ce2" table:formula="of:=IF(ABS([.V60]-[.W60])&lt;[.$B$1];[.W60];108-(815-(1500/[.V60]))/[.W60])" office:value-type="float" office:value="5.00628655933318">
            <text:p>5.00629</text:p>
          </table:table-cell>
          <table:table-cell table:style-name="ce2" table:formula="of:=IF(ABS([.W60]-[.X60])&lt;[.$B$1];[.X60];108-(815-(1500/[.W60]))/[.X60])" office:value-type="float" office:value="5.00628655933318">
            <text:p>5.00629</text:p>
          </table:table-cell>
          <table:table-cell table:style-name="ce3" table:formula="of:=IF(ABS([.X60]-[.Y60])&lt;[.$B$1];[.Y60];108-(815-(1500/[.X60]))/[.Y60])" office:value-type="float" office:value="5.00628655933318">
            <text:p>5.01</text:p>
          </table:table-cell>
          <table:table-cell table:number-columns-repeated="998"/>
        </table:table-row>
        <table:table-row table:style-name="ro1">
          <table:table-cell office:value-type="float" office:value="-5.25">
            <text:p>-5.25000</text:p>
          </table:table-cell>
          <table:table-cell office:value-type="string">
            <text:p><text:s/>10.85714285714285765039</text:p>
          </table:table-cell>
          <table:table-cell table:style-name="ce2" table:formula="of:=108-(815-(1500/[.A61]))/[.B61]" office:value-type="float" office:value="6.61842105263158">
            <text:p>6.61842</text:p>
          </table:table-cell>
          <table:table-cell table:style-name="ce2" table:formula="of:=IF(ABS([.B61]-[.C61])&lt;[.$B$1];[.C61];108-(815-(1500/[.B61]))/[.C61])" office:value-type="float" office:value="5.73359840954268">
            <text:p>5.73360</text:p>
          </table:table-cell>
          <table:table-cell table:style-name="ce2" table:formula="of:=IF(ABS([.C61]-[.D61])&lt;[.$B$1];[.D61];108-(815-(1500/[.C61]))/[.D61])" office:value-type="float" office:value="5.38384188626795">
            <text:p>5.38384</text:p>
          </table:table-cell>
          <table:table-cell table:style-name="ce2" table:formula="of:=IF(ABS([.D61]-[.E61])&lt;[.$B$1];[.E61];108-(815-(1500/[.D61]))/[.E61])" office:value-type="float" office:value="5.213885489771">
            <text:p>5.21389</text:p>
          </table:table-cell>
          <table:table-cell table:style-name="ce2" table:formula="of:=IF(ABS([.E61]-[.F61])&lt;[.$B$1];[.F61];108-(815-(1500/[.E61]))/[.F61])" office:value-type="float" office:value="5.12306685072635">
            <text:p>5.12307</text:p>
          </table:table-cell>
          <table:table-cell table:style-name="ce2" table:formula="of:=IF(ABS([.F61]-[.G61])&lt;[.$B$1];[.G61];108-(815-(1500/[.F61]))/[.G61])" office:value-type="float" office:value="5.07206630790262">
            <text:p>5.07207</text:p>
          </table:table-cell>
          <table:table-cell table:style-name="ce2" table:formula="of:=IF(ABS([.G61]-[.H61])&lt;[.$B$1];[.H61];108-(815-(1500/[.G61]))/[.H61])" office:value-type="float" office:value="5.04262526299834">
            <text:p>5.04263</text:p>
          </table:table-cell>
          <table:table-cell table:style-name="ce2" table:formula="of:=IF(ABS([.H61]-[.I61])&lt;[.$B$1];[.I61];108-(815-(1500/[.H61]))/[.I61])" office:value-type="float" office:value="5.02535598651272">
            <text:p>5.02536</text:p>
          </table:table-cell>
          <table:table-cell table:style-name="ce2" table:formula="of:=IF(ABS([.I61]-[.J61])&lt;[.$B$1];[.J61];108-(815-(1500/[.I61]))/[.J61])" office:value-type="float" office:value="5.01507743679824">
            <text:p>5.01508</text:p>
          </table:table-cell>
          <table:table-cell table:style-name="ce2" table:formula="of:=IF(ABS([.J61]-[.K61])&lt;[.$B$1];[.K61];108-(815-(1500/[.J61]))/[.K61])" office:value-type="float" office:value="5.00783497067094">
            <text:p>5.00783</text:p>
          </table:table-cell>
          <table:table-cell table:style-name="ce2" table:formula="of:=IF(ABS([.K61]-[.L61])&lt;[.$B$1];[.L61];108-(815-(1500/[.K61]))/[.L61])" office:value-type="float" office:value="5.00783497067094">
            <text:p>5.00783</text:p>
          </table:table-cell>
          <table:table-cell table:style-name="ce2" table:formula="of:=IF(ABS([.L61]-[.M61])&lt;[.$B$1];[.M61];108-(815-(1500/[.L61]))/[.M61])" office:value-type="float" office:value="5.00783497067094">
            <text:p>5.00783</text:p>
          </table:table-cell>
          <table:table-cell table:style-name="ce2" table:formula="of:=IF(ABS([.M61]-[.N61])&lt;[.$B$1];[.N61];108-(815-(1500/[.M61]))/[.N61])" office:value-type="float" office:value="5.00783497067094">
            <text:p>5.00783</text:p>
          </table:table-cell>
          <table:table-cell table:style-name="ce2" table:formula="of:=IF(ABS([.N61]-[.O61])&lt;[.$B$1];[.O61];108-(815-(1500/[.N61]))/[.O61])" office:value-type="float" office:value="5.00783497067094">
            <text:p>5.00783</text:p>
          </table:table-cell>
          <table:table-cell table:style-name="ce2" table:formula="of:=IF(ABS([.O61]-[.P61])&lt;[.$B$1];[.P61];108-(815-(1500/[.O61]))/[.P61])" office:value-type="float" office:value="5.00783497067094">
            <text:p>5.00783</text:p>
          </table:table-cell>
          <table:table-cell table:style-name="ce2" table:formula="of:=IF(ABS([.P61]-[.Q61])&lt;[.$B$1];[.Q61];108-(815-(1500/[.P61]))/[.Q61])" office:value-type="float" office:value="5.00783497067094">
            <text:p>5.00783</text:p>
          </table:table-cell>
          <table:table-cell table:style-name="ce2" table:formula="of:=IF(ABS([.Q61]-[.R61])&lt;[.$B$1];[.R61];108-(815-(1500/[.Q61]))/[.R61])" office:value-type="float" office:value="5.00783497067094">
            <text:p>5.00783</text:p>
          </table:table-cell>
          <table:table-cell table:style-name="ce2" table:formula="of:=IF(ABS([.R61]-[.S61])&lt;[.$B$1];[.S61];108-(815-(1500/[.R61]))/[.S61])" office:value-type="float" office:value="5.00783497067094">
            <text:p>5.00783</text:p>
          </table:table-cell>
          <table:table-cell table:style-name="ce2" table:formula="of:=IF(ABS([.S61]-[.T61])&lt;[.$B$1];[.T61];108-(815-(1500/[.S61]))/[.T61])" office:value-type="float" office:value="5.00783497067094">
            <text:p>5.00783</text:p>
          </table:table-cell>
          <table:table-cell table:style-name="ce2" table:formula="of:=IF(ABS([.T61]-[.U61])&lt;[.$B$1];[.U61];108-(815-(1500/[.T61]))/[.U61])" office:value-type="float" office:value="5.00783497067094">
            <text:p>5.00783</text:p>
          </table:table-cell>
          <table:table-cell table:style-name="ce2" table:formula="of:=IF(ABS([.U61]-[.V61])&lt;[.$B$1];[.V61];108-(815-(1500/[.U61]))/[.V61])" office:value-type="float" office:value="5.00783497067094">
            <text:p>5.00783</text:p>
          </table:table-cell>
          <table:table-cell table:style-name="ce2" table:formula="of:=IF(ABS([.V61]-[.W61])&lt;[.$B$1];[.W61];108-(815-(1500/[.V61]))/[.W61])" office:value-type="float" office:value="5.00783497067094">
            <text:p>5.00783</text:p>
          </table:table-cell>
          <table:table-cell table:style-name="ce2" table:formula="of:=IF(ABS([.W61]-[.X61])&lt;[.$B$1];[.X61];108-(815-(1500/[.W61]))/[.X61])" office:value-type="float" office:value="5.00783497067094">
            <text:p>5.00783</text:p>
          </table:table-cell>
          <table:table-cell table:style-name="ce3" table:formula="of:=IF(ABS([.X61]-[.Y61])&lt;[.$B$1];[.Y61];108-(815-(1500/[.X61]))/[.Y61])" office:value-type="float" office:value="5.00783497067094">
            <text:p>5.01</text:p>
          </table:table-cell>
          <table:table-cell table:number-columns-repeated="998"/>
        </table:table-row>
        <table:table-row table:style-name="ro1">
          <table:table-cell office:value-type="float" office:value="-5">
            <text:p>-5.00000</text:p>
          </table:table-cell>
          <table:table-cell office:value-type="string">
            <text:p><text:s/>11.00000000000000000000</text:p>
          </table:table-cell>
          <table:table-cell table:style-name="ce2" table:formula="of:=108-(815-(1500/[.A62]))/[.B62]" office:value-type="float" office:value="6.63636363636364">
            <text:p>6.63636</text:p>
          </table:table-cell>
          <table:table-cell table:style-name="ce2" table:formula="of:=IF(ABS([.B62]-[.C62])&lt;[.$B$1];[.C62];108-(815-(1500/[.B62]))/[.C62])" office:value-type="float" office:value="5.73972602739732">
            <text:p>5.73973</text:p>
          </table:table-cell>
          <table:table-cell table:style-name="ce2" table:formula="of:=IF(ABS([.C62]-[.D62])&lt;[.$B$1];[.D62];108-(815-(1500/[.C62]))/[.D62])" office:value-type="float" office:value="5.38663484486986">
            <text:p>5.38663</text:p>
          </table:table-cell>
          <table:table-cell table:style-name="ce2" table:formula="of:=IF(ABS([.D62]-[.E62])&lt;[.$B$1];[.E62];108-(815-(1500/[.D62]))/[.E62])" office:value-type="float" office:value="5.21533008420347">
            <text:p>5.21533</text:p>
          </table:table-cell>
          <table:table-cell table:style-name="ce2" table:formula="of:=IF(ABS([.E62]-[.F62])&lt;[.$B$1];[.F62];108-(815-(1500/[.E62]))/[.F62])" office:value-type="float" office:value="5.1238637333046">
            <text:p>5.12386</text:p>
          </table:table-cell>
          <table:table-cell table:style-name="ce2" table:formula="of:=IF(ABS([.F62]-[.G62])&lt;[.$B$1];[.G62];108-(815-(1500/[.F62]))/[.G62])" office:value-type="float" office:value="5.07252168642091">
            <text:p>5.07252</text:p>
          </table:table-cell>
          <table:table-cell table:style-name="ce2" table:formula="of:=IF(ABS([.G62]-[.H62])&lt;[.$B$1];[.H62];108-(815-(1500/[.G62]))/[.H62])" office:value-type="float" office:value="5.04289105777694">
            <text:p>5.04289</text:p>
          </table:table-cell>
          <table:table-cell table:style-name="ce2" table:formula="of:=IF(ABS([.H62]-[.I62])&lt;[.$B$1];[.I62];108-(815-(1500/[.H62]))/[.I62])" office:value-type="float" office:value="5.02551873189614">
            <text:p>5.02552</text:p>
          </table:table-cell>
          <table:table-cell table:style-name="ce2" table:formula="of:=IF(ABS([.I62]-[.J62])&lt;[.$B$1];[.J62];108-(815-(1500/[.I62]))/[.J62])" office:value-type="float" office:value="5.01529272445856">
            <text:p>5.01529</text:p>
          </table:table-cell>
          <table:table-cell table:style-name="ce2" table:formula="of:=IF(ABS([.J62]-[.K62])&lt;[.$B$1];[.K62];108-(815-(1500/[.J62]))/[.K62])" office:value-type="float" office:value="5.01032870779359">
            <text:p>5.01033</text:p>
          </table:table-cell>
          <table:table-cell table:style-name="ce2" table:formula="of:=IF(ABS([.K62]-[.L62])&lt;[.$B$1];[.L62];108-(815-(1500/[.K62]))/[.L62])" office:value-type="float" office:value="5.01032870779359">
            <text:p>5.01033</text:p>
          </table:table-cell>
          <table:table-cell table:style-name="ce2" table:formula="of:=IF(ABS([.L62]-[.M62])&lt;[.$B$1];[.M62];108-(815-(1500/[.L62]))/[.M62])" office:value-type="float" office:value="5.01032870779359">
            <text:p>5.01033</text:p>
          </table:table-cell>
          <table:table-cell table:style-name="ce2" table:formula="of:=IF(ABS([.M62]-[.N62])&lt;[.$B$1];[.N62];108-(815-(1500/[.M62]))/[.N62])" office:value-type="float" office:value="5.01032870779359">
            <text:p>5.01033</text:p>
          </table:table-cell>
          <table:table-cell table:style-name="ce2" table:formula="of:=IF(ABS([.N62]-[.O62])&lt;[.$B$1];[.O62];108-(815-(1500/[.N62]))/[.O62])" office:value-type="float" office:value="5.01032870779359">
            <text:p>5.01033</text:p>
          </table:table-cell>
          <table:table-cell table:style-name="ce2" table:formula="of:=IF(ABS([.O62]-[.P62])&lt;[.$B$1];[.P62];108-(815-(1500/[.O62]))/[.P62])" office:value-type="float" office:value="5.01032870779359">
            <text:p>5.01033</text:p>
          </table:table-cell>
          <table:table-cell table:style-name="ce2" table:formula="of:=IF(ABS([.P62]-[.Q62])&lt;[.$B$1];[.Q62];108-(815-(1500/[.P62]))/[.Q62])" office:value-type="float" office:value="5.01032870779359">
            <text:p>5.01033</text:p>
          </table:table-cell>
          <table:table-cell table:style-name="ce2" table:formula="of:=IF(ABS([.Q62]-[.R62])&lt;[.$B$1];[.R62];108-(815-(1500/[.Q62]))/[.R62])" office:value-type="float" office:value="5.01032870779359">
            <text:p>5.01033</text:p>
          </table:table-cell>
          <table:table-cell table:style-name="ce2" table:formula="of:=IF(ABS([.R62]-[.S62])&lt;[.$B$1];[.S62];108-(815-(1500/[.R62]))/[.S62])" office:value-type="float" office:value="5.01032870779359">
            <text:p>5.01033</text:p>
          </table:table-cell>
          <table:table-cell table:style-name="ce2" table:formula="of:=IF(ABS([.S62]-[.T62])&lt;[.$B$1];[.T62];108-(815-(1500/[.S62]))/[.T62])" office:value-type="float" office:value="5.01032870779359">
            <text:p>5.01033</text:p>
          </table:table-cell>
          <table:table-cell table:style-name="ce2" table:formula="of:=IF(ABS([.T62]-[.U62])&lt;[.$B$1];[.U62];108-(815-(1500/[.T62]))/[.U62])" office:value-type="float" office:value="5.01032870779359">
            <text:p>5.01033</text:p>
          </table:table-cell>
          <table:table-cell table:style-name="ce2" table:formula="of:=IF(ABS([.U62]-[.V62])&lt;[.$B$1];[.V62];108-(815-(1500/[.U62]))/[.V62])" office:value-type="float" office:value="5.01032870779359">
            <text:p>5.01033</text:p>
          </table:table-cell>
          <table:table-cell table:style-name="ce2" table:formula="of:=IF(ABS([.V62]-[.W62])&lt;[.$B$1];[.W62];108-(815-(1500/[.V62]))/[.W62])" office:value-type="float" office:value="5.01032870779359">
            <text:p>5.01033</text:p>
          </table:table-cell>
          <table:table-cell table:style-name="ce2" table:formula="of:=IF(ABS([.W62]-[.X62])&lt;[.$B$1];[.X62];108-(815-(1500/[.W62]))/[.X62])" office:value-type="float" office:value="5.01032870779359">
            <text:p>5.01033</text:p>
          </table:table-cell>
          <table:table-cell table:style-name="ce3" table:formula="of:=IF(ABS([.X62]-[.Y62])&lt;[.$B$1];[.Y62];108-(815-(1500/[.X62]))/[.Y62])" office:value-type="float" office:value="5.01032870779359">
            <text:p>5.01</text:p>
          </table:table-cell>
          <table:table-cell table:number-columns-repeated="998"/>
        </table:table-row>
        <table:table-row table:style-name="ro1">
          <table:table-cell office:value-type="float" office:value="-4.75">
            <text:p>-4.75000</text:p>
          </table:table-cell>
          <table:table-cell office:value-type="string">
            <text:p><text:s/>11.15789473684210619808</text:p>
          </table:table-cell>
          <table:table-cell table:style-name="ce2" table:formula="of:=108-(815-(1500/[.A63]))/[.B63]" office:value-type="float" office:value="6.65566037735852">
            <text:p>6.65566</text:p>
          </table:table-cell>
          <table:table-cell table:style-name="ce2" table:formula="of:=IF(ABS([.B63]-[.C63])&lt;[.$B$1];[.C63];108-(815-(1500/[.B63]))/[.C63])" office:value-type="float" office:value="5.74627923458579">
            <text:p>5.74628</text:p>
          </table:table-cell>
          <table:table-cell table:style-name="ce2" table:formula="of:=IF(ABS([.C63]-[.D63])&lt;[.$B$1];[.D63];108-(815-(1500/[.C63]))/[.D63])" office:value-type="float" office:value="5.38961519487599">
            <text:p>5.38962</text:p>
          </table:table-cell>
          <table:table-cell table:style-name="ce2" table:formula="of:=IF(ABS([.D63]-[.E63])&lt;[.$B$1];[.E63];108-(815-(1500/[.D63]))/[.E63])" office:value-type="float" office:value="5.21686995138241">
            <text:p>5.21687</text:p>
          </table:table-cell>
          <table:table-cell table:style-name="ce2" table:formula="of:=IF(ABS([.E63]-[.F63])&lt;[.$B$1];[.F63];108-(815-(1500/[.E63]))/[.F63])" office:value-type="float" office:value="5.12471268641109">
            <text:p>5.12471</text:p>
          </table:table-cell>
          <table:table-cell table:style-name="ce2" table:formula="of:=IF(ABS([.F63]-[.G63])&lt;[.$B$1];[.G63];108-(815-(1500/[.F63]))/[.G63])" office:value-type="float" office:value="5.07300668641683">
            <text:p>5.07301</text:p>
          </table:table-cell>
          <table:table-cell table:style-name="ce2" table:formula="of:=IF(ABS([.G63]-[.H63])&lt;[.$B$1];[.H63];108-(815-(1500/[.G63]))/[.H63])" office:value-type="float" office:value="5.04317451489065">
            <text:p>5.04317</text:p>
          </table:table-cell>
          <table:table-cell table:style-name="ce2" table:formula="of:=IF(ABS([.H63]-[.I63])&lt;[.$B$1];[.I63];108-(815-(1500/[.H63]))/[.I63])" office:value-type="float" office:value="5.02570069824469">
            <text:p>5.02570</text:p>
          </table:table-cell>
          <table:table-cell table:style-name="ce2" table:formula="of:=IF(ABS([.I63]-[.J63])&lt;[.$B$1];[.J63];108-(815-(1500/[.I63]))/[.J63])" office:value-type="float" office:value="5.01569492481909">
            <text:p>5.01569</text:p>
          </table:table-cell>
          <table:table-cell table:style-name="ce2" table:formula="of:=IF(ABS([.J63]-[.K63])&lt;[.$B$1];[.K63];108-(815-(1500/[.J63]))/[.K63])" office:value-type="float" office:value="5.01643264584664">
            <text:p>5.01643</text:p>
          </table:table-cell>
          <table:table-cell table:style-name="ce2" table:formula="of:=IF(ABS([.K63]-[.L63])&lt;[.$B$1];[.L63];108-(815-(1500/[.K63]))/[.L63])" office:value-type="float" office:value="5.01643264584664">
            <text:p>5.01643</text:p>
          </table:table-cell>
          <table:table-cell table:style-name="ce2" table:formula="of:=IF(ABS([.L63]-[.M63])&lt;[.$B$1];[.M63];108-(815-(1500/[.L63]))/[.M63])" office:value-type="float" office:value="5.01643264584664">
            <text:p>5.01643</text:p>
          </table:table-cell>
          <table:table-cell table:style-name="ce2" table:formula="of:=IF(ABS([.M63]-[.N63])&lt;[.$B$1];[.N63];108-(815-(1500/[.M63]))/[.N63])" office:value-type="float" office:value="5.01643264584664">
            <text:p>5.01643</text:p>
          </table:table-cell>
          <table:table-cell table:style-name="ce2" table:formula="of:=IF(ABS([.N63]-[.O63])&lt;[.$B$1];[.O63];108-(815-(1500/[.N63]))/[.O63])" office:value-type="float" office:value="5.01643264584664">
            <text:p>5.01643</text:p>
          </table:table-cell>
          <table:table-cell table:style-name="ce2" table:formula="of:=IF(ABS([.O63]-[.P63])&lt;[.$B$1];[.P63];108-(815-(1500/[.O63]))/[.P63])" office:value-type="float" office:value="5.01643264584664">
            <text:p>5.01643</text:p>
          </table:table-cell>
          <table:table-cell table:style-name="ce2" table:formula="of:=IF(ABS([.P63]-[.Q63])&lt;[.$B$1];[.Q63];108-(815-(1500/[.P63]))/[.Q63])" office:value-type="float" office:value="5.01643264584664">
            <text:p>5.01643</text:p>
          </table:table-cell>
          <table:table-cell table:style-name="ce2" table:formula="of:=IF(ABS([.Q63]-[.R63])&lt;[.$B$1];[.R63];108-(815-(1500/[.Q63]))/[.R63])" office:value-type="float" office:value="5.01643264584664">
            <text:p>5.01643</text:p>
          </table:table-cell>
          <table:table-cell table:style-name="ce2" table:formula="of:=IF(ABS([.R63]-[.S63])&lt;[.$B$1];[.S63];108-(815-(1500/[.R63]))/[.S63])" office:value-type="float" office:value="5.01643264584664">
            <text:p>5.01643</text:p>
          </table:table-cell>
          <table:table-cell table:style-name="ce2" table:formula="of:=IF(ABS([.S63]-[.T63])&lt;[.$B$1];[.T63];108-(815-(1500/[.S63]))/[.T63])" office:value-type="float" office:value="5.01643264584664">
            <text:p>5.01643</text:p>
          </table:table-cell>
          <table:table-cell table:style-name="ce2" table:formula="of:=IF(ABS([.T63]-[.U63])&lt;[.$B$1];[.U63];108-(815-(1500/[.T63]))/[.U63])" office:value-type="float" office:value="5.01643264584664">
            <text:p>5.01643</text:p>
          </table:table-cell>
          <table:table-cell table:style-name="ce2" table:formula="of:=IF(ABS([.U63]-[.V63])&lt;[.$B$1];[.V63];108-(815-(1500/[.U63]))/[.V63])" office:value-type="float" office:value="5.01643264584664">
            <text:p>5.01643</text:p>
          </table:table-cell>
          <table:table-cell table:style-name="ce2" table:formula="of:=IF(ABS([.V63]-[.W63])&lt;[.$B$1];[.W63];108-(815-(1500/[.V63]))/[.W63])" office:value-type="float" office:value="5.01643264584664">
            <text:p>5.01643</text:p>
          </table:table-cell>
          <table:table-cell table:style-name="ce2" table:formula="of:=IF(ABS([.W63]-[.X63])&lt;[.$B$1];[.X63];108-(815-(1500/[.W63]))/[.X63])" office:value-type="float" office:value="5.01643264584664">
            <text:p>5.01643</text:p>
          </table:table-cell>
          <table:table-cell table:style-name="ce3" table:formula="of:=IF(ABS([.X63]-[.Y63])&lt;[.$B$1];[.Y63];108-(815-(1500/[.X63]))/[.Y63])" office:value-type="float" office:value="5.01643264584664">
            <text:p>5.02</text:p>
          </table:table-cell>
          <table:table-cell table:number-columns-repeated="998"/>
        </table:table-row>
        <table:table-row table:style-name="ro1">
          <table:table-cell office:value-type="float" office:value="-4.5">
            <text:p>-4.50000</text:p>
          </table:table-cell>
          <table:table-cell office:value-type="string">
            <text:p><text:s/>11.33333333333333392545</text:p>
          </table:table-cell>
          <table:table-cell table:style-name="ce2" table:formula="of:=108-(815-(1500/[.A64]))/[.B64]" office:value-type="float" office:value="6.6764705882353">
            <text:p>6.67647</text:p>
          </table:table-cell>
          <table:table-cell table:style-name="ce2" table:formula="of:=IF(ABS([.B64]-[.C64])&lt;[.$B$1];[.C64];108-(815-(1500/[.B64]))/[.C64])" office:value-type="float" office:value="5.75330396475786">
            <text:p>5.75330</text:p>
          </table:table-cell>
          <table:table-cell table:style-name="ce2" table:formula="of:=IF(ABS([.C64]-[.D64])&lt;[.$B$1];[.D64];108-(815-(1500/[.C64]))/[.D64])" office:value-type="float" office:value="5.39280245023237">
            <text:p>5.39280</text:p>
          </table:table-cell>
          <table:table-cell table:style-name="ce2" table:formula="of:=IF(ABS([.D64]-[.E64])&lt;[.$B$1];[.E64];108-(815-(1500/[.D64]))/[.E64])" office:value-type="float" office:value="5.21851483747659">
            <text:p>5.21851</text:p>
          </table:table-cell>
          <table:table-cell table:style-name="ce2" table:formula="of:=IF(ABS([.E64]-[.F64])&lt;[.$B$1];[.F64];108-(815-(1500/[.E64]))/[.F64])" office:value-type="float" office:value="5.12561898119377">
            <text:p>5.12562</text:p>
          </table:table-cell>
          <table:table-cell table:style-name="ce2" table:formula="of:=IF(ABS([.F64]-[.G64])&lt;[.$B$1];[.G64];108-(815-(1500/[.F64]))/[.G64])" office:value-type="float" office:value="5.07352420008536">
            <text:p>5.07352</text:p>
          </table:table-cell>
          <table:table-cell table:style-name="ce2" table:formula="of:=IF(ABS([.G64]-[.H64])&lt;[.$B$1];[.H64];108-(815-(1500/[.G64]))/[.H64])" office:value-type="float" office:value="5.04347557743914">
            <text:p>5.04348</text:p>
          </table:table-cell>
          <table:table-cell table:style-name="ce2" table:formula="of:=IF(ABS([.H64]-[.I64])&lt;[.$B$1];[.I64];108-(815-(1500/[.H64]))/[.I64])" office:value-type="float" office:value="5.02586749756867">
            <text:p>5.02587</text:p>
          </table:table-cell>
          <table:table-cell table:style-name="ce2" table:formula="of:=IF(ABS([.I64]-[.J64])&lt;[.$B$1];[.J64];108-(815-(1500/[.I64]))/[.J64])" office:value-type="float" office:value="5.01558011526798">
            <text:p>5.01558</text:p>
          </table:table-cell>
          <table:table-cell table:style-name="ce2" table:formula="of:=IF(ABS([.J64]-[.K64])&lt;[.$B$1];[.K64];108-(815-(1500/[.J64]))/[.K64])" office:value-type="float" office:value="5.01210033920154">
            <text:p>5.01210</text:p>
          </table:table-cell>
          <table:table-cell table:style-name="ce2" table:formula="of:=IF(ABS([.K64]-[.L64])&lt;[.$B$1];[.L64];108-(815-(1500/[.K64]))/[.L64])" office:value-type="float" office:value="5.01210033920154">
            <text:p>5.01210</text:p>
          </table:table-cell>
          <table:table-cell table:style-name="ce2" table:formula="of:=IF(ABS([.L64]-[.M64])&lt;[.$B$1];[.M64];108-(815-(1500/[.L64]))/[.M64])" office:value-type="float" office:value="5.01210033920154">
            <text:p>5.01210</text:p>
          </table:table-cell>
          <table:table-cell table:style-name="ce2" table:formula="of:=IF(ABS([.M64]-[.N64])&lt;[.$B$1];[.N64];108-(815-(1500/[.M64]))/[.N64])" office:value-type="float" office:value="5.01210033920154">
            <text:p>5.01210</text:p>
          </table:table-cell>
          <table:table-cell table:style-name="ce2" table:formula="of:=IF(ABS([.N64]-[.O64])&lt;[.$B$1];[.O64];108-(815-(1500/[.N64]))/[.O64])" office:value-type="float" office:value="5.01210033920154">
            <text:p>5.01210</text:p>
          </table:table-cell>
          <table:table-cell table:style-name="ce2" table:formula="of:=IF(ABS([.O64]-[.P64])&lt;[.$B$1];[.P64];108-(815-(1500/[.O64]))/[.P64])" office:value-type="float" office:value="5.01210033920154">
            <text:p>5.01210</text:p>
          </table:table-cell>
          <table:table-cell table:style-name="ce2" table:formula="of:=IF(ABS([.P64]-[.Q64])&lt;[.$B$1];[.Q64];108-(815-(1500/[.P64]))/[.Q64])" office:value-type="float" office:value="5.01210033920154">
            <text:p>5.01210</text:p>
          </table:table-cell>
          <table:table-cell table:style-name="ce2" table:formula="of:=IF(ABS([.Q64]-[.R64])&lt;[.$B$1];[.R64];108-(815-(1500/[.Q64]))/[.R64])" office:value-type="float" office:value="5.01210033920154">
            <text:p>5.01210</text:p>
          </table:table-cell>
          <table:table-cell table:style-name="ce2" table:formula="of:=IF(ABS([.R64]-[.S64])&lt;[.$B$1];[.S64];108-(815-(1500/[.R64]))/[.S64])" office:value-type="float" office:value="5.01210033920154">
            <text:p>5.01210</text:p>
          </table:table-cell>
          <table:table-cell table:style-name="ce2" table:formula="of:=IF(ABS([.S64]-[.T64])&lt;[.$B$1];[.T64];108-(815-(1500/[.S64]))/[.T64])" office:value-type="float" office:value="5.01210033920154">
            <text:p>5.01210</text:p>
          </table:table-cell>
          <table:table-cell table:style-name="ce2" table:formula="of:=IF(ABS([.T64]-[.U64])&lt;[.$B$1];[.U64];108-(815-(1500/[.T64]))/[.U64])" office:value-type="float" office:value="5.01210033920154">
            <text:p>5.01210</text:p>
          </table:table-cell>
          <table:table-cell table:style-name="ce2" table:formula="of:=IF(ABS([.U64]-[.V64])&lt;[.$B$1];[.V64];108-(815-(1500/[.U64]))/[.V64])" office:value-type="float" office:value="5.01210033920154">
            <text:p>5.01210</text:p>
          </table:table-cell>
          <table:table-cell table:style-name="ce2" table:formula="of:=IF(ABS([.V64]-[.W64])&lt;[.$B$1];[.W64];108-(815-(1500/[.V64]))/[.W64])" office:value-type="float" office:value="5.01210033920154">
            <text:p>5.01210</text:p>
          </table:table-cell>
          <table:table-cell table:style-name="ce2" table:formula="of:=IF(ABS([.W64]-[.X64])&lt;[.$B$1];[.X64];108-(815-(1500/[.W64]))/[.X64])" office:value-type="float" office:value="5.01210033920154">
            <text:p>5.01210</text:p>
          </table:table-cell>
          <table:table-cell table:style-name="ce3" table:formula="of:=IF(ABS([.X64]-[.Y64])&lt;[.$B$1];[.Y64];108-(815-(1500/[.X64]))/[.Y64])" office:value-type="float" office:value="5.01210033920154">
            <text:p>5.01</text:p>
          </table:table-cell>
          <table:table-cell table:number-columns-repeated="998"/>
        </table:table-row>
        <table:table-row table:style-name="ro1">
          <table:table-cell office:value-type="float" office:value="-4.25">
            <text:p>-4.25000</text:p>
          </table:table-cell>
          <table:table-cell office:value-type="string">
            <text:p><text:s/>11.52941176470588224845</text:p>
          </table:table-cell>
          <table:table-cell table:style-name="ce2" table:formula="of:=108-(815-(1500/[.A65]))/[.B65]" office:value-type="float" office:value="6.69897959183673">
            <text:p>6.69898</text:p>
          </table:table-cell>
          <table:table-cell table:style-name="ce2" table:formula="of:=IF(ABS([.B65]-[.C65])&lt;[.$B$1];[.C65];108-(815-(1500/[.B65]))/[.C65])" office:value-type="float" office:value="5.76085300837772">
            <text:p>5.76085</text:p>
          </table:table-cell>
          <table:table-cell table:style-name="ce2" table:formula="of:=IF(ABS([.C65]-[.D65])&lt;[.$B$1];[.D65];108-(815-(1500/[.C65]))/[.D65])" office:value-type="float" office:value="5.39621893178146">
            <text:p>5.39622</text:p>
          </table:table-cell>
          <table:table-cell table:style-name="ce2" table:formula="of:=IF(ABS([.D65]-[.E65])&lt;[.$B$1];[.E65];108-(815-(1500/[.D65]))/[.E65])" office:value-type="float" office:value="5.22027586543589">
            <text:p>5.22028</text:p>
          </table:table-cell>
          <table:table-cell table:style-name="ce2" table:formula="of:=IF(ABS([.E65]-[.F65])&lt;[.$B$1];[.F65];108-(815-(1500/[.E65]))/[.F65])" office:value-type="float" office:value="5.12658863480468">
            <text:p>5.12659</text:p>
          </table:table-cell>
          <table:table-cell table:style-name="ce2" table:formula="of:=IF(ABS([.F65]-[.G65])&lt;[.$B$1];[.G65];108-(815-(1500/[.F65]))/[.G65])" office:value-type="float" office:value="5.0740776973756">
            <text:p>5.07408</text:p>
          </table:table-cell>
          <table:table-cell table:style-name="ce2" table:formula="of:=IF(ABS([.G65]-[.H65])&lt;[.$B$1];[.H65];108-(815-(1500/[.G65]))/[.H65])" office:value-type="float" office:value="5.04379764315847">
            <text:p>5.04380</text:p>
          </table:table-cell>
          <table:table-cell table:style-name="ce2" table:formula="of:=IF(ABS([.H65]-[.I65])&lt;[.$B$1];[.I65];108-(815-(1500/[.H65]))/[.I65])" office:value-type="float" office:value="5.0260486470591">
            <text:p>5.02605</text:p>
          </table:table-cell>
          <table:table-cell table:style-name="ce2" table:formula="of:=IF(ABS([.I65]-[.J65])&lt;[.$B$1];[.J65];108-(815-(1500/[.I65]))/[.J65])" office:value-type="float" office:value="5.01551337494517">
            <text:p>5.01551</text:p>
          </table:table-cell>
          <table:table-cell table:style-name="ce2" table:formula="of:=IF(ABS([.J65]-[.K65])&lt;[.$B$1];[.K65];108-(815-(1500/[.J65]))/[.K65])" office:value-type="float" office:value="5.00858515908188">
            <text:p>5.00859</text:p>
          </table:table-cell>
          <table:table-cell table:style-name="ce2" table:formula="of:=IF(ABS([.K65]-[.L65])&lt;[.$B$1];[.L65];108-(815-(1500/[.K65]))/[.L65])" office:value-type="float" office:value="5.00858515908188">
            <text:p>5.00859</text:p>
          </table:table-cell>
          <table:table-cell table:style-name="ce2" table:formula="of:=IF(ABS([.L65]-[.M65])&lt;[.$B$1];[.M65];108-(815-(1500/[.L65]))/[.M65])" office:value-type="float" office:value="5.00858515908188">
            <text:p>5.00859</text:p>
          </table:table-cell>
          <table:table-cell table:style-name="ce2" table:formula="of:=IF(ABS([.M65]-[.N65])&lt;[.$B$1];[.N65];108-(815-(1500/[.M65]))/[.N65])" office:value-type="float" office:value="5.00858515908188">
            <text:p>5.00859</text:p>
          </table:table-cell>
          <table:table-cell table:style-name="ce2" table:formula="of:=IF(ABS([.N65]-[.O65])&lt;[.$B$1];[.O65];108-(815-(1500/[.N65]))/[.O65])" office:value-type="float" office:value="5.00858515908188">
            <text:p>5.00859</text:p>
          </table:table-cell>
          <table:table-cell table:style-name="ce2" table:formula="of:=IF(ABS([.O65]-[.P65])&lt;[.$B$1];[.P65];108-(815-(1500/[.O65]))/[.P65])" office:value-type="float" office:value="5.00858515908188">
            <text:p>5.00859</text:p>
          </table:table-cell>
          <table:table-cell table:style-name="ce2" table:formula="of:=IF(ABS([.P65]-[.Q65])&lt;[.$B$1];[.Q65];108-(815-(1500/[.P65]))/[.Q65])" office:value-type="float" office:value="5.00858515908188">
            <text:p>5.00859</text:p>
          </table:table-cell>
          <table:table-cell table:style-name="ce2" table:formula="of:=IF(ABS([.Q65]-[.R65])&lt;[.$B$1];[.R65];108-(815-(1500/[.Q65]))/[.R65])" office:value-type="float" office:value="5.00858515908188">
            <text:p>5.00859</text:p>
          </table:table-cell>
          <table:table-cell table:style-name="ce2" table:formula="of:=IF(ABS([.R65]-[.S65])&lt;[.$B$1];[.S65];108-(815-(1500/[.R65]))/[.S65])" office:value-type="float" office:value="5.00858515908188">
            <text:p>5.00859</text:p>
          </table:table-cell>
          <table:table-cell table:style-name="ce2" table:formula="of:=IF(ABS([.S65]-[.T65])&lt;[.$B$1];[.T65];108-(815-(1500/[.S65]))/[.T65])" office:value-type="float" office:value="5.00858515908188">
            <text:p>5.00859</text:p>
          </table:table-cell>
          <table:table-cell table:style-name="ce2" table:formula="of:=IF(ABS([.T65]-[.U65])&lt;[.$B$1];[.U65];108-(815-(1500/[.T65]))/[.U65])" office:value-type="float" office:value="5.00858515908188">
            <text:p>5.00859</text:p>
          </table:table-cell>
          <table:table-cell table:style-name="ce2" table:formula="of:=IF(ABS([.U65]-[.V65])&lt;[.$B$1];[.V65];108-(815-(1500/[.U65]))/[.V65])" office:value-type="float" office:value="5.00858515908188">
            <text:p>5.00859</text:p>
          </table:table-cell>
          <table:table-cell table:style-name="ce2" table:formula="of:=IF(ABS([.V65]-[.W65])&lt;[.$B$1];[.W65];108-(815-(1500/[.V65]))/[.W65])" office:value-type="float" office:value="5.00858515908188">
            <text:p>5.00859</text:p>
          </table:table-cell>
          <table:table-cell table:style-name="ce2" table:formula="of:=IF(ABS([.W65]-[.X65])&lt;[.$B$1];[.X65];108-(815-(1500/[.W65]))/[.X65])" office:value-type="float" office:value="5.00858515908188">
            <text:p>5.00859</text:p>
          </table:table-cell>
          <table:table-cell table:style-name="ce3" table:formula="of:=IF(ABS([.X65]-[.Y65])&lt;[.$B$1];[.Y65];108-(815-(1500/[.X65]))/[.Y65])" office:value-type="float" office:value="5.00858515908188">
            <text:p>5.01</text:p>
          </table:table-cell>
          <table:table-cell table:number-columns-repeated="998"/>
        </table:table-row>
        <table:table-row table:style-name="ro1">
          <table:table-cell office:value-type="float" office:value="-4">
            <text:p>-4.00000</text:p>
          </table:table-cell>
          <table:table-cell office:value-type="string">
            <text:p><text:s/>11.75000000000000000000</text:p>
          </table:table-cell>
          <table:table-cell table:style-name="ce2" table:formula="of:=108-(815-(1500/[.A66]))/[.B66]" office:value-type="float" office:value="6.72340425531915">
            <text:p>6.72340</text:p>
          </table:table-cell>
          <table:table-cell table:style-name="ce2" table:formula="of:=IF(ABS([.B66]-[.C66])&lt;[.$B$1];[.C66];108-(815-(1500/[.B66]))/[.C66])" office:value-type="float" office:value="5.76898734177222">
            <text:p>5.76899</text:p>
          </table:table-cell>
          <table:table-cell table:style-name="ce2" table:formula="of:=IF(ABS([.C66]-[.D66])&lt;[.$B$1];[.D66];108-(815-(1500/[.C66]))/[.D66])" office:value-type="float" office:value="5.3998902907307">
            <text:p>5.39989</text:p>
          </table:table-cell>
          <table:table-cell table:style-name="ce2" table:formula="of:=IF(ABS([.D66]-[.E66])&lt;[.$B$1];[.E66];108-(815-(1500/[.D66]))/[.E66])" office:value-type="float" office:value="5.22216578628671">
            <text:p>5.22217</text:p>
          </table:table-cell>
          <table:table-cell table:style-name="ce2" table:formula="of:=IF(ABS([.E66]-[.F66])&lt;[.$B$1];[.F66];108-(815-(1500/[.E66]))/[.F66])" office:value-type="float" office:value="5.12762853348102">
            <text:p>5.12763</text:p>
          </table:table-cell>
          <table:table-cell table:style-name="ce2" table:formula="of:=IF(ABS([.F66]-[.G66])&lt;[.$B$1];[.G66];108-(815-(1500/[.F66]))/[.G66])" office:value-type="float" office:value="5.07467109541501">
            <text:p>5.07467</text:p>
          </table:table-cell>
          <table:table-cell table:style-name="ce2" table:formula="of:=IF(ABS([.G66]-[.H66])&lt;[.$B$1];[.H66];108-(815-(1500/[.G66]))/[.H66])" office:value-type="float" office:value="5.04414355990117">
            <text:p>5.04414</text:p>
          </table:table-cell>
          <table:table-cell table:style-name="ce2" table:formula="of:=IF(ABS([.H66]-[.I66])&lt;[.$B$1];[.I66];108-(815-(1500/[.H66]))/[.I66])" office:value-type="float" office:value="5.0262573177767">
            <text:p>5.02626</text:p>
          </table:table-cell>
          <table:table-cell table:style-name="ce2" table:formula="of:=IF(ABS([.I66]-[.J66])&lt;[.$B$1];[.J66];108-(815-(1500/[.I66]))/[.J66])" office:value-type="float" office:value="5.01573125607841">
            <text:p>5.01573</text:p>
          </table:table-cell>
          <table:table-cell table:style-name="ce2" table:formula="of:=IF(ABS([.J66]-[.K66])&lt;[.$B$1];[.K66];108-(815-(1500/[.J66]))/[.K66])" office:value-type="float" office:value="5.01058877506023">
            <text:p>5.01059</text:p>
          </table:table-cell>
          <table:table-cell table:style-name="ce2" table:formula="of:=IF(ABS([.K66]-[.L66])&lt;[.$B$1];[.L66];108-(815-(1500/[.K66]))/[.L66])" office:value-type="float" office:value="5.01058877506023">
            <text:p>5.01059</text:p>
          </table:table-cell>
          <table:table-cell table:style-name="ce2" table:formula="of:=IF(ABS([.L66]-[.M66])&lt;[.$B$1];[.M66];108-(815-(1500/[.L66]))/[.M66])" office:value-type="float" office:value="5.01058877506023">
            <text:p>5.01059</text:p>
          </table:table-cell>
          <table:table-cell table:style-name="ce2" table:formula="of:=IF(ABS([.M66]-[.N66])&lt;[.$B$1];[.N66];108-(815-(1500/[.M66]))/[.N66])" office:value-type="float" office:value="5.01058877506023">
            <text:p>5.01059</text:p>
          </table:table-cell>
          <table:table-cell table:style-name="ce2" table:formula="of:=IF(ABS([.N66]-[.O66])&lt;[.$B$1];[.O66];108-(815-(1500/[.N66]))/[.O66])" office:value-type="float" office:value="5.01058877506023">
            <text:p>5.01059</text:p>
          </table:table-cell>
          <table:table-cell table:style-name="ce2" table:formula="of:=IF(ABS([.O66]-[.P66])&lt;[.$B$1];[.P66];108-(815-(1500/[.O66]))/[.P66])" office:value-type="float" office:value="5.01058877506023">
            <text:p>5.01059</text:p>
          </table:table-cell>
          <table:table-cell table:style-name="ce2" table:formula="of:=IF(ABS([.P66]-[.Q66])&lt;[.$B$1];[.Q66];108-(815-(1500/[.P66]))/[.Q66])" office:value-type="float" office:value="5.01058877506023">
            <text:p>5.01059</text:p>
          </table:table-cell>
          <table:table-cell table:style-name="ce2" table:formula="of:=IF(ABS([.Q66]-[.R66])&lt;[.$B$1];[.R66];108-(815-(1500/[.Q66]))/[.R66])" office:value-type="float" office:value="5.01058877506023">
            <text:p>5.01059</text:p>
          </table:table-cell>
          <table:table-cell table:style-name="ce2" table:formula="of:=IF(ABS([.R66]-[.S66])&lt;[.$B$1];[.S66];108-(815-(1500/[.R66]))/[.S66])" office:value-type="float" office:value="5.01058877506023">
            <text:p>5.01059</text:p>
          </table:table-cell>
          <table:table-cell table:style-name="ce2" table:formula="of:=IF(ABS([.S66]-[.T66])&lt;[.$B$1];[.T66];108-(815-(1500/[.S66]))/[.T66])" office:value-type="float" office:value="5.01058877506023">
            <text:p>5.01059</text:p>
          </table:table-cell>
          <table:table-cell table:style-name="ce2" table:formula="of:=IF(ABS([.T66]-[.U66])&lt;[.$B$1];[.U66];108-(815-(1500/[.T66]))/[.U66])" office:value-type="float" office:value="5.01058877506023">
            <text:p>5.01059</text:p>
          </table:table-cell>
          <table:table-cell table:style-name="ce2" table:formula="of:=IF(ABS([.U66]-[.V66])&lt;[.$B$1];[.V66];108-(815-(1500/[.U66]))/[.V66])" office:value-type="float" office:value="5.01058877506023">
            <text:p>5.01059</text:p>
          </table:table-cell>
          <table:table-cell table:style-name="ce2" table:formula="of:=IF(ABS([.V66]-[.W66])&lt;[.$B$1];[.W66];108-(815-(1500/[.V66]))/[.W66])" office:value-type="float" office:value="5.01058877506023">
            <text:p>5.01059</text:p>
          </table:table-cell>
          <table:table-cell table:style-name="ce2" table:formula="of:=IF(ABS([.W66]-[.X66])&lt;[.$B$1];[.X66];108-(815-(1500/[.W66]))/[.X66])" office:value-type="float" office:value="5.01058877506023">
            <text:p>5.01059</text:p>
          </table:table-cell>
          <table:table-cell table:style-name="ce3" table:formula="of:=IF(ABS([.X66]-[.Y66])&lt;[.$B$1];[.Y66];108-(815-(1500/[.X66]))/[.Y66])" office:value-type="float" office:value="5.01058877506023">
            <text:p>5.01</text:p>
          </table:table-cell>
          <table:table-cell table:number-columns-repeated="998"/>
        </table:table-row>
        <table:table-row table:style-name="ro1">
          <table:table-cell office:value-type="float" office:value="-3.75">
            <text:p>-3.75000</text:p>
          </table:table-cell>
          <table:table-cell office:value-type="string">
            <text:p><text:s/>12.00000000000000000000</text:p>
          </table:table-cell>
          <table:table-cell table:style-name="ce2" table:formula="of:=108-(815-(1500/[.A67]))/[.B67]" office:value-type="float" office:value="6.75">
            <text:p>6.75000</text:p>
          </table:table-cell>
          <table:table-cell table:style-name="ce2" table:formula="of:=IF(ABS([.B67]-[.C67])&lt;[.$B$1];[.C67];108-(815-(1500/[.B67]))/[.C67])" office:value-type="float" office:value="5.77777777777777">
            <text:p>5.77778</text:p>
          </table:table-cell>
          <table:table-cell table:style-name="ce2" table:formula="of:=IF(ABS([.C67]-[.D67])&lt;[.$B$1];[.D67];108-(815-(1500/[.C67]))/[.D67])" office:value-type="float" office:value="5.40384615384603">
            <text:p>5.40385</text:p>
          </table:table-cell>
          <table:table-cell table:style-name="ce2" table:formula="of:=IF(ABS([.D67]-[.E67])&lt;[.$B$1];[.E67];108-(815-(1500/[.D67]))/[.E67])" office:value-type="float" office:value="5.22419928825399">
            <text:p>5.22420</text:p>
          </table:table-cell>
          <table:table-cell table:style-name="ce2" table:formula="of:=IF(ABS([.E67]-[.F67])&lt;[.$B$1];[.F67];108-(815-(1500/[.E67]))/[.F67])" office:value-type="float" office:value="5.12874659396246">
            <text:p>5.12875</text:p>
          </table:table-cell>
          <table:table-cell table:style-name="ce2" table:formula="of:=IF(ABS([.F67]-[.G67])&lt;[.$B$1];[.G67];108-(815-(1500/[.F67]))/[.G67])" office:value-type="float" office:value="5.07530880511166">
            <text:p>5.07531</text:p>
          </table:table-cell>
          <table:table-cell table:style-name="ce2" table:formula="of:=IF(ABS([.G67]-[.H67])&lt;[.$B$1];[.H67];108-(815-(1500/[.G67]))/[.H67])" office:value-type="float" office:value="5.04451479557115">
            <text:p>5.04451</text:p>
          </table:table-cell>
          <table:table-cell table:style-name="ce2" table:formula="of:=IF(ABS([.H67]-[.I67])&lt;[.$B$1];[.I67];108-(815-(1500/[.H67]))/[.I67])" office:value-type="float" office:value="5.02647286963889">
            <text:p>5.02647</text:p>
          </table:table-cell>
          <table:table-cell table:style-name="ce2" table:formula="of:=IF(ABS([.I67]-[.J67])&lt;[.$B$1];[.J67];108-(815-(1500/[.I67]))/[.J67])" office:value-type="float" office:value="5.01579374072247">
            <text:p>5.01579</text:p>
          </table:table-cell>
          <table:table-cell table:style-name="ce2" table:formula="of:=IF(ABS([.J67]-[.K67])&lt;[.$B$1];[.K67];108-(815-(1500/[.J67]))/[.K67])" office:value-type="float" office:value="5.00932027528674">
            <text:p>5.00932</text:p>
          </table:table-cell>
          <table:table-cell table:style-name="ce2" table:formula="of:=IF(ABS([.K67]-[.L67])&lt;[.$B$1];[.L67];108-(815-(1500/[.K67]))/[.L67])" office:value-type="float" office:value="5.00932027528674">
            <text:p>5.00932</text:p>
          </table:table-cell>
          <table:table-cell table:style-name="ce2" table:formula="of:=IF(ABS([.L67]-[.M67])&lt;[.$B$1];[.M67];108-(815-(1500/[.L67]))/[.M67])" office:value-type="float" office:value="5.00932027528674">
            <text:p>5.00932</text:p>
          </table:table-cell>
          <table:table-cell table:style-name="ce2" table:formula="of:=IF(ABS([.M67]-[.N67])&lt;[.$B$1];[.N67];108-(815-(1500/[.M67]))/[.N67])" office:value-type="float" office:value="5.00932027528674">
            <text:p>5.00932</text:p>
          </table:table-cell>
          <table:table-cell table:style-name="ce2" table:formula="of:=IF(ABS([.N67]-[.O67])&lt;[.$B$1];[.O67];108-(815-(1500/[.N67]))/[.O67])" office:value-type="float" office:value="5.00932027528674">
            <text:p>5.00932</text:p>
          </table:table-cell>
          <table:table-cell table:style-name="ce2" table:formula="of:=IF(ABS([.O67]-[.P67])&lt;[.$B$1];[.P67];108-(815-(1500/[.O67]))/[.P67])" office:value-type="float" office:value="5.00932027528674">
            <text:p>5.00932</text:p>
          </table:table-cell>
          <table:table-cell table:style-name="ce2" table:formula="of:=IF(ABS([.P67]-[.Q67])&lt;[.$B$1];[.Q67];108-(815-(1500/[.P67]))/[.Q67])" office:value-type="float" office:value="5.00932027528674">
            <text:p>5.00932</text:p>
          </table:table-cell>
          <table:table-cell table:style-name="ce2" table:formula="of:=IF(ABS([.Q67]-[.R67])&lt;[.$B$1];[.R67];108-(815-(1500/[.Q67]))/[.R67])" office:value-type="float" office:value="5.00932027528674">
            <text:p>5.00932</text:p>
          </table:table-cell>
          <table:table-cell table:style-name="ce2" table:formula="of:=IF(ABS([.R67]-[.S67])&lt;[.$B$1];[.S67];108-(815-(1500/[.R67]))/[.S67])" office:value-type="float" office:value="5.00932027528674">
            <text:p>5.00932</text:p>
          </table:table-cell>
          <table:table-cell table:style-name="ce2" table:formula="of:=IF(ABS([.S67]-[.T67])&lt;[.$B$1];[.T67];108-(815-(1500/[.S67]))/[.T67])" office:value-type="float" office:value="5.00932027528674">
            <text:p>5.00932</text:p>
          </table:table-cell>
          <table:table-cell table:style-name="ce2" table:formula="of:=IF(ABS([.T67]-[.U67])&lt;[.$B$1];[.U67];108-(815-(1500/[.T67]))/[.U67])" office:value-type="float" office:value="5.00932027528674">
            <text:p>5.00932</text:p>
          </table:table-cell>
          <table:table-cell table:style-name="ce2" table:formula="of:=IF(ABS([.U67]-[.V67])&lt;[.$B$1];[.V67];108-(815-(1500/[.U67]))/[.V67])" office:value-type="float" office:value="5.00932027528674">
            <text:p>5.00932</text:p>
          </table:table-cell>
          <table:table-cell table:style-name="ce2" table:formula="of:=IF(ABS([.V67]-[.W67])&lt;[.$B$1];[.W67];108-(815-(1500/[.V67]))/[.W67])" office:value-type="float" office:value="5.00932027528674">
            <text:p>5.00932</text:p>
          </table:table-cell>
          <table:table-cell table:style-name="ce2" table:formula="of:=IF(ABS([.W67]-[.X67])&lt;[.$B$1];[.X67];108-(815-(1500/[.W67]))/[.X67])" office:value-type="float" office:value="5.00932027528674">
            <text:p>5.00932</text:p>
          </table:table-cell>
          <table:table-cell table:style-name="ce3" table:formula="of:=IF(ABS([.X67]-[.Y67])&lt;[.$B$1];[.Y67];108-(815-(1500/[.X67]))/[.Y67])" office:value-type="float" office:value="5.00932027528674">
            <text:p>5.01</text:p>
          </table:table-cell>
          <table:table-cell table:number-columns-repeated="998"/>
        </table:table-row>
        <table:table-row table:style-name="ro1">
          <table:table-cell office:value-type="float" office:value="-3.5">
            <text:p>-3.50000</text:p>
          </table:table-cell>
          <table:table-cell office:value-type="string">
            <text:p><text:s/>12.28571428571428469922</text:p>
          </table:table-cell>
          <table:table-cell table:style-name="ce2" table:formula="of:=108-(815-(1500/[.A68]))/[.B68]" office:value-type="float" office:value="6.77906976744187">
            <text:p>6.77907</text:p>
          </table:table-cell>
          <table:table-cell table:style-name="ce2" table:formula="of:=IF(ABS([.B68]-[.C68])&lt;[.$B$1];[.C68];108-(815-(1500/[.B68]))/[.C68])" office:value-type="float" office:value="5.78730703259016">
            <text:p>5.78731</text:p>
          </table:table-cell>
          <table:table-cell table:style-name="ce2" table:formula="of:=IF(ABS([.C68]-[.D68])&lt;[.$B$1];[.D68];108-(815-(1500/[.C68]))/[.D68])" office:value-type="float" office:value="5.40812092472038">
            <text:p>5.40812</text:p>
          </table:table-cell>
          <table:table-cell table:style-name="ce2" table:formula="of:=IF(ABS([.D68]-[.E68])&lt;[.$B$1];[.E68];108-(815-(1500/[.D68]))/[.E68])" office:value-type="float" office:value="5.22639337976968">
            <text:p>5.22639</text:p>
          </table:table-cell>
          <table:table-cell table:style-name="ce2" table:formula="of:=IF(ABS([.E68]-[.F68])&lt;[.$B$1];[.F68];108-(815-(1500/[.E68]))/[.F68])" office:value-type="float" office:value="5.12995197518815">
            <text:p>5.12995</text:p>
          </table:table-cell>
          <table:table-cell table:style-name="ce2" table:formula="of:=IF(ABS([.F68]-[.G68])&lt;[.$B$1];[.G68];108-(815-(1500/[.F68]))/[.G68])" office:value-type="float" office:value="5.07599603163187">
            <text:p>5.07600</text:p>
          </table:table-cell>
          <table:table-cell table:style-name="ce2" table:formula="of:=IF(ABS([.G68]-[.H68])&lt;[.$B$1];[.H68];108-(815-(1500/[.G68]))/[.H68])" office:value-type="float" office:value="5.0449152047722">
            <text:p>5.04492</text:p>
          </table:table-cell>
          <table:table-cell table:style-name="ce2" table:formula="of:=IF(ABS([.H68]-[.I68])&lt;[.$B$1];[.I68];108-(815-(1500/[.H68]))/[.I68])" office:value-type="float" office:value="5.02671429418733">
            <text:p>5.02671</text:p>
          </table:table-cell>
          <table:table-cell table:style-name="ce2" table:formula="of:=IF(ABS([.I68]-[.J68])&lt;[.$B$1];[.J68];108-(815-(1500/[.I68]))/[.J68])" office:value-type="float" office:value="5.01604487300848">
            <text:p>5.01604</text:p>
          </table:table-cell>
          <table:table-cell table:style-name="ce2" table:formula="of:=IF(ABS([.J68]-[.K68])&lt;[.$B$1];[.K68];108-(815-(1500/[.J68]))/[.K68])" office:value-type="float" office:value="5.0116192338869">
            <text:p>5.01162</text:p>
          </table:table-cell>
          <table:table-cell table:style-name="ce2" table:formula="of:=IF(ABS([.K68]-[.L68])&lt;[.$B$1];[.L68];108-(815-(1500/[.K68]))/[.L68])" office:value-type="float" office:value="5.0116192338869">
            <text:p>5.01162</text:p>
          </table:table-cell>
          <table:table-cell table:style-name="ce2" table:formula="of:=IF(ABS([.L68]-[.M68])&lt;[.$B$1];[.M68];108-(815-(1500/[.L68]))/[.M68])" office:value-type="float" office:value="5.0116192338869">
            <text:p>5.01162</text:p>
          </table:table-cell>
          <table:table-cell table:style-name="ce2" table:formula="of:=IF(ABS([.M68]-[.N68])&lt;[.$B$1];[.N68];108-(815-(1500/[.M68]))/[.N68])" office:value-type="float" office:value="5.0116192338869">
            <text:p>5.01162</text:p>
          </table:table-cell>
          <table:table-cell table:style-name="ce2" table:formula="of:=IF(ABS([.N68]-[.O68])&lt;[.$B$1];[.O68];108-(815-(1500/[.N68]))/[.O68])" office:value-type="float" office:value="5.0116192338869">
            <text:p>5.01162</text:p>
          </table:table-cell>
          <table:table-cell table:style-name="ce2" table:formula="of:=IF(ABS([.O68]-[.P68])&lt;[.$B$1];[.P68];108-(815-(1500/[.O68]))/[.P68])" office:value-type="float" office:value="5.0116192338869">
            <text:p>5.01162</text:p>
          </table:table-cell>
          <table:table-cell table:style-name="ce2" table:formula="of:=IF(ABS([.P68]-[.Q68])&lt;[.$B$1];[.Q68];108-(815-(1500/[.P68]))/[.Q68])" office:value-type="float" office:value="5.0116192338869">
            <text:p>5.01162</text:p>
          </table:table-cell>
          <table:table-cell table:style-name="ce2" table:formula="of:=IF(ABS([.Q68]-[.R68])&lt;[.$B$1];[.R68];108-(815-(1500/[.Q68]))/[.R68])" office:value-type="float" office:value="5.0116192338869">
            <text:p>5.01162</text:p>
          </table:table-cell>
          <table:table-cell table:style-name="ce2" table:formula="of:=IF(ABS([.R68]-[.S68])&lt;[.$B$1];[.S68];108-(815-(1500/[.R68]))/[.S68])" office:value-type="float" office:value="5.0116192338869">
            <text:p>5.01162</text:p>
          </table:table-cell>
          <table:table-cell table:style-name="ce2" table:formula="of:=IF(ABS([.S68]-[.T68])&lt;[.$B$1];[.T68];108-(815-(1500/[.S68]))/[.T68])" office:value-type="float" office:value="5.0116192338869">
            <text:p>5.01162</text:p>
          </table:table-cell>
          <table:table-cell table:style-name="ce2" table:formula="of:=IF(ABS([.T68]-[.U68])&lt;[.$B$1];[.U68];108-(815-(1500/[.T68]))/[.U68])" office:value-type="float" office:value="5.0116192338869">
            <text:p>5.01162</text:p>
          </table:table-cell>
          <table:table-cell table:style-name="ce2" table:formula="of:=IF(ABS([.U68]-[.V68])&lt;[.$B$1];[.V68];108-(815-(1500/[.U68]))/[.V68])" office:value-type="float" office:value="5.0116192338869">
            <text:p>5.01162</text:p>
          </table:table-cell>
          <table:table-cell table:style-name="ce2" table:formula="of:=IF(ABS([.V68]-[.W68])&lt;[.$B$1];[.W68];108-(815-(1500/[.V68]))/[.W68])" office:value-type="float" office:value="5.0116192338869">
            <text:p>5.01162</text:p>
          </table:table-cell>
          <table:table-cell table:style-name="ce2" table:formula="of:=IF(ABS([.W68]-[.X68])&lt;[.$B$1];[.X68];108-(815-(1500/[.W68]))/[.X68])" office:value-type="float" office:value="5.0116192338869">
            <text:p>5.01162</text:p>
          </table:table-cell>
          <table:table-cell table:style-name="ce3" table:formula="of:=IF(ABS([.X68]-[.Y68])&lt;[.$B$1];[.Y68];108-(815-(1500/[.X68]))/[.Y68])" office:value-type="float" office:value="5.0116192338869">
            <text:p>5.01</text:p>
          </table:table-cell>
          <table:table-cell table:number-columns-repeated="998"/>
        </table:table-row>
        <table:table-row table:style-name="ro1">
          <table:table-cell office:value-type="float" office:value="-3.25">
            <text:p>-3.25000</text:p>
          </table:table-cell>
          <table:table-cell office:value-type="string">
            <text:p><text:s/>12.61538461538461497469</text:p>
          </table:table-cell>
          <table:table-cell table:style-name="ce2" table:formula="of:=108-(815-(1500/[.A69]))/[.B69]" office:value-type="float" office:value="6.8109756097561">
            <text:p>6.81098</text:p>
          </table:table-cell>
          <table:table-cell table:style-name="ce2" table:formula="of:=IF(ABS([.B69]-[.C69])&lt;[.$B$1];[.C69];108-(815-(1500/[.B69]))/[.C69])" office:value-type="float" office:value="5.79767233661595">
            <text:p>5.79767</text:p>
          </table:table-cell>
          <table:table-cell table:style-name="ce2" table:formula="of:=IF(ABS([.C69]-[.D69])&lt;[.$B$1];[.D69];108-(815-(1500/[.C69]))/[.D69])" office:value-type="float" office:value="5.41275478690569">
            <text:p>5.41275</text:p>
          </table:table-cell>
          <table:table-cell table:style-name="ce2" table:formula="of:=IF(ABS([.D69]-[.E69])&lt;[.$B$1];[.E69];108-(815-(1500/[.D69]))/[.E69])" office:value-type="float" office:value="5.22876786580686">
            <text:p>5.22877</text:p>
          </table:table-cell>
          <table:table-cell table:style-name="ce2" table:formula="of:=IF(ABS([.E69]-[.F69])&lt;[.$B$1];[.F69];108-(815-(1500/[.E69]))/[.F69])" office:value-type="float" office:value="5.13125531968308">
            <text:p>5.13126</text:p>
          </table:table-cell>
          <table:table-cell table:style-name="ce2" table:formula="of:=IF(ABS([.F69]-[.G69])&lt;[.$B$1];[.G69];108-(815-(1500/[.F69]))/[.G69])" office:value-type="float" office:value="5.07673872011762">
            <text:p>5.07674</text:p>
          </table:table-cell>
          <table:table-cell table:style-name="ce2" table:formula="of:=IF(ABS([.G69]-[.H69])&lt;[.$B$1];[.H69];108-(815-(1500/[.G69]))/[.H69])" office:value-type="float" office:value="5.04534728005034">
            <text:p>5.04535</text:p>
          </table:table-cell>
          <table:table-cell table:style-name="ce2" table:formula="of:=IF(ABS([.H69]-[.I69])&lt;[.$B$1];[.I69];108-(815-(1500/[.H69]))/[.I69])" office:value-type="float" office:value="5.0269643366985">
            <text:p>5.02696</text:p>
          </table:table-cell>
          <table:table-cell table:style-name="ce2" table:formula="of:=IF(ABS([.I69]-[.J69])&lt;[.$B$1];[.J69];108-(815-(1500/[.I69]))/[.J69])" office:value-type="float" office:value="5.01610208272901">
            <text:p>5.01610</text:p>
          </table:table-cell>
          <table:table-cell table:style-name="ce2" table:formula="of:=IF(ABS([.J69]-[.K69])&lt;[.$B$1];[.K69];108-(815-(1500/[.J69]))/[.K69])" office:value-type="float" office:value="5.00983481275603">
            <text:p>5.00983</text:p>
          </table:table-cell>
          <table:table-cell table:style-name="ce2" table:formula="of:=IF(ABS([.K69]-[.L69])&lt;[.$B$1];[.L69];108-(815-(1500/[.K69]))/[.L69])" office:value-type="float" office:value="5.00983481275603">
            <text:p>5.00983</text:p>
          </table:table-cell>
          <table:table-cell table:style-name="ce2" table:formula="of:=IF(ABS([.L69]-[.M69])&lt;[.$B$1];[.M69];108-(815-(1500/[.L69]))/[.M69])" office:value-type="float" office:value="5.00983481275603">
            <text:p>5.00983</text:p>
          </table:table-cell>
          <table:table-cell table:style-name="ce2" table:formula="of:=IF(ABS([.M69]-[.N69])&lt;[.$B$1];[.N69];108-(815-(1500/[.M69]))/[.N69])" office:value-type="float" office:value="5.00983481275603">
            <text:p>5.00983</text:p>
          </table:table-cell>
          <table:table-cell table:style-name="ce2" table:formula="of:=IF(ABS([.N69]-[.O69])&lt;[.$B$1];[.O69];108-(815-(1500/[.N69]))/[.O69])" office:value-type="float" office:value="5.00983481275603">
            <text:p>5.00983</text:p>
          </table:table-cell>
          <table:table-cell table:style-name="ce2" table:formula="of:=IF(ABS([.O69]-[.P69])&lt;[.$B$1];[.P69];108-(815-(1500/[.O69]))/[.P69])" office:value-type="float" office:value="5.00983481275603">
            <text:p>5.00983</text:p>
          </table:table-cell>
          <table:table-cell table:style-name="ce2" table:formula="of:=IF(ABS([.P69]-[.Q69])&lt;[.$B$1];[.Q69];108-(815-(1500/[.P69]))/[.Q69])" office:value-type="float" office:value="5.00983481275603">
            <text:p>5.00983</text:p>
          </table:table-cell>
          <table:table-cell table:style-name="ce2" table:formula="of:=IF(ABS([.Q69]-[.R69])&lt;[.$B$1];[.R69];108-(815-(1500/[.Q69]))/[.R69])" office:value-type="float" office:value="5.00983481275603">
            <text:p>5.00983</text:p>
          </table:table-cell>
          <table:table-cell table:style-name="ce2" table:formula="of:=IF(ABS([.R69]-[.S69])&lt;[.$B$1];[.S69];108-(815-(1500/[.R69]))/[.S69])" office:value-type="float" office:value="5.00983481275603">
            <text:p>5.00983</text:p>
          </table:table-cell>
          <table:table-cell table:style-name="ce2" table:formula="of:=IF(ABS([.S69]-[.T69])&lt;[.$B$1];[.T69];108-(815-(1500/[.S69]))/[.T69])" office:value-type="float" office:value="5.00983481275603">
            <text:p>5.00983</text:p>
          </table:table-cell>
          <table:table-cell table:style-name="ce2" table:formula="of:=IF(ABS([.T69]-[.U69])&lt;[.$B$1];[.U69];108-(815-(1500/[.T69]))/[.U69])" office:value-type="float" office:value="5.00983481275603">
            <text:p>5.00983</text:p>
          </table:table-cell>
          <table:table-cell table:style-name="ce2" table:formula="of:=IF(ABS([.U69]-[.V69])&lt;[.$B$1];[.V69];108-(815-(1500/[.U69]))/[.V69])" office:value-type="float" office:value="5.00983481275603">
            <text:p>5.00983</text:p>
          </table:table-cell>
          <table:table-cell table:style-name="ce2" table:formula="of:=IF(ABS([.V69]-[.W69])&lt;[.$B$1];[.W69];108-(815-(1500/[.V69]))/[.W69])" office:value-type="float" office:value="5.00983481275603">
            <text:p>5.00983</text:p>
          </table:table-cell>
          <table:table-cell table:style-name="ce2" table:formula="of:=IF(ABS([.W69]-[.X69])&lt;[.$B$1];[.X69];108-(815-(1500/[.W69]))/[.X69])" office:value-type="float" office:value="5.00983481275603">
            <text:p>5.00983</text:p>
          </table:table-cell>
          <table:table-cell table:style-name="ce3" table:formula="of:=IF(ABS([.X69]-[.Y69])&lt;[.$B$1];[.Y69];108-(815-(1500/[.X69]))/[.Y69])" office:value-type="float" office:value="5.00983481275603">
            <text:p>5.01</text:p>
          </table:table-cell>
          <table:table-cell table:number-columns-repeated="998"/>
        </table:table-row>
        <table:table-row table:style-name="ro1">
          <table:table-cell office:value-type="float" office:value="-3">
            <text:p>-3.00000</text:p>
          </table:table-cell>
          <table:table-cell office:value-type="string">
            <text:p><text:s/>13.00000000000000000000</text:p>
          </table:table-cell>
          <table:table-cell table:style-name="ce2" table:formula="of:=108-(815-(1500/[.A70]))/[.B70]" office:value-type="float" office:value="6.84615384615384">
            <text:p>6.84615</text:p>
          </table:table-cell>
          <table:table-cell table:style-name="ce2" table:formula="of:=IF(ABS([.B70]-[.C70])&lt;[.$B$1];[.C70];108-(815-(1500/[.B70]))/[.C70])" office:value-type="float" office:value="5.80898876404484">
            <text:p>5.80899</text:p>
          </table:table-cell>
          <table:table-cell table:style-name="ce2" table:formula="of:=IF(ABS([.C70]-[.D70])&lt;[.$B$1];[.D70];108-(815-(1500/[.C70]))/[.D70])" office:value-type="float" office:value="5.41779497098469">
            <text:p>5.41779</text:p>
          </table:table-cell>
          <table:table-cell table:style-name="ce2" table:formula="of:=IF(ABS([.D70]-[.E70])&lt;[.$B$1];[.E70];108-(815-(1500/[.D70]))/[.E70])" office:value-type="float" office:value="5.23134594784295">
            <text:p>5.23135</text:p>
          </table:table-cell>
          <table:table-cell table:style-name="ce2" table:formula="of:=IF(ABS([.E70]-[.F70])&lt;[.$B$1];[.F70];108-(815-(1500/[.E70]))/[.F70])" office:value-type="float" office:value="5.13266907737678">
            <text:p>5.13267</text:p>
          </table:table-cell>
          <table:table-cell table:style-name="ce2" table:formula="of:=IF(ABS([.F70]-[.G70])&lt;[.$B$1];[.G70];108-(815-(1500/[.F70]))/[.G70])" office:value-type="float" office:value="5.07754389873092">
            <text:p>5.07754</text:p>
          </table:table-cell>
          <table:table-cell table:style-name="ce2" table:formula="of:=IF(ABS([.G70]-[.H70])&lt;[.$B$1];[.H70];108-(815-(1500/[.G70]))/[.H70])" office:value-type="float" office:value="5.04581555824161">
            <text:p>5.04582</text:p>
          </table:table-cell>
          <table:table-cell table:style-name="ce2" table:formula="of:=IF(ABS([.H70]-[.I70])&lt;[.$B$1];[.I70];108-(815-(1500/[.H70]))/[.I70])" office:value-type="float" office:value="5.02723509737331">
            <text:p>5.02724</text:p>
          </table:table-cell>
          <table:table-cell table:style-name="ce2" table:formula="of:=IF(ABS([.I70]-[.J70])&lt;[.$B$1];[.J70];108-(815-(1500/[.I70]))/[.J70])" office:value-type="float" office:value="5.01616029606177">
            <text:p>5.01616</text:p>
          </table:table-cell>
          <table:table-cell table:style-name="ce2" table:formula="of:=IF(ABS([.J70]-[.K70])&lt;[.$B$1];[.K70];108-(815-(1500/[.J70]))/[.K70])" office:value-type="float" office:value="5.00782619268553">
            <text:p>5.00783</text:p>
          </table:table-cell>
          <table:table-cell table:style-name="ce2" table:formula="of:=IF(ABS([.K70]-[.L70])&lt;[.$B$1];[.L70];108-(815-(1500/[.K70]))/[.L70])" office:value-type="float" office:value="5.00782619268553">
            <text:p>5.00783</text:p>
          </table:table-cell>
          <table:table-cell table:style-name="ce2" table:formula="of:=IF(ABS([.L70]-[.M70])&lt;[.$B$1];[.M70];108-(815-(1500/[.L70]))/[.M70])" office:value-type="float" office:value="5.00782619268553">
            <text:p>5.00783</text:p>
          </table:table-cell>
          <table:table-cell table:style-name="ce2" table:formula="of:=IF(ABS([.M70]-[.N70])&lt;[.$B$1];[.N70];108-(815-(1500/[.M70]))/[.N70])" office:value-type="float" office:value="5.00782619268553">
            <text:p>5.00783</text:p>
          </table:table-cell>
          <table:table-cell table:style-name="ce2" table:formula="of:=IF(ABS([.N70]-[.O70])&lt;[.$B$1];[.O70];108-(815-(1500/[.N70]))/[.O70])" office:value-type="float" office:value="5.00782619268553">
            <text:p>5.00783</text:p>
          </table:table-cell>
          <table:table-cell table:style-name="ce2" table:formula="of:=IF(ABS([.O70]-[.P70])&lt;[.$B$1];[.P70];108-(815-(1500/[.O70]))/[.P70])" office:value-type="float" office:value="5.00782619268553">
            <text:p>5.00783</text:p>
          </table:table-cell>
          <table:table-cell table:style-name="ce2" table:formula="of:=IF(ABS([.P70]-[.Q70])&lt;[.$B$1];[.Q70];108-(815-(1500/[.P70]))/[.Q70])" office:value-type="float" office:value="5.00782619268553">
            <text:p>5.00783</text:p>
          </table:table-cell>
          <table:table-cell table:style-name="ce2" table:formula="of:=IF(ABS([.Q70]-[.R70])&lt;[.$B$1];[.R70];108-(815-(1500/[.Q70]))/[.R70])" office:value-type="float" office:value="5.00782619268553">
            <text:p>5.00783</text:p>
          </table:table-cell>
          <table:table-cell table:style-name="ce2" table:formula="of:=IF(ABS([.R70]-[.S70])&lt;[.$B$1];[.S70];108-(815-(1500/[.R70]))/[.S70])" office:value-type="float" office:value="5.00782619268553">
            <text:p>5.00783</text:p>
          </table:table-cell>
          <table:table-cell table:style-name="ce2" table:formula="of:=IF(ABS([.S70]-[.T70])&lt;[.$B$1];[.T70];108-(815-(1500/[.S70]))/[.T70])" office:value-type="float" office:value="5.00782619268553">
            <text:p>5.00783</text:p>
          </table:table-cell>
          <table:table-cell table:style-name="ce2" table:formula="of:=IF(ABS([.T70]-[.U70])&lt;[.$B$1];[.U70];108-(815-(1500/[.T70]))/[.U70])" office:value-type="float" office:value="5.00782619268553">
            <text:p>5.00783</text:p>
          </table:table-cell>
          <table:table-cell table:style-name="ce2" table:formula="of:=IF(ABS([.U70]-[.V70])&lt;[.$B$1];[.V70];108-(815-(1500/[.U70]))/[.V70])" office:value-type="float" office:value="5.00782619268553">
            <text:p>5.00783</text:p>
          </table:table-cell>
          <table:table-cell table:style-name="ce2" table:formula="of:=IF(ABS([.V70]-[.W70])&lt;[.$B$1];[.W70];108-(815-(1500/[.V70]))/[.W70])" office:value-type="float" office:value="5.00782619268553">
            <text:p>5.00783</text:p>
          </table:table-cell>
          <table:table-cell table:style-name="ce2" table:formula="of:=IF(ABS([.W70]-[.X70])&lt;[.$B$1];[.X70];108-(815-(1500/[.W70]))/[.X70])" office:value-type="float" office:value="5.00782619268553">
            <text:p>5.00783</text:p>
          </table:table-cell>
          <table:table-cell table:style-name="ce3" table:formula="of:=IF(ABS([.X70]-[.Y70])&lt;[.$B$1];[.Y70];108-(815-(1500/[.X70]))/[.Y70])" office:value-type="float" office:value="5.00782619268553">
            <text:p>5.01</text:p>
          </table:table-cell>
          <table:table-cell table:number-columns-repeated="998"/>
        </table:table-row>
        <table:table-row table:style-name="ro1">
          <table:table-cell office:value-type="float" office:value="-2.75">
            <text:p>-2.75000</text:p>
          </table:table-cell>
          <table:table-cell office:value-type="string">
            <text:p><text:s/>13.45454545454545325356</text:p>
          </table:table-cell>
          <table:table-cell table:style-name="ce2" table:formula="of:=108-(815-(1500/[.A71]))/[.B71]" office:value-type="float" office:value="6.88513513513512">
            <text:p>6.88514</text:p>
          </table:table-cell>
          <table:table-cell table:style-name="ce2" table:formula="of:=IF(ABS([.B71]-[.C71])&lt;[.$B$1];[.C71];108-(815-(1500/[.B71]))/[.C71])" office:value-type="float" office:value="5.82139352306153">
            <text:p>5.82139</text:p>
          </table:table-cell>
          <table:table-cell table:style-name="ce2" table:formula="of:=IF(ABS([.C71]-[.D71])&lt;[.$B$1];[.D71];108-(815-(1500/[.C71]))/[.D71])" office:value-type="float" office:value="5.42329737019047">
            <text:p>5.42330</text:p>
          </table:table-cell>
          <table:table-cell table:style-name="ce2" table:formula="of:=IF(ABS([.D71]-[.E71])&lt;[.$B$1];[.E71];108-(815-(1500/[.D71]))/[.E71])" office:value-type="float" office:value="5.23415498420876">
            <text:p>5.23415</text:p>
          </table:table-cell>
          <table:table-cell table:style-name="ce2" table:formula="of:=IF(ABS([.E71]-[.F71])&lt;[.$B$1];[.F71];108-(815-(1500/[.E71]))/[.F71])" office:value-type="float" office:value="5.13420789900512">
            <text:p>5.13421</text:p>
          </table:table-cell>
          <table:table-cell table:style-name="ce2" table:formula="of:=IF(ABS([.F71]-[.G71])&lt;[.$B$1];[.G71];108-(815-(1500/[.F71]))/[.G71])" office:value-type="float" office:value="5.07841979338077">
            <text:p>5.07842</text:p>
          </table:table-cell>
          <table:table-cell table:style-name="ce2" table:formula="of:=IF(ABS([.G71]-[.H71])&lt;[.$B$1];[.H71];108-(815-(1500/[.G71]))/[.H71])" office:value-type="float" office:value="5.04632464287359">
            <text:p>5.04632</text:p>
          </table:table-cell>
          <table:table-cell table:style-name="ce2" table:formula="of:=IF(ABS([.H71]-[.I71])&lt;[.$B$1];[.I71];108-(815-(1500/[.H71]))/[.I71])" office:value-type="float" office:value="5.02752637820257">
            <text:p>5.02753</text:p>
          </table:table-cell>
          <table:table-cell table:style-name="ce2" table:formula="of:=IF(ABS([.I71]-[.J71])&lt;[.$B$1];[.J71];108-(815-(1500/[.I71]))/[.J71])" office:value-type="float" office:value="5.01616175621982">
            <text:p>5.01616</text:p>
          </table:table-cell>
          <table:table-cell table:style-name="ce2" table:formula="of:=IF(ABS([.J71]-[.K71])&lt;[.$B$1];[.K71];108-(815-(1500/[.J71]))/[.K71])" office:value-type="float" office:value="5.00440991246359">
            <text:p>5.00441</text:p>
          </table:table-cell>
          <table:table-cell table:style-name="ce2" table:formula="of:=IF(ABS([.K71]-[.L71])&lt;[.$B$1];[.L71];108-(815-(1500/[.K71]))/[.L71])" office:value-type="float" office:value="4.89761828687847">
            <text:p>4.89762</text:p>
          </table:table-cell>
          <table:table-cell table:style-name="ce2" table:formula="of:=IF(ABS([.L71]-[.M71])&lt;[.$B$1];[.M71];108-(815-(1500/[.L71]))/[.M71])" office:value-type="float" office:value="2.79287045174517">
            <text:p>2.79287</text:p>
          </table:table-cell>
          <table:table-cell table:style-name="ce2" table:formula="of:=IF(ABS([.M71]-[.N71])&lt;[.$B$1];[.N71];108-(815-(1500/[.M71]))/[.N71])" office:value-type="float" office:value="-74.152624827724">
            <text:p>-74.15262</text:p>
          </table:table-cell>
          <table:table-cell table:style-name="ce2" table:formula="of:=IF(ABS([.N71]-[.O71])&lt;[.$B$1];[.O71];108-(815-(1500/[.N71]))/[.O71])" office:value-type="float" office:value="111.74792073836">
            <text:p>111.74792</text:p>
          </table:table-cell>
          <table:table-cell table:style-name="ce2" table:formula="of:=IF(ABS([.O71]-[.P71])&lt;[.$B$1];[.P71];108-(815-(1500/[.O71]))/[.P71])" office:value-type="float" office:value="100.525779957099">
            <text:p>100.52578</text:p>
          </table:table-cell>
          <table:table-cell table:style-name="ce2" table:formula="of:=IF(ABS([.P71]-[.Q71])&lt;[.$B$1];[.Q71];108-(815-(1500/[.P71]))/[.Q71])" office:value-type="float" office:value="100.026155561334">
            <text:p>100.02616</text:p>
          </table:table-cell>
          <table:table-cell table:style-name="ce2" table:formula="of:=IF(ABS([.Q71]-[.R71])&lt;[.$B$1];[.R71];108-(815-(1500/[.Q71]))/[.R71])" office:value-type="float" office:value="100.001307557952">
            <text:p>100.00131</text:p>
          </table:table-cell>
          <table:table-cell table:style-name="ce2" table:formula="of:=IF(ABS([.R71]-[.S71])&lt;[.$B$1];[.S71];108-(815-(1500/[.R71]))/[.S71])" office:value-type="float" office:value="100.000065380698">
            <text:p>100.00007</text:p>
          </table:table-cell>
          <table:table-cell table:style-name="ce2" table:formula="of:=IF(ABS([.S71]-[.T71])&lt;[.$B$1];[.T71];108-(815-(1500/[.S71]))/[.T71])" office:value-type="float" office:value="100.000065380698">
            <text:p>100.00007</text:p>
          </table:table-cell>
          <table:table-cell table:style-name="ce2" table:formula="of:=IF(ABS([.T71]-[.U71])&lt;[.$B$1];[.U71];108-(815-(1500/[.T71]))/[.U71])" office:value-type="float" office:value="100.000065380698">
            <text:p>100.00007</text:p>
          </table:table-cell>
          <table:table-cell table:style-name="ce2" table:formula="of:=IF(ABS([.U71]-[.V71])&lt;[.$B$1];[.V71];108-(815-(1500/[.U71]))/[.V71])" office:value-type="float" office:value="100.000065380698">
            <text:p>100.00007</text:p>
          </table:table-cell>
          <table:table-cell table:style-name="ce2" table:formula="of:=IF(ABS([.V71]-[.W71])&lt;[.$B$1];[.W71];108-(815-(1500/[.V71]))/[.W71])" office:value-type="float" office:value="100.000065380698">
            <text:p>100.00007</text:p>
          </table:table-cell>
          <table:table-cell table:style-name="ce2" table:formula="of:=IF(ABS([.W71]-[.X71])&lt;[.$B$1];[.X71];108-(815-(1500/[.W71]))/[.X71])" office:value-type="float" office:value="100.000065380698">
            <text:p>100.00007</text:p>
          </table:table-cell>
          <table:table-cell table:style-name="ce3" table:formula="of:=IF(ABS([.X71]-[.Y71])&lt;[.$B$1];[.Y71];108-(815-(1500/[.X71]))/[.Y71])" office:value-type="float" office:value="100.000065380698">
            <text:p>100</text:p>
          </table:table-cell>
          <table:table-cell table:number-columns-repeated="998"/>
        </table:table-row>
        <table:table-row table:style-name="ro1">
          <table:table-cell office:value-type="float" office:value="-2.5">
            <text:p>-2.50000</text:p>
          </table:table-cell>
          <table:table-cell office:value-type="string">
            <text:p><text:s/>14.00000000000000000000</text:p>
          </table:table-cell>
          <table:table-cell table:style-name="ce2" table:formula="of:=108-(815-(1500/[.A72]))/[.B72]" office:value-type="float" office:value="6.92857142857143">
            <text:p>6.92857</text:p>
          </table:table-cell>
          <table:table-cell table:style-name="ce2" table:formula="of:=IF(ABS([.B72]-[.C72])&lt;[.$B$1];[.C72];108-(815-(1500/[.B72]))/[.C72])" office:value-type="float" office:value="5.83505154639178">
            <text:p>5.83505</text:p>
          </table:table-cell>
          <table:table-cell table:style-name="ce2" table:formula="of:=IF(ABS([.C72]-[.D72])&lt;[.$B$1];[.D72];108-(815-(1500/[.C72]))/[.D72])" office:value-type="float" office:value="5.42932862190862">
            <text:p>5.42933</text:p>
          </table:table-cell>
          <table:table-cell table:style-name="ce2" table:formula="of:=IF(ABS([.D72]-[.E72])&lt;[.$B$1];[.E72];108-(815-(1500/[.D72]))/[.E72])" office:value-type="float" office:value="5.23722746502708">
            <text:p>5.23723</text:p>
          </table:table-cell>
          <table:table-cell table:style-name="ce2" table:formula="of:=IF(ABS([.E72]-[.F72])&lt;[.$B$1];[.F72];108-(815-(1500/[.E72]))/[.F72])" office:value-type="float" office:value="5.13588915141193">
            <text:p>5.13589</text:p>
          </table:table-cell>
          <table:table-cell table:style-name="ce2" table:formula="of:=IF(ABS([.F72]-[.G72])&lt;[.$B$1];[.G72];108-(815-(1500/[.F72]))/[.G72])" office:value-type="float" office:value="5.07937622079838">
            <text:p>5.07938</text:p>
          </table:table-cell>
          <table:table-cell table:style-name="ce2" table:formula="of:=IF(ABS([.G72]-[.H72])&lt;[.$B$1];[.H72];108-(815-(1500/[.G72]))/[.H72])" office:value-type="float" office:value="5.04688154290587">
            <text:p>5.04688</text:p>
          </table:table-cell>
          <table:table-cell table:style-name="ce2" table:formula="of:=IF(ABS([.H72]-[.I72])&lt;[.$B$1];[.I72];108-(815-(1500/[.H72]))/[.I72])" office:value-type="float" office:value="5.02786892470409">
            <text:p>5.02787</text:p>
          </table:table-cell>
          <table:table-cell table:style-name="ce2" table:formula="of:=IF(ABS([.I72]-[.J72])&lt;[.$B$1];[.J72];108-(815-(1500/[.I72]))/[.J72])" office:value-type="float" office:value="5.01665441591301">
            <text:p>5.01665</text:p>
          </table:table-cell>
          <table:table-cell table:style-name="ce2" table:formula="of:=IF(ABS([.J72]-[.K72])&lt;[.$B$1];[.K72];108-(815-(1500/[.J72]))/[.K72])" office:value-type="float" office:value="5.01047268071274">
            <text:p>5.01047</text:p>
          </table:table-cell>
          <table:table-cell table:style-name="ce2" table:formula="of:=IF(ABS([.K72]-[.L72])&lt;[.$B$1];[.L72];108-(815-(1500/[.K72]))/[.L72])" office:value-type="float" office:value="5.01047268071274">
            <text:p>5.01047</text:p>
          </table:table-cell>
          <table:table-cell table:style-name="ce2" table:formula="of:=IF(ABS([.L72]-[.M72])&lt;[.$B$1];[.M72];108-(815-(1500/[.L72]))/[.M72])" office:value-type="float" office:value="5.01047268071274">
            <text:p>5.01047</text:p>
          </table:table-cell>
          <table:table-cell table:style-name="ce2" table:formula="of:=IF(ABS([.M72]-[.N72])&lt;[.$B$1];[.N72];108-(815-(1500/[.M72]))/[.N72])" office:value-type="float" office:value="5.01047268071274">
            <text:p>5.01047</text:p>
          </table:table-cell>
          <table:table-cell table:style-name="ce2" table:formula="of:=IF(ABS([.N72]-[.O72])&lt;[.$B$1];[.O72];108-(815-(1500/[.N72]))/[.O72])" office:value-type="float" office:value="5.01047268071274">
            <text:p>5.01047</text:p>
          </table:table-cell>
          <table:table-cell table:style-name="ce2" table:formula="of:=IF(ABS([.O72]-[.P72])&lt;[.$B$1];[.P72];108-(815-(1500/[.O72]))/[.P72])" office:value-type="float" office:value="5.01047268071274">
            <text:p>5.01047</text:p>
          </table:table-cell>
          <table:table-cell table:style-name="ce2" table:formula="of:=IF(ABS([.P72]-[.Q72])&lt;[.$B$1];[.Q72];108-(815-(1500/[.P72]))/[.Q72])" office:value-type="float" office:value="5.01047268071274">
            <text:p>5.01047</text:p>
          </table:table-cell>
          <table:table-cell table:style-name="ce2" table:formula="of:=IF(ABS([.Q72]-[.R72])&lt;[.$B$1];[.R72];108-(815-(1500/[.Q72]))/[.R72])" office:value-type="float" office:value="5.01047268071274">
            <text:p>5.01047</text:p>
          </table:table-cell>
          <table:table-cell table:style-name="ce2" table:formula="of:=IF(ABS([.R72]-[.S72])&lt;[.$B$1];[.S72];108-(815-(1500/[.R72]))/[.S72])" office:value-type="float" office:value="5.01047268071274">
            <text:p>5.01047</text:p>
          </table:table-cell>
          <table:table-cell table:style-name="ce2" table:formula="of:=IF(ABS([.S72]-[.T72])&lt;[.$B$1];[.T72];108-(815-(1500/[.S72]))/[.T72])" office:value-type="float" office:value="5.01047268071274">
            <text:p>5.01047</text:p>
          </table:table-cell>
          <table:table-cell table:style-name="ce2" table:formula="of:=IF(ABS([.T72]-[.U72])&lt;[.$B$1];[.U72];108-(815-(1500/[.T72]))/[.U72])" office:value-type="float" office:value="5.01047268071274">
            <text:p>5.01047</text:p>
          </table:table-cell>
          <table:table-cell table:style-name="ce2" table:formula="of:=IF(ABS([.U72]-[.V72])&lt;[.$B$1];[.V72];108-(815-(1500/[.U72]))/[.V72])" office:value-type="float" office:value="5.01047268071274">
            <text:p>5.01047</text:p>
          </table:table-cell>
          <table:table-cell table:style-name="ce2" table:formula="of:=IF(ABS([.V72]-[.W72])&lt;[.$B$1];[.W72];108-(815-(1500/[.V72]))/[.W72])" office:value-type="float" office:value="5.01047268071274">
            <text:p>5.01047</text:p>
          </table:table-cell>
          <table:table-cell table:style-name="ce2" table:formula="of:=IF(ABS([.W72]-[.X72])&lt;[.$B$1];[.X72];108-(815-(1500/[.W72]))/[.X72])" office:value-type="float" office:value="5.01047268071274">
            <text:p>5.01047</text:p>
          </table:table-cell>
          <table:table-cell table:style-name="ce3" table:formula="of:=IF(ABS([.X72]-[.Y72])&lt;[.$B$1];[.Y72];108-(815-(1500/[.X72]))/[.Y72])" office:value-type="float" office:value="5.01047268071274">
            <text:p>5.01</text:p>
          </table:table-cell>
          <table:table-cell table:number-columns-repeated="998"/>
        </table:table-row>
        <table:table-row table:style-name="ro1">
          <table:table-cell office:value-type="float" office:value="-2.25">
            <text:p>-2.25000</text:p>
          </table:table-cell>
          <table:table-cell office:value-type="string">
            <text:p><text:s/>14.66666666666666785090</text:p>
          </table:table-cell>
          <table:table-cell table:style-name="ce2" table:formula="of:=108-(815-(1500/[.A73]))/[.B73]" office:value-type="float" office:value="6.97727272727275">
            <text:p>6.97727</text:p>
          </table:table-cell>
          <table:table-cell table:style-name="ce2" table:formula="of:=IF(ABS([.B73]-[.C73])&lt;[.$B$1];[.C73];108-(815-(1500/[.B73]))/[.C73])" office:value-type="float" office:value="5.85016286644981">
            <text:p>5.85016</text:p>
          </table:table-cell>
          <table:table-cell table:style-name="ce2" table:formula="of:=IF(ABS([.C73]-[.D73])&lt;[.$B$1];[.D73];108-(815-(1500/[.C73]))/[.D73])" office:value-type="float" office:value="5.43596881960417">
            <text:p>5.43597</text:p>
          </table:table-cell>
          <table:table-cell table:style-name="ce2" table:formula="of:=IF(ABS([.D73]-[.E73])&lt;[.$B$1];[.E73];108-(815-(1500/[.D73]))/[.E73])" office:value-type="float" office:value="5.24060227398452">
            <text:p>5.24060</text:p>
          </table:table-cell>
          <table:table-cell table:style-name="ce2" table:formula="of:=IF(ABS([.E73]-[.F73])&lt;[.$B$1];[.F73];108-(815-(1500/[.E73]))/[.F73])" office:value-type="float" office:value="5.13773356444348">
            <text:p>5.13773</text:p>
          </table:table-cell>
          <table:table-cell table:style-name="ce2" table:formula="of:=IF(ABS([.F73]-[.G73])&lt;[.$B$1];[.G73];108-(815-(1500/[.F73]))/[.G73])" office:value-type="float" office:value="5.08042473617505">
            <text:p>5.08042</text:p>
          </table:table-cell>
          <table:table-cell table:style-name="ce2" table:formula="of:=IF(ABS([.G73]-[.H73])&lt;[.$B$1];[.H73];108-(815-(1500/[.G73]))/[.H73])" office:value-type="float" office:value="5.04749161552074">
            <text:p>5.04749</text:p>
          </table:table-cell>
          <table:table-cell table:style-name="ce2" table:formula="of:=IF(ABS([.H73]-[.I73])&lt;[.$B$1];[.I73];108-(815-(1500/[.H73]))/[.I73])" office:value-type="float" office:value="5.02824000218122">
            <text:p>5.02824</text:p>
          </table:table-cell>
          <table:table-cell table:style-name="ce2" table:formula="of:=IF(ABS([.I73]-[.J73])&lt;[.$B$1];[.J73];108-(815-(1500/[.I73]))/[.J73])" office:value-type="float" office:value="5.01711017740246">
            <text:p>5.01711</text:p>
          </table:table-cell>
          <table:table-cell table:style-name="ce2" table:formula="of:=IF(ABS([.J73]-[.K73])&lt;[.$B$1];[.K73];108-(815-(1500/[.J73]))/[.K73])" office:value-type="float" office:value="5.01544003696871">
            <text:p>5.01544</text:p>
          </table:table-cell>
          <table:table-cell table:style-name="ce2" table:formula="of:=IF(ABS([.K73]-[.L73])&lt;[.$B$1];[.L73];108-(815-(1500/[.K73]))/[.L73])" office:value-type="float" office:value="5.01544003696871">
            <text:p>5.01544</text:p>
          </table:table-cell>
          <table:table-cell table:style-name="ce2" table:formula="of:=IF(ABS([.L73]-[.M73])&lt;[.$B$1];[.M73];108-(815-(1500/[.L73]))/[.M73])" office:value-type="float" office:value="5.01544003696871">
            <text:p>5.01544</text:p>
          </table:table-cell>
          <table:table-cell table:style-name="ce2" table:formula="of:=IF(ABS([.M73]-[.N73])&lt;[.$B$1];[.N73];108-(815-(1500/[.M73]))/[.N73])" office:value-type="float" office:value="5.01544003696871">
            <text:p>5.01544</text:p>
          </table:table-cell>
          <table:table-cell table:style-name="ce2" table:formula="of:=IF(ABS([.N73]-[.O73])&lt;[.$B$1];[.O73];108-(815-(1500/[.N73]))/[.O73])" office:value-type="float" office:value="5.01544003696871">
            <text:p>5.01544</text:p>
          </table:table-cell>
          <table:table-cell table:style-name="ce2" table:formula="of:=IF(ABS([.O73]-[.P73])&lt;[.$B$1];[.P73];108-(815-(1500/[.O73]))/[.P73])" office:value-type="float" office:value="5.01544003696871">
            <text:p>5.01544</text:p>
          </table:table-cell>
          <table:table-cell table:style-name="ce2" table:formula="of:=IF(ABS([.P73]-[.Q73])&lt;[.$B$1];[.Q73];108-(815-(1500/[.P73]))/[.Q73])" office:value-type="float" office:value="5.01544003696871">
            <text:p>5.01544</text:p>
          </table:table-cell>
          <table:table-cell table:style-name="ce2" table:formula="of:=IF(ABS([.Q73]-[.R73])&lt;[.$B$1];[.R73];108-(815-(1500/[.Q73]))/[.R73])" office:value-type="float" office:value="5.01544003696871">
            <text:p>5.01544</text:p>
          </table:table-cell>
          <table:table-cell table:style-name="ce2" table:formula="of:=IF(ABS([.R73]-[.S73])&lt;[.$B$1];[.S73];108-(815-(1500/[.R73]))/[.S73])" office:value-type="float" office:value="5.01544003696871">
            <text:p>5.01544</text:p>
          </table:table-cell>
          <table:table-cell table:style-name="ce2" table:formula="of:=IF(ABS([.S73]-[.T73])&lt;[.$B$1];[.T73];108-(815-(1500/[.S73]))/[.T73])" office:value-type="float" office:value="5.01544003696871">
            <text:p>5.01544</text:p>
          </table:table-cell>
          <table:table-cell table:style-name="ce2" table:formula="of:=IF(ABS([.T73]-[.U73])&lt;[.$B$1];[.U73];108-(815-(1500/[.T73]))/[.U73])" office:value-type="float" office:value="5.01544003696871">
            <text:p>5.01544</text:p>
          </table:table-cell>
          <table:table-cell table:style-name="ce2" table:formula="of:=IF(ABS([.U73]-[.V73])&lt;[.$B$1];[.V73];108-(815-(1500/[.U73]))/[.V73])" office:value-type="float" office:value="5.01544003696871">
            <text:p>5.01544</text:p>
          </table:table-cell>
          <table:table-cell table:style-name="ce2" table:formula="of:=IF(ABS([.V73]-[.W73])&lt;[.$B$1];[.W73];108-(815-(1500/[.V73]))/[.W73])" office:value-type="float" office:value="5.01544003696871">
            <text:p>5.01544</text:p>
          </table:table-cell>
          <table:table-cell table:style-name="ce2" table:formula="of:=IF(ABS([.W73]-[.X73])&lt;[.$B$1];[.X73];108-(815-(1500/[.W73]))/[.X73])" office:value-type="float" office:value="5.01544003696871">
            <text:p>5.01544</text:p>
          </table:table-cell>
          <table:table-cell table:style-name="ce3" table:formula="of:=IF(ABS([.X73]-[.Y73])&lt;[.$B$1];[.Y73];108-(815-(1500/[.X73]))/[.Y73])" office:value-type="float" office:value="5.01544003696871">
            <text:p>5.02</text:p>
          </table:table-cell>
          <table:table-cell table:number-columns-repeated="998"/>
        </table:table-row>
        <table:table-row table:style-name="ro1">
          <table:table-cell office:value-type="float" office:value="-2">
            <text:p>-2.00000</text:p>
          </table:table-cell>
          <table:table-cell office:value-type="string">
            <text:p><text:s/>15.50000000000000000000</text:p>
          </table:table-cell>
          <table:table-cell table:style-name="ce2" table:formula="of:=108-(815-(1500/[.A74]))/[.B74]" office:value-type="float" office:value="7.03225806451613">
            <text:p>7.03226</text:p>
          </table:table-cell>
          <table:table-cell table:style-name="ce2" table:formula="of:=IF(ABS([.B74]-[.C74])&lt;[.$B$1];[.C74];108-(815-(1500/[.B74]))/[.C74])" office:value-type="float" office:value="5.86697247706421">
            <text:p>5.86697</text:p>
          </table:table-cell>
          <table:table-cell table:style-name="ce2" table:formula="of:=IF(ABS([.C74]-[.D74])&lt;[.$B$1];[.D74];108-(815-(1500/[.C74]))/[.D74])" office:value-type="float" office:value="5.44331508991381">
            <text:p>5.44332</text:p>
          </table:table-cell>
          <table:table-cell table:style-name="ce2" table:formula="of:=IF(ABS([.D74]-[.E74])&lt;[.$B$1];[.E74];108-(815-(1500/[.D74]))/[.E74])" office:value-type="float" office:value="5.24432634300148">
            <text:p>5.24433</text:p>
          </table:table-cell>
          <table:table-cell table:style-name="ce2" table:formula="of:=IF(ABS([.E74]-[.F74])&lt;[.$B$1];[.F74];108-(815-(1500/[.E74]))/[.F74])" office:value-type="float" office:value="5.13976609782324">
            <text:p>5.13977</text:p>
          </table:table-cell>
          <table:table-cell table:style-name="ce2" table:formula="of:=IF(ABS([.F74]-[.G74])&lt;[.$B$1];[.G74];108-(815-(1500/[.F74]))/[.G74])" office:value-type="float" office:value="5.08157925461366">
            <text:p>5.08158</text:p>
          </table:table-cell>
          <table:table-cell table:style-name="ce2" table:formula="of:=IF(ABS([.G74]-[.H74])&lt;[.$B$1];[.H74];108-(815-(1500/[.G74]))/[.H74])" office:value-type="float" office:value="5.04816172858885">
            <text:p>5.04816</text:p>
          </table:table-cell>
          <table:table-cell table:style-name="ce2" table:formula="of:=IF(ABS([.H74]-[.I74])&lt;[.$B$1];[.I74];108-(815-(1500/[.H74]))/[.I74])" office:value-type="float" office:value="5.02862086705407">
            <text:p>5.02862</text:p>
          </table:table-cell>
          <table:table-cell table:style-name="ce2" table:formula="of:=IF(ABS([.I74]-[.J74])&lt;[.$B$1];[.J74];108-(815-(1500/[.I74]))/[.J74])" office:value-type="float" office:value="5.01706524788766">
            <text:p>5.01707</text:p>
          </table:table-cell>
          <table:table-cell table:style-name="ce2" table:formula="of:=IF(ABS([.J74]-[.K74])&lt;[.$B$1];[.K74];108-(815-(1500/[.J74]))/[.K74])" office:value-type="float" office:value="5.01001430269881">
            <text:p>5.01001</text:p>
          </table:table-cell>
          <table:table-cell table:style-name="ce2" table:formula="of:=IF(ABS([.K74]-[.L74])&lt;[.$B$1];[.L74];108-(815-(1500/[.K74]))/[.L74])" office:value-type="float" office:value="5.01001430269881">
            <text:p>5.01001</text:p>
          </table:table-cell>
          <table:table-cell table:style-name="ce2" table:formula="of:=IF(ABS([.L74]-[.M74])&lt;[.$B$1];[.M74];108-(815-(1500/[.L74]))/[.M74])" office:value-type="float" office:value="5.01001430269881">
            <text:p>5.01001</text:p>
          </table:table-cell>
          <table:table-cell table:style-name="ce2" table:formula="of:=IF(ABS([.M74]-[.N74])&lt;[.$B$1];[.N74];108-(815-(1500/[.M74]))/[.N74])" office:value-type="float" office:value="5.01001430269881">
            <text:p>5.01001</text:p>
          </table:table-cell>
          <table:table-cell table:style-name="ce2" table:formula="of:=IF(ABS([.N74]-[.O74])&lt;[.$B$1];[.O74];108-(815-(1500/[.N74]))/[.O74])" office:value-type="float" office:value="5.01001430269881">
            <text:p>5.01001</text:p>
          </table:table-cell>
          <table:table-cell table:style-name="ce2" table:formula="of:=IF(ABS([.O74]-[.P74])&lt;[.$B$1];[.P74];108-(815-(1500/[.O74]))/[.P74])" office:value-type="float" office:value="5.01001430269881">
            <text:p>5.01001</text:p>
          </table:table-cell>
          <table:table-cell table:style-name="ce2" table:formula="of:=IF(ABS([.P74]-[.Q74])&lt;[.$B$1];[.Q74];108-(815-(1500/[.P74]))/[.Q74])" office:value-type="float" office:value="5.01001430269881">
            <text:p>5.01001</text:p>
          </table:table-cell>
          <table:table-cell table:style-name="ce2" table:formula="of:=IF(ABS([.Q74]-[.R74])&lt;[.$B$1];[.R74];108-(815-(1500/[.Q74]))/[.R74])" office:value-type="float" office:value="5.01001430269881">
            <text:p>5.01001</text:p>
          </table:table-cell>
          <table:table-cell table:style-name="ce2" table:formula="of:=IF(ABS([.R74]-[.S74])&lt;[.$B$1];[.S74];108-(815-(1500/[.R74]))/[.S74])" office:value-type="float" office:value="5.01001430269881">
            <text:p>5.01001</text:p>
          </table:table-cell>
          <table:table-cell table:style-name="ce2" table:formula="of:=IF(ABS([.S74]-[.T74])&lt;[.$B$1];[.T74];108-(815-(1500/[.S74]))/[.T74])" office:value-type="float" office:value="5.01001430269881">
            <text:p>5.01001</text:p>
          </table:table-cell>
          <table:table-cell table:style-name="ce2" table:formula="of:=IF(ABS([.T74]-[.U74])&lt;[.$B$1];[.U74];108-(815-(1500/[.T74]))/[.U74])" office:value-type="float" office:value="5.01001430269881">
            <text:p>5.01001</text:p>
          </table:table-cell>
          <table:table-cell table:style-name="ce2" table:formula="of:=IF(ABS([.U74]-[.V74])&lt;[.$B$1];[.V74];108-(815-(1500/[.U74]))/[.V74])" office:value-type="float" office:value="5.01001430269881">
            <text:p>5.01001</text:p>
          </table:table-cell>
          <table:table-cell table:style-name="ce2" table:formula="of:=IF(ABS([.V74]-[.W74])&lt;[.$B$1];[.W74];108-(815-(1500/[.V74]))/[.W74])" office:value-type="float" office:value="5.01001430269881">
            <text:p>5.01001</text:p>
          </table:table-cell>
          <table:table-cell table:style-name="ce2" table:formula="of:=IF(ABS([.W74]-[.X74])&lt;[.$B$1];[.X74];108-(815-(1500/[.W74]))/[.X74])" office:value-type="float" office:value="5.01001430269881">
            <text:p>5.01001</text:p>
          </table:table-cell>
          <table:table-cell table:style-name="ce3" table:formula="of:=IF(ABS([.X74]-[.Y74])&lt;[.$B$1];[.Y74];108-(815-(1500/[.X74]))/[.Y74])" office:value-type="float" office:value="5.01001430269881">
            <text:p>5.01</text:p>
          </table:table-cell>
          <table:table-cell table:number-columns-repeated="998"/>
        </table:table-row>
        <table:table-row table:style-name="ro1">
          <table:table-cell office:value-type="float" office:value="-1.75">
            <text:p>-1.75000</text:p>
          </table:table-cell>
          <table:table-cell office:value-type="string">
            <text:p><text:s/>16.57142857142856939845</text:p>
          </table:table-cell>
          <table:table-cell table:style-name="ce2" table:formula="of:=108-(815-(1500/[.A75]))/[.B75]" office:value-type="float" office:value="7.09482758620689">
            <text:p>7.09483</text:p>
          </table:table-cell>
          <table:table-cell table:style-name="ce2" table:formula="of:=IF(ABS([.B75]-[.C75])&lt;[.$B$1];[.C75];108-(815-(1500/[.B75]))/[.C75])" office:value-type="float" office:value="5.88578371810439">
            <text:p>5.88578</text:p>
          </table:table-cell>
          <table:table-cell table:style-name="ce2" table:formula="of:=IF(ABS([.C75]-[.D75])&lt;[.$B$1];[.D75];108-(815-(1500/[.C75]))/[.D75])" office:value-type="float" office:value="5.451486374895">
            <text:p>5.45149</text:p>
          </table:table-cell>
          <table:table-cell table:style-name="ce2" table:formula="of:=IF(ABS([.D75]-[.E75])&lt;[.$B$1];[.E75];108-(815-(1500/[.D75]))/[.E75])" office:value-type="float" office:value="5.24845684853013">
            <text:p>5.24846</text:p>
          </table:table-cell>
          <table:table-cell table:style-name="ce2" table:formula="of:=IF(ABS([.E75]-[.F75])&lt;[.$B$1];[.F75];108-(815-(1500/[.E75]))/[.F75])" office:value-type="float" office:value="5.14201708500536">
            <text:p>5.14202</text:p>
          </table:table-cell>
          <table:table-cell table:style-name="ce2" table:formula="of:=IF(ABS([.F75]-[.G75])&lt;[.$B$1];[.G75];108-(815-(1500/[.F75]))/[.G75])" office:value-type="float" office:value="5.08285682199713">
            <text:p>5.08286</text:p>
          </table:table-cell>
          <table:table-cell table:style-name="ce2" table:formula="of:=IF(ABS([.G75]-[.H75])&lt;[.$B$1];[.H75];108-(815-(1500/[.G75]))/[.H75])" office:value-type="float" office:value="5.04890346005641">
            <text:p>5.04890</text:p>
          </table:table-cell>
          <table:table-cell table:style-name="ce2" table:formula="of:=IF(ABS([.H75]-[.I75])&lt;[.$B$1];[.I75];108-(815-(1500/[.H75]))/[.I75])" office:value-type="float" office:value="5.0290532702178">
            <text:p>5.02905</text:p>
          </table:table-cell>
          <table:table-cell table:style-name="ce2" table:formula="of:=IF(ABS([.I75]-[.J75])&lt;[.$B$1];[.J75];108-(815-(1500/[.I75]))/[.J75])" office:value-type="float" office:value="5.01723979286878">
            <text:p>5.01724</text:p>
          </table:table-cell>
          <table:table-cell table:style-name="ce2" table:formula="of:=IF(ABS([.J75]-[.K75])&lt;[.$B$1];[.K75];108-(815-(1500/[.J75]))/[.K75])" office:value-type="float" office:value="5.00848535201898">
            <text:p>5.00849</text:p>
          </table:table-cell>
          <table:table-cell table:style-name="ce2" table:formula="of:=IF(ABS([.K75]-[.L75])&lt;[.$B$1];[.L75];108-(815-(1500/[.K75]))/[.L75])" office:value-type="float" office:value="5.00848535201898">
            <text:p>5.00849</text:p>
          </table:table-cell>
          <table:table-cell table:style-name="ce2" table:formula="of:=IF(ABS([.L75]-[.M75])&lt;[.$B$1];[.M75];108-(815-(1500/[.L75]))/[.M75])" office:value-type="float" office:value="5.00848535201898">
            <text:p>5.00849</text:p>
          </table:table-cell>
          <table:table-cell table:style-name="ce2" table:formula="of:=IF(ABS([.M75]-[.N75])&lt;[.$B$1];[.N75];108-(815-(1500/[.M75]))/[.N75])" office:value-type="float" office:value="5.00848535201898">
            <text:p>5.00849</text:p>
          </table:table-cell>
          <table:table-cell table:style-name="ce2" table:formula="of:=IF(ABS([.N75]-[.O75])&lt;[.$B$1];[.O75];108-(815-(1500/[.N75]))/[.O75])" office:value-type="float" office:value="5.00848535201898">
            <text:p>5.00849</text:p>
          </table:table-cell>
          <table:table-cell table:style-name="ce2" table:formula="of:=IF(ABS([.O75]-[.P75])&lt;[.$B$1];[.P75];108-(815-(1500/[.O75]))/[.P75])" office:value-type="float" office:value="5.00848535201898">
            <text:p>5.00849</text:p>
          </table:table-cell>
          <table:table-cell table:style-name="ce2" table:formula="of:=IF(ABS([.P75]-[.Q75])&lt;[.$B$1];[.Q75];108-(815-(1500/[.P75]))/[.Q75])" office:value-type="float" office:value="5.00848535201898">
            <text:p>5.00849</text:p>
          </table:table-cell>
          <table:table-cell table:style-name="ce2" table:formula="of:=IF(ABS([.Q75]-[.R75])&lt;[.$B$1];[.R75];108-(815-(1500/[.Q75]))/[.R75])" office:value-type="float" office:value="5.00848535201898">
            <text:p>5.00849</text:p>
          </table:table-cell>
          <table:table-cell table:style-name="ce2" table:formula="of:=IF(ABS([.R75]-[.S75])&lt;[.$B$1];[.S75];108-(815-(1500/[.R75]))/[.S75])" office:value-type="float" office:value="5.00848535201898">
            <text:p>5.00849</text:p>
          </table:table-cell>
          <table:table-cell table:style-name="ce2" table:formula="of:=IF(ABS([.S75]-[.T75])&lt;[.$B$1];[.T75];108-(815-(1500/[.S75]))/[.T75])" office:value-type="float" office:value="5.00848535201898">
            <text:p>5.00849</text:p>
          </table:table-cell>
          <table:table-cell table:style-name="ce2" table:formula="of:=IF(ABS([.T75]-[.U75])&lt;[.$B$1];[.U75];108-(815-(1500/[.T75]))/[.U75])" office:value-type="float" office:value="5.00848535201898">
            <text:p>5.00849</text:p>
          </table:table-cell>
          <table:table-cell table:style-name="ce2" table:formula="of:=IF(ABS([.U75]-[.V75])&lt;[.$B$1];[.V75];108-(815-(1500/[.U75]))/[.V75])" office:value-type="float" office:value="5.00848535201898">
            <text:p>5.00849</text:p>
          </table:table-cell>
          <table:table-cell table:style-name="ce2" table:formula="of:=IF(ABS([.V75]-[.W75])&lt;[.$B$1];[.W75];108-(815-(1500/[.V75]))/[.W75])" office:value-type="float" office:value="5.00848535201898">
            <text:p>5.00849</text:p>
          </table:table-cell>
          <table:table-cell table:style-name="ce2" table:formula="of:=IF(ABS([.W75]-[.X75])&lt;[.$B$1];[.X75];108-(815-(1500/[.W75]))/[.X75])" office:value-type="float" office:value="5.00848535201898">
            <text:p>5.00849</text:p>
          </table:table-cell>
          <table:table-cell table:style-name="ce3" table:formula="of:=IF(ABS([.X75]-[.Y75])&lt;[.$B$1];[.Y75];108-(815-(1500/[.X75]))/[.Y75])" office:value-type="float" office:value="5.00848535201898">
            <text:p>5.01</text:p>
          </table:table-cell>
          <table:table-cell table:number-columns-repeated="998"/>
        </table:table-row>
        <table:table-row table:style-name="ro1">
          <table:table-cell office:value-type="float" office:value="-1.5">
            <text:p>-1.50000</text:p>
          </table:table-cell>
          <table:table-cell office:value-type="string">
            <text:p><text:s/>18.00000000000000000000</text:p>
          </table:table-cell>
          <table:table-cell table:style-name="ce2" table:formula="of:=108-(815-(1500/[.A76]))/[.B76]" office:value-type="float" office:value="7.16666666666667">
            <text:p>7.16667</text:p>
          </table:table-cell>
          <table:table-cell table:style-name="ce2" table:formula="of:=IF(ABS([.B76]-[.C76])&lt;[.$B$1];[.C76];108-(815-(1500/[.B76]))/[.C76])" office:value-type="float" office:value="5.90697674418612">
            <text:p>5.90698</text:p>
          </table:table-cell>
          <table:table-cell table:style-name="ce2" table:formula="of:=IF(ABS([.C76]-[.D76])&lt;[.$B$1];[.D76];108-(815-(1500/[.C76]))/[.D76])" office:value-type="float" office:value="5.46062992126119">
            <text:p>5.46063</text:p>
          </table:table-cell>
          <table:table-cell table:style-name="ce2" table:formula="of:=IF(ABS([.D76]-[.E76])&lt;[.$B$1];[.E76];108-(815-(1500/[.D76]))/[.E76])" office:value-type="float" office:value="5.25306416729217">
            <text:p>5.25306</text:p>
          </table:table-cell>
          <table:table-cell table:style-name="ce2" table:formula="of:=IF(ABS([.E76]-[.F76])&lt;[.$B$1];[.F76];108-(815-(1500/[.E76]))/[.F76])" office:value-type="float" office:value="5.14452374463731">
            <text:p>5.14452</text:p>
          </table:table-cell>
          <table:table-cell table:style-name="ce2" table:formula="of:=IF(ABS([.F76]-[.G76])&lt;[.$B$1];[.G76];108-(815-(1500/[.F76]))/[.G76])" office:value-type="float" office:value="5.08427821526993">
            <text:p>5.08428</text:p>
          </table:table-cell>
          <table:table-cell table:style-name="ce2" table:formula="of:=IF(ABS([.G76]-[.H76])&lt;[.$B$1];[.H76];108-(815-(1500/[.G76]))/[.H76])" office:value-type="float" office:value="5.04972889433383">
            <text:p>5.04973</text:p>
          </table:table-cell>
          <table:table-cell table:style-name="ce2" table:formula="of:=IF(ABS([.H76]-[.I76])&lt;[.$B$1];[.I76];108-(815-(1500/[.H76]))/[.I76])" office:value-type="float" office:value="5.02954696342034">
            <text:p>5.02955</text:p>
          </table:table-cell>
          <table:table-cell table:style-name="ce2" table:formula="of:=IF(ABS([.I76]-[.J76])&lt;[.$B$1];[.J76];108-(815-(1500/[.I76]))/[.J76])" office:value-type="float" office:value="5.0176928236554">
            <text:p>5.01769</text:p>
          </table:table-cell>
          <table:table-cell table:style-name="ce2" table:formula="of:=IF(ABS([.J76]-[.K76])&lt;[.$B$1];[.K76];108-(815-(1500/[.J76]))/[.K76])" office:value-type="float" office:value="5.01194926935955">
            <text:p>5.01195</text:p>
          </table:table-cell>
          <table:table-cell table:style-name="ce2" table:formula="of:=IF(ABS([.K76]-[.L76])&lt;[.$B$1];[.L76];108-(815-(1500/[.K76]))/[.L76])" office:value-type="float" office:value="5.01194926935955">
            <text:p>5.01195</text:p>
          </table:table-cell>
          <table:table-cell table:style-name="ce2" table:formula="of:=IF(ABS([.L76]-[.M76])&lt;[.$B$1];[.M76];108-(815-(1500/[.L76]))/[.M76])" office:value-type="float" office:value="5.01194926935955">
            <text:p>5.01195</text:p>
          </table:table-cell>
          <table:table-cell table:style-name="ce2" table:formula="of:=IF(ABS([.M76]-[.N76])&lt;[.$B$1];[.N76];108-(815-(1500/[.M76]))/[.N76])" office:value-type="float" office:value="5.01194926935955">
            <text:p>5.01195</text:p>
          </table:table-cell>
          <table:table-cell table:style-name="ce2" table:formula="of:=IF(ABS([.N76]-[.O76])&lt;[.$B$1];[.O76];108-(815-(1500/[.N76]))/[.O76])" office:value-type="float" office:value="5.01194926935955">
            <text:p>5.01195</text:p>
          </table:table-cell>
          <table:table-cell table:style-name="ce2" table:formula="of:=IF(ABS([.O76]-[.P76])&lt;[.$B$1];[.P76];108-(815-(1500/[.O76]))/[.P76])" office:value-type="float" office:value="5.01194926935955">
            <text:p>5.01195</text:p>
          </table:table-cell>
          <table:table-cell table:style-name="ce2" table:formula="of:=IF(ABS([.P76]-[.Q76])&lt;[.$B$1];[.Q76];108-(815-(1500/[.P76]))/[.Q76])" office:value-type="float" office:value="5.01194926935955">
            <text:p>5.01195</text:p>
          </table:table-cell>
          <table:table-cell table:style-name="ce2" table:formula="of:=IF(ABS([.Q76]-[.R76])&lt;[.$B$1];[.R76];108-(815-(1500/[.Q76]))/[.R76])" office:value-type="float" office:value="5.01194926935955">
            <text:p>5.01195</text:p>
          </table:table-cell>
          <table:table-cell table:style-name="ce2" table:formula="of:=IF(ABS([.R76]-[.S76])&lt;[.$B$1];[.S76];108-(815-(1500/[.R76]))/[.S76])" office:value-type="float" office:value="5.01194926935955">
            <text:p>5.01195</text:p>
          </table:table-cell>
          <table:table-cell table:style-name="ce2" table:formula="of:=IF(ABS([.S76]-[.T76])&lt;[.$B$1];[.T76];108-(815-(1500/[.S76]))/[.T76])" office:value-type="float" office:value="5.01194926935955">
            <text:p>5.01195</text:p>
          </table:table-cell>
          <table:table-cell table:style-name="ce2" table:formula="of:=IF(ABS([.T76]-[.U76])&lt;[.$B$1];[.U76];108-(815-(1500/[.T76]))/[.U76])" office:value-type="float" office:value="5.01194926935955">
            <text:p>5.01195</text:p>
          </table:table-cell>
          <table:table-cell table:style-name="ce2" table:formula="of:=IF(ABS([.U76]-[.V76])&lt;[.$B$1];[.V76];108-(815-(1500/[.U76]))/[.V76])" office:value-type="float" office:value="5.01194926935955">
            <text:p>5.01195</text:p>
          </table:table-cell>
          <table:table-cell table:style-name="ce2" table:formula="of:=IF(ABS([.V76]-[.W76])&lt;[.$B$1];[.W76];108-(815-(1500/[.V76]))/[.W76])" office:value-type="float" office:value="5.01194926935955">
            <text:p>5.01195</text:p>
          </table:table-cell>
          <table:table-cell table:style-name="ce2" table:formula="of:=IF(ABS([.W76]-[.X76])&lt;[.$B$1];[.X76];108-(815-(1500/[.W76]))/[.X76])" office:value-type="float" office:value="5.01194926935955">
            <text:p>5.01195</text:p>
          </table:table-cell>
          <table:table-cell table:style-name="ce3" table:formula="of:=IF(ABS([.X76]-[.Y76])&lt;[.$B$1];[.Y76];108-(815-(1500/[.X76]))/[.Y76])" office:value-type="float" office:value="5.01194926935955">
            <text:p>5.01</text:p>
          </table:table-cell>
          <table:table-cell table:number-columns-repeated="998"/>
        </table:table-row>
        <table:table-row table:style-name="ro1">
          <table:table-cell office:value-type="float" office:value="-1.25">
            <text:p>-1.25000</text:p>
          </table:table-cell>
          <table:table-cell office:value-type="string">
            <text:p><text:s/>20.00000000000000000000</text:p>
          </table:table-cell>
          <table:table-cell table:style-name="ce2" table:formula="of:=108-(815-(1500/[.A77]))/[.B77]" office:value-type="float" office:value="7.25">
            <text:p>7.25000</text:p>
          </table:table-cell>
          <table:table-cell table:style-name="ce2" table:formula="of:=IF(ABS([.B77]-[.C77])&lt;[.$B$1];[.C77];108-(815-(1500/[.B77]))/[.C77])" office:value-type="float" office:value="5.93103448275862">
            <text:p>5.93103</text:p>
          </table:table-cell>
          <table:table-cell table:style-name="ce2" table:formula="of:=IF(ABS([.C77]-[.D77])&lt;[.$B$1];[.D77];108-(815-(1500/[.C77]))/[.D77])" office:value-type="float" office:value="5.4709302325581">
            <text:p>5.47093</text:p>
          </table:table-cell>
          <table:table-cell table:style-name="ce2" table:formula="of:=IF(ABS([.D77]-[.E77])&lt;[.$B$1];[.E77];108-(815-(1500/[.D77]))/[.E77])" office:value-type="float" office:value="5.25823591923418">
            <text:p>5.25824</text:p>
          </table:table-cell>
          <table:table-cell table:style-name="ce2" table:formula="of:=IF(ABS([.E77]-[.F77])&lt;[.$B$1];[.F77];108-(815-(1500/[.E77]))/[.F77])" office:value-type="float" office:value="5.14733225544389">
            <text:p>5.14733</text:p>
          </table:table-cell>
          <table:table-cell table:style-name="ce2" table:formula="of:=IF(ABS([.F77]-[.G77])&lt;[.$B$1];[.G77];108-(815-(1500/[.F77]))/[.G77])" office:value-type="float" office:value="5.08586909551339">
            <text:p>5.08587</text:p>
          </table:table-cell>
          <table:table-cell table:style-name="ce2" table:formula="of:=IF(ABS([.G77]-[.H77])&lt;[.$B$1];[.H77];108-(815-(1500/[.G77]))/[.H77])" office:value-type="float" office:value="5.05065157152529">
            <text:p>5.05065</text:p>
          </table:table-cell>
          <table:table-cell table:style-name="ce2" table:formula="of:=IF(ABS([.H77]-[.I77])&lt;[.$B$1];[.I77];108-(815-(1500/[.H77]))/[.I77])" office:value-type="float" office:value="5.03008606612694">
            <text:p>5.03009</text:p>
          </table:table-cell>
          <table:table-cell table:style-name="ce2" table:formula="of:=IF(ABS([.I77]-[.J77])&lt;[.$B$1];[.J77];108-(815-(1500/[.I77]))/[.J77])" office:value-type="float" office:value="5.01794178961039">
            <text:p>5.01794</text:p>
          </table:table-cell>
          <table:table-cell table:style-name="ce2" table:formula="of:=IF(ABS([.J77]-[.K77])&lt;[.$B$1];[.K77];108-(815-(1500/[.J77]))/[.K77])" office:value-type="float" office:value="5.01068913363707">
            <text:p>5.01069</text:p>
          </table:table-cell>
          <table:table-cell table:style-name="ce2" table:formula="of:=IF(ABS([.K77]-[.L77])&lt;[.$B$1];[.L77];108-(815-(1500/[.K77]))/[.L77])" office:value-type="float" office:value="5.01068913363707">
            <text:p>5.01069</text:p>
          </table:table-cell>
          <table:table-cell table:style-name="ce2" table:formula="of:=IF(ABS([.L77]-[.M77])&lt;[.$B$1];[.M77];108-(815-(1500/[.L77]))/[.M77])" office:value-type="float" office:value="5.01068913363707">
            <text:p>5.01069</text:p>
          </table:table-cell>
          <table:table-cell table:style-name="ce2" table:formula="of:=IF(ABS([.M77]-[.N77])&lt;[.$B$1];[.N77];108-(815-(1500/[.M77]))/[.N77])" office:value-type="float" office:value="5.01068913363707">
            <text:p>5.01069</text:p>
          </table:table-cell>
          <table:table-cell table:style-name="ce2" table:formula="of:=IF(ABS([.N77]-[.O77])&lt;[.$B$1];[.O77];108-(815-(1500/[.N77]))/[.O77])" office:value-type="float" office:value="5.01068913363707">
            <text:p>5.01069</text:p>
          </table:table-cell>
          <table:table-cell table:style-name="ce2" table:formula="of:=IF(ABS([.O77]-[.P77])&lt;[.$B$1];[.P77];108-(815-(1500/[.O77]))/[.P77])" office:value-type="float" office:value="5.01068913363707">
            <text:p>5.01069</text:p>
          </table:table-cell>
          <table:table-cell table:style-name="ce2" table:formula="of:=IF(ABS([.P77]-[.Q77])&lt;[.$B$1];[.Q77];108-(815-(1500/[.P77]))/[.Q77])" office:value-type="float" office:value="5.01068913363707">
            <text:p>5.01069</text:p>
          </table:table-cell>
          <table:table-cell table:style-name="ce2" table:formula="of:=IF(ABS([.Q77]-[.R77])&lt;[.$B$1];[.R77];108-(815-(1500/[.Q77]))/[.R77])" office:value-type="float" office:value="5.01068913363707">
            <text:p>5.01069</text:p>
          </table:table-cell>
          <table:table-cell table:style-name="ce2" table:formula="of:=IF(ABS([.R77]-[.S77])&lt;[.$B$1];[.S77];108-(815-(1500/[.R77]))/[.S77])" office:value-type="float" office:value="5.01068913363707">
            <text:p>5.01069</text:p>
          </table:table-cell>
          <table:table-cell table:style-name="ce2" table:formula="of:=IF(ABS([.S77]-[.T77])&lt;[.$B$1];[.T77];108-(815-(1500/[.S77]))/[.T77])" office:value-type="float" office:value="5.01068913363707">
            <text:p>5.01069</text:p>
          </table:table-cell>
          <table:table-cell table:style-name="ce2" table:formula="of:=IF(ABS([.T77]-[.U77])&lt;[.$B$1];[.U77];108-(815-(1500/[.T77]))/[.U77])" office:value-type="float" office:value="5.01068913363707">
            <text:p>5.01069</text:p>
          </table:table-cell>
          <table:table-cell table:style-name="ce2" table:formula="of:=IF(ABS([.U77]-[.V77])&lt;[.$B$1];[.V77];108-(815-(1500/[.U77]))/[.V77])" office:value-type="float" office:value="5.01068913363707">
            <text:p>5.01069</text:p>
          </table:table-cell>
          <table:table-cell table:style-name="ce2" table:formula="of:=IF(ABS([.V77]-[.W77])&lt;[.$B$1];[.W77];108-(815-(1500/[.V77]))/[.W77])" office:value-type="float" office:value="5.01068913363707">
            <text:p>5.01069</text:p>
          </table:table-cell>
          <table:table-cell table:style-name="ce2" table:formula="of:=IF(ABS([.W77]-[.X77])&lt;[.$B$1];[.X77];108-(815-(1500/[.W77]))/[.X77])" office:value-type="float" office:value="5.01068913363707">
            <text:p>5.01069</text:p>
          </table:table-cell>
          <table:table-cell table:style-name="ce3" table:formula="of:=IF(ABS([.X77]-[.Y77])&lt;[.$B$1];[.Y77];108-(815-(1500/[.X77]))/[.Y77])" office:value-type="float" office:value="5.01068913363707">
            <text:p>5.01</text:p>
          </table:table-cell>
          <table:table-cell table:number-columns-repeated="998"/>
        </table:table-row>
        <table:table-row table:style-name="ro1">
          <table:table-cell office:value-type="float" office:value="-1">
            <text:p>-1.00000</text:p>
          </table:table-cell>
          <table:table-cell office:value-type="string">
            <text:p><text:s/>23.00000000000000000000</text:p>
          </table:table-cell>
          <table:table-cell table:style-name="ce2" table:formula="of:=108-(815-(1500/[.A78]))/[.B78]" office:value-type="float" office:value="7.34782608695652">
            <text:p>7.34783</text:p>
          </table:table-cell>
          <table:table-cell table:style-name="ce2" table:formula="of:=IF(ABS([.B78]-[.C78])&lt;[.$B$1];[.C78];108-(815-(1500/[.B78]))/[.C78])" office:value-type="float" office:value="5.95857988165673">
            <text:p>5.95858</text:p>
          </table:table-cell>
          <table:table-cell table:style-name="ce2" table:formula="of:=IF(ABS([.C78]-[.D78])&lt;[.$B$1];[.D78];108-(815-(1500/[.C78]))/[.D78])" office:value-type="float" office:value="5.48262164845954">
            <text:p>5.48262</text:p>
          </table:table-cell>
          <table:table-cell table:style-name="ce2" table:formula="of:=IF(ABS([.D78]-[.E78])&lt;[.$B$1];[.E78];108-(815-(1500/[.D78]))/[.E78])" office:value-type="float" office:value="5.26408259371048">
            <text:p>5.26408</text:p>
          </table:table-cell>
          <table:table-cell table:style-name="ce2" table:formula="of:=IF(ABS([.E78]-[.F78])&lt;[.$B$1];[.F78];108-(815-(1500/[.E78]))/[.F78])" office:value-type="float" office:value="5.15050063611957">
            <text:p>5.15050</text:p>
          </table:table-cell>
          <table:table-cell table:style-name="ce2" table:formula="of:=IF(ABS([.F78]-[.G78])&lt;[.$B$1];[.G78];108-(815-(1500/[.F78]))/[.G78])" office:value-type="float" office:value="5.08766174370524">
            <text:p>5.08766</text:p>
          </table:table-cell>
          <table:table-cell table:style-name="ce2" table:formula="of:=IF(ABS([.G78]-[.H78])&lt;[.$B$1];[.H78];108-(815-(1500/[.G78]))/[.H78])" office:value-type="float" office:value="5.05169062643489">
            <text:p>5.05169</text:p>
          </table:table-cell>
          <table:table-cell table:style-name="ce2" table:formula="of:=IF(ABS([.H78]-[.I78])&lt;[.$B$1];[.I78];108-(815-(1500/[.H78]))/[.I78])" office:value-type="float" office:value="5.0306938804228">
            <text:p>5.03069</text:p>
          </table:table-cell>
          <table:table-cell table:style-name="ce2" table:formula="of:=IF(ABS([.I78]-[.J78])&lt;[.$B$1];[.J78];108-(815-(1500/[.I78]))/[.J78])" office:value-type="float" office:value="5.01824143346285">
            <text:p>5.01824</text:p>
          </table:table-cell>
          <table:table-cell table:style-name="ce2" table:formula="of:=IF(ABS([.J78]-[.K78])&lt;[.$B$1];[.K78];108-(815-(1500/[.J78]))/[.K78])" office:value-type="float" office:value="5.00965900421232">
            <text:p>5.00966</text:p>
          </table:table-cell>
          <table:table-cell table:style-name="ce2" table:formula="of:=IF(ABS([.K78]-[.L78])&lt;[.$B$1];[.L78];108-(815-(1500/[.K78]))/[.L78])" office:value-type="float" office:value="5.00965900421232">
            <text:p>5.00966</text:p>
          </table:table-cell>
          <table:table-cell table:style-name="ce2" table:formula="of:=IF(ABS([.L78]-[.M78])&lt;[.$B$1];[.M78];108-(815-(1500/[.L78]))/[.M78])" office:value-type="float" office:value="5.00965900421232">
            <text:p>5.00966</text:p>
          </table:table-cell>
          <table:table-cell table:style-name="ce2" table:formula="of:=IF(ABS([.M78]-[.N78])&lt;[.$B$1];[.N78];108-(815-(1500/[.M78]))/[.N78])" office:value-type="float" office:value="5.00965900421232">
            <text:p>5.00966</text:p>
          </table:table-cell>
          <table:table-cell table:style-name="ce2" table:formula="of:=IF(ABS([.N78]-[.O78])&lt;[.$B$1];[.O78];108-(815-(1500/[.N78]))/[.O78])" office:value-type="float" office:value="5.00965900421232">
            <text:p>5.00966</text:p>
          </table:table-cell>
          <table:table-cell table:style-name="ce2" table:formula="of:=IF(ABS([.O78]-[.P78])&lt;[.$B$1];[.P78];108-(815-(1500/[.O78]))/[.P78])" office:value-type="float" office:value="5.00965900421232">
            <text:p>5.00966</text:p>
          </table:table-cell>
          <table:table-cell table:style-name="ce2" table:formula="of:=IF(ABS([.P78]-[.Q78])&lt;[.$B$1];[.Q78];108-(815-(1500/[.P78]))/[.Q78])" office:value-type="float" office:value="5.00965900421232">
            <text:p>5.00966</text:p>
          </table:table-cell>
          <table:table-cell table:style-name="ce2" table:formula="of:=IF(ABS([.Q78]-[.R78])&lt;[.$B$1];[.R78];108-(815-(1500/[.Q78]))/[.R78])" office:value-type="float" office:value="5.00965900421232">
            <text:p>5.00966</text:p>
          </table:table-cell>
          <table:table-cell table:style-name="ce2" table:formula="of:=IF(ABS([.R78]-[.S78])&lt;[.$B$1];[.S78];108-(815-(1500/[.R78]))/[.S78])" office:value-type="float" office:value="5.00965900421232">
            <text:p>5.00966</text:p>
          </table:table-cell>
          <table:table-cell table:style-name="ce2" table:formula="of:=IF(ABS([.S78]-[.T78])&lt;[.$B$1];[.T78];108-(815-(1500/[.S78]))/[.T78])" office:value-type="float" office:value="5.00965900421232">
            <text:p>5.00966</text:p>
          </table:table-cell>
          <table:table-cell table:style-name="ce2" table:formula="of:=IF(ABS([.T78]-[.U78])&lt;[.$B$1];[.U78];108-(815-(1500/[.T78]))/[.U78])" office:value-type="float" office:value="5.00965900421232">
            <text:p>5.00966</text:p>
          </table:table-cell>
          <table:table-cell table:style-name="ce2" table:formula="of:=IF(ABS([.U78]-[.V78])&lt;[.$B$1];[.V78];108-(815-(1500/[.U78]))/[.V78])" office:value-type="float" office:value="5.00965900421232">
            <text:p>5.00966</text:p>
          </table:table-cell>
          <table:table-cell table:style-name="ce2" table:formula="of:=IF(ABS([.V78]-[.W78])&lt;[.$B$1];[.W78];108-(815-(1500/[.V78]))/[.W78])" office:value-type="float" office:value="5.00965900421232">
            <text:p>5.00966</text:p>
          </table:table-cell>
          <table:table-cell table:style-name="ce2" table:formula="of:=IF(ABS([.W78]-[.X78])&lt;[.$B$1];[.X78];108-(815-(1500/[.W78]))/[.X78])" office:value-type="float" office:value="5.00965900421232">
            <text:p>5.00966</text:p>
          </table:table-cell>
          <table:table-cell table:style-name="ce3" table:formula="of:=IF(ABS([.X78]-[.Y78])&lt;[.$B$1];[.Y78];108-(815-(1500/[.X78]))/[.Y78])" office:value-type="float" office:value="5.00965900421232">
            <text:p>5.01</text:p>
          </table:table-cell>
          <table:table-cell table:number-columns-repeated="998"/>
        </table:table-row>
        <table:table-row table:style-name="ro1">
          <table:table-cell office:value-type="float" office:value="-0.75">
            <text:p>-0.75000</text:p>
          </table:table-cell>
          <table:table-cell office:value-type="string">
            <text:p><text:s/>28.00000000000000000000</text:p>
          </table:table-cell>
          <table:table-cell table:style-name="ce2" table:formula="of:=108-(815-(1500/[.A79]))/[.B79]" office:value-type="float" office:value="7.46428571428571">
            <text:p>7.46429</text:p>
          </table:table-cell>
          <table:table-cell table:style-name="ce2" table:formula="of:=IF(ABS([.B79]-[.C79])&lt;[.$B$1];[.C79];108-(815-(1500/[.B79]))/[.C79])" office:value-type="float" office:value="5.99043062200948">
            <text:p>5.99043</text:p>
          </table:table-cell>
          <table:table-cell table:style-name="ce2" table:formula="of:=IF(ABS([.C79]-[.D79])&lt;[.$B$1];[.D79];108-(815-(1500/[.C79]))/[.D79])" office:value-type="float" office:value="5.49600638977492">
            <text:p>5.49601</text:p>
          </table:table-cell>
          <table:table-cell table:style-name="ce2" table:formula="of:=IF(ABS([.D79]-[.E79])&lt;[.$B$1];[.E79];108-(815-(1500/[.D79]))/[.E79])" office:value-type="float" office:value="5.27074553114656">
            <text:p>5.27075</text:p>
          </table:table-cell>
          <table:table-cell table:style-name="ce2" table:formula="of:=IF(ABS([.E79]-[.F79])&lt;[.$B$1];[.F79];108-(815-(1500/[.E79]))/[.F79])" office:value-type="float" office:value="5.15410278984021">
            <text:p>5.15410</text:p>
          </table:table-cell>
          <table:table-cell table:style-name="ce2" table:formula="of:=IF(ABS([.F79]-[.G79])&lt;[.$B$1];[.G79];108-(815-(1500/[.F79]))/[.G79])" office:value-type="float" office:value="5.0896971480682">
            <text:p>5.08970</text:p>
          </table:table-cell>
          <table:table-cell table:style-name="ce2" table:formula="of:=IF(ABS([.G79]-[.H79])&lt;[.$B$1];[.H79];108-(815-(1500/[.G79]))/[.H79])" office:value-type="float" office:value="5.05286964958798">
            <text:p>5.05287</text:p>
          </table:table-cell>
          <table:table-cell table:style-name="ce2" table:formula="of:=IF(ABS([.H79]-[.I79])&lt;[.$B$1];[.I79];108-(815-(1500/[.H79]))/[.I79])" office:value-type="float" office:value="5.03138622235468">
            <text:p>5.03139</text:p>
          </table:table-cell>
          <table:table-cell table:style-name="ce2" table:formula="of:=IF(ABS([.I79]-[.J79])&lt;[.$B$1];[.J79];108-(815-(1500/[.I79]))/[.J79])" office:value-type="float" office:value="5.0186416540849">
            <text:p>5.01864</text:p>
          </table:table-cell>
          <table:table-cell table:style-name="ce2" table:formula="of:=IF(ABS([.J79]-[.K79])&lt;[.$B$1];[.K79];108-(815-(1500/[.J79]))/[.K79])" office:value-type="float" office:value="5.00969673289556">
            <text:p>5.00970</text:p>
          </table:table-cell>
          <table:table-cell table:style-name="ce2" table:formula="of:=IF(ABS([.K79]-[.L79])&lt;[.$B$1];[.L79];108-(815-(1500/[.K79]))/[.L79])" office:value-type="float" office:value="5.00969673289556">
            <text:p>5.00970</text:p>
          </table:table-cell>
          <table:table-cell table:style-name="ce2" table:formula="of:=IF(ABS([.L79]-[.M79])&lt;[.$B$1];[.M79];108-(815-(1500/[.L79]))/[.M79])" office:value-type="float" office:value="5.00969673289556">
            <text:p>5.00970</text:p>
          </table:table-cell>
          <table:table-cell table:style-name="ce2" table:formula="of:=IF(ABS([.M79]-[.N79])&lt;[.$B$1];[.N79];108-(815-(1500/[.M79]))/[.N79])" office:value-type="float" office:value="5.00969673289556">
            <text:p>5.00970</text:p>
          </table:table-cell>
          <table:table-cell table:style-name="ce2" table:formula="of:=IF(ABS([.N79]-[.O79])&lt;[.$B$1];[.O79];108-(815-(1500/[.N79]))/[.O79])" office:value-type="float" office:value="5.00969673289556">
            <text:p>5.00970</text:p>
          </table:table-cell>
          <table:table-cell table:style-name="ce2" table:formula="of:=IF(ABS([.O79]-[.P79])&lt;[.$B$1];[.P79];108-(815-(1500/[.O79]))/[.P79])" office:value-type="float" office:value="5.00969673289556">
            <text:p>5.00970</text:p>
          </table:table-cell>
          <table:table-cell table:style-name="ce2" table:formula="of:=IF(ABS([.P79]-[.Q79])&lt;[.$B$1];[.Q79];108-(815-(1500/[.P79]))/[.Q79])" office:value-type="float" office:value="5.00969673289556">
            <text:p>5.00970</text:p>
          </table:table-cell>
          <table:table-cell table:style-name="ce2" table:formula="of:=IF(ABS([.Q79]-[.R79])&lt;[.$B$1];[.R79];108-(815-(1500/[.Q79]))/[.R79])" office:value-type="float" office:value="5.00969673289556">
            <text:p>5.00970</text:p>
          </table:table-cell>
          <table:table-cell table:style-name="ce2" table:formula="of:=IF(ABS([.R79]-[.S79])&lt;[.$B$1];[.S79];108-(815-(1500/[.R79]))/[.S79])" office:value-type="float" office:value="5.00969673289556">
            <text:p>5.00970</text:p>
          </table:table-cell>
          <table:table-cell table:style-name="ce2" table:formula="of:=IF(ABS([.S79]-[.T79])&lt;[.$B$1];[.T79];108-(815-(1500/[.S79]))/[.T79])" office:value-type="float" office:value="5.00969673289556">
            <text:p>5.00970</text:p>
          </table:table-cell>
          <table:table-cell table:style-name="ce2" table:formula="of:=IF(ABS([.T79]-[.U79])&lt;[.$B$1];[.U79];108-(815-(1500/[.T79]))/[.U79])" office:value-type="float" office:value="5.00969673289556">
            <text:p>5.00970</text:p>
          </table:table-cell>
          <table:table-cell table:style-name="ce2" table:formula="of:=IF(ABS([.U79]-[.V79])&lt;[.$B$1];[.V79];108-(815-(1500/[.U79]))/[.V79])" office:value-type="float" office:value="5.00969673289556">
            <text:p>5.00970</text:p>
          </table:table-cell>
          <table:table-cell table:style-name="ce2" table:formula="of:=IF(ABS([.V79]-[.W79])&lt;[.$B$1];[.W79];108-(815-(1500/[.V79]))/[.W79])" office:value-type="float" office:value="5.00969673289556">
            <text:p>5.00970</text:p>
          </table:table-cell>
          <table:table-cell table:style-name="ce2" table:formula="of:=IF(ABS([.W79]-[.X79])&lt;[.$B$1];[.X79];108-(815-(1500/[.W79]))/[.X79])" office:value-type="float" office:value="5.00969673289556">
            <text:p>5.00970</text:p>
          </table:table-cell>
          <table:table-cell table:style-name="ce3" table:formula="of:=IF(ABS([.X79]-[.Y79])&lt;[.$B$1];[.Y79];108-(815-(1500/[.X79]))/[.Y79])" office:value-type="float" office:value="5.00969673289556">
            <text:p>5.01</text:p>
          </table:table-cell>
          <table:table-cell table:number-columns-repeated="998"/>
        </table:table-row>
        <table:table-row table:style-name="ro1">
          <table:table-cell office:value-type="float" office:value="-0.5">
            <text:p>-0.50000</text:p>
          </table:table-cell>
          <table:table-cell office:value-type="string">
            <text:p><text:s/>38.00000000000000000000</text:p>
          </table:table-cell>
          <table:table-cell table:style-name="ce2" table:formula="of:=108-(815-(1500/[.A80]))/[.B80]" office:value-type="float" office:value="7.60526315789474">
            <text:p>7.60526</text:p>
          </table:table-cell>
          <table:table-cell table:style-name="ce2" table:formula="of:=IF(ABS([.B80]-[.C80])&lt;[.$B$1];[.C80];108-(815-(1500/[.B80]))/[.C80])" office:value-type="float" office:value="6.0276816608997">
            <text:p>6.02768</text:p>
          </table:table-cell>
          <table:table-cell table:style-name="ce2" table:formula="of:=IF(ABS([.C80]-[.D80])&lt;[.$B$1];[.D80];108-(815-(1500/[.C80]))/[.D80])" office:value-type="float" office:value="5.51148105625799">
            <text:p>5.51148</text:p>
          </table:table-cell>
          <table:table-cell table:style-name="ce2" table:formula="of:=IF(ABS([.D80]-[.E80])&lt;[.$B$1];[.E80];108-(815-(1500/[.D80]))/[.E80])" office:value-type="float" office:value="5.27840849912951">
            <text:p>5.27841</text:p>
          </table:table-cell>
          <table:table-cell table:style-name="ce2" table:formula="of:=IF(ABS([.E80]-[.F80])&lt;[.$B$1];[.F80];108-(815-(1500/[.E80]))/[.F80])" office:value-type="float" office:value="5.1582343425996">
            <text:p>5.15823</text:p>
          </table:table-cell>
          <table:table-cell table:style-name="ce2" table:formula="of:=IF(ABS([.F80]-[.G80])&lt;[.$B$1];[.G80];108-(815-(1500/[.F80]))/[.G80])" office:value-type="float" office:value="5.09202820647815">
            <text:p>5.09203</text:p>
          </table:table-cell>
          <table:table-cell table:style-name="ce2" table:formula="of:=IF(ABS([.G80]-[.H80])&lt;[.$B$1];[.H80];108-(815-(1500/[.G80]))/[.H80])" office:value-type="float" office:value="5.05421909273781">
            <text:p>5.05422</text:p>
          </table:table-cell>
          <table:table-cell table:style-name="ce2" table:formula="of:=IF(ABS([.H80]-[.I80])&lt;[.$B$1];[.I80];108-(815-(1500/[.H80]))/[.I80])" office:value-type="float" office:value="5.03218453453161">
            <text:p>5.03218</text:p>
          </table:table-cell>
          <table:table-cell table:style-name="ce2" table:formula="of:=IF(ABS([.I80]-[.J80])&lt;[.$B$1];[.J80];108-(815-(1500/[.I80]))/[.J80])" office:value-type="float" office:value="5.01922814703188">
            <text:p>5.01923</text:p>
          </table:table-cell>
          <table:table-cell table:style-name="ce2" table:formula="of:=IF(ABS([.J80]-[.K80])&lt;[.$B$1];[.K80];108-(815-(1500/[.J80]))/[.K80])" office:value-type="float" office:value="5.01230820792956">
            <text:p>5.01231</text:p>
          </table:table-cell>
          <table:table-cell table:style-name="ce2" table:formula="of:=IF(ABS([.K80]-[.L80])&lt;[.$B$1];[.L80];108-(815-(1500/[.K80]))/[.L80])" office:value-type="float" office:value="5.01230820792956">
            <text:p>5.01231</text:p>
          </table:table-cell>
          <table:table-cell table:style-name="ce2" table:formula="of:=IF(ABS([.L80]-[.M80])&lt;[.$B$1];[.M80];108-(815-(1500/[.L80]))/[.M80])" office:value-type="float" office:value="5.01230820792956">
            <text:p>5.01231</text:p>
          </table:table-cell>
          <table:table-cell table:style-name="ce2" table:formula="of:=IF(ABS([.M80]-[.N80])&lt;[.$B$1];[.N80];108-(815-(1500/[.M80]))/[.N80])" office:value-type="float" office:value="5.01230820792956">
            <text:p>5.01231</text:p>
          </table:table-cell>
          <table:table-cell table:style-name="ce2" table:formula="of:=IF(ABS([.N80]-[.O80])&lt;[.$B$1];[.O80];108-(815-(1500/[.N80]))/[.O80])" office:value-type="float" office:value="5.01230820792956">
            <text:p>5.01231</text:p>
          </table:table-cell>
          <table:table-cell table:style-name="ce2" table:formula="of:=IF(ABS([.O80]-[.P80])&lt;[.$B$1];[.P80];108-(815-(1500/[.O80]))/[.P80])" office:value-type="float" office:value="5.01230820792956">
            <text:p>5.01231</text:p>
          </table:table-cell>
          <table:table-cell table:style-name="ce2" table:formula="of:=IF(ABS([.P80]-[.Q80])&lt;[.$B$1];[.Q80];108-(815-(1500/[.P80]))/[.Q80])" office:value-type="float" office:value="5.01230820792956">
            <text:p>5.01231</text:p>
          </table:table-cell>
          <table:table-cell table:style-name="ce2" table:formula="of:=IF(ABS([.Q80]-[.R80])&lt;[.$B$1];[.R80];108-(815-(1500/[.Q80]))/[.R80])" office:value-type="float" office:value="5.01230820792956">
            <text:p>5.01231</text:p>
          </table:table-cell>
          <table:table-cell table:style-name="ce2" table:formula="of:=IF(ABS([.R80]-[.S80])&lt;[.$B$1];[.S80];108-(815-(1500/[.R80]))/[.S80])" office:value-type="float" office:value="5.01230820792956">
            <text:p>5.01231</text:p>
          </table:table-cell>
          <table:table-cell table:style-name="ce2" table:formula="of:=IF(ABS([.S80]-[.T80])&lt;[.$B$1];[.T80];108-(815-(1500/[.S80]))/[.T80])" office:value-type="float" office:value="5.01230820792956">
            <text:p>5.01231</text:p>
          </table:table-cell>
          <table:table-cell table:style-name="ce2" table:formula="of:=IF(ABS([.T80]-[.U80])&lt;[.$B$1];[.U80];108-(815-(1500/[.T80]))/[.U80])" office:value-type="float" office:value="5.01230820792956">
            <text:p>5.01231</text:p>
          </table:table-cell>
          <table:table-cell table:style-name="ce2" table:formula="of:=IF(ABS([.U80]-[.V80])&lt;[.$B$1];[.V80];108-(815-(1500/[.U80]))/[.V80])" office:value-type="float" office:value="5.01230820792956">
            <text:p>5.01231</text:p>
          </table:table-cell>
          <table:table-cell table:style-name="ce2" table:formula="of:=IF(ABS([.V80]-[.W80])&lt;[.$B$1];[.W80];108-(815-(1500/[.V80]))/[.W80])" office:value-type="float" office:value="5.01230820792956">
            <text:p>5.01231</text:p>
          </table:table-cell>
          <table:table-cell table:style-name="ce2" table:formula="of:=IF(ABS([.W80]-[.X80])&lt;[.$B$1];[.X80];108-(815-(1500/[.W80]))/[.X80])" office:value-type="float" office:value="5.01230820792956">
            <text:p>5.01231</text:p>
          </table:table-cell>
          <table:table-cell table:style-name="ce3" table:formula="of:=IF(ABS([.X80]-[.Y80])&lt;[.$B$1];[.Y80];108-(815-(1500/[.X80]))/[.Y80])" office:value-type="float" office:value="5.01230820792956">
            <text:p>5.01</text:p>
          </table:table-cell>
          <table:table-cell table:number-columns-repeated="998"/>
        </table:table-row>
        <table:table-row table:style-name="ro1">
          <table:table-cell office:value-type="float" office:value="-0.25">
            <text:p>-0.25000</text:p>
          </table:table-cell>
          <table:table-cell office:value-type="string">
            <text:p><text:s/>68.00000000000000000000</text:p>
          </table:table-cell>
          <table:table-cell table:style-name="ce2" table:formula="of:=108-(815-(1500/[.A81]))/[.B81]" office:value-type="float" office:value="7.77941176470588">
            <text:p>7.77941</text:p>
          </table:table-cell>
          <table:table-cell table:style-name="ce2" table:formula="of:=IF(ABS([.B81]-[.C81])&lt;[.$B$1];[.C81];108-(815-(1500/[.B81]))/[.C81])" office:value-type="float" office:value="6.07183364839321">
            <text:p>6.07183</text:p>
          </table:table-cell>
          <table:table-cell table:style-name="ce2" table:formula="of:=IF(ABS([.C81]-[.D81])&lt;[.$B$1];[.D81];108-(815-(1500/[.C81]))/[.D81])" office:value-type="float" office:value="5.529576587796">
            <text:p>5.52958</text:p>
          </table:table-cell>
          <table:table-cell table:style-name="ce2" table:formula="of:=IF(ABS([.D81]-[.E81])&lt;[.$B$1];[.E81];108-(815-(1500/[.D81]))/[.E81])" office:value-type="float" office:value="5.28731490344438">
            <text:p>5.28731</text:p>
          </table:table-cell>
          <table:table-cell table:style-name="ce2" table:formula="of:=IF(ABS([.E81]-[.F81])&lt;[.$B$1];[.F81];108-(815-(1500/[.E81]))/[.F81])" office:value-type="float" office:value="5.16302125492585">
            <text:p>5.16302</text:p>
          </table:table-cell>
          <table:table-cell table:style-name="ce2" table:formula="of:=IF(ABS([.F81]-[.G81])&lt;[.$B$1];[.G81];108-(815-(1500/[.F81]))/[.G81])" office:value-type="float" office:value="5.09472433841924">
            <text:p>5.09472</text:p>
          </table:table-cell>
          <table:table-cell table:style-name="ce2" table:formula="of:=IF(ABS([.G81]-[.H81])&lt;[.$B$1];[.H81];108-(815-(1500/[.G81]))/[.H81])" office:value-type="float" office:value="5.05577792795569">
            <text:p>5.05578</text:p>
          </table:table-cell>
          <table:table-cell table:style-name="ce2" table:formula="of:=IF(ABS([.H81]-[.I81])&lt;[.$B$1];[.I81];108-(815-(1500/[.H81]))/[.I81])" office:value-type="float" office:value="5.03309812390538">
            <text:p>5.03310</text:p>
          </table:table-cell>
          <table:table-cell table:style-name="ce2" table:formula="of:=IF(ABS([.I81]-[.J81])&lt;[.$B$1];[.J81];108-(815-(1500/[.I81]))/[.J81])" office:value-type="float" office:value="5.01973999319048">
            <text:p>5.01974</text:p>
          </table:table-cell>
          <table:table-cell table:style-name="ce2" table:formula="of:=IF(ABS([.J81]-[.K81])&lt;[.$B$1];[.K81];108-(815-(1500/[.J81]))/[.K81])" office:value-type="float" office:value="5.0120307517614">
            <text:p>5.01203</text:p>
          </table:table-cell>
          <table:table-cell table:style-name="ce2" table:formula="of:=IF(ABS([.K81]-[.L81])&lt;[.$B$1];[.L81];108-(815-(1500/[.K81]))/[.L81])" office:value-type="float" office:value="5.0120307517614">
            <text:p>5.01203</text:p>
          </table:table-cell>
          <table:table-cell table:style-name="ce2" table:formula="of:=IF(ABS([.L81]-[.M81])&lt;[.$B$1];[.M81];108-(815-(1500/[.L81]))/[.M81])" office:value-type="float" office:value="5.0120307517614">
            <text:p>5.01203</text:p>
          </table:table-cell>
          <table:table-cell table:style-name="ce2" table:formula="of:=IF(ABS([.M81]-[.N81])&lt;[.$B$1];[.N81];108-(815-(1500/[.M81]))/[.N81])" office:value-type="float" office:value="5.0120307517614">
            <text:p>5.01203</text:p>
          </table:table-cell>
          <table:table-cell table:style-name="ce2" table:formula="of:=IF(ABS([.N81]-[.O81])&lt;[.$B$1];[.O81];108-(815-(1500/[.N81]))/[.O81])" office:value-type="float" office:value="5.0120307517614">
            <text:p>5.01203</text:p>
          </table:table-cell>
          <table:table-cell table:style-name="ce2" table:formula="of:=IF(ABS([.O81]-[.P81])&lt;[.$B$1];[.P81];108-(815-(1500/[.O81]))/[.P81])" office:value-type="float" office:value="5.0120307517614">
            <text:p>5.01203</text:p>
          </table:table-cell>
          <table:table-cell table:style-name="ce2" table:formula="of:=IF(ABS([.P81]-[.Q81])&lt;[.$B$1];[.Q81];108-(815-(1500/[.P81]))/[.Q81])" office:value-type="float" office:value="5.0120307517614">
            <text:p>5.01203</text:p>
          </table:table-cell>
          <table:table-cell table:style-name="ce2" table:formula="of:=IF(ABS([.Q81]-[.R81])&lt;[.$B$1];[.R81];108-(815-(1500/[.Q81]))/[.R81])" office:value-type="float" office:value="5.0120307517614">
            <text:p>5.01203</text:p>
          </table:table-cell>
          <table:table-cell table:style-name="ce2" table:formula="of:=IF(ABS([.R81]-[.S81])&lt;[.$B$1];[.S81];108-(815-(1500/[.R81]))/[.S81])" office:value-type="float" office:value="5.0120307517614">
            <text:p>5.01203</text:p>
          </table:table-cell>
          <table:table-cell table:style-name="ce2" table:formula="of:=IF(ABS([.S81]-[.T81])&lt;[.$B$1];[.T81];108-(815-(1500/[.S81]))/[.T81])" office:value-type="float" office:value="5.0120307517614">
            <text:p>5.01203</text:p>
          </table:table-cell>
          <table:table-cell table:style-name="ce2" table:formula="of:=IF(ABS([.T81]-[.U81])&lt;[.$B$1];[.U81];108-(815-(1500/[.T81]))/[.U81])" office:value-type="float" office:value="5.0120307517614">
            <text:p>5.01203</text:p>
          </table:table-cell>
          <table:table-cell table:style-name="ce2" table:formula="of:=IF(ABS([.U81]-[.V81])&lt;[.$B$1];[.V81];108-(815-(1500/[.U81]))/[.V81])" office:value-type="float" office:value="5.0120307517614">
            <text:p>5.01203</text:p>
          </table:table-cell>
          <table:table-cell table:style-name="ce2" table:formula="of:=IF(ABS([.V81]-[.W81])&lt;[.$B$1];[.W81];108-(815-(1500/[.V81]))/[.W81])" office:value-type="float" office:value="5.0120307517614">
            <text:p>5.01203</text:p>
          </table:table-cell>
          <table:table-cell table:style-name="ce2" table:formula="of:=IF(ABS([.W81]-[.X81])&lt;[.$B$1];[.X81];108-(815-(1500/[.W81]))/[.X81])" office:value-type="float" office:value="5.0120307517614">
            <text:p>5.01203</text:p>
          </table:table-cell>
          <table:table-cell table:style-name="ce3" table:formula="of:=IF(ABS([.X81]-[.Y81])&lt;[.$B$1];[.Y81];108-(815-(1500/[.X81]))/[.Y81])" office:value-type="float" office:value="5.0120307517614">
            <text:p>5.01</text:p>
          </table:table-cell>
          <table:table-cell table:number-columns-repeated="998"/>
        </table:table-row>
        <table:table-row table:style-name="ro1">
          <table:table-cell office:value-type="float" office:value="0.25">
            <text:p>0.25000</text:p>
          </table:table-cell>
          <table:table-cell office:value-type="string">
            <text:p><text:s/>-52.00000000000000000000</text:p>
          </table:table-cell>
          <table:table-cell table:style-name="ce2" table:formula="of:=108-(815-(1500/[.A82]))/[.B82]" office:value-type="float" office:value="8.28846153846153">
            <text:p>8.28846</text:p>
          </table:table-cell>
          <table:table-cell table:style-name="ce2" table:formula="of:=IF(ABS([.B82]-[.C82])&lt;[.$B$1];[.C82];108-(815-(1500/[.B82]))/[.C82])" office:value-type="float" office:value="6.19025522041757">
            <text:p>6.19026</text:p>
          </table:table-cell>
          <table:table-cell table:style-name="ce2" table:formula="of:=IF(ABS([.C82]-[.D82])&lt;[.$B$1];[.D82];108-(815-(1500/[.C82]))/[.D82])" office:value-type="float" office:value="5.57683658170811">
            <text:p>5.57684</text:p>
          </table:table-cell>
          <table:table-cell table:style-name="ce2" table:formula="of:=IF(ABS([.D82]-[.E82])&lt;[.$B$1];[.E82];108-(815-(1500/[.D82]))/[.E82])" office:value-type="float" office:value="5.3103031117496">
            <text:p>5.31030</text:p>
          </table:table-cell>
          <table:table-cell table:style-name="ce2" table:formula="of:=IF(ABS([.E82]-[.F82])&lt;[.$B$1];[.F82];108-(815-(1500/[.E82]))/[.F82])" office:value-type="float" office:value="5.17530248534648">
            <text:p>5.17530</text:p>
          </table:table-cell>
          <table:table-cell table:style-name="ce2" table:formula="of:=IF(ABS([.F82]-[.G82])&lt;[.$B$1];[.G82];108-(815-(1500/[.F82]))/[.G82])" office:value-type="float" office:value="5.10161868283667">
            <text:p>5.10162</text:p>
          </table:table-cell>
          <table:table-cell table:style-name="ce2" table:formula="of:=IF(ABS([.G82]-[.H82])&lt;[.$B$1];[.H82];108-(815-(1500/[.G82]))/[.H82])" office:value-type="float" office:value="5.05975660014722">
            <text:p>5.05976</text:p>
          </table:table-cell>
          <table:table-cell table:style-name="ce2" table:formula="of:=IF(ABS([.H82]-[.I82])&lt;[.$B$1];[.I82];108-(815-(1500/[.H82]))/[.I82])" office:value-type="float" office:value="5.03542795875843">
            <text:p>5.03543</text:p>
          </table:table-cell>
          <table:table-cell table:style-name="ce2" table:formula="of:=IF(ABS([.I82]-[.J82])&lt;[.$B$1];[.J82];108-(815-(1500/[.I82]))/[.J82])" office:value-type="float" office:value="5.02105638107406">
            <text:p>5.02106</text:p>
          </table:table-cell>
          <table:table-cell table:style-name="ce2" table:formula="of:=IF(ABS([.J82]-[.K82])&lt;[.$B$1];[.K82];108-(815-(1500/[.J82]))/[.K82])" office:value-type="float" office:value="5.01156837003576">
            <text:p>5.01157</text:p>
          </table:table-cell>
          <table:table-cell table:style-name="ce2" table:formula="of:=IF(ABS([.K82]-[.L82])&lt;[.$B$1];[.L82];108-(815-(1500/[.K82]))/[.L82])" office:value-type="float" office:value="5.01156837003576">
            <text:p>5.01157</text:p>
          </table:table-cell>
          <table:table-cell table:style-name="ce2" table:formula="of:=IF(ABS([.L82]-[.M82])&lt;[.$B$1];[.M82];108-(815-(1500/[.L82]))/[.M82])" office:value-type="float" office:value="5.01156837003576">
            <text:p>5.01157</text:p>
          </table:table-cell>
          <table:table-cell table:style-name="ce2" table:formula="of:=IF(ABS([.M82]-[.N82])&lt;[.$B$1];[.N82];108-(815-(1500/[.M82]))/[.N82])" office:value-type="float" office:value="5.01156837003576">
            <text:p>5.01157</text:p>
          </table:table-cell>
          <table:table-cell table:style-name="ce2" table:formula="of:=IF(ABS([.N82]-[.O82])&lt;[.$B$1];[.O82];108-(815-(1500/[.N82]))/[.O82])" office:value-type="float" office:value="5.01156837003576">
            <text:p>5.01157</text:p>
          </table:table-cell>
          <table:table-cell table:style-name="ce2" table:formula="of:=IF(ABS([.O82]-[.P82])&lt;[.$B$1];[.P82];108-(815-(1500/[.O82]))/[.P82])" office:value-type="float" office:value="5.01156837003576">
            <text:p>5.01157</text:p>
          </table:table-cell>
          <table:table-cell table:style-name="ce2" table:formula="of:=IF(ABS([.P82]-[.Q82])&lt;[.$B$1];[.Q82];108-(815-(1500/[.P82]))/[.Q82])" office:value-type="float" office:value="5.01156837003576">
            <text:p>5.01157</text:p>
          </table:table-cell>
          <table:table-cell table:style-name="ce2" table:formula="of:=IF(ABS([.Q82]-[.R82])&lt;[.$B$1];[.R82];108-(815-(1500/[.Q82]))/[.R82])" office:value-type="float" office:value="5.01156837003576">
            <text:p>5.01157</text:p>
          </table:table-cell>
          <table:table-cell table:style-name="ce2" table:formula="of:=IF(ABS([.R82]-[.S82])&lt;[.$B$1];[.S82];108-(815-(1500/[.R82]))/[.S82])" office:value-type="float" office:value="5.01156837003576">
            <text:p>5.01157</text:p>
          </table:table-cell>
          <table:table-cell table:style-name="ce2" table:formula="of:=IF(ABS([.S82]-[.T82])&lt;[.$B$1];[.T82];108-(815-(1500/[.S82]))/[.T82])" office:value-type="float" office:value="5.01156837003576">
            <text:p>5.01157</text:p>
          </table:table-cell>
          <table:table-cell table:style-name="ce2" table:formula="of:=IF(ABS([.T82]-[.U82])&lt;[.$B$1];[.U82];108-(815-(1500/[.T82]))/[.U82])" office:value-type="float" office:value="5.01156837003576">
            <text:p>5.01157</text:p>
          </table:table-cell>
          <table:table-cell table:style-name="ce2" table:formula="of:=IF(ABS([.U82]-[.V82])&lt;[.$B$1];[.V82];108-(815-(1500/[.U82]))/[.V82])" office:value-type="float" office:value="5.01156837003576">
            <text:p>5.01157</text:p>
          </table:table-cell>
          <table:table-cell table:style-name="ce2" table:formula="of:=IF(ABS([.V82]-[.W82])&lt;[.$B$1];[.W82];108-(815-(1500/[.V82]))/[.W82])" office:value-type="float" office:value="5.01156837003576">
            <text:p>5.01157</text:p>
          </table:table-cell>
          <table:table-cell table:style-name="ce2" table:formula="of:=IF(ABS([.W82]-[.X82])&lt;[.$B$1];[.X82];108-(815-(1500/[.W82]))/[.X82])" office:value-type="float" office:value="5.01156837003576">
            <text:p>5.01157</text:p>
          </table:table-cell>
          <table:table-cell table:style-name="ce3" table:formula="of:=IF(ABS([.X82]-[.Y82])&lt;[.$B$1];[.Y82];108-(815-(1500/[.X82]))/[.Y82])" office:value-type="float" office:value="5.01156837003576">
            <text:p>5.01</text:p>
          </table:table-cell>
          <table:table-cell table:number-columns-repeated="998"/>
        </table:table-row>
        <table:table-row table:style-name="ro1">
          <table:table-cell office:value-type="float" office:value="0.5">
            <text:p>0.50000</text:p>
          </table:table-cell>
          <table:table-cell office:value-type="string">
            <text:p><text:s/>-22.00000000000000000000</text:p>
          </table:table-cell>
          <table:table-cell table:style-name="ce2" table:formula="of:=108-(815-(1500/[.A83]))/[.B83]" office:value-type="float" office:value="8.68181818181819">
            <text:p>8.68182</text:p>
          </table:table-cell>
          <table:table-cell table:style-name="ce2" table:formula="of:=IF(ABS([.B83]-[.C83])&lt;[.$B$1];[.C83];108-(815-(1500/[.B83]))/[.C83])" office:value-type="float" office:value="6.27225130890058">
            <text:p>6.27225</text:p>
          </table:table-cell>
          <table:table-cell table:style-name="ce2" table:formula="of:=IF(ABS([.C83]-[.D83])&lt;[.$B$1];[.D83];108-(815-(1500/[.C83]))/[.D83])" office:value-type="float" office:value="5.60851419031808">
            <text:p>5.60851</text:p>
          </table:table-cell>
          <table:table-cell table:style-name="ce2" table:formula="of:=IF(ABS([.D83]-[.E83])&lt;[.$B$1];[.E83];108-(815-(1500/[.D83]))/[.E83])" office:value-type="float" office:value="5.32549486532307">
            <text:p>5.32549</text:p>
          </table:table-cell>
          <table:table-cell table:style-name="ce2" table:formula="of:=IF(ABS([.E83]-[.F83])&lt;[.$B$1];[.F83];108-(815-(1500/[.E83]))/[.F83])" office:value-type="float" office:value="5.18336034907448">
            <text:p>5.18336</text:p>
          </table:table-cell>
          <table:table-cell table:style-name="ce2" table:formula="of:=IF(ABS([.F83]-[.G83])&lt;[.$B$1];[.G83];108-(815-(1500/[.F83]))/[.G83])" office:value-type="float" office:value="5.10612441329992">
            <text:p>5.10612</text:p>
          </table:table-cell>
          <table:table-cell table:style-name="ce2" table:formula="of:=IF(ABS([.G83]-[.H83])&lt;[.$B$1];[.H83];108-(815-(1500/[.G83]))/[.H83])" office:value-type="float" office:value="5.06235135861903">
            <text:p>5.06235</text:p>
          </table:table-cell>
          <table:table-cell table:style-name="ce2" table:formula="of:=IF(ABS([.H83]-[.I83])&lt;[.$B$1];[.I83];108-(815-(1500/[.H83]))/[.I83])" office:value-type="float" office:value="5.03695218348925">
            <text:p>5.03695</text:p>
          </table:table-cell>
          <table:table-cell table:style-name="ce2" table:formula="of:=IF(ABS([.I83]-[.J83])&lt;[.$B$1];[.J83];108-(815-(1500/[.I83]))/[.J83])" office:value-type="float" office:value="5.02205124841476">
            <text:p>5.02205</text:p>
          </table:table-cell>
          <table:table-cell table:style-name="ce2" table:formula="of:=IF(ABS([.J83]-[.K83])&lt;[.$B$1];[.K83];108-(815-(1500/[.J83]))/[.K83])" office:value-type="float" office:value="5.01402075211038">
            <text:p>5.01402</text:p>
          </table:table-cell>
          <table:table-cell table:style-name="ce2" table:formula="of:=IF(ABS([.K83]-[.L83])&lt;[.$B$1];[.L83];108-(815-(1500/[.K83]))/[.L83])" office:value-type="float" office:value="5.01402075211038">
            <text:p>5.01402</text:p>
          </table:table-cell>
          <table:table-cell table:style-name="ce2" table:formula="of:=IF(ABS([.L83]-[.M83])&lt;[.$B$1];[.M83];108-(815-(1500/[.L83]))/[.M83])" office:value-type="float" office:value="5.01402075211038">
            <text:p>5.01402</text:p>
          </table:table-cell>
          <table:table-cell table:style-name="ce2" table:formula="of:=IF(ABS([.M83]-[.N83])&lt;[.$B$1];[.N83];108-(815-(1500/[.M83]))/[.N83])" office:value-type="float" office:value="5.01402075211038">
            <text:p>5.01402</text:p>
          </table:table-cell>
          <table:table-cell table:style-name="ce2" table:formula="of:=IF(ABS([.N83]-[.O83])&lt;[.$B$1];[.O83];108-(815-(1500/[.N83]))/[.O83])" office:value-type="float" office:value="5.01402075211038">
            <text:p>5.01402</text:p>
          </table:table-cell>
          <table:table-cell table:style-name="ce2" table:formula="of:=IF(ABS([.O83]-[.P83])&lt;[.$B$1];[.P83];108-(815-(1500/[.O83]))/[.P83])" office:value-type="float" office:value="5.01402075211038">
            <text:p>5.01402</text:p>
          </table:table-cell>
          <table:table-cell table:style-name="ce2" table:formula="of:=IF(ABS([.P83]-[.Q83])&lt;[.$B$1];[.Q83];108-(815-(1500/[.P83]))/[.Q83])" office:value-type="float" office:value="5.01402075211038">
            <text:p>5.01402</text:p>
          </table:table-cell>
          <table:table-cell table:style-name="ce2" table:formula="of:=IF(ABS([.Q83]-[.R83])&lt;[.$B$1];[.R83];108-(815-(1500/[.Q83]))/[.R83])" office:value-type="float" office:value="5.01402075211038">
            <text:p>5.01402</text:p>
          </table:table-cell>
          <table:table-cell table:style-name="ce2" table:formula="of:=IF(ABS([.R83]-[.S83])&lt;[.$B$1];[.S83];108-(815-(1500/[.R83]))/[.S83])" office:value-type="float" office:value="5.01402075211038">
            <text:p>5.01402</text:p>
          </table:table-cell>
          <table:table-cell table:style-name="ce2" table:formula="of:=IF(ABS([.S83]-[.T83])&lt;[.$B$1];[.T83];108-(815-(1500/[.S83]))/[.T83])" office:value-type="float" office:value="5.01402075211038">
            <text:p>5.01402</text:p>
          </table:table-cell>
          <table:table-cell table:style-name="ce2" table:formula="of:=IF(ABS([.T83]-[.U83])&lt;[.$B$1];[.U83];108-(815-(1500/[.T83]))/[.U83])" office:value-type="float" office:value="5.01402075211038">
            <text:p>5.01402</text:p>
          </table:table-cell>
          <table:table-cell table:style-name="ce2" table:formula="of:=IF(ABS([.U83]-[.V83])&lt;[.$B$1];[.V83];108-(815-(1500/[.U83]))/[.V83])" office:value-type="float" office:value="5.01402075211038">
            <text:p>5.01402</text:p>
          </table:table-cell>
          <table:table-cell table:style-name="ce2" table:formula="of:=IF(ABS([.V83]-[.W83])&lt;[.$B$1];[.W83];108-(815-(1500/[.V83]))/[.W83])" office:value-type="float" office:value="5.01402075211038">
            <text:p>5.01402</text:p>
          </table:table-cell>
          <table:table-cell table:style-name="ce2" table:formula="of:=IF(ABS([.W83]-[.X83])&lt;[.$B$1];[.X83];108-(815-(1500/[.W83]))/[.X83])" office:value-type="float" office:value="5.01402075211038">
            <text:p>5.01402</text:p>
          </table:table-cell>
          <table:table-cell table:style-name="ce3" table:formula="of:=IF(ABS([.X83]-[.Y83])&lt;[.$B$1];[.Y83];108-(815-(1500/[.X83]))/[.Y83])" office:value-type="float" office:value="5.01402075211038">
            <text:p>5.01</text:p>
          </table:table-cell>
          <table:table-cell table:number-columns-repeated="998"/>
        </table:table-row>
        <table:table-row table:style-name="ro1">
          <table:table-cell office:value-type="float" office:value="0.75">
            <text:p>0.75000</text:p>
          </table:table-cell>
          <table:table-cell office:value-type="string">
            <text:p><text:s/>-12.00000000000000000000</text:p>
          </table:table-cell>
          <table:table-cell table:style-name="ce2" table:formula="of:=108-(815-(1500/[.A84]))/[.B84]" office:value-type="float" office:value="9.25">
            <text:p>9.25000</text:p>
          </table:table-cell>
          <table:table-cell table:style-name="ce2" table:formula="of:=IF(ABS([.B84]-[.C84])&lt;[.$B$1];[.C84];108-(815-(1500/[.B84]))/[.C84])" office:value-type="float" office:value="6.37837837837837">
            <text:p>6.37838</text:p>
          </table:table-cell>
          <table:table-cell table:style-name="ce2" table:formula="of:=IF(ABS([.C84]-[.D84])&lt;[.$B$1];[.D84];108-(815-(1500/[.C84]))/[.D84])" office:value-type="float" office:value="5.64830508474566">
            <text:p>5.64831</text:p>
          </table:table-cell>
          <table:table-cell table:style-name="ce2" table:formula="of:=IF(ABS([.D84]-[.E84])&lt;[.$B$1];[.E84];108-(815-(1500/[.D84]))/[.E84])" office:value-type="float" office:value="5.34433608401915">
            <text:p>5.34434</text:p>
          </table:table-cell>
          <table:table-cell table:style-name="ce2" table:formula="of:=IF(ABS([.E84]-[.F84])&lt;[.$B$1];[.F84];108-(815-(1500/[.E84]))/[.F84])" office:value-type="float" office:value="5.19329028632116">
            <text:p>5.19329</text:p>
          </table:table-cell>
          <table:table-cell table:style-name="ce2" table:formula="of:=IF(ABS([.F84]-[.G84])&lt;[.$B$1];[.G84];108-(815-(1500/[.F84]))/[.G84])" office:value-type="float" office:value="5.11165770130474">
            <text:p>5.11166</text:p>
          </table:table-cell>
          <table:table-cell table:style-name="ce2" table:formula="of:=IF(ABS([.G84]-[.H84])&lt;[.$B$1];[.H84];108-(815-(1500/[.G84]))/[.H84])" office:value-type="float" office:value="5.0655311952237">
            <text:p>5.06553</text:p>
          </table:table-cell>
          <table:table-cell table:style-name="ce2" table:formula="of:=IF(ABS([.H84]-[.I84])&lt;[.$B$1];[.I84];108-(815-(1500/[.H84]))/[.I84])" office:value-type="float" office:value="5.03880981146919">
            <text:p>5.03881</text:p>
          </table:table-cell>
          <table:table-cell table:style-name="ce2" table:formula="of:=IF(ABS([.I84]-[.J84])&lt;[.$B$1];[.J84];108-(815-(1500/[.I84]))/[.J84])" office:value-type="float" office:value="5.02310153960632">
            <text:p>5.02310</text:p>
          </table:table-cell>
          <table:table-cell table:style-name="ce2" table:formula="of:=IF(ABS([.J84]-[.K84])&lt;[.$B$1];[.K84];108-(815-(1500/[.J84]))/[.K84])" office:value-type="float" office:value="5.01369773156389">
            <text:p>5.01370</text:p>
          </table:table-cell>
          <table:table-cell table:style-name="ce2" table:formula="of:=IF(ABS([.K84]-[.L84])&lt;[.$B$1];[.L84];108-(815-(1500/[.K84]))/[.L84])" office:value-type="float" office:value="5.01369773156389">
            <text:p>5.01370</text:p>
          </table:table-cell>
          <table:table-cell table:style-name="ce2" table:formula="of:=IF(ABS([.L84]-[.M84])&lt;[.$B$1];[.M84];108-(815-(1500/[.L84]))/[.M84])" office:value-type="float" office:value="5.01369773156389">
            <text:p>5.01370</text:p>
          </table:table-cell>
          <table:table-cell table:style-name="ce2" table:formula="of:=IF(ABS([.M84]-[.N84])&lt;[.$B$1];[.N84];108-(815-(1500/[.M84]))/[.N84])" office:value-type="float" office:value="5.01369773156389">
            <text:p>5.01370</text:p>
          </table:table-cell>
          <table:table-cell table:style-name="ce2" table:formula="of:=IF(ABS([.N84]-[.O84])&lt;[.$B$1];[.O84];108-(815-(1500/[.N84]))/[.O84])" office:value-type="float" office:value="5.01369773156389">
            <text:p>5.01370</text:p>
          </table:table-cell>
          <table:table-cell table:style-name="ce2" table:formula="of:=IF(ABS([.O84]-[.P84])&lt;[.$B$1];[.P84];108-(815-(1500/[.O84]))/[.P84])" office:value-type="float" office:value="5.01369773156389">
            <text:p>5.01370</text:p>
          </table:table-cell>
          <table:table-cell table:style-name="ce2" table:formula="of:=IF(ABS([.P84]-[.Q84])&lt;[.$B$1];[.Q84];108-(815-(1500/[.P84]))/[.Q84])" office:value-type="float" office:value="5.01369773156389">
            <text:p>5.01370</text:p>
          </table:table-cell>
          <table:table-cell table:style-name="ce2" table:formula="of:=IF(ABS([.Q84]-[.R84])&lt;[.$B$1];[.R84];108-(815-(1500/[.Q84]))/[.R84])" office:value-type="float" office:value="5.01369773156389">
            <text:p>5.01370</text:p>
          </table:table-cell>
          <table:table-cell table:style-name="ce2" table:formula="of:=IF(ABS([.R84]-[.S84])&lt;[.$B$1];[.S84];108-(815-(1500/[.R84]))/[.S84])" office:value-type="float" office:value="5.01369773156389">
            <text:p>5.01370</text:p>
          </table:table-cell>
          <table:table-cell table:style-name="ce2" table:formula="of:=IF(ABS([.S84]-[.T84])&lt;[.$B$1];[.T84];108-(815-(1500/[.S84]))/[.T84])" office:value-type="float" office:value="5.01369773156389">
            <text:p>5.01370</text:p>
          </table:table-cell>
          <table:table-cell table:style-name="ce2" table:formula="of:=IF(ABS([.T84]-[.U84])&lt;[.$B$1];[.U84];108-(815-(1500/[.T84]))/[.U84])" office:value-type="float" office:value="5.01369773156389">
            <text:p>5.01370</text:p>
          </table:table-cell>
          <table:table-cell table:style-name="ce2" table:formula="of:=IF(ABS([.U84]-[.V84])&lt;[.$B$1];[.V84];108-(815-(1500/[.U84]))/[.V84])" office:value-type="float" office:value="5.01369773156389">
            <text:p>5.01370</text:p>
          </table:table-cell>
          <table:table-cell table:style-name="ce2" table:formula="of:=IF(ABS([.V84]-[.W84])&lt;[.$B$1];[.W84];108-(815-(1500/[.V84]))/[.W84])" office:value-type="float" office:value="5.01369773156389">
            <text:p>5.01370</text:p>
          </table:table-cell>
          <table:table-cell table:style-name="ce2" table:formula="of:=IF(ABS([.W84]-[.X84])&lt;[.$B$1];[.X84];108-(815-(1500/[.W84]))/[.X84])" office:value-type="float" office:value="5.01369773156389">
            <text:p>5.01370</text:p>
          </table:table-cell>
          <table:table-cell table:style-name="ce3" table:formula="of:=IF(ABS([.X84]-[.Y84])&lt;[.$B$1];[.Y84];108-(815-(1500/[.X84]))/[.Y84])" office:value-type="float" office:value="5.01369773156389">
            <text:p>5.01</text:p>
          </table:table-cell>
          <table:table-cell table:number-columns-repeated="998"/>
        </table:table-row>
        <table:table-row table:style-name="ro1">
          <table:table-cell office:value-type="float" office:value="1">
            <text:p>1.00000</text:p>
          </table:table-cell>
          <table:table-cell office:value-type="string">
            <text:p><text:s/>-7.00000000000000000000</text:p>
          </table:table-cell>
          <table:table-cell table:style-name="ce2" table:formula="of:=108-(815-(1500/[.A85]))/[.B85]" office:value-type="float" office:value="10.1428571428571">
            <text:p>10.14286</text:p>
          </table:table-cell>
          <table:table-cell table:style-name="ce2" table:formula="of:=IF(ABS([.B85]-[.C85])&lt;[.$B$1];[.C85];108-(815-(1500/[.B85]))/[.C85])" office:value-type="float" office:value="6.52112676056335">
            <text:p>6.52113</text:p>
          </table:table-cell>
          <table:table-cell table:style-name="ce2" table:formula="of:=IF(ABS([.C85]-[.D85])&lt;[.$B$1];[.D85];108-(815-(1500/[.C85]))/[.D85])" office:value-type="float" office:value="5.69978401727813">
            <text:p>5.69978</text:p>
          </table:table-cell>
          <table:table-cell table:style-name="ce2" table:formula="of:=IF(ABS([.D85]-[.E85])&lt;[.$B$1];[.E85];108-(815-(1500/[.D85]))/[.E85])" office:value-type="float" office:value="5.36832133383007">
            <text:p>5.36832</text:p>
          </table:table-cell>
          <table:table-cell table:style-name="ce2" table:formula="of:=IF(ABS([.E85]-[.F85])&lt;[.$B$1];[.F85];108-(815-(1500/[.E85]))/[.F85])" office:value-type="float" office:value="5.20583045088947">
            <text:p>5.20583</text:p>
          </table:table-cell>
          <table:table-cell table:style-name="ce2" table:formula="of:=IF(ABS([.F85]-[.G85])&lt;[.$B$1];[.G85];108-(815-(1500/[.F85]))/[.G85])" office:value-type="float" office:value="5.11861533775675">
            <text:p>5.11862</text:p>
          </table:table-cell>
          <table:table-cell table:style-name="ce2" table:formula="of:=IF(ABS([.G85]-[.H85])&lt;[.$B$1];[.H85];108-(815-(1500/[.G85]))/[.H85])" office:value-type="float" office:value="5.06951991766466">
            <text:p>5.06952</text:p>
          </table:table-cell>
          <table:table-cell table:style-name="ce2" table:formula="of:=IF(ABS([.H85]-[.I85])&lt;[.$B$1];[.I85];108-(815-(1500/[.H85]))/[.I85])" office:value-type="float" office:value="5.04113879916073">
            <text:p>5.04114</text:p>
          </table:table-cell>
          <table:table-cell table:style-name="ce2" table:formula="of:=IF(ABS([.I85]-[.J85])&lt;[.$B$1];[.J85];108-(815-(1500/[.I85]))/[.J85])" office:value-type="float" office:value="5.0244591878036">
            <text:p>5.02446</text:p>
          </table:table-cell>
          <table:table-cell table:style-name="ce2" table:formula="of:=IF(ABS([.J85]-[.K85])&lt;[.$B$1];[.K85];108-(815-(1500/[.J85]))/[.K85])" office:value-type="float" office:value="5.01415305978699">
            <text:p>5.01415</text:p>
          </table:table-cell>
          <table:table-cell table:style-name="ce2" table:formula="of:=IF(ABS([.K85]-[.L85])&lt;[.$B$1];[.L85];108-(815-(1500/[.K85]))/[.L85])" office:value-type="float" office:value="4.99947308441494">
            <text:p>4.99947</text:p>
          </table:table-cell>
          <table:table-cell table:style-name="ce2" table:formula="of:=IF(ABS([.L85]-[.M85])&lt;[.$B$1];[.M85];108-(815-(1500/[.L85]))/[.M85])" office:value-type="float" office:value="4.81976921311244">
            <text:p>4.81977</text:p>
          </table:table-cell>
          <table:table-cell table:style-name="ce2" table:formula="of:=IF(ABS([.M85]-[.N85])&lt;[.$B$1];[.N85];108-(815-(1500/[.M85]))/[.N85])" office:value-type="float" office:value="1.15497092021204">
            <text:p>1.15497</text:p>
          </table:table-cell>
          <table:table-cell table:style-name="ce2" table:formula="of:=IF(ABS([.N85]-[.O85])&lt;[.$B$1];[.O85];108-(815-(1500/[.N85]))/[.O85])" office:value-type="float" office:value="-328.18568243745">
            <text:p>-328.18568</text:p>
          </table:table-cell>
          <table:table-cell table:style-name="ce2" table:formula="of:=IF(ABS([.O85]-[.P85])&lt;[.$B$1];[.P85];108-(815-(1500/[.O85]))/[.P85])" office:value-type="float" office:value="106.52603564625">
            <text:p>106.52604</text:p>
          </table:table-cell>
          <table:table-cell table:style-name="ce2" table:formula="of:=IF(ABS([.P85]-[.Q85])&lt;[.$B$1];[.Q85];108-(815-(1500/[.P85]))/[.Q85])" office:value-type="float" office:value="100.30638239441">
            <text:p>100.30638</text:p>
          </table:table-cell>
          <table:table-cell table:style-name="ce2" table:formula="of:=IF(ABS([.Q85]-[.R85])&lt;[.$B$1];[.R85];108-(815-(1500/[.Q85]))/[.R85])" office:value-type="float" office:value="100.015274440341">
            <text:p>100.01527</text:p>
          </table:table-cell>
          <table:table-cell table:style-name="ce2" table:formula="of:=IF(ABS([.R85]-[.S85])&lt;[.$B$1];[.S85];108-(815-(1500/[.R85]))/[.S85])" office:value-type="float" office:value="100.000763668741">
            <text:p>100.00076</text:p>
          </table:table-cell>
          <table:table-cell table:style-name="ce2" table:formula="of:=IF(ABS([.S85]-[.T85])&lt;[.$B$1];[.T85];108-(815-(1500/[.S85]))/[.T85])" office:value-type="float" office:value="100.000038185046">
            <text:p>100.00004</text:p>
          </table:table-cell>
          <table:table-cell table:style-name="ce2" table:formula="of:=IF(ABS([.T85]-[.U85])&lt;[.$B$1];[.U85];108-(815-(1500/[.T85]))/[.U85])" office:value-type="float" office:value="100.000038185046">
            <text:p>100.00004</text:p>
          </table:table-cell>
          <table:table-cell table:style-name="ce2" table:formula="of:=IF(ABS([.U85]-[.V85])&lt;[.$B$1];[.V85];108-(815-(1500/[.U85]))/[.V85])" office:value-type="float" office:value="100.000038185046">
            <text:p>100.00004</text:p>
          </table:table-cell>
          <table:table-cell table:style-name="ce2" table:formula="of:=IF(ABS([.V85]-[.W85])&lt;[.$B$1];[.W85];108-(815-(1500/[.V85]))/[.W85])" office:value-type="float" office:value="100.000038185046">
            <text:p>100.00004</text:p>
          </table:table-cell>
          <table:table-cell table:style-name="ce2" table:formula="of:=IF(ABS([.W85]-[.X85])&lt;[.$B$1];[.X85];108-(815-(1500/[.W85]))/[.X85])" office:value-type="float" office:value="100.000038185046">
            <text:p>100.00004</text:p>
          </table:table-cell>
          <table:table-cell table:style-name="ce3" table:formula="of:=IF(ABS([.X85]-[.Y85])&lt;[.$B$1];[.Y85];108-(815-(1500/[.X85]))/[.Y85])" office:value-type="float" office:value="100.000038185046">
            <text:p>100</text:p>
          </table:table-cell>
          <table:table-cell table:number-columns-repeated="998"/>
        </table:table-row>
        <table:table-row table:style-name="ro1">
          <table:table-cell office:value-type="float" office:value="1.25">
            <text:p>1.25000</text:p>
          </table:table-cell>
          <table:table-cell office:value-type="string">
            <text:p><text:s/>-4.00000000000000000000</text:p>
          </table:table-cell>
          <table:table-cell table:style-name="ce2" table:formula="of:=108-(815-(1500/[.A86]))/[.B86]" office:value-type="float" office:value="11.75">
            <text:p>11.75000</text:p>
          </table:table-cell>
          <table:table-cell table:style-name="ce2" table:formula="of:=IF(ABS([.B86]-[.C86])&lt;[.$B$1];[.C86];108-(815-(1500/[.B86]))/[.C86])" office:value-type="float" office:value="6.72340425531915">
            <text:p>6.72340</text:p>
          </table:table-cell>
          <table:table-cell table:style-name="ce2" table:formula="of:=IF(ABS([.C86]-[.D86])&lt;[.$B$1];[.D86];108-(815-(1500/[.C86]))/[.D86])" office:value-type="float" office:value="5.76898734177222">
            <text:p>5.76899</text:p>
          </table:table-cell>
          <table:table-cell table:style-name="ce2" table:formula="of:=IF(ABS([.D86]-[.E86])&lt;[.$B$1];[.E86];108-(815-(1500/[.D86]))/[.E86])" office:value-type="float" office:value="5.3998902907307">
            <text:p>5.39989</text:p>
          </table:table-cell>
          <table:table-cell table:style-name="ce2" table:formula="of:=IF(ABS([.E86]-[.F86])&lt;[.$B$1];[.F86];108-(815-(1500/[.E86]))/[.F86])" office:value-type="float" office:value="5.22216578628671">
            <text:p>5.22217</text:p>
          </table:table-cell>
          <table:table-cell table:style-name="ce2" table:formula="of:=IF(ABS([.F86]-[.G86])&lt;[.$B$1];[.G86];108-(815-(1500/[.F86]))/[.G86])" office:value-type="float" office:value="5.12762853348102">
            <text:p>5.12763</text:p>
          </table:table-cell>
          <table:table-cell table:style-name="ce2" table:formula="of:=IF(ABS([.G86]-[.H86])&lt;[.$B$1];[.H86];108-(815-(1500/[.G86]))/[.H86])" office:value-type="float" office:value="5.07467109541501">
            <text:p>5.07467</text:p>
          </table:table-cell>
          <table:table-cell table:style-name="ce2" table:formula="of:=IF(ABS([.H86]-[.I86])&lt;[.$B$1];[.I86];108-(815-(1500/[.H86]))/[.I86])" office:value-type="float" office:value="5.04414355990117">
            <text:p>5.04414</text:p>
          </table:table-cell>
          <table:table-cell table:style-name="ce2" table:formula="of:=IF(ABS([.I86]-[.J86])&lt;[.$B$1];[.J86];108-(815-(1500/[.I86]))/[.J86])" office:value-type="float" office:value="5.0262573177767">
            <text:p>5.02626</text:p>
          </table:table-cell>
          <table:table-cell table:style-name="ce2" table:formula="of:=IF(ABS([.J86]-[.K86])&lt;[.$B$1];[.K86];108-(815-(1500/[.J86]))/[.K86])" office:value-type="float" office:value="5.01573125607841">
            <text:p>5.01573</text:p>
          </table:table-cell>
          <table:table-cell table:style-name="ce2" table:formula="of:=IF(ABS([.K86]-[.L86])&lt;[.$B$1];[.L86];108-(815-(1500/[.K86]))/[.L86])" office:value-type="float" office:value="5.01058877506023">
            <text:p>5.01059</text:p>
          </table:table-cell>
          <table:table-cell table:style-name="ce2" table:formula="of:=IF(ABS([.L86]-[.M86])&lt;[.$B$1];[.M86];108-(815-(1500/[.L86]))/[.M86])" office:value-type="float" office:value="5.01058877506023">
            <text:p>5.01059</text:p>
          </table:table-cell>
          <table:table-cell table:style-name="ce2" table:formula="of:=IF(ABS([.M86]-[.N86])&lt;[.$B$1];[.N86];108-(815-(1500/[.M86]))/[.N86])" office:value-type="float" office:value="5.01058877506023">
            <text:p>5.01059</text:p>
          </table:table-cell>
          <table:table-cell table:style-name="ce2" table:formula="of:=IF(ABS([.N86]-[.O86])&lt;[.$B$1];[.O86];108-(815-(1500/[.N86]))/[.O86])" office:value-type="float" office:value="5.01058877506023">
            <text:p>5.01059</text:p>
          </table:table-cell>
          <table:table-cell table:style-name="ce2" table:formula="of:=IF(ABS([.O86]-[.P86])&lt;[.$B$1];[.P86];108-(815-(1500/[.O86]))/[.P86])" office:value-type="float" office:value="5.01058877506023">
            <text:p>5.01059</text:p>
          </table:table-cell>
          <table:table-cell table:style-name="ce2" table:formula="of:=IF(ABS([.P86]-[.Q86])&lt;[.$B$1];[.Q86];108-(815-(1500/[.P86]))/[.Q86])" office:value-type="float" office:value="5.01058877506023">
            <text:p>5.01059</text:p>
          </table:table-cell>
          <table:table-cell table:style-name="ce2" table:formula="of:=IF(ABS([.Q86]-[.R86])&lt;[.$B$1];[.R86];108-(815-(1500/[.Q86]))/[.R86])" office:value-type="float" office:value="5.01058877506023">
            <text:p>5.01059</text:p>
          </table:table-cell>
          <table:table-cell table:style-name="ce2" table:formula="of:=IF(ABS([.R86]-[.S86])&lt;[.$B$1];[.S86];108-(815-(1500/[.R86]))/[.S86])" office:value-type="float" office:value="5.01058877506023">
            <text:p>5.01059</text:p>
          </table:table-cell>
          <table:table-cell table:style-name="ce2" table:formula="of:=IF(ABS([.S86]-[.T86])&lt;[.$B$1];[.T86];108-(815-(1500/[.S86]))/[.T86])" office:value-type="float" office:value="5.01058877506023">
            <text:p>5.01059</text:p>
          </table:table-cell>
          <table:table-cell table:style-name="ce2" table:formula="of:=IF(ABS([.T86]-[.U86])&lt;[.$B$1];[.U86];108-(815-(1500/[.T86]))/[.U86])" office:value-type="float" office:value="5.01058877506023">
            <text:p>5.01059</text:p>
          </table:table-cell>
          <table:table-cell table:style-name="ce2" table:formula="of:=IF(ABS([.U86]-[.V86])&lt;[.$B$1];[.V86];108-(815-(1500/[.U86]))/[.V86])" office:value-type="float" office:value="5.01058877506023">
            <text:p>5.01059</text:p>
          </table:table-cell>
          <table:table-cell table:style-name="ce2" table:formula="of:=IF(ABS([.V86]-[.W86])&lt;[.$B$1];[.W86];108-(815-(1500/[.V86]))/[.W86])" office:value-type="float" office:value="5.01058877506023">
            <text:p>5.01059</text:p>
          </table:table-cell>
          <table:table-cell table:style-name="ce2" table:formula="of:=IF(ABS([.W86]-[.X86])&lt;[.$B$1];[.X86];108-(815-(1500/[.W86]))/[.X86])" office:value-type="float" office:value="5.01058877506023">
            <text:p>5.01059</text:p>
          </table:table-cell>
          <table:table-cell table:style-name="ce3" table:formula="of:=IF(ABS([.X86]-[.Y86])&lt;[.$B$1];[.Y86];108-(815-(1500/[.X86]))/[.Y86])" office:value-type="float" office:value="5.01058877506023">
            <text:p>5.01</text:p>
          </table:table-cell>
          <table:table-cell table:number-columns-repeated="998"/>
        </table:table-row>
        <table:table-row table:style-name="ro1">
          <table:table-cell office:value-type="float" office:value="1.5">
            <text:p>1.50000</text:p>
          </table:table-cell>
          <table:table-cell office:value-type="string">
            <text:p><text:s/>-2.00000000000000000000</text:p>
          </table:table-cell>
          <table:table-cell table:style-name="ce2" table:formula="of:=108-(815-(1500/[.A87]))/[.B87]" office:value-type="float" office:value="15.5">
            <text:p>15.50000</text:p>
          </table:table-cell>
          <table:table-cell table:style-name="ce2" table:formula="of:=IF(ABS([.B87]-[.C87])&lt;[.$B$1];[.C87];108-(815-(1500/[.B87]))/[.C87])" office:value-type="float" office:value="7.03225806451613">
            <text:p>7.03226</text:p>
          </table:table-cell>
          <table:table-cell table:style-name="ce2" table:formula="of:=IF(ABS([.C87]-[.D87])&lt;[.$B$1];[.D87];108-(815-(1500/[.C87]))/[.D87])" office:value-type="float" office:value="5.86697247706421">
            <text:p>5.86697</text:p>
          </table:table-cell>
          <table:table-cell table:style-name="ce2" table:formula="of:=IF(ABS([.D87]-[.E87])&lt;[.$B$1];[.E87];108-(815-(1500/[.D87]))/[.E87])" office:value-type="float" office:value="5.44331508991381">
            <text:p>5.44332</text:p>
          </table:table-cell>
          <table:table-cell table:style-name="ce2" table:formula="of:=IF(ABS([.E87]-[.F87])&lt;[.$B$1];[.F87];108-(815-(1500/[.E87]))/[.F87])" office:value-type="float" office:value="5.24432634300148">
            <text:p>5.24433</text:p>
          </table:table-cell>
          <table:table-cell table:style-name="ce2" table:formula="of:=IF(ABS([.F87]-[.G87])&lt;[.$B$1];[.G87];108-(815-(1500/[.F87]))/[.G87])" office:value-type="float" office:value="5.13976609782324">
            <text:p>5.13977</text:p>
          </table:table-cell>
          <table:table-cell table:style-name="ce2" table:formula="of:=IF(ABS([.G87]-[.H87])&lt;[.$B$1];[.H87];108-(815-(1500/[.G87]))/[.H87])" office:value-type="float" office:value="5.08157925461366">
            <text:p>5.08158</text:p>
          </table:table-cell>
          <table:table-cell table:style-name="ce2" table:formula="of:=IF(ABS([.H87]-[.I87])&lt;[.$B$1];[.I87];108-(815-(1500/[.H87]))/[.I87])" office:value-type="float" office:value="5.04816172858885">
            <text:p>5.04816</text:p>
          </table:table-cell>
          <table:table-cell table:style-name="ce2" table:formula="of:=IF(ABS([.I87]-[.J87])&lt;[.$B$1];[.J87];108-(815-(1500/[.I87]))/[.J87])" office:value-type="float" office:value="5.02862086705407">
            <text:p>5.02862</text:p>
          </table:table-cell>
          <table:table-cell table:style-name="ce2" table:formula="of:=IF(ABS([.J87]-[.K87])&lt;[.$B$1];[.K87];108-(815-(1500/[.J87]))/[.K87])" office:value-type="float" office:value="5.01706524788766">
            <text:p>5.01707</text:p>
          </table:table-cell>
          <table:table-cell table:style-name="ce2" table:formula="of:=IF(ABS([.K87]-[.L87])&lt;[.$B$1];[.L87];108-(815-(1500/[.K87]))/[.L87])" office:value-type="float" office:value="5.01001430269881">
            <text:p>5.01001</text:p>
          </table:table-cell>
          <table:table-cell table:style-name="ce2" table:formula="of:=IF(ABS([.L87]-[.M87])&lt;[.$B$1];[.M87];108-(815-(1500/[.L87]))/[.M87])" office:value-type="float" office:value="5.01001430269881">
            <text:p>5.01001</text:p>
          </table:table-cell>
          <table:table-cell table:style-name="ce2" table:formula="of:=IF(ABS([.M87]-[.N87])&lt;[.$B$1];[.N87];108-(815-(1500/[.M87]))/[.N87])" office:value-type="float" office:value="5.01001430269881">
            <text:p>5.01001</text:p>
          </table:table-cell>
          <table:table-cell table:style-name="ce2" table:formula="of:=IF(ABS([.N87]-[.O87])&lt;[.$B$1];[.O87];108-(815-(1500/[.N87]))/[.O87])" office:value-type="float" office:value="5.01001430269881">
            <text:p>5.01001</text:p>
          </table:table-cell>
          <table:table-cell table:style-name="ce2" table:formula="of:=IF(ABS([.O87]-[.P87])&lt;[.$B$1];[.P87];108-(815-(1500/[.O87]))/[.P87])" office:value-type="float" office:value="5.01001430269881">
            <text:p>5.01001</text:p>
          </table:table-cell>
          <table:table-cell table:style-name="ce2" table:formula="of:=IF(ABS([.P87]-[.Q87])&lt;[.$B$1];[.Q87];108-(815-(1500/[.P87]))/[.Q87])" office:value-type="float" office:value="5.01001430269881">
            <text:p>5.01001</text:p>
          </table:table-cell>
          <table:table-cell table:style-name="ce2" table:formula="of:=IF(ABS([.Q87]-[.R87])&lt;[.$B$1];[.R87];108-(815-(1500/[.Q87]))/[.R87])" office:value-type="float" office:value="5.01001430269881">
            <text:p>5.01001</text:p>
          </table:table-cell>
          <table:table-cell table:style-name="ce2" table:formula="of:=IF(ABS([.R87]-[.S87])&lt;[.$B$1];[.S87];108-(815-(1500/[.R87]))/[.S87])" office:value-type="float" office:value="5.01001430269881">
            <text:p>5.01001</text:p>
          </table:table-cell>
          <table:table-cell table:style-name="ce2" table:formula="of:=IF(ABS([.S87]-[.T87])&lt;[.$B$1];[.T87];108-(815-(1500/[.S87]))/[.T87])" office:value-type="float" office:value="5.01001430269881">
            <text:p>5.01001</text:p>
          </table:table-cell>
          <table:table-cell table:style-name="ce2" table:formula="of:=IF(ABS([.T87]-[.U87])&lt;[.$B$1];[.U87];108-(815-(1500/[.T87]))/[.U87])" office:value-type="float" office:value="5.01001430269881">
            <text:p>5.01001</text:p>
          </table:table-cell>
          <table:table-cell table:style-name="ce2" table:formula="of:=IF(ABS([.U87]-[.V87])&lt;[.$B$1];[.V87];108-(815-(1500/[.U87]))/[.V87])" office:value-type="float" office:value="5.01001430269881">
            <text:p>5.01001</text:p>
          </table:table-cell>
          <table:table-cell table:style-name="ce2" table:formula="of:=IF(ABS([.V87]-[.W87])&lt;[.$B$1];[.W87];108-(815-(1500/[.V87]))/[.W87])" office:value-type="float" office:value="5.01001430269881">
            <text:p>5.01001</text:p>
          </table:table-cell>
          <table:table-cell table:style-name="ce2" table:formula="of:=IF(ABS([.W87]-[.X87])&lt;[.$B$1];[.X87];108-(815-(1500/[.W87]))/[.X87])" office:value-type="float" office:value="5.01001430269881">
            <text:p>5.01001</text:p>
          </table:table-cell>
          <table:table-cell table:style-name="ce3" table:formula="of:=IF(ABS([.X87]-[.Y87])&lt;[.$B$1];[.Y87];108-(815-(1500/[.X87]))/[.Y87])" office:value-type="float" office:value="5.01001430269881">
            <text:p>5.01</text:p>
          </table:table-cell>
          <table:table-cell table:number-columns-repeated="998"/>
        </table:table-row>
        <table:table-row table:style-name="ro1">
          <table:table-cell office:value-type="float" office:value="1.75">
            <text:p>1.75000</text:p>
          </table:table-cell>
          <table:table-cell office:value-type="string">
            <text:p><text:s/>-0.57142857142857117481</text:p>
          </table:table-cell>
          <table:table-cell table:style-name="ce2" table:formula="of:=108-(815-(1500/[.A88]))/[.B88]" office:value-type="float" office:value="34.25">
            <text:p>34.25000</text:p>
          </table:table-cell>
          <table:table-cell table:style-name="ce2" table:formula="of:=IF(ABS([.B88]-[.C88])&lt;[.$B$1];[.C88];108-(815-(1500/[.B88]))/[.C88])" office:value-type="float" office:value="7.56204379562043">
            <text:p>7.56204</text:p>
          </table:table-cell>
          <table:table-cell table:style-name="ce2" table:formula="of:=IF(ABS([.C88]-[.D88])&lt;[.$B$1];[.D88];108-(815-(1500/[.C88]))/[.D88])" office:value-type="float" office:value="6.01640926640908">
            <text:p>6.01641</text:p>
          </table:table-cell>
          <table:table-cell table:style-name="ce2" table:formula="of:=IF(ABS([.D88]-[.E88])&lt;[.$B$1];[.E88];108-(815-(1500/[.D88]))/[.E88])" office:value-type="float" office:value="5.5068185464433">
            <text:p>5.50682</text:p>
          </table:table-cell>
          <table:table-cell table:style-name="ce2" table:formula="of:=IF(ABS([.E88]-[.F88])&lt;[.$B$1];[.F88];108-(815-(1500/[.E88]))/[.F88])" office:value-type="float" office:value="5.27610418360632">
            <text:p>5.27610</text:p>
          </table:table-cell>
          <table:table-cell table:style-name="ce2" table:formula="of:=IF(ABS([.F88]-[.G88])&lt;[.$B$1];[.G88];108-(815-(1500/[.F88]))/[.G88])" office:value-type="float" office:value="5.15699321253304">
            <text:p>5.15699</text:p>
          </table:table-cell>
          <table:table-cell table:style-name="ce2" table:formula="of:=IF(ABS([.G88]-[.H88])&lt;[.$B$1];[.H88];108-(815-(1500/[.G88]))/[.H88])" office:value-type="float" office:value="5.09132832181524">
            <text:p>5.09133</text:p>
          </table:table-cell>
          <table:table-cell table:style-name="ce2" table:formula="of:=IF(ABS([.H88]-[.I88])&lt;[.$B$1];[.I88];108-(815-(1500/[.H88]))/[.I88])" office:value-type="float" office:value="5.05381365577776">
            <text:p>5.05381</text:p>
          </table:table-cell>
          <table:table-cell table:style-name="ce2" table:formula="of:=IF(ABS([.I88]-[.J88])&lt;[.$B$1];[.J88];108-(815-(1500/[.I88]))/[.J88])" office:value-type="float" office:value="5.03193670630608">
            <text:p>5.03194</text:p>
          </table:table-cell>
          <table:table-cell table:style-name="ce2" table:formula="of:=IF(ABS([.J88]-[.K88])&lt;[.$B$1];[.K88];108-(815-(1500/[.J88]))/[.K88])" office:value-type="float" office:value="5.01888781413446">
            <text:p>5.01889</text:p>
          </table:table-cell>
          <table:table-cell table:style-name="ce2" table:formula="of:=IF(ABS([.K88]-[.L88])&lt;[.$B$1];[.L88];108-(815-(1500/[.K88]))/[.L88])" office:value-type="float" office:value="5.00824968324457">
            <text:p>5.00825</text:p>
          </table:table-cell>
          <table:table-cell table:style-name="ce2" table:formula="of:=IF(ABS([.L88]-[.M88])&lt;[.$B$1];[.M88];108-(815-(1500/[.L88]))/[.M88])" office:value-type="float" office:value="4.94423469113316">
            <text:p>4.94423</text:p>
          </table:table-cell>
          <table:table-cell table:style-name="ce2" table:formula="of:=IF(ABS([.M88]-[.N88])&lt;[.$B$1];[.N88];108-(815-(1500/[.M88]))/[.N88])" office:value-type="float" office:value="3.73833002362838">
            <text:p>3.73833</text:p>
          </table:table-cell>
          <table:table-cell table:style-name="ce2" table:formula="of:=IF(ABS([.N88]-[.O88])&lt;[.$B$1];[.O88];108-(815-(1500/[.N88]))/[.O88])" office:value-type="float" office:value="-28.8569227709943">
            <text:p>-28.85692</text:p>
          </table:table-cell>
          <table:table-cell table:style-name="ce2" table:formula="of:=IF(ABS([.O88]-[.P88])&lt;[.$B$1];[.P88];108-(815-(1500/[.O88]))/[.P88])" office:value-type="float" office:value="122.338026265276">
            <text:p>122.33803</text:p>
          </table:table-cell>
          <table:table-cell table:style-name="ce2" table:formula="of:=IF(ABS([.P88]-[.Q88])&lt;[.$B$1];[.Q88];108-(815-(1500/[.P88]))/[.Q88])" office:value-type="float" office:value="100.913237029158">
            <text:p>100.91324</text:p>
          </table:table-cell>
          <table:table-cell table:style-name="ce2" table:formula="of:=IF(ABS([.Q88]-[.R88])&lt;[.$B$1];[.R88];108-(815-(1500/[.Q88]))/[.R88])" office:value-type="float" office:value="100.04525676106">
            <text:p>100.04526</text:p>
          </table:table-cell>
          <table:table-cell table:style-name="ce2" table:formula="of:=IF(ABS([.R88]-[.S88])&lt;[.$B$1];[.S88];108-(815-(1500/[.R88]))/[.S88])" office:value-type="float" office:value="100.002262058422">
            <text:p>100.00226</text:p>
          </table:table-cell>
          <table:table-cell table:style-name="ce2" table:formula="of:=IF(ABS([.S88]-[.T88])&lt;[.$B$1];[.T88];108-(815-(1500/[.S88]))/[.T88])" office:value-type="float" office:value="100.000113107682">
            <text:p>100.00011</text:p>
          </table:table-cell>
          <table:table-cell table:style-name="ce2" table:formula="of:=IF(ABS([.T88]-[.U88])&lt;[.$B$1];[.U88];108-(815-(1500/[.T88]))/[.U88])" office:value-type="float" office:value="100.000113107682">
            <text:p>100.00011</text:p>
          </table:table-cell>
          <table:table-cell table:style-name="ce2" table:formula="of:=IF(ABS([.U88]-[.V88])&lt;[.$B$1];[.V88];108-(815-(1500/[.U88]))/[.V88])" office:value-type="float" office:value="100.000113107682">
            <text:p>100.00011</text:p>
          </table:table-cell>
          <table:table-cell table:style-name="ce2" table:formula="of:=IF(ABS([.V88]-[.W88])&lt;[.$B$1];[.W88];108-(815-(1500/[.V88]))/[.W88])" office:value-type="float" office:value="100.000113107682">
            <text:p>100.00011</text:p>
          </table:table-cell>
          <table:table-cell table:style-name="ce2" table:formula="of:=IF(ABS([.W88]-[.X88])&lt;[.$B$1];[.X88];108-(815-(1500/[.W88]))/[.X88])" office:value-type="float" office:value="100.000113107682">
            <text:p>100.00011</text:p>
          </table:table-cell>
          <table:table-cell table:style-name="ce3" table:formula="of:=IF(ABS([.X88]-[.Y88])&lt;[.$B$1];[.Y88];108-(815-(1500/[.X88]))/[.Y88])" office:value-type="float" office:value="100.000113107682">
            <text:p>100</text:p>
          </table:table-cell>
          <table:table-cell table:number-columns-repeated="998"/>
        </table:table-row>
        <table:table-row table:style-name="ro1">
          <table:table-cell office:value-type="float" office:value="2">
            <text:p>2.00000</text:p>
          </table:table-cell>
          <table:table-cell office:value-type="string">
            <text:p><text:s/>0.50000000000000000000</text:p>
          </table:table-cell>
          <table:table-cell table:style-name="ce2" table:formula="of:=108-(815-(1500/[.A89]))/[.B89]" office:value-type="float" office:value="-22">
            <text:p>-22.00000</text:p>
          </table:table-cell>
          <table:table-cell table:style-name="ce2" table:formula="of:=IF(ABS([.B89]-[.C89])&lt;[.$B$1];[.C89];108-(815-(1500/[.B89]))/[.C89])" office:value-type="float" office:value="8.68181818181819">
            <text:p>8.68182</text:p>
          </table:table-cell>
          <table:table-cell table:style-name="ce2" table:formula="of:=IF(ABS([.C89]-[.D89])&lt;[.$B$1];[.D89];108-(815-(1500/[.C89]))/[.D89])" office:value-type="float" office:value="6.27225130890058">
            <text:p>6.27225</text:p>
          </table:table-cell>
          <table:table-cell table:style-name="ce2" table:formula="of:=IF(ABS([.D89]-[.E89])&lt;[.$B$1];[.E89];108-(815-(1500/[.D89]))/[.E89])" office:value-type="float" office:value="5.60851419031808">
            <text:p>5.60851</text:p>
          </table:table-cell>
          <table:table-cell table:style-name="ce2" table:formula="of:=IF(ABS([.E89]-[.F89])&lt;[.$B$1];[.F89];108-(815-(1500/[.E89]))/[.F89])" office:value-type="float" office:value="5.32549486532307">
            <text:p>5.32549</text:p>
          </table:table-cell>
          <table:table-cell table:style-name="ce2" table:formula="of:=IF(ABS([.F89]-[.G89])&lt;[.$B$1];[.G89];108-(815-(1500/[.F89]))/[.G89])" office:value-type="float" office:value="5.18336034907448">
            <text:p>5.18336</text:p>
          </table:table-cell>
          <table:table-cell table:style-name="ce2" table:formula="of:=IF(ABS([.G89]-[.H89])&lt;[.$B$1];[.H89];108-(815-(1500/[.G89]))/[.H89])" office:value-type="float" office:value="5.10612441329992">
            <text:p>5.10612</text:p>
          </table:table-cell>
          <table:table-cell table:style-name="ce2" table:formula="of:=IF(ABS([.H89]-[.I89])&lt;[.$B$1];[.I89];108-(815-(1500/[.H89]))/[.I89])" office:value-type="float" office:value="5.06235135861903">
            <text:p>5.06235</text:p>
          </table:table-cell>
          <table:table-cell table:style-name="ce2" table:formula="of:=IF(ABS([.I89]-[.J89])&lt;[.$B$1];[.J89];108-(815-(1500/[.I89]))/[.J89])" office:value-type="float" office:value="5.03695218348925">
            <text:p>5.03695</text:p>
          </table:table-cell>
          <table:table-cell table:style-name="ce2" table:formula="of:=IF(ABS([.J89]-[.K89])&lt;[.$B$1];[.K89];108-(815-(1500/[.J89]))/[.K89])" office:value-type="float" office:value="5.02205124841476">
            <text:p>5.02205</text:p>
          </table:table-cell>
          <table:table-cell table:style-name="ce2" table:formula="of:=IF(ABS([.K89]-[.L89])&lt;[.$B$1];[.L89];108-(815-(1500/[.K89]))/[.L89])" office:value-type="float" office:value="5.01402075211038">
            <text:p>5.01402</text:p>
          </table:table-cell>
          <table:table-cell table:style-name="ce2" table:formula="of:=IF(ABS([.L89]-[.M89])&lt;[.$B$1];[.M89];108-(815-(1500/[.L89]))/[.M89])" office:value-type="float" office:value="5.01402075211038">
            <text:p>5.01402</text:p>
          </table:table-cell>
          <table:table-cell table:style-name="ce2" table:formula="of:=IF(ABS([.M89]-[.N89])&lt;[.$B$1];[.N89];108-(815-(1500/[.M89]))/[.N89])" office:value-type="float" office:value="5.01402075211038">
            <text:p>5.01402</text:p>
          </table:table-cell>
          <table:table-cell table:style-name="ce2" table:formula="of:=IF(ABS([.N89]-[.O89])&lt;[.$B$1];[.O89];108-(815-(1500/[.N89]))/[.O89])" office:value-type="float" office:value="5.01402075211038">
            <text:p>5.01402</text:p>
          </table:table-cell>
          <table:table-cell table:style-name="ce2" table:formula="of:=IF(ABS([.O89]-[.P89])&lt;[.$B$1];[.P89];108-(815-(1500/[.O89]))/[.P89])" office:value-type="float" office:value="5.01402075211038">
            <text:p>5.01402</text:p>
          </table:table-cell>
          <table:table-cell table:style-name="ce2" table:formula="of:=IF(ABS([.P89]-[.Q89])&lt;[.$B$1];[.Q89];108-(815-(1500/[.P89]))/[.Q89])" office:value-type="float" office:value="5.01402075211038">
            <text:p>5.01402</text:p>
          </table:table-cell>
          <table:table-cell table:style-name="ce2" table:formula="of:=IF(ABS([.Q89]-[.R89])&lt;[.$B$1];[.R89];108-(815-(1500/[.Q89]))/[.R89])" office:value-type="float" office:value="5.01402075211038">
            <text:p>5.01402</text:p>
          </table:table-cell>
          <table:table-cell table:style-name="ce2" table:formula="of:=IF(ABS([.R89]-[.S89])&lt;[.$B$1];[.S89];108-(815-(1500/[.R89]))/[.S89])" office:value-type="float" office:value="5.01402075211038">
            <text:p>5.01402</text:p>
          </table:table-cell>
          <table:table-cell table:style-name="ce2" table:formula="of:=IF(ABS([.S89]-[.T89])&lt;[.$B$1];[.T89];108-(815-(1500/[.S89]))/[.T89])" office:value-type="float" office:value="5.01402075211038">
            <text:p>5.01402</text:p>
          </table:table-cell>
          <table:table-cell table:style-name="ce2" table:formula="of:=IF(ABS([.T89]-[.U89])&lt;[.$B$1];[.U89];108-(815-(1500/[.T89]))/[.U89])" office:value-type="float" office:value="5.01402075211038">
            <text:p>5.01402</text:p>
          </table:table-cell>
          <table:table-cell table:style-name="ce2" table:formula="of:=IF(ABS([.U89]-[.V89])&lt;[.$B$1];[.V89];108-(815-(1500/[.U89]))/[.V89])" office:value-type="float" office:value="5.01402075211038">
            <text:p>5.01402</text:p>
          </table:table-cell>
          <table:table-cell table:style-name="ce2" table:formula="of:=IF(ABS([.V89]-[.W89])&lt;[.$B$1];[.W89];108-(815-(1500/[.V89]))/[.W89])" office:value-type="float" office:value="5.01402075211038">
            <text:p>5.01402</text:p>
          </table:table-cell>
          <table:table-cell table:style-name="ce2" table:formula="of:=IF(ABS([.W89]-[.X89])&lt;[.$B$1];[.X89];108-(815-(1500/[.W89]))/[.X89])" office:value-type="float" office:value="5.01402075211038">
            <text:p>5.01402</text:p>
          </table:table-cell>
          <table:table-cell table:style-name="ce3" table:formula="of:=IF(ABS([.X89]-[.Y89])&lt;[.$B$1];[.Y89];108-(815-(1500/[.X89]))/[.Y89])" office:value-type="float" office:value="5.01402075211038">
            <text:p>5.01</text:p>
          </table:table-cell>
          <table:table-cell table:number-columns-repeated="998"/>
        </table:table-row>
        <table:table-row table:style-name="ro1">
          <table:table-cell office:value-type="float" office:value="2.25">
            <text:p>2.25000</text:p>
          </table:table-cell>
          <table:table-cell office:value-type="string">
            <text:p><text:s/>1.33333333333333303727</text:p>
          </table:table-cell>
          <table:table-cell table:style-name="ce2" table:formula="of:=108-(815-(1500/[.A90]))/[.B90]" office:value-type="float" office:value="-3.25000000000006">
            <text:p>-3.25000</text:p>
          </table:table-cell>
          <table:table-cell table:style-name="ce2" table:formula="of:=IF(ABS([.B90]-[.C90])&lt;[.$B$1];[.C90];108-(815-(1500/[.B90]))/[.C90])" office:value-type="float" office:value="12.6153846153862">
            <text:p>12.61538</text:p>
          </table:table-cell>
          <table:table-cell table:style-name="ce2" table:formula="of:=IF(ABS([.C90]-[.D90])&lt;[.$B$1];[.D90];108-(815-(1500/[.C90]))/[.D90])" office:value-type="float" office:value="6.8109756097696">
            <text:p>6.81098</text:p>
          </table:table-cell>
          <table:table-cell table:style-name="ce2" table:formula="of:=IF(ABS([.D90]-[.E90])&lt;[.$B$1];[.E90];108-(815-(1500/[.D90]))/[.E90])" office:value-type="float" office:value="5.79767233681631">
            <text:p>5.79767</text:p>
          </table:table-cell>
          <table:table-cell table:style-name="ce2" table:formula="of:=IF(ABS([.E90]-[.F90])&lt;[.$B$1];[.F90];108-(815-(1500/[.E90]))/[.F90])" office:value-type="float" office:value="5.41275479037564">
            <text:p>5.41275</text:p>
          </table:table-cell>
          <table:table-cell table:style-name="ce2" table:formula="of:=IF(ABS([.F90]-[.G90])&lt;[.$B$1];[.G90];108-(815-(1500/[.F90]))/[.G90])" office:value-type="float" office:value="5.22876793003847">
            <text:p>5.22877</text:p>
          </table:table-cell>
          <table:table-cell table:style-name="ce2" table:formula="of:=IF(ABS([.G90]-[.H90])&lt;[.$B$1];[.H90];108-(815-(1500/[.G90]))/[.H90])" office:value-type="float" office:value="5.13125654937439">
            <text:p>5.13126</text:p>
          </table:table-cell>
          <table:table-cell table:style-name="ce2" table:formula="of:=IF(ABS([.H90]-[.I90])&lt;[.$B$1];[.I90];108-(815-(1500/[.H90]))/[.I90])" office:value-type="float" office:value="5.07676269860986">
            <text:p>5.07676</text:p>
          </table:table-cell>
          <table:table-cell table:style-name="ce2" table:formula="of:=IF(ABS([.I90]-[.J90])&lt;[.$B$1];[.J90];108-(815-(1500/[.I90]))/[.J90])" office:value-type="float" office:value="5.04581975480302">
            <text:p>5.04582</text:p>
          </table:table-cell>
          <table:table-cell table:style-name="ce2" table:formula="of:=IF(ABS([.J90]-[.K90])&lt;[.$B$1];[.K90];108-(815-(1500/[.J90]))/[.K90])" office:value-type="float" office:value="5.03632983616892">
            <text:p>5.03633</text:p>
          </table:table-cell>
          <table:table-cell table:style-name="ce2" table:formula="of:=IF(ABS([.K90]-[.L90])&lt;[.$B$1];[.L90];108-(815-(1500/[.K90]))/[.L90])" office:value-type="float" office:value="5.03632983616892">
            <text:p>5.03633</text:p>
          </table:table-cell>
          <table:table-cell table:style-name="ce2" table:formula="of:=IF(ABS([.L90]-[.M90])&lt;[.$B$1];[.M90];108-(815-(1500/[.L90]))/[.M90])" office:value-type="float" office:value="5.03632983616892">
            <text:p>5.03633</text:p>
          </table:table-cell>
          <table:table-cell table:style-name="ce2" table:formula="of:=IF(ABS([.M90]-[.N90])&lt;[.$B$1];[.N90];108-(815-(1500/[.M90]))/[.N90])" office:value-type="float" office:value="5.03632983616892">
            <text:p>5.03633</text:p>
          </table:table-cell>
          <table:table-cell table:style-name="ce2" table:formula="of:=IF(ABS([.N90]-[.O90])&lt;[.$B$1];[.O90];108-(815-(1500/[.N90]))/[.O90])" office:value-type="float" office:value="5.03632983616892">
            <text:p>5.03633</text:p>
          </table:table-cell>
          <table:table-cell table:style-name="ce2" table:formula="of:=IF(ABS([.O90]-[.P90])&lt;[.$B$1];[.P90];108-(815-(1500/[.O90]))/[.P90])" office:value-type="float" office:value="5.03632983616892">
            <text:p>5.03633</text:p>
          </table:table-cell>
          <table:table-cell table:style-name="ce2" table:formula="of:=IF(ABS([.P90]-[.Q90])&lt;[.$B$1];[.Q90];108-(815-(1500/[.P90]))/[.Q90])" office:value-type="float" office:value="5.03632983616892">
            <text:p>5.03633</text:p>
          </table:table-cell>
          <table:table-cell table:style-name="ce2" table:formula="of:=IF(ABS([.Q90]-[.R90])&lt;[.$B$1];[.R90];108-(815-(1500/[.Q90]))/[.R90])" office:value-type="float" office:value="5.03632983616892">
            <text:p>5.03633</text:p>
          </table:table-cell>
          <table:table-cell table:style-name="ce2" table:formula="of:=IF(ABS([.R90]-[.S90])&lt;[.$B$1];[.S90];108-(815-(1500/[.R90]))/[.S90])" office:value-type="float" office:value="5.03632983616892">
            <text:p>5.03633</text:p>
          </table:table-cell>
          <table:table-cell table:style-name="ce2" table:formula="of:=IF(ABS([.S90]-[.T90])&lt;[.$B$1];[.T90];108-(815-(1500/[.S90]))/[.T90])" office:value-type="float" office:value="5.03632983616892">
            <text:p>5.03633</text:p>
          </table:table-cell>
          <table:table-cell table:style-name="ce2" table:formula="of:=IF(ABS([.T90]-[.U90])&lt;[.$B$1];[.U90];108-(815-(1500/[.T90]))/[.U90])" office:value-type="float" office:value="5.03632983616892">
            <text:p>5.03633</text:p>
          </table:table-cell>
          <table:table-cell table:style-name="ce2" table:formula="of:=IF(ABS([.U90]-[.V90])&lt;[.$B$1];[.V90];108-(815-(1500/[.U90]))/[.V90])" office:value-type="float" office:value="5.03632983616892">
            <text:p>5.03633</text:p>
          </table:table-cell>
          <table:table-cell table:style-name="ce2" table:formula="of:=IF(ABS([.V90]-[.W90])&lt;[.$B$1];[.W90];108-(815-(1500/[.V90]))/[.W90])" office:value-type="float" office:value="5.03632983616892">
            <text:p>5.03633</text:p>
          </table:table-cell>
          <table:table-cell table:style-name="ce2" table:formula="of:=IF(ABS([.W90]-[.X90])&lt;[.$B$1];[.X90];108-(815-(1500/[.W90]))/[.X90])" office:value-type="float" office:value="5.03632983616892">
            <text:p>5.03633</text:p>
          </table:table-cell>
          <table:table-cell table:style-name="ce3" table:formula="of:=IF(ABS([.X90]-[.Y90])&lt;[.$B$1];[.Y90];108-(815-(1500/[.X90]))/[.Y90])" office:value-type="float" office:value="5.03632983616892">
            <text:p>5.04</text:p>
          </table:table-cell>
          <table:table-cell table:number-columns-repeated="998"/>
        </table:table-row>
        <table:table-row table:style-name="ro1">
          <table:table-cell office:value-type="float" office:value="2.5">
            <text:p>2.50000</text:p>
          </table:table-cell>
          <table:table-cell office:value-type="string">
            <text:p><text:s/>2.00000000000000000000</text:p>
          </table:table-cell>
          <table:table-cell table:style-name="ce2" table:formula="of:=108-(815-(1500/[.A91]))/[.B91]" office:value-type="float" office:value="0.5">
            <text:p>0.50000</text:p>
          </table:table-cell>
          <table:table-cell table:style-name="ce2" table:formula="of:=IF(ABS([.B91]-[.C91])&lt;[.$B$1];[.C91];108-(815-(1500/[.B91]))/[.C91])" office:value-type="float" office:value="-22">
            <text:p>-22.00000</text:p>
          </table:table-cell>
          <table:table-cell table:style-name="ce2" table:formula="of:=IF(ABS([.C91]-[.D91])&lt;[.$B$1];[.D91];108-(815-(1500/[.C91]))/[.D91])" office:value-type="float" office:value="8.68181818181819">
            <text:p>8.68182</text:p>
          </table:table-cell>
          <table:table-cell table:style-name="ce2" table:formula="of:=IF(ABS([.D91]-[.E91])&lt;[.$B$1];[.E91];108-(815-(1500/[.D91]))/[.E91])" office:value-type="float" office:value="6.27225130890058">
            <text:p>6.27225</text:p>
          </table:table-cell>
          <table:table-cell table:style-name="ce2" table:formula="of:=IF(ABS([.E91]-[.F91])&lt;[.$B$1];[.F91];108-(815-(1500/[.E91]))/[.F91])" office:value-type="float" office:value="5.60851419031808">
            <text:p>5.60851</text:p>
          </table:table-cell>
          <table:table-cell table:style-name="ce2" table:formula="of:=IF(ABS([.F91]-[.G91])&lt;[.$B$1];[.G91];108-(815-(1500/[.F91]))/[.G91])" office:value-type="float" office:value="5.32549486532307">
            <text:p>5.32549</text:p>
          </table:table-cell>
          <table:table-cell table:style-name="ce2" table:formula="of:=IF(ABS([.G91]-[.H91])&lt;[.$B$1];[.H91];108-(815-(1500/[.G91]))/[.H91])" office:value-type="float" office:value="5.18336034907448">
            <text:p>5.18336</text:p>
          </table:table-cell>
          <table:table-cell table:style-name="ce2" table:formula="of:=IF(ABS([.H91]-[.I91])&lt;[.$B$1];[.I91];108-(815-(1500/[.H91]))/[.I91])" office:value-type="float" office:value="5.10612441329992">
            <text:p>5.10612</text:p>
          </table:table-cell>
          <table:table-cell table:style-name="ce2" table:formula="of:=IF(ABS([.I91]-[.J91])&lt;[.$B$1];[.J91];108-(815-(1500/[.I91]))/[.J91])" office:value-type="float" office:value="5.06235135861903">
            <text:p>5.06235</text:p>
          </table:table-cell>
          <table:table-cell table:style-name="ce2" table:formula="of:=IF(ABS([.J91]-[.K91])&lt;[.$B$1];[.K91];108-(815-(1500/[.J91]))/[.K91])" office:value-type="float" office:value="5.03695218348925">
            <text:p>5.03695</text:p>
          </table:table-cell>
          <table:table-cell table:style-name="ce2" table:formula="of:=IF(ABS([.K91]-[.L91])&lt;[.$B$1];[.L91];108-(815-(1500/[.K91]))/[.L91])" office:value-type="float" office:value="5.02205124841476">
            <text:p>5.02205</text:p>
          </table:table-cell>
          <table:table-cell table:style-name="ce2" table:formula="of:=IF(ABS([.L91]-[.M91])&lt;[.$B$1];[.M91];108-(815-(1500/[.L91]))/[.M91])" office:value-type="float" office:value="5.01402075211038">
            <text:p>5.01402</text:p>
          </table:table-cell>
          <table:table-cell table:style-name="ce2" table:formula="of:=IF(ABS([.M91]-[.N91])&lt;[.$B$1];[.N91];108-(815-(1500/[.M91]))/[.N91])" office:value-type="float" office:value="5.01402075211038">
            <text:p>5.01402</text:p>
          </table:table-cell>
          <table:table-cell table:style-name="ce2" table:formula="of:=IF(ABS([.N91]-[.O91])&lt;[.$B$1];[.O91];108-(815-(1500/[.N91]))/[.O91])" office:value-type="float" office:value="5.01402075211038">
            <text:p>5.01402</text:p>
          </table:table-cell>
          <table:table-cell table:style-name="ce2" table:formula="of:=IF(ABS([.O91]-[.P91])&lt;[.$B$1];[.P91];108-(815-(1500/[.O91]))/[.P91])" office:value-type="float" office:value="5.01402075211038">
            <text:p>5.01402</text:p>
          </table:table-cell>
          <table:table-cell table:style-name="ce2" table:formula="of:=IF(ABS([.P91]-[.Q91])&lt;[.$B$1];[.Q91];108-(815-(1500/[.P91]))/[.Q91])" office:value-type="float" office:value="5.01402075211038">
            <text:p>5.01402</text:p>
          </table:table-cell>
          <table:table-cell table:style-name="ce2" table:formula="of:=IF(ABS([.Q91]-[.R91])&lt;[.$B$1];[.R91];108-(815-(1500/[.Q91]))/[.R91])" office:value-type="float" office:value="5.01402075211038">
            <text:p>5.01402</text:p>
          </table:table-cell>
          <table:table-cell table:style-name="ce2" table:formula="of:=IF(ABS([.R91]-[.S91])&lt;[.$B$1];[.S91];108-(815-(1500/[.R91]))/[.S91])" office:value-type="float" office:value="5.01402075211038">
            <text:p>5.01402</text:p>
          </table:table-cell>
          <table:table-cell table:style-name="ce2" table:formula="of:=IF(ABS([.S91]-[.T91])&lt;[.$B$1];[.T91];108-(815-(1500/[.S91]))/[.T91])" office:value-type="float" office:value="5.01402075211038">
            <text:p>5.01402</text:p>
          </table:table-cell>
          <table:table-cell table:style-name="ce2" table:formula="of:=IF(ABS([.T91]-[.U91])&lt;[.$B$1];[.U91];108-(815-(1500/[.T91]))/[.U91])" office:value-type="float" office:value="5.01402075211038">
            <text:p>5.01402</text:p>
          </table:table-cell>
          <table:table-cell table:style-name="ce2" table:formula="of:=IF(ABS([.U91]-[.V91])&lt;[.$B$1];[.V91];108-(815-(1500/[.U91]))/[.V91])" office:value-type="float" office:value="5.01402075211038">
            <text:p>5.01402</text:p>
          </table:table-cell>
          <table:table-cell table:style-name="ce2" table:formula="of:=IF(ABS([.V91]-[.W91])&lt;[.$B$1];[.W91];108-(815-(1500/[.V91]))/[.W91])" office:value-type="float" office:value="5.01402075211038">
            <text:p>5.01402</text:p>
          </table:table-cell>
          <table:table-cell table:style-name="ce2" table:formula="of:=IF(ABS([.W91]-[.X91])&lt;[.$B$1];[.X91];108-(815-(1500/[.W91]))/[.X91])" office:value-type="float" office:value="5.01402075211038">
            <text:p>5.01402</text:p>
          </table:table-cell>
          <table:table-cell table:style-name="ce3" table:formula="of:=IF(ABS([.X91]-[.Y91])&lt;[.$B$1];[.Y91];108-(815-(1500/[.X91]))/[.Y91])" office:value-type="float" office:value="5.01402075211038">
            <text:p>5.01</text:p>
          </table:table-cell>
          <table:table-cell table:number-columns-repeated="998"/>
        </table:table-row>
        <table:table-row table:style-name="ro1">
          <table:table-cell office:value-type="float" office:value="2.75">
            <text:p>2.75000</text:p>
          </table:table-cell>
          <table:table-cell office:value-type="string">
            <text:p><text:s/>2.54545454545454585826</text:p>
          </table:table-cell>
          <table:table-cell table:style-name="ce2" table:formula="of:=108-(815-(1500/[.A92]))/[.B92]" office:value-type="float" office:value="2.10714285714289">
            <text:p>2.10714</text:p>
          </table:table-cell>
          <table:table-cell table:style-name="ce2" table:formula="of:=IF(ABS([.B92]-[.C92])&lt;[.$B$1];[.C92];108-(815-(1500/[.B92]))/[.C92])" office:value-type="float" office:value="0.881355932205011">
            <text:p>0.88136</text:p>
          </table:table-cell>
          <table:table-cell table:style-name="ce2" table:formula="of:=IF(ABS([.C92]-[.D92])&lt;[.$B$1];[.D92];108-(815-(1500/[.C92]))/[.D92])" office:value-type="float" office:value="-9.01923076902797">
            <text:p>-9.01923</text:p>
          </table:table-cell>
          <table:table-cell table:style-name="ce2" table:formula="of:=IF(ABS([.D92]-[.E92])&lt;[.$B$1];[.E92];108-(815-(1500/[.D92]))/[.E92])" office:value-type="float" office:value="9.66311300453259">
            <text:p>9.66311</text:p>
          </table:table-cell>
          <table:table-cell table:style-name="ce2" table:formula="of:=IF(ABS([.E92]-[.F92])&lt;[.$B$1];[.F92];108-(815-(1500/[.E92]))/[.F92])" office:value-type="float" office:value="6.44770518743768">
            <text:p>6.44771</text:p>
          </table:table-cell>
          <table:table-cell table:style-name="ce2" table:formula="of:=IF(ABS([.F92]-[.G92])&lt;[.$B$1];[.G92];108-(815-(1500/[.F92]))/[.G92])" office:value-type="float" office:value="5.67359059826302">
            <text:p>5.67359</text:p>
          </table:table-cell>
          <table:table-cell table:style-name="ce2" table:formula="of:=IF(ABS([.G92]-[.H92])&lt;[.$B$1];[.H92];108-(815-(1500/[.G92]))/[.H92])" office:value-type="float" office:value="5.35616621295023">
            <text:p>5.35617</text:p>
          </table:table-cell>
          <table:table-cell table:style-name="ce2" table:formula="of:=IF(ABS([.H92]-[.I92])&lt;[.$B$1];[.I92];108-(815-(1500/[.H92]))/[.I92])" office:value-type="float" office:value="5.19938902344828">
            <text:p>5.19939</text:p>
          </table:table-cell>
          <table:table-cell table:style-name="ce2" table:formula="of:=IF(ABS([.I92]-[.J92])&lt;[.$B$1];[.J92];108-(815-(1500/[.I92]))/[.J92])" office:value-type="float" office:value="5.11311418643851">
            <text:p>5.11311</text:p>
          </table:table-cell>
          <table:table-cell table:style-name="ce2" table:formula="of:=IF(ABS([.J92]-[.K92])&lt;[.$B$1];[.K92];108-(815-(1500/[.J92]))/[.K92])" office:value-type="float" office:value="5.02859247263464">
            <text:p>5.02859</text:p>
          </table:table-cell>
          <table:table-cell table:style-name="ce2" table:formula="of:=IF(ABS([.K92]-[.L92])&lt;[.$B$1];[.L92];108-(815-(1500/[.K92]))/[.L92])" office:value-type="float" office:value="4.26586111021904">
            <text:p>4.26586</text:p>
          </table:table-cell>
          <table:table-cell table:style-name="ce2" table:formula="of:=IF(ABS([.L92]-[.M92])&lt;[.$B$1];[.M92];108-(815-(1500/[.L92]))/[.M92])" office:value-type="float" office:value="-13.1257892451919">
            <text:p>-13.12579</text:p>
          </table:table-cell>
          <table:table-cell table:style-name="ce2" table:formula="of:=IF(ABS([.M92]-[.N92])&lt;[.$B$1];[.N92];108-(815-(1500/[.M92]))/[.N92])" office:value-type="float" office:value="143.302342815655">
            <text:p>143.30234</text:p>
          </table:table-cell>
          <table:table-cell table:style-name="ce2" table:formula="of:=IF(ABS([.N92]-[.O92])&lt;[.$B$1];[.O92];108-(815-(1500/[.N92]))/[.O92])" office:value-type="float" office:value="101.515257154202">
            <text:p>101.51526</text:p>
          </table:table-cell>
          <table:table-cell table:style-name="ce2" table:formula="of:=IF(ABS([.O92]-[.P92])&lt;[.$B$1];[.P92];108-(815-(1500/[.O92]))/[.P92])" office:value-type="float" office:value="100.074761537409">
            <text:p>100.07476</text:p>
          </table:table-cell>
          <table:table-cell table:style-name="ce2" table:formula="of:=IF(ABS([.P92]-[.Q92])&lt;[.$B$1];[.Q92];108-(815-(1500/[.P92]))/[.Q92])" office:value-type="float" office:value="100.0037391678">
            <text:p>100.00374</text:p>
          </table:table-cell>
          <table:table-cell table:style-name="ce2" table:formula="of:=IF(ABS([.Q92]-[.R92])&lt;[.$B$1];[.R92];108-(815-(1500/[.Q92]))/[.R92])" office:value-type="float" office:value="100.0001870679">
            <text:p>100.00019</text:p>
          </table:table-cell>
          <table:table-cell table:style-name="ce2" table:formula="of:=IF(ABS([.R92]-[.S92])&lt;[.$B$1];[.S92];108-(815-(1500/[.R92]))/[.S92])" office:value-type="float" office:value="100.0001870679">
            <text:p>100.00019</text:p>
          </table:table-cell>
          <table:table-cell table:style-name="ce2" table:formula="of:=IF(ABS([.S92]-[.T92])&lt;[.$B$1];[.T92];108-(815-(1500/[.S92]))/[.T92])" office:value-type="float" office:value="100.0001870679">
            <text:p>100.00019</text:p>
          </table:table-cell>
          <table:table-cell table:style-name="ce2" table:formula="of:=IF(ABS([.T92]-[.U92])&lt;[.$B$1];[.U92];108-(815-(1500/[.T92]))/[.U92])" office:value-type="float" office:value="100.0001870679">
            <text:p>100.00019</text:p>
          </table:table-cell>
          <table:table-cell table:style-name="ce2" table:formula="of:=IF(ABS([.U92]-[.V92])&lt;[.$B$1];[.V92];108-(815-(1500/[.U92]))/[.V92])" office:value-type="float" office:value="100.0001870679">
            <text:p>100.00019</text:p>
          </table:table-cell>
          <table:table-cell table:style-name="ce2" table:formula="of:=IF(ABS([.V92]-[.W92])&lt;[.$B$1];[.W92];108-(815-(1500/[.V92]))/[.W92])" office:value-type="float" office:value="100.0001870679">
            <text:p>100.00019</text:p>
          </table:table-cell>
          <table:table-cell table:style-name="ce2" table:formula="of:=IF(ABS([.W92]-[.X92])&lt;[.$B$1];[.X92];108-(815-(1500/[.W92]))/[.X92])" office:value-type="float" office:value="100.0001870679">
            <text:p>100.00019</text:p>
          </table:table-cell>
          <table:table-cell table:style-name="ce3" table:formula="of:=IF(ABS([.X92]-[.Y92])&lt;[.$B$1];[.Y92];108-(815-(1500/[.X92]))/[.Y92])" office:value-type="float" office:value="100.0001870679">
            <text:p>100</text:p>
          </table:table-cell>
          <table:table-cell table:number-columns-repeated="998"/>
        </table:table-row>
        <table:table-row table:style-name="ro1">
          <table:table-cell office:value-type="float" office:value="3">
            <text:p>3.00000</text:p>
          </table:table-cell>
          <table:table-cell office:value-type="string">
            <text:p><text:s/>3.00000000000000000000</text:p>
          </table:table-cell>
          <table:table-cell table:style-name="ce2" table:formula="of:=108-(815-(1500/[.A93]))/[.B93]" office:value-type="float" office:value="3">
            <text:p>3.00000</text:p>
          </table:table-cell>
          <table:table-cell table:style-name="ce2" table:formula="of:=IF(ABS([.B93]-[.C93])&lt;[.$B$1];[.C93];108-(815-(1500/[.B93]))/[.C93])" office:value-type="float" office:value="3">
            <text:p>3.00000</text:p>
          </table:table-cell>
          <table:table-cell table:style-name="ce2" table:formula="of:=IF(ABS([.C93]-[.D93])&lt;[.$B$1];[.D93];108-(815-(1500/[.C93]))/[.D93])" office:value-type="float" office:value="3">
            <text:p>3.00000</text:p>
          </table:table-cell>
          <table:table-cell table:style-name="ce2" table:formula="of:=IF(ABS([.D93]-[.E93])&lt;[.$B$1];[.E93];108-(815-(1500/[.D93]))/[.E93])" office:value-type="float" office:value="3">
            <text:p>3.00000</text:p>
          </table:table-cell>
          <table:table-cell table:style-name="ce2" table:formula="of:=IF(ABS([.E93]-[.F93])&lt;[.$B$1];[.F93];108-(815-(1500/[.E93]))/[.F93])" office:value-type="float" office:value="3">
            <text:p>3.00000</text:p>
          </table:table-cell>
          <table:table-cell table:style-name="ce2" table:formula="of:=IF(ABS([.F93]-[.G93])&lt;[.$B$1];[.G93];108-(815-(1500/[.F93]))/[.G93])" office:value-type="float" office:value="3">
            <text:p>3.00000</text:p>
          </table:table-cell>
          <table:table-cell table:style-name="ce2" table:formula="of:=IF(ABS([.G93]-[.H93])&lt;[.$B$1];[.H93];108-(815-(1500/[.G93]))/[.H93])" office:value-type="float" office:value="3">
            <text:p>3.00000</text:p>
          </table:table-cell>
          <table:table-cell table:style-name="ce2" table:formula="of:=IF(ABS([.H93]-[.I93])&lt;[.$B$1];[.I93];108-(815-(1500/[.H93]))/[.I93])" office:value-type="float" office:value="3">
            <text:p>3.00000</text:p>
          </table:table-cell>
          <table:table-cell table:style-name="ce2" table:formula="of:=IF(ABS([.I93]-[.J93])&lt;[.$B$1];[.J93];108-(815-(1500/[.I93]))/[.J93])" office:value-type="float" office:value="3">
            <text:p>3.00000</text:p>
          </table:table-cell>
          <table:table-cell table:style-name="ce2" table:formula="of:=IF(ABS([.J93]-[.K93])&lt;[.$B$1];[.K93];108-(815-(1500/[.J93]))/[.K93])" office:value-type="float" office:value="3">
            <text:p>3.00000</text:p>
          </table:table-cell>
          <table:table-cell table:style-name="ce2" table:formula="of:=IF(ABS([.K93]-[.L93])&lt;[.$B$1];[.L93];108-(815-(1500/[.K93]))/[.L93])" office:value-type="float" office:value="3">
            <text:p>3.00000</text:p>
          </table:table-cell>
          <table:table-cell table:style-name="ce2" table:formula="of:=IF(ABS([.L93]-[.M93])&lt;[.$B$1];[.M93];108-(815-(1500/[.L93]))/[.M93])" office:value-type="float" office:value="3">
            <text:p>3.00000</text:p>
          </table:table-cell>
          <table:table-cell table:style-name="ce2" table:formula="of:=IF(ABS([.M93]-[.N93])&lt;[.$B$1];[.N93];108-(815-(1500/[.M93]))/[.N93])" office:value-type="float" office:value="3">
            <text:p>3.00000</text:p>
          </table:table-cell>
          <table:table-cell table:style-name="ce2" table:formula="of:=IF(ABS([.N93]-[.O93])&lt;[.$B$1];[.O93];108-(815-(1500/[.N93]))/[.O93])" office:value-type="float" office:value="3">
            <text:p>3.00000</text:p>
          </table:table-cell>
          <table:table-cell table:style-name="ce2" table:formula="of:=IF(ABS([.O93]-[.P93])&lt;[.$B$1];[.P93];108-(815-(1500/[.O93]))/[.P93])" office:value-type="float" office:value="3">
            <text:p>3.00000</text:p>
          </table:table-cell>
          <table:table-cell table:style-name="ce2" table:formula="of:=IF(ABS([.P93]-[.Q93])&lt;[.$B$1];[.Q93];108-(815-(1500/[.P93]))/[.Q93])" office:value-type="float" office:value="3">
            <text:p>3.00000</text:p>
          </table:table-cell>
          <table:table-cell table:style-name="ce2" table:formula="of:=IF(ABS([.Q93]-[.R93])&lt;[.$B$1];[.R93];108-(815-(1500/[.Q93]))/[.R93])" office:value-type="float" office:value="3">
            <text:p>3.00000</text:p>
          </table:table-cell>
          <table:table-cell table:style-name="ce2" table:formula="of:=IF(ABS([.R93]-[.S93])&lt;[.$B$1];[.S93];108-(815-(1500/[.R93]))/[.S93])" office:value-type="float" office:value="3">
            <text:p>3.00000</text:p>
          </table:table-cell>
          <table:table-cell table:style-name="ce2" table:formula="of:=IF(ABS([.S93]-[.T93])&lt;[.$B$1];[.T93];108-(815-(1500/[.S93]))/[.T93])" office:value-type="float" office:value="3">
            <text:p>3.00000</text:p>
          </table:table-cell>
          <table:table-cell table:style-name="ce2" table:formula="of:=IF(ABS([.T93]-[.U93])&lt;[.$B$1];[.U93];108-(815-(1500/[.T93]))/[.U93])" office:value-type="float" office:value="3">
            <text:p>3.00000</text:p>
          </table:table-cell>
          <table:table-cell table:style-name="ce2" table:formula="of:=IF(ABS([.U93]-[.V93])&lt;[.$B$1];[.V93];108-(815-(1500/[.U93]))/[.V93])" office:value-type="float" office:value="3">
            <text:p>3.00000</text:p>
          </table:table-cell>
          <table:table-cell table:style-name="ce2" table:formula="of:=IF(ABS([.V93]-[.W93])&lt;[.$B$1];[.W93];108-(815-(1500/[.V93]))/[.W93])" office:value-type="float" office:value="3">
            <text:p>3.00000</text:p>
          </table:table-cell>
          <table:table-cell table:style-name="ce2" table:formula="of:=IF(ABS([.W93]-[.X93])&lt;[.$B$1];[.X93];108-(815-(1500/[.W93]))/[.X93])" office:value-type="float" office:value="3">
            <text:p>3.00000</text:p>
          </table:table-cell>
          <table:table-cell table:style-name="ce3" table:formula="of:=IF(ABS([.X93]-[.Y93])&lt;[.$B$1];[.Y93];108-(815-(1500/[.X93]))/[.Y93])" office:value-type="float" office:value="3">
            <text:p>3</text:p>
          </table:table-cell>
          <table:table-cell table:number-columns-repeated="998"/>
        </table:table-row>
        <table:table-row table:style-name="ro1">
          <table:table-cell office:value-type="float" office:value="3.25">
            <text:p>3.25000</text:p>
          </table:table-cell>
          <table:table-cell office:value-type="string">
            <text:p><text:s/>3.38461538461538502531</text:p>
          </table:table-cell>
          <table:table-cell table:style-name="ce2" table:formula="of:=108-(815-(1500/[.A94]))/[.B94]" office:value-type="float" office:value="3.56818181818183">
            <text:p>3.56818</text:p>
          </table:table-cell>
          <table:table-cell table:style-name="ce2" table:formula="of:=IF(ABS([.B94]-[.C94])&lt;[.$B$1];[.C94];108-(815-(1500/[.B94]))/[.C94])" office:value-type="float" office:value="3.79617834394929">
            <text:p>3.79618</text:p>
          </table:table-cell>
          <table:table-cell table:style-name="ce2" table:formula="of:=IF(ABS([.C94]-[.D94])&lt;[.$B$1];[.D94];108-(815-(1500/[.C94]))/[.D94])" office:value-type="float" office:value="4.04865771812734">
            <text:p>4.04866</text:p>
          </table:table-cell>
          <table:table-cell table:style-name="ce2" table:formula="of:=IF(ABS([.D94]-[.E94])&lt;[.$B$1];[.E94];108-(815-(1500/[.D94]))/[.E94])" office:value-type="float" office:value="4.29506837977155">
            <text:p>4.29507</text:p>
          </table:table-cell>
          <table:table-cell table:style-name="ce2" table:formula="of:=IF(ABS([.E94]-[.F94])&lt;[.$B$1];[.F94];108-(815-(1500/[.E94]))/[.F94])" office:value-type="float" office:value="4.50762254330265">
            <text:p>4.50762</text:p>
          </table:table-cell>
          <table:table-cell table:style-name="ce2" table:formula="of:=IF(ABS([.F94]-[.G94])&lt;[.$B$1];[.G94];108-(815-(1500/[.F94]))/[.G94])" office:value-type="float" office:value="4.67230352702811">
            <text:p>4.67230</text:p>
          </table:table-cell>
          <table:table-cell table:style-name="ce2" table:formula="of:=IF(ABS([.G94]-[.H94])&lt;[.$B$1];[.H94];108-(815-(1500/[.G94]))/[.H94])" office:value-type="float" office:value="4.78959384788422">
            <text:p>4.78959</text:p>
          </table:table-cell>
          <table:table-cell table:style-name="ce2" table:formula="of:=IF(ABS([.H94]-[.I94])&lt;[.$B$1];[.I94];108-(815-(1500/[.H94]))/[.I94])" office:value-type="float" office:value="4.86824624553118">
            <text:p>4.86825</text:p>
          </table:table-cell>
          <table:table-cell table:style-name="ce2" table:formula="of:=IF(ABS([.I94]-[.J94])&lt;[.$B$1];[.J94];108-(815-(1500/[.I94]))/[.J94])" office:value-type="float" office:value="4.91954373552369">
            <text:p>4.91954</text:p>
          </table:table-cell>
          <table:table-cell table:style-name="ce2" table:formula="of:=IF(ABS([.J94]-[.K94])&lt;[.$B$1];[.K94];108-(815-(1500/[.J94]))/[.K94])" office:value-type="float" office:value="4.96588632698915">
            <text:p>4.96589</text:p>
          </table:table-cell>
          <table:table-cell table:style-name="ce2" table:formula="of:=IF(ABS([.K94]-[.L94])&lt;[.$B$1];[.L94];108-(815-(1500/[.K94]))/[.L94])" office:value-type="float" office:value="5.28043663700808">
            <text:p>5.28044</text:p>
          </table:table-cell>
          <table:table-cell table:style-name="ce2" table:formula="of:=IF(ABS([.L94]-[.M94])&lt;[.$B$1];[.M94];108-(815-(1500/[.L94]))/[.M94])" office:value-type="float" office:value="10.860472715694">
            <text:p>10.86047</text:p>
          </table:table-cell>
          <table:table-cell table:style-name="ce2" table:formula="of:=IF(ABS([.M94]-[.N94])&lt;[.$B$1];[.N94];108-(815-(1500/[.M94]))/[.N94])" office:value-type="float" office:value="59.1133082176495">
            <text:p>59.11331</text:p>
          </table:table-cell>
          <table:table-cell table:style-name="ce2" table:formula="of:=IF(ABS([.N94]-[.O94])&lt;[.$B$1];[.O94];108-(815-(1500/[.N94]))/[.O94])" office:value-type="float" office:value="96.5493726309482">
            <text:p>96.54937</text:p>
          </table:table-cell>
          <table:table-cell table:style-name="ce2" table:formula="of:=IF(ABS([.O94]-[.P94])&lt;[.$B$1];[.P94];108-(815-(1500/[.O94]))/[.P94])" office:value-type="float" office:value="99.8215418516045">
            <text:p>99.82154</text:p>
          </table:table-cell>
          <table:table-cell table:style-name="ce2" table:formula="of:=IF(ABS([.P94]-[.Q94])&lt;[.$B$1];[.Q94];108-(815-(1500/[.P94]))/[.Q94])" office:value-type="float" office:value="99.9910683355013">
            <text:p>99.99107</text:p>
          </table:table-cell>
          <table:table-cell table:style-name="ce2" table:formula="of:=IF(ABS([.Q94]-[.R94])&lt;[.$B$1];[.R94];108-(815-(1500/[.Q94]))/[.R94])" office:value-type="float" office:value="99.9995535927548">
            <text:p>99.99955</text:p>
          </table:table-cell>
          <table:table-cell table:style-name="ce2" table:formula="of:=IF(ABS([.R94]-[.S94])&lt;[.$B$1];[.S94];108-(815-(1500/[.R94]))/[.S94])" office:value-type="float" office:value="99.9995535927548">
            <text:p>99.99955</text:p>
          </table:table-cell>
          <table:table-cell table:style-name="ce2" table:formula="of:=IF(ABS([.S94]-[.T94])&lt;[.$B$1];[.T94];108-(815-(1500/[.S94]))/[.T94])" office:value-type="float" office:value="99.9995535927548">
            <text:p>99.99955</text:p>
          </table:table-cell>
          <table:table-cell table:style-name="ce2" table:formula="of:=IF(ABS([.T94]-[.U94])&lt;[.$B$1];[.U94];108-(815-(1500/[.T94]))/[.U94])" office:value-type="float" office:value="99.9995535927548">
            <text:p>99.99955</text:p>
          </table:table-cell>
          <table:table-cell table:style-name="ce2" table:formula="of:=IF(ABS([.U94]-[.V94])&lt;[.$B$1];[.V94];108-(815-(1500/[.U94]))/[.V94])" office:value-type="float" office:value="99.9995535927548">
            <text:p>99.99955</text:p>
          </table:table-cell>
          <table:table-cell table:style-name="ce2" table:formula="of:=IF(ABS([.V94]-[.W94])&lt;[.$B$1];[.W94];108-(815-(1500/[.V94]))/[.W94])" office:value-type="float" office:value="99.9995535927548">
            <text:p>99.99955</text:p>
          </table:table-cell>
          <table:table-cell table:style-name="ce2" table:formula="of:=IF(ABS([.W94]-[.X94])&lt;[.$B$1];[.X94];108-(815-(1500/[.W94]))/[.X94])" office:value-type="float" office:value="99.9995535927548">
            <text:p>99.99955</text:p>
          </table:table-cell>
          <table:table-cell table:style-name="ce3" table:formula="of:=IF(ABS([.X94]-[.Y94])&lt;[.$B$1];[.Y94];108-(815-(1500/[.X94]))/[.Y94])" office:value-type="float" office:value="99.9995535927548">
            <text:p>100</text:p>
          </table:table-cell>
          <table:table-cell table:number-columns-repeated="998"/>
        </table:table-row>
        <table:table-row table:style-name="ro1">
          <table:table-cell office:value-type="float" office:value="3.5">
            <text:p>3.50000</text:p>
          </table:table-cell>
          <table:table-cell office:value-type="string">
            <text:p><text:s/>3.71428571428571441260</text:p>
          </table:table-cell>
          <table:table-cell table:style-name="ce2" table:formula="of:=108-(815-(1500/[.A95]))/[.B95]" office:value-type="float" office:value="3.96153846153847">
            <text:p>3.96154</text:p>
          </table:table-cell>
          <table:table-cell table:style-name="ce2" table:formula="of:=IF(ABS([.B95]-[.C95])&lt;[.$B$1];[.C95];108-(815-(1500/[.B95]))/[.C95])" office:value-type="float" office:value="4.21359223300985">
            <text:p>4.21359</text:p>
          </table:table-cell>
          <table:table-cell table:style-name="ce2" table:formula="of:=IF(ABS([.C95]-[.D95])&lt;[.$B$1];[.D95];108-(815-(1500/[.C95]))/[.D95])" office:value-type="float" office:value="4.44009216590192">
            <text:p>4.44009</text:p>
          </table:table-cell>
          <table:table-cell table:style-name="ce2" table:formula="of:=IF(ABS([.D95]-[.E95])&lt;[.$B$1];[.E95];108-(815-(1500/[.D95]))/[.E95])" office:value-type="float" office:value="4.62169174890653">
            <text:p>4.62169</text:p>
          </table:table-cell>
          <table:table-cell table:style-name="ce2" table:formula="of:=IF(ABS([.E95]-[.F95])&lt;[.$B$1];[.F95];108-(815-(1500/[.E95]))/[.F95])" office:value-type="float" office:value="4.75443521381855">
            <text:p>4.75444</text:p>
          </table:table-cell>
          <table:table-cell table:style-name="ce2" table:formula="of:=IF(ABS([.F95]-[.G95])&lt;[.$B$1];[.G95];108-(815-(1500/[.F95]))/[.G95])" office:value-type="float" office:value="4.84505116372117">
            <text:p>4.84505</text:p>
          </table:table-cell>
          <table:table-cell table:style-name="ce2" table:formula="of:=IF(ABS([.G95]-[.H95])&lt;[.$B$1];[.H95];108-(815-(1500/[.G95]))/[.H95])" office:value-type="float" office:value="4.90405813416331">
            <text:p>4.90406</text:p>
          </table:table-cell>
          <table:table-cell table:style-name="ce2" table:formula="of:=IF(ABS([.H95]-[.I95])&lt;[.$B$1];[.I95];108-(815-(1500/[.H95]))/[.I95])" office:value-type="float" office:value="4.94132241051879">
            <text:p>4.94132</text:p>
          </table:table-cell>
          <table:table-cell table:style-name="ce2" table:formula="of:=IF(ABS([.I95]-[.J95])&lt;[.$B$1];[.J95];108-(815-(1500/[.I95]))/[.J95])" office:value-type="float" office:value="4.96465304719112">
            <text:p>4.96465</text:p>
          </table:table-cell>
          <table:table-cell table:style-name="ce2" table:formula="of:=IF(ABS([.J95]-[.K95])&lt;[.$B$1];[.K95];108-(815-(1500/[.J95]))/[.K95])" office:value-type="float" office:value="4.98423385788178">
            <text:p>4.98423</text:p>
          </table:table-cell>
          <table:table-cell table:style-name="ce2" table:formula="of:=IF(ABS([.K95]-[.L95])&lt;[.$B$1];[.L95];108-(815-(1500/[.K95]))/[.L95])" office:value-type="float" office:value="5.1027247466735">
            <text:p>5.10272</text:p>
          </table:table-cell>
          <table:table-cell table:style-name="ce2" table:formula="of:=IF(ABS([.L95]-[.M95])&lt;[.$B$1];[.M95];108-(815-(1500/[.L95]))/[.M95])" office:value-type="float" office:value="7.25950061919419">
            <text:p>7.25950</text:p>
          </table:table-cell>
          <table:table-cell table:style-name="ce2" table:formula="of:=IF(ABS([.M95]-[.N95])&lt;[.$B$1];[.N95];108-(815-(1500/[.M95]))/[.N95])" office:value-type="float" office:value="36.2265498893468">
            <text:p>36.22655</text:p>
          </table:table-cell>
          <table:table-cell table:style-name="ce2" table:formula="of:=IF(ABS([.N95]-[.O95])&lt;[.$B$1];[.O95];108-(815-(1500/[.N95]))/[.O95])" office:value-type="float" office:value="91.2063992070099">
            <text:p>91.20640</text:p>
          </table:table-cell>
          <table:table-cell table:style-name="ce2" table:formula="of:=IF(ABS([.O95]-[.P95])&lt;[.$B$1];[.P95];108-(815-(1500/[.O95]))/[.P95])" office:value-type="float" office:value="99.5182058408831">
            <text:p>99.51821</text:p>
          </table:table-cell>
          <table:table-cell table:style-name="ce2" table:formula="of:=IF(ABS([.P95]-[.Q95])&lt;[.$B$1];[.Q95];108-(815-(1500/[.P95]))/[.Q95])" office:value-type="float" office:value="99.9758020272889">
            <text:p>99.97580</text:p>
          </table:table-cell>
          <table:table-cell table:style-name="ce2" table:formula="of:=IF(ABS([.Q95]-[.R95])&lt;[.$B$1];[.R95];108-(815-(1500/[.Q95]))/[.R95])" office:value-type="float" office:value="99.9987900593816">
            <text:p>99.99879</text:p>
          </table:table-cell>
          <table:table-cell table:style-name="ce2" table:formula="of:=IF(ABS([.R95]-[.S95])&lt;[.$B$1];[.S95];108-(815-(1500/[.R95]))/[.S95])" office:value-type="float" office:value="99.999939509763">
            <text:p>99.99994</text:p>
          </table:table-cell>
          <table:table-cell table:style-name="ce2" table:formula="of:=IF(ABS([.S95]-[.T95])&lt;[.$B$1];[.T95];108-(815-(1500/[.S95]))/[.T95])" office:value-type="float" office:value="99.999939509763">
            <text:p>99.99994</text:p>
          </table:table-cell>
          <table:table-cell table:style-name="ce2" table:formula="of:=IF(ABS([.T95]-[.U95])&lt;[.$B$1];[.U95];108-(815-(1500/[.T95]))/[.U95])" office:value-type="float" office:value="99.999939509763">
            <text:p>99.99994</text:p>
          </table:table-cell>
          <table:table-cell table:style-name="ce2" table:formula="of:=IF(ABS([.U95]-[.V95])&lt;[.$B$1];[.V95];108-(815-(1500/[.U95]))/[.V95])" office:value-type="float" office:value="99.999939509763">
            <text:p>99.99994</text:p>
          </table:table-cell>
          <table:table-cell table:style-name="ce2" table:formula="of:=IF(ABS([.V95]-[.W95])&lt;[.$B$1];[.W95];108-(815-(1500/[.V95]))/[.W95])" office:value-type="float" office:value="99.999939509763">
            <text:p>99.99994</text:p>
          </table:table-cell>
          <table:table-cell table:style-name="ce2" table:formula="of:=IF(ABS([.W95]-[.X95])&lt;[.$B$1];[.X95];108-(815-(1500/[.W95]))/[.X95])" office:value-type="float" office:value="99.999939509763">
            <text:p>99.99994</text:p>
          </table:table-cell>
          <table:table-cell table:style-name="ce3" table:formula="of:=IF(ABS([.X95]-[.Y95])&lt;[.$B$1];[.Y95];108-(815-(1500/[.X95]))/[.Y95])" office:value-type="float" office:value="99.999939509763">
            <text:p>100</text:p>
          </table:table-cell>
          <table:table-cell table:number-columns-repeated="998"/>
        </table:table-row>
        <table:table-row table:style-name="ro1">
          <table:table-cell office:value-type="float" office:value="3.75">
            <text:p>3.75000</text:p>
          </table:table-cell>
          <table:table-cell office:value-type="string">
            <text:p><text:s/>4.00000000000000000000</text:p>
          </table:table-cell>
          <table:table-cell table:style-name="ce2" table:formula="of:=108-(815-(1500/[.A96]))/[.B96]" office:value-type="float" office:value="4.25">
            <text:p>4.25000</text:p>
          </table:table-cell>
          <table:table-cell table:style-name="ce2" table:formula="of:=IF(ABS([.B96]-[.C96])&lt;[.$B$1];[.C96];108-(815-(1500/[.B96]))/[.C96])" office:value-type="float" office:value="4.47058823529412">
            <text:p>4.47059</text:p>
          </table:table-cell>
          <table:table-cell table:style-name="ce2" table:formula="of:=IF(ABS([.C96]-[.D96])&lt;[.$B$1];[.D96];108-(815-(1500/[.C96]))/[.D96])" office:value-type="float" office:value="4.64473684210522">
            <text:p>4.64474</text:p>
          </table:table-cell>
          <table:table-cell table:style-name="ce2" table:formula="of:=IF(ABS([.D96]-[.E96])&lt;[.$B$1];[.E96];108-(815-(1500/[.D96]))/[.E96])" office:value-type="float" office:value="4.77053824362508">
            <text:p>4.77054</text:p>
          </table:table-cell>
          <table:table-cell table:style-name="ce2" table:formula="of:=IF(ABS([.E96]-[.F96])&lt;[.$B$1];[.F96];108-(815-(1500/[.E96]))/[.F96])" office:value-type="float" office:value="4.85570071256856">
            <text:p>4.85570</text:p>
          </table:table-cell>
          <table:table-cell table:style-name="ce2" table:formula="of:=IF(ABS([.F96]-[.G96])&lt;[.$B$1];[.G96];108-(815-(1500/[.F96]))/[.G96])" office:value-type="float" office:value="4.91084749866063">
            <text:p>4.91085</text:p>
          </table:table-cell>
          <table:table-cell table:style-name="ce2" table:formula="of:=IF(ABS([.G96]-[.H96])&lt;[.$B$1];[.H96];108-(815-(1500/[.G96]))/[.H96])" office:value-type="float" office:value="4.94553739553051">
            <text:p>4.94554</text:p>
          </table:table-cell>
          <table:table-cell table:style-name="ce2" table:formula="of:=IF(ABS([.H96]-[.I96])&lt;[.$B$1];[.I96];108-(815-(1500/[.H96]))/[.I96])" office:value-type="float" office:value="4.966962408041">
            <text:p>4.96696</text:p>
          </table:table-cell>
          <table:table-cell table:style-name="ce2" table:formula="of:=IF(ABS([.I96]-[.J96])&lt;[.$B$1];[.J96];108-(815-(1500/[.I96]))/[.J96])" office:value-type="float" office:value="4.98004220429301">
            <text:p>4.98004</text:p>
          </table:table-cell>
          <table:table-cell table:style-name="ce2" table:formula="of:=IF(ABS([.J96]-[.K96])&lt;[.$B$1];[.K96];108-(815-(1500/[.J96]))/[.K96])" office:value-type="float" office:value="4.98790923279579">
            <text:p>4.98791</text:p>
          </table:table-cell>
          <table:table-cell table:style-name="ce2" table:formula="of:=IF(ABS([.K96]-[.L96])&lt;[.$B$1];[.L96];108-(815-(1500/[.K96]))/[.L96])" office:value-type="float" office:value="4.98790923279579">
            <text:p>4.98791</text:p>
          </table:table-cell>
          <table:table-cell table:style-name="ce2" table:formula="of:=IF(ABS([.L96]-[.M96])&lt;[.$B$1];[.M96];108-(815-(1500/[.L96]))/[.M96])" office:value-type="float" office:value="4.98790923279579">
            <text:p>4.98791</text:p>
          </table:table-cell>
          <table:table-cell table:style-name="ce2" table:formula="of:=IF(ABS([.M96]-[.N96])&lt;[.$B$1];[.N96];108-(815-(1500/[.M96]))/[.N96])" office:value-type="float" office:value="4.98790923279579">
            <text:p>4.98791</text:p>
          </table:table-cell>
          <table:table-cell table:style-name="ce2" table:formula="of:=IF(ABS([.N96]-[.O96])&lt;[.$B$1];[.O96];108-(815-(1500/[.N96]))/[.O96])" office:value-type="float" office:value="4.98790923279579">
            <text:p>4.98791</text:p>
          </table:table-cell>
          <table:table-cell table:style-name="ce2" table:formula="of:=IF(ABS([.O96]-[.P96])&lt;[.$B$1];[.P96];108-(815-(1500/[.O96]))/[.P96])" office:value-type="float" office:value="4.98790923279579">
            <text:p>4.98791</text:p>
          </table:table-cell>
          <table:table-cell table:style-name="ce2" table:formula="of:=IF(ABS([.P96]-[.Q96])&lt;[.$B$1];[.Q96];108-(815-(1500/[.P96]))/[.Q96])" office:value-type="float" office:value="4.98790923279579">
            <text:p>4.98791</text:p>
          </table:table-cell>
          <table:table-cell table:style-name="ce2" table:formula="of:=IF(ABS([.Q96]-[.R96])&lt;[.$B$1];[.R96];108-(815-(1500/[.Q96]))/[.R96])" office:value-type="float" office:value="4.98790923279579">
            <text:p>4.98791</text:p>
          </table:table-cell>
          <table:table-cell table:style-name="ce2" table:formula="of:=IF(ABS([.R96]-[.S96])&lt;[.$B$1];[.S96];108-(815-(1500/[.R96]))/[.S96])" office:value-type="float" office:value="4.98790923279579">
            <text:p>4.98791</text:p>
          </table:table-cell>
          <table:table-cell table:style-name="ce2" table:formula="of:=IF(ABS([.S96]-[.T96])&lt;[.$B$1];[.T96];108-(815-(1500/[.S96]))/[.T96])" office:value-type="float" office:value="4.98790923279579">
            <text:p>4.98791</text:p>
          </table:table-cell>
          <table:table-cell table:style-name="ce2" table:formula="of:=IF(ABS([.T96]-[.U96])&lt;[.$B$1];[.U96];108-(815-(1500/[.T96]))/[.U96])" office:value-type="float" office:value="4.98790923279579">
            <text:p>4.98791</text:p>
          </table:table-cell>
          <table:table-cell table:style-name="ce2" table:formula="of:=IF(ABS([.U96]-[.V96])&lt;[.$B$1];[.V96];108-(815-(1500/[.U96]))/[.V96])" office:value-type="float" office:value="4.98790923279579">
            <text:p>4.98791</text:p>
          </table:table-cell>
          <table:table-cell table:style-name="ce2" table:formula="of:=IF(ABS([.V96]-[.W96])&lt;[.$B$1];[.W96];108-(815-(1500/[.V96]))/[.W96])" office:value-type="float" office:value="4.98790923279579">
            <text:p>4.98791</text:p>
          </table:table-cell>
          <table:table-cell table:style-name="ce2" table:formula="of:=IF(ABS([.W96]-[.X96])&lt;[.$B$1];[.X96];108-(815-(1500/[.W96]))/[.X96])" office:value-type="float" office:value="4.98790923279579">
            <text:p>4.98791</text:p>
          </table:table-cell>
          <table:table-cell table:style-name="ce3" table:formula="of:=IF(ABS([.X96]-[.Y96])&lt;[.$B$1];[.Y96];108-(815-(1500/[.X96]))/[.Y96])" office:value-type="float" office:value="4.98790923279579">
            <text:p>4.99</text:p>
          </table:table-cell>
          <table:table-cell table:number-columns-repeated="998"/>
        </table:table-row>
        <table:table-row table:style-name="ro1">
          <table:table-cell office:value-type="float" office:value="4">
            <text:p>4.00000</text:p>
          </table:table-cell>
          <table:table-cell office:value-type="string">
            <text:p><text:s/>4.25000000000000000000</text:p>
          </table:table-cell>
          <table:table-cell table:style-name="ce2" table:formula="of:=108-(815-(1500/[.A97]))/[.B97]" office:value-type="float" office:value="4.47058823529412">
            <text:p>4.47059</text:p>
          </table:table-cell>
          <table:table-cell table:style-name="ce2" table:formula="of:=IF(ABS([.B97]-[.C97])&lt;[.$B$1];[.C97];108-(815-(1500/[.B97]))/[.C97])" office:value-type="float" office:value="4.64473684210522">
            <text:p>4.64474</text:p>
          </table:table-cell>
          <table:table-cell table:style-name="ce2" table:formula="of:=IF(ABS([.C97]-[.D97])&lt;[.$B$1];[.D97];108-(815-(1500/[.C97]))/[.D97])" office:value-type="float" office:value="4.77053824362508">
            <text:p>4.77054</text:p>
          </table:table-cell>
          <table:table-cell table:style-name="ce2" table:formula="of:=IF(ABS([.D97]-[.E97])&lt;[.$B$1];[.E97];108-(815-(1500/[.D97]))/[.E97])" office:value-type="float" office:value="4.85570071256856">
            <text:p>4.85570</text:p>
          </table:table-cell>
          <table:table-cell table:style-name="ce2" table:formula="of:=IF(ABS([.E97]-[.F97])&lt;[.$B$1];[.F97];108-(815-(1500/[.E97]))/[.F97])" office:value-type="float" office:value="4.91084749866063">
            <text:p>4.91085</text:p>
          </table:table-cell>
          <table:table-cell table:style-name="ce2" table:formula="of:=IF(ABS([.F97]-[.G97])&lt;[.$B$1];[.G97];108-(815-(1500/[.F97]))/[.G97])" office:value-type="float" office:value="4.94553739553051">
            <text:p>4.94554</text:p>
          </table:table-cell>
          <table:table-cell table:style-name="ce2" table:formula="of:=IF(ABS([.G97]-[.H97])&lt;[.$B$1];[.H97];108-(815-(1500/[.G97]))/[.H97])" office:value-type="float" office:value="4.966962408041">
            <text:p>4.96696</text:p>
          </table:table-cell>
          <table:table-cell table:style-name="ce2" table:formula="of:=IF(ABS([.H97]-[.I97])&lt;[.$B$1];[.I97];108-(815-(1500/[.H97]))/[.I97])" office:value-type="float" office:value="4.98004220429301">
            <text:p>4.98004</text:p>
          </table:table-cell>
          <table:table-cell table:style-name="ce2" table:formula="of:=IF(ABS([.I97]-[.J97])&lt;[.$B$1];[.J97];108-(815-(1500/[.I97]))/[.J97])" office:value-type="float" office:value="4.98790923279579">
            <text:p>4.98791</text:p>
          </table:table-cell>
          <table:table-cell table:style-name="ce2" table:formula="of:=IF(ABS([.J97]-[.K97])&lt;[.$B$1];[.K97];108-(815-(1500/[.J97]))/[.K97])" office:value-type="float" office:value="4.98790923279579">
            <text:p>4.98791</text:p>
          </table:table-cell>
          <table:table-cell table:style-name="ce2" table:formula="of:=IF(ABS([.K97]-[.L97])&lt;[.$B$1];[.L97];108-(815-(1500/[.K97]))/[.L97])" office:value-type="float" office:value="4.98790923279579">
            <text:p>4.98791</text:p>
          </table:table-cell>
          <table:table-cell table:style-name="ce2" table:formula="of:=IF(ABS([.L97]-[.M97])&lt;[.$B$1];[.M97];108-(815-(1500/[.L97]))/[.M97])" office:value-type="float" office:value="4.98790923279579">
            <text:p>4.98791</text:p>
          </table:table-cell>
          <table:table-cell table:style-name="ce2" table:formula="of:=IF(ABS([.M97]-[.N97])&lt;[.$B$1];[.N97];108-(815-(1500/[.M97]))/[.N97])" office:value-type="float" office:value="4.98790923279579">
            <text:p>4.98791</text:p>
          </table:table-cell>
          <table:table-cell table:style-name="ce2" table:formula="of:=IF(ABS([.N97]-[.O97])&lt;[.$B$1];[.O97];108-(815-(1500/[.N97]))/[.O97])" office:value-type="float" office:value="4.98790923279579">
            <text:p>4.98791</text:p>
          </table:table-cell>
          <table:table-cell table:style-name="ce2" table:formula="of:=IF(ABS([.O97]-[.P97])&lt;[.$B$1];[.P97];108-(815-(1500/[.O97]))/[.P97])" office:value-type="float" office:value="4.98790923279579">
            <text:p>4.98791</text:p>
          </table:table-cell>
          <table:table-cell table:style-name="ce2" table:formula="of:=IF(ABS([.P97]-[.Q97])&lt;[.$B$1];[.Q97];108-(815-(1500/[.P97]))/[.Q97])" office:value-type="float" office:value="4.98790923279579">
            <text:p>4.98791</text:p>
          </table:table-cell>
          <table:table-cell table:style-name="ce2" table:formula="of:=IF(ABS([.Q97]-[.R97])&lt;[.$B$1];[.R97];108-(815-(1500/[.Q97]))/[.R97])" office:value-type="float" office:value="4.98790923279579">
            <text:p>4.98791</text:p>
          </table:table-cell>
          <table:table-cell table:style-name="ce2" table:formula="of:=IF(ABS([.R97]-[.S97])&lt;[.$B$1];[.S97];108-(815-(1500/[.R97]))/[.S97])" office:value-type="float" office:value="4.98790923279579">
            <text:p>4.98791</text:p>
          </table:table-cell>
          <table:table-cell table:style-name="ce2" table:formula="of:=IF(ABS([.S97]-[.T97])&lt;[.$B$1];[.T97];108-(815-(1500/[.S97]))/[.T97])" office:value-type="float" office:value="4.98790923279579">
            <text:p>4.98791</text:p>
          </table:table-cell>
          <table:table-cell table:style-name="ce2" table:formula="of:=IF(ABS([.T97]-[.U97])&lt;[.$B$1];[.U97];108-(815-(1500/[.T97]))/[.U97])" office:value-type="float" office:value="4.98790923279579">
            <text:p>4.98791</text:p>
          </table:table-cell>
          <table:table-cell table:style-name="ce2" table:formula="of:=IF(ABS([.U97]-[.V97])&lt;[.$B$1];[.V97];108-(815-(1500/[.U97]))/[.V97])" office:value-type="float" office:value="4.98790923279579">
            <text:p>4.98791</text:p>
          </table:table-cell>
          <table:table-cell table:style-name="ce2" table:formula="of:=IF(ABS([.V97]-[.W97])&lt;[.$B$1];[.W97];108-(815-(1500/[.V97]))/[.W97])" office:value-type="float" office:value="4.98790923279579">
            <text:p>4.98791</text:p>
          </table:table-cell>
          <table:table-cell table:style-name="ce2" table:formula="of:=IF(ABS([.W97]-[.X97])&lt;[.$B$1];[.X97];108-(815-(1500/[.W97]))/[.X97])" office:value-type="float" office:value="4.98790923279579">
            <text:p>4.98791</text:p>
          </table:table-cell>
          <table:table-cell table:style-name="ce3" table:formula="of:=IF(ABS([.X97]-[.Y97])&lt;[.$B$1];[.Y97];108-(815-(1500/[.X97]))/[.Y97])" office:value-type="float" office:value="4.98790923279579">
            <text:p>4.99</text:p>
          </table:table-cell>
          <table:table-cell table:number-columns-repeated="998"/>
        </table:table-row>
        <table:table-row table:style-name="ro1">
          <table:table-cell office:value-type="float" office:value="4.25">
            <text:p>4.25000</text:p>
          </table:table-cell>
          <table:table-cell office:value-type="string">
            <text:p><text:s/>4.47058823529411775155</text:p>
          </table:table-cell>
          <table:table-cell table:style-name="ce2" table:formula="of:=108-(815-(1500/[.A98]))/[.B98]" office:value-type="float" office:value="4.64473684210526">
            <text:p>4.64474</text:p>
          </table:table-cell>
          <table:table-cell table:style-name="ce2" table:formula="of:=IF(ABS([.B98]-[.C98])&lt;[.$B$1];[.C98];108-(815-(1500/[.B98]))/[.C98])" office:value-type="float" office:value="4.77053824362599">
            <text:p>4.77054</text:p>
          </table:table-cell>
          <table:table-cell table:style-name="ce2" table:formula="of:=IF(ABS([.C98]-[.D98])&lt;[.$B$1];[.D98];108-(815-(1500/[.C98]))/[.D98])" office:value-type="float" office:value="4.85570071258761">
            <text:p>4.85570</text:p>
          </table:table-cell>
          <table:table-cell table:style-name="ce2" table:formula="of:=IF(ABS([.D98]-[.E98])&lt;[.$B$1];[.E98];108-(815-(1500/[.D98]))/[.E98])" office:value-type="float" office:value="4.91084749905257">
            <text:p>4.91085</text:p>
          </table:table-cell>
          <table:table-cell table:style-name="ce2" table:formula="of:=IF(ABS([.E98]-[.F98])&lt;[.$B$1];[.F98];108-(815-(1500/[.E98]))/[.F98])" office:value-type="float" office:value="4.9455374035086">
            <text:p>4.94554</text:p>
          </table:table-cell>
          <table:table-cell table:style-name="ce2" table:formula="of:=IF(ABS([.F98]-[.G98])&lt;[.$B$1];[.G98];108-(815-(1500/[.F98]))/[.G98])" office:value-type="float" office:value="4.96696256932356">
            <text:p>4.96696</text:p>
          </table:table-cell>
          <table:table-cell table:style-name="ce2" table:formula="of:=IF(ABS([.G98]-[.H98])&lt;[.$B$1];[.H98];108-(815-(1500/[.G98]))/[.H98])" office:value-type="float" office:value="4.98004545095246">
            <text:p>4.98005</text:p>
          </table:table-cell>
          <table:table-cell table:style-name="ce2" table:formula="of:=IF(ABS([.H98]-[.I98])&lt;[.$B$1];[.I98];108-(815-(1500/[.H98]))/[.I98])" office:value-type="float" office:value="4.98797442076798">
            <text:p>4.98797</text:p>
          </table:table-cell>
          <table:table-cell table:style-name="ce2" table:formula="of:=IF(ABS([.I98]-[.J98])&lt;[.$B$1];[.J98];108-(815-(1500/[.I98]))/[.J98])" office:value-type="float" office:value="4.98797442076798">
            <text:p>4.98797</text:p>
          </table:table-cell>
          <table:table-cell table:style-name="ce2" table:formula="of:=IF(ABS([.J98]-[.K98])&lt;[.$B$1];[.K98];108-(815-(1500/[.J98]))/[.K98])" office:value-type="float" office:value="4.98797442076798">
            <text:p>4.98797</text:p>
          </table:table-cell>
          <table:table-cell table:style-name="ce2" table:formula="of:=IF(ABS([.K98]-[.L98])&lt;[.$B$1];[.L98];108-(815-(1500/[.K98]))/[.L98])" office:value-type="float" office:value="4.98797442076798">
            <text:p>4.98797</text:p>
          </table:table-cell>
          <table:table-cell table:style-name="ce2" table:formula="of:=IF(ABS([.L98]-[.M98])&lt;[.$B$1];[.M98];108-(815-(1500/[.L98]))/[.M98])" office:value-type="float" office:value="4.98797442076798">
            <text:p>4.98797</text:p>
          </table:table-cell>
          <table:table-cell table:style-name="ce2" table:formula="of:=IF(ABS([.M98]-[.N98])&lt;[.$B$1];[.N98];108-(815-(1500/[.M98]))/[.N98])" office:value-type="float" office:value="4.98797442076798">
            <text:p>4.98797</text:p>
          </table:table-cell>
          <table:table-cell table:style-name="ce2" table:formula="of:=IF(ABS([.N98]-[.O98])&lt;[.$B$1];[.O98];108-(815-(1500/[.N98]))/[.O98])" office:value-type="float" office:value="4.98797442076798">
            <text:p>4.98797</text:p>
          </table:table-cell>
          <table:table-cell table:style-name="ce2" table:formula="of:=IF(ABS([.O98]-[.P98])&lt;[.$B$1];[.P98];108-(815-(1500/[.O98]))/[.P98])" office:value-type="float" office:value="4.98797442076798">
            <text:p>4.98797</text:p>
          </table:table-cell>
          <table:table-cell table:style-name="ce2" table:formula="of:=IF(ABS([.P98]-[.Q98])&lt;[.$B$1];[.Q98];108-(815-(1500/[.P98]))/[.Q98])" office:value-type="float" office:value="4.98797442076798">
            <text:p>4.98797</text:p>
          </table:table-cell>
          <table:table-cell table:style-name="ce2" table:formula="of:=IF(ABS([.Q98]-[.R98])&lt;[.$B$1];[.R98];108-(815-(1500/[.Q98]))/[.R98])" office:value-type="float" office:value="4.98797442076798">
            <text:p>4.98797</text:p>
          </table:table-cell>
          <table:table-cell table:style-name="ce2" table:formula="of:=IF(ABS([.R98]-[.S98])&lt;[.$B$1];[.S98];108-(815-(1500/[.R98]))/[.S98])" office:value-type="float" office:value="4.98797442076798">
            <text:p>4.98797</text:p>
          </table:table-cell>
          <table:table-cell table:style-name="ce2" table:formula="of:=IF(ABS([.S98]-[.T98])&lt;[.$B$1];[.T98];108-(815-(1500/[.S98]))/[.T98])" office:value-type="float" office:value="4.98797442076798">
            <text:p>4.98797</text:p>
          </table:table-cell>
          <table:table-cell table:style-name="ce2" table:formula="of:=IF(ABS([.T98]-[.U98])&lt;[.$B$1];[.U98];108-(815-(1500/[.T98]))/[.U98])" office:value-type="float" office:value="4.98797442076798">
            <text:p>4.98797</text:p>
          </table:table-cell>
          <table:table-cell table:style-name="ce2" table:formula="of:=IF(ABS([.U98]-[.V98])&lt;[.$B$1];[.V98];108-(815-(1500/[.U98]))/[.V98])" office:value-type="float" office:value="4.98797442076798">
            <text:p>4.98797</text:p>
          </table:table-cell>
          <table:table-cell table:style-name="ce2" table:formula="of:=IF(ABS([.V98]-[.W98])&lt;[.$B$1];[.W98];108-(815-(1500/[.V98]))/[.W98])" office:value-type="float" office:value="4.98797442076798">
            <text:p>4.98797</text:p>
          </table:table-cell>
          <table:table-cell table:style-name="ce2" table:formula="of:=IF(ABS([.W98]-[.X98])&lt;[.$B$1];[.X98];108-(815-(1500/[.W98]))/[.X98])" office:value-type="float" office:value="4.98797442076798">
            <text:p>4.98797</text:p>
          </table:table-cell>
          <table:table-cell table:style-name="ce3" table:formula="of:=IF(ABS([.X98]-[.Y98])&lt;[.$B$1];[.Y98];108-(815-(1500/[.X98]))/[.Y98])" office:value-type="float" office:value="4.98797442076798">
            <text:p>4.99</text:p>
          </table:table-cell>
          <table:table-cell table:number-columns-repeated="998"/>
        </table:table-row>
        <table:table-row table:style-name="ro1">
          <table:table-cell office:value-type="float" office:value="4.5">
            <text:p>4.50000</text:p>
          </table:table-cell>
          <table:table-cell office:value-type="string">
            <text:p><text:s/>4.66666666666666607455</text:p>
          </table:table-cell>
          <table:table-cell table:style-name="ce2" table:formula="of:=108-(815-(1500/[.A99]))/[.B99]" office:value-type="float" office:value="4.78571428571426">
            <text:p>4.78571</text:p>
          </table:table-cell>
          <table:table-cell table:style-name="ce2" table:formula="of:=IF(ABS([.B99]-[.C99])&lt;[.$B$1];[.C99];108-(815-(1500/[.B99]))/[.C99])" office:value-type="float" office:value="4.86567164179057">
            <text:p>4.86567</text:p>
          </table:table-cell>
          <table:table-cell table:style-name="ce2" table:formula="of:=IF(ABS([.C99]-[.D99])&lt;[.$B$1];[.D99];108-(815-(1500/[.C99]))/[.D99])" office:value-type="float" office:value="4.91717791410066">
            <text:p>4.91718</text:p>
          </table:table-cell>
          <table:table-cell table:style-name="ce2" table:formula="of:=IF(ABS([.D99]-[.E99])&lt;[.$B$1];[.E99];108-(815-(1500/[.D99]))/[.E99])" office:value-type="float" office:value="4.94946974403099">
            <text:p>4.94947</text:p>
          </table:table-cell>
          <table:table-cell table:style-name="ce2" table:formula="of:=IF(ABS([.E99]-[.F99])&lt;[.$B$1];[.F99];108-(815-(1500/[.E99]))/[.F99])" office:value-type="float" office:value="4.96937231764237">
            <text:p>4.96937</text:p>
          </table:table-cell>
          <table:table-cell table:style-name="ce2" table:formula="of:=IF(ABS([.F99]-[.G99])&lt;[.$B$1];[.G99];108-(815-(1500/[.F99]))/[.G99])" office:value-type="float" office:value="4.98151005194056">
            <text:p>4.98151</text:p>
          </table:table-cell>
          <table:table-cell table:style-name="ce2" table:formula="of:=IF(ABS([.G99]-[.H99])&lt;[.$B$1];[.H99];108-(815-(1500/[.G99]))/[.H99])" office:value-type="float" office:value="4.98886328223513">
            <text:p>4.98886</text:p>
          </table:table-cell>
          <table:table-cell table:style-name="ce2" table:formula="of:=IF(ABS([.H99]-[.I99])&lt;[.$B$1];[.I99];108-(815-(1500/[.H99]))/[.I99])" office:value-type="float" office:value="4.98886328223513">
            <text:p>4.98886</text:p>
          </table:table-cell>
          <table:table-cell table:style-name="ce2" table:formula="of:=IF(ABS([.I99]-[.J99])&lt;[.$B$1];[.J99];108-(815-(1500/[.I99]))/[.J99])" office:value-type="float" office:value="4.98886328223513">
            <text:p>4.98886</text:p>
          </table:table-cell>
          <table:table-cell table:style-name="ce2" table:formula="of:=IF(ABS([.J99]-[.K99])&lt;[.$B$1];[.K99];108-(815-(1500/[.J99]))/[.K99])" office:value-type="float" office:value="4.98886328223513">
            <text:p>4.98886</text:p>
          </table:table-cell>
          <table:table-cell table:style-name="ce2" table:formula="of:=IF(ABS([.K99]-[.L99])&lt;[.$B$1];[.L99];108-(815-(1500/[.K99]))/[.L99])" office:value-type="float" office:value="4.98886328223513">
            <text:p>4.98886</text:p>
          </table:table-cell>
          <table:table-cell table:style-name="ce2" table:formula="of:=IF(ABS([.L99]-[.M99])&lt;[.$B$1];[.M99];108-(815-(1500/[.L99]))/[.M99])" office:value-type="float" office:value="4.98886328223513">
            <text:p>4.98886</text:p>
          </table:table-cell>
          <table:table-cell table:style-name="ce2" table:formula="of:=IF(ABS([.M99]-[.N99])&lt;[.$B$1];[.N99];108-(815-(1500/[.M99]))/[.N99])" office:value-type="float" office:value="4.98886328223513">
            <text:p>4.98886</text:p>
          </table:table-cell>
          <table:table-cell table:style-name="ce2" table:formula="of:=IF(ABS([.N99]-[.O99])&lt;[.$B$1];[.O99];108-(815-(1500/[.N99]))/[.O99])" office:value-type="float" office:value="4.98886328223513">
            <text:p>4.98886</text:p>
          </table:table-cell>
          <table:table-cell table:style-name="ce2" table:formula="of:=IF(ABS([.O99]-[.P99])&lt;[.$B$1];[.P99];108-(815-(1500/[.O99]))/[.P99])" office:value-type="float" office:value="4.98886328223513">
            <text:p>4.98886</text:p>
          </table:table-cell>
          <table:table-cell table:style-name="ce2" table:formula="of:=IF(ABS([.P99]-[.Q99])&lt;[.$B$1];[.Q99];108-(815-(1500/[.P99]))/[.Q99])" office:value-type="float" office:value="4.98886328223513">
            <text:p>4.98886</text:p>
          </table:table-cell>
          <table:table-cell table:style-name="ce2" table:formula="of:=IF(ABS([.Q99]-[.R99])&lt;[.$B$1];[.R99];108-(815-(1500/[.Q99]))/[.R99])" office:value-type="float" office:value="4.98886328223513">
            <text:p>4.98886</text:p>
          </table:table-cell>
          <table:table-cell table:style-name="ce2" table:formula="of:=IF(ABS([.R99]-[.S99])&lt;[.$B$1];[.S99];108-(815-(1500/[.R99]))/[.S99])" office:value-type="float" office:value="4.98886328223513">
            <text:p>4.98886</text:p>
          </table:table-cell>
          <table:table-cell table:style-name="ce2" table:formula="of:=IF(ABS([.S99]-[.T99])&lt;[.$B$1];[.T99];108-(815-(1500/[.S99]))/[.T99])" office:value-type="float" office:value="4.98886328223513">
            <text:p>4.98886</text:p>
          </table:table-cell>
          <table:table-cell table:style-name="ce2" table:formula="of:=IF(ABS([.T99]-[.U99])&lt;[.$B$1];[.U99];108-(815-(1500/[.T99]))/[.U99])" office:value-type="float" office:value="4.98886328223513">
            <text:p>4.98886</text:p>
          </table:table-cell>
          <table:table-cell table:style-name="ce2" table:formula="of:=IF(ABS([.U99]-[.V99])&lt;[.$B$1];[.V99];108-(815-(1500/[.U99]))/[.V99])" office:value-type="float" office:value="4.98886328223513">
            <text:p>4.98886</text:p>
          </table:table-cell>
          <table:table-cell table:style-name="ce2" table:formula="of:=IF(ABS([.V99]-[.W99])&lt;[.$B$1];[.W99];108-(815-(1500/[.V99]))/[.W99])" office:value-type="float" office:value="4.98886328223513">
            <text:p>4.98886</text:p>
          </table:table-cell>
          <table:table-cell table:style-name="ce2" table:formula="of:=IF(ABS([.W99]-[.X99])&lt;[.$B$1];[.X99];108-(815-(1500/[.W99]))/[.X99])" office:value-type="float" office:value="4.98886328223513">
            <text:p>4.98886</text:p>
          </table:table-cell>
          <table:table-cell table:style-name="ce3" table:formula="of:=IF(ABS([.X99]-[.Y99])&lt;[.$B$1];[.Y99];108-(815-(1500/[.X99]))/[.Y99])" office:value-type="float" office:value="4.98886328223513">
            <text:p>4.99</text:p>
          </table:table-cell>
          <table:table-cell table:number-columns-repeated="998"/>
        </table:table-row>
        <table:table-row table:style-name="ro1">
          <table:table-cell office:value-type="float" office:value="4.75">
            <text:p>4.75000</text:p>
          </table:table-cell>
          <table:table-cell office:value-type="string">
            <text:p><text:s/>4.84210526315789469010</text:p>
          </table:table-cell>
          <table:table-cell table:style-name="ce2" table:formula="of:=108-(815-(1500/[.A100]))/[.B100]" office:value-type="float" office:value="4.90217391304347">
            <text:p>4.90217</text:p>
          </table:table-cell>
          <table:table-cell table:style-name="ce2" table:formula="of:=IF(ABS([.B100]-[.C100])&lt;[.$B$1];[.C100];108-(815-(1500/[.B100]))/[.C100])" office:value-type="float" office:value="4.94013303769384">
            <text:p>4.94013</text:p>
          </table:table-cell>
          <table:table-cell table:style-name="ce2" table:formula="of:=IF(ABS([.C100]-[.D100])&lt;[.$B$1];[.D100];108-(815-(1500/[.C100]))/[.D100])" office:value-type="float" office:value="4.96364452423349">
            <text:p>4.96364</text:p>
          </table:table-cell>
          <table:table-cell table:style-name="ce2" table:formula="of:=IF(ABS([.D100]-[.E100])&lt;[.$B$1];[.E100];108-(815-(1500/[.D100]))/[.E100])" office:value-type="float" office:value="4.97802694630809">
            <text:p>4.97803</text:p>
          </table:table-cell>
          <table:table-cell table:style-name="ce2" table:formula="of:=IF(ABS([.E100]-[.F100])&lt;[.$B$1];[.F100];108-(815-(1500/[.E100]))/[.F100])" office:value-type="float" office:value="4.98675797286431">
            <text:p>4.98676</text:p>
          </table:table-cell>
          <table:table-cell table:style-name="ce2" table:formula="of:=IF(ABS([.F100]-[.G100])&lt;[.$B$1];[.G100];108-(815-(1500/[.F100]))/[.G100])" office:value-type="float" office:value="4.98675797286431">
            <text:p>4.98676</text:p>
          </table:table-cell>
          <table:table-cell table:style-name="ce2" table:formula="of:=IF(ABS([.G100]-[.H100])&lt;[.$B$1];[.H100];108-(815-(1500/[.G100]))/[.H100])" office:value-type="float" office:value="4.98675797286431">
            <text:p>4.98676</text:p>
          </table:table-cell>
          <table:table-cell table:style-name="ce2" table:formula="of:=IF(ABS([.H100]-[.I100])&lt;[.$B$1];[.I100];108-(815-(1500/[.H100]))/[.I100])" office:value-type="float" office:value="4.98675797286431">
            <text:p>4.98676</text:p>
          </table:table-cell>
          <table:table-cell table:style-name="ce2" table:formula="of:=IF(ABS([.I100]-[.J100])&lt;[.$B$1];[.J100];108-(815-(1500/[.I100]))/[.J100])" office:value-type="float" office:value="4.98675797286431">
            <text:p>4.98676</text:p>
          </table:table-cell>
          <table:table-cell table:style-name="ce2" table:formula="of:=IF(ABS([.J100]-[.K100])&lt;[.$B$1];[.K100];108-(815-(1500/[.J100]))/[.K100])" office:value-type="float" office:value="4.98675797286431">
            <text:p>4.98676</text:p>
          </table:table-cell>
          <table:table-cell table:style-name="ce2" table:formula="of:=IF(ABS([.K100]-[.L100])&lt;[.$B$1];[.L100];108-(815-(1500/[.K100]))/[.L100])" office:value-type="float" office:value="4.98675797286431">
            <text:p>4.98676</text:p>
          </table:table-cell>
          <table:table-cell table:style-name="ce2" table:formula="of:=IF(ABS([.L100]-[.M100])&lt;[.$B$1];[.M100];108-(815-(1500/[.L100]))/[.M100])" office:value-type="float" office:value="4.98675797286431">
            <text:p>4.98676</text:p>
          </table:table-cell>
          <table:table-cell table:style-name="ce2" table:formula="of:=IF(ABS([.M100]-[.N100])&lt;[.$B$1];[.N100];108-(815-(1500/[.M100]))/[.N100])" office:value-type="float" office:value="4.98675797286431">
            <text:p>4.98676</text:p>
          </table:table-cell>
          <table:table-cell table:style-name="ce2" table:formula="of:=IF(ABS([.N100]-[.O100])&lt;[.$B$1];[.O100];108-(815-(1500/[.N100]))/[.O100])" office:value-type="float" office:value="4.98675797286431">
            <text:p>4.98676</text:p>
          </table:table-cell>
          <table:table-cell table:style-name="ce2" table:formula="of:=IF(ABS([.O100]-[.P100])&lt;[.$B$1];[.P100];108-(815-(1500/[.O100]))/[.P100])" office:value-type="float" office:value="4.98675797286431">
            <text:p>4.98676</text:p>
          </table:table-cell>
          <table:table-cell table:style-name="ce2" table:formula="of:=IF(ABS([.P100]-[.Q100])&lt;[.$B$1];[.Q100];108-(815-(1500/[.P100]))/[.Q100])" office:value-type="float" office:value="4.98675797286431">
            <text:p>4.98676</text:p>
          </table:table-cell>
          <table:table-cell table:style-name="ce2" table:formula="of:=IF(ABS([.Q100]-[.R100])&lt;[.$B$1];[.R100];108-(815-(1500/[.Q100]))/[.R100])" office:value-type="float" office:value="4.98675797286431">
            <text:p>4.98676</text:p>
          </table:table-cell>
          <table:table-cell table:style-name="ce2" table:formula="of:=IF(ABS([.R100]-[.S100])&lt;[.$B$1];[.S100];108-(815-(1500/[.R100]))/[.S100])" office:value-type="float" office:value="4.98675797286431">
            <text:p>4.98676</text:p>
          </table:table-cell>
          <table:table-cell table:style-name="ce2" table:formula="of:=IF(ABS([.S100]-[.T100])&lt;[.$B$1];[.T100];108-(815-(1500/[.S100]))/[.T100])" office:value-type="float" office:value="4.98675797286431">
            <text:p>4.98676</text:p>
          </table:table-cell>
          <table:table-cell table:style-name="ce2" table:formula="of:=IF(ABS([.T100]-[.U100])&lt;[.$B$1];[.U100];108-(815-(1500/[.T100]))/[.U100])" office:value-type="float" office:value="4.98675797286431">
            <text:p>4.98676</text:p>
          </table:table-cell>
          <table:table-cell table:style-name="ce2" table:formula="of:=IF(ABS([.U100]-[.V100])&lt;[.$B$1];[.V100];108-(815-(1500/[.U100]))/[.V100])" office:value-type="float" office:value="4.98675797286431">
            <text:p>4.98676</text:p>
          </table:table-cell>
          <table:table-cell table:style-name="ce2" table:formula="of:=IF(ABS([.V100]-[.W100])&lt;[.$B$1];[.W100];108-(815-(1500/[.V100]))/[.W100])" office:value-type="float" office:value="4.98675797286431">
            <text:p>4.98676</text:p>
          </table:table-cell>
          <table:table-cell table:style-name="ce2" table:formula="of:=IF(ABS([.W100]-[.X100])&lt;[.$B$1];[.X100];108-(815-(1500/[.W100]))/[.X100])" office:value-type="float" office:value="4.98675797286431">
            <text:p>4.98676</text:p>
          </table:table-cell>
          <table:table-cell table:style-name="ce3" table:formula="of:=IF(ABS([.X100]-[.Y100])&lt;[.$B$1];[.Y100];108-(815-(1500/[.X100]))/[.Y100])" office:value-type="float" office:value="4.98675797286431">
            <text:p>4.99</text:p>
          </table:table-cell>
          <table:table-cell table:number-columns-repeated="998"/>
        </table:table-row>
        <table:table-row table:style-name="ro1">
          <table:table-cell office:value-type="float" office:value="5">
            <text:p>5.00000</text:p>
          </table:table-cell>
          <table:table-cell office:value-type="string">
            <text:p><text:s/>5.00000000000000000000</text:p>
          </table:table-cell>
          <table:table-cell table:style-name="ce2" table:formula="of:=108-(815-(1500/[.A101]))/[.B101]" office:value-type="float" office:value="5">
            <text:p>5.00000</text:p>
          </table:table-cell>
          <table:table-cell table:style-name="ce2" table:formula="of:=IF(ABS([.B101]-[.C101])&lt;[.$B$1];[.C101];108-(815-(1500/[.B101]))/[.C101])" office:value-type="float" office:value="5">
            <text:p>5.00000</text:p>
          </table:table-cell>
          <table:table-cell table:style-name="ce2" table:formula="of:=IF(ABS([.C101]-[.D101])&lt;[.$B$1];[.D101];108-(815-(1500/[.C101]))/[.D101])" office:value-type="float" office:value="5">
            <text:p>5.00000</text:p>
          </table:table-cell>
          <table:table-cell table:style-name="ce2" table:formula="of:=IF(ABS([.D101]-[.E101])&lt;[.$B$1];[.E101];108-(815-(1500/[.D101]))/[.E101])" office:value-type="float" office:value="5">
            <text:p>5.00000</text:p>
          </table:table-cell>
          <table:table-cell table:style-name="ce2" table:formula="of:=IF(ABS([.E101]-[.F101])&lt;[.$B$1];[.F101];108-(815-(1500/[.E101]))/[.F101])" office:value-type="float" office:value="5">
            <text:p>5.00000</text:p>
          </table:table-cell>
          <table:table-cell table:style-name="ce2" table:formula="of:=IF(ABS([.F101]-[.G101])&lt;[.$B$1];[.G101];108-(815-(1500/[.F101]))/[.G101])" office:value-type="float" office:value="5">
            <text:p>5.00000</text:p>
          </table:table-cell>
          <table:table-cell table:style-name="ce2" table:formula="of:=IF(ABS([.G101]-[.H101])&lt;[.$B$1];[.H101];108-(815-(1500/[.G101]))/[.H101])" office:value-type="float" office:value="5">
            <text:p>5.00000</text:p>
          </table:table-cell>
          <table:table-cell table:style-name="ce2" table:formula="of:=IF(ABS([.H101]-[.I101])&lt;[.$B$1];[.I101];108-(815-(1500/[.H101]))/[.I101])" office:value-type="float" office:value="5">
            <text:p>5.00000</text:p>
          </table:table-cell>
          <table:table-cell table:style-name="ce2" table:formula="of:=IF(ABS([.I101]-[.J101])&lt;[.$B$1];[.J101];108-(815-(1500/[.I101]))/[.J101])" office:value-type="float" office:value="5">
            <text:p>5.00000</text:p>
          </table:table-cell>
          <table:table-cell table:style-name="ce2" table:formula="of:=IF(ABS([.J101]-[.K101])&lt;[.$B$1];[.K101];108-(815-(1500/[.J101]))/[.K101])" office:value-type="float" office:value="5">
            <text:p>5.00000</text:p>
          </table:table-cell>
          <table:table-cell table:style-name="ce2" table:formula="of:=IF(ABS([.K101]-[.L101])&lt;[.$B$1];[.L101];108-(815-(1500/[.K101]))/[.L101])" office:value-type="float" office:value="5">
            <text:p>5.00000</text:p>
          </table:table-cell>
          <table:table-cell table:style-name="ce2" table:formula="of:=IF(ABS([.L101]-[.M101])&lt;[.$B$1];[.M101];108-(815-(1500/[.L101]))/[.M101])" office:value-type="float" office:value="5">
            <text:p>5.00000</text:p>
          </table:table-cell>
          <table:table-cell table:style-name="ce2" table:formula="of:=IF(ABS([.M101]-[.N101])&lt;[.$B$1];[.N101];108-(815-(1500/[.M101]))/[.N101])" office:value-type="float" office:value="5">
            <text:p>5.00000</text:p>
          </table:table-cell>
          <table:table-cell table:style-name="ce2" table:formula="of:=IF(ABS([.N101]-[.O101])&lt;[.$B$1];[.O101];108-(815-(1500/[.N101]))/[.O101])" office:value-type="float" office:value="5">
            <text:p>5.00000</text:p>
          </table:table-cell>
          <table:table-cell table:style-name="ce2" table:formula="of:=IF(ABS([.O101]-[.P101])&lt;[.$B$1];[.P101];108-(815-(1500/[.O101]))/[.P101])" office:value-type="float" office:value="5">
            <text:p>5.00000</text:p>
          </table:table-cell>
          <table:table-cell table:style-name="ce2" table:formula="of:=IF(ABS([.P101]-[.Q101])&lt;[.$B$1];[.Q101];108-(815-(1500/[.P101]))/[.Q101])" office:value-type="float" office:value="5">
            <text:p>5.00000</text:p>
          </table:table-cell>
          <table:table-cell table:style-name="ce2" table:formula="of:=IF(ABS([.Q101]-[.R101])&lt;[.$B$1];[.R101];108-(815-(1500/[.Q101]))/[.R101])" office:value-type="float" office:value="5">
            <text:p>5.00000</text:p>
          </table:table-cell>
          <table:table-cell table:style-name="ce2" table:formula="of:=IF(ABS([.R101]-[.S101])&lt;[.$B$1];[.S101];108-(815-(1500/[.R101]))/[.S101])" office:value-type="float" office:value="5">
            <text:p>5.00000</text:p>
          </table:table-cell>
          <table:table-cell table:style-name="ce2" table:formula="of:=IF(ABS([.S101]-[.T101])&lt;[.$B$1];[.T101];108-(815-(1500/[.S101]))/[.T101])" office:value-type="float" office:value="5">
            <text:p>5.00000</text:p>
          </table:table-cell>
          <table:table-cell table:style-name="ce2" table:formula="of:=IF(ABS([.T101]-[.U101])&lt;[.$B$1];[.U101];108-(815-(1500/[.T101]))/[.U101])" office:value-type="float" office:value="5">
            <text:p>5.00000</text:p>
          </table:table-cell>
          <table:table-cell table:style-name="ce2" table:formula="of:=IF(ABS([.U101]-[.V101])&lt;[.$B$1];[.V101];108-(815-(1500/[.U101]))/[.V101])" office:value-type="float" office:value="5">
            <text:p>5.00000</text:p>
          </table:table-cell>
          <table:table-cell table:style-name="ce2" table:formula="of:=IF(ABS([.V101]-[.W101])&lt;[.$B$1];[.W101];108-(815-(1500/[.V101]))/[.W101])" office:value-type="float" office:value="5">
            <text:p>5.00000</text:p>
          </table:table-cell>
          <table:table-cell table:style-name="ce2" table:formula="of:=IF(ABS([.W101]-[.X101])&lt;[.$B$1];[.X101];108-(815-(1500/[.W101]))/[.X101])" office:value-type="float" office:value="5">
            <text:p>5.00000</text:p>
          </table:table-cell>
          <table:table-cell table:style-name="ce3" table:formula="of:=IF(ABS([.X101]-[.Y101])&lt;[.$B$1];[.Y101];108-(815-(1500/[.X101]))/[.Y101])" office:value-type="float" office:value="5">
            <text:p>5</text:p>
          </table:table-cell>
          <table:table-cell table:number-columns-repeated="998"/>
        </table:table-row>
        <table:table-row table:style-name="ro1">
          <table:table-cell office:value-type="float" office:value="5.25">
            <text:p>5.25000</text:p>
          </table:table-cell>
          <table:table-cell office:value-type="string">
            <text:p><text:s/>5.14285714285714234961</text:p>
          </table:table-cell>
          <table:table-cell table:style-name="ce2" table:formula="of:=108-(815-(1500/[.A102]))/[.B102]" office:value-type="float" office:value="5.08333333333334">
            <text:p>5.08333</text:p>
          </table:table-cell>
          <table:table-cell table:style-name="ce2" table:formula="of:=IF(ABS([.B102]-[.C102])&lt;[.$B$1];[.C102];108-(815-(1500/[.B102]))/[.C102])" office:value-type="float" office:value="5.04918032786905">
            <text:p>5.04918</text:p>
          </table:table-cell>
          <table:table-cell table:style-name="ce2" table:formula="of:=IF(ABS([.C102]-[.D102])&lt;[.$B$1];[.D102];108-(815-(1500/[.C102]))/[.D102])" office:value-type="float" office:value="5.02922077922476">
            <text:p>5.02922</text:p>
          </table:table-cell>
          <table:table-cell table:style-name="ce2" table:formula="of:=IF(ABS([.D102]-[.E102])&lt;[.$B$1];[.E102];108-(815-(1500/[.D102]))/[.E102])" office:value-type="float" office:value="5.01743060046648">
            <text:p>5.01743</text:p>
          </table:table-cell>
          <table:table-cell table:style-name="ce2" table:formula="of:=IF(ABS([.E102]-[.F102])&lt;[.$B$1];[.F102];108-(815-(1500/[.E102]))/[.F102])" office:value-type="float" office:value="5.01042202936942">
            <text:p>5.01042</text:p>
          </table:table-cell>
          <table:table-cell table:style-name="ce2" table:formula="of:=IF(ABS([.F102]-[.G102])&lt;[.$B$1];[.G102];108-(815-(1500/[.F102]))/[.G102])" office:value-type="float" office:value="5.01042202936942">
            <text:p>5.01042</text:p>
          </table:table-cell>
          <table:table-cell table:style-name="ce2" table:formula="of:=IF(ABS([.G102]-[.H102])&lt;[.$B$1];[.H102];108-(815-(1500/[.G102]))/[.H102])" office:value-type="float" office:value="5.01042202936942">
            <text:p>5.01042</text:p>
          </table:table-cell>
          <table:table-cell table:style-name="ce2" table:formula="of:=IF(ABS([.H102]-[.I102])&lt;[.$B$1];[.I102];108-(815-(1500/[.H102]))/[.I102])" office:value-type="float" office:value="5.01042202936942">
            <text:p>5.01042</text:p>
          </table:table-cell>
          <table:table-cell table:style-name="ce2" table:formula="of:=IF(ABS([.I102]-[.J102])&lt;[.$B$1];[.J102];108-(815-(1500/[.I102]))/[.J102])" office:value-type="float" office:value="5.01042202936942">
            <text:p>5.01042</text:p>
          </table:table-cell>
          <table:table-cell table:style-name="ce2" table:formula="of:=IF(ABS([.J102]-[.K102])&lt;[.$B$1];[.K102];108-(815-(1500/[.J102]))/[.K102])" office:value-type="float" office:value="5.01042202936942">
            <text:p>5.01042</text:p>
          </table:table-cell>
          <table:table-cell table:style-name="ce2" table:formula="of:=IF(ABS([.K102]-[.L102])&lt;[.$B$1];[.L102];108-(815-(1500/[.K102]))/[.L102])" office:value-type="float" office:value="5.01042202936942">
            <text:p>5.01042</text:p>
          </table:table-cell>
          <table:table-cell table:style-name="ce2" table:formula="of:=IF(ABS([.L102]-[.M102])&lt;[.$B$1];[.M102];108-(815-(1500/[.L102]))/[.M102])" office:value-type="float" office:value="5.01042202936942">
            <text:p>5.01042</text:p>
          </table:table-cell>
          <table:table-cell table:style-name="ce2" table:formula="of:=IF(ABS([.M102]-[.N102])&lt;[.$B$1];[.N102];108-(815-(1500/[.M102]))/[.N102])" office:value-type="float" office:value="5.01042202936942">
            <text:p>5.01042</text:p>
          </table:table-cell>
          <table:table-cell table:style-name="ce2" table:formula="of:=IF(ABS([.N102]-[.O102])&lt;[.$B$1];[.O102];108-(815-(1500/[.N102]))/[.O102])" office:value-type="float" office:value="5.01042202936942">
            <text:p>5.01042</text:p>
          </table:table-cell>
          <table:table-cell table:style-name="ce2" table:formula="of:=IF(ABS([.O102]-[.P102])&lt;[.$B$1];[.P102];108-(815-(1500/[.O102]))/[.P102])" office:value-type="float" office:value="5.01042202936942">
            <text:p>5.01042</text:p>
          </table:table-cell>
          <table:table-cell table:style-name="ce2" table:formula="of:=IF(ABS([.P102]-[.Q102])&lt;[.$B$1];[.Q102];108-(815-(1500/[.P102]))/[.Q102])" office:value-type="float" office:value="5.01042202936942">
            <text:p>5.01042</text:p>
          </table:table-cell>
          <table:table-cell table:style-name="ce2" table:formula="of:=IF(ABS([.Q102]-[.R102])&lt;[.$B$1];[.R102];108-(815-(1500/[.Q102]))/[.R102])" office:value-type="float" office:value="5.01042202936942">
            <text:p>5.01042</text:p>
          </table:table-cell>
          <table:table-cell table:style-name="ce2" table:formula="of:=IF(ABS([.R102]-[.S102])&lt;[.$B$1];[.S102];108-(815-(1500/[.R102]))/[.S102])" office:value-type="float" office:value="5.01042202936942">
            <text:p>5.01042</text:p>
          </table:table-cell>
          <table:table-cell table:style-name="ce2" table:formula="of:=IF(ABS([.S102]-[.T102])&lt;[.$B$1];[.T102];108-(815-(1500/[.S102]))/[.T102])" office:value-type="float" office:value="5.01042202936942">
            <text:p>5.01042</text:p>
          </table:table-cell>
          <table:table-cell table:style-name="ce2" table:formula="of:=IF(ABS([.T102]-[.U102])&lt;[.$B$1];[.U102];108-(815-(1500/[.T102]))/[.U102])" office:value-type="float" office:value="5.01042202936942">
            <text:p>5.01042</text:p>
          </table:table-cell>
          <table:table-cell table:style-name="ce2" table:formula="of:=IF(ABS([.U102]-[.V102])&lt;[.$B$1];[.V102];108-(815-(1500/[.U102]))/[.V102])" office:value-type="float" office:value="5.01042202936942">
            <text:p>5.01042</text:p>
          </table:table-cell>
          <table:table-cell table:style-name="ce2" table:formula="of:=IF(ABS([.V102]-[.W102])&lt;[.$B$1];[.W102];108-(815-(1500/[.V102]))/[.W102])" office:value-type="float" office:value="5.01042202936942">
            <text:p>5.01042</text:p>
          </table:table-cell>
          <table:table-cell table:style-name="ce2" table:formula="of:=IF(ABS([.W102]-[.X102])&lt;[.$B$1];[.X102];108-(815-(1500/[.W102]))/[.X102])" office:value-type="float" office:value="5.01042202936942">
            <text:p>5.01042</text:p>
          </table:table-cell>
          <table:table-cell table:style-name="ce3" table:formula="of:=IF(ABS([.X102]-[.Y102])&lt;[.$B$1];[.Y102];108-(815-(1500/[.X102]))/[.Y102])" office:value-type="float" office:value="5.01042202936942">
            <text:p>5.01</text:p>
          </table:table-cell>
          <table:table-cell table:number-columns-repeated="998"/>
        </table:table-row>
        <table:table-row table:style-name="ro1">
          <table:table-cell office:value-type="float" office:value="5.5">
            <text:p>5.50000</text:p>
          </table:table-cell>
          <table:table-cell office:value-type="string">
            <text:p><text:s/>5.27272727272727337322</text:p>
          </table:table-cell>
          <table:table-cell table:style-name="ce2" table:formula="of:=108-(815-(1500/[.A103]))/[.B103]" office:value-type="float" office:value="5.15517241379312">
            <text:p>5.15517</text:p>
          </table:table-cell>
          <table:table-cell table:style-name="ce2" table:formula="of:=IF(ABS([.B103]-[.C103])&lt;[.$B$1];[.C103];108-(815-(1500/[.B103]))/[.C103])" office:value-type="float" office:value="5.09030100334488">
            <text:p>5.09030</text:p>
          </table:table-cell>
          <table:table-cell table:style-name="ce2" table:formula="of:=IF(ABS([.C103]-[.D103])&lt;[.$B$1];[.D103];108-(815-(1500/[.C103]))/[.D103])" office:value-type="float" office:value="5.05321944810237">
            <text:p>5.05322</text:p>
          </table:table-cell>
          <table:table-cell table:style-name="ce2" table:formula="of:=IF(ABS([.D103]-[.E103])&lt;[.$B$1];[.E103];108-(815-(1500/[.D103]))/[.E103])" office:value-type="float" office:value="5.03159537136662">
            <text:p>5.03160</text:p>
          </table:table-cell>
          <table:table-cell table:style-name="ce2" table:formula="of:=IF(ABS([.E103]-[.F103])&lt;[.$B$1];[.F103];108-(815-(1500/[.E103]))/[.F103])" office:value-type="float" office:value="5.01883818590324">
            <text:p>5.01884</text:p>
          </table:table-cell>
          <table:table-cell table:style-name="ce2" table:formula="of:=IF(ABS([.F103]-[.G103])&lt;[.$B$1];[.G103];108-(815-(1500/[.F103]))/[.G103])" office:value-type="float" office:value="5.0112605451026">
            <text:p>5.01126</text:p>
          </table:table-cell>
          <table:table-cell table:style-name="ce2" table:formula="of:=IF(ABS([.G103]-[.H103])&lt;[.$B$1];[.H103];108-(815-(1500/[.G103]))/[.H103])" office:value-type="float" office:value="5.0112605451026">
            <text:p>5.01126</text:p>
          </table:table-cell>
          <table:table-cell table:style-name="ce2" table:formula="of:=IF(ABS([.H103]-[.I103])&lt;[.$B$1];[.I103];108-(815-(1500/[.H103]))/[.I103])" office:value-type="float" office:value="5.0112605451026">
            <text:p>5.01126</text:p>
          </table:table-cell>
          <table:table-cell table:style-name="ce2" table:formula="of:=IF(ABS([.I103]-[.J103])&lt;[.$B$1];[.J103];108-(815-(1500/[.I103]))/[.J103])" office:value-type="float" office:value="5.0112605451026">
            <text:p>5.01126</text:p>
          </table:table-cell>
          <table:table-cell table:style-name="ce2" table:formula="of:=IF(ABS([.J103]-[.K103])&lt;[.$B$1];[.K103];108-(815-(1500/[.J103]))/[.K103])" office:value-type="float" office:value="5.0112605451026">
            <text:p>5.01126</text:p>
          </table:table-cell>
          <table:table-cell table:style-name="ce2" table:formula="of:=IF(ABS([.K103]-[.L103])&lt;[.$B$1];[.L103];108-(815-(1500/[.K103]))/[.L103])" office:value-type="float" office:value="5.0112605451026">
            <text:p>5.01126</text:p>
          </table:table-cell>
          <table:table-cell table:style-name="ce2" table:formula="of:=IF(ABS([.L103]-[.M103])&lt;[.$B$1];[.M103];108-(815-(1500/[.L103]))/[.M103])" office:value-type="float" office:value="5.0112605451026">
            <text:p>5.01126</text:p>
          </table:table-cell>
          <table:table-cell table:style-name="ce2" table:formula="of:=IF(ABS([.M103]-[.N103])&lt;[.$B$1];[.N103];108-(815-(1500/[.M103]))/[.N103])" office:value-type="float" office:value="5.0112605451026">
            <text:p>5.01126</text:p>
          </table:table-cell>
          <table:table-cell table:style-name="ce2" table:formula="of:=IF(ABS([.N103]-[.O103])&lt;[.$B$1];[.O103];108-(815-(1500/[.N103]))/[.O103])" office:value-type="float" office:value="5.0112605451026">
            <text:p>5.01126</text:p>
          </table:table-cell>
          <table:table-cell table:style-name="ce2" table:formula="of:=IF(ABS([.O103]-[.P103])&lt;[.$B$1];[.P103];108-(815-(1500/[.O103]))/[.P103])" office:value-type="float" office:value="5.0112605451026">
            <text:p>5.01126</text:p>
          </table:table-cell>
          <table:table-cell table:style-name="ce2" table:formula="of:=IF(ABS([.P103]-[.Q103])&lt;[.$B$1];[.Q103];108-(815-(1500/[.P103]))/[.Q103])" office:value-type="float" office:value="5.0112605451026">
            <text:p>5.01126</text:p>
          </table:table-cell>
          <table:table-cell table:style-name="ce2" table:formula="of:=IF(ABS([.Q103]-[.R103])&lt;[.$B$1];[.R103];108-(815-(1500/[.Q103]))/[.R103])" office:value-type="float" office:value="5.0112605451026">
            <text:p>5.01126</text:p>
          </table:table-cell>
          <table:table-cell table:style-name="ce2" table:formula="of:=IF(ABS([.R103]-[.S103])&lt;[.$B$1];[.S103];108-(815-(1500/[.R103]))/[.S103])" office:value-type="float" office:value="5.0112605451026">
            <text:p>5.01126</text:p>
          </table:table-cell>
          <table:table-cell table:style-name="ce2" table:formula="of:=IF(ABS([.S103]-[.T103])&lt;[.$B$1];[.T103];108-(815-(1500/[.S103]))/[.T103])" office:value-type="float" office:value="5.0112605451026">
            <text:p>5.01126</text:p>
          </table:table-cell>
          <table:table-cell table:style-name="ce2" table:formula="of:=IF(ABS([.T103]-[.U103])&lt;[.$B$1];[.U103];108-(815-(1500/[.T103]))/[.U103])" office:value-type="float" office:value="5.0112605451026">
            <text:p>5.01126</text:p>
          </table:table-cell>
          <table:table-cell table:style-name="ce2" table:formula="of:=IF(ABS([.U103]-[.V103])&lt;[.$B$1];[.V103];108-(815-(1500/[.U103]))/[.V103])" office:value-type="float" office:value="5.0112605451026">
            <text:p>5.01126</text:p>
          </table:table-cell>
          <table:table-cell table:style-name="ce2" table:formula="of:=IF(ABS([.V103]-[.W103])&lt;[.$B$1];[.W103];108-(815-(1500/[.V103]))/[.W103])" office:value-type="float" office:value="5.0112605451026">
            <text:p>5.01126</text:p>
          </table:table-cell>
          <table:table-cell table:style-name="ce2" table:formula="of:=IF(ABS([.W103]-[.X103])&lt;[.$B$1];[.X103];108-(815-(1500/[.W103]))/[.X103])" office:value-type="float" office:value="5.0112605451026">
            <text:p>5.01126</text:p>
          </table:table-cell>
          <table:table-cell table:style-name="ce3" table:formula="of:=IF(ABS([.X103]-[.Y103])&lt;[.$B$1];[.Y103];108-(815-(1500/[.X103]))/[.Y103])" office:value-type="float" office:value="5.0112605451026">
            <text:p>5.01</text:p>
          </table:table-cell>
          <table:table-cell table:number-columns-repeated="998"/>
        </table:table-row>
        <table:table-row table:style-name="ro1">
          <table:table-cell office:value-type="float" office:value="5.75">
            <text:p>5.75000</text:p>
          </table:table-cell>
          <table:table-cell office:value-type="string">
            <text:p><text:s/>5.39130434782608691791</text:p>
          </table:table-cell>
          <table:table-cell table:style-name="ce2" table:formula="of:=108-(815-(1500/[.A104]))/[.B104]" office:value-type="float" office:value="5.21774193548386">
            <text:p>5.21774</text:p>
          </table:table-cell>
          <table:table-cell table:style-name="ce2" table:formula="of:=IF(ABS([.B104]-[.C104])&lt;[.$B$1];[.C104];108-(815-(1500/[.B104]))/[.C104])" office:value-type="float" office:value="5.1251931993815">
            <text:p>5.12519</text:p>
          </table:table-cell>
          <table:table-cell table:style-name="ce2" table:formula="of:=IF(ABS([.C104]-[.D104])&lt;[.$B$1];[.D104];108-(815-(1500/[.C104]))/[.D104])" office:value-type="float" office:value="5.07328106151479">
            <text:p>5.07328</text:p>
          </table:table-cell>
          <table:table-cell table:style-name="ce2" table:formula="of:=IF(ABS([.D104]-[.E104])&lt;[.$B$1];[.E104];108-(815-(1500/[.D104]))/[.E104])" office:value-type="float" office:value="5.04333353137397">
            <text:p>5.04333</text:p>
          </table:table-cell>
          <table:table-cell table:style-name="ce2" table:formula="of:=IF(ABS([.E104]-[.F104])&lt;[.$B$1];[.F104];108-(815-(1500/[.E104]))/[.F104])" office:value-type="float" office:value="5.02577671762772">
            <text:p>5.02578</text:p>
          </table:table-cell>
          <table:table-cell table:style-name="ce2" table:formula="of:=IF(ABS([.F104]-[.G104])&lt;[.$B$1];[.G104];108-(815-(1500/[.F104]))/[.G104])" office:value-type="float" office:value="5.01538666822727">
            <text:p>5.01539</text:p>
          </table:table-cell>
          <table:table-cell table:style-name="ce2" table:formula="of:=IF(ABS([.G104]-[.H104])&lt;[.$B$1];[.H104];108-(815-(1500/[.G104]))/[.H104])" office:value-type="float" office:value="5.00920290871579">
            <text:p>5.00920</text:p>
          </table:table-cell>
          <table:table-cell table:style-name="ce2" table:formula="of:=IF(ABS([.H104]-[.I104])&lt;[.$B$1];[.I104];108-(815-(1500/[.H104]))/[.I104])" office:value-type="float" office:value="5.00920290871579">
            <text:p>5.00920</text:p>
          </table:table-cell>
          <table:table-cell table:style-name="ce2" table:formula="of:=IF(ABS([.I104]-[.J104])&lt;[.$B$1];[.J104];108-(815-(1500/[.I104]))/[.J104])" office:value-type="float" office:value="5.00920290871579">
            <text:p>5.00920</text:p>
          </table:table-cell>
          <table:table-cell table:style-name="ce2" table:formula="of:=IF(ABS([.J104]-[.K104])&lt;[.$B$1];[.K104];108-(815-(1500/[.J104]))/[.K104])" office:value-type="float" office:value="5.00920290871579">
            <text:p>5.00920</text:p>
          </table:table-cell>
          <table:table-cell table:style-name="ce2" table:formula="of:=IF(ABS([.K104]-[.L104])&lt;[.$B$1];[.L104];108-(815-(1500/[.K104]))/[.L104])" office:value-type="float" office:value="5.00920290871579">
            <text:p>5.00920</text:p>
          </table:table-cell>
          <table:table-cell table:style-name="ce2" table:formula="of:=IF(ABS([.L104]-[.M104])&lt;[.$B$1];[.M104];108-(815-(1500/[.L104]))/[.M104])" office:value-type="float" office:value="5.00920290871579">
            <text:p>5.00920</text:p>
          </table:table-cell>
          <table:table-cell table:style-name="ce2" table:formula="of:=IF(ABS([.M104]-[.N104])&lt;[.$B$1];[.N104];108-(815-(1500/[.M104]))/[.N104])" office:value-type="float" office:value="5.00920290871579">
            <text:p>5.00920</text:p>
          </table:table-cell>
          <table:table-cell table:style-name="ce2" table:formula="of:=IF(ABS([.N104]-[.O104])&lt;[.$B$1];[.O104];108-(815-(1500/[.N104]))/[.O104])" office:value-type="float" office:value="5.00920290871579">
            <text:p>5.00920</text:p>
          </table:table-cell>
          <table:table-cell table:style-name="ce2" table:formula="of:=IF(ABS([.O104]-[.P104])&lt;[.$B$1];[.P104];108-(815-(1500/[.O104]))/[.P104])" office:value-type="float" office:value="5.00920290871579">
            <text:p>5.00920</text:p>
          </table:table-cell>
          <table:table-cell table:style-name="ce2" table:formula="of:=IF(ABS([.P104]-[.Q104])&lt;[.$B$1];[.Q104];108-(815-(1500/[.P104]))/[.Q104])" office:value-type="float" office:value="5.00920290871579">
            <text:p>5.00920</text:p>
          </table:table-cell>
          <table:table-cell table:style-name="ce2" table:formula="of:=IF(ABS([.Q104]-[.R104])&lt;[.$B$1];[.R104];108-(815-(1500/[.Q104]))/[.R104])" office:value-type="float" office:value="5.00920290871579">
            <text:p>5.00920</text:p>
          </table:table-cell>
          <table:table-cell table:style-name="ce2" table:formula="of:=IF(ABS([.R104]-[.S104])&lt;[.$B$1];[.S104];108-(815-(1500/[.R104]))/[.S104])" office:value-type="float" office:value="5.00920290871579">
            <text:p>5.00920</text:p>
          </table:table-cell>
          <table:table-cell table:style-name="ce2" table:formula="of:=IF(ABS([.S104]-[.T104])&lt;[.$B$1];[.T104];108-(815-(1500/[.S104]))/[.T104])" office:value-type="float" office:value="5.00920290871579">
            <text:p>5.00920</text:p>
          </table:table-cell>
          <table:table-cell table:style-name="ce2" table:formula="of:=IF(ABS([.T104]-[.U104])&lt;[.$B$1];[.U104];108-(815-(1500/[.T104]))/[.U104])" office:value-type="float" office:value="5.00920290871579">
            <text:p>5.00920</text:p>
          </table:table-cell>
          <table:table-cell table:style-name="ce2" table:formula="of:=IF(ABS([.U104]-[.V104])&lt;[.$B$1];[.V104];108-(815-(1500/[.U104]))/[.V104])" office:value-type="float" office:value="5.00920290871579">
            <text:p>5.00920</text:p>
          </table:table-cell>
          <table:table-cell table:style-name="ce2" table:formula="of:=IF(ABS([.V104]-[.W104])&lt;[.$B$1];[.W104];108-(815-(1500/[.V104]))/[.W104])" office:value-type="float" office:value="5.00920290871579">
            <text:p>5.00920</text:p>
          </table:table-cell>
          <table:table-cell table:style-name="ce2" table:formula="of:=IF(ABS([.W104]-[.X104])&lt;[.$B$1];[.X104];108-(815-(1500/[.W104]))/[.X104])" office:value-type="float" office:value="5.00920290871579">
            <text:p>5.00920</text:p>
          </table:table-cell>
          <table:table-cell table:style-name="ce3" table:formula="of:=IF(ABS([.X104]-[.Y104])&lt;[.$B$1];[.Y104];108-(815-(1500/[.X104]))/[.Y104])" office:value-type="float" office:value="5.00920290871579">
            <text:p>5.01</text:p>
          </table:table-cell>
          <table:table-cell table:number-columns-repeated="998"/>
        </table:table-row>
        <table:table-row table:style-name="ro1">
          <table:table-cell office:value-type="float" office:value="6">
            <text:p>6.00000</text:p>
          </table:table-cell>
          <table:table-cell office:value-type="string">
            <text:p><text:s/>5.50000000000000000000</text:p>
          </table:table-cell>
          <table:table-cell table:style-name="ce2" table:formula="of:=108-(815-(1500/[.A105]))/[.B105]" office:value-type="float" office:value="5.27272727272727">
            <text:p>5.27273</text:p>
          </table:table-cell>
          <table:table-cell table:style-name="ce2" table:formula="of:=IF(ABS([.B105]-[.C105])&lt;[.$B$1];[.C105];108-(815-(1500/[.B105]))/[.C105])" office:value-type="float" office:value="5.15517241379298">
            <text:p>5.15517</text:p>
          </table:table-cell>
          <table:table-cell table:style-name="ce2" table:formula="of:=IF(ABS([.C105]-[.D105])&lt;[.$B$1];[.D105];108-(815-(1500/[.C105]))/[.D105])" office:value-type="float" office:value="5.09030100334213">
            <text:p>5.09030</text:p>
          </table:table-cell>
          <table:table-cell table:style-name="ce2" table:formula="of:=IF(ABS([.D105]-[.E105])&lt;[.$B$1];[.E105];108-(815-(1500/[.D105]))/[.E105])" office:value-type="float" office:value="5.05321944804847">
            <text:p>5.05322</text:p>
          </table:table-cell>
          <table:table-cell table:style-name="ce2" table:formula="of:=IF(ABS([.E105]-[.F105])&lt;[.$B$1];[.F105];108-(815-(1500/[.E105]))/[.F105])" office:value-type="float" office:value="5.03159537029971">
            <text:p>5.03160</text:p>
          </table:table-cell>
          <table:table-cell table:style-name="ce2" table:formula="of:=IF(ABS([.F105]-[.G105])&lt;[.$B$1];[.G105];108-(815-(1500/[.F105]))/[.G105])" office:value-type="float" office:value="5.01883816469622">
            <text:p>5.01884</text:p>
          </table:table-cell>
          <table:table-cell table:style-name="ce2" table:formula="of:=IF(ABS([.G105]-[.H105])&lt;[.$B$1];[.H105];108-(815-(1500/[.G105]))/[.H105])" office:value-type="float" office:value="5.0112601225206">
            <text:p>5.01126</text:p>
          </table:table-cell>
          <table:table-cell table:style-name="ce2" table:formula="of:=IF(ABS([.H105]-[.I105])&lt;[.$B$1];[.I105];108-(815-(1500/[.H105]))/[.I105])" office:value-type="float" office:value="5.0112601225206">
            <text:p>5.01126</text:p>
          </table:table-cell>
          <table:table-cell table:style-name="ce2" table:formula="of:=IF(ABS([.I105]-[.J105])&lt;[.$B$1];[.J105];108-(815-(1500/[.I105]))/[.J105])" office:value-type="float" office:value="5.0112601225206">
            <text:p>5.01126</text:p>
          </table:table-cell>
          <table:table-cell table:style-name="ce2" table:formula="of:=IF(ABS([.J105]-[.K105])&lt;[.$B$1];[.K105];108-(815-(1500/[.J105]))/[.K105])" office:value-type="float" office:value="5.0112601225206">
            <text:p>5.01126</text:p>
          </table:table-cell>
          <table:table-cell table:style-name="ce2" table:formula="of:=IF(ABS([.K105]-[.L105])&lt;[.$B$1];[.L105];108-(815-(1500/[.K105]))/[.L105])" office:value-type="float" office:value="5.0112601225206">
            <text:p>5.01126</text:p>
          </table:table-cell>
          <table:table-cell table:style-name="ce2" table:formula="of:=IF(ABS([.L105]-[.M105])&lt;[.$B$1];[.M105];108-(815-(1500/[.L105]))/[.M105])" office:value-type="float" office:value="5.0112601225206">
            <text:p>5.01126</text:p>
          </table:table-cell>
          <table:table-cell table:style-name="ce2" table:formula="of:=IF(ABS([.M105]-[.N105])&lt;[.$B$1];[.N105];108-(815-(1500/[.M105]))/[.N105])" office:value-type="float" office:value="5.0112601225206">
            <text:p>5.01126</text:p>
          </table:table-cell>
          <table:table-cell table:style-name="ce2" table:formula="of:=IF(ABS([.N105]-[.O105])&lt;[.$B$1];[.O105];108-(815-(1500/[.N105]))/[.O105])" office:value-type="float" office:value="5.0112601225206">
            <text:p>5.01126</text:p>
          </table:table-cell>
          <table:table-cell table:style-name="ce2" table:formula="of:=IF(ABS([.O105]-[.P105])&lt;[.$B$1];[.P105];108-(815-(1500/[.O105]))/[.P105])" office:value-type="float" office:value="5.0112601225206">
            <text:p>5.01126</text:p>
          </table:table-cell>
          <table:table-cell table:style-name="ce2" table:formula="of:=IF(ABS([.P105]-[.Q105])&lt;[.$B$1];[.Q105];108-(815-(1500/[.P105]))/[.Q105])" office:value-type="float" office:value="5.0112601225206">
            <text:p>5.01126</text:p>
          </table:table-cell>
          <table:table-cell table:style-name="ce2" table:formula="of:=IF(ABS([.Q105]-[.R105])&lt;[.$B$1];[.R105];108-(815-(1500/[.Q105]))/[.R105])" office:value-type="float" office:value="5.0112601225206">
            <text:p>5.01126</text:p>
          </table:table-cell>
          <table:table-cell table:style-name="ce2" table:formula="of:=IF(ABS([.R105]-[.S105])&lt;[.$B$1];[.S105];108-(815-(1500/[.R105]))/[.S105])" office:value-type="float" office:value="5.0112601225206">
            <text:p>5.01126</text:p>
          </table:table-cell>
          <table:table-cell table:style-name="ce2" table:formula="of:=IF(ABS([.S105]-[.T105])&lt;[.$B$1];[.T105];108-(815-(1500/[.S105]))/[.T105])" office:value-type="float" office:value="5.0112601225206">
            <text:p>5.01126</text:p>
          </table:table-cell>
          <table:table-cell table:style-name="ce2" table:formula="of:=IF(ABS([.T105]-[.U105])&lt;[.$B$1];[.U105];108-(815-(1500/[.T105]))/[.U105])" office:value-type="float" office:value="5.0112601225206">
            <text:p>5.01126</text:p>
          </table:table-cell>
          <table:table-cell table:style-name="ce2" table:formula="of:=IF(ABS([.U105]-[.V105])&lt;[.$B$1];[.V105];108-(815-(1500/[.U105]))/[.V105])" office:value-type="float" office:value="5.0112601225206">
            <text:p>5.01126</text:p>
          </table:table-cell>
          <table:table-cell table:style-name="ce2" table:formula="of:=IF(ABS([.V105]-[.W105])&lt;[.$B$1];[.W105];108-(815-(1500/[.V105]))/[.W105])" office:value-type="float" office:value="5.0112601225206">
            <text:p>5.01126</text:p>
          </table:table-cell>
          <table:table-cell table:style-name="ce2" table:formula="of:=IF(ABS([.W105]-[.X105])&lt;[.$B$1];[.X105];108-(815-(1500/[.W105]))/[.X105])" office:value-type="float" office:value="5.0112601225206">
            <text:p>5.01126</text:p>
          </table:table-cell>
          <table:table-cell table:style-name="ce3" table:formula="of:=IF(ABS([.X105]-[.Y105])&lt;[.$B$1];[.Y105];108-(815-(1500/[.X105]))/[.Y105])" office:value-type="float" office:value="5.0112601225206">
            <text:p>5.01</text:p>
          </table:table-cell>
          <table:table-cell table:number-columns-repeated="998"/>
        </table:table-row>
        <table:table-row table:style-name="ro1">
          <table:table-cell office:value-type="float" office:value="6.25">
            <text:p>6.25000</text:p>
          </table:table-cell>
          <table:table-cell office:value-type="string">
            <text:p><text:s/>5.59999999999999964473</text:p>
          </table:table-cell>
          <table:table-cell table:style-name="ce2" table:formula="of:=108-(815-(1500/[.A106]))/[.B106]" office:value-type="float" office:value="5.32142857142857">
            <text:p>5.32143</text:p>
          </table:table-cell>
          <table:table-cell table:style-name="ce2" table:formula="of:=IF(ABS([.B106]-[.C106])&lt;[.$B$1];[.C106];108-(815-(1500/[.B106]))/[.C106])" office:value-type="float" office:value="5.18120805369124">
            <text:p>5.18121</text:p>
          </table:table-cell>
          <table:table-cell table:style-name="ce2" table:formula="of:=IF(ABS([.C106]-[.D106])&lt;[.$B$1];[.D106];108-(815-(1500/[.C106]))/[.D106])" office:value-type="float" office:value="5.10492227979199">
            <text:p>5.10492</text:p>
          </table:table-cell>
          <table:table-cell table:style-name="ce2" table:formula="of:=IF(ABS([.D106]-[.E106])&lt;[.$B$1];[.E106];108-(815-(1500/[.D106]))/[.E106])" office:value-type="float" office:value="5.06165947727526">
            <text:p>5.06166</text:p>
          </table:table-cell>
          <table:table-cell table:style-name="ce2" table:formula="of:=IF(ABS([.E106]-[.F106])&lt;[.$B$1];[.F106];108-(815-(1500/[.E106]))/[.F106])" office:value-type="float" office:value="5.03654501675241">
            <text:p>5.03655</text:p>
          </table:table-cell>
          <table:table-cell table:style-name="ce2" table:formula="of:=IF(ABS([.F106]-[.G106])&lt;[.$B$1];[.G106];108-(815-(1500/[.F106]))/[.G106])" office:value-type="float" office:value="5.02176790271251">
            <text:p>5.02177</text:p>
          </table:table-cell>
          <table:table-cell table:style-name="ce2" table:formula="of:=IF(ABS([.G106]-[.H106])&lt;[.$B$1];[.H106];108-(815-(1500/[.G106]))/[.H106])" office:value-type="float" office:value="5.01300401512087">
            <text:p>5.01300</text:p>
          </table:table-cell>
          <table:table-cell table:style-name="ce2" table:formula="of:=IF(ABS([.H106]-[.I106])&lt;[.$B$1];[.I106];108-(815-(1500/[.H106]))/[.I106])" office:value-type="float" office:value="5.01300401512087">
            <text:p>5.01300</text:p>
          </table:table-cell>
          <table:table-cell table:style-name="ce2" table:formula="of:=IF(ABS([.I106]-[.J106])&lt;[.$B$1];[.J106];108-(815-(1500/[.I106]))/[.J106])" office:value-type="float" office:value="5.01300401512087">
            <text:p>5.01300</text:p>
          </table:table-cell>
          <table:table-cell table:style-name="ce2" table:formula="of:=IF(ABS([.J106]-[.K106])&lt;[.$B$1];[.K106];108-(815-(1500/[.J106]))/[.K106])" office:value-type="float" office:value="5.01300401512087">
            <text:p>5.01300</text:p>
          </table:table-cell>
          <table:table-cell table:style-name="ce2" table:formula="of:=IF(ABS([.K106]-[.L106])&lt;[.$B$1];[.L106];108-(815-(1500/[.K106]))/[.L106])" office:value-type="float" office:value="5.01300401512087">
            <text:p>5.01300</text:p>
          </table:table-cell>
          <table:table-cell table:style-name="ce2" table:formula="of:=IF(ABS([.L106]-[.M106])&lt;[.$B$1];[.M106];108-(815-(1500/[.L106]))/[.M106])" office:value-type="float" office:value="5.01300401512087">
            <text:p>5.01300</text:p>
          </table:table-cell>
          <table:table-cell table:style-name="ce2" table:formula="of:=IF(ABS([.M106]-[.N106])&lt;[.$B$1];[.N106];108-(815-(1500/[.M106]))/[.N106])" office:value-type="float" office:value="5.01300401512087">
            <text:p>5.01300</text:p>
          </table:table-cell>
          <table:table-cell table:style-name="ce2" table:formula="of:=IF(ABS([.N106]-[.O106])&lt;[.$B$1];[.O106];108-(815-(1500/[.N106]))/[.O106])" office:value-type="float" office:value="5.01300401512087">
            <text:p>5.01300</text:p>
          </table:table-cell>
          <table:table-cell table:style-name="ce2" table:formula="of:=IF(ABS([.O106]-[.P106])&lt;[.$B$1];[.P106];108-(815-(1500/[.O106]))/[.P106])" office:value-type="float" office:value="5.01300401512087">
            <text:p>5.01300</text:p>
          </table:table-cell>
          <table:table-cell table:style-name="ce2" table:formula="of:=IF(ABS([.P106]-[.Q106])&lt;[.$B$1];[.Q106];108-(815-(1500/[.P106]))/[.Q106])" office:value-type="float" office:value="5.01300401512087">
            <text:p>5.01300</text:p>
          </table:table-cell>
          <table:table-cell table:style-name="ce2" table:formula="of:=IF(ABS([.Q106]-[.R106])&lt;[.$B$1];[.R106];108-(815-(1500/[.Q106]))/[.R106])" office:value-type="float" office:value="5.01300401512087">
            <text:p>5.01300</text:p>
          </table:table-cell>
          <table:table-cell table:style-name="ce2" table:formula="of:=IF(ABS([.R106]-[.S106])&lt;[.$B$1];[.S106];108-(815-(1500/[.R106]))/[.S106])" office:value-type="float" office:value="5.01300401512087">
            <text:p>5.01300</text:p>
          </table:table-cell>
          <table:table-cell table:style-name="ce2" table:formula="of:=IF(ABS([.S106]-[.T106])&lt;[.$B$1];[.T106];108-(815-(1500/[.S106]))/[.T106])" office:value-type="float" office:value="5.01300401512087">
            <text:p>5.01300</text:p>
          </table:table-cell>
          <table:table-cell table:style-name="ce2" table:formula="of:=IF(ABS([.T106]-[.U106])&lt;[.$B$1];[.U106];108-(815-(1500/[.T106]))/[.U106])" office:value-type="float" office:value="5.01300401512087">
            <text:p>5.01300</text:p>
          </table:table-cell>
          <table:table-cell table:style-name="ce2" table:formula="of:=IF(ABS([.U106]-[.V106])&lt;[.$B$1];[.V106];108-(815-(1500/[.U106]))/[.V106])" office:value-type="float" office:value="5.01300401512087">
            <text:p>5.01300</text:p>
          </table:table-cell>
          <table:table-cell table:style-name="ce2" table:formula="of:=IF(ABS([.V106]-[.W106])&lt;[.$B$1];[.W106];108-(815-(1500/[.V106]))/[.W106])" office:value-type="float" office:value="5.01300401512087">
            <text:p>5.01300</text:p>
          </table:table-cell>
          <table:table-cell table:style-name="ce2" table:formula="of:=IF(ABS([.W106]-[.X106])&lt;[.$B$1];[.X106];108-(815-(1500/[.W106]))/[.X106])" office:value-type="float" office:value="5.01300401512087">
            <text:p>5.01300</text:p>
          </table:table-cell>
          <table:table-cell table:style-name="ce3" table:formula="of:=IF(ABS([.X106]-[.Y106])&lt;[.$B$1];[.Y106];108-(815-(1500/[.X106]))/[.Y106])" office:value-type="float" office:value="5.01300401512087">
            <text:p>5.01</text:p>
          </table:table-cell>
          <table:table-cell table:number-columns-repeated="998"/>
        </table:table-row>
        <table:table-row table:style-name="ro1">
          <table:table-cell office:value-type="float" office:value="6.5">
            <text:p>6.50000</text:p>
          </table:table-cell>
          <table:table-cell office:value-type="string">
            <text:p><text:s/>5.69230769230769251266</text:p>
          </table:table-cell>
          <table:table-cell table:style-name="ce2" table:formula="of:=108-(815-(1500/[.A107]))/[.B107]" office:value-type="float" office:value="5.36486486486486">
            <text:p>5.36486</text:p>
          </table:table-cell>
          <table:table-cell table:style-name="ce2" table:formula="of:=IF(ABS([.B107]-[.C107])&lt;[.$B$1];[.C107];108-(815-(1500/[.B107]))/[.C107])" office:value-type="float" office:value="5.20403022670008">
            <text:p>5.20403</text:p>
          </table:table-cell>
          <table:table-cell table:style-name="ce2" table:formula="of:=IF(ABS([.C107]-[.D107])&lt;[.$B$1];[.D107];108-(815-(1500/[.C107]))/[.D107])" office:value-type="float" office:value="5.11761858663762">
            <text:p>5.11762</text:p>
          </table:table-cell>
          <table:table-cell table:style-name="ce2" table:formula="of:=IF(ABS([.D107]-[.E107])&lt;[.$B$1];[.E107];108-(815-(1500/[.D107]))/[.E107])" office:value-type="float" office:value="5.06894921018933">
            <text:p>5.06895</text:p>
          </table:table-cell>
          <table:table-cell table:style-name="ce2" table:formula="of:=IF(ABS([.E107]-[.F107])&lt;[.$B$1];[.F107];108-(815-(1500/[.E107]))/[.F107])" office:value-type="float" office:value="5.04080680548495">
            <text:p>5.04081</text:p>
          </table:table-cell>
          <table:table-cell table:style-name="ce2" table:formula="of:=IF(ABS([.F107]-[.G107])&lt;[.$B$1];[.G107];108-(815-(1500/[.F107]))/[.G107])" office:value-type="float" office:value="5.0242858534662">
            <text:p>5.02429</text:p>
          </table:table-cell>
          <table:table-cell table:style-name="ce2" table:formula="of:=IF(ABS([.G107]-[.H107])&lt;[.$B$1];[.H107];108-(815-(1500/[.G107]))/[.H107])" office:value-type="float" office:value="5.01450060000754">
            <text:p>5.01450</text:p>
          </table:table-cell>
          <table:table-cell table:style-name="ce2" table:formula="of:=IF(ABS([.H107]-[.I107])&lt;[.$B$1];[.I107];108-(815-(1500/[.H107]))/[.I107])" office:value-type="float" office:value="5.01450060000754">
            <text:p>5.01450</text:p>
          </table:table-cell>
          <table:table-cell table:style-name="ce2" table:formula="of:=IF(ABS([.I107]-[.J107])&lt;[.$B$1];[.J107];108-(815-(1500/[.I107]))/[.J107])" office:value-type="float" office:value="5.01450060000754">
            <text:p>5.01450</text:p>
          </table:table-cell>
          <table:table-cell table:style-name="ce2" table:formula="of:=IF(ABS([.J107]-[.K107])&lt;[.$B$1];[.K107];108-(815-(1500/[.J107]))/[.K107])" office:value-type="float" office:value="5.01450060000754">
            <text:p>5.01450</text:p>
          </table:table-cell>
          <table:table-cell table:style-name="ce2" table:formula="of:=IF(ABS([.K107]-[.L107])&lt;[.$B$1];[.L107];108-(815-(1500/[.K107]))/[.L107])" office:value-type="float" office:value="5.01450060000754">
            <text:p>5.01450</text:p>
          </table:table-cell>
          <table:table-cell table:style-name="ce2" table:formula="of:=IF(ABS([.L107]-[.M107])&lt;[.$B$1];[.M107];108-(815-(1500/[.L107]))/[.M107])" office:value-type="float" office:value="5.01450060000754">
            <text:p>5.01450</text:p>
          </table:table-cell>
          <table:table-cell table:style-name="ce2" table:formula="of:=IF(ABS([.M107]-[.N107])&lt;[.$B$1];[.N107];108-(815-(1500/[.M107]))/[.N107])" office:value-type="float" office:value="5.01450060000754">
            <text:p>5.01450</text:p>
          </table:table-cell>
          <table:table-cell table:style-name="ce2" table:formula="of:=IF(ABS([.N107]-[.O107])&lt;[.$B$1];[.O107];108-(815-(1500/[.N107]))/[.O107])" office:value-type="float" office:value="5.01450060000754">
            <text:p>5.01450</text:p>
          </table:table-cell>
          <table:table-cell table:style-name="ce2" table:formula="of:=IF(ABS([.O107]-[.P107])&lt;[.$B$1];[.P107];108-(815-(1500/[.O107]))/[.P107])" office:value-type="float" office:value="5.01450060000754">
            <text:p>5.01450</text:p>
          </table:table-cell>
          <table:table-cell table:style-name="ce2" table:formula="of:=IF(ABS([.P107]-[.Q107])&lt;[.$B$1];[.Q107];108-(815-(1500/[.P107]))/[.Q107])" office:value-type="float" office:value="5.01450060000754">
            <text:p>5.01450</text:p>
          </table:table-cell>
          <table:table-cell table:style-name="ce2" table:formula="of:=IF(ABS([.Q107]-[.R107])&lt;[.$B$1];[.R107];108-(815-(1500/[.Q107]))/[.R107])" office:value-type="float" office:value="5.01450060000754">
            <text:p>5.01450</text:p>
          </table:table-cell>
          <table:table-cell table:style-name="ce2" table:formula="of:=IF(ABS([.R107]-[.S107])&lt;[.$B$1];[.S107];108-(815-(1500/[.R107]))/[.S107])" office:value-type="float" office:value="5.01450060000754">
            <text:p>5.01450</text:p>
          </table:table-cell>
          <table:table-cell table:style-name="ce2" table:formula="of:=IF(ABS([.S107]-[.T107])&lt;[.$B$1];[.T107];108-(815-(1500/[.S107]))/[.T107])" office:value-type="float" office:value="5.01450060000754">
            <text:p>5.01450</text:p>
          </table:table-cell>
          <table:table-cell table:style-name="ce2" table:formula="of:=IF(ABS([.T107]-[.U107])&lt;[.$B$1];[.U107];108-(815-(1500/[.T107]))/[.U107])" office:value-type="float" office:value="5.01450060000754">
            <text:p>5.01450</text:p>
          </table:table-cell>
          <table:table-cell table:style-name="ce2" table:formula="of:=IF(ABS([.U107]-[.V107])&lt;[.$B$1];[.V107];108-(815-(1500/[.U107]))/[.V107])" office:value-type="float" office:value="5.01450060000754">
            <text:p>5.01450</text:p>
          </table:table-cell>
          <table:table-cell table:style-name="ce2" table:formula="of:=IF(ABS([.V107]-[.W107])&lt;[.$B$1];[.W107];108-(815-(1500/[.V107]))/[.W107])" office:value-type="float" office:value="5.01450060000754">
            <text:p>5.01450</text:p>
          </table:table-cell>
          <table:table-cell table:style-name="ce2" table:formula="of:=IF(ABS([.W107]-[.X107])&lt;[.$B$1];[.X107];108-(815-(1500/[.W107]))/[.X107])" office:value-type="float" office:value="5.01450060000754">
            <text:p>5.01450</text:p>
          </table:table-cell>
          <table:table-cell table:style-name="ce3" table:formula="of:=IF(ABS([.X107]-[.Y107])&lt;[.$B$1];[.Y107];108-(815-(1500/[.X107]))/[.Y107])" office:value-type="float" office:value="5.01450060000754">
            <text:p>5.01</text:p>
          </table:table-cell>
          <table:table-cell table:number-columns-repeated="998"/>
        </table:table-row>
        <table:table-row table:style-name="ro1">
          <table:table-cell office:value-type="float" office:value="6.75">
            <text:p>6.75000</text:p>
          </table:table-cell>
          <table:table-cell office:value-type="string">
            <text:p><text:s/>5.77777777777777767909</text:p>
          </table:table-cell>
          <table:table-cell table:style-name="ce2" table:formula="of:=108-(815-(1500/[.A108]))/[.B108]" office:value-type="float" office:value="5.40384615384615">
            <text:p>5.40385</text:p>
          </table:table-cell>
          <table:table-cell table:style-name="ce2" table:formula="of:=IF(ABS([.B108]-[.C108])&lt;[.$B$1];[.C108];108-(815-(1500/[.B108]))/[.C108])" office:value-type="float" office:value="5.22419928825609">
            <text:p>5.22420</text:p>
          </table:table-cell>
          <table:table-cell table:style-name="ce2" table:formula="of:=IF(ABS([.C108]-[.D108])&lt;[.$B$1];[.D108];108-(815-(1500/[.C108]))/[.D108])" office:value-type="float" office:value="5.12874659400278">
            <text:p>5.12875</text:p>
          </table:table-cell>
          <table:table-cell table:style-name="ce2" table:formula="of:=IF(ABS([.D108]-[.E108])&lt;[.$B$1];[.E108];108-(815-(1500/[.D108]))/[.E108])" office:value-type="float" office:value="5.0753088058982">
            <text:p>5.07531</text:p>
          </table:table-cell>
          <table:table-cell table:style-name="ce2" table:formula="of:=IF(ABS([.E108]-[.F108])&lt;[.$B$1];[.F108];108-(815-(1500/[.E108]))/[.F108])" office:value-type="float" office:value="5.0445148110736">
            <text:p>5.04451</text:p>
          </table:table-cell>
          <table:table-cell table:style-name="ce2" table:formula="of:=IF(ABS([.F108]-[.G108])&lt;[.$B$1];[.G108];108-(815-(1500/[.F108]))/[.G108])" office:value-type="float" office:value="5.0264731770103">
            <text:p>5.02647</text:p>
          </table:table-cell>
          <table:table-cell table:style-name="ce2" table:formula="of:=IF(ABS([.G108]-[.H108])&lt;[.$B$1];[.H108];108-(815-(1500/[.G108]))/[.H108])" office:value-type="float" office:value="5.01579985646126">
            <text:p>5.01580</text:p>
          </table:table-cell>
          <table:table-cell table:style-name="ce2" table:formula="of:=IF(ABS([.H108]-[.I108])&lt;[.$B$1];[.I108];108-(815-(1500/[.H108]))/[.I108])" office:value-type="float" office:value="5.00944221307864">
            <text:p>5.00944</text:p>
          </table:table-cell>
          <table:table-cell table:style-name="ce2" table:formula="of:=IF(ABS([.I108]-[.J108])&lt;[.$B$1];[.J108];108-(815-(1500/[.I108]))/[.J108])" office:value-type="float" office:value="5.00944221307864">
            <text:p>5.00944</text:p>
          </table:table-cell>
          <table:table-cell table:style-name="ce2" table:formula="of:=IF(ABS([.J108]-[.K108])&lt;[.$B$1];[.K108];108-(815-(1500/[.J108]))/[.K108])" office:value-type="float" office:value="5.00944221307864">
            <text:p>5.00944</text:p>
          </table:table-cell>
          <table:table-cell table:style-name="ce2" table:formula="of:=IF(ABS([.K108]-[.L108])&lt;[.$B$1];[.L108];108-(815-(1500/[.K108]))/[.L108])" office:value-type="float" office:value="5.00944221307864">
            <text:p>5.00944</text:p>
          </table:table-cell>
          <table:table-cell table:style-name="ce2" table:formula="of:=IF(ABS([.L108]-[.M108])&lt;[.$B$1];[.M108];108-(815-(1500/[.L108]))/[.M108])" office:value-type="float" office:value="5.00944221307864">
            <text:p>5.00944</text:p>
          </table:table-cell>
          <table:table-cell table:style-name="ce2" table:formula="of:=IF(ABS([.M108]-[.N108])&lt;[.$B$1];[.N108];108-(815-(1500/[.M108]))/[.N108])" office:value-type="float" office:value="5.00944221307864">
            <text:p>5.00944</text:p>
          </table:table-cell>
          <table:table-cell table:style-name="ce2" table:formula="of:=IF(ABS([.N108]-[.O108])&lt;[.$B$1];[.O108];108-(815-(1500/[.N108]))/[.O108])" office:value-type="float" office:value="5.00944221307864">
            <text:p>5.00944</text:p>
          </table:table-cell>
          <table:table-cell table:style-name="ce2" table:formula="of:=IF(ABS([.O108]-[.P108])&lt;[.$B$1];[.P108];108-(815-(1500/[.O108]))/[.P108])" office:value-type="float" office:value="5.00944221307864">
            <text:p>5.00944</text:p>
          </table:table-cell>
          <table:table-cell table:style-name="ce2" table:formula="of:=IF(ABS([.P108]-[.Q108])&lt;[.$B$1];[.Q108];108-(815-(1500/[.P108]))/[.Q108])" office:value-type="float" office:value="5.00944221307864">
            <text:p>5.00944</text:p>
          </table:table-cell>
          <table:table-cell table:style-name="ce2" table:formula="of:=IF(ABS([.Q108]-[.R108])&lt;[.$B$1];[.R108];108-(815-(1500/[.Q108]))/[.R108])" office:value-type="float" office:value="5.00944221307864">
            <text:p>5.00944</text:p>
          </table:table-cell>
          <table:table-cell table:style-name="ce2" table:formula="of:=IF(ABS([.R108]-[.S108])&lt;[.$B$1];[.S108];108-(815-(1500/[.R108]))/[.S108])" office:value-type="float" office:value="5.00944221307864">
            <text:p>5.00944</text:p>
          </table:table-cell>
          <table:table-cell table:style-name="ce2" table:formula="of:=IF(ABS([.S108]-[.T108])&lt;[.$B$1];[.T108];108-(815-(1500/[.S108]))/[.T108])" office:value-type="float" office:value="5.00944221307864">
            <text:p>5.00944</text:p>
          </table:table-cell>
          <table:table-cell table:style-name="ce2" table:formula="of:=IF(ABS([.T108]-[.U108])&lt;[.$B$1];[.U108];108-(815-(1500/[.T108]))/[.U108])" office:value-type="float" office:value="5.00944221307864">
            <text:p>5.00944</text:p>
          </table:table-cell>
          <table:table-cell table:style-name="ce2" table:formula="of:=IF(ABS([.U108]-[.V108])&lt;[.$B$1];[.V108];108-(815-(1500/[.U108]))/[.V108])" office:value-type="float" office:value="5.00944221307864">
            <text:p>5.00944</text:p>
          </table:table-cell>
          <table:table-cell table:style-name="ce2" table:formula="of:=IF(ABS([.V108]-[.W108])&lt;[.$B$1];[.W108];108-(815-(1500/[.V108]))/[.W108])" office:value-type="float" office:value="5.00944221307864">
            <text:p>5.00944</text:p>
          </table:table-cell>
          <table:table-cell table:style-name="ce2" table:formula="of:=IF(ABS([.W108]-[.X108])&lt;[.$B$1];[.X108];108-(815-(1500/[.W108]))/[.X108])" office:value-type="float" office:value="5.00944221307864">
            <text:p>5.00944</text:p>
          </table:table-cell>
          <table:table-cell table:style-name="ce3" table:formula="of:=IF(ABS([.X108]-[.Y108])&lt;[.$B$1];[.Y108];108-(815-(1500/[.X108]))/[.Y108])" office:value-type="float" office:value="5.00944221307864">
            <text:p>5.01</text:p>
          </table:table-cell>
          <table:table-cell table:number-columns-repeated="998"/>
        </table:table-row>
        <table:table-row table:style-name="ro1">
          <table:table-cell office:value-type="float" office:value="7">
            <text:p>7.00000</text:p>
          </table:table-cell>
          <table:table-cell office:value-type="string">
            <text:p><text:s/>5.85714285714285765039</text:p>
          </table:table-cell>
          <table:table-cell table:style-name="ce2" table:formula="of:=108-(815-(1500/[.A109]))/[.B109]" office:value-type="float" office:value="5.4390243902439">
            <text:p>5.43902</text:p>
          </table:table-cell>
          <table:table-cell table:style-name="ce2" table:formula="of:=IF(ABS([.B109]-[.C109])&lt;[.$B$1];[.C109];108-(815-(1500/[.B109]))/[.C109])" office:value-type="float" office:value="5.24215246636767">
            <text:p>5.24215</text:p>
          </table:table-cell>
          <table:table-cell table:style-name="ce2" table:formula="of:=IF(ABS([.C109]-[.D109])&lt;[.$B$1];[.D109];108-(815-(1500/[.C109]))/[.D109])" office:value-type="float" office:value="5.13857998289055">
            <text:p>5.13858</text:p>
          </table:table-cell>
          <table:table-cell table:style-name="ce2" table:formula="of:=IF(ABS([.D109]-[.E109])&lt;[.$B$1];[.E109];108-(815-(1500/[.D109]))/[.E109])" office:value-type="float" office:value="5.08090561010569">
            <text:p>5.08091</text:p>
          </table:table-cell>
          <table:table-cell table:style-name="ce2" table:formula="of:=IF(ABS([.E109]-[.F109])&lt;[.$B$1];[.F109];108-(815-(1500/[.E109]))/[.F109])" office:value-type="float" office:value="5.04777038729019">
            <text:p>5.04777</text:p>
          </table:table-cell>
          <table:table-cell table:style-name="ce2" table:formula="of:=IF(ABS([.F109]-[.G109])&lt;[.$B$1];[.G109];108-(815-(1500/[.F109]))/[.G109])" office:value-type="float" office:value="5.02839097673147">
            <text:p>5.02839</text:p>
          </table:table-cell>
          <table:table-cell table:style-name="ce2" table:formula="of:=IF(ABS([.G109]-[.H109])&lt;[.$B$1];[.H109];108-(815-(1500/[.G109]))/[.H109])" office:value-type="float" office:value="5.01693828724379">
            <text:p>5.01694</text:p>
          </table:table-cell>
          <table:table-cell table:style-name="ce2" table:formula="of:=IF(ABS([.H109]-[.I109])&lt;[.$B$1];[.I109];108-(815-(1500/[.H109]))/[.I109])" office:value-type="float" office:value="5.01012628367853">
            <text:p>5.01013</text:p>
          </table:table-cell>
          <table:table-cell table:style-name="ce2" table:formula="of:=IF(ABS([.I109]-[.J109])&lt;[.$B$1];[.J109];108-(815-(1500/[.I109]))/[.J109])" office:value-type="float" office:value="5.01012628367853">
            <text:p>5.01013</text:p>
          </table:table-cell>
          <table:table-cell table:style-name="ce2" table:formula="of:=IF(ABS([.J109]-[.K109])&lt;[.$B$1];[.K109];108-(815-(1500/[.J109]))/[.K109])" office:value-type="float" office:value="5.01012628367853">
            <text:p>5.01013</text:p>
          </table:table-cell>
          <table:table-cell table:style-name="ce2" table:formula="of:=IF(ABS([.K109]-[.L109])&lt;[.$B$1];[.L109];108-(815-(1500/[.K109]))/[.L109])" office:value-type="float" office:value="5.01012628367853">
            <text:p>5.01013</text:p>
          </table:table-cell>
          <table:table-cell table:style-name="ce2" table:formula="of:=IF(ABS([.L109]-[.M109])&lt;[.$B$1];[.M109];108-(815-(1500/[.L109]))/[.M109])" office:value-type="float" office:value="5.01012628367853">
            <text:p>5.01013</text:p>
          </table:table-cell>
          <table:table-cell table:style-name="ce2" table:formula="of:=IF(ABS([.M109]-[.N109])&lt;[.$B$1];[.N109];108-(815-(1500/[.M109]))/[.N109])" office:value-type="float" office:value="5.01012628367853">
            <text:p>5.01013</text:p>
          </table:table-cell>
          <table:table-cell table:style-name="ce2" table:formula="of:=IF(ABS([.N109]-[.O109])&lt;[.$B$1];[.O109];108-(815-(1500/[.N109]))/[.O109])" office:value-type="float" office:value="5.01012628367853">
            <text:p>5.01013</text:p>
          </table:table-cell>
          <table:table-cell table:style-name="ce2" table:formula="of:=IF(ABS([.O109]-[.P109])&lt;[.$B$1];[.P109];108-(815-(1500/[.O109]))/[.P109])" office:value-type="float" office:value="5.01012628367853">
            <text:p>5.01013</text:p>
          </table:table-cell>
          <table:table-cell table:style-name="ce2" table:formula="of:=IF(ABS([.P109]-[.Q109])&lt;[.$B$1];[.Q109];108-(815-(1500/[.P109]))/[.Q109])" office:value-type="float" office:value="5.01012628367853">
            <text:p>5.01013</text:p>
          </table:table-cell>
          <table:table-cell table:style-name="ce2" table:formula="of:=IF(ABS([.Q109]-[.R109])&lt;[.$B$1];[.R109];108-(815-(1500/[.Q109]))/[.R109])" office:value-type="float" office:value="5.01012628367853">
            <text:p>5.01013</text:p>
          </table:table-cell>
          <table:table-cell table:style-name="ce2" table:formula="of:=IF(ABS([.R109]-[.S109])&lt;[.$B$1];[.S109];108-(815-(1500/[.R109]))/[.S109])" office:value-type="float" office:value="5.01012628367853">
            <text:p>5.01013</text:p>
          </table:table-cell>
          <table:table-cell table:style-name="ce2" table:formula="of:=IF(ABS([.S109]-[.T109])&lt;[.$B$1];[.T109];108-(815-(1500/[.S109]))/[.T109])" office:value-type="float" office:value="5.01012628367853">
            <text:p>5.01013</text:p>
          </table:table-cell>
          <table:table-cell table:style-name="ce2" table:formula="of:=IF(ABS([.T109]-[.U109])&lt;[.$B$1];[.U109];108-(815-(1500/[.T109]))/[.U109])" office:value-type="float" office:value="5.01012628367853">
            <text:p>5.01013</text:p>
          </table:table-cell>
          <table:table-cell table:style-name="ce2" table:formula="of:=IF(ABS([.U109]-[.V109])&lt;[.$B$1];[.V109];108-(815-(1500/[.U109]))/[.V109])" office:value-type="float" office:value="5.01012628367853">
            <text:p>5.01013</text:p>
          </table:table-cell>
          <table:table-cell table:style-name="ce2" table:formula="of:=IF(ABS([.V109]-[.W109])&lt;[.$B$1];[.W109];108-(815-(1500/[.V109]))/[.W109])" office:value-type="float" office:value="5.01012628367853">
            <text:p>5.01013</text:p>
          </table:table-cell>
          <table:table-cell table:style-name="ce2" table:formula="of:=IF(ABS([.W109]-[.X109])&lt;[.$B$1];[.X109];108-(815-(1500/[.W109]))/[.X109])" office:value-type="float" office:value="5.01012628367853">
            <text:p>5.01013</text:p>
          </table:table-cell>
          <table:table-cell table:style-name="ce3" table:formula="of:=IF(ABS([.X109]-[.Y109])&lt;[.$B$1];[.Y109];108-(815-(1500/[.X109]))/[.Y109])" office:value-type="float" office:value="5.01012628367853">
            <text:p>5.01</text:p>
          </table:table-cell>
          <table:table-cell table:number-columns-repeated="998"/>
        </table:table-row>
        <table:table-row table:style-name="ro1">
          <table:table-cell office:value-type="float" office:value="7.25">
            <text:p>7.25000</text:p>
          </table:table-cell>
          <table:table-cell office:value-type="string">
            <text:p><text:s/>5.93103448275862099592</text:p>
          </table:table-cell>
          <table:table-cell table:style-name="ce2" table:formula="of:=108-(815-(1500/[.A110]))/[.B110]" office:value-type="float" office:value="5.47093023255815">
            <text:p>5.47093</text:p>
          </table:table-cell>
          <table:table-cell table:style-name="ce2" table:formula="of:=IF(ABS([.B110]-[.C110])&lt;[.$B$1];[.C110];108-(815-(1500/[.B110]))/[.C110])" office:value-type="float" office:value="5.25823591923499">
            <text:p>5.25824</text:p>
          </table:table-cell>
          <table:table-cell table:style-name="ce2" table:formula="of:=IF(ABS([.C110]-[.D110])&lt;[.$B$1];[.D110];108-(815-(1500/[.C110]))/[.D110])" office:value-type="float" office:value="5.14733225545932">
            <text:p>5.14733</text:p>
          </table:table-cell>
          <table:table-cell table:style-name="ce2" table:formula="of:=IF(ABS([.D110]-[.E110])&lt;[.$B$1];[.E110];108-(815-(1500/[.D110]))/[.E110])" office:value-type="float" office:value="5.08586909581339">
            <text:p>5.08587</text:p>
          </table:table-cell>
          <table:table-cell table:style-name="ce2" table:formula="of:=IF(ABS([.E110]-[.F110])&lt;[.$B$1];[.F110];108-(815-(1500/[.E110]))/[.F110])" office:value-type="float" office:value="5.05065157742627">
            <text:p>5.05065</text:p>
          </table:table-cell>
          <table:table-cell table:style-name="ce2" table:formula="of:=IF(ABS([.F110]-[.G110])&lt;[.$B$1];[.G110];108-(815-(1500/[.F110]))/[.G110])" office:value-type="float" office:value="5.0300861829881">
            <text:p>5.03009</text:p>
          </table:table-cell>
          <table:table-cell table:style-name="ce2" table:formula="of:=IF(ABS([.G110]-[.H110])&lt;[.$B$1];[.H110];108-(815-(1500/[.G110]))/[.H110])" office:value-type="float" office:value="5.01794411315116">
            <text:p>5.01794</text:p>
          </table:table-cell>
          <table:table-cell table:style-name="ce2" table:formula="of:=IF(ABS([.H110]-[.I110])&lt;[.$B$1];[.I110];108-(815-(1500/[.H110]))/[.I110])" office:value-type="float" office:value="5.01073544180909">
            <text:p>5.01074</text:p>
          </table:table-cell>
          <table:table-cell table:style-name="ce2" table:formula="of:=IF(ABS([.I110]-[.J110])&lt;[.$B$1];[.J110];108-(815-(1500/[.I110]))/[.J110])" office:value-type="float" office:value="5.01073544180909">
            <text:p>5.01074</text:p>
          </table:table-cell>
          <table:table-cell table:style-name="ce2" table:formula="of:=IF(ABS([.J110]-[.K110])&lt;[.$B$1];[.K110];108-(815-(1500/[.J110]))/[.K110])" office:value-type="float" office:value="5.01073544180909">
            <text:p>5.01074</text:p>
          </table:table-cell>
          <table:table-cell table:style-name="ce2" table:formula="of:=IF(ABS([.K110]-[.L110])&lt;[.$B$1];[.L110];108-(815-(1500/[.K110]))/[.L110])" office:value-type="float" office:value="5.01073544180909">
            <text:p>5.01074</text:p>
          </table:table-cell>
          <table:table-cell table:style-name="ce2" table:formula="of:=IF(ABS([.L110]-[.M110])&lt;[.$B$1];[.M110];108-(815-(1500/[.L110]))/[.M110])" office:value-type="float" office:value="5.01073544180909">
            <text:p>5.01074</text:p>
          </table:table-cell>
          <table:table-cell table:style-name="ce2" table:formula="of:=IF(ABS([.M110]-[.N110])&lt;[.$B$1];[.N110];108-(815-(1500/[.M110]))/[.N110])" office:value-type="float" office:value="5.01073544180909">
            <text:p>5.01074</text:p>
          </table:table-cell>
          <table:table-cell table:style-name="ce2" table:formula="of:=IF(ABS([.N110]-[.O110])&lt;[.$B$1];[.O110];108-(815-(1500/[.N110]))/[.O110])" office:value-type="float" office:value="5.01073544180909">
            <text:p>5.01074</text:p>
          </table:table-cell>
          <table:table-cell table:style-name="ce2" table:formula="of:=IF(ABS([.O110]-[.P110])&lt;[.$B$1];[.P110];108-(815-(1500/[.O110]))/[.P110])" office:value-type="float" office:value="5.01073544180909">
            <text:p>5.01074</text:p>
          </table:table-cell>
          <table:table-cell table:style-name="ce2" table:formula="of:=IF(ABS([.P110]-[.Q110])&lt;[.$B$1];[.Q110];108-(815-(1500/[.P110]))/[.Q110])" office:value-type="float" office:value="5.01073544180909">
            <text:p>5.01074</text:p>
          </table:table-cell>
          <table:table-cell table:style-name="ce2" table:formula="of:=IF(ABS([.Q110]-[.R110])&lt;[.$B$1];[.R110];108-(815-(1500/[.Q110]))/[.R110])" office:value-type="float" office:value="5.01073544180909">
            <text:p>5.01074</text:p>
          </table:table-cell>
          <table:table-cell table:style-name="ce2" table:formula="of:=IF(ABS([.R110]-[.S110])&lt;[.$B$1];[.S110];108-(815-(1500/[.R110]))/[.S110])" office:value-type="float" office:value="5.01073544180909">
            <text:p>5.01074</text:p>
          </table:table-cell>
          <table:table-cell table:style-name="ce2" table:formula="of:=IF(ABS([.S110]-[.T110])&lt;[.$B$1];[.T110];108-(815-(1500/[.S110]))/[.T110])" office:value-type="float" office:value="5.01073544180909">
            <text:p>5.01074</text:p>
          </table:table-cell>
          <table:table-cell table:style-name="ce2" table:formula="of:=IF(ABS([.T110]-[.U110])&lt;[.$B$1];[.U110];108-(815-(1500/[.T110]))/[.U110])" office:value-type="float" office:value="5.01073544180909">
            <text:p>5.01074</text:p>
          </table:table-cell>
          <table:table-cell table:style-name="ce2" table:formula="of:=IF(ABS([.U110]-[.V110])&lt;[.$B$1];[.V110];108-(815-(1500/[.U110]))/[.V110])" office:value-type="float" office:value="5.01073544180909">
            <text:p>5.01074</text:p>
          </table:table-cell>
          <table:table-cell table:style-name="ce2" table:formula="of:=IF(ABS([.V110]-[.W110])&lt;[.$B$1];[.W110];108-(815-(1500/[.V110]))/[.W110])" office:value-type="float" office:value="5.01073544180909">
            <text:p>5.01074</text:p>
          </table:table-cell>
          <table:table-cell table:style-name="ce2" table:formula="of:=IF(ABS([.W110]-[.X110])&lt;[.$B$1];[.X110];108-(815-(1500/[.W110]))/[.X110])" office:value-type="float" office:value="5.01073544180909">
            <text:p>5.01074</text:p>
          </table:table-cell>
          <table:table-cell table:style-name="ce3" table:formula="of:=IF(ABS([.X110]-[.Y110])&lt;[.$B$1];[.Y110];108-(815-(1500/[.X110]))/[.Y110])" office:value-type="float" office:value="5.01073544180909">
            <text:p>5.01</text:p>
          </table:table-cell>
          <table:table-cell table:number-columns-repeated="998"/>
        </table:table-row>
        <table:table-row table:style-name="ro1">
          <table:table-cell office:value-type="float" office:value="7.5">
            <text:p>7.50000</text:p>
          </table:table-cell>
          <table:table-cell office:value-type="string">
            <text:p><text:s/>6.00000000000000000000</text:p>
          </table:table-cell>
          <table:table-cell table:style-name="ce2" table:formula="of:=108-(815-(1500/[.A111]))/[.B111]" office:value-type="float" office:value="5.5">
            <text:p>5.50000</text:p>
          </table:table-cell>
          <table:table-cell table:style-name="ce2" table:formula="of:=IF(ABS([.B111]-[.C111])&lt;[.$B$1];[.C111];108-(815-(1500/[.B111]))/[.C111])" office:value-type="float" office:value="5.27272727272727">
            <text:p>5.27273</text:p>
          </table:table-cell>
          <table:table-cell table:style-name="ce2" table:formula="of:=IF(ABS([.C111]-[.D111])&lt;[.$B$1];[.D111];108-(815-(1500/[.C111]))/[.D111])" office:value-type="float" office:value="5.15517241379298">
            <text:p>5.15517</text:p>
          </table:table-cell>
          <table:table-cell table:style-name="ce2" table:formula="of:=IF(ABS([.D111]-[.E111])&lt;[.$B$1];[.E111];108-(815-(1500/[.D111]))/[.E111])" office:value-type="float" office:value="5.09030100334213">
            <text:p>5.09030</text:p>
          </table:table-cell>
          <table:table-cell table:style-name="ce2" table:formula="of:=IF(ABS([.E111]-[.F111])&lt;[.$B$1];[.F111];108-(815-(1500/[.E111]))/[.F111])" office:value-type="float" office:value="5.05321944804847">
            <text:p>5.05322</text:p>
          </table:table-cell>
          <table:table-cell table:style-name="ce2" table:formula="of:=IF(ABS([.F111]-[.G111])&lt;[.$B$1];[.G111];108-(815-(1500/[.F111]))/[.G111])" office:value-type="float" office:value="5.03159537029971">
            <text:p>5.03160</text:p>
          </table:table-cell>
          <table:table-cell table:style-name="ce2" table:formula="of:=IF(ABS([.G111]-[.H111])&lt;[.$B$1];[.H111];108-(815-(1500/[.G111]))/[.H111])" office:value-type="float" office:value="5.01883816469622">
            <text:p>5.01884</text:p>
          </table:table-cell>
          <table:table-cell table:style-name="ce2" table:formula="of:=IF(ABS([.H111]-[.I111])&lt;[.$B$1];[.I111];108-(815-(1500/[.H111]))/[.I111])" office:value-type="float" office:value="5.0112601225206">
            <text:p>5.01126</text:p>
          </table:table-cell>
          <table:table-cell table:style-name="ce2" table:formula="of:=IF(ABS([.I111]-[.J111])&lt;[.$B$1];[.J111];108-(815-(1500/[.I111]))/[.J111])" office:value-type="float" office:value="5.0112601225206">
            <text:p>5.01126</text:p>
          </table:table-cell>
          <table:table-cell table:style-name="ce2" table:formula="of:=IF(ABS([.J111]-[.K111])&lt;[.$B$1];[.K111];108-(815-(1500/[.J111]))/[.K111])" office:value-type="float" office:value="5.0112601225206">
            <text:p>5.01126</text:p>
          </table:table-cell>
          <table:table-cell table:style-name="ce2" table:formula="of:=IF(ABS([.K111]-[.L111])&lt;[.$B$1];[.L111];108-(815-(1500/[.K111]))/[.L111])" office:value-type="float" office:value="5.0112601225206">
            <text:p>5.01126</text:p>
          </table:table-cell>
          <table:table-cell table:style-name="ce2" table:formula="of:=IF(ABS([.L111]-[.M111])&lt;[.$B$1];[.M111];108-(815-(1500/[.L111]))/[.M111])" office:value-type="float" office:value="5.0112601225206">
            <text:p>5.01126</text:p>
          </table:table-cell>
          <table:table-cell table:style-name="ce2" table:formula="of:=IF(ABS([.M111]-[.N111])&lt;[.$B$1];[.N111];108-(815-(1500/[.M111]))/[.N111])" office:value-type="float" office:value="5.0112601225206">
            <text:p>5.01126</text:p>
          </table:table-cell>
          <table:table-cell table:style-name="ce2" table:formula="of:=IF(ABS([.N111]-[.O111])&lt;[.$B$1];[.O111];108-(815-(1500/[.N111]))/[.O111])" office:value-type="float" office:value="5.0112601225206">
            <text:p>5.01126</text:p>
          </table:table-cell>
          <table:table-cell table:style-name="ce2" table:formula="of:=IF(ABS([.O111]-[.P111])&lt;[.$B$1];[.P111];108-(815-(1500/[.O111]))/[.P111])" office:value-type="float" office:value="5.0112601225206">
            <text:p>5.01126</text:p>
          </table:table-cell>
          <table:table-cell table:style-name="ce2" table:formula="of:=IF(ABS([.P111]-[.Q111])&lt;[.$B$1];[.Q111];108-(815-(1500/[.P111]))/[.Q111])" office:value-type="float" office:value="5.0112601225206">
            <text:p>5.01126</text:p>
          </table:table-cell>
          <table:table-cell table:style-name="ce2" table:formula="of:=IF(ABS([.Q111]-[.R111])&lt;[.$B$1];[.R111];108-(815-(1500/[.Q111]))/[.R111])" office:value-type="float" office:value="5.0112601225206">
            <text:p>5.01126</text:p>
          </table:table-cell>
          <table:table-cell table:style-name="ce2" table:formula="of:=IF(ABS([.R111]-[.S111])&lt;[.$B$1];[.S111];108-(815-(1500/[.R111]))/[.S111])" office:value-type="float" office:value="5.0112601225206">
            <text:p>5.01126</text:p>
          </table:table-cell>
          <table:table-cell table:style-name="ce2" table:formula="of:=IF(ABS([.S111]-[.T111])&lt;[.$B$1];[.T111];108-(815-(1500/[.S111]))/[.T111])" office:value-type="float" office:value="5.0112601225206">
            <text:p>5.01126</text:p>
          </table:table-cell>
          <table:table-cell table:style-name="ce2" table:formula="of:=IF(ABS([.T111]-[.U111])&lt;[.$B$1];[.U111];108-(815-(1500/[.T111]))/[.U111])" office:value-type="float" office:value="5.0112601225206">
            <text:p>5.01126</text:p>
          </table:table-cell>
          <table:table-cell table:style-name="ce2" table:formula="of:=IF(ABS([.U111]-[.V111])&lt;[.$B$1];[.V111];108-(815-(1500/[.U111]))/[.V111])" office:value-type="float" office:value="5.0112601225206">
            <text:p>5.01126</text:p>
          </table:table-cell>
          <table:table-cell table:style-name="ce2" table:formula="of:=IF(ABS([.V111]-[.W111])&lt;[.$B$1];[.W111];108-(815-(1500/[.V111]))/[.W111])" office:value-type="float" office:value="5.0112601225206">
            <text:p>5.01126</text:p>
          </table:table-cell>
          <table:table-cell table:style-name="ce2" table:formula="of:=IF(ABS([.W111]-[.X111])&lt;[.$B$1];[.X111];108-(815-(1500/[.W111]))/[.X111])" office:value-type="float" office:value="5.0112601225206">
            <text:p>5.01126</text:p>
          </table:table-cell>
          <table:table-cell table:style-name="ce3" table:formula="of:=IF(ABS([.X111]-[.Y111])&lt;[.$B$1];[.Y111];108-(815-(1500/[.X111]))/[.Y111])" office:value-type="float" office:value="5.0112601225206">
            <text:p>5.01</text:p>
          </table:table-cell>
          <table:table-cell table:number-columns-repeated="998"/>
        </table:table-row>
        <table:table-row table:style-name="ro1">
          <table:table-cell office:value-type="float" office:value="7.75">
            <text:p>7.75000</text:p>
          </table:table-cell>
          <table:table-cell office:value-type="string">
            <text:p><text:s/>6.06451612903225800721</text:p>
          </table:table-cell>
          <table:table-cell table:style-name="ce2" table:formula="of:=108-(815-(1500/[.A112]))/[.B112]" office:value-type="float" office:value="5.52659574468085">
            <text:p>5.52660</text:p>
          </table:table-cell>
          <table:table-cell table:style-name="ce2" table:formula="of:=IF(ABS([.B112]-[.C112])&lt;[.$B$1];[.C112];108-(815-(1500/[.B112]))/[.C112])" office:value-type="float" office:value="5.28585178055816">
            <text:p>5.28585</text:p>
          </table:table-cell>
          <table:table-cell table:style-name="ce2" table:formula="of:=IF(ABS([.C112]-[.D112])&lt;[.$B$1];[.D112];108-(815-(1500/[.C112]))/[.D112])" office:value-type="float" office:value="5.16223597960541">
            <text:p>5.16224</text:p>
          </table:table-cell>
          <table:table-cell table:style-name="ce2" table:formula="of:=IF(ABS([.D112]-[.E112])&lt;[.$B$1];[.E112];108-(815-(1500/[.D112]))/[.E112])" office:value-type="float" office:value="5.09428238860329">
            <text:p>5.09428</text:p>
          </table:table-cell>
          <table:table-cell table:style-name="ce2" table:formula="of:=IF(ABS([.E112]-[.F112])&lt;[.$B$1];[.F112];108-(815-(1500/[.E112]))/[.F112])" office:value-type="float" office:value="5.05552247437588">
            <text:p>5.05552</text:p>
          </table:table-cell>
          <table:table-cell table:style-name="ce2" table:formula="of:=IF(ABS([.F112]-[.G112])&lt;[.$B$1];[.G112];108-(815-(1500/[.F112]))/[.G112])" office:value-type="float" office:value="5.03294760855408">
            <text:p>5.03295</text:p>
          </table:table-cell>
          <table:table-cell table:style-name="ce2" table:formula="of:=IF(ABS([.G112]-[.H112])&lt;[.$B$1];[.H112];108-(815-(1500/[.G112]))/[.H112])" office:value-type="float" office:value="5.01963896541268">
            <text:p>5.01964</text:p>
          </table:table-cell>
          <table:table-cell table:style-name="ce2" table:formula="of:=IF(ABS([.H112]-[.I112])&lt;[.$B$1];[.I112];108-(815-(1500/[.H112]))/[.I112])" office:value-type="float" office:value="5.01173355033144">
            <text:p>5.01173</text:p>
          </table:table-cell>
          <table:table-cell table:style-name="ce2" table:formula="of:=IF(ABS([.I112]-[.J112])&lt;[.$B$1];[.J112];108-(815-(1500/[.I112]))/[.J112])" office:value-type="float" office:value="5.01173355033144">
            <text:p>5.01173</text:p>
          </table:table-cell>
          <table:table-cell table:style-name="ce2" table:formula="of:=IF(ABS([.J112]-[.K112])&lt;[.$B$1];[.K112];108-(815-(1500/[.J112]))/[.K112])" office:value-type="float" office:value="5.01173355033144">
            <text:p>5.01173</text:p>
          </table:table-cell>
          <table:table-cell table:style-name="ce2" table:formula="of:=IF(ABS([.K112]-[.L112])&lt;[.$B$1];[.L112];108-(815-(1500/[.K112]))/[.L112])" office:value-type="float" office:value="5.01173355033144">
            <text:p>5.01173</text:p>
          </table:table-cell>
          <table:table-cell table:style-name="ce2" table:formula="of:=IF(ABS([.L112]-[.M112])&lt;[.$B$1];[.M112];108-(815-(1500/[.L112]))/[.M112])" office:value-type="float" office:value="5.01173355033144">
            <text:p>5.01173</text:p>
          </table:table-cell>
          <table:table-cell table:style-name="ce2" table:formula="of:=IF(ABS([.M112]-[.N112])&lt;[.$B$1];[.N112];108-(815-(1500/[.M112]))/[.N112])" office:value-type="float" office:value="5.01173355033144">
            <text:p>5.01173</text:p>
          </table:table-cell>
          <table:table-cell table:style-name="ce2" table:formula="of:=IF(ABS([.N112]-[.O112])&lt;[.$B$1];[.O112];108-(815-(1500/[.N112]))/[.O112])" office:value-type="float" office:value="5.01173355033144">
            <text:p>5.01173</text:p>
          </table:table-cell>
          <table:table-cell table:style-name="ce2" table:formula="of:=IF(ABS([.O112]-[.P112])&lt;[.$B$1];[.P112];108-(815-(1500/[.O112]))/[.P112])" office:value-type="float" office:value="5.01173355033144">
            <text:p>5.01173</text:p>
          </table:table-cell>
          <table:table-cell table:style-name="ce2" table:formula="of:=IF(ABS([.P112]-[.Q112])&lt;[.$B$1];[.Q112];108-(815-(1500/[.P112]))/[.Q112])" office:value-type="float" office:value="5.01173355033144">
            <text:p>5.01173</text:p>
          </table:table-cell>
          <table:table-cell table:style-name="ce2" table:formula="of:=IF(ABS([.Q112]-[.R112])&lt;[.$B$1];[.R112];108-(815-(1500/[.Q112]))/[.R112])" office:value-type="float" office:value="5.01173355033144">
            <text:p>5.01173</text:p>
          </table:table-cell>
          <table:table-cell table:style-name="ce2" table:formula="of:=IF(ABS([.R112]-[.S112])&lt;[.$B$1];[.S112];108-(815-(1500/[.R112]))/[.S112])" office:value-type="float" office:value="5.01173355033144">
            <text:p>5.01173</text:p>
          </table:table-cell>
          <table:table-cell table:style-name="ce2" table:formula="of:=IF(ABS([.S112]-[.T112])&lt;[.$B$1];[.T112];108-(815-(1500/[.S112]))/[.T112])" office:value-type="float" office:value="5.01173355033144">
            <text:p>5.01173</text:p>
          </table:table-cell>
          <table:table-cell table:style-name="ce2" table:formula="of:=IF(ABS([.T112]-[.U112])&lt;[.$B$1];[.U112];108-(815-(1500/[.T112]))/[.U112])" office:value-type="float" office:value="5.01173355033144">
            <text:p>5.01173</text:p>
          </table:table-cell>
          <table:table-cell table:style-name="ce2" table:formula="of:=IF(ABS([.U112]-[.V112])&lt;[.$B$1];[.V112];108-(815-(1500/[.U112]))/[.V112])" office:value-type="float" office:value="5.01173355033144">
            <text:p>5.01173</text:p>
          </table:table-cell>
          <table:table-cell table:style-name="ce2" table:formula="of:=IF(ABS([.V112]-[.W112])&lt;[.$B$1];[.W112];108-(815-(1500/[.V112]))/[.W112])" office:value-type="float" office:value="5.01173355033144">
            <text:p>5.01173</text:p>
          </table:table-cell>
          <table:table-cell table:style-name="ce2" table:formula="of:=IF(ABS([.W112]-[.X112])&lt;[.$B$1];[.X112];108-(815-(1500/[.W112]))/[.X112])" office:value-type="float" office:value="5.01173355033144">
            <text:p>5.01173</text:p>
          </table:table-cell>
          <table:table-cell table:style-name="ce3" table:formula="of:=IF(ABS([.X112]-[.Y112])&lt;[.$B$1];[.Y112];108-(815-(1500/[.X112]))/[.Y112])" office:value-type="float" office:value="5.01173355033144">
            <text:p>5.01</text:p>
          </table:table-cell>
          <table:table-cell table:number-columns-repeated="998"/>
        </table:table-row>
        <table:table-row table:style-name="ro1">
          <table:table-cell office:value-type="float" office:value="8">
            <text:p>8.00000</text:p>
          </table:table-cell>
          <table:table-cell office:value-type="string">
            <text:p><text:s/>6.12500000000000000000</text:p>
          </table:table-cell>
          <table:table-cell table:style-name="ce2" table:formula="of:=108-(815-(1500/[.A113]))/[.B113]" office:value-type="float" office:value="5.55102040816327">
            <text:p>5.55102</text:p>
          </table:table-cell>
          <table:table-cell table:style-name="ce2" table:formula="of:=IF(ABS([.B113]-[.C113])&lt;[.$B$1];[.C113];108-(815-(1500/[.B113]))/[.C113])" office:value-type="float" office:value="5.29779411764712">
            <text:p>5.29779</text:p>
          </table:table-cell>
          <table:table-cell table:style-name="ce2" table:formula="of:=IF(ABS([.C113]-[.D113])&lt;[.$B$1];[.D113];108-(815-(1500/[.C113]))/[.D113])" office:value-type="float" office:value="5.16863289382478">
            <text:p>5.16863</text:p>
          </table:table-cell>
          <table:table-cell table:style-name="ce2" table:formula="of:=IF(ABS([.D113]-[.E113])&lt;[.$B$1];[.E113];108-(815-(1500/[.D113]))/[.E113])" office:value-type="float" office:value="5.09787862515448">
            <text:p>5.09788</text:p>
          </table:table-cell>
          <table:table-cell table:style-name="ce2" table:formula="of:=IF(ABS([.E113]-[.F113])&lt;[.$B$1];[.F113];108-(815-(1500/[.E113]))/[.F113])" office:value-type="float" office:value="5.05759962113991">
            <text:p>5.05760</text:p>
          </table:table-cell>
          <table:table-cell table:style-name="ce2" table:formula="of:=IF(ABS([.F113]-[.G113])&lt;[.$B$1];[.G113];108-(815-(1500/[.F113]))/[.G113])" office:value-type="float" office:value="5.03416618848166">
            <text:p>5.03417</text:p>
          </table:table-cell>
          <table:table-cell table:style-name="ce2" table:formula="of:=IF(ABS([.G113]-[.H113])&lt;[.$B$1];[.H113];108-(815-(1500/[.G113]))/[.H113])" office:value-type="float" office:value="5.02036073559275">
            <text:p>5.02036</text:p>
          </table:table-cell>
          <table:table-cell table:style-name="ce2" table:formula="of:=IF(ABS([.H113]-[.I113])&lt;[.$B$1];[.I113];108-(815-(1500/[.H113]))/[.I113])" office:value-type="float" office:value="5.0121699080283">
            <text:p>5.01217</text:p>
          </table:table-cell>
          <table:table-cell table:style-name="ce2" table:formula="of:=IF(ABS([.I113]-[.J113])&lt;[.$B$1];[.J113];108-(815-(1500/[.I113]))/[.J113])" office:value-type="float" office:value="5.0121699080283">
            <text:p>5.01217</text:p>
          </table:table-cell>
          <table:table-cell table:style-name="ce2" table:formula="of:=IF(ABS([.J113]-[.K113])&lt;[.$B$1];[.K113];108-(815-(1500/[.J113]))/[.K113])" office:value-type="float" office:value="5.0121699080283">
            <text:p>5.01217</text:p>
          </table:table-cell>
          <table:table-cell table:style-name="ce2" table:formula="of:=IF(ABS([.K113]-[.L113])&lt;[.$B$1];[.L113];108-(815-(1500/[.K113]))/[.L113])" office:value-type="float" office:value="5.0121699080283">
            <text:p>5.01217</text:p>
          </table:table-cell>
          <table:table-cell table:style-name="ce2" table:formula="of:=IF(ABS([.L113]-[.M113])&lt;[.$B$1];[.M113];108-(815-(1500/[.L113]))/[.M113])" office:value-type="float" office:value="5.0121699080283">
            <text:p>5.01217</text:p>
          </table:table-cell>
          <table:table-cell table:style-name="ce2" table:formula="of:=IF(ABS([.M113]-[.N113])&lt;[.$B$1];[.N113];108-(815-(1500/[.M113]))/[.N113])" office:value-type="float" office:value="5.0121699080283">
            <text:p>5.01217</text:p>
          </table:table-cell>
          <table:table-cell table:style-name="ce2" table:formula="of:=IF(ABS([.N113]-[.O113])&lt;[.$B$1];[.O113];108-(815-(1500/[.N113]))/[.O113])" office:value-type="float" office:value="5.0121699080283">
            <text:p>5.01217</text:p>
          </table:table-cell>
          <table:table-cell table:style-name="ce2" table:formula="of:=IF(ABS([.O113]-[.P113])&lt;[.$B$1];[.P113];108-(815-(1500/[.O113]))/[.P113])" office:value-type="float" office:value="5.0121699080283">
            <text:p>5.01217</text:p>
          </table:table-cell>
          <table:table-cell table:style-name="ce2" table:formula="of:=IF(ABS([.P113]-[.Q113])&lt;[.$B$1];[.Q113];108-(815-(1500/[.P113]))/[.Q113])" office:value-type="float" office:value="5.0121699080283">
            <text:p>5.01217</text:p>
          </table:table-cell>
          <table:table-cell table:style-name="ce2" table:formula="of:=IF(ABS([.Q113]-[.R113])&lt;[.$B$1];[.R113];108-(815-(1500/[.Q113]))/[.R113])" office:value-type="float" office:value="5.0121699080283">
            <text:p>5.01217</text:p>
          </table:table-cell>
          <table:table-cell table:style-name="ce2" table:formula="of:=IF(ABS([.R113]-[.S113])&lt;[.$B$1];[.S113];108-(815-(1500/[.R113]))/[.S113])" office:value-type="float" office:value="5.0121699080283">
            <text:p>5.01217</text:p>
          </table:table-cell>
          <table:table-cell table:style-name="ce2" table:formula="of:=IF(ABS([.S113]-[.T113])&lt;[.$B$1];[.T113];108-(815-(1500/[.S113]))/[.T113])" office:value-type="float" office:value="5.0121699080283">
            <text:p>5.01217</text:p>
          </table:table-cell>
          <table:table-cell table:style-name="ce2" table:formula="of:=IF(ABS([.T113]-[.U113])&lt;[.$B$1];[.U113];108-(815-(1500/[.T113]))/[.U113])" office:value-type="float" office:value="5.0121699080283">
            <text:p>5.01217</text:p>
          </table:table-cell>
          <table:table-cell table:style-name="ce2" table:formula="of:=IF(ABS([.U113]-[.V113])&lt;[.$B$1];[.V113];108-(815-(1500/[.U113]))/[.V113])" office:value-type="float" office:value="5.0121699080283">
            <text:p>5.01217</text:p>
          </table:table-cell>
          <table:table-cell table:style-name="ce2" table:formula="of:=IF(ABS([.V113]-[.W113])&lt;[.$B$1];[.W113];108-(815-(1500/[.V113]))/[.W113])" office:value-type="float" office:value="5.0121699080283">
            <text:p>5.01217</text:p>
          </table:table-cell>
          <table:table-cell table:style-name="ce2" table:formula="of:=IF(ABS([.W113]-[.X113])&lt;[.$B$1];[.X113];108-(815-(1500/[.W113]))/[.X113])" office:value-type="float" office:value="5.0121699080283">
            <text:p>5.01217</text:p>
          </table:table-cell>
          <table:table-cell table:style-name="ce3" table:formula="of:=IF(ABS([.X113]-[.Y113])&lt;[.$B$1];[.Y113];108-(815-(1500/[.X113]))/[.Y113])" office:value-type="float" office:value="5.0121699080283">
            <text:p>5.01</text:p>
          </table:table-cell>
          <table:table-cell table:number-columns-repeated="998"/>
        </table:table-row>
        <table:table-row table:style-name="ro1">
          <table:table-cell office:value-type="float" office:value="8.25">
            <text:p>8.25000</text:p>
          </table:table-cell>
          <table:table-cell office:value-type="string">
            <text:p><text:s/>6.18181818181818165669</text:p>
          </table:table-cell>
          <table:table-cell table:style-name="ce2" table:formula="of:=108-(815-(1500/[.A114]))/[.B114]" office:value-type="float" office:value="5.5735294117647">
            <text:p>5.57353</text:p>
          </table:table-cell>
          <table:table-cell table:style-name="ce2" table:formula="of:=IF(ABS([.B114]-[.C114])&lt;[.$B$1];[.C114];108-(815-(1500/[.B114]))/[.C114])" office:value-type="float" office:value="5.30870712401037">
            <text:p>5.30871</text:p>
          </table:table-cell>
          <table:table-cell table:style-name="ce2" table:formula="of:=IF(ABS([.C114]-[.D114])&lt;[.$B$1];[.D114];108-(815-(1500/[.C114]))/[.D114])" office:value-type="float" office:value="5.17445328031459">
            <text:p>5.17445</text:p>
          </table:table-cell>
          <table:table-cell table:style-name="ce2" table:formula="of:=IF(ABS([.D114]-[.E114])&lt;[.$B$1];[.E114];108-(815-(1500/[.D114]))/[.E114])" office:value-type="float" office:value="5.10114302173623">
            <text:p>5.10114</text:p>
          </table:table-cell>
          <table:table-cell table:style-name="ce2" table:formula="of:=IF(ABS([.E114]-[.F114])&lt;[.$B$1];[.F114];108-(815-(1500/[.E114]))/[.F114])" office:value-type="float" office:value="5.05948256250591">
            <text:p>5.05948</text:p>
          </table:table-cell>
          <table:table-cell table:style-name="ce2" table:formula="of:=IF(ABS([.F114]-[.G114])&lt;[.$B$1];[.G114];108-(815-(1500/[.F114]))/[.G114])" office:value-type="float" office:value="5.03526992268141">
            <text:p>5.03527</text:p>
          </table:table-cell>
          <table:table-cell table:style-name="ce2" table:formula="of:=IF(ABS([.G114]-[.H114])&lt;[.$B$1];[.H114];108-(815-(1500/[.G114]))/[.H114])" office:value-type="float" office:value="5.02101321782817">
            <text:p>5.02101</text:p>
          </table:table-cell>
          <table:table-cell table:style-name="ce2" table:formula="of:=IF(ABS([.H114]-[.I114])&lt;[.$B$1];[.I114];108-(815-(1500/[.H114]))/[.I114])" office:value-type="float" office:value="5.01254510205129">
            <text:p>5.01255</text:p>
          </table:table-cell>
          <table:table-cell table:style-name="ce2" table:formula="of:=IF(ABS([.I114]-[.J114])&lt;[.$B$1];[.J114];108-(815-(1500/[.I114]))/[.J114])" office:value-type="float" office:value="5.01254510205129">
            <text:p>5.01255</text:p>
          </table:table-cell>
          <table:table-cell table:style-name="ce2" table:formula="of:=IF(ABS([.J114]-[.K114])&lt;[.$B$1];[.K114];108-(815-(1500/[.J114]))/[.K114])" office:value-type="float" office:value="5.01254510205129">
            <text:p>5.01255</text:p>
          </table:table-cell>
          <table:table-cell table:style-name="ce2" table:formula="of:=IF(ABS([.K114]-[.L114])&lt;[.$B$1];[.L114];108-(815-(1500/[.K114]))/[.L114])" office:value-type="float" office:value="5.01254510205129">
            <text:p>5.01255</text:p>
          </table:table-cell>
          <table:table-cell table:style-name="ce2" table:formula="of:=IF(ABS([.L114]-[.M114])&lt;[.$B$1];[.M114];108-(815-(1500/[.L114]))/[.M114])" office:value-type="float" office:value="5.01254510205129">
            <text:p>5.01255</text:p>
          </table:table-cell>
          <table:table-cell table:style-name="ce2" table:formula="of:=IF(ABS([.M114]-[.N114])&lt;[.$B$1];[.N114];108-(815-(1500/[.M114]))/[.N114])" office:value-type="float" office:value="5.01254510205129">
            <text:p>5.01255</text:p>
          </table:table-cell>
          <table:table-cell table:style-name="ce2" table:formula="of:=IF(ABS([.N114]-[.O114])&lt;[.$B$1];[.O114];108-(815-(1500/[.N114]))/[.O114])" office:value-type="float" office:value="5.01254510205129">
            <text:p>5.01255</text:p>
          </table:table-cell>
          <table:table-cell table:style-name="ce2" table:formula="of:=IF(ABS([.O114]-[.P114])&lt;[.$B$1];[.P114];108-(815-(1500/[.O114]))/[.P114])" office:value-type="float" office:value="5.01254510205129">
            <text:p>5.01255</text:p>
          </table:table-cell>
          <table:table-cell table:style-name="ce2" table:formula="of:=IF(ABS([.P114]-[.Q114])&lt;[.$B$1];[.Q114];108-(815-(1500/[.P114]))/[.Q114])" office:value-type="float" office:value="5.01254510205129">
            <text:p>5.01255</text:p>
          </table:table-cell>
          <table:table-cell table:style-name="ce2" table:formula="of:=IF(ABS([.Q114]-[.R114])&lt;[.$B$1];[.R114];108-(815-(1500/[.Q114]))/[.R114])" office:value-type="float" office:value="5.01254510205129">
            <text:p>5.01255</text:p>
          </table:table-cell>
          <table:table-cell table:style-name="ce2" table:formula="of:=IF(ABS([.R114]-[.S114])&lt;[.$B$1];[.S114];108-(815-(1500/[.R114]))/[.S114])" office:value-type="float" office:value="5.01254510205129">
            <text:p>5.01255</text:p>
          </table:table-cell>
          <table:table-cell table:style-name="ce2" table:formula="of:=IF(ABS([.S114]-[.T114])&lt;[.$B$1];[.T114];108-(815-(1500/[.S114]))/[.T114])" office:value-type="float" office:value="5.01254510205129">
            <text:p>5.01255</text:p>
          </table:table-cell>
          <table:table-cell table:style-name="ce2" table:formula="of:=IF(ABS([.T114]-[.U114])&lt;[.$B$1];[.U114];108-(815-(1500/[.T114]))/[.U114])" office:value-type="float" office:value="5.01254510205129">
            <text:p>5.01255</text:p>
          </table:table-cell>
          <table:table-cell table:style-name="ce2" table:formula="of:=IF(ABS([.U114]-[.V114])&lt;[.$B$1];[.V114];108-(815-(1500/[.U114]))/[.V114])" office:value-type="float" office:value="5.01254510205129">
            <text:p>5.01255</text:p>
          </table:table-cell>
          <table:table-cell table:style-name="ce2" table:formula="of:=IF(ABS([.V114]-[.W114])&lt;[.$B$1];[.W114];108-(815-(1500/[.V114]))/[.W114])" office:value-type="float" office:value="5.01254510205129">
            <text:p>5.01255</text:p>
          </table:table-cell>
          <table:table-cell table:style-name="ce2" table:formula="of:=IF(ABS([.W114]-[.X114])&lt;[.$B$1];[.X114];108-(815-(1500/[.W114]))/[.X114])" office:value-type="float" office:value="5.01254510205129">
            <text:p>5.01255</text:p>
          </table:table-cell>
          <table:table-cell table:style-name="ce3" table:formula="of:=IF(ABS([.X114]-[.Y114])&lt;[.$B$1];[.Y114];108-(815-(1500/[.X114]))/[.Y114])" office:value-type="float" office:value="5.01254510205129">
            <text:p>5.01</text:p>
          </table:table-cell>
          <table:table-cell table:number-columns-repeated="998"/>
        </table:table-row>
        <table:table-row table:style-name="ro1">
          <table:table-cell office:value-type="float" office:value="8.5">
            <text:p>8.50000</text:p>
          </table:table-cell>
          <table:table-cell office:value-type="string">
            <text:p><text:s/>6.23529411764705887578</text:p>
          </table:table-cell>
          <table:table-cell table:style-name="ce2" table:formula="of:=108-(815-(1500/[.A115]))/[.B115]" office:value-type="float" office:value="5.59433962264151">
            <text:p>5.59434</text:p>
          </table:table-cell>
          <table:table-cell table:style-name="ce2" table:formula="of:=IF(ABS([.B115]-[.C115])&lt;[.$B$1];[.C115];108-(815-(1500/[.B115]))/[.C115])" office:value-type="float" office:value="5.31871838111304">
            <text:p>5.31872</text:p>
          </table:table-cell>
          <table:table-cell table:style-name="ce2" table:formula="of:=IF(ABS([.C115]-[.D115])&lt;[.$B$1];[.D115];108-(815-(1500/[.C115]))/[.D115])" office:value-type="float" office:value="5.17977171845386">
            <text:p>5.17977</text:p>
          </table:table-cell>
          <table:table-cell table:style-name="ce2" table:formula="of:=IF(ABS([.D115]-[.E115])&lt;[.$B$1];[.E115];108-(815-(1500/[.D115]))/[.E115])" office:value-type="float" office:value="5.10411948340266">
            <text:p>5.10412</text:p>
          </table:table-cell>
          <table:table-cell table:style-name="ce2" table:formula="of:=IF(ABS([.E115]-[.F115])&lt;[.$B$1];[.F115];108-(815-(1500/[.E115]))/[.F115])" office:value-type="float" office:value="5.06119732371063">
            <text:p>5.06120</text:p>
          </table:table-cell>
          <table:table-cell table:style-name="ce2" table:formula="of:=IF(ABS([.F115]-[.G115])&lt;[.$B$1];[.G115];108-(815-(1500/[.F115]))/[.G115])" office:value-type="float" office:value="5.03627442283987">
            <text:p>5.03627</text:p>
          </table:table-cell>
          <table:table-cell table:style-name="ce2" table:formula="of:=IF(ABS([.G115]-[.H115])&lt;[.$B$1];[.H115];108-(815-(1500/[.G115]))/[.H115])" office:value-type="float" office:value="5.02160805048271">
            <text:p>5.02161</text:p>
          </table:table-cell>
          <table:table-cell table:style-name="ce2" table:formula="of:=IF(ABS([.H115]-[.I115])&lt;[.$B$1];[.I115];108-(815-(1500/[.H115]))/[.I115])" office:value-type="float" office:value="5.01291221937973">
            <text:p>5.01291</text:p>
          </table:table-cell>
          <table:table-cell table:style-name="ce2" table:formula="of:=IF(ABS([.I115]-[.J115])&lt;[.$B$1];[.J115];108-(815-(1500/[.I115]))/[.J115])" office:value-type="float" office:value="5.01291221937973">
            <text:p>5.01291</text:p>
          </table:table-cell>
          <table:table-cell table:style-name="ce2" table:formula="of:=IF(ABS([.J115]-[.K115])&lt;[.$B$1];[.K115];108-(815-(1500/[.J115]))/[.K115])" office:value-type="float" office:value="5.01291221937973">
            <text:p>5.01291</text:p>
          </table:table-cell>
          <table:table-cell table:style-name="ce2" table:formula="of:=IF(ABS([.K115]-[.L115])&lt;[.$B$1];[.L115];108-(815-(1500/[.K115]))/[.L115])" office:value-type="float" office:value="5.01291221937973">
            <text:p>5.01291</text:p>
          </table:table-cell>
          <table:table-cell table:style-name="ce2" table:formula="of:=IF(ABS([.L115]-[.M115])&lt;[.$B$1];[.M115];108-(815-(1500/[.L115]))/[.M115])" office:value-type="float" office:value="5.01291221937973">
            <text:p>5.01291</text:p>
          </table:table-cell>
          <table:table-cell table:style-name="ce2" table:formula="of:=IF(ABS([.M115]-[.N115])&lt;[.$B$1];[.N115];108-(815-(1500/[.M115]))/[.N115])" office:value-type="float" office:value="5.01291221937973">
            <text:p>5.01291</text:p>
          </table:table-cell>
          <table:table-cell table:style-name="ce2" table:formula="of:=IF(ABS([.N115]-[.O115])&lt;[.$B$1];[.O115];108-(815-(1500/[.N115]))/[.O115])" office:value-type="float" office:value="5.01291221937973">
            <text:p>5.01291</text:p>
          </table:table-cell>
          <table:table-cell table:style-name="ce2" table:formula="of:=IF(ABS([.O115]-[.P115])&lt;[.$B$1];[.P115];108-(815-(1500/[.O115]))/[.P115])" office:value-type="float" office:value="5.01291221937973">
            <text:p>5.01291</text:p>
          </table:table-cell>
          <table:table-cell table:style-name="ce2" table:formula="of:=IF(ABS([.P115]-[.Q115])&lt;[.$B$1];[.Q115];108-(815-(1500/[.P115]))/[.Q115])" office:value-type="float" office:value="5.01291221937973">
            <text:p>5.01291</text:p>
          </table:table-cell>
          <table:table-cell table:style-name="ce2" table:formula="of:=IF(ABS([.Q115]-[.R115])&lt;[.$B$1];[.R115];108-(815-(1500/[.Q115]))/[.R115])" office:value-type="float" office:value="5.01291221937973">
            <text:p>5.01291</text:p>
          </table:table-cell>
          <table:table-cell table:style-name="ce2" table:formula="of:=IF(ABS([.R115]-[.S115])&lt;[.$B$1];[.S115];108-(815-(1500/[.R115]))/[.S115])" office:value-type="float" office:value="5.01291221937973">
            <text:p>5.01291</text:p>
          </table:table-cell>
          <table:table-cell table:style-name="ce2" table:formula="of:=IF(ABS([.S115]-[.T115])&lt;[.$B$1];[.T115];108-(815-(1500/[.S115]))/[.T115])" office:value-type="float" office:value="5.01291221937973">
            <text:p>5.01291</text:p>
          </table:table-cell>
          <table:table-cell table:style-name="ce2" table:formula="of:=IF(ABS([.T115]-[.U115])&lt;[.$B$1];[.U115];108-(815-(1500/[.T115]))/[.U115])" office:value-type="float" office:value="5.01291221937973">
            <text:p>5.01291</text:p>
          </table:table-cell>
          <table:table-cell table:style-name="ce2" table:formula="of:=IF(ABS([.U115]-[.V115])&lt;[.$B$1];[.V115];108-(815-(1500/[.U115]))/[.V115])" office:value-type="float" office:value="5.01291221937973">
            <text:p>5.01291</text:p>
          </table:table-cell>
          <table:table-cell table:style-name="ce2" table:formula="of:=IF(ABS([.V115]-[.W115])&lt;[.$B$1];[.W115];108-(815-(1500/[.V115]))/[.W115])" office:value-type="float" office:value="5.01291221937973">
            <text:p>5.01291</text:p>
          </table:table-cell>
          <table:table-cell table:style-name="ce2" table:formula="of:=IF(ABS([.W115]-[.X115])&lt;[.$B$1];[.X115];108-(815-(1500/[.W115]))/[.X115])" office:value-type="float" office:value="5.01291221937973">
            <text:p>5.01291</text:p>
          </table:table-cell>
          <table:table-cell table:style-name="ce3" table:formula="of:=IF(ABS([.X115]-[.Y115])&lt;[.$B$1];[.Y115];108-(815-(1500/[.X115]))/[.Y115])" office:value-type="float" office:value="5.01291221937973">
            <text:p>5.01</text:p>
          </table:table-cell>
          <table:table-cell table:number-columns-repeated="998"/>
        </table:table-row>
        <table:table-row table:style-name="ro1">
          <table:table-cell office:value-type="float" office:value="8.75">
            <text:p>8.75000</text:p>
          </table:table-cell>
          <table:table-cell office:value-type="string">
            <text:p><text:s/>6.28571428571428558740</text:p>
          </table:table-cell>
          <table:table-cell table:style-name="ce2" table:formula="of:=108-(815-(1500/[.A116]))/[.B116]" office:value-type="float" office:value="5.61363636363636">
            <text:p>5.61364</text:p>
          </table:table-cell>
          <table:table-cell table:style-name="ce2" table:formula="of:=IF(ABS([.B116]-[.C116])&lt;[.$B$1];[.C116];108-(815-(1500/[.B116]))/[.C116])" office:value-type="float" office:value="5.327935222672">
            <text:p>5.32794</text:p>
          </table:table-cell>
          <table:table-cell table:style-name="ce2" table:formula="of:=IF(ABS([.C116]-[.D116])&lt;[.$B$1];[.D116];108-(815-(1500/[.C116]))/[.D116])" office:value-type="float" office:value="5.18465045592576">
            <text:p>5.18465</text:p>
          </table:table-cell>
          <table:table-cell table:style-name="ce2" table:formula="of:=IF(ABS([.D116]-[.E116])&lt;[.$B$1];[.E116];108-(815-(1500/[.D116]))/[.E116])" office:value-type="float" office:value="5.10684449653087">
            <text:p>5.10684</text:p>
          </table:table-cell>
          <table:table-cell table:style-name="ce2" table:formula="of:=IF(ABS([.E116]-[.F116])&lt;[.$B$1];[.F116];108-(815-(1500/[.E116]))/[.F116])" office:value-type="float" office:value="5.06276546845953">
            <text:p>5.06277</text:p>
          </table:table-cell>
          <table:table-cell table:style-name="ce2" table:formula="of:=IF(ABS([.F116]-[.G116])&lt;[.$B$1];[.G116];108-(815-(1500/[.F116]))/[.G116])" office:value-type="float" office:value="5.03719239202489">
            <text:p>5.03719</text:p>
          </table:table-cell>
          <table:table-cell table:style-name="ce2" table:formula="of:=IF(ABS([.G116]-[.H116])&lt;[.$B$1];[.H116];108-(815-(1500/[.G116]))/[.H116])" office:value-type="float" office:value="5.02215048229633">
            <text:p>5.02215</text:p>
          </table:table-cell>
          <table:table-cell table:style-name="ce2" table:formula="of:=IF(ABS([.H116]-[.I116])&lt;[.$B$1];[.I116];108-(815-(1500/[.H116]))/[.I116])" office:value-type="float" office:value="5.01322797510393">
            <text:p>5.01323</text:p>
          </table:table-cell>
          <table:table-cell table:style-name="ce2" table:formula="of:=IF(ABS([.I116]-[.J116])&lt;[.$B$1];[.J116];108-(815-(1500/[.I116]))/[.J116])" office:value-type="float" office:value="5.01322797510393">
            <text:p>5.01323</text:p>
          </table:table-cell>
          <table:table-cell table:style-name="ce2" table:formula="of:=IF(ABS([.J116]-[.K116])&lt;[.$B$1];[.K116];108-(815-(1500/[.J116]))/[.K116])" office:value-type="float" office:value="5.01322797510393">
            <text:p>5.01323</text:p>
          </table:table-cell>
          <table:table-cell table:style-name="ce2" table:formula="of:=IF(ABS([.K116]-[.L116])&lt;[.$B$1];[.L116];108-(815-(1500/[.K116]))/[.L116])" office:value-type="float" office:value="5.01322797510393">
            <text:p>5.01323</text:p>
          </table:table-cell>
          <table:table-cell table:style-name="ce2" table:formula="of:=IF(ABS([.L116]-[.M116])&lt;[.$B$1];[.M116];108-(815-(1500/[.L116]))/[.M116])" office:value-type="float" office:value="5.01322797510393">
            <text:p>5.01323</text:p>
          </table:table-cell>
          <table:table-cell table:style-name="ce2" table:formula="of:=IF(ABS([.M116]-[.N116])&lt;[.$B$1];[.N116];108-(815-(1500/[.M116]))/[.N116])" office:value-type="float" office:value="5.01322797510393">
            <text:p>5.01323</text:p>
          </table:table-cell>
          <table:table-cell table:style-name="ce2" table:formula="of:=IF(ABS([.N116]-[.O116])&lt;[.$B$1];[.O116];108-(815-(1500/[.N116]))/[.O116])" office:value-type="float" office:value="5.01322797510393">
            <text:p>5.01323</text:p>
          </table:table-cell>
          <table:table-cell table:style-name="ce2" table:formula="of:=IF(ABS([.O116]-[.P116])&lt;[.$B$1];[.P116];108-(815-(1500/[.O116]))/[.P116])" office:value-type="float" office:value="5.01322797510393">
            <text:p>5.01323</text:p>
          </table:table-cell>
          <table:table-cell table:style-name="ce2" table:formula="of:=IF(ABS([.P116]-[.Q116])&lt;[.$B$1];[.Q116];108-(815-(1500/[.P116]))/[.Q116])" office:value-type="float" office:value="5.01322797510393">
            <text:p>5.01323</text:p>
          </table:table-cell>
          <table:table-cell table:style-name="ce2" table:formula="of:=IF(ABS([.Q116]-[.R116])&lt;[.$B$1];[.R116];108-(815-(1500/[.Q116]))/[.R116])" office:value-type="float" office:value="5.01322797510393">
            <text:p>5.01323</text:p>
          </table:table-cell>
          <table:table-cell table:style-name="ce2" table:formula="of:=IF(ABS([.R116]-[.S116])&lt;[.$B$1];[.S116];108-(815-(1500/[.R116]))/[.S116])" office:value-type="float" office:value="5.01322797510393">
            <text:p>5.01323</text:p>
          </table:table-cell>
          <table:table-cell table:style-name="ce2" table:formula="of:=IF(ABS([.S116]-[.T116])&lt;[.$B$1];[.T116];108-(815-(1500/[.S116]))/[.T116])" office:value-type="float" office:value="5.01322797510393">
            <text:p>5.01323</text:p>
          </table:table-cell>
          <table:table-cell table:style-name="ce2" table:formula="of:=IF(ABS([.T116]-[.U116])&lt;[.$B$1];[.U116];108-(815-(1500/[.T116]))/[.U116])" office:value-type="float" office:value="5.01322797510393">
            <text:p>5.01323</text:p>
          </table:table-cell>
          <table:table-cell table:style-name="ce2" table:formula="of:=IF(ABS([.U116]-[.V116])&lt;[.$B$1];[.V116];108-(815-(1500/[.U116]))/[.V116])" office:value-type="float" office:value="5.01322797510393">
            <text:p>5.01323</text:p>
          </table:table-cell>
          <table:table-cell table:style-name="ce2" table:formula="of:=IF(ABS([.V116]-[.W116])&lt;[.$B$1];[.W116];108-(815-(1500/[.V116]))/[.W116])" office:value-type="float" office:value="5.01322797510393">
            <text:p>5.01323</text:p>
          </table:table-cell>
          <table:table-cell table:style-name="ce2" table:formula="of:=IF(ABS([.W116]-[.X116])&lt;[.$B$1];[.X116];108-(815-(1500/[.W116]))/[.X116])" office:value-type="float" office:value="5.01322797510393">
            <text:p>5.01323</text:p>
          </table:table-cell>
          <table:table-cell table:style-name="ce3" table:formula="of:=IF(ABS([.X116]-[.Y116])&lt;[.$B$1];[.Y116];108-(815-(1500/[.X116]))/[.Y116])" office:value-type="float" office:value="5.01322797510393">
            <text:p>5.01</text:p>
          </table:table-cell>
          <table:table-cell table:number-columns-repeated="998"/>
        </table:table-row>
        <table:table-row table:style-name="ro1">
          <table:table-cell office:value-type="float" office:value="9">
            <text:p>9.00000</text:p>
          </table:table-cell>
          <table:table-cell office:value-type="string">
            <text:p><text:s/>6.33333333333333303727</text:p>
          </table:table-cell>
          <table:table-cell table:style-name="ce2" table:formula="of:=108-(815-(1500/[.A117]))/[.B117]" office:value-type="float" office:value="5.63157894736841">
            <text:p>5.63158</text:p>
          </table:table-cell>
          <table:table-cell table:style-name="ce2" table:formula="of:=IF(ABS([.B117]-[.C117])&lt;[.$B$1];[.C117];108-(815-(1500/[.B117]))/[.C117])" office:value-type="float" office:value="5.33644859813066">
            <text:p>5.33645</text:p>
          </table:table-cell>
          <table:table-cell table:style-name="ce2" table:formula="of:=IF(ABS([.C117]-[.D117])&lt;[.$B$1];[.D117];108-(815-(1500/[.C117]))/[.D117])" office:value-type="float" office:value="5.18914185638887">
            <text:p>5.18914</text:p>
          </table:table-cell>
          <table:table-cell table:style-name="ce2" table:formula="of:=IF(ABS([.D117]-[.E117])&lt;[.$B$1];[.E117];108-(815-(1500/[.D117]))/[.E117])" office:value-type="float" office:value="5.10934863307608">
            <text:p>5.10935</text:p>
          </table:table-cell>
          <table:table-cell table:style-name="ce2" table:formula="of:=IF(ABS([.E117]-[.F117])&lt;[.$B$1];[.F117];108-(815-(1500/[.E117]))/[.F117])" office:value-type="float" office:value="5.06420503206509">
            <text:p>5.06421</text:p>
          </table:table-cell>
          <table:table-cell table:style-name="ce2" table:formula="of:=IF(ABS([.F117]-[.G117])&lt;[.$B$1];[.G117];108-(815-(1500/[.F117]))/[.G117])" office:value-type="float" office:value="5.03803459171219">
            <text:p>5.03803</text:p>
          </table:table-cell>
          <table:table-cell table:style-name="ce2" table:formula="of:=IF(ABS([.G117]-[.H117])&lt;[.$B$1];[.H117];108-(815-(1500/[.G117]))/[.H117])" office:value-type="float" office:value="5.02264797825282">
            <text:p>5.02265</text:p>
          </table:table-cell>
          <table:table-cell table:style-name="ce2" table:formula="of:=IF(ABS([.H117]-[.I117])&lt;[.$B$1];[.I117];108-(815-(1500/[.H117]))/[.I117])" office:value-type="float" office:value="5.01351772287526">
            <text:p>5.01352</text:p>
          </table:table-cell>
          <table:table-cell table:style-name="ce2" table:formula="of:=IF(ABS([.I117]-[.J117])&lt;[.$B$1];[.J117];108-(815-(1500/[.I117]))/[.J117])" office:value-type="float" office:value="5.01351772287526">
            <text:p>5.01352</text:p>
          </table:table-cell>
          <table:table-cell table:style-name="ce2" table:formula="of:=IF(ABS([.J117]-[.K117])&lt;[.$B$1];[.K117];108-(815-(1500/[.J117]))/[.K117])" office:value-type="float" office:value="5.01351772287526">
            <text:p>5.01352</text:p>
          </table:table-cell>
          <table:table-cell table:style-name="ce2" table:formula="of:=IF(ABS([.K117]-[.L117])&lt;[.$B$1];[.L117];108-(815-(1500/[.K117]))/[.L117])" office:value-type="float" office:value="5.01351772287526">
            <text:p>5.01352</text:p>
          </table:table-cell>
          <table:table-cell table:style-name="ce2" table:formula="of:=IF(ABS([.L117]-[.M117])&lt;[.$B$1];[.M117];108-(815-(1500/[.L117]))/[.M117])" office:value-type="float" office:value="5.01351772287526">
            <text:p>5.01352</text:p>
          </table:table-cell>
          <table:table-cell table:style-name="ce2" table:formula="of:=IF(ABS([.M117]-[.N117])&lt;[.$B$1];[.N117];108-(815-(1500/[.M117]))/[.N117])" office:value-type="float" office:value="5.01351772287526">
            <text:p>5.01352</text:p>
          </table:table-cell>
          <table:table-cell table:style-name="ce2" table:formula="of:=IF(ABS([.N117]-[.O117])&lt;[.$B$1];[.O117];108-(815-(1500/[.N117]))/[.O117])" office:value-type="float" office:value="5.01351772287526">
            <text:p>5.01352</text:p>
          </table:table-cell>
          <table:table-cell table:style-name="ce2" table:formula="of:=IF(ABS([.O117]-[.P117])&lt;[.$B$1];[.P117];108-(815-(1500/[.O117]))/[.P117])" office:value-type="float" office:value="5.01351772287526">
            <text:p>5.01352</text:p>
          </table:table-cell>
          <table:table-cell table:style-name="ce2" table:formula="of:=IF(ABS([.P117]-[.Q117])&lt;[.$B$1];[.Q117];108-(815-(1500/[.P117]))/[.Q117])" office:value-type="float" office:value="5.01351772287526">
            <text:p>5.01352</text:p>
          </table:table-cell>
          <table:table-cell table:style-name="ce2" table:formula="of:=IF(ABS([.Q117]-[.R117])&lt;[.$B$1];[.R117];108-(815-(1500/[.Q117]))/[.R117])" office:value-type="float" office:value="5.01351772287526">
            <text:p>5.01352</text:p>
          </table:table-cell>
          <table:table-cell table:style-name="ce2" table:formula="of:=IF(ABS([.R117]-[.S117])&lt;[.$B$1];[.S117];108-(815-(1500/[.R117]))/[.S117])" office:value-type="float" office:value="5.01351772287526">
            <text:p>5.01352</text:p>
          </table:table-cell>
          <table:table-cell table:style-name="ce2" table:formula="of:=IF(ABS([.S117]-[.T117])&lt;[.$B$1];[.T117];108-(815-(1500/[.S117]))/[.T117])" office:value-type="float" office:value="5.01351772287526">
            <text:p>5.01352</text:p>
          </table:table-cell>
          <table:table-cell table:style-name="ce2" table:formula="of:=IF(ABS([.T117]-[.U117])&lt;[.$B$1];[.U117];108-(815-(1500/[.T117]))/[.U117])" office:value-type="float" office:value="5.01351772287526">
            <text:p>5.01352</text:p>
          </table:table-cell>
          <table:table-cell table:style-name="ce2" table:formula="of:=IF(ABS([.U117]-[.V117])&lt;[.$B$1];[.V117];108-(815-(1500/[.U117]))/[.V117])" office:value-type="float" office:value="5.01351772287526">
            <text:p>5.01352</text:p>
          </table:table-cell>
          <table:table-cell table:style-name="ce2" table:formula="of:=IF(ABS([.V117]-[.W117])&lt;[.$B$1];[.W117];108-(815-(1500/[.V117]))/[.W117])" office:value-type="float" office:value="5.01351772287526">
            <text:p>5.01352</text:p>
          </table:table-cell>
          <table:table-cell table:style-name="ce2" table:formula="of:=IF(ABS([.W117]-[.X117])&lt;[.$B$1];[.X117];108-(815-(1500/[.W117]))/[.X117])" office:value-type="float" office:value="5.01351772287526">
            <text:p>5.01352</text:p>
          </table:table-cell>
          <table:table-cell table:style-name="ce3" table:formula="of:=IF(ABS([.X117]-[.Y117])&lt;[.$B$1];[.Y117];108-(815-(1500/[.X117]))/[.Y117])" office:value-type="float" office:value="5.01351772287526">
            <text:p>5.01</text:p>
          </table:table-cell>
          <table:table-cell table:number-columns-repeated="998"/>
        </table:table-row>
        <table:table-row table:style-name="ro1">
          <table:table-cell office:value-type="float" office:value="9.25">
            <text:p>9.25000</text:p>
          </table:table-cell>
          <table:table-cell office:value-type="string">
            <text:p><text:s/>6.37837837837837806632</text:p>
          </table:table-cell>
          <table:table-cell table:style-name="ce2" table:formula="of:=108-(815-(1500/[.A118]))/[.B118]" office:value-type="float" office:value="5.64830508474576">
            <text:p>5.64831</text:p>
          </table:table-cell>
          <table:table-cell table:style-name="ce2" table:formula="of:=IF(ABS([.B118]-[.C118])&lt;[.$B$1];[.C118];108-(815-(1500/[.B118]))/[.C118])" office:value-type="float" office:value="5.34433608402091">
            <text:p>5.34434</text:p>
          </table:table-cell>
          <table:table-cell table:style-name="ce2" table:formula="of:=IF(ABS([.C118]-[.D118])&lt;[.$B$1];[.D118];108-(815-(1500/[.C118]))/[.D118])" office:value-type="float" office:value="5.19329028635418">
            <text:p>5.19329</text:p>
          </table:table-cell>
          <table:table-cell table:style-name="ce2" table:formula="of:=IF(ABS([.D118]-[.E118])&lt;[.$B$1];[.E118];108-(815-(1500/[.D118]))/[.E118])" office:value-type="float" office:value="5.11165770194123">
            <text:p>5.11166</text:p>
          </table:table-cell>
          <table:table-cell table:style-name="ce2" table:formula="of:=IF(ABS([.E118]-[.F118])&lt;[.$B$1];[.F118];108-(815-(1500/[.E118]))/[.F118])" office:value-type="float" office:value="5.0655312076815">
            <text:p>5.06553</text:p>
          </table:table-cell>
          <table:table-cell table:style-name="ce2" table:formula="of:=IF(ABS([.F118]-[.G118])&lt;[.$B$1];[.G118];108-(815-(1500/[.F118]))/[.G118])" office:value-type="float" office:value="5.03881005747122">
            <text:p>5.03881</text:p>
          </table:table-cell>
          <table:table-cell table:style-name="ce2" table:formula="of:=IF(ABS([.G118]-[.H118])&lt;[.$B$1];[.H118];108-(815-(1500/[.G118]))/[.H118])" office:value-type="float" office:value="5.02310642255927">
            <text:p>5.02311</text:p>
          </table:table-cell>
          <table:table-cell table:style-name="ce2" table:formula="of:=IF(ABS([.H118]-[.I118])&lt;[.$B$1];[.I118];108-(815-(1500/[.H118]))/[.I118])" office:value-type="float" office:value="5.01379495101352">
            <text:p>5.01379</text:p>
          </table:table-cell>
          <table:table-cell table:style-name="ce2" table:formula="of:=IF(ABS([.I118]-[.J118])&lt;[.$B$1];[.J118];108-(815-(1500/[.I118]))/[.J118])" office:value-type="float" office:value="5.01379495101352">
            <text:p>5.01379</text:p>
          </table:table-cell>
          <table:table-cell table:style-name="ce2" table:formula="of:=IF(ABS([.J118]-[.K118])&lt;[.$B$1];[.K118];108-(815-(1500/[.J118]))/[.K118])" office:value-type="float" office:value="5.01379495101352">
            <text:p>5.01379</text:p>
          </table:table-cell>
          <table:table-cell table:style-name="ce2" table:formula="of:=IF(ABS([.K118]-[.L118])&lt;[.$B$1];[.L118];108-(815-(1500/[.K118]))/[.L118])" office:value-type="float" office:value="5.01379495101352">
            <text:p>5.01379</text:p>
          </table:table-cell>
          <table:table-cell table:style-name="ce2" table:formula="of:=IF(ABS([.L118]-[.M118])&lt;[.$B$1];[.M118];108-(815-(1500/[.L118]))/[.M118])" office:value-type="float" office:value="5.01379495101352">
            <text:p>5.01379</text:p>
          </table:table-cell>
          <table:table-cell table:style-name="ce2" table:formula="of:=IF(ABS([.M118]-[.N118])&lt;[.$B$1];[.N118];108-(815-(1500/[.M118]))/[.N118])" office:value-type="float" office:value="5.01379495101352">
            <text:p>5.01379</text:p>
          </table:table-cell>
          <table:table-cell table:style-name="ce2" table:formula="of:=IF(ABS([.N118]-[.O118])&lt;[.$B$1];[.O118];108-(815-(1500/[.N118]))/[.O118])" office:value-type="float" office:value="5.01379495101352">
            <text:p>5.01379</text:p>
          </table:table-cell>
          <table:table-cell table:style-name="ce2" table:formula="of:=IF(ABS([.O118]-[.P118])&lt;[.$B$1];[.P118];108-(815-(1500/[.O118]))/[.P118])" office:value-type="float" office:value="5.01379495101352">
            <text:p>5.01379</text:p>
          </table:table-cell>
          <table:table-cell table:style-name="ce2" table:formula="of:=IF(ABS([.P118]-[.Q118])&lt;[.$B$1];[.Q118];108-(815-(1500/[.P118]))/[.Q118])" office:value-type="float" office:value="5.01379495101352">
            <text:p>5.01379</text:p>
          </table:table-cell>
          <table:table-cell table:style-name="ce2" table:formula="of:=IF(ABS([.Q118]-[.R118])&lt;[.$B$1];[.R118];108-(815-(1500/[.Q118]))/[.R118])" office:value-type="float" office:value="5.01379495101352">
            <text:p>5.01379</text:p>
          </table:table-cell>
          <table:table-cell table:style-name="ce2" table:formula="of:=IF(ABS([.R118]-[.S118])&lt;[.$B$1];[.S118];108-(815-(1500/[.R118]))/[.S118])" office:value-type="float" office:value="5.01379495101352">
            <text:p>5.01379</text:p>
          </table:table-cell>
          <table:table-cell table:style-name="ce2" table:formula="of:=IF(ABS([.S118]-[.T118])&lt;[.$B$1];[.T118];108-(815-(1500/[.S118]))/[.T118])" office:value-type="float" office:value="5.01379495101352">
            <text:p>5.01379</text:p>
          </table:table-cell>
          <table:table-cell table:style-name="ce2" table:formula="of:=IF(ABS([.T118]-[.U118])&lt;[.$B$1];[.U118];108-(815-(1500/[.T118]))/[.U118])" office:value-type="float" office:value="5.01379495101352">
            <text:p>5.01379</text:p>
          </table:table-cell>
          <table:table-cell table:style-name="ce2" table:formula="of:=IF(ABS([.U118]-[.V118])&lt;[.$B$1];[.V118];108-(815-(1500/[.U118]))/[.V118])" office:value-type="float" office:value="5.01379495101352">
            <text:p>5.01379</text:p>
          </table:table-cell>
          <table:table-cell table:style-name="ce2" table:formula="of:=IF(ABS([.V118]-[.W118])&lt;[.$B$1];[.W118];108-(815-(1500/[.V118]))/[.W118])" office:value-type="float" office:value="5.01379495101352">
            <text:p>5.01379</text:p>
          </table:table-cell>
          <table:table-cell table:style-name="ce2" table:formula="of:=IF(ABS([.W118]-[.X118])&lt;[.$B$1];[.X118];108-(815-(1500/[.W118]))/[.X118])" office:value-type="float" office:value="5.01379495101352">
            <text:p>5.01379</text:p>
          </table:table-cell>
          <table:table-cell table:style-name="ce3" table:formula="of:=IF(ABS([.X118]-[.Y118])&lt;[.$B$1];[.Y118];108-(815-(1500/[.X118]))/[.Y118])" office:value-type="float" office:value="5.01379495101352">
            <text:p>5.01</text:p>
          </table:table-cell>
          <table:table-cell table:number-columns-repeated="998"/>
        </table:table-row>
        <table:table-row table:style-name="ro1">
          <table:table-cell office:value-type="float" office:value="9.5">
            <text:p>9.50000</text:p>
          </table:table-cell>
          <table:table-cell office:value-type="string">
            <text:p><text:s/>6.42105263157894690096</text:p>
          </table:table-cell>
          <table:table-cell table:style-name="ce2" table:formula="of:=108-(815-(1500/[.A119]))/[.B119]" office:value-type="float" office:value="5.66393442622949">
            <text:p>5.66393</text:p>
          </table:table-cell>
          <table:table-cell table:style-name="ce2" table:formula="of:=IF(ABS([.B119]-[.C119])&lt;[.$B$1];[.C119];108-(815-(1500/[.B119]))/[.C119])" office:value-type="float" office:value="5.35166425470297">
            <text:p>5.35166</text:p>
          </table:table-cell>
          <table:table-cell table:style-name="ce2" table:formula="of:=IF(ABS([.C119]-[.D119])&lt;[.$B$1];[.D119];108-(815-(1500/[.C119]))/[.D119])" office:value-type="float" office:value="5.19713358571526">
            <text:p>5.19713</text:p>
          </table:table-cell>
          <table:table-cell table:style-name="ce2" table:formula="of:=IF(ABS([.D119]-[.E119])&lt;[.$B$1];[.E119];108-(815-(1500/[.D119]))/[.E119])" office:value-type="float" office:value="5.11379364157877">
            <text:p>5.11379</text:p>
          </table:table-cell>
          <table:table-cell table:style-name="ce2" table:formula="of:=IF(ABS([.E119]-[.F119])&lt;[.$B$1];[.F119];108-(815-(1500/[.E119]))/[.F119])" office:value-type="float" office:value="5.06675688071169">
            <text:p>5.06676</text:p>
          </table:table-cell>
          <table:table-cell table:style-name="ce2" table:formula="of:=IF(ABS([.F119]-[.G119])&lt;[.$B$1];[.G119];108-(815-(1500/[.F119]))/[.G119])" office:value-type="float" office:value="5.0395263479269">
            <text:p>5.03953</text:p>
          </table:table-cell>
          <table:table-cell table:style-name="ce2" table:formula="of:=IF(ABS([.G119]-[.H119])&lt;[.$B$1];[.H119];108-(815-(1500/[.G119]))/[.H119])" office:value-type="float" office:value="5.02352883276893">
            <text:p>5.02353</text:p>
          </table:table-cell>
          <table:table-cell table:style-name="ce2" table:formula="of:=IF(ABS([.H119]-[.I119])&lt;[.$B$1];[.I119];108-(815-(1500/[.H119]))/[.I119])" office:value-type="float" office:value="5.0140319370401">
            <text:p>5.01403</text:p>
          </table:table-cell>
          <table:table-cell table:style-name="ce2" table:formula="of:=IF(ABS([.I119]-[.J119])&lt;[.$B$1];[.J119];108-(815-(1500/[.I119]))/[.J119])" office:value-type="float" office:value="5.0140319370401">
            <text:p>5.01403</text:p>
          </table:table-cell>
          <table:table-cell table:style-name="ce2" table:formula="of:=IF(ABS([.J119]-[.K119])&lt;[.$B$1];[.K119];108-(815-(1500/[.J119]))/[.K119])" office:value-type="float" office:value="5.0140319370401">
            <text:p>5.01403</text:p>
          </table:table-cell>
          <table:table-cell table:style-name="ce2" table:formula="of:=IF(ABS([.K119]-[.L119])&lt;[.$B$1];[.L119];108-(815-(1500/[.K119]))/[.L119])" office:value-type="float" office:value="5.0140319370401">
            <text:p>5.01403</text:p>
          </table:table-cell>
          <table:table-cell table:style-name="ce2" table:formula="of:=IF(ABS([.L119]-[.M119])&lt;[.$B$1];[.M119];108-(815-(1500/[.L119]))/[.M119])" office:value-type="float" office:value="5.0140319370401">
            <text:p>5.01403</text:p>
          </table:table-cell>
          <table:table-cell table:style-name="ce2" table:formula="of:=IF(ABS([.M119]-[.N119])&lt;[.$B$1];[.N119];108-(815-(1500/[.M119]))/[.N119])" office:value-type="float" office:value="5.0140319370401">
            <text:p>5.01403</text:p>
          </table:table-cell>
          <table:table-cell table:style-name="ce2" table:formula="of:=IF(ABS([.N119]-[.O119])&lt;[.$B$1];[.O119];108-(815-(1500/[.N119]))/[.O119])" office:value-type="float" office:value="5.0140319370401">
            <text:p>5.01403</text:p>
          </table:table-cell>
          <table:table-cell table:style-name="ce2" table:formula="of:=IF(ABS([.O119]-[.P119])&lt;[.$B$1];[.P119];108-(815-(1500/[.O119]))/[.P119])" office:value-type="float" office:value="5.0140319370401">
            <text:p>5.01403</text:p>
          </table:table-cell>
          <table:table-cell table:style-name="ce2" table:formula="of:=IF(ABS([.P119]-[.Q119])&lt;[.$B$1];[.Q119];108-(815-(1500/[.P119]))/[.Q119])" office:value-type="float" office:value="5.0140319370401">
            <text:p>5.01403</text:p>
          </table:table-cell>
          <table:table-cell table:style-name="ce2" table:formula="of:=IF(ABS([.Q119]-[.R119])&lt;[.$B$1];[.R119];108-(815-(1500/[.Q119]))/[.R119])" office:value-type="float" office:value="5.0140319370401">
            <text:p>5.01403</text:p>
          </table:table-cell>
          <table:table-cell table:style-name="ce2" table:formula="of:=IF(ABS([.R119]-[.S119])&lt;[.$B$1];[.S119];108-(815-(1500/[.R119]))/[.S119])" office:value-type="float" office:value="5.0140319370401">
            <text:p>5.01403</text:p>
          </table:table-cell>
          <table:table-cell table:style-name="ce2" table:formula="of:=IF(ABS([.S119]-[.T119])&lt;[.$B$1];[.T119];108-(815-(1500/[.S119]))/[.T119])" office:value-type="float" office:value="5.0140319370401">
            <text:p>5.01403</text:p>
          </table:table-cell>
          <table:table-cell table:style-name="ce2" table:formula="of:=IF(ABS([.T119]-[.U119])&lt;[.$B$1];[.U119];108-(815-(1500/[.T119]))/[.U119])" office:value-type="float" office:value="5.0140319370401">
            <text:p>5.01403</text:p>
          </table:table-cell>
          <table:table-cell table:style-name="ce2" table:formula="of:=IF(ABS([.U119]-[.V119])&lt;[.$B$1];[.V119];108-(815-(1500/[.U119]))/[.V119])" office:value-type="float" office:value="5.0140319370401">
            <text:p>5.01403</text:p>
          </table:table-cell>
          <table:table-cell table:style-name="ce2" table:formula="of:=IF(ABS([.V119]-[.W119])&lt;[.$B$1];[.W119];108-(815-(1500/[.V119]))/[.W119])" office:value-type="float" office:value="5.0140319370401">
            <text:p>5.01403</text:p>
          </table:table-cell>
          <table:table-cell table:style-name="ce2" table:formula="of:=IF(ABS([.W119]-[.X119])&lt;[.$B$1];[.X119];108-(815-(1500/[.W119]))/[.X119])" office:value-type="float" office:value="5.0140319370401">
            <text:p>5.01403</text:p>
          </table:table-cell>
          <table:table-cell table:style-name="ce3" table:formula="of:=IF(ABS([.X119]-[.Y119])&lt;[.$B$1];[.Y119];108-(815-(1500/[.X119]))/[.Y119])" office:value-type="float" office:value="5.0140319370401">
            <text:p>5.01</text:p>
          </table:table-cell>
          <table:table-cell table:number-columns-repeated="998"/>
        </table:table-row>
        <table:table-row table:style-name="ro1">
          <table:table-cell office:value-type="float" office:value="9.75">
            <text:p>9.75000</text:p>
          </table:table-cell>
          <table:table-cell office:value-type="string">
            <text:p><text:s/>6.46153846153846167510</text:p>
          </table:table-cell>
          <table:table-cell table:style-name="ce2" table:formula="of:=108-(815-(1500/[.A120]))/[.B120]" office:value-type="float" office:value="5.67857142857143">
            <text:p>5.67857</text:p>
          </table:table-cell>
          <table:table-cell table:style-name="ce2" table:formula="of:=IF(ABS([.B120]-[.C120])&lt;[.$B$1];[.C120];108-(815-(1500/[.B120]))/[.C120])" office:value-type="float" office:value="5.35849056603777">
            <text:p>5.35849</text:p>
          </table:table-cell>
          <table:table-cell table:style-name="ce2" table:formula="of:=IF(ABS([.C120]-[.D120])&lt;[.$B$1];[.D120];108-(815-(1500/[.C120]))/[.D120])" office:value-type="float" office:value="5.20070422535279">
            <text:p>5.20070</text:p>
          </table:table-cell>
          <table:table-cell table:style-name="ce2" table:formula="of:=IF(ABS([.D120]-[.E120])&lt;[.$B$1];[.E120];108-(815-(1500/[.D120]))/[.E120])" office:value-type="float" office:value="5.11577522005373">
            <text:p>5.11578</text:p>
          </table:table-cell>
          <table:table-cell table:style-name="ce2" table:formula="of:=IF(ABS([.E120]-[.F120])&lt;[.$B$1];[.F120];108-(815-(1500/[.E120]))/[.F120])" office:value-type="float" office:value="5.06789306537024">
            <text:p>5.06789</text:p>
          </table:table-cell>
          <table:table-cell table:style-name="ce2" table:formula="of:=IF(ABS([.F120]-[.G120])&lt;[.$B$1];[.G120];108-(815-(1500/[.F120]))/[.G120])" office:value-type="float" office:value="5.04019011813678">
            <text:p>5.04019</text:p>
          </table:table-cell>
          <table:table-cell table:style-name="ce2" table:formula="of:=IF(ABS([.G120]-[.H120])&lt;[.$B$1];[.H120];108-(815-(1500/[.G120]))/[.H120])" office:value-type="float" office:value="5.02392188444013">
            <text:p>5.02392</text:p>
          </table:table-cell>
          <table:table-cell table:style-name="ce2" table:formula="of:=IF(ABS([.H120]-[.I120])&lt;[.$B$1];[.I120];108-(815-(1500/[.H120]))/[.I120])" office:value-type="float" office:value="5.0142867265223">
            <text:p>5.01429</text:p>
          </table:table-cell>
          <table:table-cell table:style-name="ce2" table:formula="of:=IF(ABS([.I120]-[.J120])&lt;[.$B$1];[.J120];108-(815-(1500/[.I120]))/[.J120])" office:value-type="float" office:value="5.0142867265223">
            <text:p>5.01429</text:p>
          </table:table-cell>
          <table:table-cell table:style-name="ce2" table:formula="of:=IF(ABS([.J120]-[.K120])&lt;[.$B$1];[.K120];108-(815-(1500/[.J120]))/[.K120])" office:value-type="float" office:value="5.0142867265223">
            <text:p>5.01429</text:p>
          </table:table-cell>
          <table:table-cell table:style-name="ce2" table:formula="of:=IF(ABS([.K120]-[.L120])&lt;[.$B$1];[.L120];108-(815-(1500/[.K120]))/[.L120])" office:value-type="float" office:value="5.0142867265223">
            <text:p>5.01429</text:p>
          </table:table-cell>
          <table:table-cell table:style-name="ce2" table:formula="of:=IF(ABS([.L120]-[.M120])&lt;[.$B$1];[.M120];108-(815-(1500/[.L120]))/[.M120])" office:value-type="float" office:value="5.0142867265223">
            <text:p>5.01429</text:p>
          </table:table-cell>
          <table:table-cell table:style-name="ce2" table:formula="of:=IF(ABS([.M120]-[.N120])&lt;[.$B$1];[.N120];108-(815-(1500/[.M120]))/[.N120])" office:value-type="float" office:value="5.0142867265223">
            <text:p>5.01429</text:p>
          </table:table-cell>
          <table:table-cell table:style-name="ce2" table:formula="of:=IF(ABS([.N120]-[.O120])&lt;[.$B$1];[.O120];108-(815-(1500/[.N120]))/[.O120])" office:value-type="float" office:value="5.0142867265223">
            <text:p>5.01429</text:p>
          </table:table-cell>
          <table:table-cell table:style-name="ce2" table:formula="of:=IF(ABS([.O120]-[.P120])&lt;[.$B$1];[.P120];108-(815-(1500/[.O120]))/[.P120])" office:value-type="float" office:value="5.0142867265223">
            <text:p>5.01429</text:p>
          </table:table-cell>
          <table:table-cell table:style-name="ce2" table:formula="of:=IF(ABS([.P120]-[.Q120])&lt;[.$B$1];[.Q120];108-(815-(1500/[.P120]))/[.Q120])" office:value-type="float" office:value="5.0142867265223">
            <text:p>5.01429</text:p>
          </table:table-cell>
          <table:table-cell table:style-name="ce2" table:formula="of:=IF(ABS([.Q120]-[.R120])&lt;[.$B$1];[.R120];108-(815-(1500/[.Q120]))/[.R120])" office:value-type="float" office:value="5.0142867265223">
            <text:p>5.01429</text:p>
          </table:table-cell>
          <table:table-cell table:style-name="ce2" table:formula="of:=IF(ABS([.R120]-[.S120])&lt;[.$B$1];[.S120];108-(815-(1500/[.R120]))/[.S120])" office:value-type="float" office:value="5.0142867265223">
            <text:p>5.01429</text:p>
          </table:table-cell>
          <table:table-cell table:style-name="ce2" table:formula="of:=IF(ABS([.S120]-[.T120])&lt;[.$B$1];[.T120];108-(815-(1500/[.S120]))/[.T120])" office:value-type="float" office:value="5.0142867265223">
            <text:p>5.01429</text:p>
          </table:table-cell>
          <table:table-cell table:style-name="ce2" table:formula="of:=IF(ABS([.T120]-[.U120])&lt;[.$B$1];[.U120];108-(815-(1500/[.T120]))/[.U120])" office:value-type="float" office:value="5.0142867265223">
            <text:p>5.01429</text:p>
          </table:table-cell>
          <table:table-cell table:style-name="ce2" table:formula="of:=IF(ABS([.U120]-[.V120])&lt;[.$B$1];[.V120];108-(815-(1500/[.U120]))/[.V120])" office:value-type="float" office:value="5.0142867265223">
            <text:p>5.01429</text:p>
          </table:table-cell>
          <table:table-cell table:style-name="ce2" table:formula="of:=IF(ABS([.V120]-[.W120])&lt;[.$B$1];[.W120];108-(815-(1500/[.V120]))/[.W120])" office:value-type="float" office:value="5.0142867265223">
            <text:p>5.01429</text:p>
          </table:table-cell>
          <table:table-cell table:style-name="ce2" table:formula="of:=IF(ABS([.W120]-[.X120])&lt;[.$B$1];[.X120];108-(815-(1500/[.W120]))/[.X120])" office:value-type="float" office:value="5.0142867265223">
            <text:p>5.01429</text:p>
          </table:table-cell>
          <table:table-cell table:style-name="ce3" table:formula="of:=IF(ABS([.X120]-[.Y120])&lt;[.$B$1];[.Y120];108-(815-(1500/[.X120]))/[.Y120])" office:value-type="float" office:value="5.0142867265223">
            <text:p>5.01</text:p>
          </table:table-cell>
          <table:table-cell table:number-columns-repeated="998"/>
        </table:table-row>
        <table:table-row table:style-name="ro1">
          <table:table-cell office:value-type="float" office:value="10">
            <text:p>10.00000</text:p>
          </table:table-cell>
          <table:table-cell office:value-type="string">
            <text:p><text:s/>6.50000000000000000000</text:p>
          </table:table-cell>
          <table:table-cell table:style-name="ce2" table:formula="of:=108-(815-(1500/[.A121]))/[.B121]" office:value-type="float" office:value="5.69230769230769">
            <text:p>5.69231</text:p>
          </table:table-cell>
          <table:table-cell table:style-name="ce2" table:formula="of:=IF(ABS([.B121]-[.C121])&lt;[.$B$1];[.C121];108-(815-(1500/[.B121]))/[.C121])" office:value-type="float" office:value="5.36486486486487">
            <text:p>5.36486</text:p>
          </table:table-cell>
          <table:table-cell table:style-name="ce2" table:formula="of:=IF(ABS([.C121]-[.D121])&lt;[.$B$1];[.D121];108-(815-(1500/[.C121]))/[.D121])" office:value-type="float" office:value="5.20403022670035">
            <text:p>5.20403</text:p>
          </table:table-cell>
          <table:table-cell table:style-name="ce2" table:formula="of:=IF(ABS([.D121]-[.E121])&lt;[.$B$1];[.E121];108-(815-(1500/[.D121]))/[.E121])" office:value-type="float" office:value="5.11761858664283">
            <text:p>5.11762</text:p>
          </table:table-cell>
          <table:table-cell table:style-name="ce2" table:formula="of:=IF(ABS([.E121]-[.F121])&lt;[.$B$1];[.F121];108-(815-(1500/[.E121]))/[.F121])" office:value-type="float" office:value="5.06894921029129">
            <text:p>5.06895</text:p>
          </table:table-cell>
          <table:table-cell table:style-name="ce2" table:formula="of:=IF(ABS([.F121]-[.G121])&lt;[.$B$1];[.G121];108-(815-(1500/[.F121]))/[.G121])" office:value-type="float" office:value="5.04080680749705">
            <text:p>5.04081</text:p>
          </table:table-cell>
          <table:table-cell table:style-name="ce2" table:formula="of:=IF(ABS([.G121]-[.H121])&lt;[.$B$1];[.H121];108-(815-(1500/[.G121]))/[.H121])" office:value-type="float" office:value="5.02428589338939">
            <text:p>5.02429</text:p>
          </table:table-cell>
          <table:table-cell table:style-name="ce2" table:formula="of:=IF(ABS([.H121]-[.I121])&lt;[.$B$1];[.I121];108-(815-(1500/[.H121]))/[.I121])" office:value-type="float" office:value="5.01450139469374">
            <text:p>5.01450</text:p>
          </table:table-cell>
          <table:table-cell table:style-name="ce2" table:formula="of:=IF(ABS([.I121]-[.J121])&lt;[.$B$1];[.J121];108-(815-(1500/[.I121]))/[.J121])" office:value-type="float" office:value="5.01450139469374">
            <text:p>5.01450</text:p>
          </table:table-cell>
          <table:table-cell table:style-name="ce2" table:formula="of:=IF(ABS([.J121]-[.K121])&lt;[.$B$1];[.K121];108-(815-(1500/[.J121]))/[.K121])" office:value-type="float" office:value="5.01450139469374">
            <text:p>5.01450</text:p>
          </table:table-cell>
          <table:table-cell table:style-name="ce2" table:formula="of:=IF(ABS([.K121]-[.L121])&lt;[.$B$1];[.L121];108-(815-(1500/[.K121]))/[.L121])" office:value-type="float" office:value="5.01450139469374">
            <text:p>5.01450</text:p>
          </table:table-cell>
          <table:table-cell table:style-name="ce2" table:formula="of:=IF(ABS([.L121]-[.M121])&lt;[.$B$1];[.M121];108-(815-(1500/[.L121]))/[.M121])" office:value-type="float" office:value="5.01450139469374">
            <text:p>5.01450</text:p>
          </table:table-cell>
          <table:table-cell table:style-name="ce2" table:formula="of:=IF(ABS([.M121]-[.N121])&lt;[.$B$1];[.N121];108-(815-(1500/[.M121]))/[.N121])" office:value-type="float" office:value="5.01450139469374">
            <text:p>5.01450</text:p>
          </table:table-cell>
          <table:table-cell table:style-name="ce2" table:formula="of:=IF(ABS([.N121]-[.O121])&lt;[.$B$1];[.O121];108-(815-(1500/[.N121]))/[.O121])" office:value-type="float" office:value="5.01450139469374">
            <text:p>5.01450</text:p>
          </table:table-cell>
          <table:table-cell table:style-name="ce2" table:formula="of:=IF(ABS([.O121]-[.P121])&lt;[.$B$1];[.P121];108-(815-(1500/[.O121]))/[.P121])" office:value-type="float" office:value="5.01450139469374">
            <text:p>5.01450</text:p>
          </table:table-cell>
          <table:table-cell table:style-name="ce2" table:formula="of:=IF(ABS([.P121]-[.Q121])&lt;[.$B$1];[.Q121];108-(815-(1500/[.P121]))/[.Q121])" office:value-type="float" office:value="5.01450139469374">
            <text:p>5.01450</text:p>
          </table:table-cell>
          <table:table-cell table:style-name="ce2" table:formula="of:=IF(ABS([.Q121]-[.R121])&lt;[.$B$1];[.R121];108-(815-(1500/[.Q121]))/[.R121])" office:value-type="float" office:value="5.01450139469374">
            <text:p>5.01450</text:p>
          </table:table-cell>
          <table:table-cell table:style-name="ce2" table:formula="of:=IF(ABS([.R121]-[.S121])&lt;[.$B$1];[.S121];108-(815-(1500/[.R121]))/[.S121])" office:value-type="float" office:value="5.01450139469374">
            <text:p>5.01450</text:p>
          </table:table-cell>
          <table:table-cell table:style-name="ce2" table:formula="of:=IF(ABS([.S121]-[.T121])&lt;[.$B$1];[.T121];108-(815-(1500/[.S121]))/[.T121])" office:value-type="float" office:value="5.01450139469374">
            <text:p>5.01450</text:p>
          </table:table-cell>
          <table:table-cell table:style-name="ce2" table:formula="of:=IF(ABS([.T121]-[.U121])&lt;[.$B$1];[.U121];108-(815-(1500/[.T121]))/[.U121])" office:value-type="float" office:value="5.01450139469374">
            <text:p>5.01450</text:p>
          </table:table-cell>
          <table:table-cell table:style-name="ce2" table:formula="of:=IF(ABS([.U121]-[.V121])&lt;[.$B$1];[.V121];108-(815-(1500/[.U121]))/[.V121])" office:value-type="float" office:value="5.01450139469374">
            <text:p>5.01450</text:p>
          </table:table-cell>
          <table:table-cell table:style-name="ce2" table:formula="of:=IF(ABS([.V121]-[.W121])&lt;[.$B$1];[.W121];108-(815-(1500/[.V121]))/[.W121])" office:value-type="float" office:value="5.01450139469374">
            <text:p>5.01450</text:p>
          </table:table-cell>
          <table:table-cell table:style-name="ce2" table:formula="of:=IF(ABS([.W121]-[.X121])&lt;[.$B$1];[.X121];108-(815-(1500/[.W121]))/[.X121])" office:value-type="float" office:value="5.01450139469374">
            <text:p>5.01450</text:p>
          </table:table-cell>
          <table:table-cell table:style-name="ce3" table:formula="of:=IF(ABS([.X121]-[.Y121])&lt;[.$B$1];[.Y121];108-(815-(1500/[.X121]))/[.Y121])" office:value-type="float" office:value="5.01450139469374">
            <text:p>5.01</text:p>
          </table:table-cell>
          <table:table-cell table:number-columns-repeated="998"/>
        </table:table-row>
        <table:table-row table:style-name="ro1">
          <table:table-cell office:value-type="float" office:value="10.25">
            <text:p>10.25000</text:p>
          </table:table-cell>
          <table:table-cell office:value-type="string">
            <text:p><text:s/>6.53658536585365901317</text:p>
          </table:table-cell>
          <table:table-cell table:style-name="ce2" table:formula="of:=108-(815-(1500/[.A122]))/[.B122]" office:value-type="float" office:value="5.70522388059703">
            <text:p>5.70522</text:p>
          </table:table-cell>
          <table:table-cell table:style-name="ce2" table:formula="of:=IF(ABS([.B122]-[.C122])&lt;[.$B$1];[.C122];108-(815-(1500/[.B122]))/[.C122])" office:value-type="float" office:value="5.37083060824099">
            <text:p>5.37083</text:p>
          </table:table-cell>
          <table:table-cell table:style-name="ce2" table:formula="of:=IF(ABS([.C122]-[.D122])&lt;[.$B$1];[.D122];108-(815-(1500/[.C122]))/[.D122])" office:value-type="float" office:value="5.20713589869071">
            <text:p>5.20714</text:p>
          </table:table-cell>
          <table:table-cell table:style-name="ce2" table:formula="of:=IF(ABS([.D122]-[.E122])&lt;[.$B$1];[.E122];108-(815-(1500/[.D122]))/[.E122])" office:value-type="float" office:value="5.11933771438494">
            <text:p>5.11934</text:p>
          </table:table-cell>
          <table:table-cell table:style-name="ce2" table:formula="of:=IF(ABS([.E122]-[.F122])&lt;[.$B$1];[.F122];108-(815-(1500/[.E122]))/[.F122])" office:value-type="float" office:value="5.06993349024108">
            <text:p>5.06993</text:p>
          </table:table-cell>
          <table:table-cell table:style-name="ce2" table:formula="of:=IF(ABS([.F122]-[.G122])&lt;[.$B$1];[.G122];108-(815-(1500/[.F122]))/[.G122])" office:value-type="float" office:value="5.0413813484393">
            <text:p>5.04138</text:p>
          </table:table-cell>
          <table:table-cell table:style-name="ce2" table:formula="of:=IF(ABS([.G122]-[.H122])&lt;[.$B$1];[.H122];108-(815-(1500/[.G122]))/[.H122])" office:value-type="float" office:value="5.02462584157401">
            <text:p>5.02463</text:p>
          </table:table-cell>
          <table:table-cell table:style-name="ce2" table:formula="of:=IF(ABS([.H122]-[.I122])&lt;[.$B$1];[.I122];108-(815-(1500/[.H122]))/[.I122])" office:value-type="float" office:value="5.01471972183886">
            <text:p>5.01472</text:p>
          </table:table-cell>
          <table:table-cell table:style-name="ce2" table:formula="of:=IF(ABS([.I122]-[.J122])&lt;[.$B$1];[.J122];108-(815-(1500/[.I122]))/[.J122])" office:value-type="float" office:value="5.01471972183886">
            <text:p>5.01472</text:p>
          </table:table-cell>
          <table:table-cell table:style-name="ce2" table:formula="of:=IF(ABS([.J122]-[.K122])&lt;[.$B$1];[.K122];108-(815-(1500/[.J122]))/[.K122])" office:value-type="float" office:value="5.01471972183886">
            <text:p>5.01472</text:p>
          </table:table-cell>
          <table:table-cell table:style-name="ce2" table:formula="of:=IF(ABS([.K122]-[.L122])&lt;[.$B$1];[.L122];108-(815-(1500/[.K122]))/[.L122])" office:value-type="float" office:value="5.01471972183886">
            <text:p>5.01472</text:p>
          </table:table-cell>
          <table:table-cell table:style-name="ce2" table:formula="of:=IF(ABS([.L122]-[.M122])&lt;[.$B$1];[.M122];108-(815-(1500/[.L122]))/[.M122])" office:value-type="float" office:value="5.01471972183886">
            <text:p>5.01472</text:p>
          </table:table-cell>
          <table:table-cell table:style-name="ce2" table:formula="of:=IF(ABS([.M122]-[.N122])&lt;[.$B$1];[.N122];108-(815-(1500/[.M122]))/[.N122])" office:value-type="float" office:value="5.01471972183886">
            <text:p>5.01472</text:p>
          </table:table-cell>
          <table:table-cell table:style-name="ce2" table:formula="of:=IF(ABS([.N122]-[.O122])&lt;[.$B$1];[.O122];108-(815-(1500/[.N122]))/[.O122])" office:value-type="float" office:value="5.01471972183886">
            <text:p>5.01472</text:p>
          </table:table-cell>
          <table:table-cell table:style-name="ce2" table:formula="of:=IF(ABS([.O122]-[.P122])&lt;[.$B$1];[.P122];108-(815-(1500/[.O122]))/[.P122])" office:value-type="float" office:value="5.01471972183886">
            <text:p>5.01472</text:p>
          </table:table-cell>
          <table:table-cell table:style-name="ce2" table:formula="of:=IF(ABS([.P122]-[.Q122])&lt;[.$B$1];[.Q122];108-(815-(1500/[.P122]))/[.Q122])" office:value-type="float" office:value="5.01471972183886">
            <text:p>5.01472</text:p>
          </table:table-cell>
          <table:table-cell table:style-name="ce2" table:formula="of:=IF(ABS([.Q122]-[.R122])&lt;[.$B$1];[.R122];108-(815-(1500/[.Q122]))/[.R122])" office:value-type="float" office:value="5.01471972183886">
            <text:p>5.01472</text:p>
          </table:table-cell>
          <table:table-cell table:style-name="ce2" table:formula="of:=IF(ABS([.R122]-[.S122])&lt;[.$B$1];[.S122];108-(815-(1500/[.R122]))/[.S122])" office:value-type="float" office:value="5.01471972183886">
            <text:p>5.01472</text:p>
          </table:table-cell>
          <table:table-cell table:style-name="ce2" table:formula="of:=IF(ABS([.S122]-[.T122])&lt;[.$B$1];[.T122];108-(815-(1500/[.S122]))/[.T122])" office:value-type="float" office:value="5.01471972183886">
            <text:p>5.01472</text:p>
          </table:table-cell>
          <table:table-cell table:style-name="ce2" table:formula="of:=IF(ABS([.T122]-[.U122])&lt;[.$B$1];[.U122];108-(815-(1500/[.T122]))/[.U122])" office:value-type="float" office:value="5.01471972183886">
            <text:p>5.01472</text:p>
          </table:table-cell>
          <table:table-cell table:style-name="ce2" table:formula="of:=IF(ABS([.U122]-[.V122])&lt;[.$B$1];[.V122];108-(815-(1500/[.U122]))/[.V122])" office:value-type="float" office:value="5.01471972183886">
            <text:p>5.01472</text:p>
          </table:table-cell>
          <table:table-cell table:style-name="ce2" table:formula="of:=IF(ABS([.V122]-[.W122])&lt;[.$B$1];[.W122];108-(815-(1500/[.V122]))/[.W122])" office:value-type="float" office:value="5.01471972183886">
            <text:p>5.01472</text:p>
          </table:table-cell>
          <table:table-cell table:style-name="ce2" table:formula="of:=IF(ABS([.W122]-[.X122])&lt;[.$B$1];[.X122];108-(815-(1500/[.W122]))/[.X122])" office:value-type="float" office:value="5.01471972183886">
            <text:p>5.01472</text:p>
          </table:table-cell>
          <table:table-cell table:style-name="ce3" table:formula="of:=IF(ABS([.X122]-[.Y122])&lt;[.$B$1];[.Y122];108-(815-(1500/[.X122]))/[.Y122])" office:value-type="float" office:value="5.01471972183886">
            <text:p>5.01</text:p>
          </table:table-cell>
          <table:table-cell table:number-columns-repeated="998"/>
        </table:table-row>
        <table:table-row table:style-name="ro1">
          <table:table-cell office:value-type="float" office:value="10.5">
            <text:p>10.50000</text:p>
          </table:table-cell>
          <table:table-cell office:value-type="string">
            <text:p><text:s/>6.57142857142857117481</text:p>
          </table:table-cell>
          <table:table-cell table:style-name="ce2" table:formula="of:=108-(815-(1500/[.A123]))/[.B123]" office:value-type="float" office:value="5.71739130434783">
            <text:p>5.71739</text:p>
          </table:table-cell>
          <table:table-cell table:style-name="ce2" table:formula="of:=IF(ABS([.B123]-[.C123])&lt;[.$B$1];[.C123];108-(815-(1500/[.B123]))/[.C123])" office:value-type="float" office:value="5.37642585551333">
            <text:p>5.37643</text:p>
          </table:table-cell>
          <table:table-cell table:style-name="ce2" table:formula="of:=IF(ABS([.C123]-[.D123])&lt;[.$B$1];[.D123];108-(815-(1500/[.C123]))/[.D123])" office:value-type="float" office:value="5.21004243281514">
            <text:p>5.21004</text:p>
          </table:table-cell>
          <table:table-cell table:style-name="ce2" table:formula="of:=IF(ABS([.D123]-[.E123])&lt;[.$B$1];[.E123];108-(815-(1500/[.D123]))/[.E123])" office:value-type="float" office:value="5.12094475363936">
            <text:p>5.12094</text:p>
          </table:table-cell>
          <table:table-cell table:style-name="ce2" table:formula="of:=IF(ABS([.E123]-[.F123])&lt;[.$B$1];[.F123];108-(815-(1500/[.E123]))/[.F123])" office:value-type="float" office:value="5.07085299279335">
            <text:p>5.07085</text:p>
          </table:table-cell>
          <table:table-cell table:style-name="ce2" table:formula="of:=IF(ABS([.F123]-[.G123])&lt;[.$B$1];[.G123];108-(815-(1500/[.F123]))/[.G123])" office:value-type="float" office:value="5.04191779853097">
            <text:p>5.04192</text:p>
          </table:table-cell>
          <table:table-cell table:style-name="ce2" table:formula="of:=IF(ABS([.G123]-[.H123])&lt;[.$B$1];[.H123];108-(815-(1500/[.G123]))/[.H123])" office:value-type="float" office:value="5.02494164150568">
            <text:p>5.02494</text:p>
          </table:table-cell>
          <table:table-cell table:style-name="ce2" table:formula="of:=IF(ABS([.H123]-[.I123])&lt;[.$B$1];[.I123];108-(815-(1500/[.H123]))/[.I123])" office:value-type="float" office:value="5.01489193128718">
            <text:p>5.01489</text:p>
          </table:table-cell>
          <table:table-cell table:style-name="ce2" table:formula="of:=IF(ABS([.I123]-[.J123])&lt;[.$B$1];[.J123];108-(815-(1500/[.I123]))/[.J123])" office:value-type="float" office:value="5.00893307482173">
            <text:p>5.00893</text:p>
          </table:table-cell>
          <table:table-cell table:style-name="ce2" table:formula="of:=IF(ABS([.J123]-[.K123])&lt;[.$B$1];[.K123];108-(815-(1500/[.J123]))/[.K123])" office:value-type="float" office:value="5.00893307482173">
            <text:p>5.00893</text:p>
          </table:table-cell>
          <table:table-cell table:style-name="ce2" table:formula="of:=IF(ABS([.K123]-[.L123])&lt;[.$B$1];[.L123];108-(815-(1500/[.K123]))/[.L123])" office:value-type="float" office:value="5.00893307482173">
            <text:p>5.00893</text:p>
          </table:table-cell>
          <table:table-cell table:style-name="ce2" table:formula="of:=IF(ABS([.L123]-[.M123])&lt;[.$B$1];[.M123];108-(815-(1500/[.L123]))/[.M123])" office:value-type="float" office:value="5.00893307482173">
            <text:p>5.00893</text:p>
          </table:table-cell>
          <table:table-cell table:style-name="ce2" table:formula="of:=IF(ABS([.M123]-[.N123])&lt;[.$B$1];[.N123];108-(815-(1500/[.M123]))/[.N123])" office:value-type="float" office:value="5.00893307482173">
            <text:p>5.00893</text:p>
          </table:table-cell>
          <table:table-cell table:style-name="ce2" table:formula="of:=IF(ABS([.N123]-[.O123])&lt;[.$B$1];[.O123];108-(815-(1500/[.N123]))/[.O123])" office:value-type="float" office:value="5.00893307482173">
            <text:p>5.00893</text:p>
          </table:table-cell>
          <table:table-cell table:style-name="ce2" table:formula="of:=IF(ABS([.O123]-[.P123])&lt;[.$B$1];[.P123];108-(815-(1500/[.O123]))/[.P123])" office:value-type="float" office:value="5.00893307482173">
            <text:p>5.00893</text:p>
          </table:table-cell>
          <table:table-cell table:style-name="ce2" table:formula="of:=IF(ABS([.P123]-[.Q123])&lt;[.$B$1];[.Q123];108-(815-(1500/[.P123]))/[.Q123])" office:value-type="float" office:value="5.00893307482173">
            <text:p>5.00893</text:p>
          </table:table-cell>
          <table:table-cell table:style-name="ce2" table:formula="of:=IF(ABS([.Q123]-[.R123])&lt;[.$B$1];[.R123];108-(815-(1500/[.Q123]))/[.R123])" office:value-type="float" office:value="5.00893307482173">
            <text:p>5.00893</text:p>
          </table:table-cell>
          <table:table-cell table:style-name="ce2" table:formula="of:=IF(ABS([.R123]-[.S123])&lt;[.$B$1];[.S123];108-(815-(1500/[.R123]))/[.S123])" office:value-type="float" office:value="5.00893307482173">
            <text:p>5.00893</text:p>
          </table:table-cell>
          <table:table-cell table:style-name="ce2" table:formula="of:=IF(ABS([.S123]-[.T123])&lt;[.$B$1];[.T123];108-(815-(1500/[.S123]))/[.T123])" office:value-type="float" office:value="5.00893307482173">
            <text:p>5.00893</text:p>
          </table:table-cell>
          <table:table-cell table:style-name="ce2" table:formula="of:=IF(ABS([.T123]-[.U123])&lt;[.$B$1];[.U123];108-(815-(1500/[.T123]))/[.U123])" office:value-type="float" office:value="5.00893307482173">
            <text:p>5.00893</text:p>
          </table:table-cell>
          <table:table-cell table:style-name="ce2" table:formula="of:=IF(ABS([.U123]-[.V123])&lt;[.$B$1];[.V123];108-(815-(1500/[.U123]))/[.V123])" office:value-type="float" office:value="5.00893307482173">
            <text:p>5.00893</text:p>
          </table:table-cell>
          <table:table-cell table:style-name="ce2" table:formula="of:=IF(ABS([.V123]-[.W123])&lt;[.$B$1];[.W123];108-(815-(1500/[.V123]))/[.W123])" office:value-type="float" office:value="5.00893307482173">
            <text:p>5.00893</text:p>
          </table:table-cell>
          <table:table-cell table:style-name="ce2" table:formula="of:=IF(ABS([.W123]-[.X123])&lt;[.$B$1];[.X123];108-(815-(1500/[.W123]))/[.X123])" office:value-type="float" office:value="5.00893307482173">
            <text:p>5.00893</text:p>
          </table:table-cell>
          <table:table-cell table:style-name="ce3" table:formula="of:=IF(ABS([.X123]-[.Y123])&lt;[.$B$1];[.Y123];108-(815-(1500/[.X123]))/[.Y123])" office:value-type="float" office:value="5.00893307482173">
            <text:p>5.01</text:p>
          </table:table-cell>
          <table:table-cell table:number-columns-repeated="998"/>
        </table:table-row>
        <table:table-row table:style-name="ro1">
          <table:table-cell office:value-type="float" office:value="10.75">
            <text:p>10.75000</text:p>
          </table:table-cell>
          <table:table-cell office:value-type="string">
            <text:p><text:s/>6.60465116279069786032</text:p>
          </table:table-cell>
          <table:table-cell table:style-name="ce2" table:formula="of:=108-(815-(1500/[.A124]))/[.B124]" office:value-type="float" office:value="5.72887323943662">
            <text:p>5.72887</text:p>
          </table:table-cell>
          <table:table-cell table:style-name="ce2" table:formula="of:=IF(ABS([.B124]-[.C124])&lt;[.$B$1];[.C124];108-(815-(1500/[.B124]))/[.C124])" office:value-type="float" office:value="5.38168408113098">
            <text:p>5.38168</text:p>
          </table:table-cell>
          <table:table-cell table:style-name="ce2" table:formula="of:=IF(ABS([.C124]-[.D124])&lt;[.$B$1];[.D124];108-(815-(1500/[.C124]))/[.D124])" office:value-type="float" office:value="5.21276838739277">
            <text:p>5.21277</text:p>
          </table:table-cell>
          <table:table-cell table:style-name="ce2" table:formula="of:=IF(ABS([.D124]-[.E124])&lt;[.$B$1];[.E124];108-(815-(1500/[.D124]))/[.E124])" office:value-type="float" office:value="5.12245032099361">
            <text:p>5.12245</text:p>
          </table:table-cell>
          <table:table-cell table:style-name="ce2" table:formula="of:=IF(ABS([.E124]-[.F124])&lt;[.$B$1];[.F124];108-(815-(1500/[.E124]))/[.F124])" office:value-type="float" office:value="5.0717139146943">
            <text:p>5.07171</text:p>
          </table:table-cell>
          <table:table-cell table:style-name="ce2" table:formula="of:=IF(ABS([.F124]-[.G124])&lt;[.$B$1];[.G124];108-(815-(1500/[.F124]))/[.G124])" office:value-type="float" office:value="5.04241993808506">
            <text:p>5.04242</text:p>
          </table:table-cell>
          <table:table-cell table:style-name="ce2" table:formula="of:=IF(ABS([.G124]-[.H124])&lt;[.$B$1];[.H124];108-(815-(1500/[.G124]))/[.H124])" office:value-type="float" office:value="5.02523802579599">
            <text:p>5.02524</text:p>
          </table:table-cell>
          <table:table-cell table:style-name="ce2" table:formula="of:=IF(ABS([.H124]-[.I124])&lt;[.$B$1];[.I124];108-(815-(1500/[.H124]))/[.I124])" office:value-type="float" office:value="5.01507035650474">
            <text:p>5.01507</text:p>
          </table:table-cell>
          <table:table-cell table:style-name="ce2" table:formula="of:=IF(ABS([.I124]-[.J124])&lt;[.$B$1];[.J124];108-(815-(1500/[.I124]))/[.J124])" office:value-type="float" office:value="5.00908666813446">
            <text:p>5.00909</text:p>
          </table:table-cell>
          <table:table-cell table:style-name="ce2" table:formula="of:=IF(ABS([.J124]-[.K124])&lt;[.$B$1];[.K124];108-(815-(1500/[.J124]))/[.K124])" office:value-type="float" office:value="5.00908666813446">
            <text:p>5.00909</text:p>
          </table:table-cell>
          <table:table-cell table:style-name="ce2" table:formula="of:=IF(ABS([.K124]-[.L124])&lt;[.$B$1];[.L124];108-(815-(1500/[.K124]))/[.L124])" office:value-type="float" office:value="5.00908666813446">
            <text:p>5.00909</text:p>
          </table:table-cell>
          <table:table-cell table:style-name="ce2" table:formula="of:=IF(ABS([.L124]-[.M124])&lt;[.$B$1];[.M124];108-(815-(1500/[.L124]))/[.M124])" office:value-type="float" office:value="5.00908666813446">
            <text:p>5.00909</text:p>
          </table:table-cell>
          <table:table-cell table:style-name="ce2" table:formula="of:=IF(ABS([.M124]-[.N124])&lt;[.$B$1];[.N124];108-(815-(1500/[.M124]))/[.N124])" office:value-type="float" office:value="5.00908666813446">
            <text:p>5.00909</text:p>
          </table:table-cell>
          <table:table-cell table:style-name="ce2" table:formula="of:=IF(ABS([.N124]-[.O124])&lt;[.$B$1];[.O124];108-(815-(1500/[.N124]))/[.O124])" office:value-type="float" office:value="5.00908666813446">
            <text:p>5.00909</text:p>
          </table:table-cell>
          <table:table-cell table:style-name="ce2" table:formula="of:=IF(ABS([.O124]-[.P124])&lt;[.$B$1];[.P124];108-(815-(1500/[.O124]))/[.P124])" office:value-type="float" office:value="5.00908666813446">
            <text:p>5.00909</text:p>
          </table:table-cell>
          <table:table-cell table:style-name="ce2" table:formula="of:=IF(ABS([.P124]-[.Q124])&lt;[.$B$1];[.Q124];108-(815-(1500/[.P124]))/[.Q124])" office:value-type="float" office:value="5.00908666813446">
            <text:p>5.00909</text:p>
          </table:table-cell>
          <table:table-cell table:style-name="ce2" table:formula="of:=IF(ABS([.Q124]-[.R124])&lt;[.$B$1];[.R124];108-(815-(1500/[.Q124]))/[.R124])" office:value-type="float" office:value="5.00908666813446">
            <text:p>5.00909</text:p>
          </table:table-cell>
          <table:table-cell table:style-name="ce2" table:formula="of:=IF(ABS([.R124]-[.S124])&lt;[.$B$1];[.S124];108-(815-(1500/[.R124]))/[.S124])" office:value-type="float" office:value="5.00908666813446">
            <text:p>5.00909</text:p>
          </table:table-cell>
          <table:table-cell table:style-name="ce2" table:formula="of:=IF(ABS([.S124]-[.T124])&lt;[.$B$1];[.T124];108-(815-(1500/[.S124]))/[.T124])" office:value-type="float" office:value="5.00908666813446">
            <text:p>5.00909</text:p>
          </table:table-cell>
          <table:table-cell table:style-name="ce2" table:formula="of:=IF(ABS([.T124]-[.U124])&lt;[.$B$1];[.U124];108-(815-(1500/[.T124]))/[.U124])" office:value-type="float" office:value="5.00908666813446">
            <text:p>5.00909</text:p>
          </table:table-cell>
          <table:table-cell table:style-name="ce2" table:formula="of:=IF(ABS([.U124]-[.V124])&lt;[.$B$1];[.V124];108-(815-(1500/[.U124]))/[.V124])" office:value-type="float" office:value="5.00908666813446">
            <text:p>5.00909</text:p>
          </table:table-cell>
          <table:table-cell table:style-name="ce2" table:formula="of:=IF(ABS([.V124]-[.W124])&lt;[.$B$1];[.W124];108-(815-(1500/[.V124]))/[.W124])" office:value-type="float" office:value="5.00908666813446">
            <text:p>5.00909</text:p>
          </table:table-cell>
          <table:table-cell table:style-name="ce2" table:formula="of:=IF(ABS([.W124]-[.X124])&lt;[.$B$1];[.X124];108-(815-(1500/[.W124]))/[.X124])" office:value-type="float" office:value="5.00908666813446">
            <text:p>5.00909</text:p>
          </table:table-cell>
          <table:table-cell table:style-name="ce3" table:formula="of:=IF(ABS([.X124]-[.Y124])&lt;[.$B$1];[.Y124];108-(815-(1500/[.X124]))/[.Y124])" office:value-type="float" office:value="5.00908666813446">
            <text:p>5.01</text:p>
          </table:table-cell>
          <table:table-cell table:number-columns-repeated="998"/>
        </table:table-row>
        <table:table-row table:style-name="ro1">
          <table:table-cell office:value-type="float" office:value="11">
            <text:p>11.00000</text:p>
          </table:table-cell>
          <table:table-cell office:value-type="string">
            <text:p><text:s/>6.63636363636363668661</text:p>
          </table:table-cell>
          <table:table-cell table:style-name="ce2" table:formula="of:=108-(815-(1500/[.A125]))/[.B125]" office:value-type="float" office:value="5.73972602739727">
            <text:p>5.73973</text:p>
          </table:table-cell>
          <table:table-cell table:style-name="ce2" table:formula="of:=IF(ABS([.B125]-[.C125])&lt;[.$B$1];[.C125];108-(815-(1500/[.B125]))/[.C125])" office:value-type="float" office:value="5.38663484486888">
            <text:p>5.38663</text:p>
          </table:table-cell>
          <table:table-cell table:style-name="ce2" table:formula="of:=IF(ABS([.C125]-[.D125])&lt;[.$B$1];[.D125];108-(815-(1500/[.C125]))/[.D125])" office:value-type="float" office:value="5.21533008418524">
            <text:p>5.21533</text:p>
          </table:table-cell>
          <table:table-cell table:style-name="ce2" table:formula="of:=IF(ABS([.D125]-[.E125])&lt;[.$B$1];[.E125];108-(815-(1500/[.D125]))/[.E125])" office:value-type="float" office:value="5.12386373295468">
            <text:p>5.12386</text:p>
          </table:table-cell>
          <table:table-cell table:style-name="ce2" table:formula="of:=IF(ABS([.E125]-[.F125])&lt;[.$B$1];[.F125];108-(815-(1500/[.E125]))/[.F125])" office:value-type="float" office:value="5.07252167958784">
            <text:p>5.07252</text:p>
          </table:table-cell>
          <table:table-cell table:style-name="ce2" table:formula="of:=IF(ABS([.F125]-[.G125])&lt;[.$B$1];[.G125];108-(815-(1500/[.F125]))/[.G125])" office:value-type="float" office:value="5.04289092302723">
            <text:p>5.04289</text:p>
          </table:table-cell>
          <table:table-cell table:style-name="ce2" table:formula="of:=IF(ABS([.G125]-[.H125])&lt;[.$B$1];[.H125];108-(815-(1500/[.G125]))/[.H125])" office:value-type="float" office:value="5.02551605933458">
            <text:p>5.02552</text:p>
          </table:table-cell>
          <table:table-cell table:style-name="ce2" table:formula="of:=IF(ABS([.H125]-[.I125])&lt;[.$B$1];[.I125];108-(815-(1500/[.H125]))/[.I125])" office:value-type="float" office:value="5.01523953888936">
            <text:p>5.01524</text:p>
          </table:table-cell>
          <table:table-cell table:style-name="ce2" table:formula="of:=IF(ABS([.I125]-[.J125])&lt;[.$B$1];[.J125];108-(815-(1500/[.I125]))/[.J125])" office:value-type="float" office:value="5.00926817323031">
            <text:p>5.00927</text:p>
          </table:table-cell>
          <table:table-cell table:style-name="ce2" table:formula="of:=IF(ABS([.J125]-[.K125])&lt;[.$B$1];[.K125];108-(815-(1500/[.J125]))/[.K125])" office:value-type="float" office:value="5.00926817323031">
            <text:p>5.00927</text:p>
          </table:table-cell>
          <table:table-cell table:style-name="ce2" table:formula="of:=IF(ABS([.K125]-[.L125])&lt;[.$B$1];[.L125];108-(815-(1500/[.K125]))/[.L125])" office:value-type="float" office:value="5.00926817323031">
            <text:p>5.00927</text:p>
          </table:table-cell>
          <table:table-cell table:style-name="ce2" table:formula="of:=IF(ABS([.L125]-[.M125])&lt;[.$B$1];[.M125];108-(815-(1500/[.L125]))/[.M125])" office:value-type="float" office:value="5.00926817323031">
            <text:p>5.00927</text:p>
          </table:table-cell>
          <table:table-cell table:style-name="ce2" table:formula="of:=IF(ABS([.M125]-[.N125])&lt;[.$B$1];[.N125];108-(815-(1500/[.M125]))/[.N125])" office:value-type="float" office:value="5.00926817323031">
            <text:p>5.00927</text:p>
          </table:table-cell>
          <table:table-cell table:style-name="ce2" table:formula="of:=IF(ABS([.N125]-[.O125])&lt;[.$B$1];[.O125];108-(815-(1500/[.N125]))/[.O125])" office:value-type="float" office:value="5.00926817323031">
            <text:p>5.00927</text:p>
          </table:table-cell>
          <table:table-cell table:style-name="ce2" table:formula="of:=IF(ABS([.O125]-[.P125])&lt;[.$B$1];[.P125];108-(815-(1500/[.O125]))/[.P125])" office:value-type="float" office:value="5.00926817323031">
            <text:p>5.00927</text:p>
          </table:table-cell>
          <table:table-cell table:style-name="ce2" table:formula="of:=IF(ABS([.P125]-[.Q125])&lt;[.$B$1];[.Q125];108-(815-(1500/[.P125]))/[.Q125])" office:value-type="float" office:value="5.00926817323031">
            <text:p>5.00927</text:p>
          </table:table-cell>
          <table:table-cell table:style-name="ce2" table:formula="of:=IF(ABS([.Q125]-[.R125])&lt;[.$B$1];[.R125];108-(815-(1500/[.Q125]))/[.R125])" office:value-type="float" office:value="5.00926817323031">
            <text:p>5.00927</text:p>
          </table:table-cell>
          <table:table-cell table:style-name="ce2" table:formula="of:=IF(ABS([.R125]-[.S125])&lt;[.$B$1];[.S125];108-(815-(1500/[.R125]))/[.S125])" office:value-type="float" office:value="5.00926817323031">
            <text:p>5.00927</text:p>
          </table:table-cell>
          <table:table-cell table:style-name="ce2" table:formula="of:=IF(ABS([.S125]-[.T125])&lt;[.$B$1];[.T125];108-(815-(1500/[.S125]))/[.T125])" office:value-type="float" office:value="5.00926817323031">
            <text:p>5.00927</text:p>
          </table:table-cell>
          <table:table-cell table:style-name="ce2" table:formula="of:=IF(ABS([.T125]-[.U125])&lt;[.$B$1];[.U125];108-(815-(1500/[.T125]))/[.U125])" office:value-type="float" office:value="5.00926817323031">
            <text:p>5.00927</text:p>
          </table:table-cell>
          <table:table-cell table:style-name="ce2" table:formula="of:=IF(ABS([.U125]-[.V125])&lt;[.$B$1];[.V125];108-(815-(1500/[.U125]))/[.V125])" office:value-type="float" office:value="5.00926817323031">
            <text:p>5.00927</text:p>
          </table:table-cell>
          <table:table-cell table:style-name="ce2" table:formula="of:=IF(ABS([.V125]-[.W125])&lt;[.$B$1];[.W125];108-(815-(1500/[.V125]))/[.W125])" office:value-type="float" office:value="5.00926817323031">
            <text:p>5.00927</text:p>
          </table:table-cell>
          <table:table-cell table:style-name="ce2" table:formula="of:=IF(ABS([.W125]-[.X125])&lt;[.$B$1];[.X125];108-(815-(1500/[.W125]))/[.X125])" office:value-type="float" office:value="5.00926817323031">
            <text:p>5.00927</text:p>
          </table:table-cell>
          <table:table-cell table:style-name="ce3" table:formula="of:=IF(ABS([.X125]-[.Y125])&lt;[.$B$1];[.Y125];108-(815-(1500/[.X125]))/[.Y125])" office:value-type="float" office:value="5.00926817323031">
            <text:p>5.01</text:p>
          </table:table-cell>
          <table:table-cell table:number-columns-repeated="998"/>
        </table:table-row>
        <table:table-row table:style-name="ro1">
          <table:table-cell office:value-type="float" office:value="11.25">
            <text:p>11.25000</text:p>
          </table:table-cell>
          <table:table-cell office:value-type="string">
            <text:p><text:s/>6.66666666666666696273</text:p>
          </table:table-cell>
          <table:table-cell table:style-name="ce2" table:formula="of:=108-(815-(1500/[.A126]))/[.B126]" office:value-type="float" office:value="5.75000000000001">
            <text:p>5.75000</text:p>
          </table:table-cell>
          <table:table-cell table:style-name="ce2" table:formula="of:=IF(ABS([.B126]-[.C126])&lt;[.$B$1];[.C126];108-(815-(1500/[.B126]))/[.C126])" office:value-type="float" office:value="5.39130434782634">
            <text:p>5.39130</text:p>
          </table:table-cell>
          <table:table-cell table:style-name="ce2" table:formula="of:=IF(ABS([.C126]-[.D126])&lt;[.$B$1];[.D126];108-(815-(1500/[.C126]))/[.D126])" office:value-type="float" office:value="5.21774193548848">
            <text:p>5.21774</text:p>
          </table:table-cell>
          <table:table-cell table:style-name="ce2" table:formula="of:=IF(ABS([.D126]-[.E126])&lt;[.$B$1];[.E126];108-(815-(1500/[.D126]))/[.E126])" office:value-type="float" office:value="5.12519319947012">
            <text:p>5.12519</text:p>
          </table:table-cell>
          <table:table-cell table:style-name="ce2" table:formula="of:=IF(ABS([.E126]-[.F126])&lt;[.$B$1];[.F126];108-(815-(1500/[.E126]))/[.F126])" office:value-type="float" office:value="5.07328106324481">
            <text:p>5.07328</text:p>
          </table:table-cell>
          <table:table-cell table:style-name="ce2" table:formula="of:=IF(ABS([.F126]-[.G126])&lt;[.$B$1];[.G126];108-(815-(1500/[.F126]))/[.G126])" office:value-type="float" office:value="5.04333356548524">
            <text:p>5.04333</text:p>
          </table:table-cell>
          <table:table-cell table:style-name="ce2" table:formula="of:=IF(ABS([.G126]-[.H126])&lt;[.$B$1];[.H126];108-(815-(1500/[.G126]))/[.H126])" office:value-type="float" office:value="5.02577739411626">
            <text:p>5.02578</text:p>
          </table:table-cell>
          <table:table-cell table:style-name="ce2" table:formula="of:=IF(ABS([.H126]-[.I126])&lt;[.$B$1];[.I126];108-(815-(1500/[.H126]))/[.I126])" office:value-type="float" office:value="5.01540013007592">
            <text:p>5.01540</text:p>
          </table:table-cell>
          <table:table-cell table:style-name="ce2" table:formula="of:=IF(ABS([.I126]-[.J126])&lt;[.$B$1];[.J126];108-(815-(1500/[.I126]))/[.J126])" office:value-type="float" office:value="5.00947133645246">
            <text:p>5.00947</text:p>
          </table:table-cell>
          <table:table-cell table:style-name="ce2" table:formula="of:=IF(ABS([.J126]-[.K126])&lt;[.$B$1];[.K126];108-(815-(1500/[.J126]))/[.K126])" office:value-type="float" office:value="5.00947133645246">
            <text:p>5.00947</text:p>
          </table:table-cell>
          <table:table-cell table:style-name="ce2" table:formula="of:=IF(ABS([.K126]-[.L126])&lt;[.$B$1];[.L126];108-(815-(1500/[.K126]))/[.L126])" office:value-type="float" office:value="5.00947133645246">
            <text:p>5.00947</text:p>
          </table:table-cell>
          <table:table-cell table:style-name="ce2" table:formula="of:=IF(ABS([.L126]-[.M126])&lt;[.$B$1];[.M126];108-(815-(1500/[.L126]))/[.M126])" office:value-type="float" office:value="5.00947133645246">
            <text:p>5.00947</text:p>
          </table:table-cell>
          <table:table-cell table:style-name="ce2" table:formula="of:=IF(ABS([.M126]-[.N126])&lt;[.$B$1];[.N126];108-(815-(1500/[.M126]))/[.N126])" office:value-type="float" office:value="5.00947133645246">
            <text:p>5.00947</text:p>
          </table:table-cell>
          <table:table-cell table:style-name="ce2" table:formula="of:=IF(ABS([.N126]-[.O126])&lt;[.$B$1];[.O126];108-(815-(1500/[.N126]))/[.O126])" office:value-type="float" office:value="5.00947133645246">
            <text:p>5.00947</text:p>
          </table:table-cell>
          <table:table-cell table:style-name="ce2" table:formula="of:=IF(ABS([.O126]-[.P126])&lt;[.$B$1];[.P126];108-(815-(1500/[.O126]))/[.P126])" office:value-type="float" office:value="5.00947133645246">
            <text:p>5.00947</text:p>
          </table:table-cell>
          <table:table-cell table:style-name="ce2" table:formula="of:=IF(ABS([.P126]-[.Q126])&lt;[.$B$1];[.Q126];108-(815-(1500/[.P126]))/[.Q126])" office:value-type="float" office:value="5.00947133645246">
            <text:p>5.00947</text:p>
          </table:table-cell>
          <table:table-cell table:style-name="ce2" table:formula="of:=IF(ABS([.Q126]-[.R126])&lt;[.$B$1];[.R126];108-(815-(1500/[.Q126]))/[.R126])" office:value-type="float" office:value="5.00947133645246">
            <text:p>5.00947</text:p>
          </table:table-cell>
          <table:table-cell table:style-name="ce2" table:formula="of:=IF(ABS([.R126]-[.S126])&lt;[.$B$1];[.S126];108-(815-(1500/[.R126]))/[.S126])" office:value-type="float" office:value="5.00947133645246">
            <text:p>5.00947</text:p>
          </table:table-cell>
          <table:table-cell table:style-name="ce2" table:formula="of:=IF(ABS([.S126]-[.T126])&lt;[.$B$1];[.T126];108-(815-(1500/[.S126]))/[.T126])" office:value-type="float" office:value="5.00947133645246">
            <text:p>5.00947</text:p>
          </table:table-cell>
          <table:table-cell table:style-name="ce2" table:formula="of:=IF(ABS([.T126]-[.U126])&lt;[.$B$1];[.U126];108-(815-(1500/[.T126]))/[.U126])" office:value-type="float" office:value="5.00947133645246">
            <text:p>5.00947</text:p>
          </table:table-cell>
          <table:table-cell table:style-name="ce2" table:formula="of:=IF(ABS([.U126]-[.V126])&lt;[.$B$1];[.V126];108-(815-(1500/[.U126]))/[.V126])" office:value-type="float" office:value="5.00947133645246">
            <text:p>5.00947</text:p>
          </table:table-cell>
          <table:table-cell table:style-name="ce2" table:formula="of:=IF(ABS([.V126]-[.W126])&lt;[.$B$1];[.W126];108-(815-(1500/[.V126]))/[.W126])" office:value-type="float" office:value="5.00947133645246">
            <text:p>5.00947</text:p>
          </table:table-cell>
          <table:table-cell table:style-name="ce2" table:formula="of:=IF(ABS([.W126]-[.X126])&lt;[.$B$1];[.X126];108-(815-(1500/[.W126]))/[.X126])" office:value-type="float" office:value="5.00947133645246">
            <text:p>5.00947</text:p>
          </table:table-cell>
          <table:table-cell table:style-name="ce3" table:formula="of:=IF(ABS([.X126]-[.Y126])&lt;[.$B$1];[.Y126];108-(815-(1500/[.X126]))/[.Y126])" office:value-type="float" office:value="5.00947133645246">
            <text:p>5.01</text:p>
          </table:table-cell>
          <table:table-cell table:number-columns-repeated="998"/>
        </table:table-row>
        <table:table-row table:style-name="ro1">
          <table:table-cell office:value-type="float" office:value="11.5">
            <text:p>11.50000</text:p>
          </table:table-cell>
          <table:table-cell office:value-type="string">
            <text:p><text:s/>6.69565217391304301486</text:p>
          </table:table-cell>
          <table:table-cell table:style-name="ce2" table:formula="of:=108-(815-(1500/[.A127]))/[.B127]" office:value-type="float" office:value="5.75974025974026">
            <text:p>5.75974</text:p>
          </table:table-cell>
          <table:table-cell table:style-name="ce2" table:formula="of:=IF(ABS([.B127]-[.C127])&lt;[.$B$1];[.C127];108-(815-(1500/[.B127]))/[.C127])" office:value-type="float" office:value="5.39571589627951">
            <text:p>5.39572</text:p>
          </table:table-cell>
          <table:table-cell table:style-name="ce2" table:formula="of:=IF(ABS([.C127]-[.D127])&lt;[.$B$1];[.D127];108-(815-(1500/[.C127]))/[.D127])" office:value-type="float" office:value="5.22001671541845">
            <text:p>5.22002</text:p>
          </table:table-cell>
          <table:table-cell table:style-name="ce2" table:formula="of:=IF(ABS([.D127]-[.E127])&lt;[.$B$1];[.E127];108-(815-(1500/[.D127]))/[.E127])" office:value-type="float" office:value="5.12644598323944">
            <text:p>5.12645</text:p>
          </table:table-cell>
          <table:table-cell table:style-name="ce2" table:formula="of:=IF(ABS([.E127]-[.F127])&lt;[.$B$1];[.F127];108-(815-(1500/[.E127]))/[.F127])" office:value-type="float" office:value="5.073996282829">
            <text:p>5.07400</text:p>
          </table:table-cell>
          <table:table-cell table:style-name="ce2" table:formula="of:=IF(ABS([.F127]-[.G127])&lt;[.$B$1];[.G127];108-(815-(1500/[.F127]))/[.G127])" office:value-type="float" office:value="5.04375028691649">
            <text:p>5.04375</text:p>
          </table:table-cell>
          <table:table-cell table:style-name="ce2" table:formula="of:=IF(ABS([.G127]-[.H127])&lt;[.$B$1];[.H127];108-(815-(1500/[.G127]))/[.H127])" office:value-type="float" office:value="5.02602225792558">
            <text:p>5.02602</text:p>
          </table:table-cell>
          <table:table-cell table:style-name="ce2" table:formula="of:=IF(ABS([.H127]-[.I127])&lt;[.$B$1];[.I127];108-(815-(1500/[.H127]))/[.I127])" office:value-type="float" office:value="5.01552821723088">
            <text:p>5.01553</text:p>
          </table:table-cell>
          <table:table-cell table:style-name="ce2" table:formula="of:=IF(ABS([.I127]-[.J127])&lt;[.$B$1];[.J127];108-(815-(1500/[.I127]))/[.J127])" office:value-type="float" office:value="5.00920236518908">
            <text:p>5.00920</text:p>
          </table:table-cell>
          <table:table-cell table:style-name="ce2" table:formula="of:=IF(ABS([.J127]-[.K127])&lt;[.$B$1];[.K127];108-(815-(1500/[.J127]))/[.K127])" office:value-type="float" office:value="5.00920236518908">
            <text:p>5.00920</text:p>
          </table:table-cell>
          <table:table-cell table:style-name="ce2" table:formula="of:=IF(ABS([.K127]-[.L127])&lt;[.$B$1];[.L127];108-(815-(1500/[.K127]))/[.L127])" office:value-type="float" office:value="5.00920236518908">
            <text:p>5.00920</text:p>
          </table:table-cell>
          <table:table-cell table:style-name="ce2" table:formula="of:=IF(ABS([.L127]-[.M127])&lt;[.$B$1];[.M127];108-(815-(1500/[.L127]))/[.M127])" office:value-type="float" office:value="5.00920236518908">
            <text:p>5.00920</text:p>
          </table:table-cell>
          <table:table-cell table:style-name="ce2" table:formula="of:=IF(ABS([.M127]-[.N127])&lt;[.$B$1];[.N127];108-(815-(1500/[.M127]))/[.N127])" office:value-type="float" office:value="5.00920236518908">
            <text:p>5.00920</text:p>
          </table:table-cell>
          <table:table-cell table:style-name="ce2" table:formula="of:=IF(ABS([.N127]-[.O127])&lt;[.$B$1];[.O127];108-(815-(1500/[.N127]))/[.O127])" office:value-type="float" office:value="5.00920236518908">
            <text:p>5.00920</text:p>
          </table:table-cell>
          <table:table-cell table:style-name="ce2" table:formula="of:=IF(ABS([.O127]-[.P127])&lt;[.$B$1];[.P127];108-(815-(1500/[.O127]))/[.P127])" office:value-type="float" office:value="5.00920236518908">
            <text:p>5.00920</text:p>
          </table:table-cell>
          <table:table-cell table:style-name="ce2" table:formula="of:=IF(ABS([.P127]-[.Q127])&lt;[.$B$1];[.Q127];108-(815-(1500/[.P127]))/[.Q127])" office:value-type="float" office:value="5.00920236518908">
            <text:p>5.00920</text:p>
          </table:table-cell>
          <table:table-cell table:style-name="ce2" table:formula="of:=IF(ABS([.Q127]-[.R127])&lt;[.$B$1];[.R127];108-(815-(1500/[.Q127]))/[.R127])" office:value-type="float" office:value="5.00920236518908">
            <text:p>5.00920</text:p>
          </table:table-cell>
          <table:table-cell table:style-name="ce2" table:formula="of:=IF(ABS([.R127]-[.S127])&lt;[.$B$1];[.S127];108-(815-(1500/[.R127]))/[.S127])" office:value-type="float" office:value="5.00920236518908">
            <text:p>5.00920</text:p>
          </table:table-cell>
          <table:table-cell table:style-name="ce2" table:formula="of:=IF(ABS([.S127]-[.T127])&lt;[.$B$1];[.T127];108-(815-(1500/[.S127]))/[.T127])" office:value-type="float" office:value="5.00920236518908">
            <text:p>5.00920</text:p>
          </table:table-cell>
          <table:table-cell table:style-name="ce2" table:formula="of:=IF(ABS([.T127]-[.U127])&lt;[.$B$1];[.U127];108-(815-(1500/[.T127]))/[.U127])" office:value-type="float" office:value="5.00920236518908">
            <text:p>5.00920</text:p>
          </table:table-cell>
          <table:table-cell table:style-name="ce2" table:formula="of:=IF(ABS([.U127]-[.V127])&lt;[.$B$1];[.V127];108-(815-(1500/[.U127]))/[.V127])" office:value-type="float" office:value="5.00920236518908">
            <text:p>5.00920</text:p>
          </table:table-cell>
          <table:table-cell table:style-name="ce2" table:formula="of:=IF(ABS([.V127]-[.W127])&lt;[.$B$1];[.W127];108-(815-(1500/[.V127]))/[.W127])" office:value-type="float" office:value="5.00920236518908">
            <text:p>5.00920</text:p>
          </table:table-cell>
          <table:table-cell table:style-name="ce2" table:formula="of:=IF(ABS([.W127]-[.X127])&lt;[.$B$1];[.X127];108-(815-(1500/[.W127]))/[.X127])" office:value-type="float" office:value="5.00920236518908">
            <text:p>5.00920</text:p>
          </table:table-cell>
          <table:table-cell table:style-name="ce3" table:formula="of:=IF(ABS([.X127]-[.Y127])&lt;[.$B$1];[.Y127];108-(815-(1500/[.X127]))/[.Y127])" office:value-type="float" office:value="5.00920236518908">
            <text:p>5.01</text:p>
          </table:table-cell>
          <table:table-cell table:number-columns-repeated="998"/>
        </table:table-row>
        <table:table-row table:style-name="ro1">
          <table:table-cell office:value-type="float" office:value="11.75">
            <text:p>11.75000</text:p>
          </table:table-cell>
          <table:table-cell office:value-type="string">
            <text:p><text:s/>6.72340425531914931412</text:p>
          </table:table-cell>
          <table:table-cell table:style-name="ce2" table:formula="of:=108-(815-(1500/[.A128]))/[.B128]" office:value-type="float" office:value="5.76898734177216">
            <text:p>5.76899</text:p>
          </table:table-cell>
          <table:table-cell table:style-name="ce2" table:formula="of:=IF(ABS([.B128]-[.C128])&lt;[.$B$1];[.C128];108-(815-(1500/[.B128]))/[.C128])" office:value-type="float" office:value="5.39989029072972">
            <text:p>5.39989</text:p>
          </table:table-cell>
          <table:table-cell table:style-name="ce2" table:formula="of:=IF(ABS([.C128]-[.D128])&lt;[.$B$1];[.D128];108-(815-(1500/[.C128]))/[.D128])" office:value-type="float" office:value="5.22216578626851">
            <text:p>5.22217</text:p>
          </table:table-cell>
          <table:table-cell table:style-name="ce2" table:formula="of:=IF(ABS([.D128]-[.E128])&lt;[.$B$1];[.E128];108-(815-(1500/[.D128]))/[.E128])" office:value-type="float" office:value="5.12762853313205">
            <text:p>5.12763</text:p>
          </table:table-cell>
          <table:table-cell table:style-name="ce2" table:formula="of:=IF(ABS([.E128]-[.F128])&lt;[.$B$1];[.F128];108-(815-(1500/[.E128]))/[.F128])" office:value-type="float" office:value="5.0746710886057">
            <text:p>5.07467</text:p>
          </table:table-cell>
          <table:table-cell table:style-name="ce2" table:formula="of:=IF(ABS([.F128]-[.G128])&lt;[.$B$1];[.G128];108-(815-(1500/[.F128]))/[.G128])" office:value-type="float" office:value="5.04414342567561">
            <text:p>5.04414</text:p>
          </table:table-cell>
          <table:table-cell table:style-name="ce2" table:formula="of:=IF(ABS([.G128]-[.H128])&lt;[.$B$1];[.H128];108-(815-(1500/[.G128]))/[.H128])" office:value-type="float" office:value="5.02625465625756">
            <text:p>5.02625</text:p>
          </table:table-cell>
          <table:table-cell table:style-name="ce2" table:formula="of:=IF(ABS([.H128]-[.I128])&lt;[.$B$1];[.I128];108-(815-(1500/[.H128]))/[.I128])" office:value-type="float" office:value="5.01567829787604">
            <text:p>5.01568</text:p>
          </table:table-cell>
          <table:table-cell table:style-name="ce2" table:formula="of:=IF(ABS([.I128]-[.J128])&lt;[.$B$1];[.J128];108-(815-(1500/[.I128]))/[.J128])" office:value-type="float" office:value="5.00953286464484">
            <text:p>5.00953</text:p>
          </table:table-cell>
          <table:table-cell table:style-name="ce2" table:formula="of:=IF(ABS([.J128]-[.K128])&lt;[.$B$1];[.K128];108-(815-(1500/[.J128]))/[.K128])" office:value-type="float" office:value="5.00953286464484">
            <text:p>5.00953</text:p>
          </table:table-cell>
          <table:table-cell table:style-name="ce2" table:formula="of:=IF(ABS([.K128]-[.L128])&lt;[.$B$1];[.L128];108-(815-(1500/[.K128]))/[.L128])" office:value-type="float" office:value="5.00953286464484">
            <text:p>5.00953</text:p>
          </table:table-cell>
          <table:table-cell table:style-name="ce2" table:formula="of:=IF(ABS([.L128]-[.M128])&lt;[.$B$1];[.M128];108-(815-(1500/[.L128]))/[.M128])" office:value-type="float" office:value="5.00953286464484">
            <text:p>5.00953</text:p>
          </table:table-cell>
          <table:table-cell table:style-name="ce2" table:formula="of:=IF(ABS([.M128]-[.N128])&lt;[.$B$1];[.N128];108-(815-(1500/[.M128]))/[.N128])" office:value-type="float" office:value="5.00953286464484">
            <text:p>5.00953</text:p>
          </table:table-cell>
          <table:table-cell table:style-name="ce2" table:formula="of:=IF(ABS([.N128]-[.O128])&lt;[.$B$1];[.O128];108-(815-(1500/[.N128]))/[.O128])" office:value-type="float" office:value="5.00953286464484">
            <text:p>5.00953</text:p>
          </table:table-cell>
          <table:table-cell table:style-name="ce2" table:formula="of:=IF(ABS([.O128]-[.P128])&lt;[.$B$1];[.P128];108-(815-(1500/[.O128]))/[.P128])" office:value-type="float" office:value="5.00953286464484">
            <text:p>5.00953</text:p>
          </table:table-cell>
          <table:table-cell table:style-name="ce2" table:formula="of:=IF(ABS([.P128]-[.Q128])&lt;[.$B$1];[.Q128];108-(815-(1500/[.P128]))/[.Q128])" office:value-type="float" office:value="5.00953286464484">
            <text:p>5.00953</text:p>
          </table:table-cell>
          <table:table-cell table:style-name="ce2" table:formula="of:=IF(ABS([.Q128]-[.R128])&lt;[.$B$1];[.R128];108-(815-(1500/[.Q128]))/[.R128])" office:value-type="float" office:value="5.00953286464484">
            <text:p>5.00953</text:p>
          </table:table-cell>
          <table:table-cell table:style-name="ce2" table:formula="of:=IF(ABS([.R128]-[.S128])&lt;[.$B$1];[.S128];108-(815-(1500/[.R128]))/[.S128])" office:value-type="float" office:value="5.00953286464484">
            <text:p>5.00953</text:p>
          </table:table-cell>
          <table:table-cell table:style-name="ce2" table:formula="of:=IF(ABS([.S128]-[.T128])&lt;[.$B$1];[.T128];108-(815-(1500/[.S128]))/[.T128])" office:value-type="float" office:value="5.00953286464484">
            <text:p>5.00953</text:p>
          </table:table-cell>
          <table:table-cell table:style-name="ce2" table:formula="of:=IF(ABS([.T128]-[.U128])&lt;[.$B$1];[.U128];108-(815-(1500/[.T128]))/[.U128])" office:value-type="float" office:value="5.00953286464484">
            <text:p>5.00953</text:p>
          </table:table-cell>
          <table:table-cell table:style-name="ce2" table:formula="of:=IF(ABS([.U128]-[.V128])&lt;[.$B$1];[.V128];108-(815-(1500/[.U128]))/[.V128])" office:value-type="float" office:value="5.00953286464484">
            <text:p>5.00953</text:p>
          </table:table-cell>
          <table:table-cell table:style-name="ce2" table:formula="of:=IF(ABS([.V128]-[.W128])&lt;[.$B$1];[.W128];108-(815-(1500/[.V128]))/[.W128])" office:value-type="float" office:value="5.00953286464484">
            <text:p>5.00953</text:p>
          </table:table-cell>
          <table:table-cell table:style-name="ce2" table:formula="of:=IF(ABS([.W128]-[.X128])&lt;[.$B$1];[.X128];108-(815-(1500/[.W128]))/[.X128])" office:value-type="float" office:value="5.00953286464484">
            <text:p>5.00953</text:p>
          </table:table-cell>
          <table:table-cell table:style-name="ce3" table:formula="of:=IF(ABS([.X128]-[.Y128])&lt;[.$B$1];[.Y128];108-(815-(1500/[.X128]))/[.Y128])" office:value-type="float" office:value="5.00953286464484">
            <text:p>5.01</text:p>
          </table:table-cell>
          <table:table-cell table:number-columns-repeated="998"/>
        </table:table-row>
        <table:table-row table:style-name="ro1">
          <table:table-cell office:value-type="float" office:value="12">
            <text:p>12.00000</text:p>
          </table:table-cell>
          <table:table-cell office:value-type="string">
            <text:p><text:s/>6.75000000000000000000</text:p>
          </table:table-cell>
          <table:table-cell table:style-name="ce2" table:formula="of:=108-(815-(1500/[.A129]))/[.B129]" office:value-type="float" office:value="5.77777777777777">
            <text:p>5.77778</text:p>
          </table:table-cell>
          <table:table-cell table:style-name="ce2" table:formula="of:=IF(ABS([.B129]-[.C129])&lt;[.$B$1];[.C129];108-(815-(1500/[.B129]))/[.C129])" office:value-type="float" office:value="5.40384615384603">
            <text:p>5.40385</text:p>
          </table:table-cell>
          <table:table-cell table:style-name="ce2" table:formula="of:=IF(ABS([.C129]-[.D129])&lt;[.$B$1];[.D129];108-(815-(1500/[.C129]))/[.D129])" office:value-type="float" office:value="5.22419928825399">
            <text:p>5.22420</text:p>
          </table:table-cell>
          <table:table-cell table:style-name="ce2" table:formula="of:=IF(ABS([.D129]-[.E129])&lt;[.$B$1];[.E129];108-(815-(1500/[.D129]))/[.E129])" office:value-type="float" office:value="5.12874659396246">
            <text:p>5.12875</text:p>
          </table:table-cell>
          <table:table-cell table:style-name="ce2" table:formula="of:=IF(ABS([.E129]-[.F129])&lt;[.$B$1];[.F129];108-(815-(1500/[.E129]))/[.F129])" office:value-type="float" office:value="5.07530880511166">
            <text:p>5.07531</text:p>
          </table:table-cell>
          <table:table-cell table:style-name="ce2" table:formula="of:=IF(ABS([.F129]-[.G129])&lt;[.$B$1];[.G129];108-(815-(1500/[.F129]))/[.G129])" office:value-type="float" office:value="5.04451479557115">
            <text:p>5.04451</text:p>
          </table:table-cell>
          <table:table-cell table:style-name="ce2" table:formula="of:=IF(ABS([.G129]-[.H129])&lt;[.$B$1];[.H129];108-(815-(1500/[.G129]))/[.H129])" office:value-type="float" office:value="5.02647286963889">
            <text:p>5.02647</text:p>
          </table:table-cell>
          <table:table-cell table:style-name="ce2" table:formula="of:=IF(ABS([.H129]-[.I129])&lt;[.$B$1];[.I129];108-(815-(1500/[.H129]))/[.I129])" office:value-type="float" office:value="5.01579374072247">
            <text:p>5.01579</text:p>
          </table:table-cell>
          <table:table-cell table:style-name="ce2" table:formula="of:=IF(ABS([.I129]-[.J129])&lt;[.$B$1];[.J129];108-(815-(1500/[.I129]))/[.J129])" office:value-type="float" office:value="5.00932027528674">
            <text:p>5.00932</text:p>
          </table:table-cell>
          <table:table-cell table:style-name="ce2" table:formula="of:=IF(ABS([.J129]-[.K129])&lt;[.$B$1];[.K129];108-(815-(1500/[.J129]))/[.K129])" office:value-type="float" office:value="5.00932027528674">
            <text:p>5.00932</text:p>
          </table:table-cell>
          <table:table-cell table:style-name="ce2" table:formula="of:=IF(ABS([.K129]-[.L129])&lt;[.$B$1];[.L129];108-(815-(1500/[.K129]))/[.L129])" office:value-type="float" office:value="5.00932027528674">
            <text:p>5.00932</text:p>
          </table:table-cell>
          <table:table-cell table:style-name="ce2" table:formula="of:=IF(ABS([.L129]-[.M129])&lt;[.$B$1];[.M129];108-(815-(1500/[.L129]))/[.M129])" office:value-type="float" office:value="5.00932027528674">
            <text:p>5.00932</text:p>
          </table:table-cell>
          <table:table-cell table:style-name="ce2" table:formula="of:=IF(ABS([.M129]-[.N129])&lt;[.$B$1];[.N129];108-(815-(1500/[.M129]))/[.N129])" office:value-type="float" office:value="5.00932027528674">
            <text:p>5.00932</text:p>
          </table:table-cell>
          <table:table-cell table:style-name="ce2" table:formula="of:=IF(ABS([.N129]-[.O129])&lt;[.$B$1];[.O129];108-(815-(1500/[.N129]))/[.O129])" office:value-type="float" office:value="5.00932027528674">
            <text:p>5.00932</text:p>
          </table:table-cell>
          <table:table-cell table:style-name="ce2" table:formula="of:=IF(ABS([.O129]-[.P129])&lt;[.$B$1];[.P129];108-(815-(1500/[.O129]))/[.P129])" office:value-type="float" office:value="5.00932027528674">
            <text:p>5.00932</text:p>
          </table:table-cell>
          <table:table-cell table:style-name="ce2" table:formula="of:=IF(ABS([.P129]-[.Q129])&lt;[.$B$1];[.Q129];108-(815-(1500/[.P129]))/[.Q129])" office:value-type="float" office:value="5.00932027528674">
            <text:p>5.00932</text:p>
          </table:table-cell>
          <table:table-cell table:style-name="ce2" table:formula="of:=IF(ABS([.Q129]-[.R129])&lt;[.$B$1];[.R129];108-(815-(1500/[.Q129]))/[.R129])" office:value-type="float" office:value="5.00932027528674">
            <text:p>5.00932</text:p>
          </table:table-cell>
          <table:table-cell table:style-name="ce2" table:formula="of:=IF(ABS([.R129]-[.S129])&lt;[.$B$1];[.S129];108-(815-(1500/[.R129]))/[.S129])" office:value-type="float" office:value="5.00932027528674">
            <text:p>5.00932</text:p>
          </table:table-cell>
          <table:table-cell table:style-name="ce2" table:formula="of:=IF(ABS([.S129]-[.T129])&lt;[.$B$1];[.T129];108-(815-(1500/[.S129]))/[.T129])" office:value-type="float" office:value="5.00932027528674">
            <text:p>5.00932</text:p>
          </table:table-cell>
          <table:table-cell table:style-name="ce2" table:formula="of:=IF(ABS([.T129]-[.U129])&lt;[.$B$1];[.U129];108-(815-(1500/[.T129]))/[.U129])" office:value-type="float" office:value="5.00932027528674">
            <text:p>5.00932</text:p>
          </table:table-cell>
          <table:table-cell table:style-name="ce2" table:formula="of:=IF(ABS([.U129]-[.V129])&lt;[.$B$1];[.V129];108-(815-(1500/[.U129]))/[.V129])" office:value-type="float" office:value="5.00932027528674">
            <text:p>5.00932</text:p>
          </table:table-cell>
          <table:table-cell table:style-name="ce2" table:formula="of:=IF(ABS([.V129]-[.W129])&lt;[.$B$1];[.W129];108-(815-(1500/[.V129]))/[.W129])" office:value-type="float" office:value="5.00932027528674">
            <text:p>5.00932</text:p>
          </table:table-cell>
          <table:table-cell table:style-name="ce2" table:formula="of:=IF(ABS([.W129]-[.X129])&lt;[.$B$1];[.X129];108-(815-(1500/[.W129]))/[.X129])" office:value-type="float" office:value="5.00932027528674">
            <text:p>5.00932</text:p>
          </table:table-cell>
          <table:table-cell table:style-name="ce3" table:formula="of:=IF(ABS([.X129]-[.Y129])&lt;[.$B$1];[.Y129];108-(815-(1500/[.X129]))/[.Y129])" office:value-type="float" office:value="5.00932027528674">
            <text:p>5.01</text:p>
          </table:table-cell>
          <table:table-cell table:number-columns-repeated="998"/>
        </table:table-row>
        <table:table-row table:style-name="ro1">
          <table:table-cell office:value-type="float" office:value="12.25">
            <text:p>12.25000</text:p>
          </table:table-cell>
          <table:table-cell office:value-type="string">
            <text:p><text:s/>6.77551020408163218178</text:p>
          </table:table-cell>
          <table:table-cell table:style-name="ce2" table:formula="of:=108-(815-(1500/[.A130]))/[.B130]" office:value-type="float" office:value="5.78614457831324">
            <text:p>5.78614</text:p>
          </table:table-cell>
          <table:table-cell table:style-name="ce2" table:formula="of:=IF(ABS([.B130]-[.C130])&lt;[.$B$1];[.C130];108-(815-(1500/[.B130]))/[.C130])" office:value-type="float" office:value="5.40760020822466">
            <text:p>5.40760</text:p>
          </table:table-cell>
          <table:table-cell table:style-name="ce2" table:formula="of:=IF(ABS([.C130]-[.D130])&lt;[.$B$1];[.D130];108-(815-(1500/[.C130]))/[.D130])" office:value-type="float" office:value="5.22612629957237">
            <text:p>5.22613</text:p>
          </table:table-cell>
          <table:table-cell table:style-name="ce2" table:formula="of:=IF(ABS([.D130]-[.E130])&lt;[.$B$1];[.E130];108-(815-(1500/[.D130]))/[.E130])" office:value-type="float" office:value="5.12980530118026">
            <text:p>5.12981</text:p>
          </table:table-cell>
          <table:table-cell table:style-name="ce2" table:formula="of:=IF(ABS([.E130]-[.F130])&lt;[.$B$1];[.F130];108-(815-(1500/[.E130]))/[.F130])" office:value-type="float" office:value="5.07591241248312">
            <text:p>5.07591</text:p>
          </table:table-cell>
          <table:table-cell table:style-name="ce2" table:formula="of:=IF(ABS([.F130]-[.G130])&lt;[.$B$1];[.G130];108-(815-(1500/[.F130]))/[.G130])" office:value-type="float" office:value="5.04486623715681">
            <text:p>5.04487</text:p>
          </table:table-cell>
          <table:table-cell table:style-name="ce2" table:formula="of:=IF(ABS([.G130]-[.H130])&lt;[.$B$1];[.H130];108-(815-(1500/[.G130]))/[.H130])" office:value-type="float" office:value="5.02667975758861">
            <text:p>5.02668</text:p>
          </table:table-cell>
          <table:table-cell table:style-name="ce2" table:formula="of:=IF(ABS([.H130]-[.I130])&lt;[.$B$1];[.I130];108-(815-(1500/[.H130]))/[.I130])" office:value-type="float" office:value="5.0159114423613">
            <text:p>5.01591</text:p>
          </table:table-cell>
          <table:table-cell table:style-name="ce2" table:formula="of:=IF(ABS([.I130]-[.J130])&lt;[.$B$1];[.J130];108-(815-(1500/[.I130]))/[.J130])" office:value-type="float" office:value="5.00928833887024">
            <text:p>5.00929</text:p>
          </table:table-cell>
          <table:table-cell table:style-name="ce2" table:formula="of:=IF(ABS([.J130]-[.K130])&lt;[.$B$1];[.K130];108-(815-(1500/[.J130]))/[.K130])" office:value-type="float" office:value="5.00928833887024">
            <text:p>5.00929</text:p>
          </table:table-cell>
          <table:table-cell table:style-name="ce2" table:formula="of:=IF(ABS([.K130]-[.L130])&lt;[.$B$1];[.L130];108-(815-(1500/[.K130]))/[.L130])" office:value-type="float" office:value="5.00928833887024">
            <text:p>5.00929</text:p>
          </table:table-cell>
          <table:table-cell table:style-name="ce2" table:formula="of:=IF(ABS([.L130]-[.M130])&lt;[.$B$1];[.M130];108-(815-(1500/[.L130]))/[.M130])" office:value-type="float" office:value="5.00928833887024">
            <text:p>5.00929</text:p>
          </table:table-cell>
          <table:table-cell table:style-name="ce2" table:formula="of:=IF(ABS([.M130]-[.N130])&lt;[.$B$1];[.N130];108-(815-(1500/[.M130]))/[.N130])" office:value-type="float" office:value="5.00928833887024">
            <text:p>5.00929</text:p>
          </table:table-cell>
          <table:table-cell table:style-name="ce2" table:formula="of:=IF(ABS([.N130]-[.O130])&lt;[.$B$1];[.O130];108-(815-(1500/[.N130]))/[.O130])" office:value-type="float" office:value="5.00928833887024">
            <text:p>5.00929</text:p>
          </table:table-cell>
          <table:table-cell table:style-name="ce2" table:formula="of:=IF(ABS([.O130]-[.P130])&lt;[.$B$1];[.P130];108-(815-(1500/[.O130]))/[.P130])" office:value-type="float" office:value="5.00928833887024">
            <text:p>5.00929</text:p>
          </table:table-cell>
          <table:table-cell table:style-name="ce2" table:formula="of:=IF(ABS([.P130]-[.Q130])&lt;[.$B$1];[.Q130];108-(815-(1500/[.P130]))/[.Q130])" office:value-type="float" office:value="5.00928833887024">
            <text:p>5.00929</text:p>
          </table:table-cell>
          <table:table-cell table:style-name="ce2" table:formula="of:=IF(ABS([.Q130]-[.R130])&lt;[.$B$1];[.R130];108-(815-(1500/[.Q130]))/[.R130])" office:value-type="float" office:value="5.00928833887024">
            <text:p>5.00929</text:p>
          </table:table-cell>
          <table:table-cell table:style-name="ce2" table:formula="of:=IF(ABS([.R130]-[.S130])&lt;[.$B$1];[.S130];108-(815-(1500/[.R130]))/[.S130])" office:value-type="float" office:value="5.00928833887024">
            <text:p>5.00929</text:p>
          </table:table-cell>
          <table:table-cell table:style-name="ce2" table:formula="of:=IF(ABS([.S130]-[.T130])&lt;[.$B$1];[.T130];108-(815-(1500/[.S130]))/[.T130])" office:value-type="float" office:value="5.00928833887024">
            <text:p>5.00929</text:p>
          </table:table-cell>
          <table:table-cell table:style-name="ce2" table:formula="of:=IF(ABS([.T130]-[.U130])&lt;[.$B$1];[.U130];108-(815-(1500/[.T130]))/[.U130])" office:value-type="float" office:value="5.00928833887024">
            <text:p>5.00929</text:p>
          </table:table-cell>
          <table:table-cell table:style-name="ce2" table:formula="of:=IF(ABS([.U130]-[.V130])&lt;[.$B$1];[.V130];108-(815-(1500/[.U130]))/[.V130])" office:value-type="float" office:value="5.00928833887024">
            <text:p>5.00929</text:p>
          </table:table-cell>
          <table:table-cell table:style-name="ce2" table:formula="of:=IF(ABS([.V130]-[.W130])&lt;[.$B$1];[.W130];108-(815-(1500/[.V130]))/[.W130])" office:value-type="float" office:value="5.00928833887024">
            <text:p>5.00929</text:p>
          </table:table-cell>
          <table:table-cell table:style-name="ce2" table:formula="of:=IF(ABS([.W130]-[.X130])&lt;[.$B$1];[.X130];108-(815-(1500/[.W130]))/[.X130])" office:value-type="float" office:value="5.00928833887024">
            <text:p>5.00929</text:p>
          </table:table-cell>
          <table:table-cell table:style-name="ce3" table:formula="of:=IF(ABS([.X130]-[.Y130])&lt;[.$B$1];[.Y130];108-(815-(1500/[.X130]))/[.Y130])" office:value-type="float" office:value="5.00928833887024">
            <text:p>5.01</text:p>
          </table:table-cell>
          <table:table-cell table:number-columns-repeated="998"/>
        </table:table-row>
        <table:table-row table:style-name="ro1">
          <table:table-cell office:value-type="float" office:value="12.5">
            <text:p>12.50000</text:p>
          </table:table-cell>
          <table:table-cell office:value-type="string">
            <text:p><text:s/>6.79999999999999982236</text:p>
          </table:table-cell>
          <table:table-cell table:style-name="ce2" table:formula="of:=108-(815-(1500/[.A131]))/[.B131]" office:value-type="float" office:value="5.79411764705883">
            <text:p>5.79412</text:p>
          </table:table-cell>
          <table:table-cell table:style-name="ce2" table:formula="of:=IF(ABS([.B131]-[.C131])&lt;[.$B$1];[.C131];108-(815-(1500/[.B131]))/[.C131])" office:value-type="float" office:value="5.41116751269041">
            <text:p>5.41117</text:p>
          </table:table-cell>
          <table:table-cell table:style-name="ce2" table:formula="of:=IF(ABS([.C131]-[.D131])&lt;[.$B$1];[.D131];108-(815-(1500/[.C131]))/[.D131])" office:value-type="float" office:value="5.22795497185847">
            <text:p>5.22795</text:p>
          </table:table-cell>
          <table:table-cell table:style-name="ce2" table:formula="of:=IF(ABS([.D131]-[.E131])&lt;[.$B$1];[.E131];108-(815-(1500/[.D131]))/[.E131])" office:value-type="float" office:value="5.1308092589472">
            <text:p>5.13081</text:p>
          </table:table-cell>
          <table:table-cell table:style-name="ce2" table:formula="of:=IF(ABS([.E131]-[.F131])&lt;[.$B$1];[.F131];108-(815-(1500/[.E131]))/[.F131])" office:value-type="float" office:value="5.07648457757847">
            <text:p>5.07648</text:p>
          </table:table-cell>
          <table:table-cell table:style-name="ce2" table:formula="of:=IF(ABS([.F131]-[.G131])&lt;[.$B$1];[.G131];108-(815-(1500/[.F131]))/[.G131])" office:value-type="float" office:value="5.04519934366408">
            <text:p>5.04520</text:p>
          </table:table-cell>
          <table:table-cell table:style-name="ce2" table:formula="of:=IF(ABS([.G131]-[.H131])&lt;[.$B$1];[.H131];108-(815-(1500/[.G131]))/[.H131])" office:value-type="float" office:value="5.02687679436558">
            <text:p>5.02688</text:p>
          </table:table-cell>
          <table:table-cell table:style-name="ce2" table:formula="of:=IF(ABS([.H131]-[.I131])&lt;[.$B$1];[.I131];108-(815-(1500/[.H131]))/[.I131])" office:value-type="float" office:value="5.01604283081863">
            <text:p>5.01604</text:p>
          </table:table-cell>
          <table:table-cell table:style-name="ce2" table:formula="of:=IF(ABS([.I131]-[.J131])&lt;[.$B$1];[.J131];108-(815-(1500/[.I131]))/[.J131])" office:value-type="float" office:value="5.0096542060317">
            <text:p>5.00965</text:p>
          </table:table-cell>
          <table:table-cell table:style-name="ce2" table:formula="of:=IF(ABS([.J131]-[.K131])&lt;[.$B$1];[.K131];108-(815-(1500/[.J131]))/[.K131])" office:value-type="float" office:value="5.0096542060317">
            <text:p>5.00965</text:p>
          </table:table-cell>
          <table:table-cell table:style-name="ce2" table:formula="of:=IF(ABS([.K131]-[.L131])&lt;[.$B$1];[.L131];108-(815-(1500/[.K131]))/[.L131])" office:value-type="float" office:value="5.0096542060317">
            <text:p>5.00965</text:p>
          </table:table-cell>
          <table:table-cell table:style-name="ce2" table:formula="of:=IF(ABS([.L131]-[.M131])&lt;[.$B$1];[.M131];108-(815-(1500/[.L131]))/[.M131])" office:value-type="float" office:value="5.0096542060317">
            <text:p>5.00965</text:p>
          </table:table-cell>
          <table:table-cell table:style-name="ce2" table:formula="of:=IF(ABS([.M131]-[.N131])&lt;[.$B$1];[.N131];108-(815-(1500/[.M131]))/[.N131])" office:value-type="float" office:value="5.0096542060317">
            <text:p>5.00965</text:p>
          </table:table-cell>
          <table:table-cell table:style-name="ce2" table:formula="of:=IF(ABS([.N131]-[.O131])&lt;[.$B$1];[.O131];108-(815-(1500/[.N131]))/[.O131])" office:value-type="float" office:value="5.0096542060317">
            <text:p>5.00965</text:p>
          </table:table-cell>
          <table:table-cell table:style-name="ce2" table:formula="of:=IF(ABS([.O131]-[.P131])&lt;[.$B$1];[.P131];108-(815-(1500/[.O131]))/[.P131])" office:value-type="float" office:value="5.0096542060317">
            <text:p>5.00965</text:p>
          </table:table-cell>
          <table:table-cell table:style-name="ce2" table:formula="of:=IF(ABS([.P131]-[.Q131])&lt;[.$B$1];[.Q131];108-(815-(1500/[.P131]))/[.Q131])" office:value-type="float" office:value="5.0096542060317">
            <text:p>5.00965</text:p>
          </table:table-cell>
          <table:table-cell table:style-name="ce2" table:formula="of:=IF(ABS([.Q131]-[.R131])&lt;[.$B$1];[.R131];108-(815-(1500/[.Q131]))/[.R131])" office:value-type="float" office:value="5.0096542060317">
            <text:p>5.00965</text:p>
          </table:table-cell>
          <table:table-cell table:style-name="ce2" table:formula="of:=IF(ABS([.R131]-[.S131])&lt;[.$B$1];[.S131];108-(815-(1500/[.R131]))/[.S131])" office:value-type="float" office:value="5.0096542060317">
            <text:p>5.00965</text:p>
          </table:table-cell>
          <table:table-cell table:style-name="ce2" table:formula="of:=IF(ABS([.S131]-[.T131])&lt;[.$B$1];[.T131];108-(815-(1500/[.S131]))/[.T131])" office:value-type="float" office:value="5.0096542060317">
            <text:p>5.00965</text:p>
          </table:table-cell>
          <table:table-cell table:style-name="ce2" table:formula="of:=IF(ABS([.T131]-[.U131])&lt;[.$B$1];[.U131];108-(815-(1500/[.T131]))/[.U131])" office:value-type="float" office:value="5.0096542060317">
            <text:p>5.00965</text:p>
          </table:table-cell>
          <table:table-cell table:style-name="ce2" table:formula="of:=IF(ABS([.U131]-[.V131])&lt;[.$B$1];[.V131];108-(815-(1500/[.U131]))/[.V131])" office:value-type="float" office:value="5.0096542060317">
            <text:p>5.00965</text:p>
          </table:table-cell>
          <table:table-cell table:style-name="ce2" table:formula="of:=IF(ABS([.V131]-[.W131])&lt;[.$B$1];[.W131];108-(815-(1500/[.V131]))/[.W131])" office:value-type="float" office:value="5.0096542060317">
            <text:p>5.00965</text:p>
          </table:table-cell>
          <table:table-cell table:style-name="ce2" table:formula="of:=IF(ABS([.W131]-[.X131])&lt;[.$B$1];[.X131];108-(815-(1500/[.W131]))/[.X131])" office:value-type="float" office:value="5.0096542060317">
            <text:p>5.00965</text:p>
          </table:table-cell>
          <table:table-cell table:style-name="ce3" table:formula="of:=IF(ABS([.X131]-[.Y131])&lt;[.$B$1];[.Y131];108-(815-(1500/[.X131]))/[.Y131])" office:value-type="float" office:value="5.0096542060317">
            <text:p>5.01</text:p>
          </table:table-cell>
          <table:table-cell table:number-columns-repeated="998"/>
        </table:table-row>
        <table:table-row table:style-name="ro1">
          <table:table-cell office:value-type="float" office:value="12.75">
            <text:p>12.75000</text:p>
          </table:table-cell>
          <table:table-cell office:value-type="string">
            <text:p><text:s/>6.82352941176470562112</text:p>
          </table:table-cell>
          <table:table-cell table:style-name="ce2" table:formula="of:=108-(815-(1500/[.A132]))/[.B132]" office:value-type="float" office:value="5.80172413793103">
            <text:p>5.80172</text:p>
          </table:table-cell>
          <table:table-cell table:style-name="ce2" table:formula="of:=IF(ABS([.B132]-[.C132])&lt;[.$B$1];[.C132];108-(815-(1500/[.B132]))/[.C132])" office:value-type="float" office:value="5.41456166419015">
            <text:p>5.41456</text:p>
          </table:table-cell>
          <table:table-cell table:style-name="ce2" table:formula="of:=IF(ABS([.C132]-[.D132])&lt;[.$B$1];[.D132];108-(815-(1500/[.C132]))/[.D132])" office:value-type="float" office:value="5.22969264544369">
            <text:p>5.22969</text:p>
          </table:table-cell>
          <table:table-cell table:style-name="ce2" table:formula="of:=IF(ABS([.D132]-[.E132])&lt;[.$B$1];[.E132];108-(815-(1500/[.D132]))/[.E132])" office:value-type="float" office:value="5.13176260689936">
            <text:p>5.13176</text:p>
          </table:table-cell>
          <table:table-cell table:style-name="ce2" table:formula="of:=IF(ABS([.E132]-[.F132])&lt;[.$B$1];[.F132];108-(815-(1500/[.E132]))/[.F132])" office:value-type="float" office:value="5.07702768996779">
            <text:p>5.07703</text:p>
          </table:table-cell>
          <table:table-cell table:style-name="ce2" table:formula="of:=IF(ABS([.F132]-[.G132])&lt;[.$B$1];[.G132];108-(815-(1500/[.F132]))/[.G132])" office:value-type="float" office:value="5.04551541814206">
            <text:p>5.04552</text:p>
          </table:table-cell>
          <table:table-cell table:style-name="ce2" table:formula="of:=IF(ABS([.G132]-[.H132])&lt;[.$B$1];[.H132];108-(815-(1500/[.G132]))/[.H132])" office:value-type="float" office:value="5.02706277143327">
            <text:p>5.02706</text:p>
          </table:table-cell>
          <table:table-cell table:style-name="ce2" table:formula="of:=IF(ABS([.H132]-[.I132])&lt;[.$B$1];[.I132];108-(815-(1500/[.H132]))/[.I132])" office:value-type="float" office:value="5.01614778898035">
            <text:p>5.01615</text:p>
          </table:table-cell>
          <table:table-cell table:style-name="ce2" table:formula="of:=IF(ABS([.I132]-[.J132])&lt;[.$B$1];[.J132];108-(815-(1500/[.I132]))/[.J132])" office:value-type="float" office:value="5.00960844672528">
            <text:p>5.00961</text:p>
          </table:table-cell>
          <table:table-cell table:style-name="ce2" table:formula="of:=IF(ABS([.J132]-[.K132])&lt;[.$B$1];[.K132];108-(815-(1500/[.J132]))/[.K132])" office:value-type="float" office:value="5.00960844672528">
            <text:p>5.00961</text:p>
          </table:table-cell>
          <table:table-cell table:style-name="ce2" table:formula="of:=IF(ABS([.K132]-[.L132])&lt;[.$B$1];[.L132];108-(815-(1500/[.K132]))/[.L132])" office:value-type="float" office:value="5.00960844672528">
            <text:p>5.00961</text:p>
          </table:table-cell>
          <table:table-cell table:style-name="ce2" table:formula="of:=IF(ABS([.L132]-[.M132])&lt;[.$B$1];[.M132];108-(815-(1500/[.L132]))/[.M132])" office:value-type="float" office:value="5.00960844672528">
            <text:p>5.00961</text:p>
          </table:table-cell>
          <table:table-cell table:style-name="ce2" table:formula="of:=IF(ABS([.M132]-[.N132])&lt;[.$B$1];[.N132];108-(815-(1500/[.M132]))/[.N132])" office:value-type="float" office:value="5.00960844672528">
            <text:p>5.00961</text:p>
          </table:table-cell>
          <table:table-cell table:style-name="ce2" table:formula="of:=IF(ABS([.N132]-[.O132])&lt;[.$B$1];[.O132];108-(815-(1500/[.N132]))/[.O132])" office:value-type="float" office:value="5.00960844672528">
            <text:p>5.00961</text:p>
          </table:table-cell>
          <table:table-cell table:style-name="ce2" table:formula="of:=IF(ABS([.O132]-[.P132])&lt;[.$B$1];[.P132];108-(815-(1500/[.O132]))/[.P132])" office:value-type="float" office:value="5.00960844672528">
            <text:p>5.00961</text:p>
          </table:table-cell>
          <table:table-cell table:style-name="ce2" table:formula="of:=IF(ABS([.P132]-[.Q132])&lt;[.$B$1];[.Q132];108-(815-(1500/[.P132]))/[.Q132])" office:value-type="float" office:value="5.00960844672528">
            <text:p>5.00961</text:p>
          </table:table-cell>
          <table:table-cell table:style-name="ce2" table:formula="of:=IF(ABS([.Q132]-[.R132])&lt;[.$B$1];[.R132];108-(815-(1500/[.Q132]))/[.R132])" office:value-type="float" office:value="5.00960844672528">
            <text:p>5.00961</text:p>
          </table:table-cell>
          <table:table-cell table:style-name="ce2" table:formula="of:=IF(ABS([.R132]-[.S132])&lt;[.$B$1];[.S132];108-(815-(1500/[.R132]))/[.S132])" office:value-type="float" office:value="5.00960844672528">
            <text:p>5.00961</text:p>
          </table:table-cell>
          <table:table-cell table:style-name="ce2" table:formula="of:=IF(ABS([.S132]-[.T132])&lt;[.$B$1];[.T132];108-(815-(1500/[.S132]))/[.T132])" office:value-type="float" office:value="5.00960844672528">
            <text:p>5.00961</text:p>
          </table:table-cell>
          <table:table-cell table:style-name="ce2" table:formula="of:=IF(ABS([.T132]-[.U132])&lt;[.$B$1];[.U132];108-(815-(1500/[.T132]))/[.U132])" office:value-type="float" office:value="5.00960844672528">
            <text:p>5.00961</text:p>
          </table:table-cell>
          <table:table-cell table:style-name="ce2" table:formula="of:=IF(ABS([.U132]-[.V132])&lt;[.$B$1];[.V132];108-(815-(1500/[.U132]))/[.V132])" office:value-type="float" office:value="5.00960844672528">
            <text:p>5.00961</text:p>
          </table:table-cell>
          <table:table-cell table:style-name="ce2" table:formula="of:=IF(ABS([.V132]-[.W132])&lt;[.$B$1];[.W132];108-(815-(1500/[.V132]))/[.W132])" office:value-type="float" office:value="5.00960844672528">
            <text:p>5.00961</text:p>
          </table:table-cell>
          <table:table-cell table:style-name="ce2" table:formula="of:=IF(ABS([.W132]-[.X132])&lt;[.$B$1];[.X132];108-(815-(1500/[.W132]))/[.X132])" office:value-type="float" office:value="5.00960844672528">
            <text:p>5.00961</text:p>
          </table:table-cell>
          <table:table-cell table:style-name="ce3" table:formula="of:=IF(ABS([.X132]-[.Y132])&lt;[.$B$1];[.Y132];108-(815-(1500/[.X132]))/[.Y132])" office:value-type="float" office:value="5.00960844672528">
            <text:p>5.01</text:p>
          </table:table-cell>
          <table:table-cell table:number-columns-repeated="998"/>
        </table:table-row>
        <table:table-row table:style-name="ro1">
          <table:table-cell office:value-type="float" office:value="13">
            <text:p>13.00000</text:p>
          </table:table-cell>
          <table:table-cell office:value-type="string">
            <text:p><text:s/>6.84615384615384670042</text:p>
          </table:table-cell>
          <table:table-cell table:style-name="ce2" table:formula="of:=108-(815-(1500/[.A133]))/[.B133]" office:value-type="float" office:value="5.80898876404496">
            <text:p>5.80899</text:p>
          </table:table-cell>
          <table:table-cell table:style-name="ce2" table:formula="of:=IF(ABS([.B133]-[.C133])&lt;[.$B$1];[.C133];108-(815-(1500/[.B133]))/[.C133])" office:value-type="float" office:value="5.41779497098666">
            <text:p>5.41779</text:p>
          </table:table-cell>
          <table:table-cell table:style-name="ce2" table:formula="of:=IF(ABS([.C133]-[.D133])&lt;[.$B$1];[.D133];108-(815-(1500/[.C133]))/[.D133])" office:value-type="float" office:value="5.2313459478795">
            <text:p>5.23135</text:p>
          </table:table-cell>
          <table:table-cell table:style-name="ce2" table:formula="of:=IF(ABS([.D133]-[.E133])&lt;[.$B$1];[.E133];108-(815-(1500/[.D133]))/[.E133])" office:value-type="float" office:value="5.13266907807619">
            <text:p>5.13267</text:p>
          </table:table-cell>
          <table:table-cell table:style-name="ce2" table:formula="of:=IF(ABS([.E133]-[.F133])&lt;[.$B$1];[.F133];108-(815-(1500/[.E133]))/[.F133])" office:value-type="float" office:value="5.07754391236561">
            <text:p>5.07754</text:p>
          </table:table-cell>
          <table:table-cell table:style-name="ce2" table:formula="of:=IF(ABS([.F133]-[.G133])&lt;[.$B$1];[.G133];108-(815-(1500/[.F133]))/[.G133])" office:value-type="float" office:value="5.04581582686062">
            <text:p>5.04582</text:p>
          </table:table-cell>
          <table:table-cell table:style-name="ce2" table:formula="of:=IF(ABS([.G133]-[.H133])&lt;[.$B$1];[.H133];108-(815-(1500/[.G133]))/[.H133])" office:value-type="float" office:value="5.02724042201407">
            <text:p>5.02724</text:p>
          </table:table-cell>
          <table:table-cell table:style-name="ce2" table:formula="of:=IF(ABS([.H133]-[.I133])&lt;[.$B$1];[.I133];108-(815-(1500/[.H133]))/[.I133])" office:value-type="float" office:value="5.01626622418989">
            <text:p>5.01627</text:p>
          </table:table-cell>
          <table:table-cell table:style-name="ce2" table:formula="of:=IF(ABS([.I133]-[.J133])&lt;[.$B$1];[.J133];108-(815-(1500/[.I133]))/[.J133])" office:value-type="float" office:value="5.00993807067941">
            <text:p>5.00994</text:p>
          </table:table-cell>
          <table:table-cell table:style-name="ce2" table:formula="of:=IF(ABS([.J133]-[.K133])&lt;[.$B$1];[.K133];108-(815-(1500/[.J133]))/[.K133])" office:value-type="float" office:value="5.00993807067941">
            <text:p>5.00994</text:p>
          </table:table-cell>
          <table:table-cell table:style-name="ce2" table:formula="of:=IF(ABS([.K133]-[.L133])&lt;[.$B$1];[.L133];108-(815-(1500/[.K133]))/[.L133])" office:value-type="float" office:value="5.00993807067941">
            <text:p>5.00994</text:p>
          </table:table-cell>
          <table:table-cell table:style-name="ce2" table:formula="of:=IF(ABS([.L133]-[.M133])&lt;[.$B$1];[.M133];108-(815-(1500/[.L133]))/[.M133])" office:value-type="float" office:value="5.00993807067941">
            <text:p>5.00994</text:p>
          </table:table-cell>
          <table:table-cell table:style-name="ce2" table:formula="of:=IF(ABS([.M133]-[.N133])&lt;[.$B$1];[.N133];108-(815-(1500/[.M133]))/[.N133])" office:value-type="float" office:value="5.00993807067941">
            <text:p>5.00994</text:p>
          </table:table-cell>
          <table:table-cell table:style-name="ce2" table:formula="of:=IF(ABS([.N133]-[.O133])&lt;[.$B$1];[.O133];108-(815-(1500/[.N133]))/[.O133])" office:value-type="float" office:value="5.00993807067941">
            <text:p>5.00994</text:p>
          </table:table-cell>
          <table:table-cell table:style-name="ce2" table:formula="of:=IF(ABS([.O133]-[.P133])&lt;[.$B$1];[.P133];108-(815-(1500/[.O133]))/[.P133])" office:value-type="float" office:value="5.00993807067941">
            <text:p>5.00994</text:p>
          </table:table-cell>
          <table:table-cell table:style-name="ce2" table:formula="of:=IF(ABS([.P133]-[.Q133])&lt;[.$B$1];[.Q133];108-(815-(1500/[.P133]))/[.Q133])" office:value-type="float" office:value="5.00993807067941">
            <text:p>5.00994</text:p>
          </table:table-cell>
          <table:table-cell table:style-name="ce2" table:formula="of:=IF(ABS([.Q133]-[.R133])&lt;[.$B$1];[.R133];108-(815-(1500/[.Q133]))/[.R133])" office:value-type="float" office:value="5.00993807067941">
            <text:p>5.00994</text:p>
          </table:table-cell>
          <table:table-cell table:style-name="ce2" table:formula="of:=IF(ABS([.R133]-[.S133])&lt;[.$B$1];[.S133];108-(815-(1500/[.R133]))/[.S133])" office:value-type="float" office:value="5.00993807067941">
            <text:p>5.00994</text:p>
          </table:table-cell>
          <table:table-cell table:style-name="ce2" table:formula="of:=IF(ABS([.S133]-[.T133])&lt;[.$B$1];[.T133];108-(815-(1500/[.S133]))/[.T133])" office:value-type="float" office:value="5.00993807067941">
            <text:p>5.00994</text:p>
          </table:table-cell>
          <table:table-cell table:style-name="ce2" table:formula="of:=IF(ABS([.T133]-[.U133])&lt;[.$B$1];[.U133];108-(815-(1500/[.T133]))/[.U133])" office:value-type="float" office:value="5.00993807067941">
            <text:p>5.00994</text:p>
          </table:table-cell>
          <table:table-cell table:style-name="ce2" table:formula="of:=IF(ABS([.U133]-[.V133])&lt;[.$B$1];[.V133];108-(815-(1500/[.U133]))/[.V133])" office:value-type="float" office:value="5.00993807067941">
            <text:p>5.00994</text:p>
          </table:table-cell>
          <table:table-cell table:style-name="ce2" table:formula="of:=IF(ABS([.V133]-[.W133])&lt;[.$B$1];[.W133];108-(815-(1500/[.V133]))/[.W133])" office:value-type="float" office:value="5.00993807067941">
            <text:p>5.00994</text:p>
          </table:table-cell>
          <table:table-cell table:style-name="ce2" table:formula="of:=IF(ABS([.W133]-[.X133])&lt;[.$B$1];[.X133];108-(815-(1500/[.W133]))/[.X133])" office:value-type="float" office:value="5.00993807067941">
            <text:p>5.00994</text:p>
          </table:table-cell>
          <table:table-cell table:style-name="ce3" table:formula="of:=IF(ABS([.X133]-[.Y133])&lt;[.$B$1];[.Y133];108-(815-(1500/[.X133]))/[.Y133])" office:value-type="float" office:value="5.00993807067941">
            <text:p>5.01</text:p>
          </table:table-cell>
          <table:table-cell table:number-columns-repeated="998"/>
        </table:table-row>
        <table:table-row table:style-name="ro1">
          <table:table-cell office:value-type="float" office:value="13.25">
            <text:p>13.25000</text:p>
          </table:table-cell>
          <table:table-cell office:value-type="string">
            <text:p><text:s/>6.86792452830188704382</text:p>
          </table:table-cell>
          <table:table-cell table:style-name="ce2" table:formula="of:=108-(815-(1500/[.A134]))/[.B134]" office:value-type="float" office:value="5.81593406593406">
            <text:p>5.81593</text:p>
          </table:table-cell>
          <table:table-cell table:style-name="ce2" table:formula="of:=IF(ABS([.B134]-[.C134])&lt;[.$B$1];[.C134];108-(815-(1500/[.B134]))/[.C134])" office:value-type="float" office:value="5.42087860179487">
            <text:p>5.42088</text:p>
          </table:table-cell>
          <table:table-cell table:style-name="ce2" table:formula="of:=IF(ABS([.C134]-[.D134])&lt;[.$B$1];[.D134];108-(815-(1500/[.C134]))/[.D134])" office:value-type="float" office:value="5.23292087835252">
            <text:p>5.23292</text:p>
          </table:table-cell>
          <table:table-cell table:style-name="ce2" table:formula="of:=IF(ABS([.D134]-[.E134])&lt;[.$B$1];[.E134];108-(815-(1500/[.D134]))/[.E134])" office:value-type="float" office:value="5.13353204664786">
            <text:p>5.13353</text:p>
          </table:table-cell>
          <table:table-cell table:style-name="ce2" table:formula="of:=IF(ABS([.E134]-[.F134])&lt;[.$B$1];[.F134];108-(815-(1500/[.E134]))/[.F134])" office:value-type="float" office:value="5.0780351874707">
            <text:p>5.07804</text:p>
          </table:table-cell>
          <table:table-cell table:style-name="ce2" table:formula="of:=IF(ABS([.F134]-[.G134])&lt;[.$B$1];[.G134];108-(815-(1500/[.F134]))/[.G134])" office:value-type="float" office:value="5.04610158655341">
            <text:p>5.04610</text:p>
          </table:table-cell>
          <table:table-cell table:style-name="ce2" table:formula="of:=IF(ABS([.G134]-[.H134])&lt;[.$B$1];[.H134];108-(815-(1500/[.G134]))/[.H134])" office:value-type="float" office:value="5.02740791264255">
            <text:p>5.02741</text:p>
          </table:table-cell>
          <table:table-cell table:style-name="ce2" table:formula="of:=IF(ABS([.H134]-[.I134])&lt;[.$B$1];[.I134];108-(815-(1500/[.H134]))/[.I134])" office:value-type="float" office:value="5.01634859886144">
            <text:p>5.01635</text:p>
          </table:table-cell>
          <table:table-cell table:style-name="ce2" table:formula="of:=IF(ABS([.I134]-[.J134])&lt;[.$B$1];[.J134];108-(815-(1500/[.I134]))/[.J134])" office:value-type="float" office:value="5.00964767578431">
            <text:p>5.00965</text:p>
          </table:table-cell>
          <table:table-cell table:style-name="ce2" table:formula="of:=IF(ABS([.J134]-[.K134])&lt;[.$B$1];[.K134];108-(815-(1500/[.J134]))/[.K134])" office:value-type="float" office:value="5.00964767578431">
            <text:p>5.00965</text:p>
          </table:table-cell>
          <table:table-cell table:style-name="ce2" table:formula="of:=IF(ABS([.K134]-[.L134])&lt;[.$B$1];[.L134];108-(815-(1500/[.K134]))/[.L134])" office:value-type="float" office:value="5.00964767578431">
            <text:p>5.00965</text:p>
          </table:table-cell>
          <table:table-cell table:style-name="ce2" table:formula="of:=IF(ABS([.L134]-[.M134])&lt;[.$B$1];[.M134];108-(815-(1500/[.L134]))/[.M134])" office:value-type="float" office:value="5.00964767578431">
            <text:p>5.00965</text:p>
          </table:table-cell>
          <table:table-cell table:style-name="ce2" table:formula="of:=IF(ABS([.M134]-[.N134])&lt;[.$B$1];[.N134];108-(815-(1500/[.M134]))/[.N134])" office:value-type="float" office:value="5.00964767578431">
            <text:p>5.00965</text:p>
          </table:table-cell>
          <table:table-cell table:style-name="ce2" table:formula="of:=IF(ABS([.N134]-[.O134])&lt;[.$B$1];[.O134];108-(815-(1500/[.N134]))/[.O134])" office:value-type="float" office:value="5.00964767578431">
            <text:p>5.00965</text:p>
          </table:table-cell>
          <table:table-cell table:style-name="ce2" table:formula="of:=IF(ABS([.O134]-[.P134])&lt;[.$B$1];[.P134];108-(815-(1500/[.O134]))/[.P134])" office:value-type="float" office:value="5.00964767578431">
            <text:p>5.00965</text:p>
          </table:table-cell>
          <table:table-cell table:style-name="ce2" table:formula="of:=IF(ABS([.P134]-[.Q134])&lt;[.$B$1];[.Q134];108-(815-(1500/[.P134]))/[.Q134])" office:value-type="float" office:value="5.00964767578431">
            <text:p>5.00965</text:p>
          </table:table-cell>
          <table:table-cell table:style-name="ce2" table:formula="of:=IF(ABS([.Q134]-[.R134])&lt;[.$B$1];[.R134];108-(815-(1500/[.Q134]))/[.R134])" office:value-type="float" office:value="5.00964767578431">
            <text:p>5.00965</text:p>
          </table:table-cell>
          <table:table-cell table:style-name="ce2" table:formula="of:=IF(ABS([.R134]-[.S134])&lt;[.$B$1];[.S134];108-(815-(1500/[.R134]))/[.S134])" office:value-type="float" office:value="5.00964767578431">
            <text:p>5.00965</text:p>
          </table:table-cell>
          <table:table-cell table:style-name="ce2" table:formula="of:=IF(ABS([.S134]-[.T134])&lt;[.$B$1];[.T134];108-(815-(1500/[.S134]))/[.T134])" office:value-type="float" office:value="5.00964767578431">
            <text:p>5.00965</text:p>
          </table:table-cell>
          <table:table-cell table:style-name="ce2" table:formula="of:=IF(ABS([.T134]-[.U134])&lt;[.$B$1];[.U134];108-(815-(1500/[.T134]))/[.U134])" office:value-type="float" office:value="5.00964767578431">
            <text:p>5.00965</text:p>
          </table:table-cell>
          <table:table-cell table:style-name="ce2" table:formula="of:=IF(ABS([.U134]-[.V134])&lt;[.$B$1];[.V134];108-(815-(1500/[.U134]))/[.V134])" office:value-type="float" office:value="5.00964767578431">
            <text:p>5.00965</text:p>
          </table:table-cell>
          <table:table-cell table:style-name="ce2" table:formula="of:=IF(ABS([.V134]-[.W134])&lt;[.$B$1];[.W134];108-(815-(1500/[.V134]))/[.W134])" office:value-type="float" office:value="5.00964767578431">
            <text:p>5.00965</text:p>
          </table:table-cell>
          <table:table-cell table:style-name="ce2" table:formula="of:=IF(ABS([.W134]-[.X134])&lt;[.$B$1];[.X134];108-(815-(1500/[.W134]))/[.X134])" office:value-type="float" office:value="5.00964767578431">
            <text:p>5.00965</text:p>
          </table:table-cell>
          <table:table-cell table:style-name="ce3" table:formula="of:=IF(ABS([.X134]-[.Y134])&lt;[.$B$1];[.Y134];108-(815-(1500/[.X134]))/[.Y134])" office:value-type="float" office:value="5.00964767578431">
            <text:p>5.01</text:p>
          </table:table-cell>
          <table:table-cell table:number-columns-repeated="998"/>
        </table:table-row>
        <table:table-row table:style-name="ro1">
          <table:table-cell office:value-type="float" office:value="13.5">
            <text:p>13.50000</text:p>
          </table:table-cell>
          <table:table-cell office:value-type="string">
            <text:p><text:s/>6.88888888888888928363</text:p>
          </table:table-cell>
          <table:table-cell table:style-name="ce2" table:formula="of:=108-(815-(1500/[.A135]))/[.B135]" office:value-type="float" office:value="5.8225806451613">
            <text:p>5.82258</text:p>
          </table:table-cell>
          <table:table-cell table:style-name="ce2" table:formula="of:=IF(ABS([.B135]-[.C135])&lt;[.$B$1];[.C135];108-(815-(1500/[.B135]))/[.C135])" office:value-type="float" office:value="5.42382271468154">
            <text:p>5.42382</text:p>
          </table:table-cell>
          <table:table-cell table:style-name="ce2" table:formula="of:=IF(ABS([.C135]-[.D135])&lt;[.$B$1];[.D135];108-(815-(1500/[.C135]))/[.D135])" office:value-type="float" office:value="5.23442288049205">
            <text:p>5.23442</text:p>
          </table:table-cell>
          <table:table-cell table:style-name="ce2" table:formula="of:=IF(ABS([.D135]-[.E135])&lt;[.$B$1];[.E135];108-(815-(1500/[.D135]))/[.E135])" office:value-type="float" office:value="5.13435457121118">
            <text:p>5.13435</text:p>
          </table:table-cell>
          <table:table-cell table:style-name="ce2" table:formula="of:=IF(ABS([.E135]-[.F135])&lt;[.$B$1];[.F135];108-(815-(1500/[.E135]))/[.F135])" office:value-type="float" office:value="5.0785032882512">
            <text:p>5.07850</text:p>
          </table:table-cell>
          <table:table-cell table:style-name="ce2" table:formula="of:=IF(ABS([.F135]-[.G135])&lt;[.$B$1];[.G135];108-(815-(1500/[.F135]))/[.G135])" office:value-type="float" office:value="5.04637388513223">
            <text:p>5.04637</text:p>
          </table:table-cell>
          <table:table-cell table:style-name="ce2" table:formula="of:=IF(ABS([.G135]-[.H135])&lt;[.$B$1];[.H135];108-(815-(1500/[.G135]))/[.H135])" office:value-type="float" office:value="5.027568885413">
            <text:p>5.02757</text:p>
          </table:table-cell>
          <table:table-cell table:style-name="ce2" table:formula="of:=IF(ABS([.H135]-[.I135])&lt;[.$B$1];[.I135];108-(815-(1500/[.H135]))/[.I135])" office:value-type="float" office:value="5.01645554514096">
            <text:p>5.01646</text:p>
          </table:table-cell>
          <table:table-cell table:style-name="ce2" table:formula="of:=IF(ABS([.I135]-[.J135])&lt;[.$B$1];[.J135];108-(815-(1500/[.I135]))/[.J135])" office:value-type="float" office:value="5.00993899633764">
            <text:p>5.00994</text:p>
          </table:table-cell>
          <table:table-cell table:style-name="ce2" table:formula="of:=IF(ABS([.J135]-[.K135])&lt;[.$B$1];[.K135];108-(815-(1500/[.J135]))/[.K135])" office:value-type="float" office:value="5.00993899633764">
            <text:p>5.00994</text:p>
          </table:table-cell>
          <table:table-cell table:style-name="ce2" table:formula="of:=IF(ABS([.K135]-[.L135])&lt;[.$B$1];[.L135];108-(815-(1500/[.K135]))/[.L135])" office:value-type="float" office:value="5.00993899633764">
            <text:p>5.00994</text:p>
          </table:table-cell>
          <table:table-cell table:style-name="ce2" table:formula="of:=IF(ABS([.L135]-[.M135])&lt;[.$B$1];[.M135];108-(815-(1500/[.L135]))/[.M135])" office:value-type="float" office:value="5.00993899633764">
            <text:p>5.00994</text:p>
          </table:table-cell>
          <table:table-cell table:style-name="ce2" table:formula="of:=IF(ABS([.M135]-[.N135])&lt;[.$B$1];[.N135];108-(815-(1500/[.M135]))/[.N135])" office:value-type="float" office:value="5.00993899633764">
            <text:p>5.00994</text:p>
          </table:table-cell>
          <table:table-cell table:style-name="ce2" table:formula="of:=IF(ABS([.N135]-[.O135])&lt;[.$B$1];[.O135];108-(815-(1500/[.N135]))/[.O135])" office:value-type="float" office:value="5.00993899633764">
            <text:p>5.00994</text:p>
          </table:table-cell>
          <table:table-cell table:style-name="ce2" table:formula="of:=IF(ABS([.O135]-[.P135])&lt;[.$B$1];[.P135];108-(815-(1500/[.O135]))/[.P135])" office:value-type="float" office:value="5.00993899633764">
            <text:p>5.00994</text:p>
          </table:table-cell>
          <table:table-cell table:style-name="ce2" table:formula="of:=IF(ABS([.P135]-[.Q135])&lt;[.$B$1];[.Q135];108-(815-(1500/[.P135]))/[.Q135])" office:value-type="float" office:value="5.00993899633764">
            <text:p>5.00994</text:p>
          </table:table-cell>
          <table:table-cell table:style-name="ce2" table:formula="of:=IF(ABS([.Q135]-[.R135])&lt;[.$B$1];[.R135];108-(815-(1500/[.Q135]))/[.R135])" office:value-type="float" office:value="5.00993899633764">
            <text:p>5.00994</text:p>
          </table:table-cell>
          <table:table-cell table:style-name="ce2" table:formula="of:=IF(ABS([.R135]-[.S135])&lt;[.$B$1];[.S135];108-(815-(1500/[.R135]))/[.S135])" office:value-type="float" office:value="5.00993899633764">
            <text:p>5.00994</text:p>
          </table:table-cell>
          <table:table-cell table:style-name="ce2" table:formula="of:=IF(ABS([.S135]-[.T135])&lt;[.$B$1];[.T135];108-(815-(1500/[.S135]))/[.T135])" office:value-type="float" office:value="5.00993899633764">
            <text:p>5.00994</text:p>
          </table:table-cell>
          <table:table-cell table:style-name="ce2" table:formula="of:=IF(ABS([.T135]-[.U135])&lt;[.$B$1];[.U135];108-(815-(1500/[.T135]))/[.U135])" office:value-type="float" office:value="5.00993899633764">
            <text:p>5.00994</text:p>
          </table:table-cell>
          <table:table-cell table:style-name="ce2" table:formula="of:=IF(ABS([.U135]-[.V135])&lt;[.$B$1];[.V135];108-(815-(1500/[.U135]))/[.V135])" office:value-type="float" office:value="5.00993899633764">
            <text:p>5.00994</text:p>
          </table:table-cell>
          <table:table-cell table:style-name="ce2" table:formula="of:=IF(ABS([.V135]-[.W135])&lt;[.$B$1];[.W135];108-(815-(1500/[.V135]))/[.W135])" office:value-type="float" office:value="5.00993899633764">
            <text:p>5.00994</text:p>
          </table:table-cell>
          <table:table-cell table:style-name="ce2" table:formula="of:=IF(ABS([.W135]-[.X135])&lt;[.$B$1];[.X135];108-(815-(1500/[.W135]))/[.X135])" office:value-type="float" office:value="5.00993899633764">
            <text:p>5.00994</text:p>
          </table:table-cell>
          <table:table-cell table:style-name="ce3" table:formula="of:=IF(ABS([.X135]-[.Y135])&lt;[.$B$1];[.Y135];108-(815-(1500/[.X135]))/[.Y135])" office:value-type="float" office:value="5.00993899633764">
            <text:p>5.01</text:p>
          </table:table-cell>
          <table:table-cell table:number-columns-repeated="998"/>
        </table:table-row>
        <table:table-row table:style-name="ro1">
          <table:table-cell office:value-type="float" office:value="13.75">
            <text:p>13.75000</text:p>
          </table:table-cell>
          <table:table-cell office:value-type="string">
            <text:p><text:s/>6.90909090909090917165</text:p>
          </table:table-cell>
          <table:table-cell table:style-name="ce2" table:formula="of:=108-(815-(1500/[.A136]))/[.B136]" office:value-type="float" office:value="5.82894736842106">
            <text:p>5.82895</text:p>
          </table:table-cell>
          <table:table-cell table:style-name="ce2" table:formula="of:=IF(ABS([.B136]-[.C136])&lt;[.$B$1];[.C136];108-(815-(1500/[.B136]))/[.C136])" office:value-type="float" office:value="5.42663656884881">
            <text:p>5.42664</text:p>
          </table:table-cell>
          <table:table-cell table:style-name="ce2" table:formula="of:=IF(ABS([.C136]-[.D136])&lt;[.$B$1];[.D136];108-(815-(1500/[.C136]))/[.D136])" office:value-type="float" office:value="5.23585690515895">
            <text:p>5.23586</text:p>
          </table:table-cell>
          <table:table-cell table:style-name="ce2" table:formula="of:=IF(ABS([.D136]-[.E136])&lt;[.$B$1];[.E136];108-(815-(1500/[.D136]))/[.E136])" office:value-type="float" office:value="5.13513942958709">
            <text:p>5.13514</text:p>
          </table:table-cell>
          <table:table-cell table:style-name="ce2" table:formula="of:=IF(ABS([.E136]-[.F136])&lt;[.$B$1];[.F136];108-(815-(1500/[.E136]))/[.F136])" office:value-type="float" office:value="5.07894981157988">
            <text:p>5.07895</text:p>
          </table:table-cell>
          <table:table-cell table:style-name="ce2" table:formula="of:=IF(ABS([.F136]-[.G136])&lt;[.$B$1];[.G136];108-(815-(1500/[.F136]))/[.G136])" office:value-type="float" office:value="5.04663355132128">
            <text:p>5.04663</text:p>
          </table:table-cell>
          <table:table-cell table:style-name="ce2" table:formula="of:=IF(ABS([.G136]-[.H136])&lt;[.$B$1];[.H136];108-(815-(1500/[.G136]))/[.H136])" office:value-type="float" office:value="5.02772170432895">
            <text:p>5.02772</text:p>
          </table:table-cell>
          <table:table-cell table:style-name="ce2" table:formula="of:=IF(ABS([.H136]-[.I136])&lt;[.$B$1];[.I136];108-(815-(1500/[.H136]))/[.I136])" office:value-type="float" office:value="5.01654379173006">
            <text:p>5.01654</text:p>
          </table:table-cell>
          <table:table-cell table:style-name="ce2" table:formula="of:=IF(ABS([.I136]-[.J136])&lt;[.$B$1];[.J136];108-(815-(1500/[.I136]))/[.J136])" office:value-type="float" office:value="5.00994297223305">
            <text:p>5.00994</text:p>
          </table:table-cell>
          <table:table-cell table:style-name="ce2" table:formula="of:=IF(ABS([.J136]-[.K136])&lt;[.$B$1];[.K136];108-(815-(1500/[.J136]))/[.K136])" office:value-type="float" office:value="5.00994297223305">
            <text:p>5.00994</text:p>
          </table:table-cell>
          <table:table-cell table:style-name="ce2" table:formula="of:=IF(ABS([.K136]-[.L136])&lt;[.$B$1];[.L136];108-(815-(1500/[.K136]))/[.L136])" office:value-type="float" office:value="5.00994297223305">
            <text:p>5.00994</text:p>
          </table:table-cell>
          <table:table-cell table:style-name="ce2" table:formula="of:=IF(ABS([.L136]-[.M136])&lt;[.$B$1];[.M136];108-(815-(1500/[.L136]))/[.M136])" office:value-type="float" office:value="5.00994297223305">
            <text:p>5.00994</text:p>
          </table:table-cell>
          <table:table-cell table:style-name="ce2" table:formula="of:=IF(ABS([.M136]-[.N136])&lt;[.$B$1];[.N136];108-(815-(1500/[.M136]))/[.N136])" office:value-type="float" office:value="5.00994297223305">
            <text:p>5.00994</text:p>
          </table:table-cell>
          <table:table-cell table:style-name="ce2" table:formula="of:=IF(ABS([.N136]-[.O136])&lt;[.$B$1];[.O136];108-(815-(1500/[.N136]))/[.O136])" office:value-type="float" office:value="5.00994297223305">
            <text:p>5.00994</text:p>
          </table:table-cell>
          <table:table-cell table:style-name="ce2" table:formula="of:=IF(ABS([.O136]-[.P136])&lt;[.$B$1];[.P136];108-(815-(1500/[.O136]))/[.P136])" office:value-type="float" office:value="5.00994297223305">
            <text:p>5.00994</text:p>
          </table:table-cell>
          <table:table-cell table:style-name="ce2" table:formula="of:=IF(ABS([.P136]-[.Q136])&lt;[.$B$1];[.Q136];108-(815-(1500/[.P136]))/[.Q136])" office:value-type="float" office:value="5.00994297223305">
            <text:p>5.00994</text:p>
          </table:table-cell>
          <table:table-cell table:style-name="ce2" table:formula="of:=IF(ABS([.Q136]-[.R136])&lt;[.$B$1];[.R136];108-(815-(1500/[.Q136]))/[.R136])" office:value-type="float" office:value="5.00994297223305">
            <text:p>5.00994</text:p>
          </table:table-cell>
          <table:table-cell table:style-name="ce2" table:formula="of:=IF(ABS([.R136]-[.S136])&lt;[.$B$1];[.S136];108-(815-(1500/[.R136]))/[.S136])" office:value-type="float" office:value="5.00994297223305">
            <text:p>5.00994</text:p>
          </table:table-cell>
          <table:table-cell table:style-name="ce2" table:formula="of:=IF(ABS([.S136]-[.T136])&lt;[.$B$1];[.T136];108-(815-(1500/[.S136]))/[.T136])" office:value-type="float" office:value="5.00994297223305">
            <text:p>5.00994</text:p>
          </table:table-cell>
          <table:table-cell table:style-name="ce2" table:formula="of:=IF(ABS([.T136]-[.U136])&lt;[.$B$1];[.U136];108-(815-(1500/[.T136]))/[.U136])" office:value-type="float" office:value="5.00994297223305">
            <text:p>5.00994</text:p>
          </table:table-cell>
          <table:table-cell table:style-name="ce2" table:formula="of:=IF(ABS([.U136]-[.V136])&lt;[.$B$1];[.V136];108-(815-(1500/[.U136]))/[.V136])" office:value-type="float" office:value="5.00994297223305">
            <text:p>5.00994</text:p>
          </table:table-cell>
          <table:table-cell table:style-name="ce2" table:formula="of:=IF(ABS([.V136]-[.W136])&lt;[.$B$1];[.W136];108-(815-(1500/[.V136]))/[.W136])" office:value-type="float" office:value="5.00994297223305">
            <text:p>5.00994</text:p>
          </table:table-cell>
          <table:table-cell table:style-name="ce2" table:formula="of:=IF(ABS([.W136]-[.X136])&lt;[.$B$1];[.X136];108-(815-(1500/[.W136]))/[.X136])" office:value-type="float" office:value="5.00994297223305">
            <text:p>5.00994</text:p>
          </table:table-cell>
          <table:table-cell table:style-name="ce3" table:formula="of:=IF(ABS([.X136]-[.Y136])&lt;[.$B$1];[.Y136];108-(815-(1500/[.X136]))/[.Y136])" office:value-type="float" office:value="5.00994297223305">
            <text:p>5.01</text:p>
          </table:table-cell>
          <table:table-cell table:number-columns-repeated="998"/>
        </table:table-row>
        <table:table-row table:style-name="ro1">
          <table:table-cell office:value-type="float" office:value="14">
            <text:p>14.00000</text:p>
          </table:table-cell>
          <table:table-cell office:value-type="string">
            <text:p><text:s/>6.92857142857142882519</text:p>
          </table:table-cell>
          <table:table-cell table:style-name="ce2" table:formula="of:=108-(815-(1500/[.A137]))/[.B137]" office:value-type="float" office:value="5.83505154639175">
            <text:p>5.83505</text:p>
          </table:table-cell>
          <table:table-cell table:style-name="ce2" table:formula="of:=IF(ABS([.B137]-[.C137])&lt;[.$B$1];[.C137];108-(815-(1500/[.B137]))/[.C137])" office:value-type="float" office:value="5.42932862190813">
            <text:p>5.42933</text:p>
          </table:table-cell>
          <table:table-cell table:style-name="ce2" table:formula="of:=IF(ABS([.C137]-[.D137])&lt;[.$B$1];[.D137];108-(815-(1500/[.C137]))/[.D137])" office:value-type="float" office:value="5.23722746501788">
            <text:p>5.23723</text:p>
          </table:table-cell>
          <table:table-cell table:style-name="ce2" table:formula="of:=IF(ABS([.D137]-[.E137])&lt;[.$B$1];[.E137];108-(815-(1500/[.D137]))/[.E137])" office:value-type="float" office:value="5.13588915123616">
            <text:p>5.13589</text:p>
          </table:table-cell>
          <table:table-cell table:style-name="ce2" table:formula="of:=IF(ABS([.E137]-[.F137])&lt;[.$B$1];[.F137];108-(815-(1500/[.E137]))/[.F137])" office:value-type="float" office:value="5.07937621737383">
            <text:p>5.07938</text:p>
          </table:table-cell>
          <table:table-cell table:style-name="ce2" table:formula="of:=IF(ABS([.F137]-[.G137])&lt;[.$B$1];[.G137];108-(815-(1500/[.F137]))/[.G137])" office:value-type="float" office:value="5.04688147546214">
            <text:p>5.04688</text:p>
          </table:table-cell>
          <table:table-cell table:style-name="ce2" table:formula="of:=IF(ABS([.G137]-[.H137])&lt;[.$B$1];[.H137];108-(815-(1500/[.G137]))/[.H137])" office:value-type="float" office:value="5.02786758809202">
            <text:p>5.02787</text:p>
          </table:table-cell>
          <table:table-cell table:style-name="ce2" table:formula="of:=IF(ABS([.H137]-[.I137])&lt;[.$B$1];[.I137];108-(815-(1500/[.H137]))/[.I137])" office:value-type="float" office:value="5.01662782869926">
            <text:p>5.01663</text:p>
          </table:table-cell>
          <table:table-cell table:style-name="ce2" table:formula="of:=IF(ABS([.I137]-[.J137])&lt;[.$B$1];[.J137];108-(815-(1500/[.I137]))/[.J137])" office:value-type="float" office:value="5.00994266443449">
            <text:p>5.00994</text:p>
          </table:table-cell>
          <table:table-cell table:style-name="ce2" table:formula="of:=IF(ABS([.J137]-[.K137])&lt;[.$B$1];[.K137];108-(815-(1500/[.J137]))/[.K137])" office:value-type="float" office:value="5.00994266443449">
            <text:p>5.00994</text:p>
          </table:table-cell>
          <table:table-cell table:style-name="ce2" table:formula="of:=IF(ABS([.K137]-[.L137])&lt;[.$B$1];[.L137];108-(815-(1500/[.K137]))/[.L137])" office:value-type="float" office:value="5.00994266443449">
            <text:p>5.00994</text:p>
          </table:table-cell>
          <table:table-cell table:style-name="ce2" table:formula="of:=IF(ABS([.L137]-[.M137])&lt;[.$B$1];[.M137];108-(815-(1500/[.L137]))/[.M137])" office:value-type="float" office:value="5.00994266443449">
            <text:p>5.00994</text:p>
          </table:table-cell>
          <table:table-cell table:style-name="ce2" table:formula="of:=IF(ABS([.M137]-[.N137])&lt;[.$B$1];[.N137];108-(815-(1500/[.M137]))/[.N137])" office:value-type="float" office:value="5.00994266443449">
            <text:p>5.00994</text:p>
          </table:table-cell>
          <table:table-cell table:style-name="ce2" table:formula="of:=IF(ABS([.N137]-[.O137])&lt;[.$B$1];[.O137];108-(815-(1500/[.N137]))/[.O137])" office:value-type="float" office:value="5.00994266443449">
            <text:p>5.00994</text:p>
          </table:table-cell>
          <table:table-cell table:style-name="ce2" table:formula="of:=IF(ABS([.O137]-[.P137])&lt;[.$B$1];[.P137];108-(815-(1500/[.O137]))/[.P137])" office:value-type="float" office:value="5.00994266443449">
            <text:p>5.00994</text:p>
          </table:table-cell>
          <table:table-cell table:style-name="ce2" table:formula="of:=IF(ABS([.P137]-[.Q137])&lt;[.$B$1];[.Q137];108-(815-(1500/[.P137]))/[.Q137])" office:value-type="float" office:value="5.00994266443449">
            <text:p>5.00994</text:p>
          </table:table-cell>
          <table:table-cell table:style-name="ce2" table:formula="of:=IF(ABS([.Q137]-[.R137])&lt;[.$B$1];[.R137];108-(815-(1500/[.Q137]))/[.R137])" office:value-type="float" office:value="5.00994266443449">
            <text:p>5.00994</text:p>
          </table:table-cell>
          <table:table-cell table:style-name="ce2" table:formula="of:=IF(ABS([.R137]-[.S137])&lt;[.$B$1];[.S137];108-(815-(1500/[.R137]))/[.S137])" office:value-type="float" office:value="5.00994266443449">
            <text:p>5.00994</text:p>
          </table:table-cell>
          <table:table-cell table:style-name="ce2" table:formula="of:=IF(ABS([.S137]-[.T137])&lt;[.$B$1];[.T137];108-(815-(1500/[.S137]))/[.T137])" office:value-type="float" office:value="5.00994266443449">
            <text:p>5.00994</text:p>
          </table:table-cell>
          <table:table-cell table:style-name="ce2" table:formula="of:=IF(ABS([.T137]-[.U137])&lt;[.$B$1];[.U137];108-(815-(1500/[.T137]))/[.U137])" office:value-type="float" office:value="5.00994266443449">
            <text:p>5.00994</text:p>
          </table:table-cell>
          <table:table-cell table:style-name="ce2" table:formula="of:=IF(ABS([.U137]-[.V137])&lt;[.$B$1];[.V137];108-(815-(1500/[.U137]))/[.V137])" office:value-type="float" office:value="5.00994266443449">
            <text:p>5.00994</text:p>
          </table:table-cell>
          <table:table-cell table:style-name="ce2" table:formula="of:=IF(ABS([.V137]-[.W137])&lt;[.$B$1];[.W137];108-(815-(1500/[.V137]))/[.W137])" office:value-type="float" office:value="5.00994266443449">
            <text:p>5.00994</text:p>
          </table:table-cell>
          <table:table-cell table:style-name="ce2" table:formula="of:=IF(ABS([.W137]-[.X137])&lt;[.$B$1];[.X137];108-(815-(1500/[.W137]))/[.X137])" office:value-type="float" office:value="5.00994266443449">
            <text:p>5.00994</text:p>
          </table:table-cell>
          <table:table-cell table:style-name="ce3" table:formula="of:=IF(ABS([.X137]-[.Y137])&lt;[.$B$1];[.Y137];108-(815-(1500/[.X137]))/[.Y137])" office:value-type="float" office:value="5.00994266443449">
            <text:p>5.01</text:p>
          </table:table-cell>
          <table:table-cell table:number-columns-repeated="998"/>
        </table:table-row>
        <table:table-row table:style-name="ro1">
          <table:table-cell office:value-type="float" office:value="14.25">
            <text:p>14.25000</text:p>
          </table:table-cell>
          <table:table-cell office:value-type="string">
            <text:p><text:s/>6.94736842105263185942</text:p>
          </table:table-cell>
          <table:table-cell table:style-name="ce2" table:formula="of:=108-(815-(1500/[.A138]))/[.B138]" office:value-type="float" office:value="5.84090909090909">
            <text:p>5.84091</text:p>
          </table:table-cell>
          <table:table-cell table:style-name="ce2" table:formula="of:=IF(ABS([.B138]-[.C138])&lt;[.$B$1];[.C138];108-(815-(1500/[.B138]))/[.C138])" office:value-type="float" office:value="5.43190661478603">
            <text:p>5.43191</text:p>
          </table:table-cell>
          <table:table-cell table:style-name="ce2" table:formula="of:=IF(ABS([.C138]-[.D138])&lt;[.$B$1];[.D138];108-(815-(1500/[.C138]))/[.D138])" office:value-type="float" office:value="5.23853868194911">
            <text:p>5.23854</text:p>
          </table:table-cell>
          <table:table-cell table:style-name="ce2" table:formula="of:=IF(ABS([.D138]-[.E138])&lt;[.$B$1];[.E138];108-(815-(1500/[.D138]))/[.E138])" office:value-type="float" office:value="5.13660604404424">
            <text:p>5.13661</text:p>
          </table:table-cell>
          <table:table-cell table:style-name="ce2" table:formula="of:=IF(ABS([.E138]-[.F138])&lt;[.$B$1];[.F138];108-(815-(1500/[.E138]))/[.F138])" office:value-type="float" office:value="5.07978383584175">
            <text:p>5.07978</text:p>
          </table:table-cell>
          <table:table-cell table:style-name="ce2" table:formula="of:=IF(ABS([.F138]-[.G138])&lt;[.$B$1];[.G138];108-(815-(1500/[.F138]))/[.G138])" office:value-type="float" office:value="5.04711844833682">
            <text:p>5.04712</text:p>
          </table:table-cell>
          <table:table-cell table:style-name="ce2" table:formula="of:=IF(ABS([.G138]-[.H138])&lt;[.$B$1];[.H138];108-(815-(1500/[.G138]))/[.H138])" office:value-type="float" office:value="5.02800723478511">
            <text:p>5.02801</text:p>
          </table:table-cell>
          <table:table-cell table:style-name="ce2" table:formula="of:=IF(ABS([.H138]-[.I138])&lt;[.$B$1];[.I138];108-(815-(1500/[.H138]))/[.I138])" office:value-type="float" office:value="5.01671265311052">
            <text:p>5.01671</text:p>
          </table:table-cell>
          <table:table-cell table:style-name="ce2" table:formula="of:=IF(ABS([.I138]-[.J138])&lt;[.$B$1];[.J138];108-(815-(1500/[.I138]))/[.J138])" office:value-type="float" office:value="5.01003238917713">
            <text:p>5.01003</text:p>
          </table:table-cell>
          <table:table-cell table:style-name="ce2" table:formula="of:=IF(ABS([.J138]-[.K138])&lt;[.$B$1];[.K138];108-(815-(1500/[.J138]))/[.K138])" office:value-type="float" office:value="5.01003238917713">
            <text:p>5.01003</text:p>
          </table:table-cell>
          <table:table-cell table:style-name="ce2" table:formula="of:=IF(ABS([.K138]-[.L138])&lt;[.$B$1];[.L138];108-(815-(1500/[.K138]))/[.L138])" office:value-type="float" office:value="5.01003238917713">
            <text:p>5.01003</text:p>
          </table:table-cell>
          <table:table-cell table:style-name="ce2" table:formula="of:=IF(ABS([.L138]-[.M138])&lt;[.$B$1];[.M138];108-(815-(1500/[.L138]))/[.M138])" office:value-type="float" office:value="5.01003238917713">
            <text:p>5.01003</text:p>
          </table:table-cell>
          <table:table-cell table:style-name="ce2" table:formula="of:=IF(ABS([.M138]-[.N138])&lt;[.$B$1];[.N138];108-(815-(1500/[.M138]))/[.N138])" office:value-type="float" office:value="5.01003238917713">
            <text:p>5.01003</text:p>
          </table:table-cell>
          <table:table-cell table:style-name="ce2" table:formula="of:=IF(ABS([.N138]-[.O138])&lt;[.$B$1];[.O138];108-(815-(1500/[.N138]))/[.O138])" office:value-type="float" office:value="5.01003238917713">
            <text:p>5.01003</text:p>
          </table:table-cell>
          <table:table-cell table:style-name="ce2" table:formula="of:=IF(ABS([.O138]-[.P138])&lt;[.$B$1];[.P138];108-(815-(1500/[.O138]))/[.P138])" office:value-type="float" office:value="5.01003238917713">
            <text:p>5.01003</text:p>
          </table:table-cell>
          <table:table-cell table:style-name="ce2" table:formula="of:=IF(ABS([.P138]-[.Q138])&lt;[.$B$1];[.Q138];108-(815-(1500/[.P138]))/[.Q138])" office:value-type="float" office:value="5.01003238917713">
            <text:p>5.01003</text:p>
          </table:table-cell>
          <table:table-cell table:style-name="ce2" table:formula="of:=IF(ABS([.Q138]-[.R138])&lt;[.$B$1];[.R138];108-(815-(1500/[.Q138]))/[.R138])" office:value-type="float" office:value="5.01003238917713">
            <text:p>5.01003</text:p>
          </table:table-cell>
          <table:table-cell table:style-name="ce2" table:formula="of:=IF(ABS([.R138]-[.S138])&lt;[.$B$1];[.S138];108-(815-(1500/[.R138]))/[.S138])" office:value-type="float" office:value="5.01003238917713">
            <text:p>5.01003</text:p>
          </table:table-cell>
          <table:table-cell table:style-name="ce2" table:formula="of:=IF(ABS([.S138]-[.T138])&lt;[.$B$1];[.T138];108-(815-(1500/[.S138]))/[.T138])" office:value-type="float" office:value="5.01003238917713">
            <text:p>5.01003</text:p>
          </table:table-cell>
          <table:table-cell table:style-name="ce2" table:formula="of:=IF(ABS([.T138]-[.U138])&lt;[.$B$1];[.U138];108-(815-(1500/[.T138]))/[.U138])" office:value-type="float" office:value="5.01003238917713">
            <text:p>5.01003</text:p>
          </table:table-cell>
          <table:table-cell table:style-name="ce2" table:formula="of:=IF(ABS([.U138]-[.V138])&lt;[.$B$1];[.V138];108-(815-(1500/[.U138]))/[.V138])" office:value-type="float" office:value="5.01003238917713">
            <text:p>5.01003</text:p>
          </table:table-cell>
          <table:table-cell table:style-name="ce2" table:formula="of:=IF(ABS([.V138]-[.W138])&lt;[.$B$1];[.W138];108-(815-(1500/[.V138]))/[.W138])" office:value-type="float" office:value="5.01003238917713">
            <text:p>5.01003</text:p>
          </table:table-cell>
          <table:table-cell table:style-name="ce2" table:formula="of:=IF(ABS([.W138]-[.X138])&lt;[.$B$1];[.X138];108-(815-(1500/[.W138]))/[.X138])" office:value-type="float" office:value="5.01003238917713">
            <text:p>5.01003</text:p>
          </table:table-cell>
          <table:table-cell table:style-name="ce3" table:formula="of:=IF(ABS([.X138]-[.Y138])&lt;[.$B$1];[.Y138];108-(815-(1500/[.X138]))/[.Y138])" office:value-type="float" office:value="5.01003238917713">
            <text:p>5.01</text:p>
          </table:table-cell>
          <table:table-cell table:number-columns-repeated="998"/>
        </table:table-row>
        <table:table-row table:style-name="ro1">
          <table:table-cell office:value-type="float" office:value="14.5">
            <text:p>14.50000</text:p>
          </table:table-cell>
          <table:table-cell office:value-type="string">
            <text:p><text:s/>6.96551724137931049796</text:p>
          </table:table-cell>
          <table:table-cell table:style-name="ce2" table:formula="of:=108-(815-(1500/[.A139]))/[.B139]" office:value-type="float" office:value="5.84653465346534">
            <text:p>5.84653</text:p>
          </table:table-cell>
          <table:table-cell table:style-name="ce2" table:formula="of:=IF(ABS([.B139]-[.C139])&lt;[.$B$1];[.C139];108-(815-(1500/[.B139]))/[.C139])" office:value-type="float" office:value="5.43437764606256">
            <text:p>5.43438</text:p>
          </table:table-cell>
          <table:table-cell table:style-name="ce2" table:formula="of:=IF(ABS([.C139]-[.D139])&lt;[.$B$1];[.D139];108-(815-(1500/[.C139]))/[.D139])" office:value-type="float" office:value="5.23979432844938">
            <text:p>5.23979</text:p>
          </table:table-cell>
          <table:table-cell table:style-name="ce2" table:formula="of:=IF(ABS([.D139]-[.E139])&lt;[.$B$1];[.E139];108-(815-(1500/[.D139]))/[.E139])" office:value-type="float" office:value="5.13729221799069">
            <text:p>5.13729</text:p>
          </table:table-cell>
          <table:table-cell table:style-name="ce2" table:formula="of:=IF(ABS([.E139]-[.F139])&lt;[.$B$1];[.F139];108-(815-(1500/[.E139]))/[.F139])" office:value-type="float" office:value="5.08017388014045">
            <text:p>5.08017</text:p>
          </table:table-cell>
          <table:table-cell table:style-name="ce2" table:formula="of:=IF(ABS([.F139]-[.G139])&lt;[.$B$1];[.G139];108-(815-(1500/[.F139]))/[.G139])" office:value-type="float" office:value="5.04734514588014">
            <text:p>5.04735</text:p>
          </table:table-cell>
          <table:table-cell table:style-name="ce2" table:formula="of:=IF(ABS([.G139]-[.H139])&lt;[.$B$1];[.H139];108-(815-(1500/[.G139]))/[.H139])" office:value-type="float" office:value="5.02814036196872">
            <text:p>5.02814</text:p>
          </table:table-cell>
          <table:table-cell table:style-name="ce2" table:formula="of:=IF(ABS([.H139]-[.I139])&lt;[.$B$1];[.I139];108-(815-(1500/[.H139]))/[.I139])" office:value-type="float" office:value="5.01678452908135">
            <text:p>5.01678</text:p>
          </table:table-cell>
          <table:table-cell table:style-name="ce2" table:formula="of:=IF(ABS([.I139]-[.J139])&lt;[.$B$1];[.J139];108-(815-(1500/[.I139]))/[.J139])" office:value-type="float" office:value="5.00993348525228">
            <text:p>5.00993</text:p>
          </table:table-cell>
          <table:table-cell table:style-name="ce2" table:formula="of:=IF(ABS([.J139]-[.K139])&lt;[.$B$1];[.K139];108-(815-(1500/[.J139]))/[.K139])" office:value-type="float" office:value="5.00993348525228">
            <text:p>5.00993</text:p>
          </table:table-cell>
          <table:table-cell table:style-name="ce2" table:formula="of:=IF(ABS([.K139]-[.L139])&lt;[.$B$1];[.L139];108-(815-(1500/[.K139]))/[.L139])" office:value-type="float" office:value="5.00993348525228">
            <text:p>5.00993</text:p>
          </table:table-cell>
          <table:table-cell table:style-name="ce2" table:formula="of:=IF(ABS([.L139]-[.M139])&lt;[.$B$1];[.M139];108-(815-(1500/[.L139]))/[.M139])" office:value-type="float" office:value="5.00993348525228">
            <text:p>5.00993</text:p>
          </table:table-cell>
          <table:table-cell table:style-name="ce2" table:formula="of:=IF(ABS([.M139]-[.N139])&lt;[.$B$1];[.N139];108-(815-(1500/[.M139]))/[.N139])" office:value-type="float" office:value="5.00993348525228">
            <text:p>5.00993</text:p>
          </table:table-cell>
          <table:table-cell table:style-name="ce2" table:formula="of:=IF(ABS([.N139]-[.O139])&lt;[.$B$1];[.O139];108-(815-(1500/[.N139]))/[.O139])" office:value-type="float" office:value="5.00993348525228">
            <text:p>5.00993</text:p>
          </table:table-cell>
          <table:table-cell table:style-name="ce2" table:formula="of:=IF(ABS([.O139]-[.P139])&lt;[.$B$1];[.P139];108-(815-(1500/[.O139]))/[.P139])" office:value-type="float" office:value="5.00993348525228">
            <text:p>5.00993</text:p>
          </table:table-cell>
          <table:table-cell table:style-name="ce2" table:formula="of:=IF(ABS([.P139]-[.Q139])&lt;[.$B$1];[.Q139];108-(815-(1500/[.P139]))/[.Q139])" office:value-type="float" office:value="5.00993348525228">
            <text:p>5.00993</text:p>
          </table:table-cell>
          <table:table-cell table:style-name="ce2" table:formula="of:=IF(ABS([.Q139]-[.R139])&lt;[.$B$1];[.R139];108-(815-(1500/[.Q139]))/[.R139])" office:value-type="float" office:value="5.00993348525228">
            <text:p>5.00993</text:p>
          </table:table-cell>
          <table:table-cell table:style-name="ce2" table:formula="of:=IF(ABS([.R139]-[.S139])&lt;[.$B$1];[.S139];108-(815-(1500/[.R139]))/[.S139])" office:value-type="float" office:value="5.00993348525228">
            <text:p>5.00993</text:p>
          </table:table-cell>
          <table:table-cell table:style-name="ce2" table:formula="of:=IF(ABS([.S139]-[.T139])&lt;[.$B$1];[.T139];108-(815-(1500/[.S139]))/[.T139])" office:value-type="float" office:value="5.00993348525228">
            <text:p>5.00993</text:p>
          </table:table-cell>
          <table:table-cell table:style-name="ce2" table:formula="of:=IF(ABS([.T139]-[.U139])&lt;[.$B$1];[.U139];108-(815-(1500/[.T139]))/[.U139])" office:value-type="float" office:value="5.00993348525228">
            <text:p>5.00993</text:p>
          </table:table-cell>
          <table:table-cell table:style-name="ce2" table:formula="of:=IF(ABS([.U139]-[.V139])&lt;[.$B$1];[.V139];108-(815-(1500/[.U139]))/[.V139])" office:value-type="float" office:value="5.00993348525228">
            <text:p>5.00993</text:p>
          </table:table-cell>
          <table:table-cell table:style-name="ce2" table:formula="of:=IF(ABS([.V139]-[.W139])&lt;[.$B$1];[.W139];108-(815-(1500/[.V139]))/[.W139])" office:value-type="float" office:value="5.00993348525228">
            <text:p>5.00993</text:p>
          </table:table-cell>
          <table:table-cell table:style-name="ce2" table:formula="of:=IF(ABS([.W139]-[.X139])&lt;[.$B$1];[.X139];108-(815-(1500/[.W139]))/[.X139])" office:value-type="float" office:value="5.00993348525228">
            <text:p>5.00993</text:p>
          </table:table-cell>
          <table:table-cell table:style-name="ce3" table:formula="of:=IF(ABS([.X139]-[.Y139])&lt;[.$B$1];[.Y139];108-(815-(1500/[.X139]))/[.Y139])" office:value-type="float" office:value="5.00993348525228">
            <text:p>5.01</text:p>
          </table:table-cell>
          <table:table-cell table:number-columns-repeated="998"/>
        </table:table-row>
        <table:table-row table:style-name="ro1">
          <table:table-cell office:value-type="float" office:value="14.75">
            <text:p>14.75000</text:p>
          </table:table-cell>
          <table:table-cell office:value-type="string">
            <text:p><text:s/>6.98305084745762716381</text:p>
          </table:table-cell>
          <table:table-cell table:style-name="ce2" table:formula="of:=108-(815-(1500/[.A140]))/[.B140]" office:value-type="float" office:value="5.85194174757281">
            <text:p>5.85194</text:p>
          </table:table-cell>
          <table:table-cell table:style-name="ce2" table:formula="of:=IF(ABS([.B140]-[.C140])&lt;[.$B$1];[.C140];108-(815-(1500/[.B140]))/[.C140])" office:value-type="float" office:value="5.43674823724585">
            <text:p>5.43675</text:p>
          </table:table-cell>
          <table:table-cell table:style-name="ce2" table:formula="of:=IF(ABS([.C140]-[.D140])&lt;[.$B$1];[.D140];108-(815-(1500/[.C140]))/[.D140])" office:value-type="float" office:value="5.24099786389796">
            <text:p>5.24100</text:p>
          </table:table-cell>
          <table:table-cell table:style-name="ce2" table:formula="of:=IF(ABS([.D140]-[.E140])&lt;[.$B$1];[.E140];108-(815-(1500/[.D140]))/[.E140])" office:value-type="float" office:value="5.13794960621613">
            <text:p>5.13795</text:p>
          </table:table-cell>
          <table:table-cell table:style-name="ce2" table:formula="of:=IF(ABS([.E140]-[.F140])&lt;[.$B$1];[.F140];108-(815-(1500/[.E140]))/[.F140])" office:value-type="float" office:value="5.08054746479606">
            <text:p>5.08055</text:p>
          </table:table-cell>
          <table:table-cell table:style-name="ce2" table:formula="of:=IF(ABS([.F140]-[.G140])&lt;[.$B$1];[.G140];108-(815-(1500/[.F140]))/[.G140])" office:value-type="float" office:value="5.04756226088817">
            <text:p>5.04756</text:p>
          </table:table-cell>
          <table:table-cell table:style-name="ce2" table:formula="of:=IF(ABS([.G140]-[.H140])&lt;[.$B$1];[.H140];108-(815-(1500/[.G140]))/[.H140])" office:value-type="float" office:value="5.02826817964004">
            <text:p>5.02827</text:p>
          </table:table-cell>
          <table:table-cell table:style-name="ce2" table:formula="of:=IF(ABS([.H140]-[.I140])&lt;[.$B$1];[.I140];108-(815-(1500/[.H140]))/[.I140])" office:value-type="float" office:value="5.01686009546219">
            <text:p>5.01686</text:p>
          </table:table-cell>
          <table:table-cell table:style-name="ce2" table:formula="of:=IF(ABS([.I140]-[.J140])&lt;[.$B$1];[.J140];108-(815-(1500/[.I140]))/[.J140])" office:value-type="float" office:value="5.00997321524341">
            <text:p>5.00997</text:p>
          </table:table-cell>
          <table:table-cell table:style-name="ce2" table:formula="of:=IF(ABS([.J140]-[.K140])&lt;[.$B$1];[.K140];108-(815-(1500/[.J140]))/[.K140])" office:value-type="float" office:value="5.00997321524341">
            <text:p>5.00997</text:p>
          </table:table-cell>
          <table:table-cell table:style-name="ce2" table:formula="of:=IF(ABS([.K140]-[.L140])&lt;[.$B$1];[.L140];108-(815-(1500/[.K140]))/[.L140])" office:value-type="float" office:value="5.00997321524341">
            <text:p>5.00997</text:p>
          </table:table-cell>
          <table:table-cell table:style-name="ce2" table:formula="of:=IF(ABS([.L140]-[.M140])&lt;[.$B$1];[.M140];108-(815-(1500/[.L140]))/[.M140])" office:value-type="float" office:value="5.00997321524341">
            <text:p>5.00997</text:p>
          </table:table-cell>
          <table:table-cell table:style-name="ce2" table:formula="of:=IF(ABS([.M140]-[.N140])&lt;[.$B$1];[.N140];108-(815-(1500/[.M140]))/[.N140])" office:value-type="float" office:value="5.00997321524341">
            <text:p>5.00997</text:p>
          </table:table-cell>
          <table:table-cell table:style-name="ce2" table:formula="of:=IF(ABS([.N140]-[.O140])&lt;[.$B$1];[.O140];108-(815-(1500/[.N140]))/[.O140])" office:value-type="float" office:value="5.00997321524341">
            <text:p>5.00997</text:p>
          </table:table-cell>
          <table:table-cell table:style-name="ce2" table:formula="of:=IF(ABS([.O140]-[.P140])&lt;[.$B$1];[.P140];108-(815-(1500/[.O140]))/[.P140])" office:value-type="float" office:value="5.00997321524341">
            <text:p>5.00997</text:p>
          </table:table-cell>
          <table:table-cell table:style-name="ce2" table:formula="of:=IF(ABS([.P140]-[.Q140])&lt;[.$B$1];[.Q140];108-(815-(1500/[.P140]))/[.Q140])" office:value-type="float" office:value="5.00997321524341">
            <text:p>5.00997</text:p>
          </table:table-cell>
          <table:table-cell table:style-name="ce2" table:formula="of:=IF(ABS([.Q140]-[.R140])&lt;[.$B$1];[.R140];108-(815-(1500/[.Q140]))/[.R140])" office:value-type="float" office:value="5.00997321524341">
            <text:p>5.00997</text:p>
          </table:table-cell>
          <table:table-cell table:style-name="ce2" table:formula="of:=IF(ABS([.R140]-[.S140])&lt;[.$B$1];[.S140];108-(815-(1500/[.R140]))/[.S140])" office:value-type="float" office:value="5.00997321524341">
            <text:p>5.00997</text:p>
          </table:table-cell>
          <table:table-cell table:style-name="ce2" table:formula="of:=IF(ABS([.S140]-[.T140])&lt;[.$B$1];[.T140];108-(815-(1500/[.S140]))/[.T140])" office:value-type="float" office:value="5.00997321524341">
            <text:p>5.00997</text:p>
          </table:table-cell>
          <table:table-cell table:style-name="ce2" table:formula="of:=IF(ABS([.T140]-[.U140])&lt;[.$B$1];[.U140];108-(815-(1500/[.T140]))/[.U140])" office:value-type="float" office:value="5.00997321524341">
            <text:p>5.00997</text:p>
          </table:table-cell>
          <table:table-cell table:style-name="ce2" table:formula="of:=IF(ABS([.U140]-[.V140])&lt;[.$B$1];[.V140];108-(815-(1500/[.U140]))/[.V140])" office:value-type="float" office:value="5.00997321524341">
            <text:p>5.00997</text:p>
          </table:table-cell>
          <table:table-cell table:style-name="ce2" table:formula="of:=IF(ABS([.V140]-[.W140])&lt;[.$B$1];[.W140];108-(815-(1500/[.V140]))/[.W140])" office:value-type="float" office:value="5.00997321524341">
            <text:p>5.00997</text:p>
          </table:table-cell>
          <table:table-cell table:style-name="ce2" table:formula="of:=IF(ABS([.W140]-[.X140])&lt;[.$B$1];[.X140];108-(815-(1500/[.W140]))/[.X140])" office:value-type="float" office:value="5.00997321524341">
            <text:p>5.00997</text:p>
          </table:table-cell>
          <table:table-cell table:style-name="ce3" table:formula="of:=IF(ABS([.X140]-[.Y140])&lt;[.$B$1];[.Y140];108-(815-(1500/[.X140]))/[.Y140])" office:value-type="float" office:value="5.00997321524341">
            <text:p>5.01</text:p>
          </table:table-cell>
          <table:table-cell table:number-columns-repeated="998"/>
        </table:table-row>
        <table:table-row table:style-name="ro1">
          <table:table-cell office:value-type="float" office:value="15">
            <text:p>15.00000</text:p>
          </table:table-cell>
          <table:table-cell office:value-type="string">
            <text:p><text:s/>7.00000000000000000000</text:p>
          </table:table-cell>
          <table:table-cell table:style-name="ce2" table:formula="of:=108-(815-(1500/[.A141]))/[.B141]" office:value-type="float" office:value="5.85714285714286">
            <text:p>5.85714</text:p>
          </table:table-cell>
          <table:table-cell table:style-name="ce2" table:formula="of:=IF(ABS([.B141]-[.C141])&lt;[.$B$1];[.C141];108-(815-(1500/[.B141]))/[.C141])" office:value-type="float" office:value="5.43902439024396">
            <text:p>5.43902</text:p>
          </table:table-cell>
          <table:table-cell table:style-name="ce2" table:formula="of:=IF(ABS([.C141]-[.D141])&lt;[.$B$1];[.D141];108-(815-(1500/[.C141]))/[.D141])" office:value-type="float" office:value="5.24215246636872">
            <text:p>5.24215</text:p>
          </table:table-cell>
          <table:table-cell table:style-name="ce2" table:formula="of:=IF(ABS([.D141]-[.E141])&lt;[.$B$1];[.E141];108-(815-(1500/[.D141]))/[.E141])" office:value-type="float" office:value="5.13857998291064">
            <text:p>5.13858</text:p>
          </table:table-cell>
          <table:table-cell table:style-name="ce2" table:formula="of:=IF(ABS([.E141]-[.F141])&lt;[.$B$1];[.F141];108-(815-(1500/[.E141]))/[.F141])" office:value-type="float" office:value="5.080905610497">
            <text:p>5.08091</text:p>
          </table:table-cell>
          <table:table-cell table:style-name="ce2" table:formula="of:=IF(ABS([.F141]-[.G141])&lt;[.$B$1];[.G141];108-(815-(1500/[.F141]))/[.G141])" office:value-type="float" office:value="5.04777039499444">
            <text:p>5.04777</text:p>
          </table:table-cell>
          <table:table-cell table:style-name="ce2" table:formula="of:=IF(ABS([.G141]-[.H141])&lt;[.$B$1];[.H141];108-(815-(1500/[.G141]))/[.H141])" office:value-type="float" office:value="5.02839112938959">
            <text:p>5.02839</text:p>
          </table:table-cell>
          <table:table-cell table:style-name="ce2" table:formula="of:=IF(ABS([.H141]-[.I141])&lt;[.$B$1];[.I141];108-(815-(1500/[.H141]))/[.I141])" office:value-type="float" office:value="5.01694132353357">
            <text:p>5.01694</text:p>
          </table:table-cell>
          <table:table-cell table:style-name="ce2" table:formula="of:=IF(ABS([.I141]-[.J141])&lt;[.$B$1];[.J141];108-(815-(1500/[.I141]))/[.J141])" office:value-type="float" office:value="5.01018680875436">
            <text:p>5.01019</text:p>
          </table:table-cell>
          <table:table-cell table:style-name="ce2" table:formula="of:=IF(ABS([.J141]-[.K141])&lt;[.$B$1];[.K141];108-(815-(1500/[.J141]))/[.K141])" office:value-type="float" office:value="5.01018680875436">
            <text:p>5.01019</text:p>
          </table:table-cell>
          <table:table-cell table:style-name="ce2" table:formula="of:=IF(ABS([.K141]-[.L141])&lt;[.$B$1];[.L141];108-(815-(1500/[.K141]))/[.L141])" office:value-type="float" office:value="5.01018680875436">
            <text:p>5.01019</text:p>
          </table:table-cell>
          <table:table-cell table:style-name="ce2" table:formula="of:=IF(ABS([.L141]-[.M141])&lt;[.$B$1];[.M141];108-(815-(1500/[.L141]))/[.M141])" office:value-type="float" office:value="5.01018680875436">
            <text:p>5.01019</text:p>
          </table:table-cell>
          <table:table-cell table:style-name="ce2" table:formula="of:=IF(ABS([.M141]-[.N141])&lt;[.$B$1];[.N141];108-(815-(1500/[.M141]))/[.N141])" office:value-type="float" office:value="5.01018680875436">
            <text:p>5.01019</text:p>
          </table:table-cell>
          <table:table-cell table:style-name="ce2" table:formula="of:=IF(ABS([.N141]-[.O141])&lt;[.$B$1];[.O141];108-(815-(1500/[.N141]))/[.O141])" office:value-type="float" office:value="5.01018680875436">
            <text:p>5.01019</text:p>
          </table:table-cell>
          <table:table-cell table:style-name="ce2" table:formula="of:=IF(ABS([.O141]-[.P141])&lt;[.$B$1];[.P141];108-(815-(1500/[.O141]))/[.P141])" office:value-type="float" office:value="5.01018680875436">
            <text:p>5.01019</text:p>
          </table:table-cell>
          <table:table-cell table:style-name="ce2" table:formula="of:=IF(ABS([.P141]-[.Q141])&lt;[.$B$1];[.Q141];108-(815-(1500/[.P141]))/[.Q141])" office:value-type="float" office:value="5.01018680875436">
            <text:p>5.01019</text:p>
          </table:table-cell>
          <table:table-cell table:style-name="ce2" table:formula="of:=IF(ABS([.Q141]-[.R141])&lt;[.$B$1];[.R141];108-(815-(1500/[.Q141]))/[.R141])" office:value-type="float" office:value="5.01018680875436">
            <text:p>5.01019</text:p>
          </table:table-cell>
          <table:table-cell table:style-name="ce2" table:formula="of:=IF(ABS([.R141]-[.S141])&lt;[.$B$1];[.S141];108-(815-(1500/[.R141]))/[.S141])" office:value-type="float" office:value="5.01018680875436">
            <text:p>5.01019</text:p>
          </table:table-cell>
          <table:table-cell table:style-name="ce2" table:formula="of:=IF(ABS([.S141]-[.T141])&lt;[.$B$1];[.T141];108-(815-(1500/[.S141]))/[.T141])" office:value-type="float" office:value="5.01018680875436">
            <text:p>5.01019</text:p>
          </table:table-cell>
          <table:table-cell table:style-name="ce2" table:formula="of:=IF(ABS([.T141]-[.U141])&lt;[.$B$1];[.U141];108-(815-(1500/[.T141]))/[.U141])" office:value-type="float" office:value="5.01018680875436">
            <text:p>5.01019</text:p>
          </table:table-cell>
          <table:table-cell table:style-name="ce2" table:formula="of:=IF(ABS([.U141]-[.V141])&lt;[.$B$1];[.V141];108-(815-(1500/[.U141]))/[.V141])" office:value-type="float" office:value="5.01018680875436">
            <text:p>5.01019</text:p>
          </table:table-cell>
          <table:table-cell table:style-name="ce2" table:formula="of:=IF(ABS([.V141]-[.W141])&lt;[.$B$1];[.W141];108-(815-(1500/[.V141]))/[.W141])" office:value-type="float" office:value="5.01018680875436">
            <text:p>5.01019</text:p>
          </table:table-cell>
          <table:table-cell table:style-name="ce2" table:formula="of:=IF(ABS([.W141]-[.X141])&lt;[.$B$1];[.X141];108-(815-(1500/[.W141]))/[.X141])" office:value-type="float" office:value="5.01018680875436">
            <text:p>5.01019</text:p>
          </table:table-cell>
          <table:table-cell table:style-name="ce3" table:formula="of:=IF(ABS([.X141]-[.Y141])&lt;[.$B$1];[.Y141];108-(815-(1500/[.X141]))/[.Y141])" office:value-type="float" office:value="5.01018680875436">
            <text:p>5.01</text:p>
          </table:table-cell>
          <table:table-cell table:number-columns-repeated="998"/>
        </table:table-row>
        <table:table-row table:style-name="ro1">
          <table:table-cell office:value-type="float" office:value="15.25">
            <text:p>15.25000</text:p>
          </table:table-cell>
          <table:table-cell office:value-type="string">
            <text:p><text:s/>7.01639344262295061583</text:p>
          </table:table-cell>
          <table:table-cell table:style-name="ce2" table:formula="of:=108-(815-(1500/[.A142]))/[.B142]" office:value-type="float" office:value="5.86214953271029">
            <text:p>5.86215</text:p>
          </table:table-cell>
          <table:table-cell table:style-name="ce2" table:formula="of:=IF(ABS([.B142]-[.C142])&lt;[.$B$1];[.C142];108-(815-(1500/[.B142]))/[.C142])" office:value-type="float" office:value="5.44121163810301">
            <text:p>5.44121</text:p>
          </table:table-cell>
          <table:table-cell table:style-name="ce2" table:formula="of:=IF(ABS([.C142]-[.D142])&lt;[.$B$1];[.D142];108-(815-(1500/[.C142]))/[.D142])" office:value-type="float" office:value="5.24326106065384">
            <text:p>5.24326</text:p>
          </table:table-cell>
          <table:table-cell table:style-name="ce2" table:formula="of:=IF(ABS([.D142]-[.E142])&lt;[.$B$1];[.E142];108-(815-(1500/[.D142]))/[.E142])" office:value-type="float" office:value="5.13918497931883">
            <text:p>5.13918</text:p>
          </table:table-cell>
          <table:table-cell table:style-name="ce2" table:formula="of:=IF(ABS([.E142]-[.F142])&lt;[.$B$1];[.F142];108-(815-(1500/[.E142]))/[.F142])" office:value-type="float" office:value="5.08124925370613">
            <text:p>5.08125</text:p>
          </table:table-cell>
          <table:table-cell table:style-name="ce2" table:formula="of:=IF(ABS([.F142]-[.G142])&lt;[.$B$1];[.G142];108-(815-(1500/[.F142]))/[.G142])" office:value-type="float" office:value="5.04797007014817">
            <text:p>5.04797</text:p>
          </table:table-cell>
          <table:table-cell table:style-name="ce2" table:formula="of:=IF(ABS([.G142]-[.H142])&lt;[.$B$1];[.H142];108-(815-(1500/[.G142]))/[.H142])" office:value-type="float" office:value="5.02850900656425">
            <text:p>5.02851</text:p>
          </table:table-cell>
          <table:table-cell table:style-name="ce2" table:formula="of:=IF(ABS([.H142]-[.I142])&lt;[.$B$1];[.I142];108-(815-(1500/[.H142]))/[.I142])" office:value-type="float" office:value="5.01701788573989">
            <text:p>5.01702</text:p>
          </table:table-cell>
          <table:table-cell table:style-name="ce2" table:formula="of:=IF(ABS([.I142]-[.J142])&lt;[.$B$1];[.J142];108-(815-(1500/[.I142]))/[.J142])" office:value-type="float" office:value="5.01036466376944">
            <text:p>5.01036</text:p>
          </table:table-cell>
          <table:table-cell table:style-name="ce2" table:formula="of:=IF(ABS([.J142]-[.K142])&lt;[.$B$1];[.K142];108-(815-(1500/[.J142]))/[.K142])" office:value-type="float" office:value="5.01036466376944">
            <text:p>5.01036</text:p>
          </table:table-cell>
          <table:table-cell table:style-name="ce2" table:formula="of:=IF(ABS([.K142]-[.L142])&lt;[.$B$1];[.L142];108-(815-(1500/[.K142]))/[.L142])" office:value-type="float" office:value="5.01036466376944">
            <text:p>5.01036</text:p>
          </table:table-cell>
          <table:table-cell table:style-name="ce2" table:formula="of:=IF(ABS([.L142]-[.M142])&lt;[.$B$1];[.M142];108-(815-(1500/[.L142]))/[.M142])" office:value-type="float" office:value="5.01036466376944">
            <text:p>5.01036</text:p>
          </table:table-cell>
          <table:table-cell table:style-name="ce2" table:formula="of:=IF(ABS([.M142]-[.N142])&lt;[.$B$1];[.N142];108-(815-(1500/[.M142]))/[.N142])" office:value-type="float" office:value="5.01036466376944">
            <text:p>5.01036</text:p>
          </table:table-cell>
          <table:table-cell table:style-name="ce2" table:formula="of:=IF(ABS([.N142]-[.O142])&lt;[.$B$1];[.O142];108-(815-(1500/[.N142]))/[.O142])" office:value-type="float" office:value="5.01036466376944">
            <text:p>5.01036</text:p>
          </table:table-cell>
          <table:table-cell table:style-name="ce2" table:formula="of:=IF(ABS([.O142]-[.P142])&lt;[.$B$1];[.P142];108-(815-(1500/[.O142]))/[.P142])" office:value-type="float" office:value="5.01036466376944">
            <text:p>5.01036</text:p>
          </table:table-cell>
          <table:table-cell table:style-name="ce2" table:formula="of:=IF(ABS([.P142]-[.Q142])&lt;[.$B$1];[.Q142];108-(815-(1500/[.P142]))/[.Q142])" office:value-type="float" office:value="5.01036466376944">
            <text:p>5.01036</text:p>
          </table:table-cell>
          <table:table-cell table:style-name="ce2" table:formula="of:=IF(ABS([.Q142]-[.R142])&lt;[.$B$1];[.R142];108-(815-(1500/[.Q142]))/[.R142])" office:value-type="float" office:value="5.01036466376944">
            <text:p>5.01036</text:p>
          </table:table-cell>
          <table:table-cell table:style-name="ce2" table:formula="of:=IF(ABS([.R142]-[.S142])&lt;[.$B$1];[.S142];108-(815-(1500/[.R142]))/[.S142])" office:value-type="float" office:value="5.01036466376944">
            <text:p>5.01036</text:p>
          </table:table-cell>
          <table:table-cell table:style-name="ce2" table:formula="of:=IF(ABS([.S142]-[.T142])&lt;[.$B$1];[.T142];108-(815-(1500/[.S142]))/[.T142])" office:value-type="float" office:value="5.01036466376944">
            <text:p>5.01036</text:p>
          </table:table-cell>
          <table:table-cell table:style-name="ce2" table:formula="of:=IF(ABS([.T142]-[.U142])&lt;[.$B$1];[.U142];108-(815-(1500/[.T142]))/[.U142])" office:value-type="float" office:value="5.01036466376944">
            <text:p>5.01036</text:p>
          </table:table-cell>
          <table:table-cell table:style-name="ce2" table:formula="of:=IF(ABS([.U142]-[.V142])&lt;[.$B$1];[.V142];108-(815-(1500/[.U142]))/[.V142])" office:value-type="float" office:value="5.01036466376944">
            <text:p>5.01036</text:p>
          </table:table-cell>
          <table:table-cell table:style-name="ce2" table:formula="of:=IF(ABS([.V142]-[.W142])&lt;[.$B$1];[.W142];108-(815-(1500/[.V142]))/[.W142])" office:value-type="float" office:value="5.01036466376944">
            <text:p>5.01036</text:p>
          </table:table-cell>
          <table:table-cell table:style-name="ce2" table:formula="of:=IF(ABS([.W142]-[.X142])&lt;[.$B$1];[.X142];108-(815-(1500/[.W142]))/[.X142])" office:value-type="float" office:value="5.01036466376944">
            <text:p>5.01036</text:p>
          </table:table-cell>
          <table:table-cell table:style-name="ce3" table:formula="of:=IF(ABS([.X142]-[.Y142])&lt;[.$B$1];[.Y142];108-(815-(1500/[.X142]))/[.Y142])" office:value-type="float" office:value="5.01036466376944">
            <text:p>5.01</text:p>
          </table:table-cell>
          <table:table-cell table:number-columns-repeated="998"/>
        </table:table-row>
        <table:table-row table:style-name="ro1">
          <table:table-cell office:value-type="float" office:value="15.5">
            <text:p>15.50000</text:p>
          </table:table-cell>
          <table:table-cell office:value-type="string">
            <text:p><text:s/>7.03225806451612900361</text:p>
          </table:table-cell>
          <table:table-cell table:style-name="ce2" table:formula="of:=108-(815-(1500/[.A143]))/[.B143]" office:value-type="float" office:value="5.86697247706422">
            <text:p>5.86697</text:p>
          </table:table-cell>
          <table:table-cell table:style-name="ce2" table:formula="of:=IF(ABS([.B143]-[.C143])&lt;[.$B$1];[.C143];108-(815-(1500/[.B143]))/[.C143])" office:value-type="float" office:value="5.44331508991405">
            <text:p>5.44332</text:p>
          </table:table-cell>
          <table:table-cell table:style-name="ce2" table:formula="of:=IF(ABS([.C143]-[.D143])&lt;[.$B$1];[.D143];108-(815-(1500/[.C143]))/[.D143])" office:value-type="float" office:value="5.24432634300591">
            <text:p>5.24433</text:p>
          </table:table-cell>
          <table:table-cell table:style-name="ce2" table:formula="of:=IF(ABS([.D143]-[.E143])&lt;[.$B$1];[.E143];108-(815-(1500/[.D143]))/[.E143])" office:value-type="float" office:value="5.1397660979079">
            <text:p>5.13977</text:p>
          </table:table-cell>
          <table:table-cell table:style-name="ce2" table:formula="of:=IF(ABS([.E143]-[.F143])&lt;[.$B$1];[.F143];108-(815-(1500/[.E143]))/[.F143])" office:value-type="float" office:value="5.08157925626172">
            <text:p>5.08158</text:p>
          </table:table-cell>
          <table:table-cell table:style-name="ce2" table:formula="of:=IF(ABS([.F143]-[.G143])&lt;[.$B$1];[.G143];108-(815-(1500/[.F143]))/[.G143])" office:value-type="float" office:value="5.04816176103236">
            <text:p>5.04816</text:p>
          </table:table-cell>
          <table:table-cell table:style-name="ce2" table:formula="of:=IF(ABS([.G143]-[.H143])&lt;[.$B$1];[.H143];108-(815-(1500/[.G143]))/[.H143])" office:value-type="float" office:value="5.02862150986601">
            <text:p>5.02862</text:p>
          </table:table-cell>
          <table:table-cell table:style-name="ce2" table:formula="of:=IF(ABS([.H143]-[.I143])&lt;[.$B$1];[.I143];108-(815-(1500/[.H143]))/[.I143])" office:value-type="float" office:value="5.01707803250774">
            <text:p>5.01708</text:p>
          </table:table-cell>
          <table:table-cell table:style-name="ce2" table:formula="of:=IF(ABS([.I143]-[.J143])&lt;[.$B$1];[.J143];108-(815-(1500/[.I143]))/[.J143])" office:value-type="float" office:value="5.0102691436451">
            <text:p>5.01027</text:p>
          </table:table-cell>
          <table:table-cell table:style-name="ce2" table:formula="of:=IF(ABS([.J143]-[.K143])&lt;[.$B$1];[.K143];108-(815-(1500/[.J143]))/[.K143])" office:value-type="float" office:value="5.0102691436451">
            <text:p>5.01027</text:p>
          </table:table-cell>
          <table:table-cell table:style-name="ce2" table:formula="of:=IF(ABS([.K143]-[.L143])&lt;[.$B$1];[.L143];108-(815-(1500/[.K143]))/[.L143])" office:value-type="float" office:value="5.0102691436451">
            <text:p>5.01027</text:p>
          </table:table-cell>
          <table:table-cell table:style-name="ce2" table:formula="of:=IF(ABS([.L143]-[.M143])&lt;[.$B$1];[.M143];108-(815-(1500/[.L143]))/[.M143])" office:value-type="float" office:value="5.0102691436451">
            <text:p>5.01027</text:p>
          </table:table-cell>
          <table:table-cell table:style-name="ce2" table:formula="of:=IF(ABS([.M143]-[.N143])&lt;[.$B$1];[.N143];108-(815-(1500/[.M143]))/[.N143])" office:value-type="float" office:value="5.0102691436451">
            <text:p>5.01027</text:p>
          </table:table-cell>
          <table:table-cell table:style-name="ce2" table:formula="of:=IF(ABS([.N143]-[.O143])&lt;[.$B$1];[.O143];108-(815-(1500/[.N143]))/[.O143])" office:value-type="float" office:value="5.0102691436451">
            <text:p>5.01027</text:p>
          </table:table-cell>
          <table:table-cell table:style-name="ce2" table:formula="of:=IF(ABS([.O143]-[.P143])&lt;[.$B$1];[.P143];108-(815-(1500/[.O143]))/[.P143])" office:value-type="float" office:value="5.0102691436451">
            <text:p>5.01027</text:p>
          </table:table-cell>
          <table:table-cell table:style-name="ce2" table:formula="of:=IF(ABS([.P143]-[.Q143])&lt;[.$B$1];[.Q143];108-(815-(1500/[.P143]))/[.Q143])" office:value-type="float" office:value="5.0102691436451">
            <text:p>5.01027</text:p>
          </table:table-cell>
          <table:table-cell table:style-name="ce2" table:formula="of:=IF(ABS([.Q143]-[.R143])&lt;[.$B$1];[.R143];108-(815-(1500/[.Q143]))/[.R143])" office:value-type="float" office:value="5.0102691436451">
            <text:p>5.01027</text:p>
          </table:table-cell>
          <table:table-cell table:style-name="ce2" table:formula="of:=IF(ABS([.R143]-[.S143])&lt;[.$B$1];[.S143];108-(815-(1500/[.R143]))/[.S143])" office:value-type="float" office:value="5.0102691436451">
            <text:p>5.01027</text:p>
          </table:table-cell>
          <table:table-cell table:style-name="ce2" table:formula="of:=IF(ABS([.S143]-[.T143])&lt;[.$B$1];[.T143];108-(815-(1500/[.S143]))/[.T143])" office:value-type="float" office:value="5.0102691436451">
            <text:p>5.01027</text:p>
          </table:table-cell>
          <table:table-cell table:style-name="ce2" table:formula="of:=IF(ABS([.T143]-[.U143])&lt;[.$B$1];[.U143];108-(815-(1500/[.T143]))/[.U143])" office:value-type="float" office:value="5.0102691436451">
            <text:p>5.01027</text:p>
          </table:table-cell>
          <table:table-cell table:style-name="ce2" table:formula="of:=IF(ABS([.U143]-[.V143])&lt;[.$B$1];[.V143];108-(815-(1500/[.U143]))/[.V143])" office:value-type="float" office:value="5.0102691436451">
            <text:p>5.01027</text:p>
          </table:table-cell>
          <table:table-cell table:style-name="ce2" table:formula="of:=IF(ABS([.V143]-[.W143])&lt;[.$B$1];[.W143];108-(815-(1500/[.V143]))/[.W143])" office:value-type="float" office:value="5.0102691436451">
            <text:p>5.01027</text:p>
          </table:table-cell>
          <table:table-cell table:style-name="ce2" table:formula="of:=IF(ABS([.W143]-[.X143])&lt;[.$B$1];[.X143];108-(815-(1500/[.W143]))/[.X143])" office:value-type="float" office:value="5.0102691436451">
            <text:p>5.01027</text:p>
          </table:table-cell>
          <table:table-cell table:style-name="ce3" table:formula="of:=IF(ABS([.X143]-[.Y143])&lt;[.$B$1];[.Y143];108-(815-(1500/[.X143]))/[.Y143])" office:value-type="float" office:value="5.0102691436451">
            <text:p>5.01</text:p>
          </table:table-cell>
          <table:table-cell table:number-columns-repeated="998"/>
        </table:table-row>
        <table:table-row table:style-name="ro1">
          <table:table-cell office:value-type="float" office:value="15.75">
            <text:p>15.75000</text:p>
          </table:table-cell>
          <table:table-cell office:value-type="string">
            <text:p><text:s/>7.04761904761904744987</text:p>
          </table:table-cell>
          <table:table-cell table:style-name="ce2" table:formula="of:=108-(815-(1500/[.A144]))/[.B144]" office:value-type="float" office:value="5.87162162162161">
            <text:p>5.87162</text:p>
          </table:table-cell>
          <table:table-cell table:style-name="ce2" table:formula="of:=IF(ABS([.B144]-[.C144])&lt;[.$B$1];[.C144];108-(815-(1500/[.B144]))/[.C144])" office:value-type="float" office:value="5.44533947065578">
            <text:p>5.44534</text:p>
          </table:table-cell>
          <table:table-cell table:style-name="ce2" table:formula="of:=IF(ABS([.C144]-[.D144])&lt;[.$B$1];[.D144];108-(815-(1500/[.C144]))/[.D144])" office:value-type="float" office:value="5.24535080304044">
            <text:p>5.24535</text:p>
          </table:table-cell>
          <table:table-cell table:style-name="ce2" table:formula="of:=IF(ABS([.D144]-[.E144])&lt;[.$B$1];[.E144];108-(815-(1500/[.D144]))/[.E144])" office:value-type="float" office:value="5.1403247249802">
            <text:p>5.14032</text:p>
          </table:table-cell>
          <table:table-cell table:style-name="ce2" table:formula="of:=IF(ABS([.E144]-[.F144])&lt;[.$B$1];[.F144];108-(815-(1500/[.E144]))/[.F144])" office:value-type="float" office:value="5.08189641559775">
            <text:p>5.08190</text:p>
          </table:table-cell>
          <table:table-cell table:style-name="ce2" table:formula="of:=IF(ABS([.F144]-[.G144])&lt;[.$B$1];[.G144];108-(815-(1500/[.F144]))/[.G144])" office:value-type="float" office:value="5.04834595794216">
            <text:p>5.04835</text:p>
          </table:table-cell>
          <table:table-cell table:style-name="ce2" table:formula="of:=IF(ABS([.G144]-[.H144])&lt;[.$B$1];[.H144];108-(815-(1500/[.G144]))/[.H144])" office:value-type="float" office:value="5.02872940518418">
            <text:p>5.02873</text:p>
          </table:table-cell>
          <table:table-cell table:style-name="ce2" table:formula="of:=IF(ABS([.H144]-[.I144])&lt;[.$B$1];[.I144];108-(815-(1500/[.H144]))/[.I144])" office:value-type="float" office:value="5.0171316899729">
            <text:p>5.01713</text:p>
          </table:table-cell>
          <table:table-cell table:style-name="ce2" table:formula="of:=IF(ABS([.I144]-[.J144])&lt;[.$B$1];[.J144];108-(815-(1500/[.I144]))/[.J144])" office:value-type="float" office:value="5.01009495439841">
            <text:p>5.01009</text:p>
          </table:table-cell>
          <table:table-cell table:style-name="ce2" table:formula="of:=IF(ABS([.J144]-[.K144])&lt;[.$B$1];[.K144];108-(815-(1500/[.J144]))/[.K144])" office:value-type="float" office:value="5.01009495439841">
            <text:p>5.01009</text:p>
          </table:table-cell>
          <table:table-cell table:style-name="ce2" table:formula="of:=IF(ABS([.K144]-[.L144])&lt;[.$B$1];[.L144];108-(815-(1500/[.K144]))/[.L144])" office:value-type="float" office:value="5.01009495439841">
            <text:p>5.01009</text:p>
          </table:table-cell>
          <table:table-cell table:style-name="ce2" table:formula="of:=IF(ABS([.L144]-[.M144])&lt;[.$B$1];[.M144];108-(815-(1500/[.L144]))/[.M144])" office:value-type="float" office:value="5.01009495439841">
            <text:p>5.01009</text:p>
          </table:table-cell>
          <table:table-cell table:style-name="ce2" table:formula="of:=IF(ABS([.M144]-[.N144])&lt;[.$B$1];[.N144];108-(815-(1500/[.M144]))/[.N144])" office:value-type="float" office:value="5.01009495439841">
            <text:p>5.01009</text:p>
          </table:table-cell>
          <table:table-cell table:style-name="ce2" table:formula="of:=IF(ABS([.N144]-[.O144])&lt;[.$B$1];[.O144];108-(815-(1500/[.N144]))/[.O144])" office:value-type="float" office:value="5.01009495439841">
            <text:p>5.01009</text:p>
          </table:table-cell>
          <table:table-cell table:style-name="ce2" table:formula="of:=IF(ABS([.O144]-[.P144])&lt;[.$B$1];[.P144];108-(815-(1500/[.O144]))/[.P144])" office:value-type="float" office:value="5.01009495439841">
            <text:p>5.01009</text:p>
          </table:table-cell>
          <table:table-cell table:style-name="ce2" table:formula="of:=IF(ABS([.P144]-[.Q144])&lt;[.$B$1];[.Q144];108-(815-(1500/[.P144]))/[.Q144])" office:value-type="float" office:value="5.01009495439841">
            <text:p>5.01009</text:p>
          </table:table-cell>
          <table:table-cell table:style-name="ce2" table:formula="of:=IF(ABS([.Q144]-[.R144])&lt;[.$B$1];[.R144];108-(815-(1500/[.Q144]))/[.R144])" office:value-type="float" office:value="5.01009495439841">
            <text:p>5.01009</text:p>
          </table:table-cell>
          <table:table-cell table:style-name="ce2" table:formula="of:=IF(ABS([.R144]-[.S144])&lt;[.$B$1];[.S144];108-(815-(1500/[.R144]))/[.S144])" office:value-type="float" office:value="5.01009495439841">
            <text:p>5.01009</text:p>
          </table:table-cell>
          <table:table-cell table:style-name="ce2" table:formula="of:=IF(ABS([.S144]-[.T144])&lt;[.$B$1];[.T144];108-(815-(1500/[.S144]))/[.T144])" office:value-type="float" office:value="5.01009495439841">
            <text:p>5.01009</text:p>
          </table:table-cell>
          <table:table-cell table:style-name="ce2" table:formula="of:=IF(ABS([.T144]-[.U144])&lt;[.$B$1];[.U144];108-(815-(1500/[.T144]))/[.U144])" office:value-type="float" office:value="5.01009495439841">
            <text:p>5.01009</text:p>
          </table:table-cell>
          <table:table-cell table:style-name="ce2" table:formula="of:=IF(ABS([.U144]-[.V144])&lt;[.$B$1];[.V144];108-(815-(1500/[.U144]))/[.V144])" office:value-type="float" office:value="5.01009495439841">
            <text:p>5.01009</text:p>
          </table:table-cell>
          <table:table-cell table:style-name="ce2" table:formula="of:=IF(ABS([.V144]-[.W144])&lt;[.$B$1];[.W144];108-(815-(1500/[.V144]))/[.W144])" office:value-type="float" office:value="5.01009495439841">
            <text:p>5.01009</text:p>
          </table:table-cell>
          <table:table-cell table:style-name="ce2" table:formula="of:=IF(ABS([.W144]-[.X144])&lt;[.$B$1];[.X144];108-(815-(1500/[.W144]))/[.X144])" office:value-type="float" office:value="5.01009495439841">
            <text:p>5.01009</text:p>
          </table:table-cell>
          <table:table-cell table:style-name="ce3" table:formula="of:=IF(ABS([.X144]-[.Y144])&lt;[.$B$1];[.Y144];108-(815-(1500/[.X144]))/[.Y144])" office:value-type="float" office:value="5.01009495439841">
            <text:p>5.01</text:p>
          </table:table-cell>
          <table:table-cell table:number-columns-repeated="998"/>
        </table:table-row>
        <table:table-row table:style-name="ro1">
          <table:table-cell office:value-type="float" office:value="16">
            <text:p>16.00000</text:p>
          </table:table-cell>
          <table:table-cell office:value-type="string">
            <text:p><text:s/>7.06250000000000000000</text:p>
          </table:table-cell>
          <table:table-cell table:style-name="ce2" table:formula="of:=108-(815-(1500/[.A145]))/[.B145]" office:value-type="float" office:value="5.87610619469027">
            <text:p>5.87611</text:p>
          </table:table-cell>
          <table:table-cell table:style-name="ce2" table:formula="of:=IF(ABS([.B145]-[.C145])&lt;[.$B$1];[.C145];108-(815-(1500/[.B145]))/[.C145])" office:value-type="float" office:value="5.44728915662651">
            <text:p>5.44729</text:p>
          </table:table-cell>
          <table:table-cell table:style-name="ce2" table:formula="of:=IF(ABS([.C145]-[.D145])&lt;[.$B$1];[.D145];108-(815-(1500/[.C145]))/[.D145])" office:value-type="float" office:value="5.2463367431574">
            <text:p>5.24634</text:p>
          </table:table-cell>
          <table:table-cell table:style-name="ce2" table:formula="of:=IF(ABS([.D145]-[.E145])&lt;[.$B$1];[.E145];108-(815-(1500/[.D145]))/[.E145])" office:value-type="float" office:value="5.14086214165428">
            <text:p>5.14086</text:p>
          </table:table-cell>
          <table:table-cell table:style-name="ce2" table:formula="of:=IF(ABS([.E145]-[.F145])&lt;[.$B$1];[.F145];108-(815-(1500/[.E145]))/[.F145])" office:value-type="float" office:value="5.08220147000263">
            <text:p>5.08220</text:p>
          </table:table-cell>
          <table:table-cell table:style-name="ce2" table:formula="of:=IF(ABS([.F145]-[.G145])&lt;[.$B$1];[.G145];108-(815-(1500/[.F145]))/[.G145])" office:value-type="float" office:value="5.04852314781593">
            <text:p>5.04852</text:p>
          </table:table-cell>
          <table:table-cell table:style-name="ce2" table:formula="of:=IF(ABS([.G145]-[.H145])&lt;[.$B$1];[.H145];108-(815-(1500/[.G145]))/[.H145])" office:value-type="float" office:value="5.02883407705457">
            <text:p>5.02883</text:p>
          </table:table-cell>
          <table:table-cell table:style-name="ce2" table:formula="of:=IF(ABS([.H145]-[.I145])&lt;[.$B$1];[.I145];108-(815-(1500/[.H145]))/[.I145])" office:value-type="float" office:value="5.01720149404034">
            <text:p>5.01720</text:p>
          </table:table-cell>
          <table:table-cell table:style-name="ce2" table:formula="of:=IF(ABS([.I145]-[.J145])&lt;[.$B$1];[.J145];108-(815-(1500/[.I145]))/[.J145])" office:value-type="float" office:value="5.01029037924536">
            <text:p>5.01029</text:p>
          </table:table-cell>
          <table:table-cell table:style-name="ce2" table:formula="of:=IF(ABS([.J145]-[.K145])&lt;[.$B$1];[.K145];108-(815-(1500/[.J145]))/[.K145])" office:value-type="float" office:value="5.01029037924536">
            <text:p>5.01029</text:p>
          </table:table-cell>
          <table:table-cell table:style-name="ce2" table:formula="of:=IF(ABS([.K145]-[.L145])&lt;[.$B$1];[.L145];108-(815-(1500/[.K145]))/[.L145])" office:value-type="float" office:value="5.01029037924536">
            <text:p>5.01029</text:p>
          </table:table-cell>
          <table:table-cell table:style-name="ce2" table:formula="of:=IF(ABS([.L145]-[.M145])&lt;[.$B$1];[.M145];108-(815-(1500/[.L145]))/[.M145])" office:value-type="float" office:value="5.01029037924536">
            <text:p>5.01029</text:p>
          </table:table-cell>
          <table:table-cell table:style-name="ce2" table:formula="of:=IF(ABS([.M145]-[.N145])&lt;[.$B$1];[.N145];108-(815-(1500/[.M145]))/[.N145])" office:value-type="float" office:value="5.01029037924536">
            <text:p>5.01029</text:p>
          </table:table-cell>
          <table:table-cell table:style-name="ce2" table:formula="of:=IF(ABS([.N145]-[.O145])&lt;[.$B$1];[.O145];108-(815-(1500/[.N145]))/[.O145])" office:value-type="float" office:value="5.01029037924536">
            <text:p>5.01029</text:p>
          </table:table-cell>
          <table:table-cell table:style-name="ce2" table:formula="of:=IF(ABS([.O145]-[.P145])&lt;[.$B$1];[.P145];108-(815-(1500/[.O145]))/[.P145])" office:value-type="float" office:value="5.01029037924536">
            <text:p>5.01029</text:p>
          </table:table-cell>
          <table:table-cell table:style-name="ce2" table:formula="of:=IF(ABS([.P145]-[.Q145])&lt;[.$B$1];[.Q145];108-(815-(1500/[.P145]))/[.Q145])" office:value-type="float" office:value="5.01029037924536">
            <text:p>5.01029</text:p>
          </table:table-cell>
          <table:table-cell table:style-name="ce2" table:formula="of:=IF(ABS([.Q145]-[.R145])&lt;[.$B$1];[.R145];108-(815-(1500/[.Q145]))/[.R145])" office:value-type="float" office:value="5.01029037924536">
            <text:p>5.01029</text:p>
          </table:table-cell>
          <table:table-cell table:style-name="ce2" table:formula="of:=IF(ABS([.R145]-[.S145])&lt;[.$B$1];[.S145];108-(815-(1500/[.R145]))/[.S145])" office:value-type="float" office:value="5.01029037924536">
            <text:p>5.01029</text:p>
          </table:table-cell>
          <table:table-cell table:style-name="ce2" table:formula="of:=IF(ABS([.S145]-[.T145])&lt;[.$B$1];[.T145];108-(815-(1500/[.S145]))/[.T145])" office:value-type="float" office:value="5.01029037924536">
            <text:p>5.01029</text:p>
          </table:table-cell>
          <table:table-cell table:style-name="ce2" table:formula="of:=IF(ABS([.T145]-[.U145])&lt;[.$B$1];[.U145];108-(815-(1500/[.T145]))/[.U145])" office:value-type="float" office:value="5.01029037924536">
            <text:p>5.01029</text:p>
          </table:table-cell>
          <table:table-cell table:style-name="ce2" table:formula="of:=IF(ABS([.U145]-[.V145])&lt;[.$B$1];[.V145];108-(815-(1500/[.U145]))/[.V145])" office:value-type="float" office:value="5.01029037924536">
            <text:p>5.01029</text:p>
          </table:table-cell>
          <table:table-cell table:style-name="ce2" table:formula="of:=IF(ABS([.V145]-[.W145])&lt;[.$B$1];[.W145];108-(815-(1500/[.V145]))/[.W145])" office:value-type="float" office:value="5.01029037924536">
            <text:p>5.01029</text:p>
          </table:table-cell>
          <table:table-cell table:style-name="ce2" table:formula="of:=IF(ABS([.W145]-[.X145])&lt;[.$B$1];[.X145];108-(815-(1500/[.W145]))/[.X145])" office:value-type="float" office:value="5.01029037924536">
            <text:p>5.01029</text:p>
          </table:table-cell>
          <table:table-cell table:style-name="ce3" table:formula="of:=IF(ABS([.X145]-[.Y145])&lt;[.$B$1];[.Y145];108-(815-(1500/[.X145]))/[.Y145])" office:value-type="float" office:value="5.01029037924536">
            <text:p>5.01</text:p>
          </table:table-cell>
          <table:table-cell table:number-columns-repeated="998"/>
        </table:table-row>
        <table:table-row table:style-name="ro1">
          <table:table-cell office:value-type="float" office:value="16.25">
            <text:p>16.25000</text:p>
          </table:table-cell>
          <table:table-cell office:value-type="string">
            <text:p><text:s/>7.07692307692307664979</text:p>
          </table:table-cell>
          <table:table-cell table:style-name="ce2" table:formula="of:=108-(815-(1500/[.A146]))/[.B146]" office:value-type="float" office:value="5.88043478260869">
            <text:p>5.88043</text:p>
          </table:table-cell>
          <table:table-cell table:style-name="ce2" table:formula="of:=IF(ABS([.B146]-[.C146])&lt;[.$B$1];[.C146];108-(815-(1500/[.B146]))/[.C146])" office:value-type="float" office:value="5.44916820702392">
            <text:p>5.44917</text:p>
          </table:table-cell>
          <table:table-cell table:style-name="ce2" table:formula="of:=IF(ABS([.C146]-[.D146])&lt;[.$B$1];[.D146];108-(815-(1500/[.C146]))/[.D146])" office:value-type="float" office:value="5.24728629579168">
            <text:p>5.24729</text:p>
          </table:table-cell>
          <table:table-cell table:style-name="ce2" table:formula="of:=IF(ABS([.D146]-[.E146])&lt;[.$B$1];[.E146];108-(815-(1500/[.D146]))/[.E146])" office:value-type="float" office:value="5.14137953322044">
            <text:p>5.14138</text:p>
          </table:table-cell>
          <table:table-cell table:style-name="ce2" table:formula="of:=IF(ABS([.E146]-[.F146])&lt;[.$B$1];[.F146];108-(815-(1500/[.E146]))/[.F146])" office:value-type="float" office:value="5.08249509554227">
            <text:p>5.08250</text:p>
          </table:table-cell>
          <table:table-cell table:style-name="ce2" table:formula="of:=IF(ABS([.F146]-[.G146])&lt;[.$B$1];[.G146];108-(815-(1500/[.F146]))/[.G146])" office:value-type="float" office:value="5.04869364497294">
            <text:p>5.04869</text:p>
          </table:table-cell>
          <table:table-cell table:style-name="ce2" table:formula="of:=IF(ABS([.G146]-[.H146])&lt;[.$B$1];[.H146];108-(815-(1500/[.G146]))/[.H146])" office:value-type="float" office:value="5.02893411090868">
            <text:p>5.02893</text:p>
          </table:table-cell>
          <table:table-cell table:style-name="ce2" table:formula="of:=IF(ABS([.H146]-[.I146])&lt;[.$B$1];[.I146];108-(815-(1500/[.H146]))/[.I146])" office:value-type="float" office:value="5.01725478082102">
            <text:p>5.01725</text:p>
          </table:table-cell>
          <table:table-cell table:style-name="ce2" table:formula="of:=IF(ABS([.I146]-[.J146])&lt;[.$B$1];[.J146];108-(815-(1500/[.I146]))/[.J146])" office:value-type="float" office:value="5.01020162708879">
            <text:p>5.01020</text:p>
          </table:table-cell>
          <table:table-cell table:style-name="ce2" table:formula="of:=IF(ABS([.J146]-[.K146])&lt;[.$B$1];[.K146];108-(815-(1500/[.J146]))/[.K146])" office:value-type="float" office:value="5.01020162708879">
            <text:p>5.01020</text:p>
          </table:table-cell>
          <table:table-cell table:style-name="ce2" table:formula="of:=IF(ABS([.K146]-[.L146])&lt;[.$B$1];[.L146];108-(815-(1500/[.K146]))/[.L146])" office:value-type="float" office:value="5.01020162708879">
            <text:p>5.01020</text:p>
          </table:table-cell>
          <table:table-cell table:style-name="ce2" table:formula="of:=IF(ABS([.L146]-[.M146])&lt;[.$B$1];[.M146];108-(815-(1500/[.L146]))/[.M146])" office:value-type="float" office:value="5.01020162708879">
            <text:p>5.01020</text:p>
          </table:table-cell>
          <table:table-cell table:style-name="ce2" table:formula="of:=IF(ABS([.M146]-[.N146])&lt;[.$B$1];[.N146];108-(815-(1500/[.M146]))/[.N146])" office:value-type="float" office:value="5.01020162708879">
            <text:p>5.01020</text:p>
          </table:table-cell>
          <table:table-cell table:style-name="ce2" table:formula="of:=IF(ABS([.N146]-[.O146])&lt;[.$B$1];[.O146];108-(815-(1500/[.N146]))/[.O146])" office:value-type="float" office:value="5.01020162708879">
            <text:p>5.01020</text:p>
          </table:table-cell>
          <table:table-cell table:style-name="ce2" table:formula="of:=IF(ABS([.O146]-[.P146])&lt;[.$B$1];[.P146];108-(815-(1500/[.O146]))/[.P146])" office:value-type="float" office:value="5.01020162708879">
            <text:p>5.01020</text:p>
          </table:table-cell>
          <table:table-cell table:style-name="ce2" table:formula="of:=IF(ABS([.P146]-[.Q146])&lt;[.$B$1];[.Q146];108-(815-(1500/[.P146]))/[.Q146])" office:value-type="float" office:value="5.01020162708879">
            <text:p>5.01020</text:p>
          </table:table-cell>
          <table:table-cell table:style-name="ce2" table:formula="of:=IF(ABS([.Q146]-[.R146])&lt;[.$B$1];[.R146];108-(815-(1500/[.Q146]))/[.R146])" office:value-type="float" office:value="5.01020162708879">
            <text:p>5.01020</text:p>
          </table:table-cell>
          <table:table-cell table:style-name="ce2" table:formula="of:=IF(ABS([.R146]-[.S146])&lt;[.$B$1];[.S146];108-(815-(1500/[.R146]))/[.S146])" office:value-type="float" office:value="5.01020162708879">
            <text:p>5.01020</text:p>
          </table:table-cell>
          <table:table-cell table:style-name="ce2" table:formula="of:=IF(ABS([.S146]-[.T146])&lt;[.$B$1];[.T146];108-(815-(1500/[.S146]))/[.T146])" office:value-type="float" office:value="5.01020162708879">
            <text:p>5.01020</text:p>
          </table:table-cell>
          <table:table-cell table:style-name="ce2" table:formula="of:=IF(ABS([.T146]-[.U146])&lt;[.$B$1];[.U146];108-(815-(1500/[.T146]))/[.U146])" office:value-type="float" office:value="5.01020162708879">
            <text:p>5.01020</text:p>
          </table:table-cell>
          <table:table-cell table:style-name="ce2" table:formula="of:=IF(ABS([.U146]-[.V146])&lt;[.$B$1];[.V146];108-(815-(1500/[.U146]))/[.V146])" office:value-type="float" office:value="5.01020162708879">
            <text:p>5.01020</text:p>
          </table:table-cell>
          <table:table-cell table:style-name="ce2" table:formula="of:=IF(ABS([.V146]-[.W146])&lt;[.$B$1];[.W146];108-(815-(1500/[.V146]))/[.W146])" office:value-type="float" office:value="5.01020162708879">
            <text:p>5.01020</text:p>
          </table:table-cell>
          <table:table-cell table:style-name="ce2" table:formula="of:=IF(ABS([.W146]-[.X146])&lt;[.$B$1];[.X146];108-(815-(1500/[.W146]))/[.X146])" office:value-type="float" office:value="5.01020162708879">
            <text:p>5.01020</text:p>
          </table:table-cell>
          <table:table-cell table:style-name="ce3" table:formula="of:=IF(ABS([.X146]-[.Y146])&lt;[.$B$1];[.Y146];108-(815-(1500/[.X146]))/[.Y146])" office:value-type="float" office:value="5.01020162708879">
            <text:p>5.01</text:p>
          </table:table-cell>
          <table:table-cell table:number-columns-repeated="998"/>
        </table:table-row>
        <table:table-row table:style-name="ro1">
          <table:table-cell office:value-type="float" office:value="16.5">
            <text:p>16.50000</text:p>
          </table:table-cell>
          <table:table-cell office:value-type="string">
            <text:p><text:s/>7.09090909090909082835</text:p>
          </table:table-cell>
          <table:table-cell table:style-name="ce2" table:formula="of:=108-(815-(1500/[.A147]))/[.B147]" office:value-type="float" office:value="5.88461538461537">
            <text:p>5.88462</text:p>
          </table:table-cell>
          <table:table-cell table:style-name="ce2" table:formula="of:=IF(ABS([.B147]-[.C147])&lt;[.$B$1];[.C147];108-(815-(1500/[.B147]))/[.C147])" office:value-type="float" office:value="5.45098039215665">
            <text:p>5.45098</text:p>
          </table:table-cell>
          <table:table-cell table:style-name="ce2" table:formula="of:=IF(ABS([.C147]-[.D147])&lt;[.$B$1];[.D147];108-(815-(1500/[.C147]))/[.D147])" office:value-type="float" office:value="5.24820143884504">
            <text:p>5.24820</text:p>
          </table:table-cell>
          <table:table-cell table:style-name="ce2" table:formula="of:=IF(ABS([.D147]-[.E147])&lt;[.$B$1];[.E147];108-(815-(1500/[.D147]))/[.E147])" office:value-type="float" office:value="5.14187799855525">
            <text:p>5.14188</text:p>
          </table:table-cell>
          <table:table-cell table:style-name="ce2" table:formula="of:=IF(ABS([.E147]-[.F147])&lt;[.$B$1];[.F147];108-(815-(1500/[.E147]))/[.F147])" office:value-type="float" office:value="5.08277792444727">
            <text:p>5.08278</text:p>
          </table:table-cell>
          <table:table-cell table:style-name="ce2" table:formula="of:=IF(ABS([.F147]-[.G147])&lt;[.$B$1];[.G147];108-(815-(1500/[.F147]))/[.G147])" office:value-type="float" office:value="5.04885785633623">
            <text:p>5.04886</text:p>
          </table:table-cell>
          <table:table-cell table:style-name="ce2" table:formula="of:=IF(ABS([.G147]-[.H147])&lt;[.$B$1];[.H147];108-(815-(1500/[.G147]))/[.H147])" office:value-type="float" office:value="5.02903049051575">
            <text:p>5.02903</text:p>
          </table:table-cell>
          <table:table-cell table:style-name="ce2" table:formula="of:=IF(ABS([.H147]-[.I147])&lt;[.$B$1];[.I147];108-(815-(1500/[.H147]))/[.I147])" office:value-type="float" office:value="5.0173069194618">
            <text:p>5.01731</text:p>
          </table:table-cell>
          <table:table-cell table:style-name="ce2" table:formula="of:=IF(ABS([.I147]-[.J147])&lt;[.$B$1];[.J147];108-(815-(1500/[.I147]))/[.J147])" office:value-type="float" office:value="5.01013255268778">
            <text:p>5.01013</text:p>
          </table:table-cell>
          <table:table-cell table:style-name="ce2" table:formula="of:=IF(ABS([.J147]-[.K147])&lt;[.$B$1];[.K147];108-(815-(1500/[.J147]))/[.K147])" office:value-type="float" office:value="5.01013255268778">
            <text:p>5.01013</text:p>
          </table:table-cell>
          <table:table-cell table:style-name="ce2" table:formula="of:=IF(ABS([.K147]-[.L147])&lt;[.$B$1];[.L147];108-(815-(1500/[.K147]))/[.L147])" office:value-type="float" office:value="5.01013255268778">
            <text:p>5.01013</text:p>
          </table:table-cell>
          <table:table-cell table:style-name="ce2" table:formula="of:=IF(ABS([.L147]-[.M147])&lt;[.$B$1];[.M147];108-(815-(1500/[.L147]))/[.M147])" office:value-type="float" office:value="5.01013255268778">
            <text:p>5.01013</text:p>
          </table:table-cell>
          <table:table-cell table:style-name="ce2" table:formula="of:=IF(ABS([.M147]-[.N147])&lt;[.$B$1];[.N147];108-(815-(1500/[.M147]))/[.N147])" office:value-type="float" office:value="5.01013255268778">
            <text:p>5.01013</text:p>
          </table:table-cell>
          <table:table-cell table:style-name="ce2" table:formula="of:=IF(ABS([.N147]-[.O147])&lt;[.$B$1];[.O147];108-(815-(1500/[.N147]))/[.O147])" office:value-type="float" office:value="5.01013255268778">
            <text:p>5.01013</text:p>
          </table:table-cell>
          <table:table-cell table:style-name="ce2" table:formula="of:=IF(ABS([.O147]-[.P147])&lt;[.$B$1];[.P147];108-(815-(1500/[.O147]))/[.P147])" office:value-type="float" office:value="5.01013255268778">
            <text:p>5.01013</text:p>
          </table:table-cell>
          <table:table-cell table:style-name="ce2" table:formula="of:=IF(ABS([.P147]-[.Q147])&lt;[.$B$1];[.Q147];108-(815-(1500/[.P147]))/[.Q147])" office:value-type="float" office:value="5.01013255268778">
            <text:p>5.01013</text:p>
          </table:table-cell>
          <table:table-cell table:style-name="ce2" table:formula="of:=IF(ABS([.Q147]-[.R147])&lt;[.$B$1];[.R147];108-(815-(1500/[.Q147]))/[.R147])" office:value-type="float" office:value="5.01013255268778">
            <text:p>5.01013</text:p>
          </table:table-cell>
          <table:table-cell table:style-name="ce2" table:formula="of:=IF(ABS([.R147]-[.S147])&lt;[.$B$1];[.S147];108-(815-(1500/[.R147]))/[.S147])" office:value-type="float" office:value="5.01013255268778">
            <text:p>5.01013</text:p>
          </table:table-cell>
          <table:table-cell table:style-name="ce2" table:formula="of:=IF(ABS([.S147]-[.T147])&lt;[.$B$1];[.T147];108-(815-(1500/[.S147]))/[.T147])" office:value-type="float" office:value="5.01013255268778">
            <text:p>5.01013</text:p>
          </table:table-cell>
          <table:table-cell table:style-name="ce2" table:formula="of:=IF(ABS([.T147]-[.U147])&lt;[.$B$1];[.U147];108-(815-(1500/[.T147]))/[.U147])" office:value-type="float" office:value="5.01013255268778">
            <text:p>5.01013</text:p>
          </table:table-cell>
          <table:table-cell table:style-name="ce2" table:formula="of:=IF(ABS([.U147]-[.V147])&lt;[.$B$1];[.V147];108-(815-(1500/[.U147]))/[.V147])" office:value-type="float" office:value="5.01013255268778">
            <text:p>5.01013</text:p>
          </table:table-cell>
          <table:table-cell table:style-name="ce2" table:formula="of:=IF(ABS([.V147]-[.W147])&lt;[.$B$1];[.W147];108-(815-(1500/[.V147]))/[.W147])" office:value-type="float" office:value="5.01013255268778">
            <text:p>5.01013</text:p>
          </table:table-cell>
          <table:table-cell table:style-name="ce2" table:formula="of:=IF(ABS([.W147]-[.X147])&lt;[.$B$1];[.X147];108-(815-(1500/[.W147]))/[.X147])" office:value-type="float" office:value="5.01013255268778">
            <text:p>5.01013</text:p>
          </table:table-cell>
          <table:table-cell table:style-name="ce3" table:formula="of:=IF(ABS([.X147]-[.Y147])&lt;[.$B$1];[.Y147];108-(815-(1500/[.X147]))/[.Y147])" office:value-type="float" office:value="5.01013255268778">
            <text:p>5.01</text:p>
          </table:table-cell>
          <table:table-cell table:number-columns-repeated="998"/>
        </table:table-row>
        <table:table-row table:style-name="ro1">
          <table:table-cell office:value-type="float" office:value="16.75">
            <text:p>16.75000</text:p>
          </table:table-cell>
          <table:table-cell office:value-type="string">
            <text:p><text:s/>7.10447761194029858700</text:p>
          </table:table-cell>
          <table:table-cell table:style-name="ce2" table:formula="of:=108-(815-(1500/[.A148]))/[.B148]" office:value-type="float" office:value="5.88865546218487">
            <text:p>5.88866</text:p>
          </table:table-cell>
          <table:table-cell table:style-name="ce2" table:formula="of:=IF(ABS([.B148]-[.C148])&lt;[.$B$1];[.C148];108-(815-(1500/[.B148]))/[.C148])" office:value-type="float" office:value="5.4527292186942">
            <text:p>5.45273</text:p>
          </table:table-cell>
          <table:table-cell table:style-name="ce2" table:formula="of:=IF(ABS([.C148]-[.D148])&lt;[.$B$1];[.D148];108-(815-(1500/[.C148]))/[.D148])" office:value-type="float" office:value="5.24908400942061">
            <text:p>5.24908</text:p>
          </table:table-cell>
          <table:table-cell table:style-name="ce2" table:formula="of:=IF(ABS([.D148]-[.E148])&lt;[.$B$1];[.E148];108-(815-(1500/[.D148]))/[.E148])" office:value-type="float" office:value="5.14235855757367">
            <text:p>5.14236</text:p>
          </table:table-cell>
          <table:table-cell table:style-name="ce2" table:formula="of:=IF(ABS([.E148]-[.F148])&lt;[.$B$1];[.F148];108-(815-(1500/[.E148]))/[.F148])" office:value-type="float" office:value="5.08305054306859">
            <text:p>5.08305</text:p>
          </table:table-cell>
          <table:table-cell table:style-name="ce2" table:formula="of:=IF(ABS([.F148]-[.G148])&lt;[.$B$1];[.G148];108-(815-(1500/[.F148]))/[.G148])" office:value-type="float" office:value="5.04901615494541">
            <text:p>5.04902</text:p>
          </table:table-cell>
          <table:table-cell table:style-name="ce2" table:formula="of:=IF(ABS([.G148]-[.H148])&lt;[.$B$1];[.H148];108-(815-(1500/[.G148]))/[.H148])" office:value-type="float" office:value="5.02912404086695">
            <text:p>5.02912</text:p>
          </table:table-cell>
          <table:table-cell table:style-name="ce2" table:formula="of:=IF(ABS([.H148]-[.I148])&lt;[.$B$1];[.I148];108-(815-(1500/[.H148]))/[.I148])" office:value-type="float" office:value="5.01737042476975">
            <text:p>5.01737</text:p>
          </table:table-cell>
          <table:table-cell table:style-name="ce2" table:formula="of:=IF(ABS([.I148]-[.J148])&lt;[.$B$1];[.J148];108-(815-(1500/[.I148]))/[.J148])" office:value-type="float" office:value="5.01033028606382">
            <text:p>5.01033</text:p>
          </table:table-cell>
          <table:table-cell table:style-name="ce2" table:formula="of:=IF(ABS([.J148]-[.K148])&lt;[.$B$1];[.K148];108-(815-(1500/[.J148]))/[.K148])" office:value-type="float" office:value="5.01033028606382">
            <text:p>5.01033</text:p>
          </table:table-cell>
          <table:table-cell table:style-name="ce2" table:formula="of:=IF(ABS([.K148]-[.L148])&lt;[.$B$1];[.L148];108-(815-(1500/[.K148]))/[.L148])" office:value-type="float" office:value="5.01033028606382">
            <text:p>5.01033</text:p>
          </table:table-cell>
          <table:table-cell table:style-name="ce2" table:formula="of:=IF(ABS([.L148]-[.M148])&lt;[.$B$1];[.M148];108-(815-(1500/[.L148]))/[.M148])" office:value-type="float" office:value="5.01033028606382">
            <text:p>5.01033</text:p>
          </table:table-cell>
          <table:table-cell table:style-name="ce2" table:formula="of:=IF(ABS([.M148]-[.N148])&lt;[.$B$1];[.N148];108-(815-(1500/[.M148]))/[.N148])" office:value-type="float" office:value="5.01033028606382">
            <text:p>5.01033</text:p>
          </table:table-cell>
          <table:table-cell table:style-name="ce2" table:formula="of:=IF(ABS([.N148]-[.O148])&lt;[.$B$1];[.O148];108-(815-(1500/[.N148]))/[.O148])" office:value-type="float" office:value="5.01033028606382">
            <text:p>5.01033</text:p>
          </table:table-cell>
          <table:table-cell table:style-name="ce2" table:formula="of:=IF(ABS([.O148]-[.P148])&lt;[.$B$1];[.P148];108-(815-(1500/[.O148]))/[.P148])" office:value-type="float" office:value="5.01033028606382">
            <text:p>5.01033</text:p>
          </table:table-cell>
          <table:table-cell table:style-name="ce2" table:formula="of:=IF(ABS([.P148]-[.Q148])&lt;[.$B$1];[.Q148];108-(815-(1500/[.P148]))/[.Q148])" office:value-type="float" office:value="5.01033028606382">
            <text:p>5.01033</text:p>
          </table:table-cell>
          <table:table-cell table:style-name="ce2" table:formula="of:=IF(ABS([.Q148]-[.R148])&lt;[.$B$1];[.R148];108-(815-(1500/[.Q148]))/[.R148])" office:value-type="float" office:value="5.01033028606382">
            <text:p>5.01033</text:p>
          </table:table-cell>
          <table:table-cell table:style-name="ce2" table:formula="of:=IF(ABS([.R148]-[.S148])&lt;[.$B$1];[.S148];108-(815-(1500/[.R148]))/[.S148])" office:value-type="float" office:value="5.01033028606382">
            <text:p>5.01033</text:p>
          </table:table-cell>
          <table:table-cell table:style-name="ce2" table:formula="of:=IF(ABS([.S148]-[.T148])&lt;[.$B$1];[.T148];108-(815-(1500/[.S148]))/[.T148])" office:value-type="float" office:value="5.01033028606382">
            <text:p>5.01033</text:p>
          </table:table-cell>
          <table:table-cell table:style-name="ce2" table:formula="of:=IF(ABS([.T148]-[.U148])&lt;[.$B$1];[.U148];108-(815-(1500/[.T148]))/[.U148])" office:value-type="float" office:value="5.01033028606382">
            <text:p>5.01033</text:p>
          </table:table-cell>
          <table:table-cell table:style-name="ce2" table:formula="of:=IF(ABS([.U148]-[.V148])&lt;[.$B$1];[.V148];108-(815-(1500/[.U148]))/[.V148])" office:value-type="float" office:value="5.01033028606382">
            <text:p>5.01033</text:p>
          </table:table-cell>
          <table:table-cell table:style-name="ce2" table:formula="of:=IF(ABS([.V148]-[.W148])&lt;[.$B$1];[.W148];108-(815-(1500/[.V148]))/[.W148])" office:value-type="float" office:value="5.01033028606382">
            <text:p>5.01033</text:p>
          </table:table-cell>
          <table:table-cell table:style-name="ce2" table:formula="of:=IF(ABS([.W148]-[.X148])&lt;[.$B$1];[.X148];108-(815-(1500/[.W148]))/[.X148])" office:value-type="float" office:value="5.01033028606382">
            <text:p>5.01033</text:p>
          </table:table-cell>
          <table:table-cell table:style-name="ce3" table:formula="of:=IF(ABS([.X148]-[.Y148])&lt;[.$B$1];[.Y148];108-(815-(1500/[.X148]))/[.Y148])" office:value-type="float" office:value="5.01033028606382">
            <text:p>5.01</text:p>
          </table:table-cell>
          <table:table-cell table:number-columns-repeated="998"/>
        </table:table-row>
        <table:table-row table:style-name="ro1">
          <table:table-cell office:value-type="float" office:value="17">
            <text:p>17.00000</text:p>
          </table:table-cell>
          <table:table-cell office:value-type="string">
            <text:p><text:s/>7.11764705882352899380</text:p>
          </table:table-cell>
          <table:table-cell table:style-name="ce2" table:formula="of:=108-(815-(1500/[.A149]))/[.B149]" office:value-type="float" office:value="5.89256198347107">
            <text:p>5.89256</text:p>
          </table:table-cell>
          <table:table-cell table:style-name="ce2" table:formula="of:=IF(ABS([.B149]-[.C149])&lt;[.$B$1];[.C149];108-(815-(1500/[.B149]))/[.C149])" office:value-type="float" office:value="5.45441795231406">
            <text:p>5.45442</text:p>
          </table:table-cell>
          <table:table-cell table:style-name="ce2" table:formula="of:=IF(ABS([.C149]-[.D149])&lt;[.$B$1];[.D149];108-(815-(1500/[.C149]))/[.D149])" office:value-type="float" office:value="5.24993571612045">
            <text:p>5.24994</text:p>
          </table:table-cell>
          <table:table-cell table:style-name="ce2" table:formula="of:=IF(ABS([.D149]-[.E149])&lt;[.$B$1];[.E149];108-(815-(1500/[.D149]))/[.E149])" office:value-type="float" office:value="5.14282215796841">
            <text:p>5.14282</text:p>
          </table:table-cell>
          <table:table-cell table:style-name="ce2" table:formula="of:=IF(ABS([.E149]-[.F149])&lt;[.$B$1];[.F149];108-(815-(1500/[.E149]))/[.F149])" office:value-type="float" office:value="5.08331349152918">
            <text:p>5.08331</text:p>
          </table:table-cell>
          <table:table-cell table:style-name="ce2" table:formula="of:=IF(ABS([.F149]-[.G149])&lt;[.$B$1];[.G149];108-(815-(1500/[.F149]))/[.G149])" office:value-type="float" office:value="5.04916879605891">
            <text:p>5.04917</text:p>
          </table:table-cell>
          <table:table-cell table:style-name="ce2" table:formula="of:=IF(ABS([.G149]-[.H149])&lt;[.$B$1];[.H149];108-(815-(1500/[.G149]))/[.H149])" office:value-type="float" office:value="5.02921372066784">
            <text:p>5.02921</text:p>
          </table:table-cell>
          <table:table-cell table:style-name="ce2" table:formula="of:=IF(ABS([.H149]-[.I149])&lt;[.$B$1];[.I149];108-(815-(1500/[.H149]))/[.I149])" office:value-type="float" office:value="5.01742097445576">
            <text:p>5.01742</text:p>
          </table:table-cell>
          <table:table-cell table:style-name="ce2" table:formula="of:=IF(ABS([.I149]-[.J149])&lt;[.$B$1];[.J149];108-(815-(1500/[.I149]))/[.J149])" office:value-type="float" office:value="5.01030787273787">
            <text:p>5.01031</text:p>
          </table:table-cell>
          <table:table-cell table:style-name="ce2" table:formula="of:=IF(ABS([.J149]-[.K149])&lt;[.$B$1];[.K149];108-(815-(1500/[.J149]))/[.K149])" office:value-type="float" office:value="5.01030787273787">
            <text:p>5.01031</text:p>
          </table:table-cell>
          <table:table-cell table:style-name="ce2" table:formula="of:=IF(ABS([.K149]-[.L149])&lt;[.$B$1];[.L149];108-(815-(1500/[.K149]))/[.L149])" office:value-type="float" office:value="5.01030787273787">
            <text:p>5.01031</text:p>
          </table:table-cell>
          <table:table-cell table:style-name="ce2" table:formula="of:=IF(ABS([.L149]-[.M149])&lt;[.$B$1];[.M149];108-(815-(1500/[.L149]))/[.M149])" office:value-type="float" office:value="5.01030787273787">
            <text:p>5.01031</text:p>
          </table:table-cell>
          <table:table-cell table:style-name="ce2" table:formula="of:=IF(ABS([.M149]-[.N149])&lt;[.$B$1];[.N149];108-(815-(1500/[.M149]))/[.N149])" office:value-type="float" office:value="5.01030787273787">
            <text:p>5.01031</text:p>
          </table:table-cell>
          <table:table-cell table:style-name="ce2" table:formula="of:=IF(ABS([.N149]-[.O149])&lt;[.$B$1];[.O149];108-(815-(1500/[.N149]))/[.O149])" office:value-type="float" office:value="5.01030787273787">
            <text:p>5.01031</text:p>
          </table:table-cell>
          <table:table-cell table:style-name="ce2" table:formula="of:=IF(ABS([.O149]-[.P149])&lt;[.$B$1];[.P149];108-(815-(1500/[.O149]))/[.P149])" office:value-type="float" office:value="5.01030787273787">
            <text:p>5.01031</text:p>
          </table:table-cell>
          <table:table-cell table:style-name="ce2" table:formula="of:=IF(ABS([.P149]-[.Q149])&lt;[.$B$1];[.Q149];108-(815-(1500/[.P149]))/[.Q149])" office:value-type="float" office:value="5.01030787273787">
            <text:p>5.01031</text:p>
          </table:table-cell>
          <table:table-cell table:style-name="ce2" table:formula="of:=IF(ABS([.Q149]-[.R149])&lt;[.$B$1];[.R149];108-(815-(1500/[.Q149]))/[.R149])" office:value-type="float" office:value="5.01030787273787">
            <text:p>5.01031</text:p>
          </table:table-cell>
          <table:table-cell table:style-name="ce2" table:formula="of:=IF(ABS([.R149]-[.S149])&lt;[.$B$1];[.S149];108-(815-(1500/[.R149]))/[.S149])" office:value-type="float" office:value="5.01030787273787">
            <text:p>5.01031</text:p>
          </table:table-cell>
          <table:table-cell table:style-name="ce2" table:formula="of:=IF(ABS([.S149]-[.T149])&lt;[.$B$1];[.T149];108-(815-(1500/[.S149]))/[.T149])" office:value-type="float" office:value="5.01030787273787">
            <text:p>5.01031</text:p>
          </table:table-cell>
          <table:table-cell table:style-name="ce2" table:formula="of:=IF(ABS([.T149]-[.U149])&lt;[.$B$1];[.U149];108-(815-(1500/[.T149]))/[.U149])" office:value-type="float" office:value="5.01030787273787">
            <text:p>5.01031</text:p>
          </table:table-cell>
          <table:table-cell table:style-name="ce2" table:formula="of:=IF(ABS([.U149]-[.V149])&lt;[.$B$1];[.V149];108-(815-(1500/[.U149]))/[.V149])" office:value-type="float" office:value="5.01030787273787">
            <text:p>5.01031</text:p>
          </table:table-cell>
          <table:table-cell table:style-name="ce2" table:formula="of:=IF(ABS([.V149]-[.W149])&lt;[.$B$1];[.W149];108-(815-(1500/[.V149]))/[.W149])" office:value-type="float" office:value="5.01030787273787">
            <text:p>5.01031</text:p>
          </table:table-cell>
          <table:table-cell table:style-name="ce2" table:formula="of:=IF(ABS([.W149]-[.X149])&lt;[.$B$1];[.X149];108-(815-(1500/[.W149]))/[.X149])" office:value-type="float" office:value="5.01030787273787">
            <text:p>5.01031</text:p>
          </table:table-cell>
          <table:table-cell table:style-name="ce3" table:formula="of:=IF(ABS([.X149]-[.Y149])&lt;[.$B$1];[.Y149];108-(815-(1500/[.X149]))/[.Y149])" office:value-type="float" office:value="5.01030787273787">
            <text:p>5.01</text:p>
          </table:table-cell>
          <table:table-cell table:number-columns-repeated="998"/>
        </table:table-row>
        <table:table-row table:style-name="ro1">
          <table:table-cell office:value-type="float" office:value="17.25">
            <text:p>17.25000</text:p>
          </table:table-cell>
          <table:table-cell office:value-type="string">
            <text:p><text:s/>7.13043478260869534324</text:p>
          </table:table-cell>
          <table:table-cell table:style-name="ce2" table:formula="of:=108-(815-(1500/[.A150]))/[.B150]" office:value-type="float" office:value="5.89634146341464">
            <text:p>5.89634</text:p>
          </table:table-cell>
          <table:table-cell table:style-name="ce2" table:formula="of:=IF(ABS([.B150]-[.C150])&lt;[.$B$1];[.C150];108-(815-(1500/[.B150]))/[.C150])" office:value-type="float" office:value="5.456049638056">
            <text:p>5.45605</text:p>
          </table:table-cell>
          <table:table-cell table:style-name="ce2" table:formula="of:=IF(ABS([.C150]-[.D150])&lt;[.$B$1];[.D150];108-(815-(1500/[.C150]))/[.D150])" office:value-type="float" office:value="5.25075815011662">
            <text:p>5.25076</text:p>
          </table:table-cell>
          <table:table-cell table:style-name="ce2" table:formula="of:=IF(ABS([.D150]-[.E150])&lt;[.$B$1];[.E150];108-(815-(1500/[.D150]))/[.E150])" office:value-type="float" office:value="5.14326968203923">
            <text:p>5.14327</text:p>
          </table:table-cell>
          <table:table-cell table:style-name="ce2" table:formula="of:=IF(ABS([.E150]-[.F150])&lt;[.$B$1];[.F150];108-(815-(1500/[.E150]))/[.F150])" office:value-type="float" office:value="5.0835672788059">
            <text:p>5.08357</text:p>
          </table:table-cell>
          <table:table-cell table:style-name="ce2" table:formula="of:=IF(ABS([.F150]-[.G150])&lt;[.$B$1];[.G150];108-(815-(1500/[.F150]))/[.G150])" office:value-type="float" office:value="5.04931614497808">
            <text:p>5.04932</text:p>
          </table:table-cell>
          <table:table-cell table:style-name="ce2" table:formula="of:=IF(ABS([.G150]-[.H150])&lt;[.$B$1];[.H150];108-(815-(1500/[.G150]))/[.H150])" office:value-type="float" office:value="5.02930109474634">
            <text:p>5.02930</text:p>
          </table:table-cell>
          <table:table-cell table:style-name="ce2" table:formula="of:=IF(ABS([.H150]-[.I150])&lt;[.$B$1];[.I150];108-(815-(1500/[.H150]))/[.I150])" office:value-type="float" office:value="5.01748632616744">
            <text:p>5.01749</text:p>
          </table:table-cell>
          <table:table-cell table:style-name="ce2" table:formula="of:=IF(ABS([.I150]-[.J150])&lt;[.$B$1];[.J150];108-(815-(1500/[.I150]))/[.J150])" office:value-type="float" office:value="5.01061657826516">
            <text:p>5.01062</text:p>
          </table:table-cell>
          <table:table-cell table:style-name="ce2" table:formula="of:=IF(ABS([.J150]-[.K150])&lt;[.$B$1];[.K150];108-(815-(1500/[.J150]))/[.K150])" office:value-type="float" office:value="5.01061657826516">
            <text:p>5.01062</text:p>
          </table:table-cell>
          <table:table-cell table:style-name="ce2" table:formula="of:=IF(ABS([.K150]-[.L150])&lt;[.$B$1];[.L150];108-(815-(1500/[.K150]))/[.L150])" office:value-type="float" office:value="5.01061657826516">
            <text:p>5.01062</text:p>
          </table:table-cell>
          <table:table-cell table:style-name="ce2" table:formula="of:=IF(ABS([.L150]-[.M150])&lt;[.$B$1];[.M150];108-(815-(1500/[.L150]))/[.M150])" office:value-type="float" office:value="5.01061657826516">
            <text:p>5.01062</text:p>
          </table:table-cell>
          <table:table-cell table:style-name="ce2" table:formula="of:=IF(ABS([.M150]-[.N150])&lt;[.$B$1];[.N150];108-(815-(1500/[.M150]))/[.N150])" office:value-type="float" office:value="5.01061657826516">
            <text:p>5.01062</text:p>
          </table:table-cell>
          <table:table-cell table:style-name="ce2" table:formula="of:=IF(ABS([.N150]-[.O150])&lt;[.$B$1];[.O150];108-(815-(1500/[.N150]))/[.O150])" office:value-type="float" office:value="5.01061657826516">
            <text:p>5.01062</text:p>
          </table:table-cell>
          <table:table-cell table:style-name="ce2" table:formula="of:=IF(ABS([.O150]-[.P150])&lt;[.$B$1];[.P150];108-(815-(1500/[.O150]))/[.P150])" office:value-type="float" office:value="5.01061657826516">
            <text:p>5.01062</text:p>
          </table:table-cell>
          <table:table-cell table:style-name="ce2" table:formula="of:=IF(ABS([.P150]-[.Q150])&lt;[.$B$1];[.Q150];108-(815-(1500/[.P150]))/[.Q150])" office:value-type="float" office:value="5.01061657826516">
            <text:p>5.01062</text:p>
          </table:table-cell>
          <table:table-cell table:style-name="ce2" table:formula="of:=IF(ABS([.Q150]-[.R150])&lt;[.$B$1];[.R150];108-(815-(1500/[.Q150]))/[.R150])" office:value-type="float" office:value="5.01061657826516">
            <text:p>5.01062</text:p>
          </table:table-cell>
          <table:table-cell table:style-name="ce2" table:formula="of:=IF(ABS([.R150]-[.S150])&lt;[.$B$1];[.S150];108-(815-(1500/[.R150]))/[.S150])" office:value-type="float" office:value="5.01061657826516">
            <text:p>5.01062</text:p>
          </table:table-cell>
          <table:table-cell table:style-name="ce2" table:formula="of:=IF(ABS([.S150]-[.T150])&lt;[.$B$1];[.T150];108-(815-(1500/[.S150]))/[.T150])" office:value-type="float" office:value="5.01061657826516">
            <text:p>5.01062</text:p>
          </table:table-cell>
          <table:table-cell table:style-name="ce2" table:formula="of:=IF(ABS([.T150]-[.U150])&lt;[.$B$1];[.U150];108-(815-(1500/[.T150]))/[.U150])" office:value-type="float" office:value="5.01061657826516">
            <text:p>5.01062</text:p>
          </table:table-cell>
          <table:table-cell table:style-name="ce2" table:formula="of:=IF(ABS([.U150]-[.V150])&lt;[.$B$1];[.V150];108-(815-(1500/[.U150]))/[.V150])" office:value-type="float" office:value="5.01061657826516">
            <text:p>5.01062</text:p>
          </table:table-cell>
          <table:table-cell table:style-name="ce2" table:formula="of:=IF(ABS([.V150]-[.W150])&lt;[.$B$1];[.W150];108-(815-(1500/[.V150]))/[.W150])" office:value-type="float" office:value="5.01061657826516">
            <text:p>5.01062</text:p>
          </table:table-cell>
          <table:table-cell table:style-name="ce2" table:formula="of:=IF(ABS([.W150]-[.X150])&lt;[.$B$1];[.X150];108-(815-(1500/[.W150]))/[.X150])" office:value-type="float" office:value="5.01061657826516">
            <text:p>5.01062</text:p>
          </table:table-cell>
          <table:table-cell table:style-name="ce3" table:formula="of:=IF(ABS([.X150]-[.Y150])&lt;[.$B$1];[.Y150];108-(815-(1500/[.X150]))/[.Y150])" office:value-type="float" office:value="5.01061657826516">
            <text:p>5.01</text:p>
          </table:table-cell>
          <table:table-cell table:number-columns-repeated="998"/>
        </table:table-row>
        <table:table-row table:style-name="ro1">
          <table:table-cell office:value-type="float" office:value="17.5">
            <text:p>17.50000</text:p>
          </table:table-cell>
          <table:table-cell office:value-type="string">
            <text:p><text:s/>7.14285714285714323779</text:p>
          </table:table-cell>
          <table:table-cell table:style-name="ce2" table:formula="of:=108-(815-(1500/[.A151]))/[.B151]" office:value-type="float" office:value="5.90000000000001">
            <text:p>5.90000</text:p>
          </table:table-cell>
          <table:table-cell table:style-name="ce2" table:formula="of:=IF(ABS([.B151]-[.C151])&lt;[.$B$1];[.C151];108-(815-(1500/[.B151]))/[.C151])" office:value-type="float" office:value="5.45762711864417">
            <text:p>5.45763</text:p>
          </table:table-cell>
          <table:table-cell table:style-name="ce2" table:formula="of:=IF(ABS([.C151]-[.D151])&lt;[.$B$1];[.D151];108-(815-(1500/[.C151]))/[.D151])" office:value-type="float" office:value="5.25155279503291">
            <text:p>5.25155</text:p>
          </table:table-cell>
          <table:table-cell table:style-name="ce2" table:formula="of:=IF(ABS([.D151]-[.E151])&lt;[.$B$1];[.E151];108-(815-(1500/[.D151]))/[.E151])" office:value-type="float" office:value="5.14370195154326">
            <text:p>5.14370</text:p>
          </table:table-cell>
          <table:table-cell table:style-name="ce2" table:formula="of:=IF(ABS([.E151]-[.F151])&lt;[.$B$1];[.F151];108-(815-(1500/[.E151]))/[.F151])" office:value-type="float" office:value="5.08381237134626">
            <text:p>5.08381</text:p>
          </table:table-cell>
          <table:table-cell table:style-name="ce2" table:formula="of:=IF(ABS([.F151]-[.G151])&lt;[.$B$1];[.G151];108-(815-(1500/[.F151]))/[.G151])" office:value-type="float" office:value="5.04945839112573">
            <text:p>5.04946</text:p>
          </table:table-cell>
          <table:table-cell table:style-name="ce2" table:formula="of:=IF(ABS([.G151]-[.H151])&lt;[.$B$1];[.H151];108-(815-(1500/[.G151]))/[.H151])" office:value-type="float" office:value="5.02938463347455">
            <text:p>5.02938</text:p>
          </table:table-cell>
          <table:table-cell table:style-name="ce2" table:formula="of:=IF(ABS([.H151]-[.I151])&lt;[.$B$1];[.I151];108-(815-(1500/[.H151]))/[.I151])" office:value-type="float" office:value="5.01753293174252">
            <text:p>5.01753</text:p>
          </table:table-cell>
          <table:table-cell table:style-name="ce2" table:formula="of:=IF(ABS([.I151]-[.J151])&lt;[.$B$1];[.J151];108-(815-(1500/[.I151]))/[.J151])" office:value-type="float" office:value="5.01058586043374">
            <text:p>5.01059</text:p>
          </table:table-cell>
          <table:table-cell table:style-name="ce2" table:formula="of:=IF(ABS([.J151]-[.K151])&lt;[.$B$1];[.K151];108-(815-(1500/[.J151]))/[.K151])" office:value-type="float" office:value="5.01058586043374">
            <text:p>5.01059</text:p>
          </table:table-cell>
          <table:table-cell table:style-name="ce2" table:formula="of:=IF(ABS([.K151]-[.L151])&lt;[.$B$1];[.L151];108-(815-(1500/[.K151]))/[.L151])" office:value-type="float" office:value="5.01058586043374">
            <text:p>5.01059</text:p>
          </table:table-cell>
          <table:table-cell table:style-name="ce2" table:formula="of:=IF(ABS([.L151]-[.M151])&lt;[.$B$1];[.M151];108-(815-(1500/[.L151]))/[.M151])" office:value-type="float" office:value="5.01058586043374">
            <text:p>5.01059</text:p>
          </table:table-cell>
          <table:table-cell table:style-name="ce2" table:formula="of:=IF(ABS([.M151]-[.N151])&lt;[.$B$1];[.N151];108-(815-(1500/[.M151]))/[.N151])" office:value-type="float" office:value="5.01058586043374">
            <text:p>5.01059</text:p>
          </table:table-cell>
          <table:table-cell table:style-name="ce2" table:formula="of:=IF(ABS([.N151]-[.O151])&lt;[.$B$1];[.O151];108-(815-(1500/[.N151]))/[.O151])" office:value-type="float" office:value="5.01058586043374">
            <text:p>5.01059</text:p>
          </table:table-cell>
          <table:table-cell table:style-name="ce2" table:formula="of:=IF(ABS([.O151]-[.P151])&lt;[.$B$1];[.P151];108-(815-(1500/[.O151]))/[.P151])" office:value-type="float" office:value="5.01058586043374">
            <text:p>5.01059</text:p>
          </table:table-cell>
          <table:table-cell table:style-name="ce2" table:formula="of:=IF(ABS([.P151]-[.Q151])&lt;[.$B$1];[.Q151];108-(815-(1500/[.P151]))/[.Q151])" office:value-type="float" office:value="5.01058586043374">
            <text:p>5.01059</text:p>
          </table:table-cell>
          <table:table-cell table:style-name="ce2" table:formula="of:=IF(ABS([.Q151]-[.R151])&lt;[.$B$1];[.R151];108-(815-(1500/[.Q151]))/[.R151])" office:value-type="float" office:value="5.01058586043374">
            <text:p>5.01059</text:p>
          </table:table-cell>
          <table:table-cell table:style-name="ce2" table:formula="of:=IF(ABS([.R151]-[.S151])&lt;[.$B$1];[.S151];108-(815-(1500/[.R151]))/[.S151])" office:value-type="float" office:value="5.01058586043374">
            <text:p>5.01059</text:p>
          </table:table-cell>
          <table:table-cell table:style-name="ce2" table:formula="of:=IF(ABS([.S151]-[.T151])&lt;[.$B$1];[.T151];108-(815-(1500/[.S151]))/[.T151])" office:value-type="float" office:value="5.01058586043374">
            <text:p>5.01059</text:p>
          </table:table-cell>
          <table:table-cell table:style-name="ce2" table:formula="of:=IF(ABS([.T151]-[.U151])&lt;[.$B$1];[.U151];108-(815-(1500/[.T151]))/[.U151])" office:value-type="float" office:value="5.01058586043374">
            <text:p>5.01059</text:p>
          </table:table-cell>
          <table:table-cell table:style-name="ce2" table:formula="of:=IF(ABS([.U151]-[.V151])&lt;[.$B$1];[.V151];108-(815-(1500/[.U151]))/[.V151])" office:value-type="float" office:value="5.01058586043374">
            <text:p>5.01059</text:p>
          </table:table-cell>
          <table:table-cell table:style-name="ce2" table:formula="of:=IF(ABS([.V151]-[.W151])&lt;[.$B$1];[.W151];108-(815-(1500/[.V151]))/[.W151])" office:value-type="float" office:value="5.01058586043374">
            <text:p>5.01059</text:p>
          </table:table-cell>
          <table:table-cell table:style-name="ce2" table:formula="of:=IF(ABS([.W151]-[.X151])&lt;[.$B$1];[.X151];108-(815-(1500/[.W151]))/[.X151])" office:value-type="float" office:value="5.01058586043374">
            <text:p>5.01059</text:p>
          </table:table-cell>
          <table:table-cell table:style-name="ce3" table:formula="of:=IF(ABS([.X151]-[.Y151])&lt;[.$B$1];[.Y151];108-(815-(1500/[.X151]))/[.Y151])" office:value-type="float" office:value="5.01058586043374">
            <text:p>5.01</text:p>
          </table:table-cell>
          <table:table-cell table:number-columns-repeated="998"/>
        </table:table-row>
        <table:table-row table:style-name="ro1">
          <table:table-cell office:value-type="float" office:value="17.75">
            <text:p>17.75000</text:p>
          </table:table-cell>
          <table:table-cell office:value-type="string">
            <text:p><text:s/>7.15492957746478897008</text:p>
          </table:table-cell>
          <table:table-cell table:style-name="ce2" table:formula="of:=108-(815-(1500/[.A152]))/[.B152]" office:value-type="float" office:value="5.90354330708662">
            <text:p>5.90354</text:p>
          </table:table-cell>
          <table:table-cell table:style-name="ce2" table:formula="of:=IF(ABS([.B152]-[.C152])&lt;[.$B$1];[.C152];108-(815-(1500/[.B152]))/[.C152])" office:value-type="float" office:value="5.45915305101714">
            <text:p>5.45915</text:p>
          </table:table-cell>
          <table:table-cell table:style-name="ce2" table:formula="of:=IF(ABS([.C152]-[.D152])&lt;[.$B$1];[.D152];108-(815-(1500/[.C152]))/[.D152])" office:value-type="float" office:value="5.25232103591743">
            <text:p>5.25232</text:p>
          </table:table-cell>
          <table:table-cell table:style-name="ce2" table:formula="of:=IF(ABS([.D152]-[.E152])&lt;[.$B$1];[.E152];108-(815-(1500/[.D152]))/[.E152])" office:value-type="float" office:value="5.14411973350728">
            <text:p>5.14412</text:p>
          </table:table-cell>
          <table:table-cell table:style-name="ce2" table:formula="of:=IF(ABS([.E152]-[.F152])&lt;[.$B$1];[.F152];108-(815-(1500/[.E152]))/[.F152])" office:value-type="float" office:value="5.08404921103455">
            <text:p>5.08405</text:p>
          </table:table-cell>
          <table:table-cell table:style-name="ce2" table:formula="of:=IF(ABS([.F152]-[.G152])&lt;[.$B$1];[.G152];108-(815-(1500/[.F152]))/[.G152])" office:value-type="float" office:value="5.04959584595349">
            <text:p>5.04960</text:p>
          </table:table-cell>
          <table:table-cell table:style-name="ce2" table:formula="of:=IF(ABS([.G152]-[.H152])&lt;[.$B$1];[.H152];108-(815-(1500/[.G152]))/[.H152])" office:value-type="float" office:value="5.02946558118926">
            <text:p>5.02947</text:p>
          </table:table-cell>
          <table:table-cell table:style-name="ce2" table:formula="of:=IF(ABS([.H152]-[.I152])&lt;[.$B$1];[.I152];108-(815-(1500/[.H152]))/[.I152])" office:value-type="float" office:value="5.01758261804639">
            <text:p>5.01758</text:p>
          </table:table-cell>
          <table:table-cell table:style-name="ce2" table:formula="of:=IF(ABS([.I152]-[.J152])&lt;[.$B$1];[.J152];108-(815-(1500/[.I152]))/[.J152])" office:value-type="float" office:value="5.01064903133748">
            <text:p>5.01065</text:p>
          </table:table-cell>
          <table:table-cell table:style-name="ce2" table:formula="of:=IF(ABS([.J152]-[.K152])&lt;[.$B$1];[.K152];108-(815-(1500/[.J152]))/[.K152])" office:value-type="float" office:value="5.01064903133748">
            <text:p>5.01065</text:p>
          </table:table-cell>
          <table:table-cell table:style-name="ce2" table:formula="of:=IF(ABS([.K152]-[.L152])&lt;[.$B$1];[.L152];108-(815-(1500/[.K152]))/[.L152])" office:value-type="float" office:value="5.01064903133748">
            <text:p>5.01065</text:p>
          </table:table-cell>
          <table:table-cell table:style-name="ce2" table:formula="of:=IF(ABS([.L152]-[.M152])&lt;[.$B$1];[.M152];108-(815-(1500/[.L152]))/[.M152])" office:value-type="float" office:value="5.01064903133748">
            <text:p>5.01065</text:p>
          </table:table-cell>
          <table:table-cell table:style-name="ce2" table:formula="of:=IF(ABS([.M152]-[.N152])&lt;[.$B$1];[.N152];108-(815-(1500/[.M152]))/[.N152])" office:value-type="float" office:value="5.01064903133748">
            <text:p>5.01065</text:p>
          </table:table-cell>
          <table:table-cell table:style-name="ce2" table:formula="of:=IF(ABS([.N152]-[.O152])&lt;[.$B$1];[.O152];108-(815-(1500/[.N152]))/[.O152])" office:value-type="float" office:value="5.01064903133748">
            <text:p>5.01065</text:p>
          </table:table-cell>
          <table:table-cell table:style-name="ce2" table:formula="of:=IF(ABS([.O152]-[.P152])&lt;[.$B$1];[.P152];108-(815-(1500/[.O152]))/[.P152])" office:value-type="float" office:value="5.01064903133748">
            <text:p>5.01065</text:p>
          </table:table-cell>
          <table:table-cell table:style-name="ce2" table:formula="of:=IF(ABS([.P152]-[.Q152])&lt;[.$B$1];[.Q152];108-(815-(1500/[.P152]))/[.Q152])" office:value-type="float" office:value="5.01064903133748">
            <text:p>5.01065</text:p>
          </table:table-cell>
          <table:table-cell table:style-name="ce2" table:formula="of:=IF(ABS([.Q152]-[.R152])&lt;[.$B$1];[.R152];108-(815-(1500/[.Q152]))/[.R152])" office:value-type="float" office:value="5.01064903133748">
            <text:p>5.01065</text:p>
          </table:table-cell>
          <table:table-cell table:style-name="ce2" table:formula="of:=IF(ABS([.R152]-[.S152])&lt;[.$B$1];[.S152];108-(815-(1500/[.R152]))/[.S152])" office:value-type="float" office:value="5.01064903133748">
            <text:p>5.01065</text:p>
          </table:table-cell>
          <table:table-cell table:style-name="ce2" table:formula="of:=IF(ABS([.S152]-[.T152])&lt;[.$B$1];[.T152];108-(815-(1500/[.S152]))/[.T152])" office:value-type="float" office:value="5.01064903133748">
            <text:p>5.01065</text:p>
          </table:table-cell>
          <table:table-cell table:style-name="ce2" table:formula="of:=IF(ABS([.T152]-[.U152])&lt;[.$B$1];[.U152];108-(815-(1500/[.T152]))/[.U152])" office:value-type="float" office:value="5.01064903133748">
            <text:p>5.01065</text:p>
          </table:table-cell>
          <table:table-cell table:style-name="ce2" table:formula="of:=IF(ABS([.U152]-[.V152])&lt;[.$B$1];[.V152];108-(815-(1500/[.U152]))/[.V152])" office:value-type="float" office:value="5.01064903133748">
            <text:p>5.01065</text:p>
          </table:table-cell>
          <table:table-cell table:style-name="ce2" table:formula="of:=IF(ABS([.V152]-[.W152])&lt;[.$B$1];[.W152];108-(815-(1500/[.V152]))/[.W152])" office:value-type="float" office:value="5.01064903133748">
            <text:p>5.01065</text:p>
          </table:table-cell>
          <table:table-cell table:style-name="ce2" table:formula="of:=IF(ABS([.W152]-[.X152])&lt;[.$B$1];[.X152];108-(815-(1500/[.W152]))/[.X152])" office:value-type="float" office:value="5.01064903133748">
            <text:p>5.01065</text:p>
          </table:table-cell>
          <table:table-cell table:style-name="ce3" table:formula="of:=IF(ABS([.X152]-[.Y152])&lt;[.$B$1];[.Y152];108-(815-(1500/[.X152]))/[.Y152])" office:value-type="float" office:value="5.01064903133748">
            <text:p>5.01</text:p>
          </table:table-cell>
          <table:table-cell table:number-columns-repeated="998"/>
        </table:table-row>
        <table:table-row table:style-name="ro1">
          <table:table-cell office:value-type="float" office:value="18">
            <text:p>18.00000</text:p>
          </table:table-cell>
          <table:table-cell office:value-type="string">
            <text:p><text:s/>7.16666666666666696273</text:p>
          </table:table-cell>
          <table:table-cell table:style-name="ce2" table:formula="of:=108-(815-(1500/[.A153]))/[.B153]" office:value-type="float" office:value="5.90697674418605">
            <text:p>5.90698</text:p>
          </table:table-cell>
          <table:table-cell table:style-name="ce2" table:formula="of:=IF(ABS([.B153]-[.C153])&lt;[.$B$1];[.C153];108-(815-(1500/[.B153]))/[.C153])" office:value-type="float" office:value="5.46062992125995">
            <text:p>5.46063</text:p>
          </table:table-cell>
          <table:table-cell table:style-name="ce2" table:formula="of:=IF(ABS([.C153]-[.D153])&lt;[.$B$1];[.D153];108-(815-(1500/[.C153]))/[.D153])" office:value-type="float" office:value="5.25306416726946">
            <text:p>5.25306</text:p>
          </table:table-cell>
          <table:table-cell table:style-name="ce2" table:formula="of:=IF(ABS([.D153]-[.E153])&lt;[.$B$1];[.E153];108-(815-(1500/[.D153]))/[.E153])" office:value-type="float" office:value="5.14452374420451">
            <text:p>5.14452</text:p>
          </table:table-cell>
          <table:table-cell table:style-name="ce2" table:formula="of:=IF(ABS([.E153]-[.F153])&lt;[.$B$1];[.F153];108-(815-(1500/[.E153]))/[.F153])" office:value-type="float" office:value="5.08427820685164">
            <text:p>5.08428</text:p>
          </table:table-cell>
          <table:table-cell table:style-name="ce2" table:formula="of:=IF(ABS([.F153]-[.G153])&lt;[.$B$1];[.G153];108-(815-(1500/[.F153]))/[.G153])" office:value-type="float" office:value="5.04972872869848">
            <text:p>5.04973</text:p>
          </table:table-cell>
          <table:table-cell table:style-name="ce2" table:formula="of:=IF(ABS([.G153]-[.H153])&lt;[.$B$1];[.H153];108-(815-(1500/[.G153]))/[.H153])" office:value-type="float" office:value="5.0295436826392">
            <text:p>5.02954</text:p>
          </table:table-cell>
          <table:table-cell table:style-name="ce2" table:formula="of:=IF(ABS([.H153]-[.I153])&lt;[.$B$1];[.I153];108-(815-(1500/[.H153]))/[.I153])" office:value-type="float" office:value="5.01762758531858">
            <text:p>5.01763</text:p>
          </table:table-cell>
          <table:table-cell table:style-name="ce2" table:formula="of:=IF(ABS([.I153]-[.J153])&lt;[.$B$1];[.J153];108-(815-(1500/[.I153]))/[.J153])" office:value-type="float" office:value="5.01064900781857">
            <text:p>5.01065</text:p>
          </table:table-cell>
          <table:table-cell table:style-name="ce2" table:formula="of:=IF(ABS([.J153]-[.K153])&lt;[.$B$1];[.K153];108-(815-(1500/[.J153]))/[.K153])" office:value-type="float" office:value="5.01064900781857">
            <text:p>5.01065</text:p>
          </table:table-cell>
          <table:table-cell table:style-name="ce2" table:formula="of:=IF(ABS([.K153]-[.L153])&lt;[.$B$1];[.L153];108-(815-(1500/[.K153]))/[.L153])" office:value-type="float" office:value="5.01064900781857">
            <text:p>5.01065</text:p>
          </table:table-cell>
          <table:table-cell table:style-name="ce2" table:formula="of:=IF(ABS([.L153]-[.M153])&lt;[.$B$1];[.M153];108-(815-(1500/[.L153]))/[.M153])" office:value-type="float" office:value="5.01064900781857">
            <text:p>5.01065</text:p>
          </table:table-cell>
          <table:table-cell table:style-name="ce2" table:formula="of:=IF(ABS([.M153]-[.N153])&lt;[.$B$1];[.N153];108-(815-(1500/[.M153]))/[.N153])" office:value-type="float" office:value="5.01064900781857">
            <text:p>5.01065</text:p>
          </table:table-cell>
          <table:table-cell table:style-name="ce2" table:formula="of:=IF(ABS([.N153]-[.O153])&lt;[.$B$1];[.O153];108-(815-(1500/[.N153]))/[.O153])" office:value-type="float" office:value="5.01064900781857">
            <text:p>5.01065</text:p>
          </table:table-cell>
          <table:table-cell table:style-name="ce2" table:formula="of:=IF(ABS([.O153]-[.P153])&lt;[.$B$1];[.P153];108-(815-(1500/[.O153]))/[.P153])" office:value-type="float" office:value="5.01064900781857">
            <text:p>5.01065</text:p>
          </table:table-cell>
          <table:table-cell table:style-name="ce2" table:formula="of:=IF(ABS([.P153]-[.Q153])&lt;[.$B$1];[.Q153];108-(815-(1500/[.P153]))/[.Q153])" office:value-type="float" office:value="5.01064900781857">
            <text:p>5.01065</text:p>
          </table:table-cell>
          <table:table-cell table:style-name="ce2" table:formula="of:=IF(ABS([.Q153]-[.R153])&lt;[.$B$1];[.R153];108-(815-(1500/[.Q153]))/[.R153])" office:value-type="float" office:value="5.01064900781857">
            <text:p>5.01065</text:p>
          </table:table-cell>
          <table:table-cell table:style-name="ce2" table:formula="of:=IF(ABS([.R153]-[.S153])&lt;[.$B$1];[.S153];108-(815-(1500/[.R153]))/[.S153])" office:value-type="float" office:value="5.01064900781857">
            <text:p>5.01065</text:p>
          </table:table-cell>
          <table:table-cell table:style-name="ce2" table:formula="of:=IF(ABS([.S153]-[.T153])&lt;[.$B$1];[.T153];108-(815-(1500/[.S153]))/[.T153])" office:value-type="float" office:value="5.01064900781857">
            <text:p>5.01065</text:p>
          </table:table-cell>
          <table:table-cell table:style-name="ce2" table:formula="of:=IF(ABS([.T153]-[.U153])&lt;[.$B$1];[.U153];108-(815-(1500/[.T153]))/[.U153])" office:value-type="float" office:value="5.01064900781857">
            <text:p>5.01065</text:p>
          </table:table-cell>
          <table:table-cell table:style-name="ce2" table:formula="of:=IF(ABS([.U153]-[.V153])&lt;[.$B$1];[.V153];108-(815-(1500/[.U153]))/[.V153])" office:value-type="float" office:value="5.01064900781857">
            <text:p>5.01065</text:p>
          </table:table-cell>
          <table:table-cell table:style-name="ce2" table:formula="of:=IF(ABS([.V153]-[.W153])&lt;[.$B$1];[.W153];108-(815-(1500/[.V153]))/[.W153])" office:value-type="float" office:value="5.01064900781857">
            <text:p>5.01065</text:p>
          </table:table-cell>
          <table:table-cell table:style-name="ce2" table:formula="of:=IF(ABS([.W153]-[.X153])&lt;[.$B$1];[.X153];108-(815-(1500/[.W153]))/[.X153])" office:value-type="float" office:value="5.01064900781857">
            <text:p>5.01065</text:p>
          </table:table-cell>
          <table:table-cell table:style-name="ce3" table:formula="of:=IF(ABS([.X153]-[.Y153])&lt;[.$B$1];[.Y153];108-(815-(1500/[.X153]))/[.Y153])" office:value-type="float" office:value="5.01064900781857">
            <text:p>5.01</text:p>
          </table:table-cell>
          <table:table-cell table:number-columns-repeated="998"/>
        </table:table-row>
        <table:table-row table:style-name="ro1">
          <table:table-cell office:value-type="float" office:value="18.25">
            <text:p>18.25000</text:p>
          </table:table-cell>
          <table:table-cell office:value-type="string">
            <text:p><text:s/>7.17808219178082218548</text:p>
          </table:table-cell>
          <table:table-cell table:style-name="ce2" table:formula="of:=108-(815-(1500/[.A154]))/[.B154]" office:value-type="float" office:value="5.91030534351144">
            <text:p>5.91031</text:p>
          </table:table-cell>
          <table:table-cell table:style-name="ce2" table:formula="of:=IF(ABS([.B154]-[.C154])&lt;[.$B$1];[.C154];108-(815-(1500/[.B154]))/[.C154])" office:value-type="float" office:value="5.46206005812057">
            <text:p>5.46206</text:p>
          </table:table-cell>
          <table:table-cell table:style-name="ce2" table:formula="of:=IF(ABS([.C154]-[.D154])&lt;[.$B$1];[.D154];108-(815-(1500/[.C154]))/[.D154])" office:value-type="float" office:value="5.25378340032752">
            <text:p>5.25378</text:p>
          </table:table-cell>
          <table:table-cell table:style-name="ce2" table:formula="of:=IF(ABS([.D154]-[.E154])&lt;[.$B$1];[.E154];108-(815-(1500/[.D154]))/[.E154])" office:value-type="float" office:value="5.14491465342709">
            <text:p>5.14491</text:p>
          </table:table-cell>
          <table:table-cell table:style-name="ce2" table:formula="of:=IF(ABS([.E154]-[.F154])&lt;[.$B$1];[.F154];108-(815-(1500/[.E154]))/[.F154])" office:value-type="float" office:value="5.08449974062476">
            <text:p>5.08450</text:p>
          </table:table-cell>
          <table:table-cell table:style-name="ce2" table:formula="of:=IF(ABS([.F154]-[.G154])&lt;[.$B$1];[.G154];108-(815-(1500/[.F154]))/[.G154])" office:value-type="float" office:value="5.04985723431643">
            <text:p>5.04986</text:p>
          </table:table-cell>
          <table:table-cell table:style-name="ce2" table:formula="of:=IF(ABS([.G154]-[.H154])&lt;[.$B$1];[.H154];108-(815-(1500/[.G154]))/[.H154])" office:value-type="float" office:value="5.02961850201187">
            <text:p>5.02962</text:p>
          </table:table-cell>
          <table:table-cell table:style-name="ce2" table:formula="of:=IF(ABS([.H154]-[.I154])&lt;[.$B$1];[.I154];108-(815-(1500/[.H154]))/[.I154])" office:value-type="float" office:value="5.01765662207137">
            <text:p>5.01766</text:p>
          </table:table-cell>
          <table:table-cell table:style-name="ce2" table:formula="of:=IF(ABS([.I154]-[.J154])&lt;[.$B$1];[.J154];108-(815-(1500/[.I154]))/[.J154])" office:value-type="float" office:value="5.01036081830964">
            <text:p>5.01036</text:p>
          </table:table-cell>
          <table:table-cell table:style-name="ce2" table:formula="of:=IF(ABS([.J154]-[.K154])&lt;[.$B$1];[.K154];108-(815-(1500/[.J154]))/[.K154])" office:value-type="float" office:value="5.01036081830964">
            <text:p>5.01036</text:p>
          </table:table-cell>
          <table:table-cell table:style-name="ce2" table:formula="of:=IF(ABS([.K154]-[.L154])&lt;[.$B$1];[.L154];108-(815-(1500/[.K154]))/[.L154])" office:value-type="float" office:value="5.01036081830964">
            <text:p>5.01036</text:p>
          </table:table-cell>
          <table:table-cell table:style-name="ce2" table:formula="of:=IF(ABS([.L154]-[.M154])&lt;[.$B$1];[.M154];108-(815-(1500/[.L154]))/[.M154])" office:value-type="float" office:value="5.01036081830964">
            <text:p>5.01036</text:p>
          </table:table-cell>
          <table:table-cell table:style-name="ce2" table:formula="of:=IF(ABS([.M154]-[.N154])&lt;[.$B$1];[.N154];108-(815-(1500/[.M154]))/[.N154])" office:value-type="float" office:value="5.01036081830964">
            <text:p>5.01036</text:p>
          </table:table-cell>
          <table:table-cell table:style-name="ce2" table:formula="of:=IF(ABS([.N154]-[.O154])&lt;[.$B$1];[.O154];108-(815-(1500/[.N154]))/[.O154])" office:value-type="float" office:value="5.01036081830964">
            <text:p>5.01036</text:p>
          </table:table-cell>
          <table:table-cell table:style-name="ce2" table:formula="of:=IF(ABS([.O154]-[.P154])&lt;[.$B$1];[.P154];108-(815-(1500/[.O154]))/[.P154])" office:value-type="float" office:value="5.01036081830964">
            <text:p>5.01036</text:p>
          </table:table-cell>
          <table:table-cell table:style-name="ce2" table:formula="of:=IF(ABS([.P154]-[.Q154])&lt;[.$B$1];[.Q154];108-(815-(1500/[.P154]))/[.Q154])" office:value-type="float" office:value="5.01036081830964">
            <text:p>5.01036</text:p>
          </table:table-cell>
          <table:table-cell table:style-name="ce2" table:formula="of:=IF(ABS([.Q154]-[.R154])&lt;[.$B$1];[.R154];108-(815-(1500/[.Q154]))/[.R154])" office:value-type="float" office:value="5.01036081830964">
            <text:p>5.01036</text:p>
          </table:table-cell>
          <table:table-cell table:style-name="ce2" table:formula="of:=IF(ABS([.R154]-[.S154])&lt;[.$B$1];[.S154];108-(815-(1500/[.R154]))/[.S154])" office:value-type="float" office:value="5.01036081830964">
            <text:p>5.01036</text:p>
          </table:table-cell>
          <table:table-cell table:style-name="ce2" table:formula="of:=IF(ABS([.S154]-[.T154])&lt;[.$B$1];[.T154];108-(815-(1500/[.S154]))/[.T154])" office:value-type="float" office:value="5.01036081830964">
            <text:p>5.01036</text:p>
          </table:table-cell>
          <table:table-cell table:style-name="ce2" table:formula="of:=IF(ABS([.T154]-[.U154])&lt;[.$B$1];[.U154];108-(815-(1500/[.T154]))/[.U154])" office:value-type="float" office:value="5.01036081830964">
            <text:p>5.01036</text:p>
          </table:table-cell>
          <table:table-cell table:style-name="ce2" table:formula="of:=IF(ABS([.U154]-[.V154])&lt;[.$B$1];[.V154];108-(815-(1500/[.U154]))/[.V154])" office:value-type="float" office:value="5.01036081830964">
            <text:p>5.01036</text:p>
          </table:table-cell>
          <table:table-cell table:style-name="ce2" table:formula="of:=IF(ABS([.V154]-[.W154])&lt;[.$B$1];[.W154];108-(815-(1500/[.V154]))/[.W154])" office:value-type="float" office:value="5.01036081830964">
            <text:p>5.01036</text:p>
          </table:table-cell>
          <table:table-cell table:style-name="ce2" table:formula="of:=IF(ABS([.W154]-[.X154])&lt;[.$B$1];[.X154];108-(815-(1500/[.W154]))/[.X154])" office:value-type="float" office:value="5.01036081830964">
            <text:p>5.01036</text:p>
          </table:table-cell>
          <table:table-cell table:style-name="ce3" table:formula="of:=IF(ABS([.X154]-[.Y154])&lt;[.$B$1];[.Y154];108-(815-(1500/[.X154]))/[.Y154])" office:value-type="float" office:value="5.01036081830964">
            <text:p>5.01</text:p>
          </table:table-cell>
          <table:table-cell table:number-columns-repeated="998"/>
        </table:table-row>
        <table:table-row table:style-name="ro1">
          <table:table-cell office:value-type="float" office:value="18.5">
            <text:p>18.50000</text:p>
          </table:table-cell>
          <table:table-cell office:value-type="string">
            <text:p><text:s/>7.18918918918918947725</text:p>
          </table:table-cell>
          <table:table-cell table:style-name="ce2" table:formula="of:=108-(815-(1500/[.A155]))/[.B155]" office:value-type="float" office:value="5.91353383458646">
            <text:p>5.91353</text:p>
          </table:table-cell>
          <table:table-cell table:style-name="ce2" table:formula="of:=IF(ABS([.B155]-[.C155])&lt;[.$B$1];[.C155];108-(815-(1500/[.B155]))/[.C155])" office:value-type="float" office:value="5.46344564526372">
            <text:p>5.46345</text:p>
          </table:table-cell>
          <table:table-cell table:style-name="ce2" table:formula="of:=IF(ABS([.C155]-[.D155])&lt;[.$B$1];[.D155];108-(815-(1500/[.C155]))/[.D155])" office:value-type="float" office:value="5.25447986967451">
            <text:p>5.25448</text:p>
          </table:table-cell>
          <table:table-cell table:style-name="ce2" table:formula="of:=IF(ABS([.D155]-[.E155])&lt;[.$B$1];[.E155];108-(815-(1500/[.D155]))/[.E155])" office:value-type="float" office:value="5.14529308851947">
            <text:p>5.14529</text:p>
          </table:table-cell>
          <table:table-cell table:style-name="ce2" table:formula="of:=IF(ABS([.E155]-[.F155])&lt;[.$B$1];[.F155];108-(815-(1500/[.E155]))/[.F155])" office:value-type="float" office:value="5.08471417552805">
            <text:p>5.08471</text:p>
          </table:table-cell>
          <table:table-cell table:style-name="ce2" table:formula="of:=IF(ABS([.F155]-[.G155])&lt;[.$B$1];[.G155];108-(815-(1500/[.F155]))/[.G155])" office:value-type="float" office:value="5.04998165985788">
            <text:p>5.04998</text:p>
          </table:table-cell>
          <table:table-cell table:style-name="ce2" table:formula="of:=IF(ABS([.G155]-[.H155])&lt;[.$B$1];[.H155];108-(815-(1500/[.G155]))/[.H155])" office:value-type="float" office:value="5.0296919018641">
            <text:p>5.02969</text:p>
          </table:table-cell>
          <table:table-cell table:style-name="ce2" table:formula="of:=IF(ABS([.H155]-[.I155])&lt;[.$B$1];[.I155];108-(815-(1500/[.H155]))/[.I155])" office:value-type="float" office:value="5.01770438310861">
            <text:p>5.01770</text:p>
          </table:table-cell>
          <table:table-cell table:style-name="ce2" table:formula="of:=IF(ABS([.I155]-[.J155])&lt;[.$B$1];[.J155];108-(815-(1500/[.I155]))/[.J155])" office:value-type="float" office:value="5.01047375446548">
            <text:p>5.01047</text:p>
          </table:table-cell>
          <table:table-cell table:style-name="ce2" table:formula="of:=IF(ABS([.J155]-[.K155])&lt;[.$B$1];[.K155];108-(815-(1500/[.J155]))/[.K155])" office:value-type="float" office:value="5.01047375446548">
            <text:p>5.01047</text:p>
          </table:table-cell>
          <table:table-cell table:style-name="ce2" table:formula="of:=IF(ABS([.K155]-[.L155])&lt;[.$B$1];[.L155];108-(815-(1500/[.K155]))/[.L155])" office:value-type="float" office:value="5.01047375446548">
            <text:p>5.01047</text:p>
          </table:table-cell>
          <table:table-cell table:style-name="ce2" table:formula="of:=IF(ABS([.L155]-[.M155])&lt;[.$B$1];[.M155];108-(815-(1500/[.L155]))/[.M155])" office:value-type="float" office:value="5.01047375446548">
            <text:p>5.01047</text:p>
          </table:table-cell>
          <table:table-cell table:style-name="ce2" table:formula="of:=IF(ABS([.M155]-[.N155])&lt;[.$B$1];[.N155];108-(815-(1500/[.M155]))/[.N155])" office:value-type="float" office:value="5.01047375446548">
            <text:p>5.01047</text:p>
          </table:table-cell>
          <table:table-cell table:style-name="ce2" table:formula="of:=IF(ABS([.N155]-[.O155])&lt;[.$B$1];[.O155];108-(815-(1500/[.N155]))/[.O155])" office:value-type="float" office:value="5.01047375446548">
            <text:p>5.01047</text:p>
          </table:table-cell>
          <table:table-cell table:style-name="ce2" table:formula="of:=IF(ABS([.O155]-[.P155])&lt;[.$B$1];[.P155];108-(815-(1500/[.O155]))/[.P155])" office:value-type="float" office:value="5.01047375446548">
            <text:p>5.01047</text:p>
          </table:table-cell>
          <table:table-cell table:style-name="ce2" table:formula="of:=IF(ABS([.P155]-[.Q155])&lt;[.$B$1];[.Q155];108-(815-(1500/[.P155]))/[.Q155])" office:value-type="float" office:value="5.01047375446548">
            <text:p>5.01047</text:p>
          </table:table-cell>
          <table:table-cell table:style-name="ce2" table:formula="of:=IF(ABS([.Q155]-[.R155])&lt;[.$B$1];[.R155];108-(815-(1500/[.Q155]))/[.R155])" office:value-type="float" office:value="5.01047375446548">
            <text:p>5.01047</text:p>
          </table:table-cell>
          <table:table-cell table:style-name="ce2" table:formula="of:=IF(ABS([.R155]-[.S155])&lt;[.$B$1];[.S155];108-(815-(1500/[.R155]))/[.S155])" office:value-type="float" office:value="5.01047375446548">
            <text:p>5.01047</text:p>
          </table:table-cell>
          <table:table-cell table:style-name="ce2" table:formula="of:=IF(ABS([.S155]-[.T155])&lt;[.$B$1];[.T155];108-(815-(1500/[.S155]))/[.T155])" office:value-type="float" office:value="5.01047375446548">
            <text:p>5.01047</text:p>
          </table:table-cell>
          <table:table-cell table:style-name="ce2" table:formula="of:=IF(ABS([.T155]-[.U155])&lt;[.$B$1];[.U155];108-(815-(1500/[.T155]))/[.U155])" office:value-type="float" office:value="5.01047375446548">
            <text:p>5.01047</text:p>
          </table:table-cell>
          <table:table-cell table:style-name="ce2" table:formula="of:=IF(ABS([.U155]-[.V155])&lt;[.$B$1];[.V155];108-(815-(1500/[.U155]))/[.V155])" office:value-type="float" office:value="5.01047375446548">
            <text:p>5.01047</text:p>
          </table:table-cell>
          <table:table-cell table:style-name="ce2" table:formula="of:=IF(ABS([.V155]-[.W155])&lt;[.$B$1];[.W155];108-(815-(1500/[.V155]))/[.W155])" office:value-type="float" office:value="5.01047375446548">
            <text:p>5.01047</text:p>
          </table:table-cell>
          <table:table-cell table:style-name="ce2" table:formula="of:=IF(ABS([.W155]-[.X155])&lt;[.$B$1];[.X155];108-(815-(1500/[.W155]))/[.X155])" office:value-type="float" office:value="5.01047375446548">
            <text:p>5.01047</text:p>
          </table:table-cell>
          <table:table-cell table:style-name="ce3" table:formula="of:=IF(ABS([.X155]-[.Y155])&lt;[.$B$1];[.Y155];108-(815-(1500/[.X155]))/[.Y155])" office:value-type="float" office:value="5.01047375446548">
            <text:p>5.01</text:p>
          </table:table-cell>
          <table:table-cell table:number-columns-repeated="998"/>
        </table:table-row>
        <table:table-row table:style-name="ro1">
          <table:table-cell office:value-type="float" office:value="18.75">
            <text:p>18.75000</text:p>
          </table:table-cell>
          <table:table-cell office:value-type="string">
            <text:p><text:s/>7.20000000000000017764</text:p>
          </table:table-cell>
          <table:table-cell table:style-name="ce2" table:formula="of:=108-(815-(1500/[.A156]))/[.B156]" office:value-type="float" office:value="5.91666666666667">
            <text:p>5.91667</text:p>
          </table:table-cell>
          <table:table-cell table:style-name="ce2" table:formula="of:=IF(ABS([.B156]-[.C156])&lt;[.$B$1];[.C156];108-(815-(1500/[.B156]))/[.C156])" office:value-type="float" office:value="5.46478873239444">
            <text:p>5.46479</text:p>
          </table:table-cell>
          <table:table-cell table:style-name="ce2" table:formula="of:=IF(ABS([.C156]-[.D156])&lt;[.$B$1];[.D156];108-(815-(1500/[.C156]))/[.D156])" office:value-type="float" office:value="5.2551546391766">
            <text:p>5.25515</text:p>
          </table:table-cell>
          <table:table-cell table:style-name="ce2" table:formula="of:=IF(ABS([.D156]-[.E156])&lt;[.$B$1];[.E156];108-(815-(1500/[.D156]))/[.E156])" office:value-type="float" office:value="5.1456596371025">
            <text:p>5.14566</text:p>
          </table:table-cell>
          <table:table-cell table:style-name="ce2" table:formula="of:=IF(ABS([.E156]-[.F156])&lt;[.$B$1];[.F156];108-(815-(1500/[.E156]))/[.F156])" office:value-type="float" office:value="5.08492184571128">
            <text:p>5.08492</text:p>
          </table:table-cell>
          <table:table-cell table:style-name="ce2" table:formula="of:=IF(ABS([.F156]-[.G156])&lt;[.$B$1];[.G156];108-(815-(1500/[.F156]))/[.G156])" office:value-type="float" office:value="5.05010216341708">
            <text:p>5.05010</text:p>
          </table:table-cell>
          <table:table-cell table:style-name="ce2" table:formula="of:=IF(ABS([.G156]-[.H156])&lt;[.$B$1];[.H156];108-(815-(1500/[.G156]))/[.H156])" office:value-type="float" office:value="5.02976324679548">
            <text:p>5.02976</text:p>
          </table:table-cell>
          <table:table-cell table:style-name="ce2" table:formula="of:=IF(ABS([.H156]-[.I156])&lt;[.$B$1];[.I156];108-(815-(1500/[.H156]))/[.I156])" office:value-type="float" office:value="5.01775600237281">
            <text:p>5.01776</text:p>
          </table:table-cell>
          <table:table-cell table:style-name="ce2" table:formula="of:=IF(ABS([.I156]-[.J156])&lt;[.$B$1];[.J156];108-(815-(1500/[.I156]))/[.J156])" office:value-type="float" office:value="5.01069018571052">
            <text:p>5.01069</text:p>
          </table:table-cell>
          <table:table-cell table:style-name="ce2" table:formula="of:=IF(ABS([.J156]-[.K156])&lt;[.$B$1];[.K156];108-(815-(1500/[.J156]))/[.K156])" office:value-type="float" office:value="5.01069018571052">
            <text:p>5.01069</text:p>
          </table:table-cell>
          <table:table-cell table:style-name="ce2" table:formula="of:=IF(ABS([.K156]-[.L156])&lt;[.$B$1];[.L156];108-(815-(1500/[.K156]))/[.L156])" office:value-type="float" office:value="5.01069018571052">
            <text:p>5.01069</text:p>
          </table:table-cell>
          <table:table-cell table:style-name="ce2" table:formula="of:=IF(ABS([.L156]-[.M156])&lt;[.$B$1];[.M156];108-(815-(1500/[.L156]))/[.M156])" office:value-type="float" office:value="5.01069018571052">
            <text:p>5.01069</text:p>
          </table:table-cell>
          <table:table-cell table:style-name="ce2" table:formula="of:=IF(ABS([.M156]-[.N156])&lt;[.$B$1];[.N156];108-(815-(1500/[.M156]))/[.N156])" office:value-type="float" office:value="5.01069018571052">
            <text:p>5.01069</text:p>
          </table:table-cell>
          <table:table-cell table:style-name="ce2" table:formula="of:=IF(ABS([.N156]-[.O156])&lt;[.$B$1];[.O156];108-(815-(1500/[.N156]))/[.O156])" office:value-type="float" office:value="5.01069018571052">
            <text:p>5.01069</text:p>
          </table:table-cell>
          <table:table-cell table:style-name="ce2" table:formula="of:=IF(ABS([.O156]-[.P156])&lt;[.$B$1];[.P156];108-(815-(1500/[.O156]))/[.P156])" office:value-type="float" office:value="5.01069018571052">
            <text:p>5.01069</text:p>
          </table:table-cell>
          <table:table-cell table:style-name="ce2" table:formula="of:=IF(ABS([.P156]-[.Q156])&lt;[.$B$1];[.Q156];108-(815-(1500/[.P156]))/[.Q156])" office:value-type="float" office:value="5.01069018571052">
            <text:p>5.01069</text:p>
          </table:table-cell>
          <table:table-cell table:style-name="ce2" table:formula="of:=IF(ABS([.Q156]-[.R156])&lt;[.$B$1];[.R156];108-(815-(1500/[.Q156]))/[.R156])" office:value-type="float" office:value="5.01069018571052">
            <text:p>5.01069</text:p>
          </table:table-cell>
          <table:table-cell table:style-name="ce2" table:formula="of:=IF(ABS([.R156]-[.S156])&lt;[.$B$1];[.S156];108-(815-(1500/[.R156]))/[.S156])" office:value-type="float" office:value="5.01069018571052">
            <text:p>5.01069</text:p>
          </table:table-cell>
          <table:table-cell table:style-name="ce2" table:formula="of:=IF(ABS([.S156]-[.T156])&lt;[.$B$1];[.T156];108-(815-(1500/[.S156]))/[.T156])" office:value-type="float" office:value="5.01069018571052">
            <text:p>5.01069</text:p>
          </table:table-cell>
          <table:table-cell table:style-name="ce2" table:formula="of:=IF(ABS([.T156]-[.U156])&lt;[.$B$1];[.U156];108-(815-(1500/[.T156]))/[.U156])" office:value-type="float" office:value="5.01069018571052">
            <text:p>5.01069</text:p>
          </table:table-cell>
          <table:table-cell table:style-name="ce2" table:formula="of:=IF(ABS([.U156]-[.V156])&lt;[.$B$1];[.V156];108-(815-(1500/[.U156]))/[.V156])" office:value-type="float" office:value="5.01069018571052">
            <text:p>5.01069</text:p>
          </table:table-cell>
          <table:table-cell table:style-name="ce2" table:formula="of:=IF(ABS([.V156]-[.W156])&lt;[.$B$1];[.W156];108-(815-(1500/[.V156]))/[.W156])" office:value-type="float" office:value="5.01069018571052">
            <text:p>5.01069</text:p>
          </table:table-cell>
          <table:table-cell table:style-name="ce2" table:formula="of:=IF(ABS([.W156]-[.X156])&lt;[.$B$1];[.X156];108-(815-(1500/[.W156]))/[.X156])" office:value-type="float" office:value="5.01069018571052">
            <text:p>5.01069</text:p>
          </table:table-cell>
          <table:table-cell table:style-name="ce3" table:formula="of:=IF(ABS([.X156]-[.Y156])&lt;[.$B$1];[.Y156];108-(815-(1500/[.X156]))/[.Y156])" office:value-type="float" office:value="5.01069018571052">
            <text:p>5.01</text:p>
          </table:table-cell>
          <table:table-cell table:number-columns-repeated="998"/>
        </table:table-row>
        <table:table-row table:style-name="ro1">
          <table:table-cell office:value-type="float" office:value="19">
            <text:p>19.00000</text:p>
          </table:table-cell>
          <table:table-cell office:value-type="string">
            <text:p><text:s/>7.21052631578947345048</text:p>
          </table:table-cell>
          <table:table-cell table:style-name="ce2" table:formula="of:=108-(815-(1500/[.A157]))/[.B157]" office:value-type="float" office:value="5.91970802919707">
            <text:p>5.91971</text:p>
          </table:table-cell>
          <table:table-cell table:style-name="ce2" table:formula="of:=IF(ABS([.B157]-[.C157])&lt;[.$B$1];[.C157];108-(815-(1500/[.B157]))/[.C157])" office:value-type="float" office:value="5.46609124537586">
            <text:p>5.46609</text:p>
          </table:table-cell>
          <table:table-cell table:style-name="ce2" table:formula="of:=IF(ABS([.C157]-[.D157])&lt;[.$B$1];[.D157];108-(815-(1500/[.C157]))/[.D157])" office:value-type="float" office:value="5.25580870741767">
            <text:p>5.25581</text:p>
          </table:table-cell>
          <table:table-cell table:style-name="ce2" table:formula="of:=IF(ABS([.D157]-[.E157])&lt;[.$B$1];[.E157];108-(815-(1500/[.D157]))/[.E157])" office:value-type="float" office:value="5.14601485034773">
            <text:p>5.14601</text:p>
          </table:table-cell>
          <table:table-cell table:style-name="ce2" table:formula="of:=IF(ABS([.E157]-[.F157])&lt;[.$B$1];[.F157];108-(815-(1500/[.E157]))/[.F157])" office:value-type="float" office:value="5.0851230625041">
            <text:p>5.08512</text:p>
          </table:table-cell>
          <table:table-cell table:style-name="ce2" table:formula="of:=IF(ABS([.F157]-[.G157])&lt;[.$B$1];[.G157];108-(815-(1500/[.F157]))/[.G157])" office:value-type="float" office:value="5.05021885266294">
            <text:p>5.05022</text:p>
          </table:table-cell>
          <table:table-cell table:style-name="ce2" table:formula="of:=IF(ABS([.G157]-[.H157])&lt;[.$B$1];[.H157];108-(815-(1500/[.G157]))/[.H157])" office:value-type="float" office:value="5.02983113733129">
            <text:p>5.02983</text:p>
          </table:table-cell>
          <table:table-cell table:style-name="ce2" table:formula="of:=IF(ABS([.H157]-[.I157])&lt;[.$B$1];[.I157];108-(815-(1500/[.H157]))/[.I157])" office:value-type="float" office:value="5.01778156100173">
            <text:p>5.01778</text:p>
          </table:table-cell>
          <table:table-cell table:style-name="ce2" table:formula="of:=IF(ABS([.I157]-[.J157])&lt;[.$B$1];[.J157];108-(815-(1500/[.I157]))/[.J157])" office:value-type="float" office:value="5.01041256373303">
            <text:p>5.01041</text:p>
          </table:table-cell>
          <table:table-cell table:style-name="ce2" table:formula="of:=IF(ABS([.J157]-[.K157])&lt;[.$B$1];[.K157];108-(815-(1500/[.J157]))/[.K157])" office:value-type="float" office:value="5.01041256373303">
            <text:p>5.01041</text:p>
          </table:table-cell>
          <table:table-cell table:style-name="ce2" table:formula="of:=IF(ABS([.K157]-[.L157])&lt;[.$B$1];[.L157];108-(815-(1500/[.K157]))/[.L157])" office:value-type="float" office:value="5.01041256373303">
            <text:p>5.01041</text:p>
          </table:table-cell>
          <table:table-cell table:style-name="ce2" table:formula="of:=IF(ABS([.L157]-[.M157])&lt;[.$B$1];[.M157];108-(815-(1500/[.L157]))/[.M157])" office:value-type="float" office:value="5.01041256373303">
            <text:p>5.01041</text:p>
          </table:table-cell>
          <table:table-cell table:style-name="ce2" table:formula="of:=IF(ABS([.M157]-[.N157])&lt;[.$B$1];[.N157];108-(815-(1500/[.M157]))/[.N157])" office:value-type="float" office:value="5.01041256373303">
            <text:p>5.01041</text:p>
          </table:table-cell>
          <table:table-cell table:style-name="ce2" table:formula="of:=IF(ABS([.N157]-[.O157])&lt;[.$B$1];[.O157];108-(815-(1500/[.N157]))/[.O157])" office:value-type="float" office:value="5.01041256373303">
            <text:p>5.01041</text:p>
          </table:table-cell>
          <table:table-cell table:style-name="ce2" table:formula="of:=IF(ABS([.O157]-[.P157])&lt;[.$B$1];[.P157];108-(815-(1500/[.O157]))/[.P157])" office:value-type="float" office:value="5.01041256373303">
            <text:p>5.01041</text:p>
          </table:table-cell>
          <table:table-cell table:style-name="ce2" table:formula="of:=IF(ABS([.P157]-[.Q157])&lt;[.$B$1];[.Q157];108-(815-(1500/[.P157]))/[.Q157])" office:value-type="float" office:value="5.01041256373303">
            <text:p>5.01041</text:p>
          </table:table-cell>
          <table:table-cell table:style-name="ce2" table:formula="of:=IF(ABS([.Q157]-[.R157])&lt;[.$B$1];[.R157];108-(815-(1500/[.Q157]))/[.R157])" office:value-type="float" office:value="5.01041256373303">
            <text:p>5.01041</text:p>
          </table:table-cell>
          <table:table-cell table:style-name="ce2" table:formula="of:=IF(ABS([.R157]-[.S157])&lt;[.$B$1];[.S157];108-(815-(1500/[.R157]))/[.S157])" office:value-type="float" office:value="5.01041256373303">
            <text:p>5.01041</text:p>
          </table:table-cell>
          <table:table-cell table:style-name="ce2" table:formula="of:=IF(ABS([.S157]-[.T157])&lt;[.$B$1];[.T157];108-(815-(1500/[.S157]))/[.T157])" office:value-type="float" office:value="5.01041256373303">
            <text:p>5.01041</text:p>
          </table:table-cell>
          <table:table-cell table:style-name="ce2" table:formula="of:=IF(ABS([.T157]-[.U157])&lt;[.$B$1];[.U157];108-(815-(1500/[.T157]))/[.U157])" office:value-type="float" office:value="5.01041256373303">
            <text:p>5.01041</text:p>
          </table:table-cell>
          <table:table-cell table:style-name="ce2" table:formula="of:=IF(ABS([.U157]-[.V157])&lt;[.$B$1];[.V157];108-(815-(1500/[.U157]))/[.V157])" office:value-type="float" office:value="5.01041256373303">
            <text:p>5.01041</text:p>
          </table:table-cell>
          <table:table-cell table:style-name="ce2" table:formula="of:=IF(ABS([.V157]-[.W157])&lt;[.$B$1];[.W157];108-(815-(1500/[.V157]))/[.W157])" office:value-type="float" office:value="5.01041256373303">
            <text:p>5.01041</text:p>
          </table:table-cell>
          <table:table-cell table:style-name="ce2" table:formula="of:=IF(ABS([.W157]-[.X157])&lt;[.$B$1];[.X157];108-(815-(1500/[.W157]))/[.X157])" office:value-type="float" office:value="5.01041256373303">
            <text:p>5.01041</text:p>
          </table:table-cell>
          <table:table-cell table:style-name="ce3" table:formula="of:=IF(ABS([.X157]-[.Y157])&lt;[.$B$1];[.Y157];108-(815-(1500/[.X157]))/[.Y157])" office:value-type="float" office:value="5.01041256373303">
            <text:p>5.01</text:p>
          </table:table-cell>
          <table:table-cell table:number-columns-repeated="998"/>
        </table:table-row>
        <table:table-row table:style-name="ro1">
          <table:table-cell office:value-type="float" office:value="19.25">
            <text:p>19.25000</text:p>
          </table:table-cell>
          <table:table-cell office:value-type="string">
            <text:p><text:s/>7.22077922077922096378</text:p>
          </table:table-cell>
          <table:table-cell table:style-name="ce2" table:formula="of:=108-(815-(1500/[.A158]))/[.B158]" office:value-type="float" office:value="5.9226618705036">
            <text:p>5.92266</text:p>
          </table:table-cell>
          <table:table-cell table:style-name="ce2" table:formula="of:=IF(ABS([.B158]-[.C158])&lt;[.$B$1];[.C158];108-(815-(1500/[.B158]))/[.C158])" office:value-type="float" office:value="5.46735499544499">
            <text:p>5.46735</text:p>
          </table:table-cell>
          <table:table-cell table:style-name="ce2" table:formula="of:=IF(ABS([.C158]-[.D158])&lt;[.$B$1];[.D158];108-(815-(1500/[.C158]))/[.D158])" office:value-type="float" office:value="5.25644301266586">
            <text:p>5.25644</text:p>
          </table:table-cell>
          <table:table-cell table:style-name="ce2" table:formula="of:=IF(ABS([.D158]-[.E158])&lt;[.$B$1];[.E158];108-(815-(1500/[.D158]))/[.E158])" office:value-type="float" office:value="5.14635924642168">
            <text:p>5.14636</text:p>
          </table:table-cell>
          <table:table-cell table:style-name="ce2" table:formula="of:=IF(ABS([.E158]-[.F158])&lt;[.$B$1];[.F158];108-(815-(1500/[.E158]))/[.F158])" office:value-type="float" office:value="5.08531812917548">
            <text:p>5.08532</text:p>
          </table:table-cell>
          <table:table-cell table:style-name="ce2" table:formula="of:=IF(ABS([.F158]-[.G158])&lt;[.$B$1];[.G158];108-(815-(1500/[.F158]))/[.G158])" office:value-type="float" office:value="5.05033204472346">
            <text:p>5.05033</text:p>
          </table:table-cell>
          <table:table-cell table:style-name="ce2" table:formula="of:=IF(ABS([.G158]-[.H158])&lt;[.$B$1];[.H158];108-(815-(1500/[.G158]))/[.H158])" office:value-type="float" office:value="5.02989853901967">
            <text:p>5.02990</text:p>
          </table:table-cell>
          <table:table-cell table:style-name="ce2" table:formula="of:=IF(ABS([.H158]-[.I158])&lt;[.$B$1];[.I158];108-(815-(1500/[.H158]))/[.I158])" office:value-type="float" office:value="5.01783806270409">
            <text:p>5.01784</text:p>
          </table:table-cell>
          <table:table-cell table:style-name="ce2" table:formula="of:=IF(ABS([.I158]-[.J158])&lt;[.$B$1];[.J158];108-(815-(1500/[.I158]))/[.J158])" office:value-type="float" office:value="5.01077584107421">
            <text:p>5.01078</text:p>
          </table:table-cell>
          <table:table-cell table:style-name="ce2" table:formula="of:=IF(ABS([.J158]-[.K158])&lt;[.$B$1];[.K158];108-(815-(1500/[.J158]))/[.K158])" office:value-type="float" office:value="5.01077584107421">
            <text:p>5.01078</text:p>
          </table:table-cell>
          <table:table-cell table:style-name="ce2" table:formula="of:=IF(ABS([.K158]-[.L158])&lt;[.$B$1];[.L158];108-(815-(1500/[.K158]))/[.L158])" office:value-type="float" office:value="5.01077584107421">
            <text:p>5.01078</text:p>
          </table:table-cell>
          <table:table-cell table:style-name="ce2" table:formula="of:=IF(ABS([.L158]-[.M158])&lt;[.$B$1];[.M158];108-(815-(1500/[.L158]))/[.M158])" office:value-type="float" office:value="5.01077584107421">
            <text:p>5.01078</text:p>
          </table:table-cell>
          <table:table-cell table:style-name="ce2" table:formula="of:=IF(ABS([.M158]-[.N158])&lt;[.$B$1];[.N158];108-(815-(1500/[.M158]))/[.N158])" office:value-type="float" office:value="5.01077584107421">
            <text:p>5.01078</text:p>
          </table:table-cell>
          <table:table-cell table:style-name="ce2" table:formula="of:=IF(ABS([.N158]-[.O158])&lt;[.$B$1];[.O158];108-(815-(1500/[.N158]))/[.O158])" office:value-type="float" office:value="5.01077584107421">
            <text:p>5.01078</text:p>
          </table:table-cell>
          <table:table-cell table:style-name="ce2" table:formula="of:=IF(ABS([.O158]-[.P158])&lt;[.$B$1];[.P158];108-(815-(1500/[.O158]))/[.P158])" office:value-type="float" office:value="5.01077584107421">
            <text:p>5.01078</text:p>
          </table:table-cell>
          <table:table-cell table:style-name="ce2" table:formula="of:=IF(ABS([.P158]-[.Q158])&lt;[.$B$1];[.Q158];108-(815-(1500/[.P158]))/[.Q158])" office:value-type="float" office:value="5.01077584107421">
            <text:p>5.01078</text:p>
          </table:table-cell>
          <table:table-cell table:style-name="ce2" table:formula="of:=IF(ABS([.Q158]-[.R158])&lt;[.$B$1];[.R158];108-(815-(1500/[.Q158]))/[.R158])" office:value-type="float" office:value="5.01077584107421">
            <text:p>5.01078</text:p>
          </table:table-cell>
          <table:table-cell table:style-name="ce2" table:formula="of:=IF(ABS([.R158]-[.S158])&lt;[.$B$1];[.S158];108-(815-(1500/[.R158]))/[.S158])" office:value-type="float" office:value="5.01077584107421">
            <text:p>5.01078</text:p>
          </table:table-cell>
          <table:table-cell table:style-name="ce2" table:formula="of:=IF(ABS([.S158]-[.T158])&lt;[.$B$1];[.T158];108-(815-(1500/[.S158]))/[.T158])" office:value-type="float" office:value="5.01077584107421">
            <text:p>5.01078</text:p>
          </table:table-cell>
          <table:table-cell table:style-name="ce2" table:formula="of:=IF(ABS([.T158]-[.U158])&lt;[.$B$1];[.U158];108-(815-(1500/[.T158]))/[.U158])" office:value-type="float" office:value="5.01077584107421">
            <text:p>5.01078</text:p>
          </table:table-cell>
          <table:table-cell table:style-name="ce2" table:formula="of:=IF(ABS([.U158]-[.V158])&lt;[.$B$1];[.V158];108-(815-(1500/[.U158]))/[.V158])" office:value-type="float" office:value="5.01077584107421">
            <text:p>5.01078</text:p>
          </table:table-cell>
          <table:table-cell table:style-name="ce2" table:formula="of:=IF(ABS([.V158]-[.W158])&lt;[.$B$1];[.W158];108-(815-(1500/[.V158]))/[.W158])" office:value-type="float" office:value="5.01077584107421">
            <text:p>5.01078</text:p>
          </table:table-cell>
          <table:table-cell table:style-name="ce2" table:formula="of:=IF(ABS([.W158]-[.X158])&lt;[.$B$1];[.X158];108-(815-(1500/[.W158]))/[.X158])" office:value-type="float" office:value="5.01077584107421">
            <text:p>5.01078</text:p>
          </table:table-cell>
          <table:table-cell table:style-name="ce3" table:formula="of:=IF(ABS([.X158]-[.Y158])&lt;[.$B$1];[.Y158];108-(815-(1500/[.X158]))/[.Y158])" office:value-type="float" office:value="5.01077584107421">
            <text:p>5.01</text:p>
          </table:table-cell>
          <table:table-cell table:number-columns-repeated="998"/>
        </table:table-row>
        <table:table-row table:style-name="ro1">
          <table:table-cell office:value-type="float" office:value="19.5">
            <text:p>19.50000</text:p>
          </table:table-cell>
          <table:table-cell office:value-type="string">
            <text:p><text:s/>7.23076923076923083755</text:p>
          </table:table-cell>
          <table:table-cell table:style-name="ce2" table:formula="of:=108-(815-(1500/[.A159]))/[.B159]" office:value-type="float" office:value="5.92553191489361">
            <text:p>5.92553</text:p>
          </table:table-cell>
          <table:table-cell table:style-name="ce2" table:formula="of:=IF(ABS([.B159]-[.C159])&lt;[.$B$1];[.C159];108-(815-(1500/[.B159]))/[.C159])" office:value-type="float" office:value="5.46858168761212">
            <text:p>5.46858</text:p>
          </table:table-cell>
          <table:table-cell table:style-name="ce2" table:formula="of:=IF(ABS([.C159]-[.D159])&lt;[.$B$1];[.D159];108-(815-(1500/[.C159]))/[.D159])" office:value-type="float" office:value="5.25705843729311">
            <text:p>5.25706</text:p>
          </table:table-cell>
          <table:table-cell table:style-name="ce2" table:formula="of:=IF(ABS([.D159]-[.E159])&lt;[.$B$1];[.E159];108-(815-(1500/[.D159]))/[.E159])" office:value-type="float" office:value="5.14669331165186">
            <text:p>5.14669</text:p>
          </table:table-cell>
          <table:table-cell table:style-name="ce2" table:formula="of:=IF(ABS([.E159]-[.F159])&lt;[.$B$1];[.F159];108-(815-(1500/[.E159]))/[.F159])" office:value-type="float" office:value="5.08550731608817">
            <text:p>5.08551</text:p>
          </table:table-cell>
          <table:table-cell table:style-name="ce2" table:formula="of:=IF(ABS([.F159]-[.G159])&lt;[.$B$1];[.G159];108-(815-(1500/[.F159]))/[.G159])" office:value-type="float" office:value="5.05044174969549">
            <text:p>5.05044</text:p>
          </table:table-cell>
          <table:table-cell table:style-name="ce2" table:formula="of:=IF(ABS([.G159]-[.H159])&lt;[.$B$1];[.H159];108-(815-(1500/[.G159]))/[.H159])" office:value-type="float" office:value="5.02996253676702">
            <text:p>5.02996</text:p>
          </table:table-cell>
          <table:table-cell table:style-name="ce2" table:formula="of:=IF(ABS([.H159]-[.I159])&lt;[.$B$1];[.I159];108-(815-(1500/[.H159]))/[.I159])" office:value-type="float" office:value="5.01786569987529">
            <text:p>5.01787</text:p>
          </table:table-cell>
          <table:table-cell table:style-name="ce2" table:formula="of:=IF(ABS([.I159]-[.J159])&lt;[.$B$1];[.J159];108-(815-(1500/[.I159]))/[.J159])" office:value-type="float" office:value="5.01058692173946">
            <text:p>5.01059</text:p>
          </table:table-cell>
          <table:table-cell table:style-name="ce2" table:formula="of:=IF(ABS([.J159]-[.K159])&lt;[.$B$1];[.K159];108-(815-(1500/[.J159]))/[.K159])" office:value-type="float" office:value="5.01058692173946">
            <text:p>5.01059</text:p>
          </table:table-cell>
          <table:table-cell table:style-name="ce2" table:formula="of:=IF(ABS([.K159]-[.L159])&lt;[.$B$1];[.L159];108-(815-(1500/[.K159]))/[.L159])" office:value-type="float" office:value="5.01058692173946">
            <text:p>5.01059</text:p>
          </table:table-cell>
          <table:table-cell table:style-name="ce2" table:formula="of:=IF(ABS([.L159]-[.M159])&lt;[.$B$1];[.M159];108-(815-(1500/[.L159]))/[.M159])" office:value-type="float" office:value="5.01058692173946">
            <text:p>5.01059</text:p>
          </table:table-cell>
          <table:table-cell table:style-name="ce2" table:formula="of:=IF(ABS([.M159]-[.N159])&lt;[.$B$1];[.N159];108-(815-(1500/[.M159]))/[.N159])" office:value-type="float" office:value="5.01058692173946">
            <text:p>5.01059</text:p>
          </table:table-cell>
          <table:table-cell table:style-name="ce2" table:formula="of:=IF(ABS([.N159]-[.O159])&lt;[.$B$1];[.O159];108-(815-(1500/[.N159]))/[.O159])" office:value-type="float" office:value="5.01058692173946">
            <text:p>5.01059</text:p>
          </table:table-cell>
          <table:table-cell table:style-name="ce2" table:formula="of:=IF(ABS([.O159]-[.P159])&lt;[.$B$1];[.P159];108-(815-(1500/[.O159]))/[.P159])" office:value-type="float" office:value="5.01058692173946">
            <text:p>5.01059</text:p>
          </table:table-cell>
          <table:table-cell table:style-name="ce2" table:formula="of:=IF(ABS([.P159]-[.Q159])&lt;[.$B$1];[.Q159];108-(815-(1500/[.P159]))/[.Q159])" office:value-type="float" office:value="5.01058692173946">
            <text:p>5.01059</text:p>
          </table:table-cell>
          <table:table-cell table:style-name="ce2" table:formula="of:=IF(ABS([.Q159]-[.R159])&lt;[.$B$1];[.R159];108-(815-(1500/[.Q159]))/[.R159])" office:value-type="float" office:value="5.01058692173946">
            <text:p>5.01059</text:p>
          </table:table-cell>
          <table:table-cell table:style-name="ce2" table:formula="of:=IF(ABS([.R159]-[.S159])&lt;[.$B$1];[.S159];108-(815-(1500/[.R159]))/[.S159])" office:value-type="float" office:value="5.01058692173946">
            <text:p>5.01059</text:p>
          </table:table-cell>
          <table:table-cell table:style-name="ce2" table:formula="of:=IF(ABS([.S159]-[.T159])&lt;[.$B$1];[.T159];108-(815-(1500/[.S159]))/[.T159])" office:value-type="float" office:value="5.01058692173946">
            <text:p>5.01059</text:p>
          </table:table-cell>
          <table:table-cell table:style-name="ce2" table:formula="of:=IF(ABS([.T159]-[.U159])&lt;[.$B$1];[.U159];108-(815-(1500/[.T159]))/[.U159])" office:value-type="float" office:value="5.01058692173946">
            <text:p>5.01059</text:p>
          </table:table-cell>
          <table:table-cell table:style-name="ce2" table:formula="of:=IF(ABS([.U159]-[.V159])&lt;[.$B$1];[.V159];108-(815-(1500/[.U159]))/[.V159])" office:value-type="float" office:value="5.01058692173946">
            <text:p>5.01059</text:p>
          </table:table-cell>
          <table:table-cell table:style-name="ce2" table:formula="of:=IF(ABS([.V159]-[.W159])&lt;[.$B$1];[.W159];108-(815-(1500/[.V159]))/[.W159])" office:value-type="float" office:value="5.01058692173946">
            <text:p>5.01059</text:p>
          </table:table-cell>
          <table:table-cell table:style-name="ce2" table:formula="of:=IF(ABS([.W159]-[.X159])&lt;[.$B$1];[.X159];108-(815-(1500/[.W159]))/[.X159])" office:value-type="float" office:value="5.01058692173946">
            <text:p>5.01059</text:p>
          </table:table-cell>
          <table:table-cell table:style-name="ce3" table:formula="of:=IF(ABS([.X159]-[.Y159])&lt;[.$B$1];[.Y159];108-(815-(1500/[.X159]))/[.Y159])" office:value-type="float" office:value="5.01058692173946">
            <text:p>5.01</text:p>
          </table:table-cell>
          <table:table-cell table:number-columns-repeated="998"/>
        </table:table-row>
        <table:table-row table:style-name="ro1">
          <table:table-cell office:value-type="float" office:value="19.75">
            <text:p>19.75000</text:p>
          </table:table-cell>
          <table:table-cell office:value-type="string">
            <text:p><text:s/>7.24050632911392355595</text:p>
          </table:table-cell>
          <table:table-cell table:style-name="ce2" table:formula="of:=108-(815-(1500/[.A160]))/[.B160]" office:value-type="float" office:value="5.92832167832167">
            <text:p>5.92832</text:p>
          </table:table-cell>
          <table:table-cell table:style-name="ce2" table:formula="of:=IF(ABS([.B160]-[.C160])&lt;[.$B$1];[.C160];108-(815-(1500/[.B160]))/[.C160])" office:value-type="float" office:value="5.46977292833951">
            <text:p>5.46977</text:p>
          </table:table-cell>
          <table:table-cell table:style-name="ce2" table:formula="of:=IF(ABS([.C160]-[.D160])&lt;[.$B$1];[.D160];108-(815-(1500/[.C160]))/[.D160])" office:value-type="float" office:value="5.25765581194347">
            <text:p>5.25766</text:p>
          </table:table-cell>
          <table:table-cell table:style-name="ce2" table:formula="of:=IF(ABS([.D160]-[.E160])&lt;[.$B$1];[.E160];108-(815-(1500/[.D160]))/[.E160])" office:value-type="float" office:value="5.14701750420667">
            <text:p>5.14702</text:p>
          </table:table-cell>
          <table:table-cell table:style-name="ce2" table:formula="of:=IF(ABS([.E160]-[.F160])&lt;[.$B$1];[.F160];108-(815-(1500/[.E160]))/[.F160])" office:value-type="float" office:value="5.08569088895027">
            <text:p>5.08569</text:p>
          </table:table-cell>
          <table:table-cell table:style-name="ce2" table:formula="of:=IF(ABS([.F160]-[.G160])&lt;[.$B$1];[.G160];108-(815-(1500/[.F160]))/[.G160])" office:value-type="float" office:value="5.0505482011711">
            <text:p>5.05055</text:p>
          </table:table-cell>
          <table:table-cell table:style-name="ce2" table:formula="of:=IF(ABS([.G160]-[.H160])&lt;[.$B$1];[.H160];108-(815-(1500/[.G160]))/[.H160])" office:value-type="float" office:value="5.03002482717626">
            <text:p>5.03002</text:p>
          </table:table-cell>
          <table:table-cell table:style-name="ce2" table:formula="of:=IF(ABS([.H160]-[.I160])&lt;[.$B$1];[.I160];108-(815-(1500/[.H160]))/[.I160])" office:value-type="float" office:value="5.01789647285261">
            <text:p>5.01790</text:p>
          </table:table-cell>
          <table:table-cell table:style-name="ce2" table:formula="of:=IF(ABS([.I160]-[.J160])&lt;[.$B$1];[.J160];108-(815-(1500/[.I160]))/[.J160])" office:value-type="float" office:value="5.01048255643343">
            <text:p>5.01048</text:p>
          </table:table-cell>
          <table:table-cell table:style-name="ce2" table:formula="of:=IF(ABS([.J160]-[.K160])&lt;[.$B$1];[.K160];108-(815-(1500/[.J160]))/[.K160])" office:value-type="float" office:value="5.01048255643343">
            <text:p>5.01048</text:p>
          </table:table-cell>
          <table:table-cell table:style-name="ce2" table:formula="of:=IF(ABS([.K160]-[.L160])&lt;[.$B$1];[.L160];108-(815-(1500/[.K160]))/[.L160])" office:value-type="float" office:value="5.01048255643343">
            <text:p>5.01048</text:p>
          </table:table-cell>
          <table:table-cell table:style-name="ce2" table:formula="of:=IF(ABS([.L160]-[.M160])&lt;[.$B$1];[.M160];108-(815-(1500/[.L160]))/[.M160])" office:value-type="float" office:value="5.01048255643343">
            <text:p>5.01048</text:p>
          </table:table-cell>
          <table:table-cell table:style-name="ce2" table:formula="of:=IF(ABS([.M160]-[.N160])&lt;[.$B$1];[.N160];108-(815-(1500/[.M160]))/[.N160])" office:value-type="float" office:value="5.01048255643343">
            <text:p>5.01048</text:p>
          </table:table-cell>
          <table:table-cell table:style-name="ce2" table:formula="of:=IF(ABS([.N160]-[.O160])&lt;[.$B$1];[.O160];108-(815-(1500/[.N160]))/[.O160])" office:value-type="float" office:value="5.01048255643343">
            <text:p>5.01048</text:p>
          </table:table-cell>
          <table:table-cell table:style-name="ce2" table:formula="of:=IF(ABS([.O160]-[.P160])&lt;[.$B$1];[.P160];108-(815-(1500/[.O160]))/[.P160])" office:value-type="float" office:value="5.01048255643343">
            <text:p>5.01048</text:p>
          </table:table-cell>
          <table:table-cell table:style-name="ce2" table:formula="of:=IF(ABS([.P160]-[.Q160])&lt;[.$B$1];[.Q160];108-(815-(1500/[.P160]))/[.Q160])" office:value-type="float" office:value="5.01048255643343">
            <text:p>5.01048</text:p>
          </table:table-cell>
          <table:table-cell table:style-name="ce2" table:formula="of:=IF(ABS([.Q160]-[.R160])&lt;[.$B$1];[.R160];108-(815-(1500/[.Q160]))/[.R160])" office:value-type="float" office:value="5.01048255643343">
            <text:p>5.01048</text:p>
          </table:table-cell>
          <table:table-cell table:style-name="ce2" table:formula="of:=IF(ABS([.R160]-[.S160])&lt;[.$B$1];[.S160];108-(815-(1500/[.R160]))/[.S160])" office:value-type="float" office:value="5.01048255643343">
            <text:p>5.01048</text:p>
          </table:table-cell>
          <table:table-cell table:style-name="ce2" table:formula="of:=IF(ABS([.S160]-[.T160])&lt;[.$B$1];[.T160];108-(815-(1500/[.S160]))/[.T160])" office:value-type="float" office:value="5.01048255643343">
            <text:p>5.01048</text:p>
          </table:table-cell>
          <table:table-cell table:style-name="ce2" table:formula="of:=IF(ABS([.T160]-[.U160])&lt;[.$B$1];[.U160];108-(815-(1500/[.T160]))/[.U160])" office:value-type="float" office:value="5.01048255643343">
            <text:p>5.01048</text:p>
          </table:table-cell>
          <table:table-cell table:style-name="ce2" table:formula="of:=IF(ABS([.U160]-[.V160])&lt;[.$B$1];[.V160];108-(815-(1500/[.U160]))/[.V160])" office:value-type="float" office:value="5.01048255643343">
            <text:p>5.01048</text:p>
          </table:table-cell>
          <table:table-cell table:style-name="ce2" table:formula="of:=IF(ABS([.V160]-[.W160])&lt;[.$B$1];[.W160];108-(815-(1500/[.V160]))/[.W160])" office:value-type="float" office:value="5.01048255643343">
            <text:p>5.01048</text:p>
          </table:table-cell>
          <table:table-cell table:style-name="ce2" table:formula="of:=IF(ABS([.W160]-[.X160])&lt;[.$B$1];[.X160];108-(815-(1500/[.W160]))/[.X160])" office:value-type="float" office:value="5.01048255643343">
            <text:p>5.01048</text:p>
          </table:table-cell>
          <table:table-cell table:style-name="ce3" table:formula="of:=IF(ABS([.X160]-[.Y160])&lt;[.$B$1];[.Y160];108-(815-(1500/[.X160]))/[.Y160])" office:value-type="float" office:value="5.01048255643343">
            <text:p>5.01</text:p>
          </table:table-cell>
          <table:table-cell table:number-columns-repeated="998"/>
        </table:table-row>
        <table:table-row table:style-name="ro1">
          <table:table-cell office:value-type="float" office:value="20">
            <text:p>20.00000</text:p>
          </table:table-cell>
          <table:table-cell office:value-type="string">
            <text:p><text:s/>7.25000000000000000000</text:p>
          </table:table-cell>
          <table:table-cell table:style-name="ce2" table:formula="of:=108-(815-(1500/[.A161]))/[.B161]" office:value-type="float" office:value="5.93103448275862">
            <text:p>5.93103</text:p>
          </table:table-cell>
          <table:table-cell table:style-name="ce2" table:formula="of:=IF(ABS([.B161]-[.C161])&lt;[.$B$1];[.C161];108-(815-(1500/[.B161]))/[.C161])" office:value-type="float" office:value="5.4709302325581">
            <text:p>5.47093</text:p>
          </table:table-cell>
          <table:table-cell table:style-name="ce2" table:formula="of:=IF(ABS([.C161]-[.D161])&lt;[.$B$1];[.D161];108-(815-(1500/[.C161]))/[.D161])" office:value-type="float" office:value="5.25823591923418">
            <text:p>5.25824</text:p>
          </table:table-cell>
          <table:table-cell table:style-name="ce2" table:formula="of:=IF(ABS([.D161]-[.E161])&lt;[.$B$1];[.E161];108-(815-(1500/[.D161]))/[.E161])" office:value-type="float" office:value="5.14733225544389">
            <text:p>5.14733</text:p>
          </table:table-cell>
          <table:table-cell table:style-name="ce2" table:formula="of:=IF(ABS([.E161]-[.F161])&lt;[.$B$1];[.F161];108-(815-(1500/[.E161]))/[.F161])" office:value-type="float" office:value="5.08586909551339">
            <text:p>5.08587</text:p>
          </table:table-cell>
          <table:table-cell table:style-name="ce2" table:formula="of:=IF(ABS([.F161]-[.G161])&lt;[.$B$1];[.G161];108-(815-(1500/[.F161]))/[.G161])" office:value-type="float" office:value="5.05065157152529">
            <text:p>5.05065</text:p>
          </table:table-cell>
          <table:table-cell table:style-name="ce2" table:formula="of:=IF(ABS([.G161]-[.H161])&lt;[.$B$1];[.H161];108-(815-(1500/[.G161]))/[.H161])" office:value-type="float" office:value="5.03008606612694">
            <text:p>5.03009</text:p>
          </table:table-cell>
          <table:table-cell table:style-name="ce2" table:formula="of:=IF(ABS([.H161]-[.I161])&lt;[.$B$1];[.I161];108-(815-(1500/[.H161]))/[.I161])" office:value-type="float" office:value="5.01794178961039">
            <text:p>5.01794</text:p>
          </table:table-cell>
          <table:table-cell table:style-name="ce2" table:formula="of:=IF(ABS([.I161]-[.J161])&lt;[.$B$1];[.J161];108-(815-(1500/[.I161]))/[.J161])" office:value-type="float" office:value="5.01068913363707">
            <text:p>5.01069</text:p>
          </table:table-cell>
          <table:table-cell table:style-name="ce2" table:formula="of:=IF(ABS([.J161]-[.K161])&lt;[.$B$1];[.K161];108-(815-(1500/[.J161]))/[.K161])" office:value-type="float" office:value="5.01068913363707">
            <text:p>5.01069</text:p>
          </table:table-cell>
          <table:table-cell table:style-name="ce2" table:formula="of:=IF(ABS([.K161]-[.L161])&lt;[.$B$1];[.L161];108-(815-(1500/[.K161]))/[.L161])" office:value-type="float" office:value="5.01068913363707">
            <text:p>5.01069</text:p>
          </table:table-cell>
          <table:table-cell table:style-name="ce2" table:formula="of:=IF(ABS([.L161]-[.M161])&lt;[.$B$1];[.M161];108-(815-(1500/[.L161]))/[.M161])" office:value-type="float" office:value="5.01068913363707">
            <text:p>5.01069</text:p>
          </table:table-cell>
          <table:table-cell table:style-name="ce2" table:formula="of:=IF(ABS([.M161]-[.N161])&lt;[.$B$1];[.N161];108-(815-(1500/[.M161]))/[.N161])" office:value-type="float" office:value="5.01068913363707">
            <text:p>5.01069</text:p>
          </table:table-cell>
          <table:table-cell table:style-name="ce2" table:formula="of:=IF(ABS([.N161]-[.O161])&lt;[.$B$1];[.O161];108-(815-(1500/[.N161]))/[.O161])" office:value-type="float" office:value="5.01068913363707">
            <text:p>5.01069</text:p>
          </table:table-cell>
          <table:table-cell table:style-name="ce2" table:formula="of:=IF(ABS([.O161]-[.P161])&lt;[.$B$1];[.P161];108-(815-(1500/[.O161]))/[.P161])" office:value-type="float" office:value="5.01068913363707">
            <text:p>5.01069</text:p>
          </table:table-cell>
          <table:table-cell table:style-name="ce2" table:formula="of:=IF(ABS([.P161]-[.Q161])&lt;[.$B$1];[.Q161];108-(815-(1500/[.P161]))/[.Q161])" office:value-type="float" office:value="5.01068913363707">
            <text:p>5.01069</text:p>
          </table:table-cell>
          <table:table-cell table:style-name="ce2" table:formula="of:=IF(ABS([.Q161]-[.R161])&lt;[.$B$1];[.R161];108-(815-(1500/[.Q161]))/[.R161])" office:value-type="float" office:value="5.01068913363707">
            <text:p>5.01069</text:p>
          </table:table-cell>
          <table:table-cell table:style-name="ce2" table:formula="of:=IF(ABS([.R161]-[.S161])&lt;[.$B$1];[.S161];108-(815-(1500/[.R161]))/[.S161])" office:value-type="float" office:value="5.01068913363707">
            <text:p>5.01069</text:p>
          </table:table-cell>
          <table:table-cell table:style-name="ce2" table:formula="of:=IF(ABS([.S161]-[.T161])&lt;[.$B$1];[.T161];108-(815-(1500/[.S161]))/[.T161])" office:value-type="float" office:value="5.01068913363707">
            <text:p>5.01069</text:p>
          </table:table-cell>
          <table:table-cell table:style-name="ce2" table:formula="of:=IF(ABS([.T161]-[.U161])&lt;[.$B$1];[.U161];108-(815-(1500/[.T161]))/[.U161])" office:value-type="float" office:value="5.01068913363707">
            <text:p>5.01069</text:p>
          </table:table-cell>
          <table:table-cell table:style-name="ce2" table:formula="of:=IF(ABS([.U161]-[.V161])&lt;[.$B$1];[.V161];108-(815-(1500/[.U161]))/[.V161])" office:value-type="float" office:value="5.01068913363707">
            <text:p>5.01069</text:p>
          </table:table-cell>
          <table:table-cell table:style-name="ce2" table:formula="of:=IF(ABS([.V161]-[.W161])&lt;[.$B$1];[.W161];108-(815-(1500/[.V161]))/[.W161])" office:value-type="float" office:value="5.01068913363707">
            <text:p>5.01069</text:p>
          </table:table-cell>
          <table:table-cell table:style-name="ce2" table:formula="of:=IF(ABS([.W161]-[.X161])&lt;[.$B$1];[.X161];108-(815-(1500/[.W161]))/[.X161])" office:value-type="float" office:value="5.01068913363707">
            <text:p>5.01069</text:p>
          </table:table-cell>
          <table:table-cell table:style-name="ce3" table:formula="of:=IF(ABS([.X161]-[.Y161])&lt;[.$B$1];[.Y161];108-(815-(1500/[.X161]))/[.Y161])" office:value-type="float" office:value="5.01068913363707">
            <text:p>5.01</text:p>
          </table:table-cell>
          <table:table-cell table:number-columns-repeated="998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20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5">04/15/2010</text:date>, <text:time>12:5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15T12:51:26</dc:date>
    <dc:creator>kevin </dc:creator>
    <meta:generator>OpenOffice.org/3.1$Linux OpenOffice.org_project/310m19$Build-9420</meta:generator>
    <meta:editing-duration>PT00H12M13S</meta:editing-duration>
    <meta:editing-cycles>1</meta:editing-cycles>
    <meta:document-statistic meta:table-count="1" meta:cell-count="4162" meta:object-count="0"/>
  </office:meta>
</office:document-meta>
</file>